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BencmarkingToo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3.351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0.963cm"/>
    </style:style>
    <style:style style:name="co7" style:family="table-column">
      <style:table-column-properties fo:break-before="auto" style:column-width="1.272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2.013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3.043cm"/>
    </style:style>
    <style:style style:name="co15" style:family="table-column">
      <style:table-column-properties fo:break-before="auto" style:column-width="1.97cm"/>
    </style:style>
    <style:style style:name="co16" style:family="table-column">
      <style:table-column-properties fo:break-before="auto" style:column-width="2.933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1.686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089cm"/>
    </style:style>
    <style:style style:name="co23" style:family="table-column">
      <style:table-column-properties fo:break-before="auto" style:column-width="3.59cm"/>
    </style:style>
    <style:style style:name="co24" style:family="table-column">
      <style:table-column-properties fo:break-before="auto" style:column-width="2.782cm"/>
    </style:style>
    <style:style style:name="co25" style:family="table-column">
      <style:table-column-properties fo:break-before="auto" style:column-width="3.306cm"/>
    </style:style>
    <style:style style:name="co26" style:family="table-column">
      <style:table-column-properties fo:break-before="auto" style:column-width="1.401cm"/>
    </style:style>
    <style:style style:name="co27" style:family="table-column">
      <style:table-column-properties fo:break-before="auto" style:column-width="1.991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2.122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1.903cm"/>
    </style:style>
    <style:style style:name="co33" style:family="table-column">
      <style:table-column-properties fo:break-before="auto" style:column-width="1.729cm"/>
    </style:style>
    <style:style style:name="co34" style:family="table-column">
      <style:table-column-properties fo:break-before="auto" style:column-width="7.486cm"/>
    </style:style>
    <style:style style:name="co35" style:family="table-column">
      <style:table-column-properties fo:break-before="auto" style:column-width="2.364cm"/>
    </style:style>
    <style:style style:name="co36" style:family="table-column">
      <style:table-column-properties fo:break-before="auto" style:column-width="8.23cm"/>
    </style:style>
    <style:style style:name="co37" style:family="table-column">
      <style:table-column-properties fo:break-before="auto" style:column-width="5.387cm"/>
    </style:style>
    <style:style style:name="co38" style:family="table-column">
      <style:table-column-properties fo:break-before="auto" style:column-width="5.078cm"/>
    </style:style>
    <style:style style:name="co39" style:family="table-column">
      <style:table-column-properties fo:break-before="auto" style:column-width="8.144cm"/>
    </style:style>
    <style:style style:name="co40" style:family="table-column">
      <style:table-column-properties fo:break-before="auto" style:column-width="6.786cm"/>
    </style:style>
    <style:style style:name="co41" style:family="table-column">
      <style:table-column-properties fo:break-before="auto" style:column-width="6.787cm"/>
    </style:style>
    <style:style style:name="co42" style:family="table-column">
      <style:table-column-properties fo:break-before="auto" style:column-width="2.125cm"/>
    </style:style>
    <style:style style:name="co43" style:family="table-column">
      <style:table-column-properties fo:break-before="auto" style:column-width="4.994cm"/>
    </style:style>
    <style:style style:name="co44" style:family="table-column">
      <style:table-column-properties fo:break-before="auto" style:column-width="7.532cm"/>
    </style:style>
    <style:style style:name="co45" style:family="table-column">
      <style:table-column-properties fo:break-before="auto" style:column-width="7.138cm"/>
    </style:style>
    <style:style style:name="co46" style:family="table-column">
      <style:table-column-properties fo:break-before="auto" style:column-width="7.442cm"/>
    </style:style>
    <style:style style:name="co47" style:family="table-column">
      <style:table-column-properties fo:break-before="auto" style:column-width="2.101cm"/>
    </style:style>
    <style:style style:name="co48" style:family="table-column">
      <style:table-column-properties fo:break-before="auto" style:column-width="2.584cm"/>
    </style:style>
    <style:style style:name="co49" style:family="table-column">
      <style:table-column-properties fo:break-before="auto" style:column-width="2.365cm"/>
    </style:style>
    <style:style style:name="co50" style:family="table-column">
      <style:table-column-properties fo:break-before="auto" style:column-width="1.884cm"/>
    </style:style>
    <style:style style:name="co51" style:family="table-column">
      <style:table-column-properties fo:break-before="auto" style:column-width="3.701cm"/>
    </style:style>
    <style:style style:name="co52" style:family="table-column">
      <style:table-column-properties fo:break-before="auto" style:column-width="5.057cm"/>
    </style:style>
    <style:style style:name="co53" style:family="table-column">
      <style:table-column-properties fo:break-before="auto" style:column-width="3.175cm"/>
    </style:style>
    <style:style style:name="co54" style:family="table-column">
      <style:table-column-properties fo:break-before="auto" style:column-width="11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enlo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M3"/>
    </style:style>
    <style:style style:name="ce15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M4"/>
    </style:style>
    <style:style style:name="ce16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M5"/>
    </style:style>
    <style:style style:name="ce17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M6"/>
    </style:style>
    <style:style style:name="ce18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M7"/>
    </style:style>
    <style:style style:name="ce19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M8"/>
    </style:style>
    <style:style style:name="ce20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M9"/>
    </style:style>
    <style:style style:name="ce21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M10"/>
    </style:style>
    <style:style style:name="ce22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M11"/>
    </style:style>
    <style:style style:name="ce23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M12"/>
    </style:style>
    <style:style style:name="ce24" style:family="table-cell" style:parent-style-name="Default" style:data-style-name="N3">
      <style:table-cell-properties fo:background-color="#b2b2b2" fo:border="0.06pt solid #000000"/>
    </style:style>
    <style:style style:name="ce25" style:family="table-cell" style:parent-style-name="Default" style:data-style-name="N3">
      <style:table-cell-properties fo:background-color="transparent" fo:border="0.06pt solid #000000"/>
      <style:map style:condition="is-true-formula(NOT(['C++A'.$U16]))" style:apply-style-name="RedFont" style:base-cell-address="'C++A'.M16"/>
    </style:style>
    <style:style style:name="ce26" style:family="table-cell" style:parent-style-name="Default" style:data-style-name="N3">
      <style:table-cell-properties fo:background-color="transparent" fo:border="0.06pt solid #000000"/>
      <style:map style:condition="is-true-formula(NOT(['C++A'.$U17]))" style:apply-style-name="RedFont" style:base-cell-address="'C++A'.M17"/>
    </style:style>
    <style:style style:name="ce27" style:family="table-cell" style:parent-style-name="Default" style:data-style-name="N3">
      <style:table-cell-properties fo:background-color="transparent" fo:border="0.06pt solid #000000"/>
      <style:map style:condition="is-true-formula(NOT(['C++A'.$U18]))" style:apply-style-name="RedFont" style:base-cell-address="'C++A'.M18"/>
    </style:style>
    <style:style style:name="ce28" style:family="table-cell" style:parent-style-name="Default" style:data-style-name="N3">
      <style:table-cell-properties fo:background-color="transparent" fo:border="0.06pt solid #000000"/>
      <style:map style:condition="is-true-formula(NOT(['C++A'.$U19]))" style:apply-style-name="RedFont" style:base-cell-address="'C++A'.M19"/>
    </style:style>
    <style:style style:name="ce29" style:family="table-cell" style:parent-style-name="Default" style:data-style-name="N3">
      <style:table-cell-properties fo:background-color="transparent" fo:border="0.06pt solid #000000"/>
      <style:map style:condition="is-true-formula(NOT(['C++A'.$U20]))" style:apply-style-name="RedFont" style:base-cell-address="'C++A'.M20"/>
    </style:style>
    <style:style style:name="ce30" style:family="table-cell" style:parent-style-name="Default" style:data-style-name="N3">
      <style:table-cell-properties fo:background-color="transparent" fo:border="0.06pt solid #000000"/>
      <style:map style:condition="is-true-formula(NOT(['C++A'.$U21]))" style:apply-style-name="RedFont" style:base-cell-address="'C++A'.M21"/>
    </style:style>
    <style:style style:name="ce31" style:family="table-cell" style:parent-style-name="Default" style:data-style-name="N3">
      <style:table-cell-properties fo:background-color="transparent" fo:border="0.06pt solid #000000"/>
      <style:map style:condition="is-true-formula(NOT(['C++A'.$U22]))" style:apply-style-name="RedFont" style:base-cell-address="'C++A'.M22"/>
    </style:style>
    <style:style style:name="ce32" style:family="table-cell" style:parent-style-name="Default" style:data-style-name="N3">
      <style:table-cell-properties fo:background-color="transparent" fo:border="0.06pt solid #000000"/>
      <style:map style:condition="is-true-formula(NOT(['C++A'.$U23]))" style:apply-style-name="RedFont" style:base-cell-address="'C++A'.M23"/>
    </style:style>
    <style:style style:name="ce33" style:family="table-cell" style:parent-style-name="Default" style:data-style-name="N3">
      <style:table-cell-properties fo:background-color="transparent" fo:border="0.06pt solid #000000"/>
      <style:map style:condition="is-true-formula(NOT(['C++A'.$U24]))" style:apply-style-name="RedFont" style:base-cell-address="'C++A'.M24"/>
    </style:style>
    <style:style style:name="ce34" style:family="table-cell" style:parent-style-name="Default" style:data-style-name="N3">
      <style:table-cell-properties fo:background-color="transparent" fo:border="0.06pt solid #000000"/>
      <style:map style:condition="is-true-formula(NOT(['C++A'.$U25]))" style:apply-style-name="RedFont" style:base-cell-address="'C++A'.M25"/>
    </style:style>
    <style:style style:name="ce35" style:family="table-cell" style:parent-style-name="Default" style:data-style-name="N3">
      <style:table-cell-properties fo:background-color="transparent" fo:border="0.06pt solid #000000"/>
      <style:map style:condition="is-true-formula(NOT(['C++A'.$U29]))" style:apply-style-name="RedFont" style:base-cell-address="'C++A'.M29"/>
    </style:style>
    <style:style style:name="ce36" style:family="table-cell" style:parent-style-name="Default" style:data-style-name="N3">
      <style:table-cell-properties fo:background-color="transparent" fo:border="0.06pt solid #000000"/>
      <style:map style:condition="is-true-formula(NOT(['C++A'.$U30]))" style:apply-style-name="RedFont" style:base-cell-address="'C++A'.M30"/>
    </style:style>
    <style:style style:name="ce37" style:family="table-cell" style:parent-style-name="Default" style:data-style-name="N3">
      <style:table-cell-properties fo:background-color="transparent" fo:border="0.06pt solid #000000"/>
      <style:map style:condition="is-true-formula(NOT(['C++A'.$U31]))" style:apply-style-name="RedFont" style:base-cell-address="'C++A'.M31"/>
    </style:style>
    <style:style style:name="ce38" style:family="table-cell" style:parent-style-name="Default" style:data-style-name="N3">
      <style:table-cell-properties fo:background-color="transparent" fo:border="0.06pt solid #000000"/>
      <style:map style:condition="is-true-formula(NOT(['C++A'.$U32]))" style:apply-style-name="RedFont" style:base-cell-address="'C++A'.M32"/>
    </style:style>
    <style:style style:name="ce39" style:family="table-cell" style:parent-style-name="Default" style:data-style-name="N3">
      <style:table-cell-properties fo:background-color="transparent" fo:border="0.06pt solid #000000"/>
      <style:map style:condition="is-true-formula(NOT(['C++A'.$U33]))" style:apply-style-name="RedFont" style:base-cell-address="'C++A'.M33"/>
    </style:style>
    <style:style style:name="ce40" style:family="table-cell" style:parent-style-name="Default" style:data-style-name="N3">
      <style:table-cell-properties fo:background-color="transparent" fo:border="0.06pt solid #000000"/>
      <style:map style:condition="is-true-formula(NOT(['C++A'.$U34]))" style:apply-style-name="RedFont" style:base-cell-address="'C++A'.M34"/>
    </style:style>
    <style:style style:name="ce41" style:family="table-cell" style:parent-style-name="Default" style:data-style-name="N3">
      <style:table-cell-properties fo:background-color="transparent" fo:border="0.06pt solid #000000"/>
      <style:map style:condition="is-true-formula(NOT(['C++A'.$U35]))" style:apply-style-name="RedFont" style:base-cell-address="'C++A'.M35"/>
    </style:style>
    <style:style style:name="ce42" style:family="table-cell" style:parent-style-name="Default" style:data-style-name="N3">
      <style:table-cell-properties fo:background-color="transparent" fo:border="0.06pt solid #000000"/>
      <style:map style:condition="is-true-formula(NOT(['C++A'.$U36]))" style:apply-style-name="RedFont" style:base-cell-address="'C++A'.M36"/>
    </style:style>
    <style:style style:name="ce43" style:family="table-cell" style:parent-style-name="Default" style:data-style-name="N3">
      <style:table-cell-properties fo:background-color="transparent" fo:border="0.06pt solid #000000"/>
      <style:map style:condition="is-true-formula(NOT(['C++A'.$U37]))" style:apply-style-name="RedFont" style:base-cell-address="'C++A'.M37"/>
    </style:style>
    <style:style style:name="ce44" style:family="table-cell" style:parent-style-name="Default" style:data-style-name="N3">
      <style:table-cell-properties fo:background-color="transparent" fo:border="0.06pt solid #000000"/>
      <style:map style:condition="is-true-formula(NOT(['C++A'.$U38]))" style:apply-style-name="RedFont" style:base-cell-address="'C++A'.M38"/>
    </style:style>
    <style:style style:name="ce45" style:family="table-cell" style:parent-style-name="Default" style:data-style-name="N3">
      <style:table-cell-properties fo:background-color="transparent" fo:border="0.06pt solid #000000"/>
      <style:map style:condition="is-true-formula(NOT(['C++A'.$U42]))" style:apply-style-name="RedFont" style:base-cell-address="'C++A'.M42"/>
    </style:style>
    <style:style style:name="ce46" style:family="table-cell" style:parent-style-name="Default" style:data-style-name="N3">
      <style:table-cell-properties fo:background-color="transparent" fo:border="0.06pt solid #000000"/>
      <style:map style:condition="is-true-formula(NOT(['C++A'.$U43]))" style:apply-style-name="RedFont" style:base-cell-address="'C++A'.M43"/>
    </style:style>
    <style:style style:name="ce47" style:family="table-cell" style:parent-style-name="Default" style:data-style-name="N3">
      <style:table-cell-properties fo:background-color="transparent" fo:border="0.06pt solid #000000"/>
      <style:map style:condition="is-true-formula(NOT(['C++A'.$U44]))" style:apply-style-name="RedFont" style:base-cell-address="'C++A'.M44"/>
    </style:style>
    <style:style style:name="ce48" style:family="table-cell" style:parent-style-name="Default" style:data-style-name="N3">
      <style:table-cell-properties fo:background-color="transparent" fo:border="0.06pt solid #000000"/>
      <style:map style:condition="is-true-formula(NOT(['C++A'.$U45]))" style:apply-style-name="RedFont" style:base-cell-address="'C++A'.M45"/>
    </style:style>
    <style:style style:name="ce49" style:family="table-cell" style:parent-style-name="Default" style:data-style-name="N3">
      <style:table-cell-properties fo:background-color="transparent" fo:border="0.06pt solid #000000"/>
      <style:map style:condition="is-true-formula(NOT(['C++A'.$U46]))" style:apply-style-name="RedFont" style:base-cell-address="'C++A'.M46"/>
    </style:style>
    <style:style style:name="ce50" style:family="table-cell" style:parent-style-name="Default" style:data-style-name="N3">
      <style:table-cell-properties fo:background-color="transparent" fo:border="0.06pt solid #000000"/>
      <style:map style:condition="is-true-formula(NOT(['C++A'.$U47]))" style:apply-style-name="RedFont" style:base-cell-address="'C++A'.M47"/>
    </style:style>
    <style:style style:name="ce51" style:family="table-cell" style:parent-style-name="Default" style:data-style-name="N3">
      <style:table-cell-properties fo:background-color="transparent" fo:border="0.06pt solid #000000"/>
      <style:map style:condition="is-true-formula(NOT(['C++A'.$U48]))" style:apply-style-name="RedFont" style:base-cell-address="'C++A'.M48"/>
    </style:style>
    <style:style style:name="ce52" style:family="table-cell" style:parent-style-name="Default" style:data-style-name="N3">
      <style:table-cell-properties fo:background-color="transparent" fo:border="0.06pt solid #000000"/>
      <style:map style:condition="is-true-formula(NOT(['C++A'.$U49]))" style:apply-style-name="RedFont" style:base-cell-address="'C++A'.M49"/>
    </style:style>
    <style:style style:name="ce53" style:family="table-cell" style:parent-style-name="Default" style:data-style-name="N3">
      <style:table-cell-properties fo:background-color="transparent" fo:border="0.06pt solid #000000"/>
      <style:map style:condition="is-true-formula(NOT(['C++A'.$U50]))" style:apply-style-name="RedFont" style:base-cell-address="'C++A'.M50"/>
    </style:style>
    <style:style style:name="ce54" style:family="table-cell" style:parent-style-name="Default" style:data-style-name="N3">
      <style:table-cell-properties fo:background-color="transparent" fo:border="0.06pt solid #000000"/>
      <style:map style:condition="is-true-formula(NOT(['C++A'.$U51]))" style:apply-style-name="RedFont" style:base-cell-address="'C++A'.M51"/>
    </style:style>
    <style:style style:name="ce55" style:family="table-cell" style:parent-style-name="Default" style:data-style-name="N3">
      <style:table-cell-properties fo:border="0.06pt solid #000000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N3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N4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N5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N6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N7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N8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N9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N10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N11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N12"/>
    </style:style>
    <style:style style:name="ce66" style:family="table-cell" style:parent-style-name="Default" style:data-style-name="N3">
      <style:table-cell-properties fo:background-color="transparent" fo:border="0.06pt solid #000000"/>
    </style:style>
    <style:style style:name="ce6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'C++A'.$U3]))" style:apply-style-name="RedFont" style:base-cell-address="'C++A'.O3"/>
    </style:style>
    <style:style style:name="ce6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'C++A'.$U7]))" style:apply-style-name="RedFont" style:base-cell-address="'C++A'.O7"/>
    </style:style>
    <style:style style:name="ce70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75" style:family="table-cell" style:parent-style-name="Default">
      <style:table-cell-properties fo:background-color="#b2b2b2" fo:border="0.06pt solid #000000"/>
    </style:style>
    <style:style style:name="ce76" style:family="table-cell" style:parent-style-name="Default">
      <style:table-cell-properties fo:background-color="transparent" fo:border="0.06pt solid #000000"/>
    </style:style>
    <style:style style:name="ce77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0" style:family="table-cell" style:parent-style-name="Default" style:data-style-name="N2">
      <style:table-cell-properties fo:background-color="transparent" fo:border="0.06pt solid #000000"/>
    </style:style>
    <style:style style:name="ce81" style:family="table-cell" style:parent-style-name="Default" style:data-style-name="N11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5" style:family="table-cell" style:parent-style-name="Default" style:data-style-name="N4">
      <style:table-cell-properties fo:background-color="transparent" fo:border="0.06pt solid #000000"/>
    </style:style>
    <style:style style:name="ce8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87" style:family="table-cell" style:parent-style-name="Default" style:data-style-name="N4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90" style:family="table-cell" style:parent-style-name="Default">
      <style:table-cell-properties fo:background-color="#808080"/>
    </style:style>
    <style:style style:name="ce9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3">
      <style:table-cell-properties fo:background-color="#808080" fo:border="0.06pt solid #000000"/>
    </style:style>
    <style:style style:name="ce96" style:family="table-cell" style:parent-style-name="Default" style:data-style-name="N3"/>
    <style:style style:name="ce9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eeeeee" fo:border="0.06pt solid #000000"/>
    </style:style>
    <style:style style:name="ce100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eeeeee"/>
    </style:style>
    <style:style style:name="ce10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ff" fo:border="0.06pt solid #000000"/>
    </style:style>
    <style:style style:name="ce104" style:family="table-cell" style:parent-style-name="Default">
      <style:table-cell-properties fo:background-color="#ffffff"/>
    </style:style>
    <style:style style:name="ce105" style:family="table-cell" style:parent-style-name="Default">
      <style:table-cell-properties fo:background-color="#808080" fo:border="0.06pt solid #000000"/>
    </style:style>
    <style:style style:name="ce106" style:family="table-cell" style:parent-style-name="Default">
      <style:table-cell-properties fo:background-color="#666666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[CPPRAW_Copy.$U3]))" style:apply-style-name="RedFont" style:base-cell-address="CPPRAW_Copy.M3"/>
    </style:style>
    <style:style style:name="ce108" style:family="table-cell" style:parent-style-name="Default" style:data-style-name="N3">
      <style:table-cell-properties fo:background-color="transparent" fo:border="0.06pt solid #000000"/>
      <style:map style:condition="is-true-formula(NOT([CPPRAW_Copy.$U4]))" style:apply-style-name="RedFont" style:base-cell-address="CPPRAW_Copy.M4"/>
    </style:style>
    <style:style style:name="ce109" style:family="table-cell" style:parent-style-name="Default" style:data-style-name="N3">
      <style:table-cell-properties fo:background-color="transparent" fo:border="0.06pt solid #000000"/>
      <style:map style:condition="is-true-formula(NOT([CPPRAW_Copy.$U5]))" style:apply-style-name="RedFont" style:base-cell-address="CPPRAW_Copy.M5"/>
    </style:style>
    <style:style style:name="ce110" style:family="table-cell" style:parent-style-name="Default" style:data-style-name="N3">
      <style:table-cell-properties fo:background-color="transparent" fo:border="0.06pt solid #000000"/>
      <style:map style:condition="is-true-formula(NOT([CPPRAW_Copy.$U6]))" style:apply-style-name="RedFont" style:base-cell-address="CPPRAW_Copy.M6"/>
    </style:style>
    <style:style style:name="ce111" style:family="table-cell" style:parent-style-name="Default" style:data-style-name="N3">
      <style:table-cell-properties fo:background-color="transparent" fo:border="0.06pt solid #000000"/>
      <style:map style:condition="is-true-formula(NOT([CPPRAW_Copy.$U7]))" style:apply-style-name="RedFont" style:base-cell-address="CPPRAW_Copy.M7"/>
    </style:style>
    <style:style style:name="ce112" style:family="table-cell" style:parent-style-name="Default" style:data-style-name="N3">
      <style:table-cell-properties fo:background-color="transparent" fo:border="0.06pt solid #000000"/>
      <style:map style:condition="is-true-formula(NOT([CPPRAW_Copy.$U8]))" style:apply-style-name="RedFont" style:base-cell-address="CPPRAW_Copy.M8"/>
    </style:style>
    <style:style style:name="ce113" style:family="table-cell" style:parent-style-name="Default" style:data-style-name="N3">
      <style:table-cell-properties fo:background-color="transparent" fo:border="0.06pt solid #000000"/>
      <style:map style:condition="is-true-formula(NOT([CPPRAW_Copy.$U9]))" style:apply-style-name="RedFont" style:base-cell-address="CPPRAW_Copy.M9"/>
    </style:style>
    <style:style style:name="ce114" style:family="table-cell" style:parent-style-name="Default" style:data-style-name="N3">
      <style:table-cell-properties fo:background-color="transparent" fo:border="0.06pt solid #000000"/>
      <style:map style:condition="is-true-formula(NOT([CPPRAW_Copy.$U10]))" style:apply-style-name="RedFont" style:base-cell-address="CPPRAW_Copy.M10"/>
    </style:style>
    <style:style style:name="ce115" style:family="table-cell" style:parent-style-name="Default" style:data-style-name="N3">
      <style:table-cell-properties fo:background-color="transparent" fo:border="0.06pt solid #000000"/>
      <style:map style:condition="is-true-formula(NOT([CPPRAW_Copy.$U11]))" style:apply-style-name="RedFont" style:base-cell-address="CPPRAW_Copy.M11"/>
    </style:style>
    <style:style style:name="ce116" style:family="table-cell" style:parent-style-name="Default" style:data-style-name="N3">
      <style:table-cell-properties fo:background-color="transparent" fo:border="0.06pt solid #000000"/>
      <style:map style:condition="is-true-formula(NOT([CPPRAW_Copy.$U12]))" style:apply-style-name="RedFont" style:base-cell-address="CPPRAW_Copy.M12"/>
    </style:style>
    <style:style style:name="ce117" style:family="table-cell" style:parent-style-name="Default" style:data-style-name="N3">
      <style:table-cell-properties fo:background-color="transparent" fo:border="0.06pt solid #000000"/>
      <style:map style:condition="is-true-formula(NOT([CPPRAW_Copy.$U16]))" style:apply-style-name="RedFont" style:base-cell-address="CPPRAW_Copy.M16"/>
    </style:style>
    <style:style style:name="ce118" style:family="table-cell" style:parent-style-name="Default" style:data-style-name="N3">
      <style:table-cell-properties fo:background-color="transparent" fo:border="0.06pt solid #000000"/>
      <style:map style:condition="is-true-formula(NOT([CPPRAW_Copy.$U17]))" style:apply-style-name="RedFont" style:base-cell-address="CPPRAW_Copy.M17"/>
    </style:style>
    <style:style style:name="ce119" style:family="table-cell" style:parent-style-name="Default" style:data-style-name="N3">
      <style:table-cell-properties fo:background-color="transparent" fo:border="0.06pt solid #000000"/>
      <style:map style:condition="is-true-formula(NOT([CPPRAW_Copy.$U18]))" style:apply-style-name="RedFont" style:base-cell-address="CPPRAW_Copy.M18"/>
    </style:style>
    <style:style style:name="ce120" style:family="table-cell" style:parent-style-name="Default" style:data-style-name="N3">
      <style:table-cell-properties fo:background-color="transparent" fo:border="0.06pt solid #000000"/>
      <style:map style:condition="is-true-formula(NOT([CPPRAW_Copy.$U19]))" style:apply-style-name="RedFont" style:base-cell-address="CPPRAW_Copy.M19"/>
    </style:style>
    <style:style style:name="ce121" style:family="table-cell" style:parent-style-name="Default" style:data-style-name="N3">
      <style:table-cell-properties fo:background-color="transparent" fo:border="0.06pt solid #000000"/>
      <style:map style:condition="is-true-formula(NOT([CPPRAW_Copy.$U20]))" style:apply-style-name="RedFont" style:base-cell-address="CPPRAW_Copy.M20"/>
    </style:style>
    <style:style style:name="ce122" style:family="table-cell" style:parent-style-name="Default" style:data-style-name="N3">
      <style:table-cell-properties fo:background-color="transparent" fo:border="0.06pt solid #000000"/>
      <style:map style:condition="is-true-formula(NOT([CPPRAW_Copy.$U21]))" style:apply-style-name="RedFont" style:base-cell-address="CPPRAW_Copy.M21"/>
    </style:style>
    <style:style style:name="ce123" style:family="table-cell" style:parent-style-name="Default" style:data-style-name="N3">
      <style:table-cell-properties fo:background-color="transparent" fo:border="0.06pt solid #000000"/>
      <style:map style:condition="is-true-formula(NOT([CPPRAW_Copy.$U22]))" style:apply-style-name="RedFont" style:base-cell-address="CPPRAW_Copy.M22"/>
    </style:style>
    <style:style style:name="ce124" style:family="table-cell" style:parent-style-name="Default" style:data-style-name="N3">
      <style:table-cell-properties fo:background-color="transparent" fo:border="0.06pt solid #000000"/>
      <style:map style:condition="is-true-formula(NOT([CPPRAW_Copy.$U23]))" style:apply-style-name="RedFont" style:base-cell-address="CPPRAW_Copy.M23"/>
    </style:style>
    <style:style style:name="ce125" style:family="table-cell" style:parent-style-name="Default" style:data-style-name="N3">
      <style:table-cell-properties fo:background-color="transparent" fo:border="0.06pt solid #000000"/>
      <style:map style:condition="is-true-formula(NOT([CPPRAW_Copy.$U24]))" style:apply-style-name="RedFont" style:base-cell-address="CPPRAW_Copy.M24"/>
    </style:style>
    <style:style style:name="ce126" style:family="table-cell" style:parent-style-name="Default" style:data-style-name="N3">
      <style:table-cell-properties fo:background-color="transparent" fo:border="0.06pt solid #000000"/>
      <style:map style:condition="is-true-formula(NOT([CPPRAW_Copy.$U25]))" style:apply-style-name="RedFont" style:base-cell-address="CPPRAW_Copy.M25"/>
    </style:style>
    <style:style style:name="ce127" style:family="table-cell" style:parent-style-name="Default" style:data-style-name="N3">
      <style:table-cell-properties fo:background-color="transparent" fo:border="0.06pt solid #000000"/>
      <style:map style:condition="is-true-formula(NOT([CPPRAW_Copy.$U29]))" style:apply-style-name="RedFont" style:base-cell-address="CPPRAW_Copy.M29"/>
    </style:style>
    <style:style style:name="ce128" style:family="table-cell" style:parent-style-name="Default" style:data-style-name="N3">
      <style:table-cell-properties fo:background-color="transparent" fo:border="0.06pt solid #000000"/>
      <style:map style:condition="is-true-formula(NOT([CPPRAW_Copy.$U30]))" style:apply-style-name="RedFont" style:base-cell-address="CPPRAW_Copy.M30"/>
    </style:style>
    <style:style style:name="ce129" style:family="table-cell" style:parent-style-name="Default" style:data-style-name="N3">
      <style:table-cell-properties fo:background-color="transparent" fo:border="0.06pt solid #000000"/>
      <style:map style:condition="is-true-formula(NOT([CPPRAW_Copy.$U31]))" style:apply-style-name="RedFont" style:base-cell-address="CPPRAW_Copy.M31"/>
    </style:style>
    <style:style style:name="ce130" style:family="table-cell" style:parent-style-name="Default" style:data-style-name="N3">
      <style:table-cell-properties fo:background-color="transparent" fo:border="0.06pt solid #000000"/>
      <style:map style:condition="is-true-formula(NOT([CPPRAW_Copy.$U32]))" style:apply-style-name="RedFont" style:base-cell-address="CPPRAW_Copy.M32"/>
    </style:style>
    <style:style style:name="ce131" style:family="table-cell" style:parent-style-name="Default" style:data-style-name="N3">
      <style:table-cell-properties fo:background-color="transparent" fo:border="0.06pt solid #000000"/>
      <style:map style:condition="is-true-formula(NOT([CPPRAW_Copy.$U33]))" style:apply-style-name="RedFont" style:base-cell-address="CPPRAW_Copy.M33"/>
    </style:style>
    <style:style style:name="ce132" style:family="table-cell" style:parent-style-name="Default" style:data-style-name="N3">
      <style:table-cell-properties fo:background-color="transparent" fo:border="0.06pt solid #000000"/>
      <style:map style:condition="is-true-formula(NOT([CPPRAW_Copy.$U34]))" style:apply-style-name="RedFont" style:base-cell-address="CPPRAW_Copy.M34"/>
    </style:style>
    <style:style style:name="ce133" style:family="table-cell" style:parent-style-name="Default" style:data-style-name="N3">
      <style:table-cell-properties fo:background-color="transparent" fo:border="0.06pt solid #000000"/>
      <style:map style:condition="is-true-formula(NOT([CPPRAW_Copy.$U35]))" style:apply-style-name="RedFont" style:base-cell-address="CPPRAW_Copy.M35"/>
    </style:style>
    <style:style style:name="ce134" style:family="table-cell" style:parent-style-name="Default" style:data-style-name="N3">
      <style:table-cell-properties fo:background-color="transparent" fo:border="0.06pt solid #000000"/>
      <style:map style:condition="is-true-formula(NOT([CPPRAW_Copy.$U36]))" style:apply-style-name="RedFont" style:base-cell-address="CPPRAW_Copy.M36"/>
    </style:style>
    <style:style style:name="ce135" style:family="table-cell" style:parent-style-name="Default" style:data-style-name="N3">
      <style:table-cell-properties fo:background-color="transparent" fo:border="0.06pt solid #000000"/>
      <style:map style:condition="is-true-formula(NOT([CPPRAW_Copy.$U37]))" style:apply-style-name="RedFont" style:base-cell-address="CPPRAW_Copy.M37"/>
    </style:style>
    <style:style style:name="ce136" style:family="table-cell" style:parent-style-name="Default" style:data-style-name="N3">
      <style:table-cell-properties fo:background-color="transparent" fo:border="0.06pt solid #000000"/>
      <style:map style:condition="is-true-formula(NOT([CPPRAW_Copy.$U38]))" style:apply-style-name="RedFont" style:base-cell-address="CPPRAW_Copy.M38"/>
    </style:style>
    <style:style style:name="ce137" style:family="table-cell" style:parent-style-name="Default" style:data-style-name="N3">
      <style:table-cell-properties fo:background-color="transparent" fo:border="0.06pt solid #000000"/>
      <style:map style:condition="is-true-formula(NOT([CPPRAW_Copy.$U42]))" style:apply-style-name="RedFont" style:base-cell-address="CPPRAW_Copy.M42"/>
    </style:style>
    <style:style style:name="ce138" style:family="table-cell" style:parent-style-name="Default" style:data-style-name="N3">
      <style:table-cell-properties fo:background-color="transparent" fo:border="0.06pt solid #000000"/>
      <style:map style:condition="is-true-formula(NOT([CPPRAW_Copy.$U43]))" style:apply-style-name="RedFont" style:base-cell-address="CPPRAW_Copy.M43"/>
    </style:style>
    <style:style style:name="ce139" style:family="table-cell" style:parent-style-name="Default" style:data-style-name="N3">
      <style:table-cell-properties fo:background-color="transparent" fo:border="0.06pt solid #000000"/>
      <style:map style:condition="is-true-formula(NOT([CPPRAW_Copy.$U44]))" style:apply-style-name="RedFont" style:base-cell-address="CPPRAW_Copy.M44"/>
    </style:style>
    <style:style style:name="ce140" style:family="table-cell" style:parent-style-name="Default" style:data-style-name="N3">
      <style:table-cell-properties fo:background-color="transparent" fo:border="0.06pt solid #000000"/>
      <style:map style:condition="is-true-formula(NOT([CPPRAW_Copy.$U45]))" style:apply-style-name="RedFont" style:base-cell-address="CPPRAW_Copy.M45"/>
    </style:style>
    <style:style style:name="ce141" style:family="table-cell" style:parent-style-name="Default" style:data-style-name="N3">
      <style:table-cell-properties fo:background-color="transparent" fo:border="0.06pt solid #000000"/>
      <style:map style:condition="is-true-formula(NOT([CPPRAW_Copy.$U46]))" style:apply-style-name="RedFont" style:base-cell-address="CPPRAW_Copy.M46"/>
    </style:style>
    <style:style style:name="ce142" style:family="table-cell" style:parent-style-name="Default" style:data-style-name="N3">
      <style:table-cell-properties fo:background-color="transparent" fo:border="0.06pt solid #000000"/>
      <style:map style:condition="is-true-formula(NOT([CPPRAW_Copy.$U47]))" style:apply-style-name="RedFont" style:base-cell-address="CPPRAW_Copy.M47"/>
    </style:style>
    <style:style style:name="ce143" style:family="table-cell" style:parent-style-name="Default" style:data-style-name="N3">
      <style:table-cell-properties fo:background-color="transparent" fo:border="0.06pt solid #000000"/>
      <style:map style:condition="is-true-formula(NOT([CPPRAW_Copy.$U48]))" style:apply-style-name="RedFont" style:base-cell-address="CPPRAW_Copy.M48"/>
    </style:style>
    <style:style style:name="ce144" style:family="table-cell" style:parent-style-name="Default" style:data-style-name="N3">
      <style:table-cell-properties fo:background-color="transparent" fo:border="0.06pt solid #000000"/>
      <style:map style:condition="is-true-formula(NOT([CPPRAW_Copy.$U49]))" style:apply-style-name="RedFont" style:base-cell-address="CPPRAW_Copy.M49"/>
    </style:style>
    <style:style style:name="ce145" style:family="table-cell" style:parent-style-name="Default" style:data-style-name="N3">
      <style:table-cell-properties fo:background-color="transparent" fo:border="0.06pt solid #000000"/>
      <style:map style:condition="is-true-formula(NOT([CPPRAW_Copy.$U50]))" style:apply-style-name="RedFont" style:base-cell-address="CPPRAW_Copy.M50"/>
    </style:style>
    <style:style style:name="ce146" style:family="table-cell" style:parent-style-name="Default" style:data-style-name="N3">
      <style:table-cell-properties fo:background-color="transparent" fo:border="0.06pt solid #000000"/>
      <style:map style:condition="is-true-formula(NOT([CPPRAW_Copy.$U51]))" style:apply-style-name="RedFont" style:base-cell-address="CPPRAW_Copy.M51"/>
    </style:style>
    <style:style style:name="ce147" style:family="table-cell" style:parent-style-name="Default" style:data-style-name="N3">
      <style:table-cell-properties fo:background-color="transparent" fo:border="0.06pt solid #000000"/>
      <style:map style:condition="is-true-formula(NOT([CPPRAW_Copy.$U3]))" style:apply-style-name="RedFont" style:base-cell-address="CPPRAW_Copy.N3"/>
    </style:style>
    <style:style style:name="ce148" style:family="table-cell" style:parent-style-name="Default" style:data-style-name="N3">
      <style:table-cell-properties fo:background-color="transparent" fo:border="0.06pt solid #000000"/>
      <style:map style:condition="is-true-formula(NOT([CPPRAW_Copy.$U4]))" style:apply-style-name="RedFont" style:base-cell-address="CPPRAW_Copy.N4"/>
    </style:style>
    <style:style style:name="ce149" style:family="table-cell" style:parent-style-name="Default" style:data-style-name="N3">
      <style:table-cell-properties fo:background-color="transparent" fo:border="0.06pt solid #000000"/>
      <style:map style:condition="is-true-formula(NOT([CPPRAW_Copy.$U5]))" style:apply-style-name="RedFont" style:base-cell-address="CPPRAW_Copy.N5"/>
    </style:style>
    <style:style style:name="ce150" style:family="table-cell" style:parent-style-name="Default" style:data-style-name="N3">
      <style:table-cell-properties fo:background-color="transparent" fo:border="0.06pt solid #000000"/>
      <style:map style:condition="is-true-formula(NOT([CPPRAW_Copy.$U6]))" style:apply-style-name="RedFont" style:base-cell-address="CPPRAW_Copy.N6"/>
    </style:style>
    <style:style style:name="ce151" style:family="table-cell" style:parent-style-name="Default" style:data-style-name="N3">
      <style:table-cell-properties fo:background-color="transparent" fo:border="0.06pt solid #000000"/>
      <style:map style:condition="is-true-formula(NOT([CPPRAW_Copy.$U7]))" style:apply-style-name="RedFont" style:base-cell-address="CPPRAW_Copy.N7"/>
    </style:style>
    <style:style style:name="ce152" style:family="table-cell" style:parent-style-name="Default" style:data-style-name="N3">
      <style:table-cell-properties fo:background-color="transparent" fo:border="0.06pt solid #000000"/>
      <style:map style:condition="is-true-formula(NOT([CPPRAW_Copy.$U8]))" style:apply-style-name="RedFont" style:base-cell-address="CPPRAW_Copy.N8"/>
    </style:style>
    <style:style style:name="ce153" style:family="table-cell" style:parent-style-name="Default" style:data-style-name="N3">
      <style:table-cell-properties fo:background-color="transparent" fo:border="0.06pt solid #000000"/>
      <style:map style:condition="is-true-formula(NOT([CPPRAW_Copy.$U9]))" style:apply-style-name="RedFont" style:base-cell-address="CPPRAW_Copy.N9"/>
    </style:style>
    <style:style style:name="ce154" style:family="table-cell" style:parent-style-name="Default" style:data-style-name="N3">
      <style:table-cell-properties fo:background-color="transparent" fo:border="0.06pt solid #000000"/>
      <style:map style:condition="is-true-formula(NOT([CPPRAW_Copy.$U10]))" style:apply-style-name="RedFont" style:base-cell-address="CPPRAW_Copy.N10"/>
    </style:style>
    <style:style style:name="ce155" style:family="table-cell" style:parent-style-name="Default" style:data-style-name="N3">
      <style:table-cell-properties fo:background-color="transparent" fo:border="0.06pt solid #000000"/>
      <style:map style:condition="is-true-formula(NOT([CPPRAW_Copy.$U11]))" style:apply-style-name="RedFont" style:base-cell-address="CPPRAW_Copy.N11"/>
    </style:style>
    <style:style style:name="ce156" style:family="table-cell" style:parent-style-name="Default" style:data-style-name="N3">
      <style:table-cell-properties fo:background-color="transparent" fo:border="0.06pt solid #000000"/>
      <style:map style:condition="is-true-formula(NOT([CPPRAW_Copy.$U12]))" style:apply-style-name="RedFont" style:base-cell-address="CPPRAW_Copy.N12"/>
    </style:style>
    <style:style style:name="ce15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CPPRAW_Copy.$U3]))" style:apply-style-name="RedFont" style:base-cell-address="CPPRAW_Copy.O3"/>
    </style:style>
    <style:style style:name="ce15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CPPRAW_Copy.$U7]))" style:apply-style-name="RedFont" style:base-cell-address="CPPRAW_Copy.O7"/>
    </style:style>
    <style:style style:name="ce159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M3"/>
    </style:style>
    <style:style style:name="ce160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M4"/>
    </style:style>
    <style:style style:name="ce161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M5"/>
    </style:style>
    <style:style style:name="ce162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M6"/>
    </style:style>
    <style:style style:name="ce163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M7"/>
    </style:style>
    <style:style style:name="ce164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M8"/>
    </style:style>
    <style:style style:name="ce165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M9"/>
    </style:style>
    <style:style style:name="ce166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M10"/>
    </style:style>
    <style:style style:name="ce167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M11"/>
    </style:style>
    <style:style style:name="ce168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M12"/>
    </style:style>
    <style:style style:name="ce169" style:family="table-cell" style:parent-style-name="Default" style:data-style-name="N3">
      <style:table-cell-properties fo:background-color="transparent" fo:border="0.06pt solid #000000"/>
      <style:map style:condition="is-true-formula(NOT(['C++A'.$U16]))" style:apply-style-name="RedFont" style:base-cell-address="'C++A'.M16"/>
    </style:style>
    <style:style style:name="ce170" style:family="table-cell" style:parent-style-name="Default" style:data-style-name="N3">
      <style:table-cell-properties fo:background-color="transparent" fo:border="0.06pt solid #000000"/>
      <style:map style:condition="is-true-formula(NOT(['C++A'.$U17]))" style:apply-style-name="RedFont" style:base-cell-address="'C++A'.M17"/>
    </style:style>
    <style:style style:name="ce171" style:family="table-cell" style:parent-style-name="Default" style:data-style-name="N3">
      <style:table-cell-properties fo:background-color="transparent" fo:border="0.06pt solid #000000"/>
      <style:map style:condition="is-true-formula(NOT(['C++A'.$U18]))" style:apply-style-name="RedFont" style:base-cell-address="'C++A'.M18"/>
    </style:style>
    <style:style style:name="ce172" style:family="table-cell" style:parent-style-name="Default" style:data-style-name="N3">
      <style:table-cell-properties fo:background-color="transparent" fo:border="0.06pt solid #000000"/>
      <style:map style:condition="is-true-formula(NOT(['C++A'.$U19]))" style:apply-style-name="RedFont" style:base-cell-address="'C++A'.M19"/>
    </style:style>
    <style:style style:name="ce173" style:family="table-cell" style:parent-style-name="Default" style:data-style-name="N3">
      <style:table-cell-properties fo:background-color="transparent" fo:border="0.06pt solid #000000"/>
      <style:map style:condition="is-true-formula(NOT(['C++A'.$U20]))" style:apply-style-name="RedFont" style:base-cell-address="'C++A'.M20"/>
    </style:style>
    <style:style style:name="ce174" style:family="table-cell" style:parent-style-name="Default" style:data-style-name="N3">
      <style:table-cell-properties fo:background-color="transparent" fo:border="0.06pt solid #000000"/>
      <style:map style:condition="is-true-formula(NOT(['C++A'.$U21]))" style:apply-style-name="RedFont" style:base-cell-address="'C++A'.M21"/>
    </style:style>
    <style:style style:name="ce175" style:family="table-cell" style:parent-style-name="Default" style:data-style-name="N3">
      <style:table-cell-properties fo:background-color="transparent" fo:border="0.06pt solid #000000"/>
      <style:map style:condition="is-true-formula(NOT(['C++A'.$U22]))" style:apply-style-name="RedFont" style:base-cell-address="'C++A'.M22"/>
    </style:style>
    <style:style style:name="ce176" style:family="table-cell" style:parent-style-name="Default" style:data-style-name="N3">
      <style:table-cell-properties fo:background-color="transparent" fo:border="0.06pt solid #000000"/>
      <style:map style:condition="is-true-formula(NOT(['C++A'.$U23]))" style:apply-style-name="RedFont" style:base-cell-address="'C++A'.M23"/>
    </style:style>
    <style:style style:name="ce177" style:family="table-cell" style:parent-style-name="Default" style:data-style-name="N3">
      <style:table-cell-properties fo:background-color="transparent" fo:border="0.06pt solid #000000"/>
      <style:map style:condition="is-true-formula(NOT(['C++A'.$U24]))" style:apply-style-name="RedFont" style:base-cell-address="'C++A'.M24"/>
    </style:style>
    <style:style style:name="ce178" style:family="table-cell" style:parent-style-name="Default" style:data-style-name="N3">
      <style:table-cell-properties fo:background-color="transparent" fo:border="0.06pt solid #000000"/>
      <style:map style:condition="is-true-formula(NOT(['C++A'.$U25]))" style:apply-style-name="RedFont" style:base-cell-address="'C++A'.M25"/>
    </style:style>
    <style:style style:name="ce179" style:family="table-cell" style:parent-style-name="Default" style:data-style-name="N3">
      <style:table-cell-properties fo:background-color="transparent" fo:border="0.06pt solid #000000"/>
      <style:map style:condition="is-true-formula(NOT(['C++A'.$U29]))" style:apply-style-name="RedFont" style:base-cell-address="'C++A'.M29"/>
    </style:style>
    <style:style style:name="ce180" style:family="table-cell" style:parent-style-name="Default" style:data-style-name="N3">
      <style:table-cell-properties fo:background-color="transparent" fo:border="0.06pt solid #000000"/>
      <style:map style:condition="is-true-formula(NOT(['C++A'.$U30]))" style:apply-style-name="RedFont" style:base-cell-address="'C++A'.M30"/>
    </style:style>
    <style:style style:name="ce181" style:family="table-cell" style:parent-style-name="Default" style:data-style-name="N3">
      <style:table-cell-properties fo:background-color="transparent" fo:border="0.06pt solid #000000"/>
      <style:map style:condition="is-true-formula(NOT(['C++A'.$U31]))" style:apply-style-name="RedFont" style:base-cell-address="'C++A'.M31"/>
    </style:style>
    <style:style style:name="ce182" style:family="table-cell" style:parent-style-name="Default" style:data-style-name="N3">
      <style:table-cell-properties fo:background-color="transparent" fo:border="0.06pt solid #000000"/>
      <style:map style:condition="is-true-formula(NOT(['C++A'.$U32]))" style:apply-style-name="RedFont" style:base-cell-address="'C++A'.M32"/>
    </style:style>
    <style:style style:name="ce183" style:family="table-cell" style:parent-style-name="Default" style:data-style-name="N3">
      <style:table-cell-properties fo:background-color="transparent" fo:border="0.06pt solid #000000"/>
      <style:map style:condition="is-true-formula(NOT(['C++A'.$U33]))" style:apply-style-name="RedFont" style:base-cell-address="'C++A'.M33"/>
    </style:style>
    <style:style style:name="ce184" style:family="table-cell" style:parent-style-name="Default" style:data-style-name="N3">
      <style:table-cell-properties fo:background-color="transparent" fo:border="0.06pt solid #000000"/>
      <style:map style:condition="is-true-formula(NOT(['C++A'.$U34]))" style:apply-style-name="RedFont" style:base-cell-address="'C++A'.M34"/>
    </style:style>
    <style:style style:name="ce185" style:family="table-cell" style:parent-style-name="Default" style:data-style-name="N3">
      <style:table-cell-properties fo:background-color="transparent" fo:border="0.06pt solid #000000"/>
      <style:map style:condition="is-true-formula(NOT(['C++A'.$U35]))" style:apply-style-name="RedFont" style:base-cell-address="'C++A'.M35"/>
    </style:style>
    <style:style style:name="ce186" style:family="table-cell" style:parent-style-name="Default" style:data-style-name="N3">
      <style:table-cell-properties fo:background-color="transparent" fo:border="0.06pt solid #000000"/>
      <style:map style:condition="is-true-formula(NOT(['C++A'.$U36]))" style:apply-style-name="RedFont" style:base-cell-address="'C++A'.M36"/>
    </style:style>
    <style:style style:name="ce187" style:family="table-cell" style:parent-style-name="Default" style:data-style-name="N3">
      <style:table-cell-properties fo:background-color="transparent" fo:border="0.06pt solid #000000"/>
      <style:map style:condition="is-true-formula(NOT(['C++A'.$U37]))" style:apply-style-name="RedFont" style:base-cell-address="'C++A'.M37"/>
    </style:style>
    <style:style style:name="ce188" style:family="table-cell" style:parent-style-name="Default" style:data-style-name="N3">
      <style:table-cell-properties fo:background-color="transparent" fo:border="0.06pt solid #000000"/>
      <style:map style:condition="is-true-formula(NOT(['C++A'.$U38]))" style:apply-style-name="RedFont" style:base-cell-address="'C++A'.M38"/>
    </style:style>
    <style:style style:name="ce189" style:family="table-cell" style:parent-style-name="Default" style:data-style-name="N3">
      <style:table-cell-properties fo:background-color="transparent" fo:border="0.06pt solid #000000"/>
      <style:map style:condition="is-true-formula(NOT(['C++A'.$U42]))" style:apply-style-name="RedFont" style:base-cell-address="'C++A'.M42"/>
    </style:style>
    <style:style style:name="ce190" style:family="table-cell" style:parent-style-name="Default" style:data-style-name="N3">
      <style:table-cell-properties fo:background-color="transparent" fo:border="0.06pt solid #000000"/>
      <style:map style:condition="is-true-formula(NOT(['C++A'.$U43]))" style:apply-style-name="RedFont" style:base-cell-address="'C++A'.M43"/>
    </style:style>
    <style:style style:name="ce191" style:family="table-cell" style:parent-style-name="Default" style:data-style-name="N3">
      <style:table-cell-properties fo:background-color="transparent" fo:border="0.06pt solid #000000"/>
      <style:map style:condition="is-true-formula(NOT(['C++A'.$U44]))" style:apply-style-name="RedFont" style:base-cell-address="'C++A'.M44"/>
    </style:style>
    <style:style style:name="ce192" style:family="table-cell" style:parent-style-name="Default" style:data-style-name="N3">
      <style:table-cell-properties fo:background-color="transparent" fo:border="0.06pt solid #000000"/>
      <style:map style:condition="is-true-formula(NOT(['C++A'.$U45]))" style:apply-style-name="RedFont" style:base-cell-address="'C++A'.M45"/>
    </style:style>
    <style:style style:name="ce193" style:family="table-cell" style:parent-style-name="Default" style:data-style-name="N3">
      <style:table-cell-properties fo:background-color="transparent" fo:border="0.06pt solid #000000"/>
      <style:map style:condition="is-true-formula(NOT(['C++A'.$U46]))" style:apply-style-name="RedFont" style:base-cell-address="'C++A'.M46"/>
    </style:style>
    <style:style style:name="ce194" style:family="table-cell" style:parent-style-name="Default" style:data-style-name="N3">
      <style:table-cell-properties fo:background-color="transparent" fo:border="0.06pt solid #000000"/>
      <style:map style:condition="is-true-formula(NOT(['C++A'.$U47]))" style:apply-style-name="RedFont" style:base-cell-address="'C++A'.M47"/>
    </style:style>
    <style:style style:name="ce195" style:family="table-cell" style:parent-style-name="Default" style:data-style-name="N3">
      <style:table-cell-properties fo:background-color="transparent" fo:border="0.06pt solid #000000"/>
      <style:map style:condition="is-true-formula(NOT(['C++A'.$U48]))" style:apply-style-name="RedFont" style:base-cell-address="'C++A'.M48"/>
    </style:style>
    <style:style style:name="ce196" style:family="table-cell" style:parent-style-name="Default" style:data-style-name="N3">
      <style:table-cell-properties fo:background-color="transparent" fo:border="0.06pt solid #000000"/>
      <style:map style:condition="is-true-formula(NOT(['C++A'.$U49]))" style:apply-style-name="RedFont" style:base-cell-address="'C++A'.M49"/>
    </style:style>
    <style:style style:name="ce197" style:family="table-cell" style:parent-style-name="Default" style:data-style-name="N3">
      <style:table-cell-properties fo:background-color="transparent" fo:border="0.06pt solid #000000"/>
      <style:map style:condition="is-true-formula(NOT(['C++A'.$U50]))" style:apply-style-name="RedFont" style:base-cell-address="'C++A'.M50"/>
    </style:style>
    <style:style style:name="ce198" style:family="table-cell" style:parent-style-name="Default" style:data-style-name="N3">
      <style:table-cell-properties fo:background-color="transparent" fo:border="0.06pt solid #000000"/>
      <style:map style:condition="is-true-formula(NOT(['C++A'.$U51]))" style:apply-style-name="RedFont" style:base-cell-address="'C++A'.M51"/>
    </style:style>
    <style:style style:name="ce199" style:family="table-cell" style:parent-style-name="Default" style:data-style-name="N3">
      <style:table-cell-properties fo:background-color="transparent" fo:border="0.06pt solid #000000"/>
      <style:map style:condition="is-true-formula(NOT(['C++A'.$U3]))" style:apply-style-name="RedFont" style:base-cell-address="'C++A'.N3"/>
    </style:style>
    <style:style style:name="ce200" style:family="table-cell" style:parent-style-name="Default" style:data-style-name="N3">
      <style:table-cell-properties fo:background-color="transparent" fo:border="0.06pt solid #000000"/>
      <style:map style:condition="is-true-formula(NOT(['C++A'.$U4]))" style:apply-style-name="RedFont" style:base-cell-address="'C++A'.N4"/>
    </style:style>
    <style:style style:name="ce201" style:family="table-cell" style:parent-style-name="Default" style:data-style-name="N3">
      <style:table-cell-properties fo:background-color="transparent" fo:border="0.06pt solid #000000"/>
      <style:map style:condition="is-true-formula(NOT(['C++A'.$U5]))" style:apply-style-name="RedFont" style:base-cell-address="'C++A'.N5"/>
    </style:style>
    <style:style style:name="ce202" style:family="table-cell" style:parent-style-name="Default" style:data-style-name="N3">
      <style:table-cell-properties fo:background-color="transparent" fo:border="0.06pt solid #000000"/>
      <style:map style:condition="is-true-formula(NOT(['C++A'.$U6]))" style:apply-style-name="RedFont" style:base-cell-address="'C++A'.N6"/>
    </style:style>
    <style:style style:name="ce203" style:family="table-cell" style:parent-style-name="Default" style:data-style-name="N3">
      <style:table-cell-properties fo:background-color="transparent" fo:border="0.06pt solid #000000"/>
      <style:map style:condition="is-true-formula(NOT(['C++A'.$U7]))" style:apply-style-name="RedFont" style:base-cell-address="'C++A'.N7"/>
    </style:style>
    <style:style style:name="ce204" style:family="table-cell" style:parent-style-name="Default" style:data-style-name="N3">
      <style:table-cell-properties fo:background-color="transparent" fo:border="0.06pt solid #000000"/>
      <style:map style:condition="is-true-formula(NOT(['C++A'.$U8]))" style:apply-style-name="RedFont" style:base-cell-address="'C++A'.N8"/>
    </style:style>
    <style:style style:name="ce205" style:family="table-cell" style:parent-style-name="Default" style:data-style-name="N3">
      <style:table-cell-properties fo:background-color="transparent" fo:border="0.06pt solid #000000"/>
      <style:map style:condition="is-true-formula(NOT(['C++A'.$U9]))" style:apply-style-name="RedFont" style:base-cell-address="'C++A'.N9"/>
    </style:style>
    <style:style style:name="ce206" style:family="table-cell" style:parent-style-name="Default" style:data-style-name="N3">
      <style:table-cell-properties fo:background-color="transparent" fo:border="0.06pt solid #000000"/>
      <style:map style:condition="is-true-formula(NOT(['C++A'.$U10]))" style:apply-style-name="RedFont" style:base-cell-address="'C++A'.N10"/>
    </style:style>
    <style:style style:name="ce207" style:family="table-cell" style:parent-style-name="Default" style:data-style-name="N3">
      <style:table-cell-properties fo:background-color="transparent" fo:border="0.06pt solid #000000"/>
      <style:map style:condition="is-true-formula(NOT(['C++A'.$U11]))" style:apply-style-name="RedFont" style:base-cell-address="'C++A'.N11"/>
    </style:style>
    <style:style style:name="ce208" style:family="table-cell" style:parent-style-name="Default" style:data-style-name="N3">
      <style:table-cell-properties fo:background-color="transparent" fo:border="0.06pt solid #000000"/>
      <style:map style:condition="is-true-formula(NOT(['C++A'.$U12]))" style:apply-style-name="RedFont" style:base-cell-address="'C++A'.N12"/>
    </style:style>
    <style:style style:name="ce20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'C++A'.$U3]))" style:apply-style-name="RedFont" style:base-cell-address="'C++A'.O3"/>
    </style:style>
    <style:style style:name="ce21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'C++A'.$U7]))" style:apply-style-name="RedFont" style:base-cell-address="'C++A'.O7"/>
    </style:style>
    <style:style style:name="ce21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10"/>
    <style:style style:name="ce21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6" style:family="table-cell" style:parent-style-name="Default" style:data-style-name="N2"/>
    <style:style style:name="ce217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="0.06pt solid #000000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complex="bold" style:font-weight-asian="bold" style:font-size-complex="11pt" style:font-size-asian="11pt" fo:font-weight="bold" fo:font-size="11pt" fo:color="#2fb41d"/>
    </style:style>
    <style:style style:name="T2" style:family="text">
      <style:text-properties style:font-weight-complex="bold" style:font-weight-asian="bold" style:font-size-complex="11pt" style:font-size-asian="11pt" fo:font-weight="bold" fo:font-size="11pt" fo:color="#2eaebb"/>
    </style:style>
    <style:style style:name="T3" style:family="text">
      <style:text-properties style:font-weight-complex="bold" style:font-weight-asian="bold" style:font-size-complex="11pt" style:font-size-asian="11pt" fo:font-weight="bold" fo:font-size="11pt" fo:color="#400bd9"/>
    </style:style>
    <style:style style:name="T4" style:family="text">
      <style:text-properties style:font-weight-complex="bold" style:font-weight-asian="bold" style:font-size-complex="11pt" style:font-size-asian="11pt" fo:font-weight="bold" fo:font-size="11pt" fo:color="#b42419"/>
    </style:style>
    <style:style style:name="T5" style:family="text">
      <style:text-properties style:font-weight-complex="bold" style:font-weight-asian="bold" style:font-size-complex="11pt" style:font-size-asian="11pt" fo:font-weight="bold" fo:font-size="11pt" fo:color="#9fa01c"/>
    </style:style>
    <style:style style:name="T6" style:family="text">
      <style:text-properties fo:color="#0000ff"/>
    </style:style>
    <style:style style:name="T7" style:family="text">
      <style:text-properties fo:color="#ff00ff"/>
    </style:style>
  </office:automatic-styles>
  <office:body>
    <office:spreadsheet>
      <table:table table:name="PythonAOS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"/>
        <table:table-column table:style-name="co10" table:default-cell-style-name="ce8"/>
        <table:table-column table:style-name="co10" table:default-cell-style-name="ce2"/>
        <table:table-column table:style-name="co11" table:default-cell-style-name="ce55"/>
        <table:table-column table:style-name="co12" table:default-cell-style-name="ce55"/>
        <table:table-column table:style-name="co13" table:default-cell-style-name="ce71"/>
        <table:table-column table:style-name="co14" table:default-cell-style-name="ce76"/>
        <table:table-column table:style-name="co15" table:default-cell-style-name="ce79"/>
        <table:table-column table:style-name="co16" table:default-cell-style-name="ce76"/>
        <table:table-column table:style-name="co17" table:default-cell-style-name="ce76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visibility="collapse" table:default-cell-style-name="ce79"/>
        <table:table-column table:style-name="co22" table:visibility="collapse" table:default-cell-style-name="ce76"/>
        <table:table-column table:style-name="co23" table:visibility="collapse" table:default-cell-style-name="ce76"/>
        <table:table-column table:style-name="co2" table:default-cell-style-name="ce76"/>
        <table:table-column table:style-name="co22" table:default-cell-style-name="ce76"/>
        <table:table-column table:style-name="co24" table:default-cell-style-name="ce76"/>
        <table:table-column table:style-name="co25" table:default-cell-style-name="ce79"/>
        <table:table-column table:style-name="co26" table:default-cell-style-name="ce2"/>
        <table:table-column table:style-name="co27" table:visibility="collapse" table:default-cell-style-name="ce8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8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1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86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72" office:value-type="string" calcext:value-type="string" table:number-columns-spanned="3" table:number-rows-spanned="1">
            <text:p>mult_array_a_64_32</text:p>
          </table:table-cell>
          <table:covered-table-cell table:style-name="ce73"/>
          <table:covered-table-cell table:style-name="ce88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/>
          <table:table-cell table:style-name="ce86"/>
          <table:covered-table-cell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7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3" calcext:value-type="float">
            <text:p>3</text:p>
          </table:table-cell>
          <table:table-cell/>
          <table:table-cell table:style-name="ce14" table:formula="of:=[PythonAOSX.N3] - [PythonAOSX.N3] * 0.2" office:value-type="float" office:value="13107.2" calcext:value-type="float">
            <text:p>13.107</text:p>
          </table:table-cell>
          <table:table-cell table:style-name="ce56" table:formula="of:=INDIRECT(ADDRESS([PythonAOSX.$K3];2))" office:value-type="float" office:value="16384" calcext:value-type="float">
            <text:p>16.384</text:p>
          </table:table-cell>
          <table:table-cell table:style-name="ce67" table:formula="of:=1000*0.8" office:value-type="float" office:value="800" calcext:value-type="float">
            <text:p>800</text:p>
          </table:table-cell>
          <table:table-cell table:style-name="ce74" table:formula="of:=INDIRECT(ADDRESS([PythonAOSX.$K3];3))" office:value-type="float" office:value="5769235.5" calcext:value-type="float">
            <text:p>5.769.235,50</text:p>
          </table:table-cell>
          <table:table-cell table:style-name="ce77"/>
          <table:table-cell table:style-name="ce74" table:formula="of:=INDIRECT(ADDRESS([PythonAOSX.$K3];4))" office:value-type="float" office:value="518453.888624618" calcext:value-type="float">
            <text:p>518.453,89</text:p>
          </table:table-cell>
          <table:table-cell table:style-name="ce80" table:formula="of:=INDIRECT(ADDRESS([PythonAOSX.$K3];5))" office:value-type="float" office:value="0" calcext:value-type="float">
            <text:p>0,00</text:p>
          </table:table-cell>
          <table:table-cell table:style-name="ce81" table:formula="of:=IF([PythonAOSX.S3]=0;&quot;&quot;;ABS([PythonAOSX.P3] - [PythonAOSX.S3]) / MAX([PythonAOSX.P3]; [PythonAOSX.S3]))">
            <text:p/>
          </table:table-cell>
          <table:table-cell table:style-name="ce82" table:formula="of:=[PythonAOSX.P3]/[PythonAOSX.R3]" office:value-type="float" office:value="11.127769752687" calcext:value-type="float">
            <text:p>11,13</text:p>
          </table:table-cell>
          <table:table-cell table:style-name="ce83" table:formula="of:=[PythonAOSX.U3] &gt;= [CPPRAW_Opt.$B$3]" office:value-type="boolean" office:boolean-value="true" calcext:value-type="boolean">
            <text:p>VERDADERO</text:p>
          </table:table-cell>
          <table:table-cell table:style-name="ce68" table:formula="of:=[PythonAOSX.V3]*[PythonAOSX.O3]" office:value-type="float" office:value="800" calcext:value-type="float">
            <text:p>800</text:p>
          </table:table-cell>
          <table:table-cell table:style-name="ce74" table:formula="of:=[PythonAOSX.V3]*[PythonAOSX.P3]" office:value-type="float" office:value="5769235.5" calcext:value-type="float">
            <text:p>5.769.235,50</text:p>
          </table:table-cell>
          <table:table-cell table:style-name="ce74" table:formula="of:=[PythonAOSX.V3]*[PythonAOSX.R3]" office:value-type="float" office:value="518453.888624618" calcext:value-type="float">
            <text:p>518.453,89</text:p>
          </table:table-cell>
          <table:table-cell table:style-name="ce68" table:formula="of:=[PythonAOSX.W3]" office:value-type="float" office:value="800" calcext:value-type="float">
            <text:p>800</text:p>
          </table:table-cell>
          <table:table-cell table:style-name="ce74" table:formula="of:=[PythonAOSX.X3]" office:value-type="float" office:value="5769235.5" calcext:value-type="float">
            <text:p>5.769.235,50</text:p>
          </table:table-cell>
          <table:table-cell table:style-name="ce74" table:formula="of:=[PythonAOSX.Y3]" office:value-type="float" office:value="518453.888624618" calcext:value-type="float">
            <text:p>518.453,89</text:p>
          </table:table-cell>
          <table:table-cell table:style-name="ce82" table:formula="of:=[PythonAOSX.AA3]/[PythonAOSX.AB3]" office:value-type="float" office:value="11.127769752687" calcext:value-type="float">
            <text:p>11,13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55" table:formula="of:=OFFSET([.M$1];[.$AE$1]-[.$AE3];0)" office:value-type="string" office:string-value="" calcext:value-type="error">
            <text:p>#NAME?</text:p>
          </table:table-cell>
          <table:table-cell table:style-name="ce87" table:formula="of:=OFFSET([.AA$1];[.$AE$1]-[.$AE3];0)" office:value-type="float" office:value="5784748.4034375" calcext:value-type="float">
            <text:p>5.784.748,40</text:p>
          </table:table-cell>
          <table:table-cell table:style-name="ce87" table:formula="of:=OFFSET([.AB$1];[.$AE$1]-[.$AE3];0)" office:value-type="float" office:value="576978.87409576" calcext:value-type="float">
            <text:p>576.978,87</text:p>
          </table:table-cell>
          <table:table-cell table:style-name="ce89" table:formula="of:=[.AG3]/[.AH3]" office:value-type="float" office:value="10.0259275740439" calcext:value-type="float">
            <text:p>10,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PythonAOSX.K3]+1" office:value-type="float" office:value="4" calcext:value-type="float">
            <text:p>4</text:p>
          </table:table-cell>
          <table:table-cell/>
          <table:table-cell table:style-name="ce15" table:formula="of:=[PythonAOSX.N4] - [PythonAOSX.N4] * 0.2" office:value-type="float" office:value="26214.4" calcext:value-type="float">
            <text:p>26.214</text:p>
          </table:table-cell>
          <table:table-cell table:style-name="ce57" table:formula="of:=INDIRECT(ADDRESS([PythonAOSX.$K4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];3))" office:value-type="float" office:value="11584370.425" calcext:value-type="float">
            <text:p>11.584.370,43</text:p>
          </table:table-cell>
          <table:table-cell table:style-name="ce77"/>
          <table:table-cell table:style-name="ce74" table:formula="of:=INDIRECT(ADDRESS([PythonAOSX.$K4];4))" office:value-type="float" office:value="996574.121079578" calcext:value-type="float">
            <text:p>996.574,12</text:p>
          </table:table-cell>
          <table:table-cell table:style-name="ce80" table:formula="of:=INDIRECT(ADDRESS([PythonAOSX.$K4];5))" office:value-type="float" office:value="0" calcext:value-type="float">
            <text:p>0,00</text:p>
          </table:table-cell>
          <table:table-cell table:style-name="ce81" table:formula="of:=IF([PythonAOSX.S4]=0;&quot;&quot;;ABS([PythonAOSX.P4] - [PythonAOSX.S4]) / MAX([PythonAOSX.P4]; [PythonAOSX.S4]))">
            <text:p/>
          </table:table-cell>
          <table:table-cell table:style-name="ce82" table:formula="of:=[PythonAOSX.P4]/[PythonAOSX.R4]" office:value-type="float" office:value="11.624193504494" calcext:value-type="float">
            <text:p>11,62</text:p>
          </table:table-cell>
          <table:table-cell table:style-name="ce83" table:formula="of:=[PythonAOSX.U4] &gt;= [CPPRAW_Opt.$B$3]" office:value-type="boolean" office:boolean-value="true" calcext:value-type="boolean">
            <text:p>VERDADERO</text:p>
          </table:table-cell>
          <table:table-cell table:style-name="ce68" table:formula="of:=[PythonAOSX.V4]*[PythonAOSX.O4]" office:value-type="float" office:value="800" calcext:value-type="float">
            <text:p>800</text:p>
          </table:table-cell>
          <table:table-cell table:style-name="ce74" table:formula="of:=[PythonAOSX.V4]*[PythonAOSX.P4]" office:value-type="float" office:value="11584370.425" calcext:value-type="float">
            <text:p>11.584.370,43</text:p>
          </table:table-cell>
          <table:table-cell table:style-name="ce74" table:formula="of:=[PythonAOSX.V4]*[PythonAOSX.R4]" office:value-type="float" office:value="996574.121079578" calcext:value-type="float">
            <text:p>996.574,12</text:p>
          </table:table-cell>
          <table:table-cell table:style-name="ce68" table:formula="of:=[PythonAOSX.W4]" office:value-type="float" office:value="800" calcext:value-type="float">
            <text:p>800</text:p>
          </table:table-cell>
          <table:table-cell table:style-name="ce74" table:formula="of:=[PythonAOSX.X4]" office:value-type="float" office:value="11584370.425" calcext:value-type="float">
            <text:p>11.584.370,43</text:p>
          </table:table-cell>
          <table:table-cell table:style-name="ce74" table:formula="of:=[PythonAOSX.Y4]" office:value-type="float" office:value="996574.121079578" calcext:value-type="float">
            <text:p>996.574,12</text:p>
          </table:table-cell>
          <table:table-cell table:style-name="ce82" table:formula="of:=[PythonAOSX.AA4]/[PythonAOSX.AB4]" office:value-type="float" office:value="11.624193504494" calcext:value-type="float">
            <text:p>11,62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55" table:formula="of:=OFFSET([.M$1];[.$AE$1]-[.$AE4];0)" office:value-type="string" office:string-value="" calcext:value-type="error">
            <text:p>#NAME?</text:p>
          </table:table-cell>
          <table:table-cell table:style-name="ce87" table:formula="of:=OFFSET([.AA$1];[.$AE$1]-[.$AE4];0)" office:value-type="float" office:value="11903400.895625" calcext:value-type="float">
            <text:p>11.903.400,90</text:p>
          </table:table-cell>
          <table:table-cell table:style-name="ce87" table:formula="of:=OFFSET([.AB$1];[.$AE$1]-[.$AE4];0)" office:value-type="float" office:value="1116165.18824836" calcext:value-type="float">
            <text:p>1.116.165,19</text:p>
          </table:table-cell>
          <table:table-cell table:style-name="ce89" table:formula="of:=[.AG4]/[.AH4]" office:value-type="float" office:value="10.6645512877045" calcext:value-type="float">
            <text:p>10,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PythonAOSX.K4]+1" office:value-type="float" office:value="5" calcext:value-type="float">
            <text:p>5</text:p>
          </table:table-cell>
          <table:table-cell/>
          <table:table-cell table:style-name="ce16" table:formula="of:=[PythonAOSX.N5] - com.microsoft.floor.precise([PythonAOSX.N5] * 0.2)" office:value-type="string" office:string-value="" calcext:value-type="error">
            <text:p>#NAME?</text:p>
          </table:table-cell>
          <table:table-cell table:style-name="ce58" table:formula="of:=INDIRECT(ADDRESS([PythonAOSX.$K5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5];3))" office:value-type="float" office:value="25064079.49875" calcext:value-type="float">
            <text:p>25.064.079,50</text:p>
          </table:table-cell>
          <table:table-cell table:style-name="ce77"/>
          <table:table-cell table:style-name="ce74" table:formula="of:=INDIRECT(ADDRESS([PythonAOSX.$K5];4))" office:value-type="float" office:value="2221167.05026877" calcext:value-type="float">
            <text:p>2.221.167,05</text:p>
          </table:table-cell>
          <table:table-cell table:style-name="ce80" table:formula="of:=INDIRECT(ADDRESS([PythonAOSX.$K5];5))" office:value-type="float" office:value="0" calcext:value-type="float">
            <text:p>0,00</text:p>
          </table:table-cell>
          <table:table-cell table:style-name="ce81" table:formula="of:=IF([PythonAOSX.S5]=0;&quot;&quot;;ABS([PythonAOSX.P5] - [PythonAOSX.S5]) / MAX([PythonAOSX.P5]; [PythonAOSX.S5]))">
            <text:p/>
          </table:table-cell>
          <table:table-cell table:style-name="ce82" table:formula="of:=[PythonAOSX.P5]/[PythonAOSX.R5]" office:value-type="float" office:value="11.2841938186131" calcext:value-type="float">
            <text:p>11,28</text:p>
          </table:table-cell>
          <table:table-cell table:style-name="ce83" table:formula="of:=[PythonAOSX.U5] &gt;= [CPPRAW_Opt.$B$3]" office:value-type="boolean" office:boolean-value="true" calcext:value-type="boolean">
            <text:p>VERDADERO</text:p>
          </table:table-cell>
          <table:table-cell table:style-name="ce68" table:formula="of:=[PythonAOSX.V5]*[PythonAOSX.O5]" office:value-type="float" office:value="800" calcext:value-type="float">
            <text:p>800</text:p>
          </table:table-cell>
          <table:table-cell table:style-name="ce74" table:formula="of:=[PythonAOSX.V5]*[PythonAOSX.P5]" office:value-type="float" office:value="25064079.49875" calcext:value-type="float">
            <text:p>25.064.079,50</text:p>
          </table:table-cell>
          <table:table-cell table:style-name="ce74" table:formula="of:=[PythonAOSX.V5]*[PythonAOSX.R5]" office:value-type="float" office:value="2221167.05026877" calcext:value-type="float">
            <text:p>2.221.167,05</text:p>
          </table:table-cell>
          <table:table-cell table:style-name="ce68" table:formula="of:=[PythonAOSX.W5]" office:value-type="float" office:value="800" calcext:value-type="float">
            <text:p>800</text:p>
          </table:table-cell>
          <table:table-cell table:style-name="ce74" table:formula="of:=[PythonAOSX.X5]" office:value-type="float" office:value="25064079.49875" calcext:value-type="float">
            <text:p>25.064.079,50</text:p>
          </table:table-cell>
          <table:table-cell table:style-name="ce74" table:formula="of:=[PythonAOSX.Y5]" office:value-type="float" office:value="2221167.05026877" calcext:value-type="float">
            <text:p>2.221.167,05</text:p>
          </table:table-cell>
          <table:table-cell table:style-name="ce82" table:formula="of:=[PythonAOSX.AA5]/[PythonAOSX.AB5]" office:value-type="float" office:value="11.2841938186131" calcext:value-type="float">
            <text:p>11,28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55" table:formula="of:=OFFSET([.M$1];[.$AE$1]-[.$AE5];0)" office:value-type="string" office:string-value="" calcext:value-type="error">
            <text:p>#NAME?</text:p>
          </table:table-cell>
          <table:table-cell table:style-name="ce87" table:formula="of:=OFFSET([.AA$1];[.$AE$1]-[.$AE5];0)" office:value-type="float" office:value="25373997.5875" calcext:value-type="float">
            <text:p>25.373.997,59</text:p>
          </table:table-cell>
          <table:table-cell table:style-name="ce87" table:formula="of:=OFFSET([.AB$1];[.$AE$1]-[.$AE5];0)" office:value-type="float" office:value="2307704.97249053" calcext:value-type="float">
            <text:p>2.307.704,97</text:p>
          </table:table-cell>
          <table:table-cell table:style-name="ce89" table:formula="of:=[.AG5]/[.AH5]" office:value-type="float" office:value="10.9953386112939" calcext:value-type="float">
            <text:p>11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PythonAOSX.K5]+1" office:value-type="float" office:value="6" calcext:value-type="float">
            <text:p>6</text:p>
          </table:table-cell>
          <table:table-cell/>
          <table:table-cell table:style-name="ce17" table:formula="of:=[PythonAOSX.N6] - com.microsoft.floor.precise([PythonAOSX.N6] * 0.2)" office:value-type="string" office:string-value="" calcext:value-type="error">
            <text:p>#NAME?</text:p>
          </table:table-cell>
          <table:table-cell table:style-name="ce59" table:formula="of:=INDIRECT(ADDRESS([PythonAOSX.$K6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6];3))" office:value-type="float" office:value="55583602.1375" calcext:value-type="float">
            <text:p>55.583.602,14</text:p>
          </table:table-cell>
          <table:table-cell table:style-name="ce77"/>
          <table:table-cell table:style-name="ce74" table:formula="of:=INDIRECT(ADDRESS([PythonAOSX.$K6];4))" office:value-type="float" office:value="2992889.5847333" calcext:value-type="float">
            <text:p>2.992.889,58</text:p>
          </table:table-cell>
          <table:table-cell table:style-name="ce80" table:formula="of:=INDIRECT(ADDRESS([PythonAOSX.$K6];5))" office:value-type="float" office:value="0" calcext:value-type="float">
            <text:p>0,00</text:p>
          </table:table-cell>
          <table:table-cell table:style-name="ce81" table:formula="of:=IF([PythonAOSX.S6]=0;&quot;&quot;;ABS([PythonAOSX.P6] - [PythonAOSX.S6]) / MAX([PythonAOSX.P6]; [PythonAOSX.S6]))">
            <text:p/>
          </table:table-cell>
          <table:table-cell table:style-name="ce82" table:formula="of:=[PythonAOSX.P6]/[PythonAOSX.R6]" office:value-type="float" office:value="18.5718853181325" calcext:value-type="float">
            <text:p>18,57</text:p>
          </table:table-cell>
          <table:table-cell table:style-name="ce83" table:formula="of:=[PythonAOSX.U6] &gt;= [CPPRAW_Opt.$B$3]" office:value-type="boolean" office:boolean-value="true" calcext:value-type="boolean">
            <text:p>VERDADERO</text:p>
          </table:table-cell>
          <table:table-cell table:style-name="ce68" table:formula="of:=[PythonAOSX.V6]*[PythonAOSX.O6]" office:value-type="float" office:value="800" calcext:value-type="float">
            <text:p>800</text:p>
          </table:table-cell>
          <table:table-cell table:style-name="ce74" table:formula="of:=[PythonAOSX.V6]*[PythonAOSX.P6]" office:value-type="float" office:value="55583602.1375" calcext:value-type="float">
            <text:p>55.583.602,14</text:p>
          </table:table-cell>
          <table:table-cell table:style-name="ce74" table:formula="of:=[PythonAOSX.V6]*[PythonAOSX.R6]" office:value-type="float" office:value="2992889.5847333" calcext:value-type="float">
            <text:p>2.992.889,58</text:p>
          </table:table-cell>
          <table:table-cell table:style-name="ce68" table:formula="of:=[PythonAOSX.W6]" office:value-type="float" office:value="800" calcext:value-type="float">
            <text:p>800</text:p>
          </table:table-cell>
          <table:table-cell table:style-name="ce74" table:formula="of:=[PythonAOSX.X6]" office:value-type="float" office:value="55583602.1375" calcext:value-type="float">
            <text:p>55.583.602,14</text:p>
          </table:table-cell>
          <table:table-cell table:style-name="ce74" table:formula="of:=[PythonAOSX.Y6]" office:value-type="float" office:value="2992889.5847333" calcext:value-type="float">
            <text:p>2.992.889,58</text:p>
          </table:table-cell>
          <table:table-cell table:style-name="ce82" table:formula="of:=[PythonAOSX.AA6]/[PythonAOSX.AB6]" office:value-type="float" office:value="18.5718853181325" calcext:value-type="float">
            <text:p>18,57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55" table:formula="of:=OFFSET([.M$1];[.$AE$1]-[.$AE6];0)" office:value-type="string" office:string-value="" calcext:value-type="error">
            <text:p>#NAME?</text:p>
          </table:table-cell>
          <table:table-cell table:style-name="ce87" table:formula="of:=OFFSET([.AA$1];[.$AE$1]-[.$AE6];0)" office:value-type="float" office:value="55735522.321875" calcext:value-type="float">
            <text:p>55.735.522,32</text:p>
          </table:table-cell>
          <table:table-cell table:style-name="ce87" table:formula="of:=OFFSET([.AB$1];[.$AE$1]-[.$AE6];0)" office:value-type="float" office:value="3268164.40988956" calcext:value-type="float">
            <text:p>3.268.164,41</text:p>
          </table:table-cell>
          <table:table-cell table:style-name="ce89" table:formula="of:=[.AG6]/[.AH6]" office:value-type="float" office:value="17.0540754171417" calcext:value-type="float">
            <text:p>17,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PythonAOSX.K6]+1" office:value-type="float" office:value="7" calcext:value-type="float">
            <text:p>7</text:p>
          </table:table-cell>
          <table:table-cell/>
          <table:table-cell table:style-name="ce18" table:formula="of:=[PythonAOSX.N7] - com.microsoft.floor.precise([PythonAOSX.N7] * 0.2)" office:value-type="string" office:string-value="" calcext:value-type="error">
            <text:p>#NAME?</text:p>
          </table:table-cell>
          <table:table-cell table:style-name="ce60" table:formula="of:=INDIRECT(ADDRESS([PythonAOSX.$K7];2))" office:value-type="float" office:value="262144" calcext:value-type="float">
            <text:p>262.144</text:p>
          </table:table-cell>
          <table:table-cell table:style-name="ce69" table:formula="of:=1000*0.8" office:value-type="float" office:value="800" calcext:value-type="float">
            <text:p>800</text:p>
          </table:table-cell>
          <table:table-cell table:style-name="ce74" table:formula="of:=INDIRECT(ADDRESS([PythonAOSX.$K7];3))" office:value-type="float" office:value="126655082.80375" calcext:value-type="float">
            <text:p>126.655.082,80</text:p>
          </table:table-cell>
          <table:table-cell table:style-name="ce77"/>
          <table:table-cell table:style-name="ce74" table:formula="of:=INDIRECT(ADDRESS([PythonAOSX.$K7];4))" office:value-type="float" office:value="7197611.86370807" calcext:value-type="float">
            <text:p>7.197.611,86</text:p>
          </table:table-cell>
          <table:table-cell table:style-name="ce80" table:formula="of:=INDIRECT(ADDRESS([PythonAOSX.$K7];5))" office:value-type="float" office:value="0" calcext:value-type="float">
            <text:p>0,00</text:p>
          </table:table-cell>
          <table:table-cell table:style-name="ce81" table:formula="of:=IF([PythonAOSX.S7]=0;&quot;&quot;;ABS([PythonAOSX.P7] - [PythonAOSX.S7]) / MAX([PythonAOSX.P7]; [PythonAOSX.S7]))">
            <text:p/>
          </table:table-cell>
          <table:table-cell table:style-name="ce82" table:formula="of:=[PythonAOSX.P7]/[PythonAOSX.R7]" office:value-type="float" office:value="17.5968203345852" calcext:value-type="float">
            <text:p>17,60</text:p>
          </table:table-cell>
          <table:table-cell table:style-name="ce83" table:formula="of:=[PythonAOSX.U7] &gt;= [CPPRAW_Opt.$B$3]" office:value-type="boolean" office:boolean-value="true" calcext:value-type="boolean">
            <text:p>VERDADERO</text:p>
          </table:table-cell>
          <table:table-cell table:style-name="ce68" table:formula="of:=[PythonAOSX.V7]*[PythonAOSX.O7]" office:value-type="float" office:value="800" calcext:value-type="float">
            <text:p>800</text:p>
          </table:table-cell>
          <table:table-cell table:style-name="ce74" table:formula="of:=[PythonAOSX.V7]*[PythonAOSX.P7]" office:value-type="float" office:value="126655082.80375" calcext:value-type="float">
            <text:p>126.655.082,80</text:p>
          </table:table-cell>
          <table:table-cell table:style-name="ce74" table:formula="of:=[PythonAOSX.V7]*[PythonAOSX.R7]" office:value-type="float" office:value="7197611.86370807" calcext:value-type="float">
            <text:p>7.197.611,86</text:p>
          </table:table-cell>
          <table:table-cell table:style-name="ce68" table:formula="of:=[PythonAOSX.W7]" office:value-type="float" office:value="800" calcext:value-type="float">
            <text:p>800</text:p>
          </table:table-cell>
          <table:table-cell table:style-name="ce74" table:formula="of:=[PythonAOSX.X7]" office:value-type="float" office:value="126655082.80375" calcext:value-type="float">
            <text:p>126.655.082,80</text:p>
          </table:table-cell>
          <table:table-cell table:style-name="ce74" table:formula="of:=[PythonAOSX.Y7]" office:value-type="float" office:value="7197611.86370807" calcext:value-type="float">
            <text:p>7.197.611,86</text:p>
          </table:table-cell>
          <table:table-cell table:style-name="ce82" table:formula="of:=[PythonAOSX.AA7]/[PythonAOSX.AB7]" office:value-type="float" office:value="17.5968203345852" calcext:value-type="float">
            <text:p>17,60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55" table:formula="of:=OFFSET([.M$1];[.$AE$1]-[.$AE7];0)" office:value-type="string" office:string-value="" calcext:value-type="error">
            <text:p>#NAME?</text:p>
          </table:table-cell>
          <table:table-cell table:style-name="ce87" table:formula="of:=OFFSET([.AA$1];[.$AE$1]-[.$AE7];0)" office:value-type="float" office:value="128146545.23625" calcext:value-type="float">
            <text:p>128.146.545,24</text:p>
          </table:table-cell>
          <table:table-cell table:style-name="ce87" table:formula="of:=OFFSET([.AB$1];[.$AE$1]-[.$AE7];0)" office:value-type="float" office:value="7707668.54853499" calcext:value-type="float">
            <text:p>7.707.668,55</text:p>
          </table:table-cell>
          <table:table-cell table:style-name="ce89" table:formula="of:=[.AG7]/[.AH7]" office:value-type="float" office:value="16.6258505317548" calcext:value-type="float">
            <text:p>16,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PythonAOSX.K7]+1" office:value-type="float" office:value="8" calcext:value-type="float">
            <text:p>8</text:p>
          </table:table-cell>
          <table:table-cell/>
          <table:table-cell table:style-name="ce19" table:formula="of:=[PythonAOSX.N8] - com.microsoft.floor.precise([PythonAOSX.N8] * 0.2)" office:value-type="string" office:string-value="" calcext:value-type="error">
            <text:p>#NAME?</text:p>
          </table:table-cell>
          <table:table-cell table:style-name="ce61" table:formula="of:=INDIRECT(ADDRESS([PythonAOSX.$K8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8];3))" office:value-type="float" office:value="310256169.3125" calcext:value-type="float">
            <text:p>310.256.169,31</text:p>
          </table:table-cell>
          <table:table-cell table:style-name="ce77"/>
          <table:table-cell table:style-name="ce74" table:formula="of:=INDIRECT(ADDRESS([PythonAOSX.$K8];4))" office:value-type="float" office:value="12875658.7441415" calcext:value-type="float">
            <text:p>12.875.658,74</text:p>
          </table:table-cell>
          <table:table-cell table:style-name="ce80" table:formula="of:=INDIRECT(ADDRESS([PythonAOSX.$K8];5))" office:value-type="float" office:value="0" calcext:value-type="float">
            <text:p>0,00</text:p>
          </table:table-cell>
          <table:table-cell table:style-name="ce81" table:formula="of:=IF([PythonAOSX.S8]=0;&quot;&quot;;ABS([PythonAOSX.P8] - [PythonAOSX.S8]) / MAX([PythonAOSX.P8]; [PythonAOSX.S8]))">
            <text:p/>
          </table:table-cell>
          <table:table-cell table:style-name="ce82" table:formula="of:=[PythonAOSX.P8]/[PythonAOSX.R8]" office:value-type="float" office:value="24.0963336694263" calcext:value-type="float">
            <text:p>24,10</text:p>
          </table:table-cell>
          <table:table-cell table:style-name="ce83" table:formula="of:=[PythonAOSX.U8] &gt;= [CPPRAW_Opt.$B$3]" office:value-type="boolean" office:boolean-value="true" calcext:value-type="boolean">
            <text:p>VERDADERO</text:p>
          </table:table-cell>
          <table:table-cell table:style-name="ce68" table:formula="of:=[PythonAOSX.V8]*[PythonAOSX.O8]" office:value-type="float" office:value="800" calcext:value-type="float">
            <text:p>800</text:p>
          </table:table-cell>
          <table:table-cell table:style-name="ce74" table:formula="of:=[PythonAOSX.V8]*[PythonAOSX.P8]" office:value-type="float" office:value="310256169.3125" calcext:value-type="float">
            <text:p>310.256.169,31</text:p>
          </table:table-cell>
          <table:table-cell table:style-name="ce74" table:formula="of:=[PythonAOSX.V8]*[PythonAOSX.R8]" office:value-type="float" office:value="12875658.7441415" calcext:value-type="float">
            <text:p>12.875.658,74</text:p>
          </table:table-cell>
          <table:table-cell table:style-name="ce68" table:formula="of:=[PythonAOSX.W8]" office:value-type="float" office:value="800" calcext:value-type="float">
            <text:p>800</text:p>
          </table:table-cell>
          <table:table-cell table:style-name="ce74" table:formula="of:=[PythonAOSX.X8]" office:value-type="float" office:value="310256169.3125" calcext:value-type="float">
            <text:p>310.256.169,31</text:p>
          </table:table-cell>
          <table:table-cell table:style-name="ce74" table:formula="of:=[PythonAOSX.Y8]" office:value-type="float" office:value="12875658.7441415" calcext:value-type="float">
            <text:p>12.875.658,74</text:p>
          </table:table-cell>
          <table:table-cell table:style-name="ce82" table:formula="of:=[PythonAOSX.AA8]/[PythonAOSX.AB8]" office:value-type="float" office:value="24.0963336694263" calcext:value-type="float">
            <text:p>24,10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55" table:formula="of:=OFFSET([.M$1];[.$AE$1]-[.$AE8];0)" office:value-type="string" office:string-value="" calcext:value-type="error">
            <text:p>#NAME?</text:p>
          </table:table-cell>
          <table:table-cell table:style-name="ce87" table:formula="of:=OFFSET([.AA$1];[.$AE$1]-[.$AE8];0)" office:value-type="float" office:value="311857909.298437" calcext:value-type="float">
            <text:p>311.857.909,30</text:p>
          </table:table-cell>
          <table:table-cell table:style-name="ce87" table:formula="of:=OFFSET([.AB$1];[.$AE$1]-[.$AE8];0)" office:value-type="float" office:value="13549058.670236" calcext:value-type="float">
            <text:p>13.549.058,67</text:p>
          </table:table-cell>
          <table:table-cell table:style-name="ce89" table:formula="of:=[.AG8]/[.AH8]" office:value-type="float" office:value="23.016942865818" calcext:value-type="float">
            <text:p>23,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PythonAOSX.K8]+1" office:value-type="float" office:value="9" calcext:value-type="float">
            <text:p>9</text:p>
          </table:table-cell>
          <table:table-cell/>
          <table:table-cell table:style-name="ce20" table:formula="of:=[PythonAOSX.N9] - com.microsoft.floor.precise([PythonAOSX.N9] * 0.2)" office:value-type="string" office:string-value="" calcext:value-type="error">
            <text:p>#NAME?</text:p>
          </table:table-cell>
          <table:table-cell table:style-name="ce62" table:formula="of:=INDIRECT(ADDRESS([PythonAOSX.$K9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9];3))" office:value-type="float" office:value="718507735.2775" calcext:value-type="float">
            <text:p>718.507.735,28</text:p>
          </table:table-cell>
          <table:table-cell table:style-name="ce77"/>
          <table:table-cell table:style-name="ce74" table:formula="of:=INDIRECT(ADDRESS([PythonAOSX.$K9];4))" office:value-type="float" office:value="30323393.9767428" calcext:value-type="float">
            <text:p>30.323.393,98</text:p>
          </table:table-cell>
          <table:table-cell table:style-name="ce80" table:formula="of:=INDIRECT(ADDRESS([PythonAOSX.$K9];5))" office:value-type="float" office:value="0" calcext:value-type="float">
            <text:p>0,00</text:p>
          </table:table-cell>
          <table:table-cell table:style-name="ce81" table:formula="of:=IF([PythonAOSX.S9]=0;&quot;&quot;;ABS([PythonAOSX.P9] - [PythonAOSX.S9]) / MAX([PythonAOSX.P9]; [PythonAOSX.S9]))">
            <text:p/>
          </table:table-cell>
          <table:table-cell table:style-name="ce82" table:formula="of:=[PythonAOSX.P9]/[PythonAOSX.R9]" office:value-type="float" office:value="23.6948323076426" calcext:value-type="float">
            <text:p>23,69</text:p>
          </table:table-cell>
          <table:table-cell table:style-name="ce83" table:formula="of:=[PythonAOSX.U9] &gt;= [CPPRAW_Opt.$B$3]" office:value-type="boolean" office:boolean-value="true" calcext:value-type="boolean">
            <text:p>VERDADERO</text:p>
          </table:table-cell>
          <table:table-cell table:style-name="ce68" table:formula="of:=[PythonAOSX.V9]*[PythonAOSX.O9]" office:value-type="float" office:value="800" calcext:value-type="float">
            <text:p>800</text:p>
          </table:table-cell>
          <table:table-cell table:style-name="ce74" table:formula="of:=[PythonAOSX.V9]*[PythonAOSX.P9]" office:value-type="float" office:value="718507735.2775" calcext:value-type="float">
            <text:p>718.507.735,28</text:p>
          </table:table-cell>
          <table:table-cell table:style-name="ce74" table:formula="of:=[PythonAOSX.V9]*[PythonAOSX.R9]" office:value-type="float" office:value="30323393.9767428" calcext:value-type="float">
            <text:p>30.323.393,98</text:p>
          </table:table-cell>
          <table:table-cell table:style-name="ce68" table:formula="of:=[PythonAOSX.W9]" office:value-type="float" office:value="800" calcext:value-type="float">
            <text:p>800</text:p>
          </table:table-cell>
          <table:table-cell table:style-name="ce74" table:formula="of:=[PythonAOSX.X9]" office:value-type="float" office:value="718507735.2775" calcext:value-type="float">
            <text:p>718.507.735,28</text:p>
          </table:table-cell>
          <table:table-cell table:style-name="ce74" table:formula="of:=[PythonAOSX.Y9]" office:value-type="float" office:value="30323393.9767428" calcext:value-type="float">
            <text:p>30.323.393,98</text:p>
          </table:table-cell>
          <table:table-cell table:style-name="ce82" table:formula="of:=[PythonAOSX.AA9]/[PythonAOSX.AB9]" office:value-type="float" office:value="23.6948323076426" calcext:value-type="float">
            <text:p>23,69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55" table:formula="of:=OFFSET([.M$1];[.$AE$1]-[.$AE9];0)" office:value-type="string" office:string-value="" calcext:value-type="error">
            <text:p>#NAME?</text:p>
          </table:table-cell>
          <table:table-cell table:style-name="ce87" table:formula="of:=OFFSET([.AA$1];[.$AE$1]-[.$AE9];0)" office:value-type="float" office:value="739966179.151875" calcext:value-type="float">
            <text:p>739.966.179,15</text:p>
          </table:table-cell>
          <table:table-cell table:style-name="ce87" table:formula="of:=OFFSET([.AB$1];[.$AE$1]-[.$AE9];0)" office:value-type="float" office:value="78667450.8581458" calcext:value-type="float">
            <text:p>78.667.450,86</text:p>
          </table:table-cell>
          <table:table-cell table:style-name="ce89" table:formula="of:=[.AG9]/[.AH9]" office:value-type="float" office:value="9.40625596838255" calcext:value-type="float">
            <text:p>9,4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PythonAOSX.K9]+1" office:value-type="float" office:value="10" calcext:value-type="float">
            <text:p>10</text:p>
          </table:table-cell>
          <table:table-cell/>
          <table:table-cell table:style-name="ce21" table:formula="of:=[PythonAOSX.N10] - com.microsoft.floor.precise([PythonAOSX.N10] * 0.2)" office:value-type="string" office:string-value="" calcext:value-type="error">
            <text:p>#NAME?</text:p>
          </table:table-cell>
          <table:table-cell table:style-name="ce63" table:formula="of:=INDIRECT(ADDRESS([PythonAOSX.$K10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0];3))" office:value-type="float" office:value="1467189509.70875" calcext:value-type="float">
            <text:p>1.467.189.509,71</text:p>
          </table:table-cell>
          <table:table-cell table:style-name="ce77"/>
          <table:table-cell table:style-name="ce74" table:formula="of:=INDIRECT(ADDRESS([PythonAOSX.$K10];4))" office:value-type="float" office:value="38669733.0891207" calcext:value-type="float">
            <text:p>38.669.733,09</text:p>
          </table:table-cell>
          <table:table-cell table:style-name="ce80" table:formula="of:=INDIRECT(ADDRESS([PythonAOSX.$K10];5))" office:value-type="float" office:value="0" calcext:value-type="float">
            <text:p>0,00</text:p>
          </table:table-cell>
          <table:table-cell table:style-name="ce81" table:formula="of:=IF([PythonAOSX.S10]=0;&quot;&quot;;ABS([PythonAOSX.P10] - [PythonAOSX.S10]) / MAX([PythonAOSX.P10]; [PythonAOSX.S10]))">
            <text:p/>
          </table:table-cell>
          <table:table-cell table:style-name="ce82" table:formula="of:=[PythonAOSX.P10]/[PythonAOSX.R10]" office:value-type="float" office:value="37.941547367999" calcext:value-type="float">
            <text:p>37,94</text:p>
          </table:table-cell>
          <table:table-cell table:style-name="ce83" table:formula="of:=[PythonAOSX.U10] &gt;= [CPPRAW_Opt.$B$3]" office:value-type="boolean" office:boolean-value="true" calcext:value-type="boolean">
            <text:p>VERDADERO</text:p>
          </table:table-cell>
          <table:table-cell table:style-name="ce68" table:formula="of:=[PythonAOSX.V10]*[PythonAOSX.O10]" office:value-type="float" office:value="800" calcext:value-type="float">
            <text:p>800</text:p>
          </table:table-cell>
          <table:table-cell table:style-name="ce74" table:formula="of:=[PythonAOSX.V10]*[PythonAOSX.P10]" office:value-type="float" office:value="1467189509.70875" calcext:value-type="float">
            <text:p>1.467.189.509,71</text:p>
          </table:table-cell>
          <table:table-cell table:style-name="ce74" table:formula="of:=[PythonAOSX.V10]*[PythonAOSX.R10]" office:value-type="float" office:value="38669733.0891207" calcext:value-type="float">
            <text:p>38.669.733,09</text:p>
          </table:table-cell>
          <table:table-cell table:style-name="ce68" table:formula="of:=[PythonAOSX.W10]" office:value-type="float" office:value="800" calcext:value-type="float">
            <text:p>800</text:p>
          </table:table-cell>
          <table:table-cell table:style-name="ce74" table:formula="of:=[PythonAOSX.X10]" office:value-type="float" office:value="1467189509.70875" calcext:value-type="float">
            <text:p>1.467.189.509,71</text:p>
          </table:table-cell>
          <table:table-cell table:style-name="ce74" table:formula="of:=[PythonAOSX.Y10]" office:value-type="float" office:value="38669733.0891207" calcext:value-type="float">
            <text:p>38.669.733,09</text:p>
          </table:table-cell>
          <table:table-cell table:style-name="ce82" table:formula="of:=[PythonAOSX.AA10]/[PythonAOSX.AB10]" office:value-type="float" office:value="37.941547367999" calcext:value-type="float">
            <text:p>37,94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55" table:formula="of:=OFFSET([.M$1];[.$AE$1]-[.$AE10];0)" office:value-type="string" office:string-value="" calcext:value-type="error">
            <text:p>#NAME?</text:p>
          </table:table-cell>
          <table:table-cell table:style-name="ce87" table:formula="of:=OFFSET([.AA$1];[.$AE$1]-[.$AE10];0)" office:value-type="float" office:value="1485693835.37938" calcext:value-type="float">
            <text:p>1.485.693.835,38</text:p>
          </table:table-cell>
          <table:table-cell table:style-name="ce87" table:formula="of:=OFFSET([.AB$1];[.$AE$1]-[.$AE10];0)" office:value-type="float" office:value="41357853.5566436" calcext:value-type="float">
            <text:p>41.357.853,56</text:p>
          </table:table-cell>
          <table:table-cell table:style-name="ce89" table:formula="of:=[.AG10]/[.AH10]" office:value-type="float" office:value="35.9228951121598" calcext:value-type="float">
            <text:p>35,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PythonAOSX.K10]+1" office:value-type="float" office:value="11" calcext:value-type="float">
            <text:p>11</text:p>
          </table:table-cell>
          <table:table-cell/>
          <table:table-cell table:style-name="ce22" table:formula="of:=[PythonAOSX.N11] - com.microsoft.floor.precise([PythonAOSX.N11] * 0.2)" office:value-type="string" office:string-value="" calcext:value-type="error">
            <text:p>#NAME?</text:p>
          </table:table-cell>
          <table:table-cell table:style-name="ce64" table:formula="of:=INDIRECT(ADDRESS([PythonAOSX.$K11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1];3))" office:value-type="float" office:value="2967005924.28875" calcext:value-type="float">
            <text:p>2.967.005.924,29</text:p>
          </table:table-cell>
          <table:table-cell table:style-name="ce77"/>
          <table:table-cell table:style-name="ce74" table:formula="of:=INDIRECT(ADDRESS([PythonAOSX.$K11];4))" office:value-type="float" office:value="89504622.1973785" calcext:value-type="float">
            <text:p>89.504.622,20</text:p>
          </table:table-cell>
          <table:table-cell table:style-name="ce80" table:formula="of:=INDIRECT(ADDRESS([PythonAOSX.$K11];5))" office:value-type="float" office:value="0" calcext:value-type="float">
            <text:p>0,00</text:p>
          </table:table-cell>
          <table:table-cell table:style-name="ce81" table:formula="of:=IF([PythonAOSX.S11]=0;&quot;&quot;;ABS([PythonAOSX.P11] - [PythonAOSX.S11]) / MAX([PythonAOSX.P11]; [PythonAOSX.S11]))">
            <text:p/>
          </table:table-cell>
          <table:table-cell table:style-name="ce82" table:formula="of:=[PythonAOSX.P11]/[PythonAOSX.R11]" office:value-type="float" office:value="33.1491922031223" calcext:value-type="float">
            <text:p>33,15</text:p>
          </table:table-cell>
          <table:table-cell table:style-name="ce83" table:formula="of:=[PythonAOSX.U11] &gt;= [CPPRAW_Opt.$B$3]" office:value-type="boolean" office:boolean-value="true" calcext:value-type="boolean">
            <text:p>VERDADERO</text:p>
          </table:table-cell>
          <table:table-cell table:style-name="ce68" table:formula="of:=[PythonAOSX.V11]*[PythonAOSX.O11]" office:value-type="float" office:value="800" calcext:value-type="float">
            <text:p>800</text:p>
          </table:table-cell>
          <table:table-cell table:style-name="ce74" table:formula="of:=[PythonAOSX.V11]*[PythonAOSX.P11]" office:value-type="float" office:value="2967005924.28875" calcext:value-type="float">
            <text:p>2.967.005.924,29</text:p>
          </table:table-cell>
          <table:table-cell table:style-name="ce74" table:formula="of:=[PythonAOSX.V11]*[PythonAOSX.R11]" office:value-type="float" office:value="89504622.1973785" calcext:value-type="float">
            <text:p>89.504.622,20</text:p>
          </table:table-cell>
          <table:table-cell table:style-name="ce68" table:formula="of:=[PythonAOSX.W11]" office:value-type="float" office:value="800" calcext:value-type="float">
            <text:p>800</text:p>
          </table:table-cell>
          <table:table-cell table:style-name="ce74" table:formula="of:=[PythonAOSX.X11]" office:value-type="float" office:value="2967005924.28875" calcext:value-type="float">
            <text:p>2.967.005.924,29</text:p>
          </table:table-cell>
          <table:table-cell table:style-name="ce74" table:formula="of:=[PythonAOSX.Y11]" office:value-type="float" office:value="89504622.1973785" calcext:value-type="float">
            <text:p>89.504.622,20</text:p>
          </table:table-cell>
          <table:table-cell table:style-name="ce82" table:formula="of:=[PythonAOSX.AA11]/[PythonAOSX.AB11]" office:value-type="float" office:value="33.1491922031223" calcext:value-type="float">
            <text:p>33,15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55" table:formula="of:=OFFSET([.M$1];[.$AE$1]-[.$AE11];0)" office:value-type="string" office:string-value="" calcext:value-type="error">
            <text:p>#NAME?</text:p>
          </table:table-cell>
          <table:table-cell table:style-name="ce87" table:formula="of:=OFFSET([.AA$1];[.$AE$1]-[.$AE11];0)" office:value-type="float" office:value="3004077835.32531" calcext:value-type="float">
            <text:p>3.004.077.835,33</text:p>
          </table:table-cell>
          <table:table-cell table:style-name="ce87" table:formula="of:=OFFSET([.AB$1];[.$AE$1]-[.$AE11];0)" office:value-type="float" office:value="98640296.3682144" calcext:value-type="float">
            <text:p>98.640.296,37</text:p>
          </table:table-cell>
          <table:table-cell table:style-name="ce89" table:formula="of:=[.AG11]/[.AH11]" office:value-type="float" office:value="30.4548743863399" calcext:value-type="float">
            <text:p>30,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PythonAOSX.K11]+1" office:value-type="float" office:value="12" calcext:value-type="float">
            <text:p>12</text:p>
          </table:table-cell>
          <table:table-cell/>
          <table:table-cell table:style-name="ce23" table:formula="of:=[PythonAOSX.N12] - com.microsoft.floor.precise([PythonAOSX.N12] * 0.2)" office:value-type="string" office:string-value="" calcext:value-type="error">
            <text:p>#NAME?</text:p>
          </table:table-cell>
          <table:table-cell table:style-name="ce65" table:formula="of:=INDIRECT(ADDRESS([PythonAOSX.$K12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2];3))" office:value-type="float" office:value="6043288015.33625" calcext:value-type="float">
            <text:p>6.043.288.015,34</text:p>
          </table:table-cell>
          <table:table-cell table:style-name="ce77"/>
          <table:table-cell table:style-name="ce74" table:formula="of:=INDIRECT(ADDRESS([PythonAOSX.$K12];4))" office:value-type="float" office:value="226569759.587474" calcext:value-type="float">
            <text:p>226.569.759,59</text:p>
          </table:table-cell>
          <table:table-cell table:style-name="ce80" table:formula="of:=INDIRECT(ADDRESS([PythonAOSX.$K12];5))" office:value-type="float" office:value="0" calcext:value-type="float">
            <text:p>0,00</text:p>
          </table:table-cell>
          <table:table-cell table:style-name="ce81" table:formula="of:=IF([PythonAOSX.S12]=0;&quot;&quot;;ABS([PythonAOSX.P12] - [PythonAOSX.S12]) / MAX([PythonAOSX.P12]; [PythonAOSX.S12]))">
            <text:p/>
          </table:table-cell>
          <table:table-cell table:style-name="ce82" table:formula="of:=[PythonAOSX.P12]/[PythonAOSX.R12]" office:value-type="float" office:value="26.6729683005338" calcext:value-type="float">
            <text:p>26,67</text:p>
          </table:table-cell>
          <table:table-cell table:style-name="ce83" table:formula="of:=[PythonAOSX.U12] &gt;= [CPPRAW_Opt.$B$3]" office:value-type="boolean" office:boolean-value="true" calcext:value-type="boolean">
            <text:p>VERDADERO</text:p>
          </table:table-cell>
          <table:table-cell table:style-name="ce68" table:formula="of:=[PythonAOSX.V12]*[PythonAOSX.O12]" office:value-type="float" office:value="800" calcext:value-type="float">
            <text:p>800</text:p>
          </table:table-cell>
          <table:table-cell table:style-name="ce74" table:formula="of:=[PythonAOSX.V12]*[PythonAOSX.P12]" office:value-type="float" office:value="6043288015.33625" calcext:value-type="float">
            <text:p>6.043.288.015,34</text:p>
          </table:table-cell>
          <table:table-cell table:style-name="ce74" table:formula="of:=[PythonAOSX.V12]*[PythonAOSX.R12]" office:value-type="float" office:value="226569759.587474" calcext:value-type="float">
            <text:p>226.569.759,59</text:p>
          </table:table-cell>
          <table:table-cell table:style-name="ce68" table:formula="of:=[PythonAOSX.W12]" office:value-type="float" office:value="800" calcext:value-type="float">
            <text:p>800</text:p>
          </table:table-cell>
          <table:table-cell table:style-name="ce74" table:formula="of:=[PythonAOSX.X12]" office:value-type="float" office:value="6043288015.33625" calcext:value-type="float">
            <text:p>6.043.288.015,34</text:p>
          </table:table-cell>
          <table:table-cell table:style-name="ce74" table:formula="of:=[PythonAOSX.Y12]" office:value-type="float" office:value="226569759.587474" calcext:value-type="float">
            <text:p>226.569.759,59</text:p>
          </table:table-cell>
          <table:table-cell table:style-name="ce82" table:formula="of:=[PythonAOSX.AA12]/[PythonAOSX.AB12]" office:value-type="float" office:value="26.6729683005338" calcext:value-type="float">
            <text:p>26,67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55" table:formula="of:=OFFSET([.M$1];[.$AE$1]-[.$AE12];0)" office:value-type="string" office:string-value="" calcext:value-type="error">
            <text:p>#NAME?</text:p>
          </table:table-cell>
          <table:table-cell table:style-name="ce87" table:formula="of:=OFFSET([.AA$1];[.$AE$1]-[.$AE12];0)" office:value-type="float" office:value="6115515984.81219" calcext:value-type="float">
            <text:p>6.115.515.984,81</text:p>
          </table:table-cell>
          <table:table-cell table:style-name="ce87" table:formula="of:=OFFSET([.AB$1];[.$AE$1]-[.$AE12];0)" office:value-type="float" office:value="350174935.30106" calcext:value-type="float">
            <text:p>350.174.935,30</text:p>
          </table:table-cell>
          <table:table-cell table:style-name="ce89" table:formula="of:=[.AG12]/[.AH12]" office:value-type="float" office:value="17.4641739550959" calcext:value-type="float">
            <text:p>17,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10" table:number-columns-repeated="3"/>
          <table:table-cell/>
          <table:table-cell table:style-name="ce10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16" calcext:value-type="float">
            <text:p>16</text:p>
          </table:table-cell>
          <table:table-cell/>
          <table:table-cell table:style-name="ce25" table:formula="of:=[PythonAOSX.N16] - com.microsoft.floor.precise([PythonAOSX.N16] * 0.2)" office:value-type="string" office:string-value="" calcext:value-type="error">
            <text:p>#NAME?</text:p>
          </table:table-cell>
          <table:table-cell table:style-name="ce66" table:formula="of:=INDIRECT(ADDRESS([PythonAOSX.$K16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6];3))" office:value-type="float" office:value="5816704.955" calcext:value-type="float">
            <text:p>5.816.704,96</text:p>
          </table:table-cell>
          <table:table-cell table:style-name="ce77" table:formula="of:=[PythonAOSX.P3]/[PythonAOSX.P16]" office:value-type="float" office:value="0.991839115896845" calcext:value-type="float">
            <text:p>0,99</text:p>
          </table:table-cell>
          <table:table-cell table:style-name="ce74" table:formula="of:=INDIRECT(ADDRESS([PythonAOSX.$K16];4))" office:value-type="float" office:value="609366.807368603" calcext:value-type="float">
            <text:p>609.366,81</text:p>
          </table:table-cell>
          <table:table-cell table:style-name="ce80" table:formula="of:=INDIRECT(ADDRESS([PythonAOSX.$K16];5))" office:value-type="float" office:value="0" calcext:value-type="float">
            <text:p>0,00</text:p>
          </table:table-cell>
          <table:table-cell table:style-name="ce81" table:formula="of:=IF([PythonAOSX.S16]=0;&quot;&quot;;ABS([PythonAOSX.P16] - [PythonAOSX.S16]) / MAX([PythonAOSX.P16]; [PythonAOSX.S16]))">
            <text:p/>
          </table:table-cell>
          <table:table-cell table:style-name="ce82" table:formula="of:=[PythonAOSX.P16]/[PythonAOSX.R16]" office:value-type="float" office:value="9.54549031004491" calcext:value-type="float">
            <text:p>9,55</text:p>
          </table:table-cell>
          <table:table-cell table:style-name="ce83" table:formula="of:=[PythonAOSX.U16] &gt;= [CPPRAW_Opt.$B$3]" office:value-type="boolean" office:boolean-value="true" calcext:value-type="boolean">
            <text:p>VERDADERO</text:p>
          </table:table-cell>
          <table:table-cell table:style-name="ce84" table:formula="of:=[PythonAOSX.V16]*[PythonAOSX.O16]" office:value-type="float" office:value="800" calcext:value-type="float">
            <text:p>800</text:p>
          </table:table-cell>
          <table:table-cell table:style-name="ce74" table:formula="of:=[PythonAOSX.V16]*[PythonAOSX.P16]" office:value-type="float" office:value="5816704.955" calcext:value-type="float">
            <text:p>5.816.704,96</text:p>
          </table:table-cell>
          <table:table-cell table:style-name="ce74" table:formula="of:=[PythonAOSX.V16]*[PythonAOSX.R16]" office:value-type="float" office:value="609366.807368603" calcext:value-type="float">
            <text:p>609.366,81</text:p>
          </table:table-cell>
          <table:table-cell table:style-name="ce84" table:formula="of:=[PythonAOSX.Z3]+[PythonAOSX.W16]" office:value-type="float" office:value="1600" calcext:value-type="float">
            <text:p>1600</text:p>
          </table:table-cell>
          <table:table-cell table:style-name="ce85" table:formula="of:=COMBINEDMEAN([PythonAOSX.Z3]; [PythonAOSX.AA3]; [PythonAOSX.W16]; [PythonAOSX.X16])" office:value-type="float" office:value="5792970.2275" calcext:value-type="float">
            <text:p>5.792.970,23</text:p>
          </table:table-cell>
          <table:table-cell table:style-name="ce85" table:formula="of:=COMBINEDSTDDEV([PythonAOSX.Z3];[PythonAOSX.AA3];[PythonAOSX.AB3];[PythonAOSX.W16];[PythonAOSX.X16];[PythonAOSX.Y16])" office:value-type="float" office:value="566060.682734887" calcext:value-type="float">
            <text:p>566.060,68</text:p>
          </table:table-cell>
          <table:table-cell table:style-name="ce82" table:formula="of:=[PythonAOSX.AA16]/[PythonAOSX.AB16]" office:value-type="float" office:value="10.2338325274803" calcext:value-type="float">
            <text:p>10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PythonAOSX.K16]+1" office:value-type="float" office:value="17" calcext:value-type="float">
            <text:p>17</text:p>
          </table:table-cell>
          <table:table-cell/>
          <table:table-cell table:style-name="ce26" table:formula="of:=[PythonAOSX.N17] - com.microsoft.floor.precise([PythonAOSX.N17] * 0.2)" office:value-type="string" office:string-value="" calcext:value-type="error">
            <text:p>#NAME?</text:p>
          </table:table-cell>
          <table:table-cell table:style-name="ce66" table:formula="of:=INDIRECT(ADDRESS([PythonAOSX.$K17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7];3))" office:value-type="float" office:value="11855848.6275" calcext:value-type="float">
            <text:p>11.855.848,63</text:p>
          </table:table-cell>
          <table:table-cell table:style-name="ce77" table:formula="of:=[PythonAOSX.P4]/[PythonAOSX.P17]" office:value-type="float" office:value="0.977101748594335" calcext:value-type="float">
            <text:p>0,98</text:p>
          </table:table-cell>
          <table:table-cell table:style-name="ce74" table:formula="of:=INDIRECT(ADDRESS([PythonAOSX.$K17];4))" office:value-type="float" office:value="1009264.81960344" calcext:value-type="float">
            <text:p>1.009.264,82</text:p>
          </table:table-cell>
          <table:table-cell table:style-name="ce80" table:formula="of:=INDIRECT(ADDRESS([PythonAOSX.$K17];5))" office:value-type="float" office:value="0" calcext:value-type="float">
            <text:p>0,00</text:p>
          </table:table-cell>
          <table:table-cell table:style-name="ce81" table:formula="of:=IF([PythonAOSX.S17]=0;&quot;&quot;;ABS([PythonAOSX.P17] - [PythonAOSX.S17]) / MAX([PythonAOSX.P17]; [PythonAOSX.S17]))">
            <text:p/>
          </table:table-cell>
          <table:table-cell table:style-name="ce82" table:formula="of:=[PythonAOSX.P17]/[PythonAOSX.R17]" office:value-type="float" office:value="11.7470146558347" calcext:value-type="float">
            <text:p>11,75</text:p>
          </table:table-cell>
          <table:table-cell table:style-name="ce83" table:formula="of:=[PythonAOSX.U17] &gt;= [CPPRAW_Opt.$B$3]" office:value-type="boolean" office:boolean-value="true" calcext:value-type="boolean">
            <text:p>VERDADERO</text:p>
          </table:table-cell>
          <table:table-cell table:style-name="ce84" table:formula="of:=[PythonAOSX.V17]*[PythonAOSX.O17]" office:value-type="float" office:value="800" calcext:value-type="float">
            <text:p>800</text:p>
          </table:table-cell>
          <table:table-cell table:style-name="ce74" table:formula="of:=[PythonAOSX.V17]*[PythonAOSX.P17]" office:value-type="float" office:value="11855848.6275" calcext:value-type="float">
            <text:p>11.855.848,63</text:p>
          </table:table-cell>
          <table:table-cell table:style-name="ce74" table:formula="of:=[PythonAOSX.V17]*[PythonAOSX.R17]" office:value-type="float" office:value="1009264.81960344" calcext:value-type="float">
            <text:p>1.009.264,82</text:p>
          </table:table-cell>
          <table:table-cell table:style-name="ce84" table:formula="of:=[PythonAOSX.Z4]+[PythonAOSX.W17]" office:value-type="float" office:value="1600" calcext:value-type="float">
            <text:p>1600</text:p>
          </table:table-cell>
          <table:table-cell table:style-name="ce85" table:formula="of:=COMBINEDMEAN([PythonAOSX.Z4]; [PythonAOSX.AA4]; [PythonAOSX.W17]; [PythonAOSX.X17])" office:value-type="float" office:value="11720109.52625" calcext:value-type="float">
            <text:p>11.720.109,53</text:p>
          </table:table-cell>
          <table:table-cell table:style-name="ce85" table:formula="of:=COMBINEDSTDDEV([PythonAOSX.Z4];[PythonAOSX.AA4];[PythonAOSX.AB4];[PythonAOSX.W17];[PythonAOSX.X17];[PythonAOSX.Y17])" office:value-type="float" office:value="1011778.27657388" calcext:value-type="float">
            <text:p>1.011.778,28</text:p>
          </table:table-cell>
          <table:table-cell table:style-name="ce82" table:formula="of:=[PythonAOSX.AA17]/[PythonAOSX.AB17]" office:value-type="float" office:value="11.5836738123466" calcext:value-type="float">
            <text:p>11,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PythonAOSX.K17]+1" office:value-type="float" office:value="18" calcext:value-type="float">
            <text:p>18</text:p>
          </table:table-cell>
          <table:table-cell/>
          <table:table-cell table:style-name="ce27" table:formula="of:=[PythonAOSX.N18] - com.microsoft.floor.precise([PythonAOSX.N18] * 0.2)" office:value-type="string" office:string-value="" calcext:value-type="error">
            <text:p>#NAME?</text:p>
          </table:table-cell>
          <table:table-cell table:style-name="ce66" table:formula="of:=INDIRECT(ADDRESS([PythonAOSX.$K18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8];3))" office:value-type="float" office:value="24948387.67375" calcext:value-type="float">
            <text:p>24.948.387,67</text:p>
          </table:table-cell>
          <table:table-cell table:style-name="ce77" table:formula="of:=[PythonAOSX.P5]/[PythonAOSX.P18]" office:value-type="float" office:value="1.0046372465633" calcext:value-type="float">
            <text:p>1,00</text:p>
          </table:table-cell>
          <table:table-cell table:style-name="ce74" table:formula="of:=INDIRECT(ADDRESS([PythonAOSX.$K18];4))" office:value-type="float" office:value="2206338.97316227" calcext:value-type="float">
            <text:p>2.206.338,97</text:p>
          </table:table-cell>
          <table:table-cell table:style-name="ce80" table:formula="of:=INDIRECT(ADDRESS([PythonAOSX.$K18];5))" office:value-type="float" office:value="0" calcext:value-type="float">
            <text:p>0,00</text:p>
          </table:table-cell>
          <table:table-cell table:style-name="ce81" table:formula="of:=IF([PythonAOSX.S18]=0;&quot;&quot;;ABS([PythonAOSX.P18] - [PythonAOSX.S18]) / MAX([PythonAOSX.P18]; [PythonAOSX.S18]))">
            <text:p/>
          </table:table-cell>
          <table:table-cell table:style-name="ce82" table:formula="of:=[PythonAOSX.P18]/[PythonAOSX.R18]" office:value-type="float" office:value="11.3075950600611" calcext:value-type="float">
            <text:p>11,31</text:p>
          </table:table-cell>
          <table:table-cell table:style-name="ce83" table:formula="of:=[PythonAOSX.U18] &gt;= [CPPRAW_Opt.$B$3]" office:value-type="boolean" office:boolean-value="true" calcext:value-type="boolean">
            <text:p>VERDADERO</text:p>
          </table:table-cell>
          <table:table-cell table:style-name="ce84" table:formula="of:=[PythonAOSX.V18]*[PythonAOSX.O18]" office:value-type="float" office:value="800" calcext:value-type="float">
            <text:p>800</text:p>
          </table:table-cell>
          <table:table-cell table:style-name="ce74" table:formula="of:=[PythonAOSX.V18]*[PythonAOSX.P18]" office:value-type="float" office:value="24948387.67375" calcext:value-type="float">
            <text:p>24.948.387,67</text:p>
          </table:table-cell>
          <table:table-cell table:style-name="ce74" table:formula="of:=[PythonAOSX.V18]*[PythonAOSX.R18]" office:value-type="float" office:value="2206338.97316227" calcext:value-type="float">
            <text:p>2.206.338,97</text:p>
          </table:table-cell>
          <table:table-cell table:style-name="ce84" table:formula="of:=[PythonAOSX.Z5]+[PythonAOSX.W18]" office:value-type="float" office:value="1600" calcext:value-type="float">
            <text:p>1600</text:p>
          </table:table-cell>
          <table:table-cell table:style-name="ce85" table:formula="of:=COMBINEDMEAN([PythonAOSX.Z5]; [PythonAOSX.AA5]; [PythonAOSX.W18]; [PythonAOSX.X18])" office:value-type="float" office:value="25006233.58625" calcext:value-type="float">
            <text:p>25.006.233,59</text:p>
          </table:table-cell>
          <table:table-cell table:style-name="ce85" table:formula="of:=COMBINEDSTDDEV([PythonAOSX.Z5];[PythonAOSX.AA5];[PythonAOSX.AB5];[PythonAOSX.W18];[PythonAOSX.X18];[PythonAOSX.Y18])" office:value-type="float" office:value="2213829.42391301" calcext:value-type="float">
            <text:p>2.213.829,42</text:p>
          </table:table-cell>
          <table:table-cell table:style-name="ce82" table:formula="of:=[PythonAOSX.AA18]/[PythonAOSX.AB18]" office:value-type="float" office:value="11.2954653669977" calcext:value-type="float">
            <text:p>11,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PythonAOSX.K18]+1" office:value-type="float" office:value="19" calcext:value-type="float">
            <text:p>19</text:p>
          </table:table-cell>
          <table:table-cell/>
          <table:table-cell table:style-name="ce28" table:formula="of:=[PythonAOSX.N19] - com.microsoft.floor.precise([PythonAOSX.N19] * 0.2)" office:value-type="string" office:string-value="" calcext:value-type="error">
            <text:p>#NAME?</text:p>
          </table:table-cell>
          <table:table-cell table:style-name="ce66" table:formula="of:=INDIRECT(ADDRESS([PythonAOSX.$K19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19];3))" office:value-type="float" office:value="55495895.38375" calcext:value-type="float">
            <text:p>55.495.895,38</text:p>
          </table:table-cell>
          <table:table-cell table:style-name="ce77" table:formula="of:=[PythonAOSX.P6]/[PythonAOSX.P19]" office:value-type="float" office:value="1.00158041875248" calcext:value-type="float">
            <text:p>1,00</text:p>
          </table:table-cell>
          <table:table-cell table:style-name="ce74" table:formula="of:=INDIRECT(ADDRESS([PythonAOSX.$K19];4))" office:value-type="float" office:value="2904407.80667695" calcext:value-type="float">
            <text:p>2.904.407,81</text:p>
          </table:table-cell>
          <table:table-cell table:style-name="ce80" table:formula="of:=INDIRECT(ADDRESS([PythonAOSX.$K19];5))" office:value-type="float" office:value="0" calcext:value-type="float">
            <text:p>0,00</text:p>
          </table:table-cell>
          <table:table-cell table:style-name="ce81" table:formula="of:=IF([PythonAOSX.S19]=0;&quot;&quot;;ABS([PythonAOSX.P19] - [PythonAOSX.S19]) / MAX([PythonAOSX.P19]; [PythonAOSX.S19]))">
            <text:p/>
          </table:table-cell>
          <table:table-cell table:style-name="ce82" table:formula="of:=[PythonAOSX.P19]/[PythonAOSX.R19]" office:value-type="float" office:value="19.1074735635162" calcext:value-type="float">
            <text:p>19,11</text:p>
          </table:table-cell>
          <table:table-cell table:style-name="ce83" table:formula="of:=[PythonAOSX.U19] &gt;= [CPPRAW_Opt.$B$3]" office:value-type="boolean" office:boolean-value="true" calcext:value-type="boolean">
            <text:p>VERDADERO</text:p>
          </table:table-cell>
          <table:table-cell table:style-name="ce84" table:formula="of:=[PythonAOSX.V19]*[PythonAOSX.O19]" office:value-type="float" office:value="800" calcext:value-type="float">
            <text:p>800</text:p>
          </table:table-cell>
          <table:table-cell table:style-name="ce74" table:formula="of:=[PythonAOSX.V19]*[PythonAOSX.P19]" office:value-type="float" office:value="55495895.38375" calcext:value-type="float">
            <text:p>55.495.895,38</text:p>
          </table:table-cell>
          <table:table-cell table:style-name="ce74" table:formula="of:=[PythonAOSX.V19]*[PythonAOSX.R19]" office:value-type="float" office:value="2904407.80667695" calcext:value-type="float">
            <text:p>2.904.407,81</text:p>
          </table:table-cell>
          <table:table-cell table:style-name="ce84" table:formula="of:=[PythonAOSX.Z6]+[PythonAOSX.W19]" office:value-type="float" office:value="1600" calcext:value-type="float">
            <text:p>1600</text:p>
          </table:table-cell>
          <table:table-cell table:style-name="ce85" table:formula="of:=COMBINEDMEAN([PythonAOSX.Z6]; [PythonAOSX.AA6]; [PythonAOSX.W19]; [PythonAOSX.X19])" office:value-type="float" office:value="55539748.760625" calcext:value-type="float">
            <text:p>55.539.748,76</text:p>
          </table:table-cell>
          <table:table-cell table:style-name="ce85" table:formula="of:=COMBINEDSTDDEV([PythonAOSX.Z6];[PythonAOSX.AA6];[PythonAOSX.AB6];[PythonAOSX.W19];[PythonAOSX.X19];[PythonAOSX.Y19])" office:value-type="float" office:value="2948384.64334785" calcext:value-type="float">
            <text:p>2.948.384,64</text:p>
          </table:table-cell>
          <table:table-cell table:style-name="ce82" table:formula="of:=[PythonAOSX.AA19]/[PythonAOSX.AB19]" office:value-type="float" office:value="18.8373484056545" calcext:value-type="float">
            <text:p>18,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PythonAOSX.K19]+1" office:value-type="float" office:value="20" calcext:value-type="float">
            <text:p>20</text:p>
          </table:table-cell>
          <table:table-cell/>
          <table:table-cell table:style-name="ce29" table:formula="of:=[PythonAOSX.N20] - com.microsoft.floor.precise([PythonAOSX.N20] * 0.2)" office:value-type="string" office:string-value="" calcext:value-type="error">
            <text:p>#NAME?</text:p>
          </table:table-cell>
          <table:table-cell table:style-name="ce66" table:formula="of:=INDIRECT(ADDRESS([PythonAOSX.$K20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0];3))" office:value-type="float" office:value="128986480.715" calcext:value-type="float">
            <text:p>128.986.480,72</text:p>
          </table:table-cell>
          <table:table-cell table:style-name="ce77" table:formula="of:=[PythonAOSX.P7]/[PythonAOSX.P20]" office:value-type="float" office:value="0.981925253729487" calcext:value-type="float">
            <text:p>0,98</text:p>
          </table:table-cell>
          <table:table-cell table:style-name="ce74" table:formula="of:=INDIRECT(ADDRESS([PythonAOSX.$K20];4))" office:value-type="float" office:value="8252531.15526398" calcext:value-type="float">
            <text:p>8.252.531,16</text:p>
          </table:table-cell>
          <table:table-cell table:style-name="ce80" table:formula="of:=INDIRECT(ADDRESS([PythonAOSX.$K20];5))" office:value-type="float" office:value="0" calcext:value-type="float">
            <text:p>0,00</text:p>
          </table:table-cell>
          <table:table-cell table:style-name="ce81" table:formula="of:=IF([PythonAOSX.S20]=0;&quot;&quot;;ABS([PythonAOSX.P20] - [PythonAOSX.S20]) / MAX([PythonAOSX.P20]; [PythonAOSX.S20]))">
            <text:p/>
          </table:table-cell>
          <table:table-cell table:style-name="ce82" table:formula="of:=[PythonAOSX.P20]/[PythonAOSX.R20]" office:value-type="float" office:value="15.6299295680604" calcext:value-type="float">
            <text:p>15,63</text:p>
          </table:table-cell>
          <table:table-cell table:style-name="ce83" table:formula="of:=[PythonAOSX.U20] &gt;= [CPPRAW_Opt.$B$3]" office:value-type="boolean" office:boolean-value="true" calcext:value-type="boolean">
            <text:p>VERDADERO</text:p>
          </table:table-cell>
          <table:table-cell table:style-name="ce84" table:formula="of:=[PythonAOSX.V20]*[PythonAOSX.O20]" office:value-type="float" office:value="800" calcext:value-type="float">
            <text:p>800</text:p>
          </table:table-cell>
          <table:table-cell table:style-name="ce74" table:formula="of:=[PythonAOSX.V20]*[PythonAOSX.P20]" office:value-type="float" office:value="128986480.715" calcext:value-type="float">
            <text:p>128.986.480,72</text:p>
          </table:table-cell>
          <table:table-cell table:style-name="ce74" table:formula="of:=[PythonAOSX.V20]*[PythonAOSX.R20]" office:value-type="float" office:value="8252531.15526398" calcext:value-type="float">
            <text:p>8.252.531,16</text:p>
          </table:table-cell>
          <table:table-cell table:style-name="ce84" table:formula="of:=[PythonAOSX.Z7]+[PythonAOSX.W20]" office:value-type="float" office:value="1600" calcext:value-type="float">
            <text:p>1600</text:p>
          </table:table-cell>
          <table:table-cell table:style-name="ce85" table:formula="of:=COMBINEDMEAN([PythonAOSX.Z7]; [PythonAOSX.AA7]; [PythonAOSX.W20]; [PythonAOSX.X20])" office:value-type="float" office:value="127820781.759375" calcext:value-type="float">
            <text:p>127.820.781,76</text:p>
          </table:table-cell>
          <table:table-cell table:style-name="ce85" table:formula="of:=COMBINEDSTDDEV([PythonAOSX.Z7];[PythonAOSX.AA7];[PythonAOSX.AB7];[PythonAOSX.W20];[PythonAOSX.X20];[PythonAOSX.Y20])" office:value-type="float" office:value="7827972.4131108" calcext:value-type="float">
            <text:p>7.827.972,41</text:p>
          </table:table-cell>
          <table:table-cell table:style-name="ce82" table:formula="of:=[PythonAOSX.AA20]/[PythonAOSX.AB20]" office:value-type="float" office:value="16.3287215403688" calcext:value-type="float">
            <text:p>16,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PythonAOSX.K20]+1" office:value-type="float" office:value="21" calcext:value-type="float">
            <text:p>21</text:p>
          </table:table-cell>
          <table:table-cell/>
          <table:table-cell table:style-name="ce30" table:formula="of:=[PythonAOSX.N21] - com.microsoft.floor.precise([PythonAOSX.N21] * 0.2)" office:value-type="string" office:string-value="" calcext:value-type="error">
            <text:p>#NAME?</text:p>
          </table:table-cell>
          <table:table-cell table:style-name="ce66" table:formula="of:=INDIRECT(ADDRESS([PythonAOSX.$K21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1];3))" office:value-type="float" office:value="312358998.62875" calcext:value-type="float">
            <text:p>312.358.998,63</text:p>
          </table:table-cell>
          <table:table-cell table:style-name="ce77" table:formula="of:=[PythonAOSX.P8]/[PythonAOSX.P21]" office:value-type="float" office:value="0.993267908638837" calcext:value-type="float">
            <text:p>0,99</text:p>
          </table:table-cell>
          <table:table-cell table:style-name="ce74" table:formula="of:=INDIRECT(ADDRESS([PythonAOSX.$K21];4))" office:value-type="float" office:value="12966923.4281451" calcext:value-type="float">
            <text:p>12.966.923,43</text:p>
          </table:table-cell>
          <table:table-cell table:style-name="ce80" table:formula="of:=INDIRECT(ADDRESS([PythonAOSX.$K21];5))" office:value-type="float" office:value="0" calcext:value-type="float">
            <text:p>0,00</text:p>
          </table:table-cell>
          <table:table-cell table:style-name="ce81" table:formula="of:=IF([PythonAOSX.S21]=0;&quot;&quot;;ABS([PythonAOSX.P21] - [PythonAOSX.S21]) / MAX([PythonAOSX.P21]; [PythonAOSX.S21]))">
            <text:p/>
          </table:table-cell>
          <table:table-cell table:style-name="ce82" table:formula="of:=[PythonAOSX.P21]/[PythonAOSX.R21]" office:value-type="float" office:value="24.088905927428" calcext:value-type="float">
            <text:p>24,09</text:p>
          </table:table-cell>
          <table:table-cell table:style-name="ce83" table:formula="of:=[PythonAOSX.U21] &gt;= [CPPRAW_Opt.$B$3]" office:value-type="boolean" office:boolean-value="true" calcext:value-type="boolean">
            <text:p>VERDADERO</text:p>
          </table:table-cell>
          <table:table-cell table:style-name="ce84" table:formula="of:=[PythonAOSX.V21]*[PythonAOSX.O21]" office:value-type="float" office:value="800" calcext:value-type="float">
            <text:p>800</text:p>
          </table:table-cell>
          <table:table-cell table:style-name="ce74" table:formula="of:=[PythonAOSX.V21]*[PythonAOSX.P21]" office:value-type="float" office:value="312358998.62875" calcext:value-type="float">
            <text:p>312.358.998,63</text:p>
          </table:table-cell>
          <table:table-cell table:style-name="ce74" table:formula="of:=[PythonAOSX.V21]*[PythonAOSX.R21]" office:value-type="float" office:value="12966923.4281451" calcext:value-type="float">
            <text:p>12.966.923,43</text:p>
          </table:table-cell>
          <table:table-cell table:style-name="ce84" table:formula="of:=[PythonAOSX.Z8]+[PythonAOSX.W21]" office:value-type="float" office:value="1600" calcext:value-type="float">
            <text:p>1600</text:p>
          </table:table-cell>
          <table:table-cell table:style-name="ce85" table:formula="of:=COMBINEDMEAN([PythonAOSX.Z8]; [PythonAOSX.AA8]; [PythonAOSX.W21]; [PythonAOSX.X21])" office:value-type="float" office:value="311307583.970625" calcext:value-type="float">
            <text:p>311.307.583,97</text:p>
          </table:table-cell>
          <table:table-cell table:style-name="ce85" table:formula="of:=COMBINEDSTDDEV([PythonAOSX.Z8];[PythonAOSX.AA8];[PythonAOSX.AB8];[PythonAOSX.W21];[PythonAOSX.X21];[PythonAOSX.Y21])" office:value-type="float" office:value="12960076.9043097" calcext:value-type="float">
            <text:p>12.960.076,90</text:p>
          </table:table-cell>
          <table:table-cell table:style-name="ce82" table:formula="of:=[PythonAOSX.AA21]/[PythonAOSX.AB21]" office:value-type="float" office:value="24.020504374253" calcext:value-type="float">
            <text:p>24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PythonAOSX.K21]+1" office:value-type="float" office:value="22" calcext:value-type="float">
            <text:p>22</text:p>
          </table:table-cell>
          <table:table-cell/>
          <table:table-cell table:style-name="ce31" table:formula="of:=[PythonAOSX.N22] - com.microsoft.floor.precise([PythonAOSX.N22] * 0.2)" office:value-type="string" office:string-value="" calcext:value-type="error">
            <text:p>#NAME?</text:p>
          </table:table-cell>
          <table:table-cell table:style-name="ce66" table:formula="of:=INDIRECT(ADDRESS([PythonAOSX.$K22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2];3))" office:value-type="float" office:value="726929440.7475" calcext:value-type="float">
            <text:p>726.929.440,75</text:p>
          </table:table-cell>
          <table:table-cell table:style-name="ce77" table:formula="of:=[PythonAOSX.P9]/[PythonAOSX.P22]" office:value-type="float" office:value="0.988414686490975" calcext:value-type="float">
            <text:p>0,99</text:p>
          </table:table-cell>
          <table:table-cell table:style-name="ce74" table:formula="of:=INDIRECT(ADDRESS([PythonAOSX.$K22];4))" office:value-type="float" office:value="30929820.5639721" calcext:value-type="float">
            <text:p>30.929.820,56</text:p>
          </table:table-cell>
          <table:table-cell table:style-name="ce80" table:formula="of:=INDIRECT(ADDRESS([PythonAOSX.$K22];5))" office:value-type="float" office:value="0" calcext:value-type="float">
            <text:p>0,00</text:p>
          </table:table-cell>
          <table:table-cell table:style-name="ce81" table:formula="of:=IF([PythonAOSX.S22]=0;&quot;&quot;;ABS([PythonAOSX.P22] - [PythonAOSX.S22]) / MAX([PythonAOSX.P22]; [PythonAOSX.S22]))">
            <text:p/>
          </table:table-cell>
          <table:table-cell table:style-name="ce82" table:formula="of:=[PythonAOSX.P22]/[PythonAOSX.R22]" office:value-type="float" office:value="23.5025430957154" calcext:value-type="float">
            <text:p>23,50</text:p>
          </table:table-cell>
          <table:table-cell table:style-name="ce83" table:formula="of:=[PythonAOSX.U22] &gt;= [CPPRAW_Opt.$B$3]" office:value-type="boolean" office:boolean-value="true" calcext:value-type="boolean">
            <text:p>VERDADERO</text:p>
          </table:table-cell>
          <table:table-cell table:style-name="ce84" table:formula="of:=[PythonAOSX.V22]*[PythonAOSX.O22]" office:value-type="float" office:value="800" calcext:value-type="float">
            <text:p>800</text:p>
          </table:table-cell>
          <table:table-cell table:style-name="ce74" table:formula="of:=[PythonAOSX.V22]*[PythonAOSX.P22]" office:value-type="float" office:value="726929440.7475" calcext:value-type="float">
            <text:p>726.929.440,75</text:p>
          </table:table-cell>
          <table:table-cell table:style-name="ce74" table:formula="of:=[PythonAOSX.V22]*[PythonAOSX.R22]" office:value-type="float" office:value="30929820.5639721" calcext:value-type="float">
            <text:p>30.929.820,56</text:p>
          </table:table-cell>
          <table:table-cell table:style-name="ce84" table:formula="of:=[PythonAOSX.Z9]+[PythonAOSX.W22]" office:value-type="float" office:value="1600" calcext:value-type="float">
            <text:p>1600</text:p>
          </table:table-cell>
          <table:table-cell table:style-name="ce85" table:formula="of:=COMBINEDMEAN([PythonAOSX.Z9]; [PythonAOSX.AA9]; [PythonAOSX.W22]; [PythonAOSX.X22])" office:value-type="float" office:value="722718588.0125" calcext:value-type="float">
            <text:p>722.718.588,01</text:p>
          </table:table-cell>
          <table:table-cell table:style-name="ce85" table:formula="of:=COMBINEDSTDDEV([PythonAOSX.Z9];[PythonAOSX.AA9];[PythonAOSX.AB9];[PythonAOSX.W22];[PythonAOSX.X22];[PythonAOSX.Y22])" office:value-type="float" office:value="30906903.9800481" calcext:value-type="float">
            <text:p>30.906.903,98</text:p>
          </table:table-cell>
          <table:table-cell table:style-name="ce82" table:formula="of:=[PythonAOSX.AA22]/[PythonAOSX.AB22]" office:value-type="float" office:value="23.3837264476264" calcext:value-type="float">
            <text:p>23,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PythonAOSX.K22]+1" office:value-type="float" office:value="23" calcext:value-type="float">
            <text:p>23</text:p>
          </table:table-cell>
          <table:table-cell/>
          <table:table-cell table:style-name="ce32" table:formula="of:=[PythonAOSX.N23] - com.microsoft.floor.precise([PythonAOSX.N23] * 0.2)" office:value-type="string" office:string-value="" calcext:value-type="error">
            <text:p>#NAME?</text:p>
          </table:table-cell>
          <table:table-cell table:style-name="ce66" table:formula="of:=INDIRECT(ADDRESS([PythonAOSX.$K23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3];3))" office:value-type="float" office:value="1475823712.02375" calcext:value-type="float">
            <text:p>1.475.823.712,02</text:p>
          </table:table-cell>
          <table:table-cell table:style-name="ce77" table:formula="of:=[PythonAOSX.P10]/[PythonAOSX.P23]" office:value-type="float" office:value="0.994149570680661" calcext:value-type="float">
            <text:p>0,99</text:p>
          </table:table-cell>
          <table:table-cell table:style-name="ce74" table:formula="of:=INDIRECT(ADDRESS([PythonAOSX.$K23];4))" office:value-type="float" office:value="32849577.2063822" calcext:value-type="float">
            <text:p>32.849.577,21</text:p>
          </table:table-cell>
          <table:table-cell table:style-name="ce80" table:formula="of:=INDIRECT(ADDRESS([PythonAOSX.$K23];5))" office:value-type="float" office:value="0" calcext:value-type="float">
            <text:p>0,00</text:p>
          </table:table-cell>
          <table:table-cell table:style-name="ce81" table:formula="of:=IF([PythonAOSX.S23]=0;&quot;&quot;;ABS([PythonAOSX.P23] - [PythonAOSX.S23]) / MAX([PythonAOSX.P23]; [PythonAOSX.S23]))">
            <text:p/>
          </table:table-cell>
          <table:table-cell table:style-name="ce82" table:formula="of:=[PythonAOSX.P23]/[PythonAOSX.R23]" office:value-type="float" office:value="44.9267186226378" calcext:value-type="float">
            <text:p>44,93</text:p>
          </table:table-cell>
          <table:table-cell table:style-name="ce83" table:formula="of:=[PythonAOSX.U23] &gt;= [CPPRAW_Opt.$B$3]" office:value-type="boolean" office:boolean-value="true" calcext:value-type="boolean">
            <text:p>VERDADERO</text:p>
          </table:table-cell>
          <table:table-cell table:style-name="ce84" table:formula="of:=[PythonAOSX.V23]*[PythonAOSX.O23]" office:value-type="float" office:value="800" calcext:value-type="float">
            <text:p>800</text:p>
          </table:table-cell>
          <table:table-cell table:style-name="ce74" table:formula="of:=[PythonAOSX.V23]*[PythonAOSX.P23]" office:value-type="float" office:value="1475823712.02375" calcext:value-type="float">
            <text:p>1.475.823.712,02</text:p>
          </table:table-cell>
          <table:table-cell table:style-name="ce74" table:formula="of:=[PythonAOSX.V23]*[PythonAOSX.R23]" office:value-type="float" office:value="32849577.2063822" calcext:value-type="float">
            <text:p>32.849.577,21</text:p>
          </table:table-cell>
          <table:table-cell table:style-name="ce84" table:formula="of:=[PythonAOSX.Z10]+[PythonAOSX.W23]" office:value-type="float" office:value="1600" calcext:value-type="float">
            <text:p>1600</text:p>
          </table:table-cell>
          <table:table-cell table:style-name="ce85" table:formula="of:=COMBINEDMEAN([PythonAOSX.Z10]; [PythonAOSX.AA10]; [PythonAOSX.W23]; [PythonAOSX.X23])" office:value-type="float" office:value="1471506610.86625" calcext:value-type="float">
            <text:p>1.471.506.610,87</text:p>
          </table:table-cell>
          <table:table-cell table:style-name="ce85" table:formula="of:=COMBINEDSTDDEV([PythonAOSX.Z10];[PythonAOSX.AA10];[PythonAOSX.AB10];[PythonAOSX.W23];[PythonAOSX.X23];[PythonAOSX.Y23])" office:value-type="float" office:value="36125690.185584" calcext:value-type="float">
            <text:p>36.125.690,19</text:p>
          </table:table-cell>
          <table:table-cell table:style-name="ce82" table:formula="of:=[PythonAOSX.AA23]/[PythonAOSX.AB23]" office:value-type="float" office:value="40.7329687905438" calcext:value-type="float">
            <text:p>40,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PythonAOSX.K23]+1" office:value-type="float" office:value="24" calcext:value-type="float">
            <text:p>24</text:p>
          </table:table-cell>
          <table:table-cell/>
          <table:table-cell table:style-name="ce33" table:formula="of:=[PythonAOSX.N24] - com.microsoft.floor.precise([PythonAOSX.N24] * 0.2)" office:value-type="string" office:string-value="" calcext:value-type="error">
            <text:p>#NAME?</text:p>
          </table:table-cell>
          <table:table-cell table:style-name="ce66" table:formula="of:=INDIRECT(ADDRESS([PythonAOSX.$K24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4];3))" office:value-type="float" office:value="2979095923.98" calcext:value-type="float">
            <text:p>2.979.095.923,98</text:p>
          </table:table-cell>
          <table:table-cell table:style-name="ce77" table:formula="of:=[PythonAOSX.P11]/[PythonAOSX.P24]" office:value-type="float" office:value="0.995941721918407" calcext:value-type="float">
            <text:p>1,00</text:p>
          </table:table-cell>
          <table:table-cell table:style-name="ce74" table:formula="of:=INDIRECT(ADDRESS([PythonAOSX.$K24];4))" office:value-type="float" office:value="86583828.6149255" calcext:value-type="float">
            <text:p>86.583.828,61</text:p>
          </table:table-cell>
          <table:table-cell table:style-name="ce80" table:formula="of:=INDIRECT(ADDRESS([PythonAOSX.$K24];5))" office:value-type="float" office:value="0" calcext:value-type="float">
            <text:p>0,00</text:p>
          </table:table-cell>
          <table:table-cell table:style-name="ce81" table:formula="of:=IF([PythonAOSX.S24]=0;&quot;&quot;;ABS([PythonAOSX.P24] - [PythonAOSX.S24]) / MAX([PythonAOSX.P24]; [PythonAOSX.S24]))">
            <text:p/>
          </table:table-cell>
          <table:table-cell table:style-name="ce82" table:formula="of:=[PythonAOSX.P24]/[PythonAOSX.R24]" office:value-type="float" office:value="34.4070708310819" calcext:value-type="float">
            <text:p>34,41</text:p>
          </table:table-cell>
          <table:table-cell table:style-name="ce83" table:formula="of:=[PythonAOSX.U24] &gt;= [CPPRAW_Opt.$B$3]" office:value-type="boolean" office:boolean-value="true" calcext:value-type="boolean">
            <text:p>VERDADERO</text:p>
          </table:table-cell>
          <table:table-cell table:style-name="ce84" table:formula="of:=[PythonAOSX.V24]*[PythonAOSX.O24]" office:value-type="float" office:value="800" calcext:value-type="float">
            <text:p>800</text:p>
          </table:table-cell>
          <table:table-cell table:style-name="ce74" table:formula="of:=[PythonAOSX.V24]*[PythonAOSX.P24]" office:value-type="float" office:value="2979095923.98" calcext:value-type="float">
            <text:p>2.979.095.923,98</text:p>
          </table:table-cell>
          <table:table-cell table:style-name="ce74" table:formula="of:=[PythonAOSX.V24]*[PythonAOSX.R24]" office:value-type="float" office:value="86583828.6149255" calcext:value-type="float">
            <text:p>86.583.828,61</text:p>
          </table:table-cell>
          <table:table-cell table:style-name="ce84" table:formula="of:=[PythonAOSX.Z11]+[PythonAOSX.W24]" office:value-type="float" office:value="1600" calcext:value-type="float">
            <text:p>1600</text:p>
          </table:table-cell>
          <table:table-cell table:style-name="ce85" table:formula="of:=COMBINEDMEAN([PythonAOSX.Z11]; [PythonAOSX.AA11]; [PythonAOSX.W24]; [PythonAOSX.X24])" office:value-type="float" office:value="2973050924.13437" calcext:value-type="float">
            <text:p>2.973.050.924,13</text:p>
          </table:table-cell>
          <table:table-cell table:style-name="ce85" table:formula="of:=COMBINEDSTDDEV([PythonAOSX.Z11];[PythonAOSX.AA11];[PythonAOSX.AB11];[PythonAOSX.W24];[PythonAOSX.X24];[PythonAOSX.Y24])" office:value-type="float" office:value="88236239.9050333" calcext:value-type="float">
            <text:p>88.236.239,91</text:p>
          </table:table-cell>
          <table:table-cell table:style-name="ce82" table:formula="of:=[PythonAOSX.AA24]/[PythonAOSX.AB24]" office:value-type="float" office:value="33.694215974459" calcext:value-type="float">
            <text:p>33,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PythonAOSX.K24]+1" office:value-type="float" office:value="25" calcext:value-type="float">
            <text:p>25</text:p>
          </table:table-cell>
          <table:table-cell/>
          <table:table-cell table:style-name="ce34" table:formula="of:=[PythonAOSX.N25] - com.microsoft.floor.precise([PythonAOSX.N25] * 0.2)" office:value-type="string" office:string-value="" calcext:value-type="error">
            <text:p>#NAME?</text:p>
          </table:table-cell>
          <table:table-cell table:style-name="ce66" table:formula="of:=INDIRECT(ADDRESS([PythonAOSX.$K25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5];3))" office:value-type="float" office:value="6135437660.86375" calcext:value-type="float">
            <text:p>6.135.437.660,86</text:p>
          </table:table-cell>
          <table:table-cell table:style-name="ce77" table:formula="of:=[PythonAOSX.P12]/[PythonAOSX.P25]" office:value-type="float" office:value="0.984980754329019" calcext:value-type="float">
            <text:p>0,98</text:p>
          </table:table-cell>
          <table:table-cell table:style-name="ce74" table:formula="of:=INDIRECT(ADDRESS([PythonAOSX.$K25];4))" office:value-type="float" office:value="549066419.885621" calcext:value-type="float">
            <text:p>549.066.419,89</text:p>
          </table:table-cell>
          <table:table-cell table:style-name="ce80" table:formula="of:=INDIRECT(ADDRESS([PythonAOSX.$K25];5))" office:value-type="float" office:value="0" calcext:value-type="float">
            <text:p>0,00</text:p>
          </table:table-cell>
          <table:table-cell table:style-name="ce81" table:formula="of:=IF([PythonAOSX.S25]=0;&quot;&quot;;ABS([PythonAOSX.P25] - [PythonAOSX.S25]) / MAX([PythonAOSX.P25]; [PythonAOSX.S25]))">
            <text:p/>
          </table:table-cell>
          <table:table-cell table:style-name="ce82" table:formula="of:=[PythonAOSX.P25]/[PythonAOSX.R25]" office:value-type="float" office:value="11.1743086786146" calcext:value-type="float">
            <text:p>11,17</text:p>
          </table:table-cell>
          <table:table-cell table:style-name="ce83" table:formula="of:=[PythonAOSX.U25] &gt;= [CPPRAW_Opt.$B$3]" office:value-type="boolean" office:boolean-value="true" calcext:value-type="boolean">
            <text:p>VERDADERO</text:p>
          </table:table-cell>
          <table:table-cell table:style-name="ce84" table:formula="of:=[PythonAOSX.V25]*[PythonAOSX.O25]" office:value-type="float" office:value="800" calcext:value-type="float">
            <text:p>800</text:p>
          </table:table-cell>
          <table:table-cell table:style-name="ce74" table:formula="of:=[PythonAOSX.V25]*[PythonAOSX.P25]" office:value-type="float" office:value="6135437660.86375" calcext:value-type="float">
            <text:p>6.135.437.660,86</text:p>
          </table:table-cell>
          <table:table-cell table:style-name="ce74" table:formula="of:=[PythonAOSX.V25]*[PythonAOSX.R25]" office:value-type="float" office:value="549066419.885621" calcext:value-type="float">
            <text:p>549.066.419,89</text:p>
          </table:table-cell>
          <table:table-cell table:style-name="ce84" table:formula="of:=[PythonAOSX.Z12]+[PythonAOSX.W25]" office:value-type="float" office:value="1600" calcext:value-type="float">
            <text:p>1600</text:p>
          </table:table-cell>
          <table:table-cell table:style-name="ce85" table:formula="of:=COMBINEDMEAN([PythonAOSX.Z12]; [PythonAOSX.AA12]; [PythonAOSX.W25]; [PythonAOSX.X25])" office:value-type="float" office:value="6089362838.1" calcext:value-type="float">
            <text:p>6.089.362.838,10</text:p>
          </table:table-cell>
          <table:table-cell table:style-name="ce85" table:formula="of:=COMBINEDSTDDEV([PythonAOSX.Z12];[PythonAOSX.AA12];[PythonAOSX.AB12];[PythonAOSX.W25];[PythonAOSX.X25];[PythonAOSX.Y25])" office:value-type="float" office:value="422395300.927946" calcext:value-type="float">
            <text:p>422.395.300,93</text:p>
          </table:table-cell>
          <table:table-cell table:style-name="ce82" table:formula="of:=[PythonAOSX.AA25]/[PythonAOSX.AB25]" office:value-type="float" office:value="14.4162655804231" calcext:value-type="float">
            <text:p>14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29" calcext:value-type="float">
            <text:p>29</text:p>
          </table:table-cell>
          <table:table-cell/>
          <table:table-cell table:style-name="ce35" table:formula="of:=[PythonAOSX.N29] - com.microsoft.floor.precise([PythonAOSX.N29] * 0.2)" office:value-type="string" office:string-value="" calcext:value-type="error">
            <text:p>#NAME?</text:p>
          </table:table-cell>
          <table:table-cell table:style-name="ce66" table:formula="of:=INDIRECT(ADDRESS([PythonAOSX.$K29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29];3))" office:value-type="float" office:value="5932399.4475" calcext:value-type="float">
            <text:p>5.932.399,45</text:p>
          </table:table-cell>
          <table:table-cell table:style-name="ce77" table:formula="of:=[PythonAOSX.P16]/[PythonAOSX.P29]" office:value-type="float" office:value="0.980497858661767" calcext:value-type="float">
            <text:p>0,98</text:p>
          </table:table-cell>
          <table:table-cell table:style-name="ce74" table:formula="of:=INDIRECT(ADDRESS([PythonAOSX.$K29];4))" office:value-type="float" office:value="605307.505244737" calcext:value-type="float">
            <text:p>605.307,51</text:p>
          </table:table-cell>
          <table:table-cell table:style-name="ce74" table:formula="of:=INDIRECT(ADDRESS([PythonAOSX.$K29];5))" office:value-type="float" office:value="5713867" calcext:value-type="float">
            <text:p>5.713.867,00</text:p>
          </table:table-cell>
          <table:table-cell table:style-name="ce81" table:formula="of:=IF([PythonAOSX.S29]=0;&quot;&quot;;ABS([PythonAOSX.P29] - [PythonAOSX.S29]) / MAX([PythonAOSX.P29]; [PythonAOSX.S29]))" office:value-type="float" office:value="0.0368371094080815" calcext:value-type="float">
            <text:p>0,0368</text:p>
          </table:table-cell>
          <table:table-cell table:style-name="ce82" table:formula="of:=[PythonAOSX.P29]/[PythonAOSX.R29]" office:value-type="float" office:value="9.80063752076132" calcext:value-type="float">
            <text:p>9,80</text:p>
          </table:table-cell>
          <table:table-cell table:style-name="ce83" table:formula="of:=[PythonAOSX.U29] &gt;= [CPPRAW_Opt.$B$3]" office:value-type="boolean" office:boolean-value="true" calcext:value-type="boolean">
            <text:p>VERDADERO</text:p>
          </table:table-cell>
          <table:table-cell table:style-name="ce84" table:formula="of:=[PythonAOSX.V29]*[PythonAOSX.O29]" office:value-type="float" office:value="800" calcext:value-type="float">
            <text:p>800</text:p>
          </table:table-cell>
          <table:table-cell table:style-name="ce74" table:formula="of:=[PythonAOSX.V29]*[PythonAOSX.P29]" office:value-type="float" office:value="5932399.4475" calcext:value-type="float">
            <text:p>5.932.399,45</text:p>
          </table:table-cell>
          <table:table-cell table:style-name="ce74" table:formula="of:=[PythonAOSX.V29]*[PythonAOSX.R29]" office:value-type="float" office:value="605307.505244737" calcext:value-type="float">
            <text:p>605.307,51</text:p>
          </table:table-cell>
          <table:table-cell table:style-name="ce84" table:formula="of:=[PythonAOSX.Z16]+[PythonAOSX.W29]" office:value-type="float" office:value="2400" calcext:value-type="float">
            <text:p>2400</text:p>
          </table:table-cell>
          <table:table-cell table:style-name="ce85" table:formula="of:=COMBINEDMEAN([PythonAOSX.Z16]; [PythonAOSX.AA16]; [PythonAOSX.W29]; [PythonAOSX.X29])" office:value-type="float" office:value="5839446.63416667" calcext:value-type="float">
            <text:p>5.839.446,63</text:p>
          </table:table-cell>
          <table:table-cell table:style-name="ce85" table:formula="of:=COMBINEDSTDDEV([PythonAOSX.Z16];[PythonAOSX.AA16];[PythonAOSX.AB16];[PythonAOSX.W29];[PythonAOSX.X29];[PythonAOSX.Y29])" office:value-type="float" office:value="583030.383838647" calcext:value-type="float">
            <text:p>583.030,38</text:p>
          </table:table-cell>
          <table:table-cell table:style-name="ce82" table:formula="of:=[PythonAOSX.AA29]/[PythonAOSX.AB29]" office:value-type="float" office:value="10.0156815082604" calcext:value-type="float">
            <text:p>10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PythonAOSX.K29]+1" office:value-type="float" office:value="30" calcext:value-type="float">
            <text:p>30</text:p>
          </table:table-cell>
          <table:table-cell/>
          <table:table-cell table:style-name="ce36" table:formula="of:=[PythonAOSX.N30] - com.microsoft.floor.precise([PythonAOSX.N30] * 0.2)" office:value-type="string" office:string-value="" calcext:value-type="error">
            <text:p>#NAME?</text:p>
          </table:table-cell>
          <table:table-cell table:style-name="ce66" table:formula="of:=INDIRECT(ADDRESS([PythonAOSX.$K30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0];3))" office:value-type="float" office:value="12246401.43" calcext:value-type="float">
            <text:p>12.246.401,43</text:p>
          </table:table-cell>
          <table:table-cell table:style-name="ce77" table:formula="of:=[PythonAOSX.P17]/[PythonAOSX.P30]" office:value-type="float" office:value="0.968108770177722" calcext:value-type="float">
            <text:p>0,97</text:p>
          </table:table-cell>
          <table:table-cell table:style-name="ce74" table:formula="of:=INDIRECT(ADDRESS([PythonAOSX.$K30];4))" office:value-type="float" office:value="1269398.22517341" calcext:value-type="float">
            <text:p>1.269.398,23</text:p>
          </table:table-cell>
          <table:table-cell table:style-name="ce74" table:formula="of:=INDIRECT(ADDRESS([PythonAOSX.$K30];5))" office:value-type="float" office:value="11700150" calcext:value-type="float">
            <text:p>11.700.150,00</text:p>
          </table:table-cell>
          <table:table-cell table:style-name="ce81" table:formula="of:=IF([PythonAOSX.S30]=0;&quot;&quot;;ABS([PythonAOSX.P30] - [PythonAOSX.S30]) / MAX([PythonAOSX.P30]; [PythonAOSX.S30]))" office:value-type="float" office:value="0.0446050566872525" calcext:value-type="float">
            <text:p>0,0446</text:p>
          </table:table-cell>
          <table:table-cell table:style-name="ce82" table:formula="of:=[PythonAOSX.P30]/[PythonAOSX.R30]" office:value-type="float" office:value="9.64740708403546" calcext:value-type="float">
            <text:p>9,65</text:p>
          </table:table-cell>
          <table:table-cell table:style-name="ce83" table:formula="of:=[PythonAOSX.U30] &gt;= [CPPRAW_Opt.$B$3]" office:value-type="boolean" office:boolean-value="true" calcext:value-type="boolean">
            <text:p>VERDADERO</text:p>
          </table:table-cell>
          <table:table-cell table:style-name="ce84" table:formula="of:=[PythonAOSX.V30]*[PythonAOSX.O30]" office:value-type="float" office:value="800" calcext:value-type="float">
            <text:p>800</text:p>
          </table:table-cell>
          <table:table-cell table:style-name="ce74" table:formula="of:=[PythonAOSX.V30]*[PythonAOSX.P30]" office:value-type="float" office:value="12246401.43" calcext:value-type="float">
            <text:p>12.246.401,43</text:p>
          </table:table-cell>
          <table:table-cell table:style-name="ce74" table:formula="of:=[PythonAOSX.V30]*[PythonAOSX.R30]" office:value-type="float" office:value="1269398.22517341" calcext:value-type="float">
            <text:p>1.269.398,23</text:p>
          </table:table-cell>
          <table:table-cell table:style-name="ce84" table:formula="of:=[PythonAOSX.Z17]+[PythonAOSX.W30]" office:value-type="float" office:value="2400" calcext:value-type="float">
            <text:p>2400</text:p>
          </table:table-cell>
          <table:table-cell table:style-name="ce85" table:formula="of:=COMBINEDMEAN([PythonAOSX.Z17]; [PythonAOSX.AA17]; [PythonAOSX.W30]; [PythonAOSX.X30])" office:value-type="float" office:value="11895540.1608333" calcext:value-type="float">
            <text:p>11.895.540,16</text:p>
          </table:table-cell>
          <table:table-cell table:style-name="ce85" table:formula="of:=COMBINEDSTDDEV([PythonAOSX.Z17];[PythonAOSX.AA17];[PythonAOSX.AB17];[PythonAOSX.W30];[PythonAOSX.X30];[PythonAOSX.Y30])" office:value-type="float" office:value="1131624.90045572" calcext:value-type="float">
            <text:p>1.131.624,90</text:p>
          </table:table-cell>
          <table:table-cell table:style-name="ce82" table:formula="of:=[PythonAOSX.AA30]/[PythonAOSX.AB30]" office:value-type="float" office:value="10.5119109309479" calcext:value-type="float">
            <text:p>10,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PythonAOSX.K30]+1" office:value-type="float" office:value="31" calcext:value-type="float">
            <text:p>31</text:p>
          </table:table-cell>
          <table:table-cell/>
          <table:table-cell table:style-name="ce37" table:formula="of:=[PythonAOSX.N31] - com.microsoft.floor.precise([PythonAOSX.N31] * 0.2)" office:value-type="string" office:string-value="" calcext:value-type="error">
            <text:p>#NAME?</text:p>
          </table:table-cell>
          <table:table-cell table:style-name="ce66" table:formula="of:=INDIRECT(ADDRESS([PythonAOSX.$K31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1];3))" office:value-type="float" office:value="25973579.7175" calcext:value-type="float">
            <text:p>25.973.579,72</text:p>
          </table:table-cell>
          <table:table-cell table:style-name="ce77" table:formula="of:=[PythonAOSX.P18]/[PythonAOSX.P31]" office:value-type="float" office:value="0.960529428176615" calcext:value-type="float">
            <text:p>0,96</text:p>
          </table:table-cell>
          <table:table-cell table:style-name="ce74" table:formula="of:=INDIRECT(ADDRESS([PythonAOSX.$K31];4))" office:value-type="float" office:value="2394603.97465922" calcext:value-type="float">
            <text:p>2.394.603,97</text:p>
          </table:table-cell>
          <table:table-cell table:style-name="ce74" table:formula="of:=INDIRECT(ADDRESS([PythonAOSX.$K31];5))" office:value-type="float" office:value="26803561" calcext:value-type="float">
            <text:p>26.803.561,00</text:p>
          </table:table-cell>
          <table:table-cell table:style-name="ce81" table:formula="of:=IF([PythonAOSX.S31]=0;&quot;&quot;;ABS([PythonAOSX.P31] - [PythonAOSX.S31]) / MAX([PythonAOSX.P31]; [PythonAOSX.S31]))" office:value-type="float" office:value="0.0309653363782521" calcext:value-type="float">
            <text:p>0,0310</text:p>
          </table:table-cell>
          <table:table-cell table:style-name="ce82" table:formula="of:=[PythonAOSX.P31]/[PythonAOSX.R31]" office:value-type="float" office:value="10.8467120210123" calcext:value-type="float">
            <text:p>10,85</text:p>
          </table:table-cell>
          <table:table-cell table:style-name="ce83" table:formula="of:=[PythonAOSX.U31] &gt;= [CPPRAW_Opt.$B$3]" office:value-type="boolean" office:boolean-value="true" calcext:value-type="boolean">
            <text:p>VERDADERO</text:p>
          </table:table-cell>
          <table:table-cell table:style-name="ce84" table:formula="of:=[PythonAOSX.V31]*[PythonAOSX.O31]" office:value-type="float" office:value="800" calcext:value-type="float">
            <text:p>800</text:p>
          </table:table-cell>
          <table:table-cell table:style-name="ce74" table:formula="of:=[PythonAOSX.V31]*[PythonAOSX.P31]" office:value-type="float" office:value="25973579.7175" calcext:value-type="float">
            <text:p>25.973.579,72</text:p>
          </table:table-cell>
          <table:table-cell table:style-name="ce74" table:formula="of:=[PythonAOSX.V31]*[PythonAOSX.R31]" office:value-type="float" office:value="2394603.97465922" calcext:value-type="float">
            <text:p>2.394.603,97</text:p>
          </table:table-cell>
          <table:table-cell table:style-name="ce84" table:formula="of:=[PythonAOSX.Z18]+[PythonAOSX.W31]" office:value-type="float" office:value="2400" calcext:value-type="float">
            <text:p>2400</text:p>
          </table:table-cell>
          <table:table-cell table:style-name="ce85" table:formula="of:=COMBINEDMEAN([PythonAOSX.Z18]; [PythonAOSX.AA18]; [PythonAOSX.W31]; [PythonAOSX.X31])" office:value-type="float" office:value="25328682.2966667" calcext:value-type="float">
            <text:p>25.328.682,30</text:p>
          </table:table-cell>
          <table:table-cell table:style-name="ce85" table:formula="of:=COMBINEDSTDDEV([PythonAOSX.Z18];[PythonAOSX.AA18];[PythonAOSX.AB18];[PythonAOSX.W31];[PythonAOSX.X31];[PythonAOSX.Y31])" office:value-type="float" office:value="2320451.48729403" calcext:value-type="float">
            <text:p>2.320.451,49</text:p>
          </table:table-cell>
          <table:table-cell table:style-name="ce82" table:formula="of:=[PythonAOSX.AA31]/[PythonAOSX.AB31]" office:value-type="float" office:value="10.9154112617125" calcext:value-type="float">
            <text:p>10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PythonAOSX.K31]+1" office:value-type="float" office:value="32" calcext:value-type="float">
            <text:p>32</text:p>
          </table:table-cell>
          <table:table-cell/>
          <table:table-cell table:style-name="ce38" table:formula="of:=[PythonAOSX.N32] - com.microsoft.floor.precise([PythonAOSX.N32] * 0.2)" office:value-type="string" office:string-value="" calcext:value-type="error">
            <text:p>#NAME?</text:p>
          </table:table-cell>
          <table:table-cell table:style-name="ce66" table:formula="of:=INDIRECT(ADDRESS([PythonAOSX.$K32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2];3))" office:value-type="float" office:value="56660539.12" calcext:value-type="float">
            <text:p>56.660.539,12</text:p>
          </table:table-cell>
          <table:table-cell table:style-name="ce77" table:formula="of:=[PythonAOSX.P19]/[PythonAOSX.P32]" office:value-type="float" office:value="0.97944524082654" calcext:value-type="float">
            <text:p>0,98</text:p>
          </table:table-cell>
          <table:table-cell table:style-name="ce74" table:formula="of:=INDIRECT(ADDRESS([PythonAOSX.$K32];4))" office:value-type="float" office:value="3541064.18634992" calcext:value-type="float">
            <text:p>3.541.064,19</text:p>
          </table:table-cell>
          <table:table-cell table:style-name="ce74" table:formula="of:=INDIRECT(ADDRESS([PythonAOSX.$K32];5))" office:value-type="float" office:value="55780453" calcext:value-type="float">
            <text:p>55.780.453,00</text:p>
          </table:table-cell>
          <table:table-cell table:style-name="ce81" table:formula="of:=IF([PythonAOSX.S32]=0;&quot;&quot;;ABS([PythonAOSX.P32] - [PythonAOSX.S32]) / MAX([PythonAOSX.P32]; [PythonAOSX.S32]))" office:value-type="float" office:value="0.015532611119991" calcext:value-type="float">
            <text:p>0,0155</text:p>
          </table:table-cell>
          <table:table-cell table:style-name="ce82" table:formula="of:=[PythonAOSX.P32]/[PythonAOSX.R32]" office:value-type="float" office:value="16.0009918313299" calcext:value-type="float">
            <text:p>16,00</text:p>
          </table:table-cell>
          <table:table-cell table:style-name="ce83" table:formula="of:=[PythonAOSX.U32] &gt;= [CPPRAW_Opt.$B$3]" office:value-type="boolean" office:boolean-value="true" calcext:value-type="boolean">
            <text:p>VERDADERO</text:p>
          </table:table-cell>
          <table:table-cell table:style-name="ce84" table:formula="of:=[PythonAOSX.V32]*[PythonAOSX.O32]" office:value-type="float" office:value="800" calcext:value-type="float">
            <text:p>800</text:p>
          </table:table-cell>
          <table:table-cell table:style-name="ce74" table:formula="of:=[PythonAOSX.V32]*[PythonAOSX.P32]" office:value-type="float" office:value="56660539.12" calcext:value-type="float">
            <text:p>56.660.539,12</text:p>
          </table:table-cell>
          <table:table-cell table:style-name="ce74" table:formula="of:=[PythonAOSX.V32]*[PythonAOSX.R32]" office:value-type="float" office:value="3541064.18634992" calcext:value-type="float">
            <text:p>3.541.064,19</text:p>
          </table:table-cell>
          <table:table-cell table:style-name="ce84" table:formula="of:=[PythonAOSX.Z19]+[PythonAOSX.W32]" office:value-type="float" office:value="2400" calcext:value-type="float">
            <text:p>2400</text:p>
          </table:table-cell>
          <table:table-cell table:style-name="ce85" table:formula="of:=COMBINEDMEAN([PythonAOSX.Z19]; [PythonAOSX.AA19]; [PythonAOSX.W32]; [PythonAOSX.X32])" office:value-type="float" office:value="55913345.5470833" calcext:value-type="float">
            <text:p>55.913.345,55</text:p>
          </table:table-cell>
          <table:table-cell table:style-name="ce85" table:formula="of:=COMBINEDSTDDEV([PythonAOSX.Z19];[PythonAOSX.AA19];[PythonAOSX.AB19];[PythonAOSX.W32];[PythonAOSX.X32];[PythonAOSX.Y32])" office:value-type="float" office:value="3201499.58614443" calcext:value-type="float">
            <text:p>3.201.499,59</text:p>
          </table:table-cell>
          <table:table-cell table:style-name="ce82" table:formula="of:=[PythonAOSX.AA32]/[PythonAOSX.AB32]" office:value-type="float" office:value="17.4647361471066" calcext:value-type="float">
            <text:p>17,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PythonAOSX.K32]+1" office:value-type="float" office:value="33" calcext:value-type="float">
            <text:p>33</text:p>
          </table:table-cell>
          <table:table-cell/>
          <table:table-cell table:style-name="ce39" table:formula="of:=[PythonAOSX.N33] - com.microsoft.floor.precise([PythonAOSX.N33] * 0.2)" office:value-type="string" office:string-value="" calcext:value-type="error">
            <text:p>#NAME?</text:p>
          </table:table-cell>
          <table:table-cell table:style-name="ce66" table:formula="of:=INDIRECT(ADDRESS([PythonAOSX.$K33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3];3))" office:value-type="float" office:value="129870917.3325" calcext:value-type="float">
            <text:p>129.870.917,33</text:p>
          </table:table-cell>
          <table:table-cell table:style-name="ce77" table:formula="of:=[PythonAOSX.P20]/[PythonAOSX.P33]" office:value-type="float" office:value="0.993189879338146" calcext:value-type="float">
            <text:p>0,99</text:p>
          </table:table-cell>
          <table:table-cell table:style-name="ce74" table:formula="of:=INDIRECT(ADDRESS([PythonAOSX.$K33];4))" office:value-type="float" office:value="7543002.15397265" calcext:value-type="float">
            <text:p>7.543.002,15</text:p>
          </table:table-cell>
          <table:table-cell table:style-name="ce74" table:formula="of:=INDIRECT(ADDRESS([PythonAOSX.$K33];5))" office:value-type="float" office:value="126882420" calcext:value-type="float">
            <text:p>126.882.420,00</text:p>
          </table:table-cell>
          <table:table-cell table:style-name="ce81" table:formula="of:=IF([PythonAOSX.S33]=0;&quot;&quot;;ABS([PythonAOSX.P33] - [PythonAOSX.S33]) / MAX([PythonAOSX.P33]; [PythonAOSX.S33]))" office:value-type="float" office:value="0.0230112899322082" calcext:value-type="float">
            <text:p>0,0230</text:p>
          </table:table-cell>
          <table:table-cell table:style-name="ce82" table:formula="of:=[PythonAOSX.P33]/[PythonAOSX.R33]" office:value-type="float" office:value="17.2174042485327" calcext:value-type="float">
            <text:p>17,22</text:p>
          </table:table-cell>
          <table:table-cell table:style-name="ce83" table:formula="of:=[PythonAOSX.U33] &gt;= [CPPRAW_Opt.$B$3]" office:value-type="boolean" office:boolean-value="true" calcext:value-type="boolean">
            <text:p>VERDADERO</text:p>
          </table:table-cell>
          <table:table-cell table:style-name="ce84" table:formula="of:=[PythonAOSX.V33]*[PythonAOSX.O33]" office:value-type="float" office:value="800" calcext:value-type="float">
            <text:p>800</text:p>
          </table:table-cell>
          <table:table-cell table:style-name="ce74" table:formula="of:=[PythonAOSX.V33]*[PythonAOSX.P33]" office:value-type="float" office:value="129870917.3325" calcext:value-type="float">
            <text:p>129.870.917,33</text:p>
          </table:table-cell>
          <table:table-cell table:style-name="ce74" table:formula="of:=[PythonAOSX.V33]*[PythonAOSX.R33]" office:value-type="float" office:value="7543002.15397265" calcext:value-type="float">
            <text:p>7.543.002,15</text:p>
          </table:table-cell>
          <table:table-cell table:style-name="ce84" table:formula="of:=[PythonAOSX.Z20]+[PythonAOSX.W33]" office:value-type="float" office:value="2400" calcext:value-type="float">
            <text:p>2400</text:p>
          </table:table-cell>
          <table:table-cell table:style-name="ce85" table:formula="of:=COMBINEDMEAN([PythonAOSX.Z20]; [PythonAOSX.AA20]; [PythonAOSX.W33]; [PythonAOSX.X33])" office:value-type="float" office:value="128504160.28375" calcext:value-type="float">
            <text:p>128.504.160,28</text:p>
          </table:table-cell>
          <table:table-cell table:style-name="ce85" table:formula="of:=COMBINEDSTDDEV([PythonAOSX.Z20];[PythonAOSX.AA20];[PythonAOSX.AB20];[PythonAOSX.W33];[PythonAOSX.X33];[PythonAOSX.Y33])" office:value-type="float" office:value="7792761.90495143" calcext:value-type="float">
            <text:p>7.792.761,90</text:p>
          </table:table-cell>
          <table:table-cell table:style-name="ce82" table:formula="of:=[PythonAOSX.AA33]/[PythonAOSX.AB33]" office:value-type="float" office:value="16.4901945999531" calcext:value-type="float">
            <text:p>16,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PythonAOSX.K33]+1" office:value-type="float" office:value="34" calcext:value-type="float">
            <text:p>34</text:p>
          </table:table-cell>
          <table:table-cell/>
          <table:table-cell table:style-name="ce40" table:formula="of:=[PythonAOSX.N34] - com.microsoft.floor.precise([PythonAOSX.N34] * 0.2)" office:value-type="string" office:string-value="" calcext:value-type="error">
            <text:p>#NAME?</text:p>
          </table:table-cell>
          <table:table-cell table:style-name="ce66" table:formula="of:=INDIRECT(ADDRESS([PythonAOSX.$K34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4];3))" office:value-type="float" office:value="315716488.28" calcext:value-type="float">
            <text:p>315.716.488,28</text:p>
          </table:table-cell>
          <table:table-cell table:style-name="ce77" table:formula="of:=[PythonAOSX.P21]/[PythonAOSX.P34]" office:value-type="float" office:value="0.989365491585374" calcext:value-type="float">
            <text:p>0,99</text:p>
          </table:table-cell>
          <table:table-cell table:style-name="ce74" table:formula="of:=INDIRECT(ADDRESS([PythonAOSX.$K34];4))" office:value-type="float" office:value="13968933.1292185" calcext:value-type="float">
            <text:p>13.968.933,13</text:p>
          </table:table-cell>
          <table:table-cell table:style-name="ce74" table:formula="of:=INDIRECT(ADDRESS([PythonAOSX.$K34];5))" office:value-type="float" office:value="310327471" calcext:value-type="float">
            <text:p>310.327.471,00</text:p>
          </table:table-cell>
          <table:table-cell table:style-name="ce81" table:formula="of:=IF([PythonAOSX.S34]=0;&quot;&quot;;ABS([PythonAOSX.P34] - [PythonAOSX.S34]) / MAX([PythonAOSX.P34]; [PythonAOSX.S34]))" office:value-type="float" office:value="0.0170691664200338" calcext:value-type="float">
            <text:p>0,0171</text:p>
          </table:table-cell>
          <table:table-cell table:style-name="ce82" table:formula="of:=[PythonAOSX.P34]/[PythonAOSX.R34]" office:value-type="float" office:value="22.6013314946453" calcext:value-type="float">
            <text:p>22,60</text:p>
          </table:table-cell>
          <table:table-cell table:style-name="ce83" table:formula="of:=[PythonAOSX.U34] &gt;= [CPPRAW_Opt.$B$3]" office:value-type="boolean" office:boolean-value="true" calcext:value-type="boolean">
            <text:p>VERDADERO</text:p>
          </table:table-cell>
          <table:table-cell table:style-name="ce84" table:formula="of:=[PythonAOSX.V34]*[PythonAOSX.O34]" office:value-type="float" office:value="800" calcext:value-type="float">
            <text:p>800</text:p>
          </table:table-cell>
          <table:table-cell table:style-name="ce74" table:formula="of:=[PythonAOSX.V34]*[PythonAOSX.P34]" office:value-type="float" office:value="315716488.28" calcext:value-type="float">
            <text:p>315.716.488,28</text:p>
          </table:table-cell>
          <table:table-cell table:style-name="ce74" table:formula="of:=[PythonAOSX.V34]*[PythonAOSX.R34]" office:value-type="float" office:value="13968933.1292185" calcext:value-type="float">
            <text:p>13.968.933,13</text:p>
          </table:table-cell>
          <table:table-cell table:style-name="ce84" table:formula="of:=[PythonAOSX.Z21]+[PythonAOSX.W34]" office:value-type="float" office:value="2400" calcext:value-type="float">
            <text:p>2400</text:p>
          </table:table-cell>
          <table:table-cell table:style-name="ce85" table:formula="of:=COMBINEDMEAN([PythonAOSX.Z21]; [PythonAOSX.AA21]; [PythonAOSX.W34]; [PythonAOSX.X34])" office:value-type="float" office:value="312777218.740417" calcext:value-type="float">
            <text:p>312.777.218,74</text:p>
          </table:table-cell>
          <table:table-cell table:style-name="ce85" table:formula="of:=COMBINEDSTDDEV([PythonAOSX.Z21];[PythonAOSX.AA21];[PythonAOSX.AB21];[PythonAOSX.W34];[PythonAOSX.X34];[PythonAOSX.Y34])" office:value-type="float" office:value="13463406.5578614" calcext:value-type="float">
            <text:p>13.463.406,56</text:p>
          </table:table-cell>
          <table:table-cell table:style-name="ce82" table:formula="of:=[PythonAOSX.AA34]/[PythonAOSX.AB34]" office:value-type="float" office:value="23.2316551829732" calcext:value-type="float">
            <text:p>23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PythonAOSX.K34]+1" office:value-type="float" office:value="35" calcext:value-type="float">
            <text:p>35</text:p>
          </table:table-cell>
          <table:table-cell/>
          <table:table-cell table:style-name="ce41" table:formula="of:=[PythonAOSX.N35] - com.microsoft.floor.precise([PythonAOSX.N35] * 0.2)" office:value-type="string" office:string-value="" calcext:value-type="error">
            <text:p>#NAME?</text:p>
          </table:table-cell>
          <table:table-cell table:style-name="ce66" table:formula="of:=INDIRECT(ADDRESS([PythonAOSX.$K35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5];3))" office:value-type="float" office:value="737610181.5175" calcext:value-type="float">
            <text:p>737.610.181,52</text:p>
          </table:table-cell>
          <table:table-cell table:style-name="ce77" table:formula="of:=[PythonAOSX.P22]/[PythonAOSX.P35]" office:value-type="float" office:value="0.985519802956046" calcext:value-type="float">
            <text:p>0,99</text:p>
          </table:table-cell>
          <table:table-cell table:style-name="ce74" table:formula="of:=INDIRECT(ADDRESS([PythonAOSX.$K35];4))" office:value-type="float" office:value="31695841.7194545" calcext:value-type="float">
            <text:p>31.695.841,72</text:p>
          </table:table-cell>
          <table:table-cell table:style-name="ce74" table:formula="of:=INDIRECT(ADDRESS([PythonAOSX.$K35];5))" office:value-type="float" office:value="751056088" calcext:value-type="float">
            <text:p>751.056.088,00</text:p>
          </table:table-cell>
          <table:table-cell table:style-name="ce81" table:formula="of:=IF([PythonAOSX.S35]=0;&quot;&quot;;ABS([PythonAOSX.P35] - [PythonAOSX.S35]) / MAX([PythonAOSX.P35]; [PythonAOSX.S35]))" office:value-type="float" office:value="0.0179026662553329" calcext:value-type="float">
            <text:p>0,0179</text:p>
          </table:table-cell>
          <table:table-cell table:style-name="ce82" table:formula="of:=[PythonAOSX.P35]/[PythonAOSX.R35]" office:value-type="float" office:value="23.2715126497103" calcext:value-type="float">
            <text:p>23,27</text:p>
          </table:table-cell>
          <table:table-cell table:style-name="ce83" table:formula="of:=[PythonAOSX.U35] &gt;= [CPPRAW_Opt.$B$3]" office:value-type="boolean" office:boolean-value="true" calcext:value-type="boolean">
            <text:p>VERDADERO</text:p>
          </table:table-cell>
          <table:table-cell table:style-name="ce84" table:formula="of:=[PythonAOSX.V35]*[PythonAOSX.O35]" office:value-type="float" office:value="800" calcext:value-type="float">
            <text:p>800</text:p>
          </table:table-cell>
          <table:table-cell table:style-name="ce74" table:formula="of:=[PythonAOSX.V35]*[PythonAOSX.P35]" office:value-type="float" office:value="737610181.5175" calcext:value-type="float">
            <text:p>737.610.181,52</text:p>
          </table:table-cell>
          <table:table-cell table:style-name="ce74" table:formula="of:=[PythonAOSX.V35]*[PythonAOSX.R35]" office:value-type="float" office:value="31695841.7194545" calcext:value-type="float">
            <text:p>31.695.841,72</text:p>
          </table:table-cell>
          <table:table-cell table:style-name="ce84" table:formula="of:=[PythonAOSX.Z22]+[PythonAOSX.W35]" office:value-type="float" office:value="2400" calcext:value-type="float">
            <text:p>2400</text:p>
          </table:table-cell>
          <table:table-cell table:style-name="ce85" table:formula="of:=COMBINEDMEAN([PythonAOSX.Z22]; [PythonAOSX.AA22]; [PythonAOSX.W35]; [PythonAOSX.X35])" office:value-type="float" office:value="727682452.514167" calcext:value-type="float">
            <text:p>727.682.452,51</text:p>
          </table:table-cell>
          <table:table-cell table:style-name="ce85" table:formula="of:=COMBINEDSTDDEV([PythonAOSX.Z22];[PythonAOSX.AA22];[PythonAOSX.AB22];[PythonAOSX.W35];[PythonAOSX.X35];[PythonAOSX.Y35])" office:value-type="float" office:value="31946650.4297206" calcext:value-type="float">
            <text:p>31.946.650,43</text:p>
          </table:table-cell>
          <table:table-cell table:style-name="ce82" table:formula="of:=[PythonAOSX.AA35]/[PythonAOSX.AB35]" office:value-type="float" office:value="22.7780516181186" calcext:value-type="float">
            <text:p>22,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PythonAOSX.K35]+1" office:value-type="float" office:value="36" calcext:value-type="float">
            <text:p>36</text:p>
          </table:table-cell>
          <table:table-cell/>
          <table:table-cell table:style-name="ce42" table:formula="of:=[PythonAOSX.N36] - com.microsoft.floor.precise([PythonAOSX.N36] * 0.2)" office:value-type="string" office:string-value="" calcext:value-type="error">
            <text:p>#NAME?</text:p>
          </table:table-cell>
          <table:table-cell table:style-name="ce66" table:formula="of:=INDIRECT(ADDRESS([PythonAOSX.$K36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6];3))" office:value-type="float" office:value="1507247264.73375" calcext:value-type="float">
            <text:p>1.507.247.264,73</text:p>
          </table:table-cell>
          <table:table-cell table:style-name="ce77" table:formula="of:=[PythonAOSX.P23]/[PythonAOSX.P36]" office:value-type="float" office:value="0.979151693656879" calcext:value-type="float">
            <text:p>0,98</text:p>
          </table:table-cell>
          <table:table-cell table:style-name="ce74" table:formula="of:=INDIRECT(ADDRESS([PythonAOSX.$K36];4))" office:value-type="float" office:value="37552691.5244698" calcext:value-type="float">
            <text:p>37.552.691,52</text:p>
          </table:table-cell>
          <table:table-cell table:style-name="ce74" table:formula="of:=INDIRECT(ADDRESS([PythonAOSX.$K36];5))" office:value-type="float" office:value="1506520421" calcext:value-type="float">
            <text:p>1.506.520.421,00</text:p>
          </table:table-cell>
          <table:table-cell table:style-name="ce81" table:formula="of:=IF([PythonAOSX.S36]=0;&quot;&quot;;ABS([PythonAOSX.P36] - [PythonAOSX.S36]) / MAX([PythonAOSX.P36]; [PythonAOSX.S36]))" office:value-type="float" office:value="0.000482232577730701" calcext:value-type="float">
            <text:p>0,0005</text:p>
          </table:table-cell>
          <table:table-cell table:style-name="ce82" table:formula="of:=[PythonAOSX.P36]/[PythonAOSX.R36]" office:value-type="float" office:value="40.1368637918166" calcext:value-type="float">
            <text:p>40,14</text:p>
          </table:table-cell>
          <table:table-cell table:style-name="ce83" table:formula="of:=[PythonAOSX.U36] &gt;= [CPPRAW_Opt.$B$3]" office:value-type="boolean" office:boolean-value="true" calcext:value-type="boolean">
            <text:p>VERDADERO</text:p>
          </table:table-cell>
          <table:table-cell table:style-name="ce84" table:formula="of:=[PythonAOSX.V36]*[PythonAOSX.O36]" office:value-type="float" office:value="800" calcext:value-type="float">
            <text:p>800</text:p>
          </table:table-cell>
          <table:table-cell table:style-name="ce74" table:formula="of:=[PythonAOSX.V36]*[PythonAOSX.P36]" office:value-type="float" office:value="1507247264.73375" calcext:value-type="float">
            <text:p>1.507.247.264,73</text:p>
          </table:table-cell>
          <table:table-cell table:style-name="ce74" table:formula="of:=[PythonAOSX.V36]*[PythonAOSX.R36]" office:value-type="float" office:value="37552691.5244698" calcext:value-type="float">
            <text:p>37.552.691,52</text:p>
          </table:table-cell>
          <table:table-cell table:style-name="ce84" table:formula="of:=[PythonAOSX.Z23]+[PythonAOSX.W36]" office:value-type="float" office:value="2400" calcext:value-type="float">
            <text:p>2400</text:p>
          </table:table-cell>
          <table:table-cell table:style-name="ce85" table:formula="of:=COMBINEDMEAN([PythonAOSX.Z23]; [PythonAOSX.AA23]; [PythonAOSX.W36]; [PythonAOSX.X36])" office:value-type="float" office:value="1483420162.15542" calcext:value-type="float">
            <text:p>1.483.420.162,16</text:p>
          </table:table-cell>
          <table:table-cell table:style-name="ce85" table:formula="of:=COMBINEDSTDDEV([PythonAOSX.Z23];[PythonAOSX.AA23];[PythonAOSX.AB23];[PythonAOSX.W36];[PythonAOSX.X36];[PythonAOSX.Y36])" office:value-type="float" office:value="40292957.0551231" calcext:value-type="float">
            <text:p>40.292.957,06</text:p>
          </table:table-cell>
          <table:table-cell table:style-name="ce82" table:formula="of:=[PythonAOSX.AA36]/[PythonAOSX.AB36]" office:value-type="float" office:value="36.8158673518554" calcext:value-type="float">
            <text:p>36,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PythonAOSX.K36]+1" office:value-type="float" office:value="37" calcext:value-type="float">
            <text:p>37</text:p>
          </table:table-cell>
          <table:table-cell/>
          <table:table-cell table:style-name="ce43" table:formula="of:=[PythonAOSX.N37] - com.microsoft.floor.precise([PythonAOSX.N37] * 0.2)" office:value-type="string" office:string-value="" calcext:value-type="error">
            <text:p>#NAME?</text:p>
          </table:table-cell>
          <table:table-cell table:style-name="ce66" table:formula="of:=INDIRECT(ADDRESS([PythonAOSX.$K37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7];3))" office:value-type="float" office:value="3050472533.2475" calcext:value-type="float">
            <text:p>3.050.472.533,25</text:p>
          </table:table-cell>
          <table:table-cell table:style-name="ce77" table:formula="of:=[PythonAOSX.P24]/[PythonAOSX.P37]" office:value-type="float" office:value="0.976601458138188" calcext:value-type="float">
            <text:p>0,98</text:p>
          </table:table-cell>
          <table:table-cell table:style-name="ce74" table:formula="of:=INDIRECT(ADDRESS([PythonAOSX.$K37];4))" office:value-type="float" office:value="106802035.23273" calcext:value-type="float">
            <text:p>106.802.035,23</text:p>
          </table:table-cell>
          <table:table-cell table:style-name="ce74" table:formula="of:=INDIRECT(ADDRESS([PythonAOSX.$K37];5))" office:value-type="float" office:value="3029984870" calcext:value-type="float">
            <text:p>3.029.984.870,00</text:p>
          </table:table-cell>
          <table:table-cell table:style-name="ce81" table:formula="of:=IF([PythonAOSX.S37]=0;&quot;&quot;;ABS([PythonAOSX.P37] - [PythonAOSX.S37]) / MAX([PythonAOSX.P37]; [PythonAOSX.S37]))" office:value-type="float" office:value="0.00671622610077692" calcext:value-type="float">
            <text:p>0,0067</text:p>
          </table:table-cell>
          <table:table-cell table:style-name="ce82" table:formula="of:=[PythonAOSX.P37]/[PythonAOSX.R37]" office:value-type="float" office:value="28.5619326129908" calcext:value-type="float">
            <text:p>28,56</text:p>
          </table:table-cell>
          <table:table-cell table:style-name="ce83" table:formula="of:=[PythonAOSX.U37] &gt;= [CPPRAW_Opt.$B$3]" office:value-type="boolean" office:boolean-value="true" calcext:value-type="boolean">
            <text:p>VERDADERO</text:p>
          </table:table-cell>
          <table:table-cell table:style-name="ce84" table:formula="of:=[PythonAOSX.V37]*[PythonAOSX.O37]" office:value-type="float" office:value="800" calcext:value-type="float">
            <text:p>800</text:p>
          </table:table-cell>
          <table:table-cell table:style-name="ce74" table:formula="of:=[PythonAOSX.V37]*[PythonAOSX.P37]" office:value-type="float" office:value="3050472533.2475" calcext:value-type="float">
            <text:p>3.050.472.533,25</text:p>
          </table:table-cell>
          <table:table-cell table:style-name="ce74" table:formula="of:=[PythonAOSX.V37]*[PythonAOSX.R37]" office:value-type="float" office:value="106802035.23273" calcext:value-type="float">
            <text:p>106.802.035,23</text:p>
          </table:table-cell>
          <table:table-cell table:style-name="ce84" table:formula="of:=[PythonAOSX.Z24]+[PythonAOSX.W37]" office:value-type="float" office:value="2400" calcext:value-type="float">
            <text:p>2400</text:p>
          </table:table-cell>
          <table:table-cell table:style-name="ce85" table:formula="of:=COMBINEDMEAN([PythonAOSX.Z24]; [PythonAOSX.AA24]; [PythonAOSX.W37]; [PythonAOSX.X37])" office:value-type="float" office:value="2998858127.17208" calcext:value-type="float">
            <text:p>2.998.858.127,17</text:p>
          </table:table-cell>
          <table:table-cell table:style-name="ce85" table:formula="of:=COMBINEDSTDDEV([PythonAOSX.Z24];[PythonAOSX.AA24];[PythonAOSX.AB24];[PythonAOSX.W37];[PythonAOSX.X37];[PythonAOSX.Y37])" office:value-type="float" office:value="101592197.86179" calcext:value-type="float">
            <text:p>101.592.197,86</text:p>
          </table:table-cell>
          <table:table-cell table:style-name="ce82" table:formula="of:=[PythonAOSX.AA37]/[PythonAOSX.AB37]" office:value-type="float" office:value="29.5185869612925" calcext:value-type="float">
            <text:p>29,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PythonAOSX.K37]+1" office:value-type="float" office:value="38" calcext:value-type="float">
            <text:p>38</text:p>
          </table:table-cell>
          <table:table-cell/>
          <table:table-cell table:style-name="ce44" table:formula="of:=[PythonAOSX.N38] - com.microsoft.floor.precise([PythonAOSX.N38] * 0.2)" office:value-type="string" office:string-value="" calcext:value-type="error">
            <text:p>#NAME?</text:p>
          </table:table-cell>
          <table:table-cell table:style-name="ce66" table:formula="of:=INDIRECT(ADDRESS([PythonAOSX.$K38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38];3))" office:value-type="float" office:value="6100578870.19875" calcext:value-type="float">
            <text:p>6.100.578.870,20</text:p>
          </table:table-cell>
          <table:table-cell table:style-name="ce77" table:formula="of:=[PythonAOSX.P25]/[PythonAOSX.P38]" office:value-type="float" office:value="1.00571401360538" calcext:value-type="float">
            <text:p>1,01</text:p>
          </table:table-cell>
          <table:table-cell table:style-name="ce74" table:formula="of:=INDIRECT(ADDRESS([PythonAOSX.$K38];4))" office:value-type="float" office:value="237654069.952946" calcext:value-type="float">
            <text:p>237.654.069,95</text:p>
          </table:table-cell>
          <table:table-cell table:style-name="ce74" table:formula="of:=INDIRECT(ADDRESS([PythonAOSX.$K38];5))" office:value-type="float" office:value="6015780385" calcext:value-type="float">
            <text:p>6.015.780.385,00</text:p>
          </table:table-cell>
          <table:table-cell table:style-name="ce81" table:formula="of:=IF([PythonAOSX.S38]=0;&quot;&quot;;ABS([PythonAOSX.P38] - [PythonAOSX.S38]) / MAX([PythonAOSX.P38]; [PythonAOSX.S38]))" office:value-type="float" office:value="0.013900071944482" calcext:value-type="float">
            <text:p>0,0139</text:p>
          </table:table-cell>
          <table:table-cell table:style-name="ce82" table:formula="of:=[PythonAOSX.P38]/[PythonAOSX.R38]" office:value-type="float" office:value="25.6699953483087" calcext:value-type="float">
            <text:p>25,67</text:p>
          </table:table-cell>
          <table:table-cell table:style-name="ce83" table:formula="of:=[PythonAOSX.U38] &gt;= [CPPRAW_Opt.$B$3]" office:value-type="boolean" office:boolean-value="true" calcext:value-type="boolean">
            <text:p>VERDADERO</text:p>
          </table:table-cell>
          <table:table-cell table:style-name="ce84" table:formula="of:=[PythonAOSX.V38]*[PythonAOSX.O38]" office:value-type="float" office:value="800" calcext:value-type="float">
            <text:p>800</text:p>
          </table:table-cell>
          <table:table-cell table:style-name="ce74" table:formula="of:=[PythonAOSX.V38]*[PythonAOSX.P38]" office:value-type="float" office:value="6100578870.19875" calcext:value-type="float">
            <text:p>6.100.578.870,20</text:p>
          </table:table-cell>
          <table:table-cell table:style-name="ce74" table:formula="of:=[PythonAOSX.V38]*[PythonAOSX.R38]" office:value-type="float" office:value="237654069.952946" calcext:value-type="float">
            <text:p>237.654.069,95</text:p>
          </table:table-cell>
          <table:table-cell table:style-name="ce84" table:formula="of:=[PythonAOSX.Z25]+[PythonAOSX.W38]" office:value-type="float" office:value="2400" calcext:value-type="float">
            <text:p>2400</text:p>
          </table:table-cell>
          <table:table-cell table:style-name="ce85" table:formula="of:=COMBINEDMEAN([PythonAOSX.Z25]; [PythonAOSX.AA25]; [PythonAOSX.W38]; [PythonAOSX.X38])" office:value-type="float" office:value="6093101515.46625" calcext:value-type="float">
            <text:p>6.093.101.515,47</text:p>
          </table:table-cell>
          <table:table-cell table:style-name="ce85" table:formula="of:=COMBINEDSTDDEV([PythonAOSX.Z25];[PythonAOSX.AA25];[PythonAOSX.AB25];[PythonAOSX.W38];[PythonAOSX.X38];[PythonAOSX.Y38])" office:value-type="float" office:value="371159211.614699" calcext:value-type="float">
            <text:p>371.159.211,61</text:p>
          </table:table-cell>
          <table:table-cell table:style-name="ce82" table:formula="of:=[PythonAOSX.AA38]/[PythonAOSX.AB38]" office:value-type="float" office:value="16.4164092518644" calcext:value-type="float">
            <text:p>16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,71125</text:p>
          </table:table-cell>
          <table:table-cell office:value-type="float" office:value="525639.217837326" calcext:value-type="float">
            <text:p>525639,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42" calcext:value-type="float">
            <text:p>42</text:p>
          </table:table-cell>
          <table:table-cell/>
          <table:table-cell table:style-name="ce45" table:formula="of:=[PythonAOSX.N42] - com.microsoft.floor.precise([PythonAOSX.N42] * 0.2)" office:value-type="string" office:string-value="" calcext:value-type="error">
            <text:p>#NAME?</text:p>
          </table:table-cell>
          <table:table-cell table:style-name="ce66" table:formula="of:=INDIRECT(ADDRESS([PythonAOSX.$K42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2];3))" office:value-type="float" office:value="5620653.71125" calcext:value-type="float">
            <text:p>5.620.653,71</text:p>
          </table:table-cell>
          <table:table-cell table:style-name="ce77" table:formula="of:=[PythonAOSX.P29]/[PythonAOSX.P42]" office:value-type="float" office:value="1.05546432003559" calcext:value-type="float">
            <text:p>1,06</text:p>
          </table:table-cell>
          <table:table-cell table:style-name="ce74" table:formula="of:=INDIRECT(ADDRESS([PythonAOSX.$K42];4))" office:value-type="float" office:value="525639.217837326" calcext:value-type="float">
            <text:p>525.639,22</text:p>
          </table:table-cell>
          <table:table-cell table:style-name="ce74" table:formula="of:=INDIRECT(ADDRESS([PythonAOSX.$K42];5))" office:value-type="float" office:value="5448298" calcext:value-type="float">
            <text:p>5.448.298,00</text:p>
          </table:table-cell>
          <table:table-cell table:style-name="ce81" table:formula="of:=IF([PythonAOSX.S42]=0;&quot;&quot;;ABS([PythonAOSX.P42] - [PythonAOSX.S42]) / MAX([PythonAOSX.P42]; [PythonAOSX.S42]))" office:value-type="float" office:value="0.030664709143177" calcext:value-type="float">
            <text:p>0,0307</text:p>
          </table:table-cell>
          <table:table-cell table:style-name="ce82" table:formula="of:=[PythonAOSX.P42]/[PythonAOSX.R42]" office:value-type="float" office:value="10.6929877385775" calcext:value-type="float">
            <text:p>10,69</text:p>
          </table:table-cell>
          <table:table-cell table:style-name="ce83" table:formula="of:=[PythonAOSX.U42] &gt;= [CPPRAW_Opt.$B$3]" office:value-type="boolean" office:boolean-value="true" calcext:value-type="boolean">
            <text:p>VERDADERO</text:p>
          </table:table-cell>
          <table:table-cell table:style-name="ce84" table:formula="of:=[PythonAOSX.V42]*[PythonAOSX.O42]" office:value-type="float" office:value="800" calcext:value-type="float">
            <text:p>800</text:p>
          </table:table-cell>
          <table:table-cell table:style-name="ce74" table:formula="of:=[PythonAOSX.V42]*[PythonAOSX.P42]" office:value-type="float" office:value="5620653.71125" calcext:value-type="float">
            <text:p>5.620.653,71</text:p>
          </table:table-cell>
          <table:table-cell table:style-name="ce74" table:formula="of:=[PythonAOSX.V42]*[PythonAOSX.R42]" office:value-type="float" office:value="525639.217837326" calcext:value-type="float">
            <text:p>525.639,22</text:p>
          </table:table-cell>
          <table:table-cell table:style-name="ce84" table:formula="of:=[PythonAOSX.Z29]+[PythonAOSX.W42]" office:value-type="float" office:value="3200" calcext:value-type="float">
            <text:p>3200</text:p>
          </table:table-cell>
          <table:table-cell table:style-name="ce85" table:formula="of:=COMBINEDMEAN([PythonAOSX.Z29]; [PythonAOSX.AA29]; [PythonAOSX.W42]; [PythonAOSX.X42])" office:value-type="float" office:value="5784748.4034375" calcext:value-type="float">
            <text:p>5.784.748,40</text:p>
          </table:table-cell>
          <table:table-cell table:style-name="ce85" table:formula="of:=COMBINEDSTDDEV([PythonAOSX.Z29];[PythonAOSX.AA29];[PythonAOSX.AB29];[PythonAOSX.W42];[PythonAOSX.X42];[PythonAOSX.Y42])" office:value-type="float" office:value="576978.87409576" calcext:value-type="float">
            <text:p>576.978,87</text:p>
          </table:table-cell>
          <table:table-cell table:style-name="ce82" table:formula="of:=[PythonAOSX.AA42]/[PythonAOSX.AB42]" office:value-type="float" office:value="10.0259275740439" calcext:value-type="float">
            <text:p>10,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,1</text:p>
          </table:table-cell>
          <table:table-cell office:value-type="float" office:value="1068786.22171964" calcext:value-type="float">
            <text:p>1068786,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rray_a_64_32" calcext:value-type="string">
            <text:p>mult_array_a_64_32</text:p>
          </table:table-cell>
          <table:table-cell/>
          <table:table-cell table:formula="of:=[PythonAOSX.K42]+1" office:value-type="float" office:value="43" calcext:value-type="float">
            <text:p>43</text:p>
          </table:table-cell>
          <table:table-cell/>
          <table:table-cell table:style-name="ce46" table:formula="of:=[PythonAOSX.N43] - com.microsoft.floor.precise([PythonAOSX.N43] * 0.2)" office:value-type="string" office:string-value="" calcext:value-type="error">
            <text:p>#NAME?</text:p>
          </table:table-cell>
          <table:table-cell table:style-name="ce66" table:formula="of:=INDIRECT(ADDRESS([PythonAOSX.$K43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3];3))" office:value-type="float" office:value="11926983.1" calcext:value-type="float">
            <text:p>11.926.983,10</text:p>
          </table:table-cell>
          <table:table-cell table:style-name="ce77" table:formula="of:=[PythonAOSX.P30]/[PythonAOSX.P43]" office:value-type="float" office:value="1.0267811505493" calcext:value-type="float">
            <text:p>1,03</text:p>
          </table:table-cell>
          <table:table-cell table:style-name="ce74" table:formula="of:=INDIRECT(ADDRESS([PythonAOSX.$K43];4))" office:value-type="float" office:value="1068786.22171964" calcext:value-type="float">
            <text:p>1.068.786,22</text:p>
          </table:table-cell>
          <table:table-cell table:style-name="ce74" table:formula="of:=INDIRECT(ADDRESS([PythonAOSX.$K43];5))" office:value-type="float" office:value="11359743" calcext:value-type="float">
            <text:p>11.359.743,00</text:p>
          </table:table-cell>
          <table:table-cell table:style-name="ce81" table:formula="of:=IF([PythonAOSX.S43]=0;&quot;&quot;;ABS([PythonAOSX.P43] - [PythonAOSX.S43]) / MAX([PythonAOSX.P43]; [PythonAOSX.S43]))" office:value-type="float" office:value="0.0475593949655215" calcext:value-type="float">
            <text:p>0,0476</text:p>
          </table:table-cell>
          <table:table-cell table:style-name="ce82" table:formula="of:=[PythonAOSX.P43]/[PythonAOSX.R43]" office:value-type="float" office:value="11.1593720592785" calcext:value-type="float">
            <text:p>11,16</text:p>
          </table:table-cell>
          <table:table-cell table:style-name="ce83" table:formula="of:=[PythonAOSX.U43] &gt;= [CPPRAW_Opt.$B$3]" office:value-type="boolean" office:boolean-value="true" calcext:value-type="boolean">
            <text:p>VERDADERO</text:p>
          </table:table-cell>
          <table:table-cell table:style-name="ce84" table:formula="of:=[PythonAOSX.V43]*[PythonAOSX.O43]" office:value-type="float" office:value="800" calcext:value-type="float">
            <text:p>800</text:p>
          </table:table-cell>
          <table:table-cell table:style-name="ce74" table:formula="of:=[PythonAOSX.V43]*[PythonAOSX.P43]" office:value-type="float" office:value="11926983.1" calcext:value-type="float">
            <text:p>11.926.983,10</text:p>
          </table:table-cell>
          <table:table-cell table:style-name="ce74" table:formula="of:=[PythonAOSX.V43]*[PythonAOSX.R43]" office:value-type="float" office:value="1068786.22171964" calcext:value-type="float">
            <text:p>1.068.786,22</text:p>
          </table:table-cell>
          <table:table-cell table:style-name="ce84" table:formula="of:=[PythonAOSX.Z30]+[PythonAOSX.W43]" office:value-type="float" office:value="3200" calcext:value-type="float">
            <text:p>3200</text:p>
          </table:table-cell>
          <table:table-cell table:style-name="ce85" table:formula="of:=COMBINEDMEAN([PythonAOSX.Z30]; [PythonAOSX.AA30]; [PythonAOSX.W43]; [PythonAOSX.X43])" office:value-type="float" office:value="11903400.895625" calcext:value-type="float">
            <text:p>11.903.400,90</text:p>
          </table:table-cell>
          <table:table-cell table:style-name="ce85" table:formula="of:=COMBINEDSTDDEV([PythonAOSX.Z30];[PythonAOSX.AA30];[PythonAOSX.AB30];[PythonAOSX.W43];[PythonAOSX.X43];[PythonAOSX.Y43])" office:value-type="float" office:value="1116165.18824836" calcext:value-type="float">
            <text:p>1.116.165,19</text:p>
          </table:table-cell>
          <table:table-cell table:style-name="ce82" table:formula="of:=[PythonAOSX.AA43]/[PythonAOSX.AB43]" office:value-type="float" office:value="10.6645512877045" calcext:value-type="float">
            <text:p>10,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,46</text:p>
          </table:table-cell>
          <table:table-cell office:value-type="float" office:value="2265031.70848814" calcext:value-type="float">
            <text:p>2265031,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rray_a_64_32" calcext:value-type="string">
            <text:p>mult_array_a_64_32</text:p>
          </table:table-cell>
          <table:table-cell/>
          <table:table-cell table:formula="of:=[PythonAOSX.K43]+1" office:value-type="float" office:value="44" calcext:value-type="float">
            <text:p>44</text:p>
          </table:table-cell>
          <table:table-cell/>
          <table:table-cell table:style-name="ce47" table:formula="of:=[PythonAOSX.N44] - com.microsoft.floor.precise([PythonAOSX.N44] * 0.2)" office:value-type="string" office:string-value="" calcext:value-type="error">
            <text:p>#NAME?</text:p>
          </table:table-cell>
          <table:table-cell table:style-name="ce66" table:formula="of:=INDIRECT(ADDRESS([PythonAOSX.$K44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4];3))" office:value-type="float" office:value="25509943.46" calcext:value-type="float">
            <text:p>25.509.943,46</text:p>
          </table:table-cell>
          <table:table-cell table:style-name="ce77" table:formula="of:=[PythonAOSX.P31]/[PythonAOSX.P44]" office:value-type="float" office:value="1.0181747269737" calcext:value-type="float">
            <text:p>1,02</text:p>
          </table:table-cell>
          <table:table-cell table:style-name="ce74" table:formula="of:=INDIRECT(ADDRESS([PythonAOSX.$K44];4))" office:value-type="float" office:value="2265031.70848814" calcext:value-type="float">
            <text:p>2.265.031,71</text:p>
          </table:table-cell>
          <table:table-cell table:style-name="ce74" table:formula="of:=INDIRECT(ADDRESS([PythonAOSX.$K44];5))" office:value-type="float" office:value="26242064" calcext:value-type="float">
            <text:p>26.242.064,00</text:p>
          </table:table-cell>
          <table:table-cell table:style-name="ce81" table:formula="of:=IF([PythonAOSX.S44]=0;&quot;&quot;;ABS([PythonAOSX.P44] - [PythonAOSX.S44]) / MAX([PythonAOSX.P44]; [PythonAOSX.S44]))" office:value-type="float" office:value="0.0278987407392955" calcext:value-type="float">
            <text:p>0,0279</text:p>
          </table:table-cell>
          <table:table-cell table:style-name="ce82" table:formula="of:=[PythonAOSX.P44]/[PythonAOSX.R44]" office:value-type="float" office:value="11.2625105266307" calcext:value-type="float">
            <text:p>11,26</text:p>
          </table:table-cell>
          <table:table-cell table:style-name="ce83" table:formula="of:=[PythonAOSX.U44] &gt;= [CPPRAW_Opt.$B$3]" office:value-type="boolean" office:boolean-value="true" calcext:value-type="boolean">
            <text:p>VERDADERO</text:p>
          </table:table-cell>
          <table:table-cell table:style-name="ce84" table:formula="of:=[PythonAOSX.V44]*[PythonAOSX.O44]" office:value-type="float" office:value="800" calcext:value-type="float">
            <text:p>800</text:p>
          </table:table-cell>
          <table:table-cell table:style-name="ce74" table:formula="of:=[PythonAOSX.V44]*[PythonAOSX.P44]" office:value-type="float" office:value="25509943.46" calcext:value-type="float">
            <text:p>25.509.943,46</text:p>
          </table:table-cell>
          <table:table-cell table:style-name="ce74" table:formula="of:=[PythonAOSX.V44]*[PythonAOSX.R44]" office:value-type="float" office:value="2265031.70848814" calcext:value-type="float">
            <text:p>2.265.031,71</text:p>
          </table:table-cell>
          <table:table-cell table:style-name="ce84" table:formula="of:=[PythonAOSX.Z31]+[PythonAOSX.W44]" office:value-type="float" office:value="3200" calcext:value-type="float">
            <text:p>3200</text:p>
          </table:table-cell>
          <table:table-cell table:style-name="ce85" table:formula="of:=COMBINEDMEAN([PythonAOSX.Z31]; [PythonAOSX.AA31]; [PythonAOSX.W44]; [PythonAOSX.X44])" office:value-type="float" office:value="25373997.5875" calcext:value-type="float">
            <text:p>25.373.997,59</text:p>
          </table:table-cell>
          <table:table-cell table:style-name="ce85" table:formula="of:=COMBINEDSTDDEV([PythonAOSX.Z31];[PythonAOSX.AA31];[PythonAOSX.AB31];[PythonAOSX.W44];[PythonAOSX.X44];[PythonAOSX.Y44])" office:value-type="float" office:value="2307704.97249053" calcext:value-type="float">
            <text:p>2.307.704,97</text:p>
          </table:table-cell>
          <table:table-cell table:style-name="ce82" table:formula="of:=[PythonAOSX.AA44]/[PythonAOSX.AB44]" office:value-type="float" office:value="10.9953386112939" calcext:value-type="float">
            <text:p>11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,64625</text:p>
          </table:table-cell>
          <table:table-cell office:value-type="float" office:value="3407244.48299345" calcext:value-type="float">
            <text:p>3407244,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rray_a_64_32" calcext:value-type="string">
            <text:p>mult_array_a_64_32</text:p>
          </table:table-cell>
          <table:table-cell/>
          <table:table-cell table:formula="of:=[PythonAOSX.K44]+1" office:value-type="float" office:value="45" calcext:value-type="float">
            <text:p>45</text:p>
          </table:table-cell>
          <table:table-cell/>
          <table:table-cell table:style-name="ce48" table:formula="of:=[PythonAOSX.N45] - com.microsoft.floor.precise([PythonAOSX.N45] * 0.2)" office:value-type="string" office:string-value="" calcext:value-type="error">
            <text:p>#NAME?</text:p>
          </table:table-cell>
          <table:table-cell table:style-name="ce66" table:formula="of:=INDIRECT(ADDRESS([PythonAOSX.$K45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5];3))" office:value-type="float" office:value="55202052.64625" calcext:value-type="float">
            <text:p>55.202.052,65</text:p>
          </table:table-cell>
          <table:table-cell table:style-name="ce77" table:formula="of:=[PythonAOSX.P32]/[PythonAOSX.P45]" office:value-type="float" office:value="1.02642087393192" calcext:value-type="float">
            <text:p>1,03</text:p>
          </table:table-cell>
          <table:table-cell table:style-name="ce74" table:formula="of:=INDIRECT(ADDRESS([PythonAOSX.$K45];4))" office:value-type="float" office:value="3407244.48299345" calcext:value-type="float">
            <text:p>3.407.244,48</text:p>
          </table:table-cell>
          <table:table-cell table:style-name="ce74" table:formula="of:=INDIRECT(ADDRESS([PythonAOSX.$K45];5))" office:value-type="float" office:value="54544133" calcext:value-type="float">
            <text:p>54.544.133,00</text:p>
          </table:table-cell>
          <table:table-cell table:style-name="ce81" table:formula="of:=IF([PythonAOSX.S45]=0;&quot;&quot;;ABS([PythonAOSX.P45] - [PythonAOSX.S45]) / MAX([PythonAOSX.P45]; [PythonAOSX.S45]))" office:value-type="float" office:value="0.0119183909784321" calcext:value-type="float">
            <text:p>0,0119</text:p>
          </table:table-cell>
          <table:table-cell table:style-name="ce82" table:formula="of:=[PythonAOSX.P45]/[PythonAOSX.R45]" office:value-type="float" office:value="16.2013770722293" calcext:value-type="float">
            <text:p>16,20</text:p>
          </table:table-cell>
          <table:table-cell table:style-name="ce83" table:formula="of:=[PythonAOSX.U45] &gt;= [CPPRAW_Opt.$B$3]" office:value-type="boolean" office:boolean-value="true" calcext:value-type="boolean">
            <text:p>VERDADERO</text:p>
          </table:table-cell>
          <table:table-cell table:style-name="ce84" table:formula="of:=[PythonAOSX.V45]*[PythonAOSX.O45]" office:value-type="float" office:value="800" calcext:value-type="float">
            <text:p>800</text:p>
          </table:table-cell>
          <table:table-cell table:style-name="ce74" table:formula="of:=[PythonAOSX.V45]*[PythonAOSX.P45]" office:value-type="float" office:value="55202052.64625" calcext:value-type="float">
            <text:p>55.202.052,65</text:p>
          </table:table-cell>
          <table:table-cell table:style-name="ce74" table:formula="of:=[PythonAOSX.V45]*[PythonAOSX.R45]" office:value-type="float" office:value="3407244.48299345" calcext:value-type="float">
            <text:p>3.407.244,48</text:p>
          </table:table-cell>
          <table:table-cell table:style-name="ce84" table:formula="of:=[PythonAOSX.Z32]+[PythonAOSX.W45]" office:value-type="float" office:value="3200" calcext:value-type="float">
            <text:p>3200</text:p>
          </table:table-cell>
          <table:table-cell table:style-name="ce85" table:formula="of:=COMBINEDMEAN([PythonAOSX.Z32]; [PythonAOSX.AA32]; [PythonAOSX.W45]; [PythonAOSX.X45])" office:value-type="float" office:value="55735522.321875" calcext:value-type="float">
            <text:p>55.735.522,32</text:p>
          </table:table-cell>
          <table:table-cell table:style-name="ce85" table:formula="of:=COMBINEDSTDDEV([PythonAOSX.Z32];[PythonAOSX.AA32];[PythonAOSX.AB32];[PythonAOSX.W45];[PythonAOSX.X45];[PythonAOSX.Y45])" office:value-type="float" office:value="3268164.40988956" calcext:value-type="float">
            <text:p>3.268.164,41</text:p>
          </table:table-cell>
          <table:table-cell table:style-name="ce82" table:formula="of:=[PythonAOSX.AA45]/[PythonAOSX.AB45]" office:value-type="float" office:value="17.0540754171417" calcext:value-type="float">
            <text:p>17,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,09375</text:p>
          </table:table-cell>
          <table:table-cell office:value-type="float" office:value="7347494.27000534" calcext:value-type="float">
            <text:p>7347494,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rray_a_64_32" calcext:value-type="string">
            <text:p>mult_array_a_64_32</text:p>
          </table:table-cell>
          <table:table-cell/>
          <table:table-cell table:formula="of:=[PythonAOSX.K45]+1" office:value-type="float" office:value="46" calcext:value-type="float">
            <text:p>46</text:p>
          </table:table-cell>
          <table:table-cell/>
          <table:table-cell table:style-name="ce49" table:formula="of:=[PythonAOSX.N46] - com.microsoft.floor.precise([PythonAOSX.N46] * 0.2)" office:value-type="string" office:string-value="" calcext:value-type="error">
            <text:p>#NAME?</text:p>
          </table:table-cell>
          <table:table-cell table:style-name="ce66" table:formula="of:=INDIRECT(ADDRESS([PythonAOSX.$K46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6];3))" office:value-type="float" office:value="127073700.09375" calcext:value-type="float">
            <text:p>127.073.700,09</text:p>
          </table:table-cell>
          <table:table-cell table:style-name="ce77" table:formula="of:=[PythonAOSX.P33]/[PythonAOSX.P46]" office:value-type="float" office:value="1.0220125583554" calcext:value-type="float">
            <text:p>1,02</text:p>
          </table:table-cell>
          <table:table-cell table:style-name="ce74" table:formula="of:=INDIRECT(ADDRESS([PythonAOSX.$K46];4))" office:value-type="float" office:value="7347494.27000534" calcext:value-type="float">
            <text:p>7.347.494,27</text:p>
          </table:table-cell>
          <table:table-cell table:style-name="ce74" table:formula="of:=INDIRECT(ADDRESS([PythonAOSX.$K46];5))" office:value-type="float" office:value="124597097" calcext:value-type="float">
            <text:p>124.597.097,00</text:p>
          </table:table-cell>
          <table:table-cell table:style-name="ce81" table:formula="of:=IF([PythonAOSX.S46]=0;&quot;&quot;;ABS([PythonAOSX.P46] - [PythonAOSX.S46]) / MAX([PythonAOSX.P46]; [PythonAOSX.S46]))" office:value-type="float" office:value="0.0194895016980135" calcext:value-type="float">
            <text:p>0,0195</text:p>
          </table:table-cell>
          <table:table-cell table:style-name="ce82" table:formula="of:=[PythonAOSX.P46]/[PythonAOSX.R46]" office:value-type="float" office:value="17.2948348680587" calcext:value-type="float">
            <text:p>17,29</text:p>
          </table:table-cell>
          <table:table-cell table:style-name="ce83" table:formula="of:=[PythonAOSX.U46] &gt;= [CPPRAW_Opt.$B$3]" office:value-type="boolean" office:boolean-value="true" calcext:value-type="boolean">
            <text:p>VERDADERO</text:p>
          </table:table-cell>
          <table:table-cell table:style-name="ce84" table:formula="of:=[PythonAOSX.V46]*[PythonAOSX.O46]" office:value-type="float" office:value="800" calcext:value-type="float">
            <text:p>800</text:p>
          </table:table-cell>
          <table:table-cell table:style-name="ce74" table:formula="of:=[PythonAOSX.V46]*[PythonAOSX.P46]" office:value-type="float" office:value="127073700.09375" calcext:value-type="float">
            <text:p>127.073.700,09</text:p>
          </table:table-cell>
          <table:table-cell table:style-name="ce74" table:formula="of:=[PythonAOSX.V46]*[PythonAOSX.R46]" office:value-type="float" office:value="7347494.27000534" calcext:value-type="float">
            <text:p>7.347.494,27</text:p>
          </table:table-cell>
          <table:table-cell table:style-name="ce84" table:formula="of:=[PythonAOSX.Z33]+[PythonAOSX.W46]" office:value-type="float" office:value="3200" calcext:value-type="float">
            <text:p>3200</text:p>
          </table:table-cell>
          <table:table-cell table:style-name="ce85" table:formula="of:=COMBINEDMEAN([PythonAOSX.Z33]; [PythonAOSX.AA33]; [PythonAOSX.W46]; [PythonAOSX.X46])" office:value-type="float" office:value="128146545.23625" calcext:value-type="float">
            <text:p>128.146.545,24</text:p>
          </table:table-cell>
          <table:table-cell table:style-name="ce85" table:formula="of:=COMBINEDSTDDEV([PythonAOSX.Z33];[PythonAOSX.AA33];[PythonAOSX.AB33];[PythonAOSX.W46];[PythonAOSX.X46];[PythonAOSX.Y46])" office:value-type="float" office:value="7707668.54853499" calcext:value-type="float">
            <text:p>7.707.668,55</text:p>
          </table:table-cell>
          <table:table-cell table:style-name="ce82" table:formula="of:=[PythonAOSX.AA46]/[PythonAOSX.AB46]" office:value-type="float" office:value="16.6258505317548" calcext:value-type="float">
            <text:p>16,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,9725</text:p>
          </table:table-cell>
          <table:table-cell office:value-type="float" office:value="13438724.4118877" calcext:value-type="float">
            <text:p>13438724,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rray_a_64_32" calcext:value-type="string">
            <text:p>mult_array_a_64_32</text:p>
          </table:table-cell>
          <table:table-cell/>
          <table:table-cell table:formula="of:=[PythonAOSX.K46]+1" office:value-type="float" office:value="47" calcext:value-type="float">
            <text:p>47</text:p>
          </table:table-cell>
          <table:table-cell/>
          <table:table-cell table:style-name="ce50" table:formula="of:=[PythonAOSX.N47] - com.microsoft.floor.precise([PythonAOSX.N47] * 0.2)" office:value-type="string" office:string-value="" calcext:value-type="error">
            <text:p>#NAME?</text:p>
          </table:table-cell>
          <table:table-cell table:style-name="ce66" table:formula="of:=INDIRECT(ADDRESS([PythonAOSX.$K47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7];3))" office:value-type="float" office:value="309099980.9725" calcext:value-type="float">
            <text:p>309.099.980,97</text:p>
          </table:table-cell>
          <table:table-cell table:style-name="ce77" table:formula="of:=[PythonAOSX.P34]/[PythonAOSX.P47]" office:value-type="float" office:value="1.02140571890908" calcext:value-type="float">
            <text:p>1,02</text:p>
          </table:table-cell>
          <table:table-cell table:style-name="ce74" table:formula="of:=INDIRECT(ADDRESS([PythonAOSX.$K47];4))" office:value-type="float" office:value="13438724.4118877" calcext:value-type="float">
            <text:p>13.438.724,41</text:p>
          </table:table-cell>
          <table:table-cell table:style-name="ce74" table:formula="of:=INDIRECT(ADDRESS([PythonAOSX.$K47];5))" office:value-type="float" office:value="306531756" calcext:value-type="float">
            <text:p>306.531.756,00</text:p>
          </table:table-cell>
          <table:table-cell table:style-name="ce81" table:formula="of:=IF([PythonAOSX.S47]=0;&quot;&quot;;ABS([PythonAOSX.P47] - [PythonAOSX.S47]) / MAX([PythonAOSX.P47]; [PythonAOSX.S47]))" office:value-type="float" office:value="0.00830871928370813" calcext:value-type="float">
            <text:p>0,0083</text:p>
          </table:table-cell>
          <table:table-cell table:style-name="ce82" table:formula="of:=[PythonAOSX.P47]/[PythonAOSX.R47]" office:value-type="float" office:value="23.0006934809285" calcext:value-type="float">
            <text:p>23,00</text:p>
          </table:table-cell>
          <table:table-cell table:style-name="ce83" table:formula="of:=[PythonAOSX.U47] &gt;= [CPPRAW_Opt.$B$3]" office:value-type="boolean" office:boolean-value="true" calcext:value-type="boolean">
            <text:p>VERDADERO</text:p>
          </table:table-cell>
          <table:table-cell table:style-name="ce84" table:formula="of:=[PythonAOSX.V47]*[PythonAOSX.O47]" office:value-type="float" office:value="800" calcext:value-type="float">
            <text:p>800</text:p>
          </table:table-cell>
          <table:table-cell table:style-name="ce74" table:formula="of:=[PythonAOSX.V47]*[PythonAOSX.P47]" office:value-type="float" office:value="309099980.9725" calcext:value-type="float">
            <text:p>309.099.980,97</text:p>
          </table:table-cell>
          <table:table-cell table:style-name="ce74" table:formula="of:=[PythonAOSX.V47]*[PythonAOSX.R47]" office:value-type="float" office:value="13438724.4118877" calcext:value-type="float">
            <text:p>13.438.724,41</text:p>
          </table:table-cell>
          <table:table-cell table:style-name="ce84" table:formula="of:=[PythonAOSX.Z34]+[PythonAOSX.W47]" office:value-type="float" office:value="3200" calcext:value-type="float">
            <text:p>3200</text:p>
          </table:table-cell>
          <table:table-cell table:style-name="ce85" table:formula="of:=COMBINEDMEAN([PythonAOSX.Z34]; [PythonAOSX.AA34]; [PythonAOSX.W47]; [PythonAOSX.X47])" office:value-type="float" office:value="311857909.298437" calcext:value-type="float">
            <text:p>311.857.909,30</text:p>
          </table:table-cell>
          <table:table-cell table:style-name="ce85" table:formula="of:=COMBINEDSTDDEV([PythonAOSX.Z34];[PythonAOSX.AA34];[PythonAOSX.AB34];[PythonAOSX.W47];[PythonAOSX.X47];[PythonAOSX.Y47])" office:value-type="float" office:value="13549058.670236" calcext:value-type="float">
            <text:p>13.549.058,67</text:p>
          </table:table-cell>
          <table:table-cell table:style-name="ce82" table:formula="of:=[PythonAOSX.AA47]/[PythonAOSX.AB47]" office:value-type="float" office:value="23.016942865818" calcext:value-type="float">
            <text:p>23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,065</text:p>
          </table:table-cell>
          <table:table-cell office:value-type="float" office:value="141068217.270708" calcext:value-type="float">
            <text:p>141068217,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rray_a_64_32" calcext:value-type="string">
            <text:p>mult_array_a_64_32</text:p>
          </table:table-cell>
          <table:table-cell/>
          <table:table-cell table:formula="of:=[PythonAOSX.K47]+1" office:value-type="float" office:value="48" calcext:value-type="float">
            <text:p>48</text:p>
          </table:table-cell>
          <table:table-cell/>
          <table:table-cell table:style-name="ce51" table:formula="of:=[PythonAOSX.N48] - com.microsoft.floor.precise([PythonAOSX.N48] * 0.2)" office:value-type="string" office:string-value="" calcext:value-type="error">
            <text:p>#NAME?</text:p>
          </table:table-cell>
          <table:table-cell table:style-name="ce66" table:formula="of:=INDIRECT(ADDRESS([PythonAOSX.$K48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8];3))" office:value-type="float" office:value="776817359.065" calcext:value-type="float">
            <text:p>776.817.359,07</text:p>
          </table:table-cell>
          <table:table-cell table:style-name="ce77" table:formula="of:=[PythonAOSX.P35]/[PythonAOSX.P48]" office:value-type="float" office:value="0.949528448238218" calcext:value-type="float">
            <text:p>0,95</text:p>
          </table:table-cell>
          <table:table-cell table:style-name="ce74" table:formula="of:=INDIRECT(ADDRESS([PythonAOSX.$K48];4))" office:value-type="float" office:value="141068217.270708" calcext:value-type="float">
            <text:p>141.068.217,27</text:p>
          </table:table-cell>
          <table:table-cell table:style-name="ce74" table:formula="of:=INDIRECT(ADDRESS([PythonAOSX.$K48];5))" office:value-type="float" office:value="750741229" calcext:value-type="float">
            <text:p>750.741.229,00</text:p>
          </table:table-cell>
          <table:table-cell table:style-name="ce81" table:formula="of:=IF([PythonAOSX.S48]=0;&quot;&quot;;ABS([PythonAOSX.P48] - [PythonAOSX.S48]) / MAX([PythonAOSX.P48]; [PythonAOSX.S48]))" office:value-type="float" office:value="0.0335679033954468" calcext:value-type="float">
            <text:p>0,0336</text:p>
          </table:table-cell>
          <table:table-cell table:style-name="ce82" table:formula="of:=[PythonAOSX.P48]/[PythonAOSX.R48]" office:value-type="float" office:value="5.50667878345906" calcext:value-type="float">
            <text:p>5,51</text:p>
          </table:table-cell>
          <table:table-cell table:style-name="ce83" table:formula="of:=[PythonAOSX.U48] &gt;= [CPPRAW_Opt.$B$3]" office:value-type="boolean" office:boolean-value="true" calcext:value-type="boolean">
            <text:p>VERDADERO</text:p>
          </table:table-cell>
          <table:table-cell table:style-name="ce84" table:formula="of:=[PythonAOSX.V48]*[PythonAOSX.O48]" office:value-type="float" office:value="800" calcext:value-type="float">
            <text:p>800</text:p>
          </table:table-cell>
          <table:table-cell table:style-name="ce74" table:formula="of:=[PythonAOSX.V48]*[PythonAOSX.P48]" office:value-type="float" office:value="776817359.065" calcext:value-type="float">
            <text:p>776.817.359,07</text:p>
          </table:table-cell>
          <table:table-cell table:style-name="ce74" table:formula="of:=[PythonAOSX.V48]*[PythonAOSX.R48]" office:value-type="float" office:value="141068217.270708" calcext:value-type="float">
            <text:p>141.068.217,27</text:p>
          </table:table-cell>
          <table:table-cell table:style-name="ce84" table:formula="of:=[PythonAOSX.Z35]+[PythonAOSX.W48]" office:value-type="float" office:value="3200" calcext:value-type="float">
            <text:p>3200</text:p>
          </table:table-cell>
          <table:table-cell table:style-name="ce85" table:formula="of:=COMBINEDMEAN([PythonAOSX.Z35]; [PythonAOSX.AA35]; [PythonAOSX.W48]; [PythonAOSX.X48])" office:value-type="float" office:value="739966179.151875" calcext:value-type="float">
            <text:p>739.966.179,15</text:p>
          </table:table-cell>
          <table:table-cell table:style-name="ce85" table:formula="of:=COMBINEDSTDDEV([PythonAOSX.Z35];[PythonAOSX.AA35];[PythonAOSX.AB35];[PythonAOSX.W48];[PythonAOSX.X48];[PythonAOSX.Y48])" office:value-type="float" office:value="78667450.8581458" calcext:value-type="float">
            <text:p>78.667.450,86</text:p>
          </table:table-cell>
          <table:table-cell table:style-name="ce82" table:formula="of:=[PythonAOSX.AA48]/[PythonAOSX.AB48]" office:value-type="float" office:value="9.40625596838255" calcext:value-type="float">
            <text:p>9,4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,05125</text:p>
          </table:table-cell>
          <table:table-cell office:value-type="float" office:value="43721467.618262" calcext:value-type="float">
            <text:p>43721467,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rray_a_64_32" calcext:value-type="string">
            <text:p>mult_array_a_64_32</text:p>
          </table:table-cell>
          <table:table-cell/>
          <table:table-cell table:formula="of:=[PythonAOSX.K48]+1" office:value-type="float" office:value="49" calcext:value-type="float">
            <text:p>49</text:p>
          </table:table-cell>
          <table:table-cell/>
          <table:table-cell table:style-name="ce52" table:formula="of:=[PythonAOSX.N49] - com.microsoft.floor.precise([PythonAOSX.N49] * 0.2)" office:value-type="string" office:string-value="" calcext:value-type="error">
            <text:p>#NAME?</text:p>
          </table:table-cell>
          <table:table-cell table:style-name="ce66" table:formula="of:=INDIRECT(ADDRESS([PythonAOSX.$K49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49];3))" office:value-type="float" office:value="1492514855.05125" calcext:value-type="float">
            <text:p>1.492.514.855,05</text:p>
          </table:table-cell>
          <table:table-cell table:style-name="ce77" table:formula="of:=[PythonAOSX.P36]/[PythonAOSX.P49]" office:value-type="float" office:value="1.00987086301529" calcext:value-type="float">
            <text:p>1,01</text:p>
          </table:table-cell>
          <table:table-cell table:style-name="ce74" table:formula="of:=INDIRECT(ADDRESS([PythonAOSX.$K49];4))" office:value-type="float" office:value="43721467.618262" calcext:value-type="float">
            <text:p>43.721.467,62</text:p>
          </table:table-cell>
          <table:table-cell table:style-name="ce74" table:formula="of:=INDIRECT(ADDRESS([PythonAOSX.$K49];5))" office:value-type="float" office:value="1490801400" calcext:value-type="float">
            <text:p>1.490.801.400,00</text:p>
          </table:table-cell>
          <table:table-cell table:style-name="ce81" table:formula="of:=IF([PythonAOSX.S49]=0;&quot;&quot;;ABS([PythonAOSX.P49] - [PythonAOSX.S49]) / MAX([PythonAOSX.P49]; [PythonAOSX.S49]))" office:value-type="float" office:value="0.00114803215891017" calcext:value-type="float">
            <text:p>0,0011</text:p>
          </table:table-cell>
          <table:table-cell table:style-name="ce82" table:formula="of:=[PythonAOSX.P49]/[PythonAOSX.R49]" office:value-type="float" office:value="34.1368882692273" calcext:value-type="float">
            <text:p>34,14</text:p>
          </table:table-cell>
          <table:table-cell table:style-name="ce83" table:formula="of:=[PythonAOSX.U49] &gt;= [CPPRAW_Opt.$B$3]" office:value-type="boolean" office:boolean-value="true" calcext:value-type="boolean">
            <text:p>VERDADERO</text:p>
          </table:table-cell>
          <table:table-cell table:style-name="ce84" table:formula="of:=[PythonAOSX.V49]*[PythonAOSX.O49]" office:value-type="float" office:value="800" calcext:value-type="float">
            <text:p>800</text:p>
          </table:table-cell>
          <table:table-cell table:style-name="ce74" table:formula="of:=[PythonAOSX.V49]*[PythonAOSX.P49]" office:value-type="float" office:value="1492514855.05125" calcext:value-type="float">
            <text:p>1.492.514.855,05</text:p>
          </table:table-cell>
          <table:table-cell table:style-name="ce74" table:formula="of:=[PythonAOSX.V49]*[PythonAOSX.R49]" office:value-type="float" office:value="43721467.618262" calcext:value-type="float">
            <text:p>43.721.467,62</text:p>
          </table:table-cell>
          <table:table-cell table:style-name="ce84" table:formula="of:=[PythonAOSX.Z36]+[PythonAOSX.W49]" office:value-type="float" office:value="3200" calcext:value-type="float">
            <text:p>3200</text:p>
          </table:table-cell>
          <table:table-cell table:style-name="ce85" table:formula="of:=COMBINEDMEAN([PythonAOSX.Z36]; [PythonAOSX.AA36]; [PythonAOSX.W49]; [PythonAOSX.X49])" office:value-type="float" office:value="1485693835.37938" calcext:value-type="float">
            <text:p>1.485.693.835,38</text:p>
          </table:table-cell>
          <table:table-cell table:style-name="ce85" table:formula="of:=COMBINEDSTDDEV([PythonAOSX.Z36];[PythonAOSX.AA36];[PythonAOSX.AB36];[PythonAOSX.W49];[PythonAOSX.X49];[PythonAOSX.Y49])" office:value-type="float" office:value="41357853.5566436" calcext:value-type="float">
            <text:p>41.357.853,56</text:p>
          </table:table-cell>
          <table:table-cell table:style-name="ce82" table:formula="of:=[PythonAOSX.AA49]/[PythonAOSX.AB49]" office:value-type="float" office:value="35.9228951121598" calcext:value-type="float">
            <text:p>35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,785</text:p>
          </table:table-cell>
          <table:table-cell office:value-type="float" office:value="87407396.3244974" calcext:value-type="float">
            <text:p>87407396,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rray_a_64_32" calcext:value-type="string">
            <text:p>mult_array_a_64_32</text:p>
          </table:table-cell>
          <table:table-cell/>
          <table:table-cell table:formula="of:=[PythonAOSX.K49]+1" office:value-type="float" office:value="50" calcext:value-type="float">
            <text:p>50</text:p>
          </table:table-cell>
          <table:table-cell/>
          <table:table-cell table:style-name="ce53" table:formula="of:=[PythonAOSX.N50] - com.microsoft.floor.precise([PythonAOSX.N50] * 0.2)" office:value-type="string" office:string-value="" calcext:value-type="error">
            <text:p>#NAME?</text:p>
          </table:table-cell>
          <table:table-cell table:style-name="ce66" table:formula="of:=INDIRECT(ADDRESS([PythonAOSX.$K50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50];3))" office:value-type="float" office:value="3019736959.785" calcext:value-type="float">
            <text:p>3.019.736.959,79</text:p>
          </table:table-cell>
          <table:table-cell table:style-name="ce77" table:formula="of:=[PythonAOSX.P37]/[PythonAOSX.P50]" office:value-type="float" office:value="1.01017822872383" calcext:value-type="float">
            <text:p>1,01</text:p>
          </table:table-cell>
          <table:table-cell table:style-name="ce74" table:formula="of:=INDIRECT(ADDRESS([PythonAOSX.$K50];4))" office:value-type="float" office:value="87407396.3244974" calcext:value-type="float">
            <text:p>87.407.396,32</text:p>
          </table:table-cell>
          <table:table-cell table:style-name="ce74" table:formula="of:=INDIRECT(ADDRESS([PythonAOSX.$K50];5))" office:value-type="float" office:value="3005423494" calcext:value-type="float">
            <text:p>3.005.423.494,00</text:p>
          </table:table-cell>
          <table:table-cell table:style-name="ce81" table:formula="of:=IF([PythonAOSX.S50]=0;&quot;&quot;;ABS([PythonAOSX.P50] - [PythonAOSX.S50]) / MAX([PythonAOSX.P50]; [PythonAOSX.S50]))" office:value-type="float" office:value="0.00473997105563093" calcext:value-type="float">
            <text:p>0,0047</text:p>
          </table:table-cell>
          <table:table-cell table:style-name="ce82" table:formula="of:=[PythonAOSX.P50]/[PythonAOSX.R50]" office:value-type="float" office:value="34.5478424797635" calcext:value-type="float">
            <text:p>34,55</text:p>
          </table:table-cell>
          <table:table-cell table:style-name="ce83" table:formula="of:=[PythonAOSX.U50] &gt;= [CPPRAW_Opt.$B$3]" office:value-type="boolean" office:boolean-value="true" calcext:value-type="boolean">
            <text:p>VERDADERO</text:p>
          </table:table-cell>
          <table:table-cell table:style-name="ce84" table:formula="of:=[PythonAOSX.V50]*[PythonAOSX.O50]" office:value-type="float" office:value="800" calcext:value-type="float">
            <text:p>800</text:p>
          </table:table-cell>
          <table:table-cell table:style-name="ce74" table:formula="of:=[PythonAOSX.V50]*[PythonAOSX.P50]" office:value-type="float" office:value="3019736959.785" calcext:value-type="float">
            <text:p>3.019.736.959,79</text:p>
          </table:table-cell>
          <table:table-cell table:style-name="ce74" table:formula="of:=[PythonAOSX.V50]*[PythonAOSX.R50]" office:value-type="float" office:value="87407396.3244974" calcext:value-type="float">
            <text:p>87.407.396,32</text:p>
          </table:table-cell>
          <table:table-cell table:style-name="ce84" table:formula="of:=[PythonAOSX.Z37]+[PythonAOSX.W50]" office:value-type="float" office:value="3200" calcext:value-type="float">
            <text:p>3200</text:p>
          </table:table-cell>
          <table:table-cell table:style-name="ce85" table:formula="of:=COMBINEDMEAN([PythonAOSX.Z37]; [PythonAOSX.AA37]; [PythonAOSX.W50]; [PythonAOSX.X50])" office:value-type="float" office:value="3004077835.32531" calcext:value-type="float">
            <text:p>3.004.077.835,33</text:p>
          </table:table-cell>
          <table:table-cell table:style-name="ce85" table:formula="of:=COMBINEDSTDDEV([PythonAOSX.Z37];[PythonAOSX.AA37];[PythonAOSX.AB37];[PythonAOSX.W50];[PythonAOSX.X50];[PythonAOSX.Y50])" office:value-type="float" office:value="98640296.3682144" calcext:value-type="float">
            <text:p>98.640.296,37</text:p>
          </table:table-cell>
          <table:table-cell table:style-name="ce82" table:formula="of:=[PythonAOSX.AA50]/[PythonAOSX.AB50]" office:value-type="float" office:value="30.4548743863399" calcext:value-type="float">
            <text:p>30,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,85</text:p>
          </table:table-cell>
          <table:table-cell office:value-type="float" office:value="267004858.114931" calcext:value-type="float">
            <text:p>267004858,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rray_a_64_32" calcext:value-type="string">
            <text:p>mult_array_a_64_32</text:p>
          </table:table-cell>
          <table:table-cell/>
          <table:table-cell table:formula="of:=[PythonAOSX.K50]+1" office:value-type="float" office:value="51" calcext:value-type="float">
            <text:p>51</text:p>
          </table:table-cell>
          <table:table-cell/>
          <table:table-cell table:style-name="ce54" table:formula="of:=[PythonAOSX.N51] - com.microsoft.floor.precise([PythonAOSX.N51] * 0.2)" office:value-type="string" office:string-value="" calcext:value-type="error">
            <text:p>#NAME?</text:p>
          </table:table-cell>
          <table:table-cell table:style-name="ce66" table:formula="of:=INDIRECT(ADDRESS([PythonAOSX.$K51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OSX.$K51];3))" office:value-type="float" office:value="6182759392.85" calcext:value-type="float">
            <text:p>6.182.759.392,85</text:p>
          </table:table-cell>
          <table:table-cell table:style-name="ce77" table:formula="of:=[PythonAOSX.P38]/[PythonAOSX.P51]" office:value-type="float" office:value="0.986708115676265" calcext:value-type="float">
            <text:p>0,99</text:p>
          </table:table-cell>
          <table:table-cell table:style-name="ce74" table:formula="of:=INDIRECT(ADDRESS([PythonAOSX.$K51];4))" office:value-type="float" office:value="267004858.114931" calcext:value-type="float">
            <text:p>267.004.858,11</text:p>
          </table:table-cell>
          <table:table-cell table:style-name="ce74" table:formula="of:=INDIRECT(ADDRESS([PythonAOSX.$K51];5))" office:value-type="float" office:value="6094076794" calcext:value-type="float">
            <text:p>6.094.076.794,00</text:p>
          </table:table-cell>
          <table:table-cell table:style-name="ce81" table:formula="of:=IF([PythonAOSX.S51]=0;&quot;&quot;;ABS([PythonAOSX.P51] - [PythonAOSX.S51]) / MAX([PythonAOSX.P51]; [PythonAOSX.S51]))" office:value-type="float" office:value="0.0143435306495279" calcext:value-type="float">
            <text:p>0,0143</text:p>
          </table:table-cell>
          <table:table-cell table:style-name="ce82" table:formula="of:=[PythonAOSX.P51]/[PythonAOSX.R51]" office:value-type="float" office:value="23.1559808930093" calcext:value-type="float">
            <text:p>23,16</text:p>
          </table:table-cell>
          <table:table-cell table:style-name="ce83" table:formula="of:=[PythonAOSX.U51] &gt;= [CPPRAW_Opt.$B$3]" office:value-type="boolean" office:boolean-value="true" calcext:value-type="boolean">
            <text:p>VERDADERO</text:p>
          </table:table-cell>
          <table:table-cell table:style-name="ce84" table:formula="of:=[PythonAOSX.V51]*[PythonAOSX.O51]" office:value-type="float" office:value="800" calcext:value-type="float">
            <text:p>800</text:p>
          </table:table-cell>
          <table:table-cell table:style-name="ce74" table:formula="of:=[PythonAOSX.V51]*[PythonAOSX.P51]" office:value-type="float" office:value="6182759392.85" calcext:value-type="float">
            <text:p>6.182.759.392,85</text:p>
          </table:table-cell>
          <table:table-cell table:style-name="ce74" table:formula="of:=[PythonAOSX.V51]*[PythonAOSX.R51]" office:value-type="float" office:value="267004858.114931" calcext:value-type="float">
            <text:p>267.004.858,11</text:p>
          </table:table-cell>
          <table:table-cell table:style-name="ce84" table:formula="of:=[PythonAOSX.Z38]+[PythonAOSX.W51]" office:value-type="float" office:value="3200" calcext:value-type="float">
            <text:p>3200</text:p>
          </table:table-cell>
          <table:table-cell table:style-name="ce85" table:formula="of:=COMBINEDMEAN([PythonAOSX.Z38]; [PythonAOSX.AA38]; [PythonAOSX.W51]; [PythonAOSX.X51])" office:value-type="float" office:value="6115515984.81219" calcext:value-type="float">
            <text:p>6.115.515.984,81</text:p>
          </table:table-cell>
          <table:table-cell table:style-name="ce85" table:formula="of:=COMBINEDSTDDEV([PythonAOSX.Z38];[PythonAOSX.AA38];[PythonAOSX.AB38];[PythonAOSX.W51];[PythonAOSX.X51];[PythonAOSX.Y51])" office:value-type="float" office:value="350174935.30106" calcext:value-type="float">
            <text:p>350.174.935,30</text:p>
          </table:table-cell>
          <table:table-cell table:style-name="ce82" table:formula="of:=[PythonAOSX.AA51]/[PythonAOSX.AB51]" office:value-type="float" office:value="17.4641739550959" calcext:value-type="float">
            <text:p>17,46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981"/>
        </table:table-row>
        <table:table-row table:style-name="ro1" table:number-rows-repeated="10">
          <table:table-cell table:number-columns-repeated="985"/>
        </table:table-row>
        <table:table-row table:style-name="ro2">
          <table:table-cell table:style-name="ce5" office:value-type="string" calcext:value-type="string">
            <text:p>ult_big_vector_no_out_hot <text:s text:c="12"/>; 16384 ; 5907821.72625 ; 795407.3560709532 ; 5592300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32768 ; 11887947.105 ; 1438900.201654002 ; 11140936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65536 ; 25024745.0 ; 2740526.702197446 ; 25932251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131072 ; 55282917.505 ; 3521536.769187331 ; 54421604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262144 ; 128550294.62875 ; 8046854.375339346 ; 125426099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524288 ; 342828237.55 ; 30589470.116711814 ; 341815471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1048576 ; 747448545.1225 ; 26391153.51600822 ; 739378438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2097152 ; 1588861718.58125 ; 35345719.01587888 ; 1587068140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4194304 ; 3238771720.695 ; 88072143.43055081 ; 3231642935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mult_big_vector_no_out_hot <text:s text:c="12"/>; 8388608 ; 7044923677.51125 ; 1209088050.6575937 ; 6786207014</text:p>
          </table:table-cell>
          <table:table-cell table:number-columns-repeated="984"/>
        </table:table-row>
        <table:table-row table:style-name="ro2">
          <table:table-cell table:style-name="ce5" office:value-type="string" calcext:value-type="string">
            <text:p>-------------------------</text:p>
          </table:table-cell>
          <table:table-cell table:number-columns-repeated="984"/>
        </table:table-row>
        <table:table-row table:style-name="ro3">
          <table:table-cell table:style-name="ce6" office:value-type="string" calcext:value-type="string">
            <text:p><text:span text:style-name="T1">➜  </text:span><text:span text:style-name="T2">python </text:span><text:span text:style-name="T3">git:(</text:span><text:span text:style-name="T4">master</text:span><text:span text:style-name="T3">) </text:span><text:span text:style-name="T5">✗</text:span><text:span text:style-name="T3"> </text:span></text:p>
          </table:table-cell>
          <table:table-cell table:number-columns-repeated="984"/>
        </table:table-row>
        <table:table-row table:style-name="ro1" table:number-rows-repeated="1048454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'C++A'.M16:'C++A'.M16">
            <calcext:condition calcext:apply-style-name="RedFont" calcext:value="formula-is(NOT(['C++A'.$U16]))" calcext:base-cell-address="'C++A'.M16"/>
          </calcext:conditional-format>
          <calcext:conditional-format calcext:target-range-address="'C++A'.M17:'C++A'.M17">
            <calcext:condition calcext:apply-style-name="RedFont" calcext:value="formula-is(NOT(['C++A'.$U17]))" calcext:base-cell-address="'C++A'.M17"/>
          </calcext:conditional-format>
          <calcext:conditional-format calcext:target-range-address="'C++A'.M18:'C++A'.M18">
            <calcext:condition calcext:apply-style-name="RedFont" calcext:value="formula-is(NOT(['C++A'.$U18]))" calcext:base-cell-address="'C++A'.M18"/>
          </calcext:conditional-format>
          <calcext:conditional-format calcext:target-range-address="'C++A'.M19:'C++A'.M19">
            <calcext:condition calcext:apply-style-name="RedFont" calcext:value="formula-is(NOT(['C++A'.$U19]))" calcext:base-cell-address="'C++A'.M19"/>
          </calcext:conditional-format>
          <calcext:conditional-format calcext:target-range-address="'C++A'.M20:'C++A'.M20">
            <calcext:condition calcext:apply-style-name="RedFont" calcext:value="formula-is(NOT(['C++A'.$U20]))" calcext:base-cell-address="'C++A'.M20"/>
          </calcext:conditional-format>
          <calcext:conditional-format calcext:target-range-address="'C++A'.M21:'C++A'.M21">
            <calcext:condition calcext:apply-style-name="RedFont" calcext:value="formula-is(NOT(['C++A'.$U21]))" calcext:base-cell-address="'C++A'.M21"/>
          </calcext:conditional-format>
          <calcext:conditional-format calcext:target-range-address="'C++A'.M22:'C++A'.M22">
            <calcext:condition calcext:apply-style-name="RedFont" calcext:value="formula-is(NOT(['C++A'.$U22]))" calcext:base-cell-address="'C++A'.M22"/>
          </calcext:conditional-format>
          <calcext:conditional-format calcext:target-range-address="'C++A'.M23:'C++A'.M23">
            <calcext:condition calcext:apply-style-name="RedFont" calcext:value="formula-is(NOT(['C++A'.$U23]))" calcext:base-cell-address="'C++A'.M23"/>
          </calcext:conditional-format>
          <calcext:conditional-format calcext:target-range-address="'C++A'.M24:'C++A'.M24">
            <calcext:condition calcext:apply-style-name="RedFont" calcext:value="formula-is(NOT(['C++A'.$U24]))" calcext:base-cell-address="'C++A'.M24"/>
          </calcext:conditional-format>
          <calcext:conditional-format calcext:target-range-address="'C++A'.M25:'C++A'.M25">
            <calcext:condition calcext:apply-style-name="RedFont" calcext:value="formula-is(NOT(['C++A'.$U25]))" calcext:base-cell-address="'C++A'.M25"/>
          </calcext:conditional-format>
          <calcext:conditional-format calcext:target-range-address="'C++A'.M29:'C++A'.M29">
            <calcext:condition calcext:apply-style-name="RedFont" calcext:value="formula-is(NOT(['C++A'.$U29]))" calcext:base-cell-address="'C++A'.M29"/>
          </calcext:conditional-format>
          <calcext:conditional-format calcext:target-range-address="'C++A'.M30:'C++A'.M30">
            <calcext:condition calcext:apply-style-name="RedFont" calcext:value="formula-is(NOT(['C++A'.$U30]))" calcext:base-cell-address="'C++A'.M30"/>
          </calcext:conditional-format>
          <calcext:conditional-format calcext:target-range-address="'C++A'.M31:'C++A'.M31">
            <calcext:condition calcext:apply-style-name="RedFont" calcext:value="formula-is(NOT(['C++A'.$U31]))" calcext:base-cell-address="'C++A'.M31"/>
          </calcext:conditional-format>
          <calcext:conditional-format calcext:target-range-address="'C++A'.M32:'C++A'.M32">
            <calcext:condition calcext:apply-style-name="RedFont" calcext:value="formula-is(NOT(['C++A'.$U32]))" calcext:base-cell-address="'C++A'.M32"/>
          </calcext:conditional-format>
          <calcext:conditional-format calcext:target-range-address="'C++A'.M33:'C++A'.M33">
            <calcext:condition calcext:apply-style-name="RedFont" calcext:value="formula-is(NOT(['C++A'.$U33]))" calcext:base-cell-address="'C++A'.M33"/>
          </calcext:conditional-format>
          <calcext:conditional-format calcext:target-range-address="'C++A'.M34:'C++A'.M34">
            <calcext:condition calcext:apply-style-name="RedFont" calcext:value="formula-is(NOT(['C++A'.$U34]))" calcext:base-cell-address="'C++A'.M34"/>
          </calcext:conditional-format>
          <calcext:conditional-format calcext:target-range-address="'C++A'.M35:'C++A'.M35">
            <calcext:condition calcext:apply-style-name="RedFont" calcext:value="formula-is(NOT(['C++A'.$U35]))" calcext:base-cell-address="'C++A'.M35"/>
          </calcext:conditional-format>
          <calcext:conditional-format calcext:target-range-address="'C++A'.M36:'C++A'.M36">
            <calcext:condition calcext:apply-style-name="RedFont" calcext:value="formula-is(NOT(['C++A'.$U36]))" calcext:base-cell-address="'C++A'.M36"/>
          </calcext:conditional-format>
          <calcext:conditional-format calcext:target-range-address="'C++A'.M37:'C++A'.M37">
            <calcext:condition calcext:apply-style-name="RedFont" calcext:value="formula-is(NOT(['C++A'.$U37]))" calcext:base-cell-address="'C++A'.M37"/>
          </calcext:conditional-format>
          <calcext:conditional-format calcext:target-range-address="'C++A'.M38:'C++A'.M38">
            <calcext:condition calcext:apply-style-name="RedFont" calcext:value="formula-is(NOT(['C++A'.$U38]))" calcext:base-cell-address="'C++A'.M38"/>
          </calcext:conditional-format>
          <calcext:conditional-format calcext:target-range-address="'C++A'.N3:'C++A'.N3">
            <calcext:condition calcext:apply-style-name="RedFont" calcext:value="formula-is(NOT(['C++A'.$U3]))" calcext:base-cell-address="'C++A'.N3"/>
          </calcext:conditional-format>
          <calcext:conditional-format calcext:target-range-address="'C++A'.N4:'C++A'.N4">
            <calcext:condition calcext:apply-style-name="RedFont" calcext:value="formula-is(NOT(['C++A'.$U4]))" calcext:base-cell-address="'C++A'.N4"/>
          </calcext:conditional-format>
          <calcext:conditional-format calcext:target-range-address="'C++A'.N5:'C++A'.N5">
            <calcext:condition calcext:apply-style-name="RedFont" calcext:value="formula-is(NOT(['C++A'.$U5]))" calcext:base-cell-address="'C++A'.N5"/>
          </calcext:conditional-format>
          <calcext:conditional-format calcext:target-range-address="'C++A'.N6:'C++A'.N6">
            <calcext:condition calcext:apply-style-name="RedFont" calcext:value="formula-is(NOT(['C++A'.$U6]))" calcext:base-cell-address="'C++A'.N6"/>
          </calcext:conditional-format>
          <calcext:conditional-format calcext:target-range-address="'C++A'.N7:'C++A'.N7">
            <calcext:condition calcext:apply-style-name="RedFont" calcext:value="formula-is(NOT(['C++A'.$U7]))" calcext:base-cell-address="'C++A'.N7"/>
          </calcext:conditional-format>
          <calcext:conditional-format calcext:target-range-address="'C++A'.N8:'C++A'.N8">
            <calcext:condition calcext:apply-style-name="RedFont" calcext:value="formula-is(NOT(['C++A'.$U8]))" calcext:base-cell-address="'C++A'.N8"/>
          </calcext:conditional-format>
          <calcext:conditional-format calcext:target-range-address="'C++A'.N9:'C++A'.N9">
            <calcext:condition calcext:apply-style-name="RedFont" calcext:value="formula-is(NOT(['C++A'.$U9]))" calcext:base-cell-address="'C++A'.N9"/>
          </calcext:conditional-format>
          <calcext:conditional-format calcext:target-range-address="'C++A'.N10:'C++A'.N10">
            <calcext:condition calcext:apply-style-name="RedFont" calcext:value="formula-is(NOT(['C++A'.$U10]))" calcext:base-cell-address="'C++A'.N10"/>
          </calcext:conditional-format>
          <calcext:conditional-format calcext:target-range-address="'C++A'.N11:'C++A'.N11">
            <calcext:condition calcext:apply-style-name="RedFont" calcext:value="formula-is(NOT(['C++A'.$U11]))" calcext:base-cell-address="'C++A'.N11"/>
          </calcext:conditional-format>
          <calcext:conditional-format calcext:target-range-address="'C++A'.N12:'C++A'.N12">
            <calcext:condition calcext:apply-style-name="RedFont" calcext:value="formula-is(NOT(['C++A'.$U12]))" calcext:base-cell-address="'C++A'.N12"/>
          </calcext:conditional-format>
          <calcext:conditional-format calcext:target-range-address="'C++A'.M3:'C++A'.M3">
            <calcext:condition calcext:apply-style-name="RedFont" calcext:value="formula-is(NOT(['C++A'.$U3]))" calcext:base-cell-address="'C++A'.M3"/>
          </calcext:conditional-format>
          <calcext:conditional-format calcext:target-range-address="'C++A'.M5:'C++A'.M5">
            <calcext:condition calcext:apply-style-name="RedFont" calcext:value="formula-is(NOT(['C++A'.$U5]))" calcext:base-cell-address="'C++A'.M5"/>
          </calcext:conditional-format>
          <calcext:conditional-format calcext:target-range-address="'C++A'.M6:'C++A'.M6">
            <calcext:condition calcext:apply-style-name="RedFont" calcext:value="formula-is(NOT(['C++A'.$U6]))" calcext:base-cell-address="'C++A'.M6"/>
          </calcext:conditional-format>
          <calcext:conditional-format calcext:target-range-address="'C++A'.M7:'C++A'.M7">
            <calcext:condition calcext:apply-style-name="RedFont" calcext:value="formula-is(NOT(['C++A'.$U7]))" calcext:base-cell-address="'C++A'.M7"/>
          </calcext:conditional-format>
          <calcext:conditional-format calcext:target-range-address="'C++A'.M8:'C++A'.M8">
            <calcext:condition calcext:apply-style-name="RedFont" calcext:value="formula-is(NOT(['C++A'.$U8]))" calcext:base-cell-address="'C++A'.M8"/>
          </calcext:conditional-format>
          <calcext:conditional-format calcext:target-range-address="'C++A'.M9:'C++A'.M9">
            <calcext:condition calcext:apply-style-name="RedFont" calcext:value="formula-is(NOT(['C++A'.$U9]))" calcext:base-cell-address="'C++A'.M9"/>
          </calcext:conditional-format>
          <calcext:conditional-format calcext:target-range-address="'C++A'.M10:'C++A'.M10">
            <calcext:condition calcext:apply-style-name="RedFont" calcext:value="formula-is(NOT(['C++A'.$U10]))" calcext:base-cell-address="'C++A'.M10"/>
          </calcext:conditional-format>
          <calcext:conditional-format calcext:target-range-address="'C++A'.M11:'C++A'.M11">
            <calcext:condition calcext:apply-style-name="RedFont" calcext:value="formula-is(NOT(['C++A'.$U11]))" calcext:base-cell-address="'C++A'.M11"/>
          </calcext:conditional-format>
          <calcext:conditional-format calcext:target-range-address="'C++A'.M12:'C++A'.M12">
            <calcext:condition calcext:apply-style-name="RedFont" calcext:value="formula-is(NOT(['C++A'.$U12]))" calcext:base-cell-address="'C++A'.M12"/>
          </calcext:conditional-format>
          <calcext:conditional-format calcext:target-range-address="'C++A'.O3:'C++A'.O3">
            <calcext:condition calcext:apply-style-name="RedFont" calcext:value="formula-is(NOT(['C++A'.$U3]))" calcext:base-cell-address="'C++A'.O3"/>
          </calcext:conditional-format>
          <calcext:conditional-format calcext:target-range-address="'C++A'.O7:'C++A'.O7">
            <calcext:condition calcext:apply-style-name="RedFont" calcext:value="formula-is(NOT(['C++A'.$U7]))" calcext:base-cell-address="'C++A'.O7"/>
          </calcext:conditional-format>
          <calcext:conditional-format calcext:target-range-address="'C++A'.M4:'C++A'.M4">
            <calcext:condition calcext:apply-style-name="RedFont" calcext:value="formula-is(NOT(['C++A'.$U4]))" calcext:base-cell-address="'C++A'.M4"/>
          </calcext:conditional-format>
          <calcext:conditional-format calcext:target-range-address="'C++A'.M42:'C++A'.M42">
            <calcext:condition calcext:apply-style-name="RedFont" calcext:value="formula-is(NOT(['C++A'.$U42]))" calcext:base-cell-address="'C++A'.M42"/>
          </calcext:conditional-format>
          <calcext:conditional-format calcext:target-range-address="'C++A'.M43:'C++A'.M43">
            <calcext:condition calcext:apply-style-name="RedFont" calcext:value="formula-is(NOT(['C++A'.$U43]))" calcext:base-cell-address="'C++A'.M43"/>
          </calcext:conditional-format>
          <calcext:conditional-format calcext:target-range-address="'C++A'.M44:'C++A'.M44">
            <calcext:condition calcext:apply-style-name="RedFont" calcext:value="formula-is(NOT(['C++A'.$U44]))" calcext:base-cell-address="'C++A'.M44"/>
          </calcext:conditional-format>
          <calcext:conditional-format calcext:target-range-address="'C++A'.M45:'C++A'.M45">
            <calcext:condition calcext:apply-style-name="RedFont" calcext:value="formula-is(NOT(['C++A'.$U45]))" calcext:base-cell-address="'C++A'.M45"/>
          </calcext:conditional-format>
          <calcext:conditional-format calcext:target-range-address="'C++A'.M46:'C++A'.M46">
            <calcext:condition calcext:apply-style-name="RedFont" calcext:value="formula-is(NOT(['C++A'.$U46]))" calcext:base-cell-address="'C++A'.M46"/>
          </calcext:conditional-format>
          <calcext:conditional-format calcext:target-range-address="'C++A'.M47:'C++A'.M47">
            <calcext:condition calcext:apply-style-name="RedFont" calcext:value="formula-is(NOT(['C++A'.$U47]))" calcext:base-cell-address="'C++A'.M47"/>
          </calcext:conditional-format>
          <calcext:conditional-format calcext:target-range-address="'C++A'.M48:'C++A'.M48">
            <calcext:condition calcext:apply-style-name="RedFont" calcext:value="formula-is(NOT(['C++A'.$U48]))" calcext:base-cell-address="'C++A'.M48"/>
          </calcext:conditional-format>
          <calcext:conditional-format calcext:target-range-address="'C++A'.M49:'C++A'.M49">
            <calcext:condition calcext:apply-style-name="RedFont" calcext:value="formula-is(NOT(['C++A'.$U49]))" calcext:base-cell-address="'C++A'.M49"/>
          </calcext:conditional-format>
          <calcext:conditional-format calcext:target-range-address="'C++A'.M50:'C++A'.M50">
            <calcext:condition calcext:apply-style-name="RedFont" calcext:value="formula-is(NOT(['C++A'.$U50]))" calcext:base-cell-address="'C++A'.M50"/>
          </calcext:conditional-format>
          <calcext:conditional-format calcext:target-range-address="'C++A'.M51:'C++A'.M51">
            <calcext:condition calcext:apply-style-name="RedFont" calcext:value="formula-is(NOT(['C++A'.$U51]))" calcext:base-cell-address="'C++A'.M51"/>
          </calcext:conditional-format>
        </calcext:conditional-formats>
      </table:table>
      <table:table table:name="CPPRAW_Copy" table:style-name="ta1"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ce2"/>
        <table:table-column table:style-name="co2" table:default-cell-style-name="Default"/>
        <table:table-column table:style-name="co34" table:default-cell-style-name="ce8"/>
        <table:table-column table:style-name="co10" table:default-cell-style-name="ce2"/>
        <table:table-column table:style-name="co10" table:number-columns-repeated="2" table:default-cell-style-name="ce8"/>
        <table:table-column table:style-name="co10" table:default-cell-style-name="ce2"/>
        <table:table-column table:style-name="co35" table:number-columns-repeated="2" table:default-cell-style-name="ce96"/>
        <table:table-column table:style-name="co36" table:default-cell-style-name="ce101"/>
        <table:table-column table:style-name="co21" table:default-cell-style-name="ce101"/>
        <table:table-column table:style-name="co37" table:default-cell-style-name="ce104"/>
        <table:table-column table:style-name="co21" table:default-cell-style-name="ce104"/>
        <table:table-column table:style-name="co38" table:default-cell-style-name="ce101"/>
        <table:table-column table:style-name="co21" table:default-cell-style-name="ce101"/>
        <table:table-column table:style-name="co21" table:default-cell-style-name="ce106"/>
        <table:table-column table:style-name="co39" table:default-cell-style-name="ce99"/>
        <table:table-column table:style-name="co21" table:default-cell-style-name="ce99"/>
        <table:table-column table:style-name="co40" table:default-cell-style-name="ce103"/>
        <table:table-column table:style-name="co21" table:default-cell-style-name="ce103"/>
        <table:table-column table:style-name="co41" table:default-cell-style-name="ce99"/>
        <table:table-column table:style-name="co21" table:default-cell-style-name="ce99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93" office:value-type="string" calcext:value-type="string">
            <text:p>n concrete</text:p>
          </table:table-cell>
          <table:table-cell table:style-name="ce97" office:value-type="string" calcext:value-type="string">
            <text:p>n</text:p>
          </table:table-cell>
          <table:table-cell table:style-name="ce98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98" office:value-type="string" calcext:value-type="string">
            <text:p>stddev</text:p>
          </table:table-cell>
          <table:table-cell/>
          <table:table-cell table:style-name="ce98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98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92" office:value-type="float" office:value="45" calcext:value-type="float">
            <text:p>45</text:p>
          </table:table-cell>
          <table:table-cell/>
          <table:table-cell table:style-name="ce55" table:formula="of:=[CPPRAW_Copy.M2] - com.microsoft.floor.precise([CPPRAW_Copy.M2] * 0.2)" office:value-type="string" office:string-value="" calcext:value-type="error">
            <text:p>#NAME?</text:p>
          </table:table-cell>
          <table:table-cell table:style-name="ce55" table:formula="of:=INDIRECT(ADDRESS([CPPRAW_Copy.$I2];2))" office:value-type="float" office:value="16384" calcext:value-type="float">
            <text:p>16.384</text:p>
          </table:table-cell>
          <table:table-cell table:style-name="ce99" table:formula="of:=INDIRECT(ADDRESS([CPPRAW_Copy.$I2];3))" office:value-type="float" office:value="43.29125" calcext:value-type="float">
            <text:p>43,29125</text:p>
          </table:table-cell>
          <table:table-cell table:style-name="ce99" table:formula="of:=INDIRECT(ADDRESS([CPPRAW_Copy.$I2];4))" office:value-type="float" office:value="129.060692122937" calcext:value-type="float">
            <text:p>129,0606921229</text:p>
          </table:table-cell>
          <table:table-cell table:style-name="ce103" table:formula="of:=INDIRECT(ADDRESS([CPPRAW_Copy.$I2]+1;3))" office:value-type="float" office:value="1336416.4125" calcext:value-type="float">
            <text:p>1336416,4125</text:p>
          </table:table-cell>
          <table:table-cell table:style-name="ce103" table:formula="of:=INDIRECT(ADDRESS([CPPRAW_Copy.$I2]+1;4))" office:value-type="float" office:value="76953.2366721845" calcext:value-type="float">
            <text:p>76953,2366721845</text:p>
          </table:table-cell>
          <table:table-cell table:style-name="ce99" table:formula="of:=INDIRECT(ADDRESS([CPPRAW_Copy.$I2]+2;3))" office:value-type="float" office:value="888481.72625" calcext:value-type="float">
            <text:p>888481,72625</text:p>
          </table:table-cell>
          <table:table-cell table:style-name="ce99" table:formula="of:=INDIRECT(ADDRESS([CPPRAW_Copy.$I2]+2;4))" office:value-type="float" office:value="81577.0692192317" calcext:value-type="float">
            <text:p>81577,0692192317</text:p>
          </table:table-cell>
          <table:table-cell/>
          <table:table-cell table:formula="of:=INDIRECT(ADDRESS([CPPRAW_Copy.$J2];3))" office:value-type="float" office:value="37.95375" calcext:value-type="float">
            <text:p>37,95375</text:p>
          </table:table-cell>
          <table:table-cell table:formula="of:=INDIRECT(ADDRESS([CPPRAW_Copy.$J2];4))" office:value-type="float" office:value="121.691763145496" calcext:value-type="float">
            <text:p>121,6917631455</text:p>
          </table:table-cell>
          <table:table-cell table:formula="of:=INDIRECT(ADDRESS([CPPRAW_Copy.$J2]+1;3))" office:value-type="float" office:value="33867.525" calcext:value-type="float">
            <text:p>33867,525</text:p>
          </table:table-cell>
          <table:table-cell table:formula="of:=INDIRECT(ADDRESS([CPPRAW_Copy.$J2]+1;4))" office:value-type="float" office:value="6133.25943001923" calcext:value-type="float">
            <text:p>6133,2594300192</text:p>
          </table:table-cell>
          <table:table-cell table:formula="of:=INDIRECT(ADDRESS([CPPRAW_Copy.$J2]+2;3))" office:value-type="float" office:value="108536.25875" calcext:value-type="float">
            <text:p>108536,25875</text:p>
          </table:table-cell>
          <table:table-cell table:formula="of:=INDIRECT(ADDRESS([CPPRAW_Copy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55" table:formula="of:=[CPPRAW_Copy.M3] - com.microsoft.floor.precise([CPPRAW_Copy.M3] * 0.2)" office:value-type="string" office:string-value="" calcext:value-type="error">
            <text:p>#NAME?</text:p>
          </table:table-cell>
          <table:table-cell table:style-name="ce55" table:formula="of:=INDIRECT(ADDRESS([CPPRAW_Copy.$I3];2))" office:value-type="float" office:value="32768" calcext:value-type="float">
            <text:p>32.768</text:p>
          </table:table-cell>
          <table:table-cell table:style-name="ce99" table:formula="of:=INDIRECT(ADDRESS([CPPRAW_Copy.$I3];3))" office:value-type="float" office:value="37.9525" calcext:value-type="float">
            <text:p>37,9525</text:p>
          </table:table-cell>
          <table:table-cell table:style-name="ce99" table:formula="of:=INDIRECT(ADDRESS([CPPRAW_Copy.$I3];4))" office:value-type="float" office:value="121.687756703024" calcext:value-type="float">
            <text:p>121,687756703</text:p>
          </table:table-cell>
          <table:table-cell table:style-name="ce103" table:formula="of:=INDIRECT(ADDRESS([CPPRAW_Copy.$I3]+1;3))" office:value-type="float" office:value="2710618.69" calcext:value-type="float">
            <text:p>2710618,69</text:p>
          </table:table-cell>
          <table:table-cell table:style-name="ce103" table:formula="of:=INDIRECT(ADDRESS([CPPRAW_Copy.$I3]+1;4))" office:value-type="float" office:value="250169.568271268" calcext:value-type="float">
            <text:p>250169,568271268</text:p>
          </table:table-cell>
          <table:table-cell table:style-name="ce99" table:formula="of:=INDIRECT(ADDRESS([CPPRAW_Copy.$I3]+2;3))" office:value-type="float" office:value="1814413.02625" calcext:value-type="float">
            <text:p>1814413,02625</text:p>
          </table:table-cell>
          <table:table-cell table:style-name="ce99" table:formula="of:=INDIRECT(ADDRESS([CPPRAW_Copy.$I3]+2;4))" office:value-type="float" office:value="105093.824503245" calcext:value-type="float">
            <text:p>105093,824503245</text:p>
          </table:table-cell>
          <table:table-cell/>
          <table:table-cell table:formula="of:=INDIRECT(ADDRESS([CPPRAW_Copy.$J3];3))" office:value-type="float" office:value="34.21125" calcext:value-type="float">
            <text:p>34,21125</text:p>
          </table:table-cell>
          <table:table-cell table:formula="of:=INDIRECT(ADDRESS([CPPRAW_Copy.$J3];4))" office:value-type="float" office:value="116.088650788911" calcext:value-type="float">
            <text:p>116,0886507889</text:p>
          </table:table-cell>
          <table:table-cell table:formula="of:=INDIRECT(ADDRESS([CPPRAW_Copy.$J3]+1;3))" office:value-type="float" office:value="72647.59875" calcext:value-type="float">
            <text:p>72647,59875</text:p>
          </table:table-cell>
          <table:table-cell table:formula="of:=INDIRECT(ADDRESS([CPPRAW_Copy.$J3]+1;4))" office:value-type="float" office:value="8732.63122205007" calcext:value-type="float">
            <text:p>8732,6312220501</text:p>
          </table:table-cell>
          <table:table-cell table:formula="of:=INDIRECT(ADDRESS([CPPRAW_Copy.$J3]+2;3))" office:value-type="float" office:value="220747.1125" calcext:value-type="float">
            <text:p>220747,1125</text:p>
          </table:table-cell>
          <table:table-cell table:formula="of:=INDIRECT(ADDRESS([CPPRAW_Copy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55" table:formula="of:=[CPPRAW_Copy.M4] - com.microsoft.floor.precise([CPPRAW_Copy.M4] * 0.2)" office:value-type="string" office:string-value="" calcext:value-type="error">
            <text:p>#NAME?</text:p>
          </table:table-cell>
          <table:table-cell table:style-name="ce55" table:formula="of:=INDIRECT(ADDRESS([CPPRAW_Copy.$I4];2))" office:value-type="float" office:value="65536" calcext:value-type="float">
            <text:p>65.536</text:p>
          </table:table-cell>
          <table:table-cell table:style-name="ce99" table:formula="of:=INDIRECT(ADDRESS([CPPRAW_Copy.$I4];3))" office:value-type="float" office:value="39.01875" calcext:value-type="float">
            <text:p>39,01875</text:p>
          </table:table-cell>
          <table:table-cell table:style-name="ce99" table:formula="of:=INDIRECT(ADDRESS([CPPRAW_Copy.$I4];4))" office:value-type="float" office:value="123.211443149941" calcext:value-type="float">
            <text:p>123,2114431499</text:p>
          </table:table-cell>
          <table:table-cell table:style-name="ce103" table:formula="of:=INDIRECT(ADDRESS([CPPRAW_Copy.$I4]+1;3))" office:value-type="float" office:value="5413945.9125" calcext:value-type="float">
            <text:p>5413945,9125</text:p>
          </table:table-cell>
          <table:table-cell table:style-name="ce103" table:formula="of:=INDIRECT(ADDRESS([CPPRAW_Copy.$I4]+1;4))" office:value-type="float" office:value="250258.123414703" calcext:value-type="float">
            <text:p>250258,123414703</text:p>
          </table:table-cell>
          <table:table-cell table:style-name="ce99" table:formula="of:=INDIRECT(ADDRESS([CPPRAW_Copy.$I4]+2;3))" office:value-type="float" office:value="3691371.3975" calcext:value-type="float">
            <text:p>3691371,3975</text:p>
          </table:table-cell>
          <table:table-cell table:style-name="ce99" table:formula="of:=INDIRECT(ADDRESS([CPPRAW_Copy.$I4]+2;4))" office:value-type="float" office:value="337045.365355517" calcext:value-type="float">
            <text:p>337045,365355517</text:p>
          </table:table-cell>
          <table:table-cell/>
          <table:table-cell table:formula="of:=INDIRECT(ADDRESS([CPPRAW_Copy.$J4];3))" office:value-type="float" office:value="33.68125" calcext:value-type="float">
            <text:p>33,68125</text:p>
          </table:table-cell>
          <table:table-cell table:formula="of:=INDIRECT(ADDRESS([CPPRAW_Copy.$J4];4))" office:value-type="float" office:value="115.271924896196" calcext:value-type="float">
            <text:p>115,2719248962</text:p>
          </table:table-cell>
          <table:table-cell table:formula="of:=INDIRECT(ADDRESS([CPPRAW_Copy.$J4]+1;3))" office:value-type="float" office:value="141238.91375" calcext:value-type="float">
            <text:p>141238,91375</text:p>
          </table:table-cell>
          <table:table-cell table:formula="of:=INDIRECT(ADDRESS([CPPRAW_Copy.$J4]+1;4))" office:value-type="float" office:value="22302.8773204775" calcext:value-type="float">
            <text:p>22302,8773204775</text:p>
          </table:table-cell>
          <table:table-cell table:formula="of:=INDIRECT(ADDRESS([CPPRAW_Copy.$J4]+2;3))" office:value-type="float" office:value="446162.6225" calcext:value-type="float">
            <text:p>446162,6225</text:p>
          </table:table-cell>
          <table:table-cell table:formula="of:=INDIRECT(ADDRESS([CPPRAW_Copy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55" table:formula="of:=[CPPRAW_Copy.M5] - com.microsoft.floor.precise([CPPRAW_Copy.M5] * 0.2)" office:value-type="string" office:string-value="" calcext:value-type="error">
            <text:p>#NAME?</text:p>
          </table:table-cell>
          <table:table-cell table:style-name="ce55" table:formula="of:=INDIRECT(ADDRESS([CPPRAW_Copy.$I5];2))" office:value-type="float" office:value="131072" calcext:value-type="float">
            <text:p>131.072</text:p>
          </table:table-cell>
          <table:table-cell table:style-name="ce99" table:formula="of:=INDIRECT(ADDRESS([CPPRAW_Copy.$I5];3))" office:value-type="float" office:value="34.21125" calcext:value-type="float">
            <text:p>34,21125</text:p>
          </table:table-cell>
          <table:table-cell table:style-name="ce99" table:formula="of:=INDIRECT(ADDRESS([CPPRAW_Copy.$I5];4))" office:value-type="float" office:value="116.088650788911" calcext:value-type="float">
            <text:p>116,0886507889</text:p>
          </table:table-cell>
          <table:table-cell table:style-name="ce103" table:formula="of:=INDIRECT(ADDRESS([CPPRAW_Copy.$I5]+1;3))" office:value-type="float" office:value="10891407.41125" calcext:value-type="float">
            <text:p>10891407,41125</text:p>
          </table:table-cell>
          <table:table-cell table:style-name="ce103" table:formula="of:=INDIRECT(ADDRESS([CPPRAW_Copy.$I5]+1;4))" office:value-type="float" office:value="846660.119586001" calcext:value-type="float">
            <text:p>846660,119586001</text:p>
          </table:table-cell>
          <table:table-cell table:style-name="ce99" table:formula="of:=INDIRECT(ADDRESS([CPPRAW_Copy.$I5]+2;3))" office:value-type="float" office:value="7279390.7925" calcext:value-type="float">
            <text:p>7279390,7925</text:p>
          </table:table-cell>
          <table:table-cell table:style-name="ce99" table:formula="of:=INDIRECT(ADDRESS([CPPRAW_Copy.$I5]+2;4))" office:value-type="float" office:value="447008.775554609" calcext:value-type="float">
            <text:p>447008,775554609</text:p>
          </table:table-cell>
          <table:table-cell/>
          <table:table-cell table:formula="of:=INDIRECT(ADDRESS([CPPRAW_Copy.$J5];3))" office:value-type="float" office:value="35.2825" calcext:value-type="float">
            <text:p>35,2825</text:p>
          </table:table-cell>
          <table:table-cell table:formula="of:=INDIRECT(ADDRESS([CPPRAW_Copy.$J5];4))" office:value-type="float" office:value="117.735465104739" calcext:value-type="float">
            <text:p>117,7354651047</text:p>
          </table:table-cell>
          <table:table-cell table:formula="of:=INDIRECT(ADDRESS([CPPRAW_Copy.$J5]+1;3))" office:value-type="float" office:value="282129.26125" calcext:value-type="float">
            <text:p>282129,26125</text:p>
          </table:table-cell>
          <table:table-cell table:formula="of:=INDIRECT(ADDRESS([CPPRAW_Copy.$J5]+1;4))" office:value-type="float" office:value="34427.5661729993" calcext:value-type="float">
            <text:p>34427,5661729993</text:p>
          </table:table-cell>
          <table:table-cell table:formula="of:=INDIRECT(ADDRESS([CPPRAW_Copy.$J5]+2;3))" office:value-type="float" office:value="887890.47" calcext:value-type="float">
            <text:p>887890,47</text:p>
          </table:table-cell>
          <table:table-cell table:formula="of:=INDIRECT(ADDRESS([CPPRAW_Copy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55" table:formula="of:=[CPPRAW_Copy.M6] - com.microsoft.floor.precise([CPPRAW_Copy.M6] * 0.2)" office:value-type="string" office:string-value="" calcext:value-type="error">
            <text:p>#NAME?</text:p>
          </table:table-cell>
          <table:table-cell table:style-name="ce55" table:formula="of:=INDIRECT(ADDRESS([CPPRAW_Copy.$I6];2))" office:value-type="float" office:value="262144" calcext:value-type="float">
            <text:p>262.144</text:p>
          </table:table-cell>
          <table:table-cell table:style-name="ce99" table:formula="of:=INDIRECT(ADDRESS([CPPRAW_Copy.$I6];3))" office:value-type="float" office:value="41.6975" calcext:value-type="float">
            <text:p>41,6975</text:p>
          </table:table-cell>
          <table:table-cell table:style-name="ce99" table:formula="of:=INDIRECT(ADDRESS([CPPRAW_Copy.$I6];4))" office:value-type="float" office:value="126.941378737568" calcext:value-type="float">
            <text:p>126,9413787376</text:p>
          </table:table-cell>
          <table:table-cell table:style-name="ce103" table:formula="of:=INDIRECT(ADDRESS([CPPRAW_Copy.$I6]+1;3))" office:value-type="float" office:value="22792191.405" calcext:value-type="float">
            <text:p>22792191,405</text:p>
          </table:table-cell>
          <table:table-cell table:style-name="ce103" table:formula="of:=INDIRECT(ADDRESS([CPPRAW_Copy.$I6]+1;4))" office:value-type="float" office:value="5147349.60314102" calcext:value-type="float">
            <text:p>5147349,60314102</text:p>
          </table:table-cell>
          <table:table-cell table:style-name="ce99" table:formula="of:=INDIRECT(ADDRESS([CPPRAW_Copy.$I6]+2;3))" office:value-type="float" office:value="14869092.12625" calcext:value-type="float">
            <text:p>14869092,12625</text:p>
          </table:table-cell>
          <table:table-cell table:style-name="ce99" table:formula="of:=INDIRECT(ADDRESS([CPPRAW_Copy.$I6]+2;4))" office:value-type="float" office:value="1944745.67405304" calcext:value-type="float">
            <text:p>1944745,67405304</text:p>
          </table:table-cell>
          <table:table-cell/>
          <table:table-cell table:formula="of:=INDIRECT(ADDRESS([CPPRAW_Copy.$J6];3))" office:value-type="float" office:value="36.355" calcext:value-type="float">
            <text:p>36,355</text:p>
          </table:table-cell>
          <table:table-cell table:formula="of:=INDIRECT(ADDRESS([CPPRAW_Copy.$J6];4))" office:value-type="float" office:value="119.354035152289" calcext:value-type="float">
            <text:p>119,3540351523</text:p>
          </table:table-cell>
          <table:table-cell table:formula="of:=INDIRECT(ADDRESS([CPPRAW_Copy.$J6]+1;3))" office:value-type="float" office:value="568953.6375" calcext:value-type="float">
            <text:p>568953,6375</text:p>
          </table:table-cell>
          <table:table-cell table:formula="of:=INDIRECT(ADDRESS([CPPRAW_Copy.$J6]+1;4))" office:value-type="float" office:value="61869.6740672286" calcext:value-type="float">
            <text:p>61869,6740672286</text:p>
          </table:table-cell>
          <table:table-cell table:formula="of:=INDIRECT(ADDRESS([CPPRAW_Copy.$J6]+2;3))" office:value-type="float" office:value="1797822.21875" calcext:value-type="float">
            <text:p>1797822,21875</text:p>
          </table:table-cell>
          <table:table-cell table:formula="of:=INDIRECT(ADDRESS([CPPRAW_Copy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55" table:formula="of:=[CPPRAW_Copy.M7] - com.microsoft.floor.precise([CPPRAW_Copy.M7] * 0.2)" office:value-type="string" office:string-value="" calcext:value-type="error">
            <text:p>#NAME?</text:p>
          </table:table-cell>
          <table:table-cell table:style-name="ce55" table:formula="of:=INDIRECT(ADDRESS([CPPRAW_Copy.$I7];2))" office:value-type="float" office:value="524288" calcext:value-type="float">
            <text:p>524.288</text:p>
          </table:table-cell>
          <table:table-cell table:style-name="ce99" table:formula="of:=INDIRECT(ADDRESS([CPPRAW_Copy.$I7];3))" office:value-type="float" office:value="37.955" calcext:value-type="float">
            <text:p>37,955</text:p>
          </table:table-cell>
          <table:table-cell table:style-name="ce99" table:formula="of:=INDIRECT(ADDRESS([CPPRAW_Copy.$I7];4))" office:value-type="float" office:value="121.695769443213" calcext:value-type="float">
            <text:p>121,6957694432</text:p>
          </table:table-cell>
          <table:table-cell table:style-name="ce103" table:formula="of:=INDIRECT(ADDRESS([CPPRAW_Copy.$I7]+1;3))" office:value-type="float" office:value="44253167.73875" calcext:value-type="float">
            <text:p>44253167,73875</text:p>
          </table:table-cell>
          <table:table-cell table:style-name="ce103" table:formula="of:=INDIRECT(ADDRESS([CPPRAW_Copy.$I7]+1;4))" office:value-type="float" office:value="3930501.53623287" calcext:value-type="float">
            <text:p>3930501,53623287</text:p>
          </table:table-cell>
          <table:table-cell table:style-name="ce99" table:formula="of:=INDIRECT(ADDRESS([CPPRAW_Copy.$I7]+2;3))" office:value-type="float" office:value="29666928.66625" calcext:value-type="float">
            <text:p>29666928,66625</text:p>
          </table:table-cell>
          <table:table-cell table:style-name="ce99" table:formula="of:=INDIRECT(ADDRESS([CPPRAW_Copy.$I7]+2;4))" office:value-type="float" office:value="2885868.0448178" calcext:value-type="float">
            <text:p>2885868,0448178</text:p>
          </table:table-cell>
          <table:table-cell/>
          <table:table-cell table:formula="of:=INDIRECT(ADDRESS([CPPRAW_Copy.$J7];3))" office:value-type="float" office:value="35.81875" calcext:value-type="float">
            <text:p>35,81875</text:p>
          </table:table-cell>
          <table:table-cell table:formula="of:=INDIRECT(ADDRESS([CPPRAW_Copy.$J7];4))" office:value-type="float" office:value="118.548726898474" calcext:value-type="float">
            <text:p>118,5487268985</text:p>
          </table:table-cell>
          <table:table-cell table:formula="of:=INDIRECT(ADDRESS([CPPRAW_Copy.$J7]+1;3))" office:value-type="float" office:value="1161369.93875" calcext:value-type="float">
            <text:p>1161369,93875</text:p>
          </table:table-cell>
          <table:table-cell table:formula="of:=INDIRECT(ADDRESS([CPPRAW_Copy.$J7]+1;4))" office:value-type="float" office:value="85527.1577765751" calcext:value-type="float">
            <text:p>85527,1577765751</text:p>
          </table:table-cell>
          <table:table-cell table:formula="of:=INDIRECT(ADDRESS([CPPRAW_Copy.$J7]+2;3))" office:value-type="float" office:value="3692337.9" calcext:value-type="float">
            <text:p>3692337,9</text:p>
          </table:table-cell>
          <table:table-cell table:formula="of:=INDIRECT(ADDRESS([CPPRAW_Copy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55" table:formula="of:=[CPPRAW_Copy.M8] - com.microsoft.floor.precise([CPPRAW_Copy.M8] * 0.2)" office:value-type="string" office:string-value="" calcext:value-type="error">
            <text:p>#NAME?</text:p>
          </table:table-cell>
          <table:table-cell table:style-name="ce55" table:formula="of:=INDIRECT(ADDRESS([CPPRAW_Copy.$I8];2))" office:value-type="float" office:value="1048576" calcext:value-type="float">
            <text:p>1.048.576</text:p>
          </table:table-cell>
          <table:table-cell table:style-name="ce99" table:formula="of:=INDIRECT(ADDRESS([CPPRAW_Copy.$I8];3))" office:value-type="float" office:value="37.42" calcext:value-type="float">
            <text:p>37,42</text:p>
          </table:table-cell>
          <table:table-cell table:style-name="ce99" table:formula="of:=INDIRECT(ADDRESS([CPPRAW_Copy.$I8];4))" office:value-type="float" office:value="120.917202300853" calcext:value-type="float">
            <text:p>120,9172023009</text:p>
          </table:table-cell>
          <table:table-cell table:style-name="ce103" table:formula="of:=INDIRECT(ADDRESS([CPPRAW_Copy.$I8]+1;3))" office:value-type="float" office:value="87975043.09125" calcext:value-type="float">
            <text:p>87975043,09125</text:p>
          </table:table-cell>
          <table:table-cell table:style-name="ce103" table:formula="of:=INDIRECT(ADDRESS([CPPRAW_Copy.$I8]+1;4))" office:value-type="float" office:value="6012072.15524391" calcext:value-type="float">
            <text:p>6012072,15524391</text:p>
          </table:table-cell>
          <table:table-cell table:style-name="ce99" table:formula="of:=INDIRECT(ADDRESS([CPPRAW_Copy.$I8]+2;3))" office:value-type="float" office:value="58338393.36625" calcext:value-type="float">
            <text:p>58338393,36625</text:p>
          </table:table-cell>
          <table:table-cell table:style-name="ce99" table:formula="of:=INDIRECT(ADDRESS([CPPRAW_Copy.$I8]+2;4))" office:value-type="float" office:value="2809697.08223053" calcext:value-type="float">
            <text:p>2809697,08223053</text:p>
          </table:table-cell>
          <table:table-cell/>
          <table:table-cell table:formula="of:=INDIRECT(ADDRESS([CPPRAW_Copy.$J8];3))" office:value-type="float" office:value="33.6775" calcext:value-type="float">
            <text:p>33,6775</text:p>
          </table:table-cell>
          <table:table-cell table:formula="of:=INDIRECT(ADDRESS([CPPRAW_Copy.$J8];4))" office:value-type="float" office:value="115.259096464866" calcext:value-type="float">
            <text:p>115,2590964649</text:p>
          </table:table-cell>
          <table:table-cell table:formula="of:=INDIRECT(ADDRESS([CPPRAW_Copy.$J8]+1;3))" office:value-type="float" office:value="2381996.05625" calcext:value-type="float">
            <text:p>2381996,05625</text:p>
          </table:table-cell>
          <table:table-cell table:formula="of:=INDIRECT(ADDRESS([CPPRAW_Copy.$J8]+1;4))" office:value-type="float" office:value="112381.834024917" calcext:value-type="float">
            <text:p>112381,834024917</text:p>
          </table:table-cell>
          <table:table-cell table:formula="of:=INDIRECT(ADDRESS([CPPRAW_Copy.$J8]+2;3))" office:value-type="float" office:value="7303713.5725" calcext:value-type="float">
            <text:p>7303713,5725</text:p>
          </table:table-cell>
          <table:table-cell table:formula="of:=INDIRECT(ADDRESS([CPPRAW_Copy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55" table:formula="of:=[CPPRAW_Copy.M9] - com.microsoft.floor.precise([CPPRAW_Copy.M9] * 0.2)" office:value-type="string" office:string-value="" calcext:value-type="error">
            <text:p>#NAME?</text:p>
          </table:table-cell>
          <table:table-cell table:style-name="ce55" table:formula="of:=INDIRECT(ADDRESS([CPPRAW_Copy.$I9];2))" office:value-type="float" office:value="2097152" calcext:value-type="float">
            <text:p>2.097.152</text:p>
          </table:table-cell>
          <table:table-cell table:style-name="ce99" table:formula="of:=INDIRECT(ADDRESS([CPPRAW_Copy.$I9];3))" office:value-type="float" office:value="35.81625" calcext:value-type="float">
            <text:p>35,81625</text:p>
          </table:table-cell>
          <table:table-cell table:style-name="ce99" table:formula="of:=INDIRECT(ADDRESS([CPPRAW_Copy.$I9];4))" office:value-type="float" office:value="118.540456324706" calcext:value-type="float">
            <text:p>118,5404563247</text:p>
          </table:table-cell>
          <table:table-cell table:style-name="ce103" table:formula="of:=INDIRECT(ADDRESS([CPPRAW_Copy.$I9]+1;3))" office:value-type="float" office:value="174533188.14" calcext:value-type="float">
            <text:p>174533188,14</text:p>
          </table:table-cell>
          <table:table-cell table:style-name="ce103" table:formula="of:=INDIRECT(ADDRESS([CPPRAW_Copy.$I9]+1;4))" office:value-type="float" office:value="6747557.431363" calcext:value-type="float">
            <text:p>6747557,431363</text:p>
          </table:table-cell>
          <table:table-cell table:style-name="ce99" table:formula="of:=INDIRECT(ADDRESS([CPPRAW_Copy.$I9]+2;3))" office:value-type="float" office:value="116865336.915" calcext:value-type="float">
            <text:p>116865336,915</text:p>
          </table:table-cell>
          <table:table-cell table:style-name="ce99" table:formula="of:=INDIRECT(ADDRESS([CPPRAW_Copy.$I9]+2;4))" office:value-type="float" office:value="4819028.23214092" calcext:value-type="float">
            <text:p>4819028,23214092</text:p>
          </table:table-cell>
          <table:table-cell/>
          <table:table-cell table:formula="of:=INDIRECT(ADDRESS([CPPRAW_Copy.$J9];3))" office:value-type="float" office:value="34.7475" calcext:value-type="float">
            <text:p>34,7475</text:p>
          </table:table-cell>
          <table:table-cell table:formula="of:=INDIRECT(ADDRESS([CPPRAW_Copy.$J9];4))" office:value-type="float" office:value="116.918288139095" calcext:value-type="float">
            <text:p>116,9182881391</text:p>
          </table:table-cell>
          <table:table-cell table:formula="of:=INDIRECT(ADDRESS([CPPRAW_Copy.$J9]+1;3))" office:value-type="float" office:value="4849319.5825" calcext:value-type="float">
            <text:p>4849319,5825</text:p>
          </table:table-cell>
          <table:table-cell table:formula="of:=INDIRECT(ADDRESS([CPPRAW_Copy.$J9]+1;4))" office:value-type="float" office:value="314296.759148957" calcext:value-type="float">
            <text:p>314296,759148957</text:p>
          </table:table-cell>
          <table:table-cell table:formula="of:=INDIRECT(ADDRESS([CPPRAW_Copy.$J9]+2;3))" office:value-type="float" office:value="14664224.34875" calcext:value-type="float">
            <text:p>14664224,34875</text:p>
          </table:table-cell>
          <table:table-cell table:formula="of:=INDIRECT(ADDRESS([CPPRAW_Copy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55" table:formula="of:=[CPPRAW_Copy.M10] - com.microsoft.floor.precise([CPPRAW_Copy.M10] * 0.2)" office:value-type="string" office:string-value="" calcext:value-type="error">
            <text:p>#NAME?</text:p>
          </table:table-cell>
          <table:table-cell table:style-name="ce55" table:formula="of:=INDIRECT(ADDRESS([CPPRAW_Copy.$I10];2))" office:value-type="float" office:value="4194304" calcext:value-type="float">
            <text:p>4.194.304</text:p>
          </table:table-cell>
          <table:table-cell table:style-name="ce99" table:formula="of:=INDIRECT(ADDRESS([CPPRAW_Copy.$I10];3))" office:value-type="float" office:value="36.885" calcext:value-type="float">
            <text:p>36,885</text:p>
          </table:table-cell>
          <table:table-cell table:style-name="ce99" table:formula="of:=INDIRECT(ADDRESS([CPPRAW_Copy.$I10];4))" office:value-type="float" office:value="120.131203930108" calcext:value-type="float">
            <text:p>120,1312039301</text:p>
          </table:table-cell>
          <table:table-cell table:style-name="ce103" table:formula="of:=INDIRECT(ADDRESS([CPPRAW_Copy.$I10]+1;3))" office:value-type="float" office:value="345400586.015" calcext:value-type="float">
            <text:p>345400586,015</text:p>
          </table:table-cell>
          <table:table-cell table:style-name="ce103" table:formula="of:=INDIRECT(ADDRESS([CPPRAW_Copy.$I10]+1;4))" office:value-type="float" office:value="8188701.4022785" calcext:value-type="float">
            <text:p>8188701,4022785</text:p>
          </table:table-cell>
          <table:table-cell table:style-name="ce99" table:formula="of:=INDIRECT(ADDRESS([CPPRAW_Copy.$I10]+2;3))" office:value-type="float" office:value="236849422.29125" calcext:value-type="float">
            <text:p>236849422,29125</text:p>
          </table:table-cell>
          <table:table-cell table:style-name="ce99" table:formula="of:=INDIRECT(ADDRESS([CPPRAW_Copy.$I10]+2;4))" office:value-type="float" office:value="6364402.99384647" calcext:value-type="float">
            <text:p>6364402,99384647</text:p>
          </table:table-cell>
          <table:table-cell/>
          <table:table-cell table:formula="of:=INDIRECT(ADDRESS([CPPRAW_Copy.$J10];3))" office:value-type="float" office:value="33.67625" calcext:value-type="float">
            <text:p>33,67625</text:p>
          </table:table-cell>
          <table:table-cell table:formula="of:=INDIRECT(ADDRESS([CPPRAW_Copy.$J10];4))" office:value-type="float" office:value="115.254819976639" calcext:value-type="float">
            <text:p>115,2548199766</text:p>
          </table:table-cell>
          <table:table-cell table:formula="of:=INDIRECT(ADDRESS([CPPRAW_Copy.$J10]+1;3))" office:value-type="float" office:value="9532469.1375" calcext:value-type="float">
            <text:p>9532469,1375</text:p>
          </table:table-cell>
          <table:table-cell table:formula="of:=INDIRECT(ADDRESS([CPPRAW_Copy.$J10]+1;4))" office:value-type="float" office:value="373640.132974092" calcext:value-type="float">
            <text:p>373640,132974092</text:p>
          </table:table-cell>
          <table:table-cell table:formula="of:=INDIRECT(ADDRESS([CPPRAW_Copy.$J10]+2;3))" office:value-type="float" office:value="29356886.4925" calcext:value-type="float">
            <text:p>29356886,4925</text:p>
          </table:table-cell>
          <table:table-cell table:formula="of:=INDIRECT(ADDRESS([CPPRAW_Copy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55" table:formula="of:=[CPPRAW_Copy.M11] - com.microsoft.floor.precise([CPPRAW_Copy.M11] * 0.2)" office:value-type="string" office:string-value="" calcext:value-type="error">
            <text:p>#NAME?</text:p>
          </table:table-cell>
          <table:table-cell table:style-name="ce55" table:formula="of:=INDIRECT(ADDRESS([CPPRAW_Copy.$I11];2))" office:value-type="float" office:value="8388608" calcext:value-type="float">
            <text:p>8.388.608</text:p>
          </table:table-cell>
          <table:table-cell table:style-name="ce99" table:formula="of:=INDIRECT(ADDRESS([CPPRAW_Copy.$I11];3))" office:value-type="float" office:value="36.35875" calcext:value-type="float">
            <text:p>36,35875</text:p>
          </table:table-cell>
          <table:table-cell table:style-name="ce99" table:formula="of:=INDIRECT(ADDRESS([CPPRAW_Copy.$I11];4))" office:value-type="float" office:value="119.366339275892" calcext:value-type="float">
            <text:p>119,3663392759</text:p>
          </table:table-cell>
          <table:table-cell table:style-name="ce103" table:formula="of:=INDIRECT(ADDRESS([CPPRAW_Copy.$I11]+1;3))" office:value-type="float" office:value="688327263.155" calcext:value-type="float">
            <text:p>688327263,155</text:p>
          </table:table-cell>
          <table:table-cell table:style-name="ce103" table:formula="of:=INDIRECT(ADDRESS([CPPRAW_Copy.$I11]+1;4))" office:value-type="float" office:value="8059557.47011663" calcext:value-type="float">
            <text:p>8059557,47011663</text:p>
          </table:table-cell>
          <table:table-cell table:style-name="ce99" table:formula="of:=INDIRECT(ADDRESS([CPPRAW_Copy.$I11]+2;3))" office:value-type="float" office:value="463794283.515" calcext:value-type="float">
            <text:p>463794283,515</text:p>
          </table:table-cell>
          <table:table-cell table:style-name="ce99" table:formula="of:=INDIRECT(ADDRESS([CPPRAW_Copy.$I11]+2;4))" office:value-type="float" office:value="9000036.08575783" calcext:value-type="float">
            <text:p>9000036,08575783</text:p>
          </table:table-cell>
          <table:table-cell/>
          <table:table-cell table:formula="of:=INDIRECT(ADDRESS([CPPRAW_Copy.$J11];3))" office:value-type="float" office:value="37.42375" calcext:value-type="float">
            <text:p>37,42375</text:p>
          </table:table-cell>
          <table:table-cell table:formula="of:=INDIRECT(ADDRESS([CPPRAW_Copy.$J11];4))" office:value-type="float" office:value="120.929314311139" calcext:value-type="float">
            <text:p>120,9293143111</text:p>
          </table:table-cell>
          <table:table-cell table:formula="of:=INDIRECT(ADDRESS([CPPRAW_Copy.$J11]+1;3))" office:value-type="float" office:value="19075402.95375" calcext:value-type="float">
            <text:p>19075402,95375</text:p>
          </table:table-cell>
          <table:table-cell table:formula="of:=INDIRECT(ADDRESS([CPPRAW_Copy.$J11]+1;4))" office:value-type="float" office:value="311433.756245277" calcext:value-type="float">
            <text:p>311433,756245277</text:p>
          </table:table-cell>
          <table:table-cell table:formula="of:=INDIRECT(ADDRESS([CPPRAW_Copy.$J11]+2;3))" office:value-type="float" office:value="58636043.22375" calcext:value-type="float">
            <text:p>58636043,22375</text:p>
          </table:table-cell>
          <table:table-cell table:formula="of:=INDIRECT(ADDRESS([CPPRAW_Copy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94" table:number-columns-repeated="2"/>
          <table:table-cell table:style-name="ce100"/>
          <table:table-cell table:style-name="ce94" table:number-columns-repeated="3"/>
          <table:table-cell table:style-name="Default"/>
          <table:table-cell table:style-name="ce94"/>
          <table:table-cell/>
          <table:table-cell table:style-name="ce94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Default"/>
          <table:table-cell table:style-name="ce9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3">
          <table:table-cell table:style-name="ce90" table:number-columns-repeated="6"/>
          <table:table-cell table:style-name="ce91"/>
          <table:table-cell table:style-name="ce90"/>
          <table:table-cell table:style-name="ce91" table:number-columns-repeated="2"/>
          <table:table-cell table:style-name="ce90"/>
          <table:table-cell table:style-name="ce95" table:number-columns-repeated="2"/>
          <table:table-cell table:style-name="ce99" table:number-columns-repeated="2"/>
          <table:table-cell table:style-name="ce103" table:number-columns-repeated="2"/>
          <table:table-cell table:style-name="ce105" table:number-columns-repeated="2"/>
          <table:table-cell table:number-columns-repeated="7"/>
          <table:table-cell table:style-name="ce90" table:number-columns-repeated="997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"/>
        <table:table-column table:style-name="co10" table:default-cell-style-name="ce8"/>
        <table:table-column table:style-name="co10" table:default-cell-style-name="ce2"/>
        <table:table-column table:style-name="co11" table:default-cell-style-name="ce55"/>
        <table:table-column table:style-name="co12" table:default-cell-style-name="ce55"/>
        <table:table-column table:style-name="co13" table:default-cell-style-name="ce71"/>
        <table:table-column table:style-name="co14" table:default-cell-style-name="ce76"/>
        <table:table-column table:style-name="co15" table:default-cell-style-name="ce79"/>
        <table:table-column table:style-name="co16" table:default-cell-style-name="ce76"/>
        <table:table-column table:style-name="co17" table:default-cell-style-name="ce76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visibility="collapse" table:default-cell-style-name="ce79"/>
        <table:table-column table:style-name="co22" table:visibility="collapse" table:default-cell-style-name="ce76"/>
        <table:table-column table:style-name="co23" table:visibility="collapse" table:default-cell-style-name="ce76"/>
        <table:table-column table:style-name="co2" table:default-cell-style-name="ce76"/>
        <table:table-column table:style-name="co22" table:default-cell-style-name="ce76"/>
        <table:table-column table:style-name="co24" table:default-cell-style-name="ce76"/>
        <table:table-column table:style-name="co25" table:default-cell-style-name="ce79"/>
        <table:table-column table:style-name="co26" table:default-cell-style-name="ce2"/>
        <table:table-column table:style-name="co27" table:visibility="collapse" table:default-cell-style-name="ce8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8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1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86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72" office:value-type="string" calcext:value-type="string" table:number-columns-spanned="3" table:number-rows-spanned="1">
            <text:p>mult_array_a_64_32</text:p>
          </table:table-cell>
          <table:covered-table-cell table:style-name="ce73"/>
          <table:covered-table-cell table:style-name="ce88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/>
          <table:table-cell table:style-name="ce86"/>
          <table:covered-table-cell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7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3" calcext:value-type="float">
            <text:p>3</text:p>
          </table:table-cell>
          <table:table-cell/>
          <table:table-cell table:style-name="ce107" table:formula="of:=['C++A'.N3] - ['C++A'.N3] * 0.2" office:value-type="float" office:value="13107.2" calcext:value-type="float">
            <text:p>13.107</text:p>
          </table:table-cell>
          <table:table-cell table:style-name="ce147" table:formula="of:=INDIRECT(ADDRESS(['C++A'.$K3];2))" office:value-type="float" office:value="16384" calcext:value-type="float">
            <text:p>16.384</text:p>
          </table:table-cell>
          <table:table-cell table:style-name="ce157" table:formula="of:=1000*0.8" office:value-type="float" office:value="800" calcext:value-type="float">
            <text:p>800</text:p>
          </table:table-cell>
          <table:table-cell table:style-name="ce74" table:formula="of:=INDIRECT(ADDRESS(['C++A'.$K3];3))" office:value-type="float" office:value="5769235.5" calcext:value-type="float">
            <text:p>5.769.235,50</text:p>
          </table:table-cell>
          <table:table-cell table:style-name="ce77"/>
          <table:table-cell table:style-name="ce74" table:formula="of:=INDIRECT(ADDRESS(['C++A'.$K3];4))" office:value-type="float" office:value="518453.888624618" calcext:value-type="float">
            <text:p>518.453,89</text:p>
          </table:table-cell>
          <table:table-cell table:style-name="ce80" table:formula="of:=INDIRECT(ADDRESS(['C++A'.$K3];5))" office:value-type="float" office:value="0" calcext:value-type="float">
            <text:p>0,00</text:p>
          </table:table-cell>
          <table:table-cell table:style-name="ce81" table:formula="of:=IF(['C++A'.S3]=0;&quot;&quot;;ABS(['C++A'.P3] - ['C++A'.S3]) / MAX(['C++A'.P3]; ['C++A'.S3]))">
            <text:p/>
          </table:table-cell>
          <table:table-cell table:style-name="ce82" table:formula="of:=['C++A'.P3]/['C++A'.R3]" office:value-type="float" office:value="11.127769752687" calcext:value-type="float">
            <text:p>11,13</text:p>
          </table:table-cell>
          <table:table-cell table:style-name="ce83" table:formula="of:=['C++A'.U3] &gt;= [CPPCHART.$B$3]" office:value-type="boolean" office:boolean-value="false" calcext:value-type="boolean">
            <text:p>FALSO</text:p>
          </table:table-cell>
          <table:table-cell table:style-name="ce68" table:formula="of:=['C++A'.V3]*['C++A'.O3]" office:value-type="float" office:value="0" calcext:value-type="float">
            <text:p>0</text:p>
          </table:table-cell>
          <table:table-cell table:style-name="ce74" table:formula="of:=['C++A'.V3]*['C++A'.P3]" office:value-type="float" office:value="0" calcext:value-type="float">
            <text:p>0,00</text:p>
          </table:table-cell>
          <table:table-cell table:style-name="ce74" table:formula="of:=['C++A'.V3]*['C++A'.R3]" office:value-type="float" office:value="0" calcext:value-type="float">
            <text:p>0,00</text:p>
          </table:table-cell>
          <table:table-cell table:style-name="ce68" table:formula="of:=['C++A'.W3]" office:value-type="float" office:value="0" calcext:value-type="float">
            <text:p>0</text:p>
          </table:table-cell>
          <table:table-cell table:style-name="ce74" table:formula="of:=['C++A'.X3]" office:value-type="float" office:value="0" calcext:value-type="float">
            <text:p>0,00</text:p>
          </table:table-cell>
          <table:table-cell table:style-name="ce74" table:formula="of:=['C++A'.Y3]" office:value-type="float" office:value="0" calcext:value-type="float">
            <text:p>0,00</text:p>
          </table:table-cell>
          <table:table-cell table:style-name="ce82" table:formula="of:=['C++A'.AA3]/['C++A'.AB3]" office:value-type="string" office:string-value="" calcext:value-type="error">
            <text:p>#DIV/0!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55" table:formula="of:=OFFSET([.M$1];[.$AE$1]-[.$AE3];0)" office:value-type="string" office:string-value="" calcext:value-type="error">
            <text:p>#NAME?</text:p>
          </table:table-cell>
          <table:table-cell table:style-name="ce87" table:formula="of:=OFFSET([.AA$1];[.$AE$1]-[.$AE3];0)" office:value-type="float" office:value="6115515984.81219" calcext:value-type="float">
            <text:p>6.115.515.984,81</text:p>
          </table:table-cell>
          <table:table-cell table:style-name="ce87" table:formula="of:=OFFSET([.AB$1];[.$AE$1]-[.$AE3];0)" office:value-type="float" office:value="350174935.30106" calcext:value-type="float">
            <text:p>350.174.935,30</text:p>
          </table:table-cell>
          <table:table-cell table:style-name="ce89" table:formula="of:=[.AG3]/[.AH3]" office:value-type="float" office:value="17.4641739550959" calcext:value-type="float">
            <text:p>17,4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108" table:formula="of:=['C++A'.N4] - ['C++A'.N4] * 0.2" office:value-type="float" office:value="26214.4" calcext:value-type="float">
            <text:p>26.214</text:p>
          </table:table-cell>
          <table:table-cell table:style-name="ce148" table:formula="of:=INDIRECT(ADDRESS(['C++A'.$K4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4];3))" office:value-type="float" office:value="11584370.425" calcext:value-type="float">
            <text:p>11.584.370,43</text:p>
          </table:table-cell>
          <table:table-cell table:style-name="ce77"/>
          <table:table-cell table:style-name="ce74" table:formula="of:=INDIRECT(ADDRESS(['C++A'.$K4];4))" office:value-type="float" office:value="996574.121079578" calcext:value-type="float">
            <text:p>996.574,12</text:p>
          </table:table-cell>
          <table:table-cell table:style-name="ce80" table:formula="of:=INDIRECT(ADDRESS(['C++A'.$K4];5))" office:value-type="float" office:value="0" calcext:value-type="float">
            <text:p>0,00</text:p>
          </table:table-cell>
          <table:table-cell table:style-name="ce81" table:formula="of:=IF(['C++A'.S4]=0;&quot;&quot;;ABS(['C++A'.P4] - ['C++A'.S4]) / MAX(['C++A'.P4]; ['C++A'.S4]))">
            <text:p/>
          </table:table-cell>
          <table:table-cell table:style-name="ce82" table:formula="of:=['C++A'.P4]/['C++A'.R4]" office:value-type="float" office:value="11.624193504494" calcext:value-type="float">
            <text:p>11,62</text:p>
          </table:table-cell>
          <table:table-cell table:style-name="ce83" table:formula="of:=['C++A'.U4] &gt;= [CPPCHART.$B$3]" office:value-type="boolean" office:boolean-value="false" calcext:value-type="boolean">
            <text:p>FALSO</text:p>
          </table:table-cell>
          <table:table-cell table:style-name="ce68" table:formula="of:=['C++A'.V4]*['C++A'.O4]" office:value-type="float" office:value="0" calcext:value-type="float">
            <text:p>0</text:p>
          </table:table-cell>
          <table:table-cell table:style-name="ce74" table:formula="of:=['C++A'.V4]*['C++A'.P4]" office:value-type="float" office:value="0" calcext:value-type="float">
            <text:p>0,00</text:p>
          </table:table-cell>
          <table:table-cell table:style-name="ce74" table:formula="of:=['C++A'.V4]*['C++A'.R4]" office:value-type="float" office:value="0" calcext:value-type="float">
            <text:p>0,00</text:p>
          </table:table-cell>
          <table:table-cell table:style-name="ce68" table:formula="of:=['C++A'.W4]" office:value-type="float" office:value="0" calcext:value-type="float">
            <text:p>0</text:p>
          </table:table-cell>
          <table:table-cell table:style-name="ce74" table:formula="of:=['C++A'.X4]" office:value-type="float" office:value="0" calcext:value-type="float">
            <text:p>0,00</text:p>
          </table:table-cell>
          <table:table-cell table:style-name="ce74" table:formula="of:=['C++A'.Y4]" office:value-type="float" office:value="0" calcext:value-type="float">
            <text:p>0,00</text:p>
          </table:table-cell>
          <table:table-cell table:style-name="ce82" table:formula="of:=['C++A'.AA4]/['C++A'.AB4]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55" table:formula="of:=OFFSET([.M$1];[.$AE$1]-[.$AE4];0)" office:value-type="string" office:string-value="" calcext:value-type="error">
            <text:p>#NAME?</text:p>
          </table:table-cell>
          <table:table-cell table:style-name="ce87" table:formula="of:=OFFSET([.AA$1];[.$AE$1]-[.$AE4];0)" office:value-type="float" office:value="0" calcext:value-type="float">
            <text:p>0,00</text:p>
          </table:table-cell>
          <table:table-cell table:style-name="ce87" table:formula="of:=OFFSET([.AB$1];[.$AE$1]-[.$AE4];0)" office:value-type="float" office:value="350174935.30106" calcext:value-type="float">
            <text:p>350.174.935,30</text:p>
          </table:table-cell>
          <table:table-cell table:style-name="ce89" table:formula="of:=[.AG4]/[.AH4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109" table:formula="of:=['C++A'.N5] - com.microsoft.floor.precise(['C++A'.N5] * 0.2)" office:value-type="string" office:string-value="" calcext:value-type="error">
            <text:p>#NAME?</text:p>
          </table:table-cell>
          <table:table-cell table:style-name="ce149" table:formula="of:=INDIRECT(ADDRESS(['C++A'.$K5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5];3))" office:value-type="float" office:value="25064079.49875" calcext:value-type="float">
            <text:p>25.064.079,50</text:p>
          </table:table-cell>
          <table:table-cell table:style-name="ce77"/>
          <table:table-cell table:style-name="ce74" table:formula="of:=INDIRECT(ADDRESS(['C++A'.$K5];4))" office:value-type="float" office:value="2221167.05026877" calcext:value-type="float">
            <text:p>2.221.167,05</text:p>
          </table:table-cell>
          <table:table-cell table:style-name="ce80" table:formula="of:=INDIRECT(ADDRESS(['C++A'.$K5];5))" office:value-type="float" office:value="0" calcext:value-type="float">
            <text:p>0,00</text:p>
          </table:table-cell>
          <table:table-cell table:style-name="ce81" table:formula="of:=IF(['C++A'.S5]=0;&quot;&quot;;ABS(['C++A'.P5] - ['C++A'.S5]) / MAX(['C++A'.P5]; ['C++A'.S5]))">
            <text:p/>
          </table:table-cell>
          <table:table-cell table:style-name="ce82" table:formula="of:=['C++A'.P5]/['C++A'.R5]" office:value-type="float" office:value="11.2841938186131" calcext:value-type="float">
            <text:p>11,28</text:p>
          </table:table-cell>
          <table:table-cell table:style-name="ce83" table:formula="of:=['C++A'.U5] &gt;= [CPPCHART.$B$3]" office:value-type="boolean" office:boolean-value="false" calcext:value-type="boolean">
            <text:p>FALSO</text:p>
          </table:table-cell>
          <table:table-cell table:style-name="ce68" table:formula="of:=['C++A'.V5]*['C++A'.O5]" office:value-type="float" office:value="0" calcext:value-type="float">
            <text:p>0</text:p>
          </table:table-cell>
          <table:table-cell table:style-name="ce74" table:formula="of:=['C++A'.V5]*['C++A'.P5]" office:value-type="float" office:value="0" calcext:value-type="float">
            <text:p>0,00</text:p>
          </table:table-cell>
          <table:table-cell table:style-name="ce74" table:formula="of:=['C++A'.V5]*['C++A'.R5]" office:value-type="float" office:value="0" calcext:value-type="float">
            <text:p>0,00</text:p>
          </table:table-cell>
          <table:table-cell table:style-name="ce68" table:formula="of:=['C++A'.W5]" office:value-type="float" office:value="0" calcext:value-type="float">
            <text:p>0</text:p>
          </table:table-cell>
          <table:table-cell table:style-name="ce74" table:formula="of:=['C++A'.X5]" office:value-type="float" office:value="0" calcext:value-type="float">
            <text:p>0,00</text:p>
          </table:table-cell>
          <table:table-cell table:style-name="ce74" table:formula="of:=['C++A'.Y5]" office:value-type="float" office:value="0" calcext:value-type="float">
            <text:p>0,00</text:p>
          </table:table-cell>
          <table:table-cell table:style-name="ce82" table:formula="of:=['C++A'.AA5]/['C++A'.AB5]" office:value-type="string" office:string-value="" calcext:value-type="error">
            <text:p>#DIV/0!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55" table:formula="of:=OFFSET([.M$1];[.$AE$1]-[.$AE5];0)" office:value-type="string" office:string-value="" calcext:value-type="error">
            <text:p>#NAME?</text:p>
          </table:table-cell>
          <table:table-cell table:style-name="ce87" table:formula="of:=OFFSET([.AA$1];[.$AE$1]-[.$AE5];0)" office:value-type="float" office:value="0" calcext:value-type="float">
            <text:p>0,00</text:p>
          </table:table-cell>
          <table:table-cell table:style-name="ce87" table:formula="of:=OFFSET([.AB$1];[.$AE$1]-[.$AE5];0)" office:value-type="float" office:value="350174935.30106" calcext:value-type="float">
            <text:p>350.174.935,30</text:p>
          </table:table-cell>
          <table:table-cell table:style-name="ce89" table:formula="of:=[.AG5]/[.AH5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110" table:formula="of:=['C++A'.N6] - com.microsoft.floor.precise(['C++A'.N6] * 0.2)" office:value-type="string" office:string-value="" calcext:value-type="error">
            <text:p>#NAME?</text:p>
          </table:table-cell>
          <table:table-cell table:style-name="ce150" table:formula="of:=INDIRECT(ADDRESS(['C++A'.$K6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6];3))" office:value-type="float" office:value="55583602.1375" calcext:value-type="float">
            <text:p>55.583.602,14</text:p>
          </table:table-cell>
          <table:table-cell table:style-name="ce77"/>
          <table:table-cell table:style-name="ce74" table:formula="of:=INDIRECT(ADDRESS(['C++A'.$K6];4))" office:value-type="float" office:value="2992889.5847333" calcext:value-type="float">
            <text:p>2.992.889,58</text:p>
          </table:table-cell>
          <table:table-cell table:style-name="ce80" table:formula="of:=INDIRECT(ADDRESS(['C++A'.$K6];5))" office:value-type="float" office:value="0" calcext:value-type="float">
            <text:p>0,00</text:p>
          </table:table-cell>
          <table:table-cell table:style-name="ce81" table:formula="of:=IF(['C++A'.S6]=0;&quot;&quot;;ABS(['C++A'.P6] - ['C++A'.S6]) / MAX(['C++A'.P6]; ['C++A'.S6]))">
            <text:p/>
          </table:table-cell>
          <table:table-cell table:style-name="ce82" table:formula="of:=['C++A'.P6]/['C++A'.R6]" office:value-type="float" office:value="18.5718853181325" calcext:value-type="float">
            <text:p>18,57</text:p>
          </table:table-cell>
          <table:table-cell table:style-name="ce83" table:formula="of:=['C++A'.U6] &gt;= [CPPCHART.$B$3]" office:value-type="boolean" office:boolean-value="false" calcext:value-type="boolean">
            <text:p>FALSO</text:p>
          </table:table-cell>
          <table:table-cell table:style-name="ce68" table:formula="of:=['C++A'.V6]*['C++A'.O6]" office:value-type="float" office:value="0" calcext:value-type="float">
            <text:p>0</text:p>
          </table:table-cell>
          <table:table-cell table:style-name="ce74" table:formula="of:=['C++A'.V6]*['C++A'.P6]" office:value-type="float" office:value="0" calcext:value-type="float">
            <text:p>0,00</text:p>
          </table:table-cell>
          <table:table-cell table:style-name="ce74" table:formula="of:=['C++A'.V6]*['C++A'.R6]" office:value-type="float" office:value="0" calcext:value-type="float">
            <text:p>0,00</text:p>
          </table:table-cell>
          <table:table-cell table:style-name="ce68" table:formula="of:=['C++A'.W6]" office:value-type="float" office:value="0" calcext:value-type="float">
            <text:p>0</text:p>
          </table:table-cell>
          <table:table-cell table:style-name="ce74" table:formula="of:=['C++A'.X6]" office:value-type="float" office:value="0" calcext:value-type="float">
            <text:p>0,00</text:p>
          </table:table-cell>
          <table:table-cell table:style-name="ce74" table:formula="of:=['C++A'.Y6]" office:value-type="float" office:value="0" calcext:value-type="float">
            <text:p>0,00</text:p>
          </table:table-cell>
          <table:table-cell table:style-name="ce82" table:formula="of:=['C++A'.AA6]/['C++A'.AB6]" office:value-type="string" office:string-value="" calcext:value-type="error">
            <text:p>#DIV/0!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55" table:formula="of:=OFFSET([.M$1];[.$AE$1]-[.$AE6];0)" office:value-type="string" office:string-value="" calcext:value-type="error">
            <text:p>#NAME?</text:p>
          </table:table-cell>
          <table:table-cell table:style-name="ce87" table:formula="of:=OFFSET([.AA$1];[.$AE$1]-[.$AE6];0)" office:value-type="float" office:value="0" calcext:value-type="float">
            <text:p>0,00</text:p>
          </table:table-cell>
          <table:table-cell table:style-name="ce87" table:formula="of:=OFFSET([.AB$1];[.$AE$1]-[.$AE6];0)" office:value-type="float" office:value="350174935.30106" calcext:value-type="float">
            <text:p>350.174.935,30</text:p>
          </table:table-cell>
          <table:table-cell table:style-name="ce89" table:formula="of:=[.AG6]/[.AH6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111" table:formula="of:=['C++A'.N7] - com.microsoft.floor.precise(['C++A'.N7] * 0.2)" office:value-type="string" office:string-value="" calcext:value-type="error">
            <text:p>#NAME?</text:p>
          </table:table-cell>
          <table:table-cell table:style-name="ce151" table:formula="of:=INDIRECT(ADDRESS(['C++A'.$K7];2))" office:value-type="float" office:value="262144" calcext:value-type="float">
            <text:p>262.144</text:p>
          </table:table-cell>
          <table:table-cell table:style-name="ce158" table:formula="of:=1000*0.8" office:value-type="float" office:value="800" calcext:value-type="float">
            <text:p>800</text:p>
          </table:table-cell>
          <table:table-cell table:style-name="ce74" table:formula="of:=INDIRECT(ADDRESS(['C++A'.$K7];3))" office:value-type="float" office:value="126655082.80375" calcext:value-type="float">
            <text:p>126.655.082,80</text:p>
          </table:table-cell>
          <table:table-cell table:style-name="ce77"/>
          <table:table-cell table:style-name="ce74" table:formula="of:=INDIRECT(ADDRESS(['C++A'.$K7];4))" office:value-type="float" office:value="7197611.86370807" calcext:value-type="float">
            <text:p>7.197.611,86</text:p>
          </table:table-cell>
          <table:table-cell table:style-name="ce80" table:formula="of:=INDIRECT(ADDRESS(['C++A'.$K7];5))" office:value-type="float" office:value="0" calcext:value-type="float">
            <text:p>0,00</text:p>
          </table:table-cell>
          <table:table-cell table:style-name="ce81" table:formula="of:=IF(['C++A'.S7]=0;&quot;&quot;;ABS(['C++A'.P7] - ['C++A'.S7]) / MAX(['C++A'.P7]; ['C++A'.S7]))">
            <text:p/>
          </table:table-cell>
          <table:table-cell table:style-name="ce82" table:formula="of:=['C++A'.P7]/['C++A'.R7]" office:value-type="float" office:value="17.5968203345852" calcext:value-type="float">
            <text:p>17,60</text:p>
          </table:table-cell>
          <table:table-cell table:style-name="ce83" table:formula="of:=['C++A'.U7] &gt;= [CPPCHART.$B$3]" office:value-type="boolean" office:boolean-value="false" calcext:value-type="boolean">
            <text:p>FALSO</text:p>
          </table:table-cell>
          <table:table-cell table:style-name="ce68" table:formula="of:=['C++A'.V7]*['C++A'.O7]" office:value-type="float" office:value="0" calcext:value-type="float">
            <text:p>0</text:p>
          </table:table-cell>
          <table:table-cell table:style-name="ce74" table:formula="of:=['C++A'.V7]*['C++A'.P7]" office:value-type="float" office:value="0" calcext:value-type="float">
            <text:p>0,00</text:p>
          </table:table-cell>
          <table:table-cell table:style-name="ce74" table:formula="of:=['C++A'.V7]*['C++A'.R7]" office:value-type="float" office:value="0" calcext:value-type="float">
            <text:p>0,00</text:p>
          </table:table-cell>
          <table:table-cell table:style-name="ce68" table:formula="of:=['C++A'.W7]" office:value-type="float" office:value="0" calcext:value-type="float">
            <text:p>0</text:p>
          </table:table-cell>
          <table:table-cell table:style-name="ce74" table:formula="of:=['C++A'.X7]" office:value-type="float" office:value="0" calcext:value-type="float">
            <text:p>0,00</text:p>
          </table:table-cell>
          <table:table-cell table:style-name="ce74" table:formula="of:=['C++A'.Y7]" office:value-type="float" office:value="0" calcext:value-type="float">
            <text:p>0,00</text:p>
          </table:table-cell>
          <table:table-cell table:style-name="ce82" table:formula="of:=['C++A'.AA7]/['C++A'.AB7]" office:value-type="string" office:string-value="" calcext:value-type="error">
            <text:p>#DIV/0!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55" table:formula="of:=OFFSET([.M$1];[.$AE$1]-[.$AE7];0)" office:value-type="string" office:string-value="" calcext:value-type="error">
            <text:p>#NAME?</text:p>
          </table:table-cell>
          <table:table-cell table:style-name="ce87" table:formula="of:=OFFSET([.AA$1];[.$AE$1]-[.$AE7];0)" office:value-type="float" office:value="0" calcext:value-type="float">
            <text:p>0,00</text:p>
          </table:table-cell>
          <table:table-cell table:style-name="ce87" table:formula="of:=OFFSET([.AB$1];[.$AE$1]-[.$AE7];0)" office:value-type="float" office:value="350174935.30106" calcext:value-type="float">
            <text:p>350.174.935,30</text:p>
          </table:table-cell>
          <table:table-cell table:style-name="ce89" table:formula="of:=[.AG7]/[.AH7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112" table:formula="of:=['C++A'.N8] - com.microsoft.floor.precise(['C++A'.N8] * 0.2)" office:value-type="string" office:string-value="" calcext:value-type="error">
            <text:p>#NAME?</text:p>
          </table:table-cell>
          <table:table-cell table:style-name="ce152" table:formula="of:=INDIRECT(ADDRESS(['C++A'.$K8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8];3))" office:value-type="float" office:value="310256169.3125" calcext:value-type="float">
            <text:p>310.256.169,31</text:p>
          </table:table-cell>
          <table:table-cell table:style-name="ce77"/>
          <table:table-cell table:style-name="ce74" table:formula="of:=INDIRECT(ADDRESS(['C++A'.$K8];4))" office:value-type="float" office:value="12875658.7441415" calcext:value-type="float">
            <text:p>12.875.658,74</text:p>
          </table:table-cell>
          <table:table-cell table:style-name="ce80" table:formula="of:=INDIRECT(ADDRESS(['C++A'.$K8];5))" office:value-type="float" office:value="0" calcext:value-type="float">
            <text:p>0,00</text:p>
          </table:table-cell>
          <table:table-cell table:style-name="ce81" table:formula="of:=IF(['C++A'.S8]=0;&quot;&quot;;ABS(['C++A'.P8] - ['C++A'.S8]) / MAX(['C++A'.P8]; ['C++A'.S8]))">
            <text:p/>
          </table:table-cell>
          <table:table-cell table:style-name="ce82" table:formula="of:=['C++A'.P8]/['C++A'.R8]" office:value-type="float" office:value="24.0963336694263" calcext:value-type="float">
            <text:p>24,10</text:p>
          </table:table-cell>
          <table:table-cell table:style-name="ce83" table:formula="of:=['C++A'.U8] &gt;= [CPPCHART.$B$3]" office:value-type="boolean" office:boolean-value="false" calcext:value-type="boolean">
            <text:p>FALSO</text:p>
          </table:table-cell>
          <table:table-cell table:style-name="ce68" table:formula="of:=['C++A'.V8]*['C++A'.O8]" office:value-type="float" office:value="0" calcext:value-type="float">
            <text:p>0</text:p>
          </table:table-cell>
          <table:table-cell table:style-name="ce74" table:formula="of:=['C++A'.V8]*['C++A'.P8]" office:value-type="float" office:value="0" calcext:value-type="float">
            <text:p>0,00</text:p>
          </table:table-cell>
          <table:table-cell table:style-name="ce74" table:formula="of:=['C++A'.V8]*['C++A'.R8]" office:value-type="float" office:value="0" calcext:value-type="float">
            <text:p>0,00</text:p>
          </table:table-cell>
          <table:table-cell table:style-name="ce68" table:formula="of:=['C++A'.W8]" office:value-type="float" office:value="0" calcext:value-type="float">
            <text:p>0</text:p>
          </table:table-cell>
          <table:table-cell table:style-name="ce74" table:formula="of:=['C++A'.X8]" office:value-type="float" office:value="0" calcext:value-type="float">
            <text:p>0,00</text:p>
          </table:table-cell>
          <table:table-cell table:style-name="ce74" table:formula="of:=['C++A'.Y8]" office:value-type="float" office:value="0" calcext:value-type="float">
            <text:p>0,00</text:p>
          </table:table-cell>
          <table:table-cell table:style-name="ce82" table:formula="of:=['C++A'.AA8]/['C++A'.AB8]" office:value-type="string" office:string-value="" calcext:value-type="error">
            <text:p>#DIV/0!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55" table:formula="of:=OFFSET([.M$1];[.$AE$1]-[.$AE8];0)" office:value-type="string" office:string-value="" calcext:value-type="error">
            <text:p>#NAME?</text:p>
          </table:table-cell>
          <table:table-cell table:style-name="ce87" table:formula="of:=OFFSET([.AA$1];[.$AE$1]-[.$AE8];0)" office:value-type="float" office:value="0" calcext:value-type="float">
            <text:p>0,00</text:p>
          </table:table-cell>
          <table:table-cell table:style-name="ce87" table:formula="of:=OFFSET([.AB$1];[.$AE$1]-[.$AE8];0)" office:value-type="float" office:value="350174935.30106" calcext:value-type="float">
            <text:p>350.174.935,30</text:p>
          </table:table-cell>
          <table:table-cell table:style-name="ce89" table:formula="of:=[.AG8]/[.AH8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113" table:formula="of:=['C++A'.N9] - com.microsoft.floor.precise(['C++A'.N9] * 0.2)" office:value-type="string" office:string-value="" calcext:value-type="error">
            <text:p>#NAME?</text:p>
          </table:table-cell>
          <table:table-cell table:style-name="ce153" table:formula="of:=INDIRECT(ADDRESS(['C++A'.$K9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9];3))" office:value-type="float" office:value="718507735.2775" calcext:value-type="float">
            <text:p>718.507.735,28</text:p>
          </table:table-cell>
          <table:table-cell table:style-name="ce77"/>
          <table:table-cell table:style-name="ce74" table:formula="of:=INDIRECT(ADDRESS(['C++A'.$K9];4))" office:value-type="float" office:value="30323393.9767428" calcext:value-type="float">
            <text:p>30.323.393,98</text:p>
          </table:table-cell>
          <table:table-cell table:style-name="ce80" table:formula="of:=INDIRECT(ADDRESS(['C++A'.$K9];5))" office:value-type="float" office:value="0" calcext:value-type="float">
            <text:p>0,00</text:p>
          </table:table-cell>
          <table:table-cell table:style-name="ce81" table:formula="of:=IF(['C++A'.S9]=0;&quot;&quot;;ABS(['C++A'.P9] - ['C++A'.S9]) / MAX(['C++A'.P9]; ['C++A'.S9]))">
            <text:p/>
          </table:table-cell>
          <table:table-cell table:style-name="ce82" table:formula="of:=['C++A'.P9]/['C++A'.R9]" office:value-type="float" office:value="23.6948323076426" calcext:value-type="float">
            <text:p>23,69</text:p>
          </table:table-cell>
          <table:table-cell table:style-name="ce83" table:formula="of:=['C++A'.U9] &gt;= [CPPCHART.$B$3]" office:value-type="boolean" office:boolean-value="false" calcext:value-type="boolean">
            <text:p>FALSO</text:p>
          </table:table-cell>
          <table:table-cell table:style-name="ce68" table:formula="of:=['C++A'.V9]*['C++A'.O9]" office:value-type="float" office:value="0" calcext:value-type="float">
            <text:p>0</text:p>
          </table:table-cell>
          <table:table-cell table:style-name="ce74" table:formula="of:=['C++A'.V9]*['C++A'.P9]" office:value-type="float" office:value="0" calcext:value-type="float">
            <text:p>0,00</text:p>
          </table:table-cell>
          <table:table-cell table:style-name="ce74" table:formula="of:=['C++A'.V9]*['C++A'.R9]" office:value-type="float" office:value="0" calcext:value-type="float">
            <text:p>0,00</text:p>
          </table:table-cell>
          <table:table-cell table:style-name="ce68" table:formula="of:=['C++A'.W9]" office:value-type="float" office:value="0" calcext:value-type="float">
            <text:p>0</text:p>
          </table:table-cell>
          <table:table-cell table:style-name="ce74" table:formula="of:=['C++A'.X9]" office:value-type="float" office:value="0" calcext:value-type="float">
            <text:p>0,00</text:p>
          </table:table-cell>
          <table:table-cell table:style-name="ce74" table:formula="of:=['C++A'.Y9]" office:value-type="float" office:value="0" calcext:value-type="float">
            <text:p>0,00</text:p>
          </table:table-cell>
          <table:table-cell table:style-name="ce82" table:formula="of:=['C++A'.AA9]/['C++A'.AB9]" office:value-type="string" office:string-value="" calcext:value-type="error">
            <text:p>#DIV/0!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55" table:formula="of:=OFFSET([.M$1];[.$AE$1]-[.$AE9];0)" office:value-type="string" office:string-value="" calcext:value-type="error">
            <text:p>#NAME?</text:p>
          </table:table-cell>
          <table:table-cell table:style-name="ce87" table:formula="of:=OFFSET([.AA$1];[.$AE$1]-[.$AE9];0)" office:value-type="float" office:value="0" calcext:value-type="float">
            <text:p>0,00</text:p>
          </table:table-cell>
          <table:table-cell table:style-name="ce87" table:formula="of:=OFFSET([.AB$1];[.$AE$1]-[.$AE9];0)" office:value-type="float" office:value="350174935.30106" calcext:value-type="float">
            <text:p>350.174.935,30</text:p>
          </table:table-cell>
          <table:table-cell table:style-name="ce89" table:formula="of:=[.AG9]/[.AH9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114" table:formula="of:=['C++A'.N10] - com.microsoft.floor.precise(['C++A'.N10] * 0.2)" office:value-type="string" office:string-value="" calcext:value-type="error">
            <text:p>#NAME?</text:p>
          </table:table-cell>
          <table:table-cell table:style-name="ce154" table:formula="of:=INDIRECT(ADDRESS(['C++A'.$K10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0];3))" office:value-type="float" office:value="1467189509.70875" calcext:value-type="float">
            <text:p>1.467.189.509,71</text:p>
          </table:table-cell>
          <table:table-cell table:style-name="ce77"/>
          <table:table-cell table:style-name="ce74" table:formula="of:=INDIRECT(ADDRESS(['C++A'.$K10];4))" office:value-type="float" office:value="38669733.0891207" calcext:value-type="float">
            <text:p>38.669.733,09</text:p>
          </table:table-cell>
          <table:table-cell table:style-name="ce80" table:formula="of:=INDIRECT(ADDRESS(['C++A'.$K10];5))" office:value-type="float" office:value="0" calcext:value-type="float">
            <text:p>0,00</text:p>
          </table:table-cell>
          <table:table-cell table:style-name="ce81" table:formula="of:=IF(['C++A'.S10]=0;&quot;&quot;;ABS(['C++A'.P10] - ['C++A'.S10]) / MAX(['C++A'.P10]; ['C++A'.S10]))">
            <text:p/>
          </table:table-cell>
          <table:table-cell table:style-name="ce82" table:formula="of:=['C++A'.P10]/['C++A'.R10]" office:value-type="float" office:value="37.941547367999" calcext:value-type="float">
            <text:p>37,94</text:p>
          </table:table-cell>
          <table:table-cell table:style-name="ce83" table:formula="of:=['C++A'.U10] &gt;= [CPPCHART.$B$3]" office:value-type="boolean" office:boolean-value="false" calcext:value-type="boolean">
            <text:p>FALSO</text:p>
          </table:table-cell>
          <table:table-cell table:style-name="ce68" table:formula="of:=['C++A'.V10]*['C++A'.O10]" office:value-type="float" office:value="0" calcext:value-type="float">
            <text:p>0</text:p>
          </table:table-cell>
          <table:table-cell table:style-name="ce74" table:formula="of:=['C++A'.V10]*['C++A'.P10]" office:value-type="float" office:value="0" calcext:value-type="float">
            <text:p>0,00</text:p>
          </table:table-cell>
          <table:table-cell table:style-name="ce74" table:formula="of:=['C++A'.V10]*['C++A'.R10]" office:value-type="float" office:value="0" calcext:value-type="float">
            <text:p>0,00</text:p>
          </table:table-cell>
          <table:table-cell table:style-name="ce68" table:formula="of:=['C++A'.W10]" office:value-type="float" office:value="0" calcext:value-type="float">
            <text:p>0</text:p>
          </table:table-cell>
          <table:table-cell table:style-name="ce74" table:formula="of:=['C++A'.X10]" office:value-type="float" office:value="0" calcext:value-type="float">
            <text:p>0,00</text:p>
          </table:table-cell>
          <table:table-cell table:style-name="ce74" table:formula="of:=['C++A'.Y10]" office:value-type="float" office:value="0" calcext:value-type="float">
            <text:p>0,00</text:p>
          </table:table-cell>
          <table:table-cell table:style-name="ce82" table:formula="of:=['C++A'.AA10]/['C++A'.AB10]" office:value-type="string" office:string-value="" calcext:value-type="error">
            <text:p>#DIV/0!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55" table:formula="of:=OFFSET([.M$1];[.$AE$1]-[.$AE10];0)" office:value-type="string" office:string-value="" calcext:value-type="error">
            <text:p>#NAME?</text:p>
          </table:table-cell>
          <table:table-cell table:style-name="ce87" table:formula="of:=OFFSET([.AA$1];[.$AE$1]-[.$AE10];0)" office:value-type="float" office:value="0" calcext:value-type="float">
            <text:p>0,00</text:p>
          </table:table-cell>
          <table:table-cell table:style-name="ce87" table:formula="of:=OFFSET([.AB$1];[.$AE$1]-[.$AE10];0)" office:value-type="float" office:value="350174935.30106" calcext:value-type="float">
            <text:p>350.174.935,30</text:p>
          </table:table-cell>
          <table:table-cell table:style-name="ce89" table:formula="of:=[.AG10]/[.AH10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115" table:formula="of:=['C++A'.N11] - com.microsoft.floor.precise(['C++A'.N11] * 0.2)" office:value-type="string" office:string-value="" calcext:value-type="error">
            <text:p>#NAME?</text:p>
          </table:table-cell>
          <table:table-cell table:style-name="ce155" table:formula="of:=INDIRECT(ADDRESS(['C++A'.$K11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1];3))" office:value-type="float" office:value="2967005924.28875" calcext:value-type="float">
            <text:p>2.967.005.924,29</text:p>
          </table:table-cell>
          <table:table-cell table:style-name="ce77"/>
          <table:table-cell table:style-name="ce74" table:formula="of:=INDIRECT(ADDRESS(['C++A'.$K11];4))" office:value-type="float" office:value="89504622.1973785" calcext:value-type="float">
            <text:p>89.504.622,20</text:p>
          </table:table-cell>
          <table:table-cell table:style-name="ce80" table:formula="of:=INDIRECT(ADDRESS(['C++A'.$K11];5))" office:value-type="float" office:value="0" calcext:value-type="float">
            <text:p>0,00</text:p>
          </table:table-cell>
          <table:table-cell table:style-name="ce81" table:formula="of:=IF(['C++A'.S11]=0;&quot;&quot;;ABS(['C++A'.P11] - ['C++A'.S11]) / MAX(['C++A'.P11]; ['C++A'.S11]))">
            <text:p/>
          </table:table-cell>
          <table:table-cell table:style-name="ce82" table:formula="of:=['C++A'.P11]/['C++A'.R11]" office:value-type="float" office:value="33.1491922031223" calcext:value-type="float">
            <text:p>33,15</text:p>
          </table:table-cell>
          <table:table-cell table:style-name="ce83" table:formula="of:=['C++A'.U11] &gt;= [CPPCHART.$B$3]" office:value-type="boolean" office:boolean-value="false" calcext:value-type="boolean">
            <text:p>FALSO</text:p>
          </table:table-cell>
          <table:table-cell table:style-name="ce68" table:formula="of:=['C++A'.V11]*['C++A'.O11]" office:value-type="float" office:value="0" calcext:value-type="float">
            <text:p>0</text:p>
          </table:table-cell>
          <table:table-cell table:style-name="ce74" table:formula="of:=['C++A'.V11]*['C++A'.P11]" office:value-type="float" office:value="0" calcext:value-type="float">
            <text:p>0,00</text:p>
          </table:table-cell>
          <table:table-cell table:style-name="ce74" table:formula="of:=['C++A'.V11]*['C++A'.R11]" office:value-type="float" office:value="0" calcext:value-type="float">
            <text:p>0,00</text:p>
          </table:table-cell>
          <table:table-cell table:style-name="ce68" table:formula="of:=['C++A'.W11]" office:value-type="float" office:value="0" calcext:value-type="float">
            <text:p>0</text:p>
          </table:table-cell>
          <table:table-cell table:style-name="ce74" table:formula="of:=['C++A'.X11]" office:value-type="float" office:value="0" calcext:value-type="float">
            <text:p>0,00</text:p>
          </table:table-cell>
          <table:table-cell table:style-name="ce74" table:formula="of:=['C++A'.Y11]" office:value-type="float" office:value="0" calcext:value-type="float">
            <text:p>0,00</text:p>
          </table:table-cell>
          <table:table-cell table:style-name="ce82" table:formula="of:=['C++A'.AA11]/['C++A'.AB11]" office:value-type="string" office:string-value="" calcext:value-type="error">
            <text:p>#DIV/0!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55" table:formula="of:=OFFSET([.M$1];[.$AE$1]-[.$AE11];0)" office:value-type="string" office:string-value="" calcext:value-type="error">
            <text:p>#NAME?</text:p>
          </table:table-cell>
          <table:table-cell table:style-name="ce87" table:formula="of:=OFFSET([.AA$1];[.$AE$1]-[.$AE11];0)" office:value-type="float" office:value="0" calcext:value-type="float">
            <text:p>0,00</text:p>
          </table:table-cell>
          <table:table-cell table:style-name="ce87" table:formula="of:=OFFSET([.AB$1];[.$AE$1]-[.$AE11];0)" office:value-type="float" office:value="350174935.30106" calcext:value-type="float">
            <text:p>350.174.935,30</text:p>
          </table:table-cell>
          <table:table-cell table:style-name="ce89" table:formula="of:=[.AG11]/[.AH11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116" table:formula="of:=['C++A'.N12] - com.microsoft.floor.precise(['C++A'.N12] * 0.2)" office:value-type="string" office:string-value="" calcext:value-type="error">
            <text:p>#NAME?</text:p>
          </table:table-cell>
          <table:table-cell table:style-name="ce156" table:formula="of:=INDIRECT(ADDRESS(['C++A'.$K12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2];3))" office:value-type="float" office:value="6043288015.33625" calcext:value-type="float">
            <text:p>6.043.288.015,34</text:p>
          </table:table-cell>
          <table:table-cell table:style-name="ce77"/>
          <table:table-cell table:style-name="ce74" table:formula="of:=INDIRECT(ADDRESS(['C++A'.$K12];4))" office:value-type="float" office:value="226569759.587474" calcext:value-type="float">
            <text:p>226.569.759,59</text:p>
          </table:table-cell>
          <table:table-cell table:style-name="ce80" table:formula="of:=INDIRECT(ADDRESS(['C++A'.$K12];5))" office:value-type="float" office:value="0" calcext:value-type="float">
            <text:p>0,00</text:p>
          </table:table-cell>
          <table:table-cell table:style-name="ce81" table:formula="of:=IF(['C++A'.S12]=0;&quot;&quot;;ABS(['C++A'.P12] - ['C++A'.S12]) / MAX(['C++A'.P12]; ['C++A'.S12]))">
            <text:p/>
          </table:table-cell>
          <table:table-cell table:style-name="ce82" table:formula="of:=['C++A'.P12]/['C++A'.R12]" office:value-type="float" office:value="26.6729683005338" calcext:value-type="float">
            <text:p>26,67</text:p>
          </table:table-cell>
          <table:table-cell table:style-name="ce83" table:formula="of:=['C++A'.U12] &gt;= [CPPCHART.$B$3]" office:value-type="boolean" office:boolean-value="false" calcext:value-type="boolean">
            <text:p>FALSO</text:p>
          </table:table-cell>
          <table:table-cell table:style-name="ce68" table:formula="of:=['C++A'.V12]*['C++A'.O12]" office:value-type="float" office:value="0" calcext:value-type="float">
            <text:p>0</text:p>
          </table:table-cell>
          <table:table-cell table:style-name="ce74" table:formula="of:=['C++A'.V12]*['C++A'.P12]" office:value-type="float" office:value="0" calcext:value-type="float">
            <text:p>0,00</text:p>
          </table:table-cell>
          <table:table-cell table:style-name="ce74" table:formula="of:=['C++A'.V12]*['C++A'.R12]" office:value-type="float" office:value="0" calcext:value-type="float">
            <text:p>0,00</text:p>
          </table:table-cell>
          <table:table-cell table:style-name="ce68" table:formula="of:=['C++A'.W12]" office:value-type="float" office:value="0" calcext:value-type="float">
            <text:p>0</text:p>
          </table:table-cell>
          <table:table-cell table:style-name="ce74" table:formula="of:=['C++A'.X12]" office:value-type="float" office:value="0" calcext:value-type="float">
            <text:p>0,00</text:p>
          </table:table-cell>
          <table:table-cell table:style-name="ce74" table:formula="of:=['C++A'.Y12]" office:value-type="float" office:value="0" calcext:value-type="float">
            <text:p>0,00</text:p>
          </table:table-cell>
          <table:table-cell table:style-name="ce82" table:formula="of:=['C++A'.AA12]/['C++A'.AB12]" office:value-type="string" office:string-value="" calcext:value-type="error">
            <text:p>#DIV/0!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55" table:formula="of:=OFFSET([.M$1];[.$AE$1]-[.$AE12];0)" office:value-type="string" office:string-value="" calcext:value-type="error">
            <text:p>#NAME?</text:p>
          </table:table-cell>
          <table:table-cell table:style-name="ce87" table:formula="of:=OFFSET([.AA$1];[.$AE$1]-[.$AE12];0)" office:value-type="float" office:value="0" calcext:value-type="float">
            <text:p>0,00</text:p>
          </table:table-cell>
          <table:table-cell table:style-name="ce87" table:formula="of:=OFFSET([.AB$1];[.$AE$1]-[.$AE12];0)" office:value-type="float" office:value="350174935.30106" calcext:value-type="float">
            <text:p>350.174.935,30</text:p>
          </table:table-cell>
          <table:table-cell table:style-name="ce89" table:formula="of:=[.AG12]/[.AH12]" office:value-type="float" office:value="0" calcext:value-type="float">
            <text:p>0,00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10" table:number-columns-repeated="3"/>
          <table:table-cell/>
          <table:table-cell table:style-name="ce10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16" calcext:value-type="float">
            <text:p>16</text:p>
          </table:table-cell>
          <table:table-cell/>
          <table:table-cell table:style-name="ce117" table:formula="of:=['C++A'.N16] - com.microsoft.floor.precise(['C++A'.N16] * 0.2)" office:value-type="string" office:string-value="" calcext:value-type="error">
            <text:p>#NAME?</text:p>
          </table:table-cell>
          <table:table-cell table:style-name="ce66" table:formula="of:=INDIRECT(ADDRESS(['C++A'.$K16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6];3))" office:value-type="float" office:value="5816704.955" calcext:value-type="float">
            <text:p>5.816.704,96</text:p>
          </table:table-cell>
          <table:table-cell table:style-name="ce77" table:formula="of:=['C++A'.P3]/['C++A'.P16]" office:value-type="float" office:value="0.991839115896845" calcext:value-type="float">
            <text:p>0,99</text:p>
          </table:table-cell>
          <table:table-cell table:style-name="ce74" table:formula="of:=INDIRECT(ADDRESS(['C++A'.$K16];4))" office:value-type="float" office:value="609366.807368603" calcext:value-type="float">
            <text:p>609.366,81</text:p>
          </table:table-cell>
          <table:table-cell table:style-name="ce80" table:formula="of:=INDIRECT(ADDRESS(['C++A'.$K16];5))" office:value-type="float" office:value="0" calcext:value-type="float">
            <text:p>0,00</text:p>
          </table:table-cell>
          <table:table-cell table:style-name="ce81" table:formula="of:=IF(['C++A'.S16]=0;&quot;&quot;;ABS(['C++A'.P16] - ['C++A'.S16]) / MAX(['C++A'.P16]; ['C++A'.S16]))">
            <text:p/>
          </table:table-cell>
          <table:table-cell table:style-name="ce82" table:formula="of:=['C++A'.P16]/['C++A'.R16]" office:value-type="float" office:value="9.54549031004491" calcext:value-type="float">
            <text:p>9,55</text:p>
          </table:table-cell>
          <table:table-cell table:style-name="ce83" table:formula="of:=['C++A'.U16] &gt;= [CPPCHART.$B$3]" office:value-type="boolean" office:boolean-value="false" calcext:value-type="boolean">
            <text:p>FALSO</text:p>
          </table:table-cell>
          <table:table-cell table:style-name="ce84" table:formula="of:=['C++A'.V16]*['C++A'.O16]" office:value-type="float" office:value="0" calcext:value-type="float">
            <text:p>0</text:p>
          </table:table-cell>
          <table:table-cell table:style-name="ce74" table:formula="of:=['C++A'.V16]*['C++A'.P16]" office:value-type="float" office:value="0" calcext:value-type="float">
            <text:p>0,00</text:p>
          </table:table-cell>
          <table:table-cell table:style-name="ce74" table:formula="of:=['C++A'.V16]*['C++A'.R16]" office:value-type="float" office:value="0" calcext:value-type="float">
            <text:p>0,00</text:p>
          </table:table-cell>
          <table:table-cell table:style-name="ce84" table:formula="of:=['C++A'.Z3]+['C++A'.W16]" office:value-type="float" office:value="0" calcext:value-type="float">
            <text:p>0</text:p>
          </table:table-cell>
          <table:table-cell table:style-name="ce85" table:formula="of:=COMBINEDMEAN(['C++A'.Z3]; ['C++A'.AA3]; ['C++A'.W16]; ['C++A'.X16])" office:value-type="float" office:value="6115515984.81219" calcext:value-type="float">
            <text:p>6.115.515.984,81</text:p>
          </table:table-cell>
          <table:table-cell table:style-name="ce85" table:formula="of:=COMBINEDSTDDEV(['C++A'.Z3];['C++A'.AA3];['C++A'.AB3];['C++A'.W16];['C++A'.X16];['C++A'.Y16])" office:value-type="float" office:value="350174935.30106" calcext:value-type="float">
            <text:p>350.174.935,30</text:p>
          </table:table-cell>
          <table:table-cell table:style-name="ce82" table:formula="of:=['C++A'.AA16]/['C++A'.AB16]" office:value-type="float" office:value="17.4641739550959" calcext:value-type="float">
            <text:p>17,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118" table:formula="of:=['C++A'.N17] - com.microsoft.floor.precise(['C++A'.N17] * 0.2)" office:value-type="string" office:string-value="" calcext:value-type="error">
            <text:p>#NAME?</text:p>
          </table:table-cell>
          <table:table-cell table:style-name="ce66" table:formula="of:=INDIRECT(ADDRESS(['C++A'.$K17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7];3))" office:value-type="float" office:value="11855848.6275" calcext:value-type="float">
            <text:p>11.855.848,63</text:p>
          </table:table-cell>
          <table:table-cell table:style-name="ce77" table:formula="of:=['C++A'.P4]/['C++A'.P17]" office:value-type="float" office:value="0.977101748594335" calcext:value-type="float">
            <text:p>0,98</text:p>
          </table:table-cell>
          <table:table-cell table:style-name="ce74" table:formula="of:=INDIRECT(ADDRESS(['C++A'.$K17];4))" office:value-type="float" office:value="1009264.81960344" calcext:value-type="float">
            <text:p>1.009.264,82</text:p>
          </table:table-cell>
          <table:table-cell table:style-name="ce80" table:formula="of:=INDIRECT(ADDRESS(['C++A'.$K17];5))" office:value-type="float" office:value="0" calcext:value-type="float">
            <text:p>0,00</text:p>
          </table:table-cell>
          <table:table-cell table:style-name="ce81" table:formula="of:=IF(['C++A'.S17]=0;&quot;&quot;;ABS(['C++A'.P17] - ['C++A'.S17]) / MAX(['C++A'.P17]; ['C++A'.S17]))">
            <text:p/>
          </table:table-cell>
          <table:table-cell table:style-name="ce82" table:formula="of:=['C++A'.P17]/['C++A'.R17]" office:value-type="float" office:value="11.7470146558347" calcext:value-type="float">
            <text:p>11,75</text:p>
          </table:table-cell>
          <table:table-cell table:style-name="ce83" table:formula="of:=['C++A'.U17] &gt;= [CPPCHART.$B$3]" office:value-type="boolean" office:boolean-value="false" calcext:value-type="boolean">
            <text:p>FALSO</text:p>
          </table:table-cell>
          <table:table-cell table:style-name="ce84" table:formula="of:=['C++A'.V17]*['C++A'.O17]" office:value-type="float" office:value="0" calcext:value-type="float">
            <text:p>0</text:p>
          </table:table-cell>
          <table:table-cell table:style-name="ce74" table:formula="of:=['C++A'.V17]*['C++A'.P17]" office:value-type="float" office:value="0" calcext:value-type="float">
            <text:p>0,00</text:p>
          </table:table-cell>
          <table:table-cell table:style-name="ce74" table:formula="of:=['C++A'.V17]*['C++A'.R17]" office:value-type="float" office:value="0" calcext:value-type="float">
            <text:p>0,00</text:p>
          </table:table-cell>
          <table:table-cell table:style-name="ce84" table:formula="of:=['C++A'.Z4]+['C++A'.W17]" office:value-type="float" office:value="0" calcext:value-type="float">
            <text:p>0</text:p>
          </table:table-cell>
          <table:table-cell table:style-name="ce85" table:formula="of:=COMBINEDMEAN(['C++A'.Z4]; ['C++A'.AA4]; ['C++A'.W17]; ['C++A'.X17])" office:value-type="float" office:value="0" calcext:value-type="float">
            <text:p>0,00</text:p>
          </table:table-cell>
          <table:table-cell table:style-name="ce85" table:formula="of:=COMBINEDSTDDEV(['C++A'.Z4];['C++A'.AA4];['C++A'.AB4];['C++A'.W17];['C++A'.X17];['C++A'.Y17])" office:value-type="float" office:value="350174935.30106" calcext:value-type="float">
            <text:p>350.174.935,30</text:p>
          </table:table-cell>
          <table:table-cell table:style-name="ce82" table:formula="of:=['C++A'.AA17]/['C++A'.AB17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119" table:formula="of:=['C++A'.N18] - com.microsoft.floor.precise(['C++A'.N18] * 0.2)" office:value-type="string" office:string-value="" calcext:value-type="error">
            <text:p>#NAME?</text:p>
          </table:table-cell>
          <table:table-cell table:style-name="ce66" table:formula="of:=INDIRECT(ADDRESS(['C++A'.$K18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8];3))" office:value-type="float" office:value="24948387.67375" calcext:value-type="float">
            <text:p>24.948.387,67</text:p>
          </table:table-cell>
          <table:table-cell table:style-name="ce77" table:formula="of:=['C++A'.P5]/['C++A'.P18]" office:value-type="float" office:value="1.0046372465633" calcext:value-type="float">
            <text:p>1,00</text:p>
          </table:table-cell>
          <table:table-cell table:style-name="ce74" table:formula="of:=INDIRECT(ADDRESS(['C++A'.$K18];4))" office:value-type="float" office:value="2206338.97316227" calcext:value-type="float">
            <text:p>2.206.338,97</text:p>
          </table:table-cell>
          <table:table-cell table:style-name="ce80" table:formula="of:=INDIRECT(ADDRESS(['C++A'.$K18];5))" office:value-type="float" office:value="0" calcext:value-type="float">
            <text:p>0,00</text:p>
          </table:table-cell>
          <table:table-cell table:style-name="ce81" table:formula="of:=IF(['C++A'.S18]=0;&quot;&quot;;ABS(['C++A'.P18] - ['C++A'.S18]) / MAX(['C++A'.P18]; ['C++A'.S18]))">
            <text:p/>
          </table:table-cell>
          <table:table-cell table:style-name="ce82" table:formula="of:=['C++A'.P18]/['C++A'.R18]" office:value-type="float" office:value="11.3075950600611" calcext:value-type="float">
            <text:p>11,31</text:p>
          </table:table-cell>
          <table:table-cell table:style-name="ce83" table:formula="of:=['C++A'.U18] &gt;= [CPPCHART.$B$3]" office:value-type="boolean" office:boolean-value="false" calcext:value-type="boolean">
            <text:p>FALSO</text:p>
          </table:table-cell>
          <table:table-cell table:style-name="ce84" table:formula="of:=['C++A'.V18]*['C++A'.O18]" office:value-type="float" office:value="0" calcext:value-type="float">
            <text:p>0</text:p>
          </table:table-cell>
          <table:table-cell table:style-name="ce74" table:formula="of:=['C++A'.V18]*['C++A'.P18]" office:value-type="float" office:value="0" calcext:value-type="float">
            <text:p>0,00</text:p>
          </table:table-cell>
          <table:table-cell table:style-name="ce74" table:formula="of:=['C++A'.V18]*['C++A'.R18]" office:value-type="float" office:value="0" calcext:value-type="float">
            <text:p>0,00</text:p>
          </table:table-cell>
          <table:table-cell table:style-name="ce84" table:formula="of:=['C++A'.Z5]+['C++A'.W18]" office:value-type="float" office:value="0" calcext:value-type="float">
            <text:p>0</text:p>
          </table:table-cell>
          <table:table-cell table:style-name="ce85" table:formula="of:=COMBINEDMEAN(['C++A'.Z5]; ['C++A'.AA5]; ['C++A'.W18]; ['C++A'.X18])" office:value-type="float" office:value="0" calcext:value-type="float">
            <text:p>0,00</text:p>
          </table:table-cell>
          <table:table-cell table:style-name="ce85" table:formula="of:=COMBINEDSTDDEV(['C++A'.Z5];['C++A'.AA5];['C++A'.AB5];['C++A'.W18];['C++A'.X18];['C++A'.Y18])" office:value-type="float" office:value="350174935.30106" calcext:value-type="float">
            <text:p>350.174.935,30</text:p>
          </table:table-cell>
          <table:table-cell table:style-name="ce82" table:formula="of:=['C++A'.AA18]/['C++A'.AB18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120" table:formula="of:=['C++A'.N19] - com.microsoft.floor.precise(['C++A'.N19] * 0.2)" office:value-type="string" office:string-value="" calcext:value-type="error">
            <text:p>#NAME?</text:p>
          </table:table-cell>
          <table:table-cell table:style-name="ce66" table:formula="of:=INDIRECT(ADDRESS(['C++A'.$K19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19];3))" office:value-type="float" office:value="55495895.38375" calcext:value-type="float">
            <text:p>55.495.895,38</text:p>
          </table:table-cell>
          <table:table-cell table:style-name="ce77" table:formula="of:=['C++A'.P6]/['C++A'.P19]" office:value-type="float" office:value="1.00158041875248" calcext:value-type="float">
            <text:p>1,00</text:p>
          </table:table-cell>
          <table:table-cell table:style-name="ce74" table:formula="of:=INDIRECT(ADDRESS(['C++A'.$K19];4))" office:value-type="float" office:value="2904407.80667695" calcext:value-type="float">
            <text:p>2.904.407,81</text:p>
          </table:table-cell>
          <table:table-cell table:style-name="ce80" table:formula="of:=INDIRECT(ADDRESS(['C++A'.$K19];5))" office:value-type="float" office:value="0" calcext:value-type="float">
            <text:p>0,00</text:p>
          </table:table-cell>
          <table:table-cell table:style-name="ce81" table:formula="of:=IF(['C++A'.S19]=0;&quot;&quot;;ABS(['C++A'.P19] - ['C++A'.S19]) / MAX(['C++A'.P19]; ['C++A'.S19]))">
            <text:p/>
          </table:table-cell>
          <table:table-cell table:style-name="ce82" table:formula="of:=['C++A'.P19]/['C++A'.R19]" office:value-type="float" office:value="19.1074735635162" calcext:value-type="float">
            <text:p>19,11</text:p>
          </table:table-cell>
          <table:table-cell table:style-name="ce83" table:formula="of:=['C++A'.U19] &gt;= [CPPCHART.$B$3]" office:value-type="boolean" office:boolean-value="false" calcext:value-type="boolean">
            <text:p>FALSO</text:p>
          </table:table-cell>
          <table:table-cell table:style-name="ce84" table:formula="of:=['C++A'.V19]*['C++A'.O19]" office:value-type="float" office:value="0" calcext:value-type="float">
            <text:p>0</text:p>
          </table:table-cell>
          <table:table-cell table:style-name="ce74" table:formula="of:=['C++A'.V19]*['C++A'.P19]" office:value-type="float" office:value="0" calcext:value-type="float">
            <text:p>0,00</text:p>
          </table:table-cell>
          <table:table-cell table:style-name="ce74" table:formula="of:=['C++A'.V19]*['C++A'.R19]" office:value-type="float" office:value="0" calcext:value-type="float">
            <text:p>0,00</text:p>
          </table:table-cell>
          <table:table-cell table:style-name="ce84" table:formula="of:=['C++A'.Z6]+['C++A'.W19]" office:value-type="float" office:value="0" calcext:value-type="float">
            <text:p>0</text:p>
          </table:table-cell>
          <table:table-cell table:style-name="ce85" table:formula="of:=COMBINEDMEAN(['C++A'.Z6]; ['C++A'.AA6]; ['C++A'.W19]; ['C++A'.X19])" office:value-type="float" office:value="0" calcext:value-type="float">
            <text:p>0,00</text:p>
          </table:table-cell>
          <table:table-cell table:style-name="ce85" table:formula="of:=COMBINEDSTDDEV(['C++A'.Z6];['C++A'.AA6];['C++A'.AB6];['C++A'.W19];['C++A'.X19];['C++A'.Y19])" office:value-type="float" office:value="350174935.30106" calcext:value-type="float">
            <text:p>350.174.935,30</text:p>
          </table:table-cell>
          <table:table-cell table:style-name="ce82" table:formula="of:=['C++A'.AA19]/['C++A'.AB19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121" table:formula="of:=['C++A'.N20] - com.microsoft.floor.precise(['C++A'.N20] * 0.2)" office:value-type="string" office:string-value="" calcext:value-type="error">
            <text:p>#NAME?</text:p>
          </table:table-cell>
          <table:table-cell table:style-name="ce66" table:formula="of:=INDIRECT(ADDRESS(['C++A'.$K20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0];3))" office:value-type="float" office:value="128986480.715" calcext:value-type="float">
            <text:p>128.986.480,72</text:p>
          </table:table-cell>
          <table:table-cell table:style-name="ce77" table:formula="of:=['C++A'.P7]/['C++A'.P20]" office:value-type="float" office:value="0.981925253729487" calcext:value-type="float">
            <text:p>0,98</text:p>
          </table:table-cell>
          <table:table-cell table:style-name="ce74" table:formula="of:=INDIRECT(ADDRESS(['C++A'.$K20];4))" office:value-type="float" office:value="8252531.15526398" calcext:value-type="float">
            <text:p>8.252.531,16</text:p>
          </table:table-cell>
          <table:table-cell table:style-name="ce80" table:formula="of:=INDIRECT(ADDRESS(['C++A'.$K20];5))" office:value-type="float" office:value="0" calcext:value-type="float">
            <text:p>0,00</text:p>
          </table:table-cell>
          <table:table-cell table:style-name="ce81" table:formula="of:=IF(['C++A'.S20]=0;&quot;&quot;;ABS(['C++A'.P20] - ['C++A'.S20]) / MAX(['C++A'.P20]; ['C++A'.S20]))">
            <text:p/>
          </table:table-cell>
          <table:table-cell table:style-name="ce82" table:formula="of:=['C++A'.P20]/['C++A'.R20]" office:value-type="float" office:value="15.6299295680604" calcext:value-type="float">
            <text:p>15,63</text:p>
          </table:table-cell>
          <table:table-cell table:style-name="ce83" table:formula="of:=['C++A'.U20] &gt;= [CPPCHART.$B$3]" office:value-type="boolean" office:boolean-value="false" calcext:value-type="boolean">
            <text:p>FALSO</text:p>
          </table:table-cell>
          <table:table-cell table:style-name="ce84" table:formula="of:=['C++A'.V20]*['C++A'.O20]" office:value-type="float" office:value="0" calcext:value-type="float">
            <text:p>0</text:p>
          </table:table-cell>
          <table:table-cell table:style-name="ce74" table:formula="of:=['C++A'.V20]*['C++A'.P20]" office:value-type="float" office:value="0" calcext:value-type="float">
            <text:p>0,00</text:p>
          </table:table-cell>
          <table:table-cell table:style-name="ce74" table:formula="of:=['C++A'.V20]*['C++A'.R20]" office:value-type="float" office:value="0" calcext:value-type="float">
            <text:p>0,00</text:p>
          </table:table-cell>
          <table:table-cell table:style-name="ce84" table:formula="of:=['C++A'.Z7]+['C++A'.W20]" office:value-type="float" office:value="0" calcext:value-type="float">
            <text:p>0</text:p>
          </table:table-cell>
          <table:table-cell table:style-name="ce85" table:formula="of:=COMBINEDMEAN(['C++A'.Z7]; ['C++A'.AA7]; ['C++A'.W20]; ['C++A'.X20])" office:value-type="float" office:value="0" calcext:value-type="float">
            <text:p>0,00</text:p>
          </table:table-cell>
          <table:table-cell table:style-name="ce85" table:formula="of:=COMBINEDSTDDEV(['C++A'.Z7];['C++A'.AA7];['C++A'.AB7];['C++A'.W20];['C++A'.X20];['C++A'.Y20])" office:value-type="float" office:value="350174935.30106" calcext:value-type="float">
            <text:p>350.174.935,30</text:p>
          </table:table-cell>
          <table:table-cell table:style-name="ce82" table:formula="of:=['C++A'.AA20]/['C++A'.AB20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122" table:formula="of:=['C++A'.N21] - com.microsoft.floor.precise(['C++A'.N21] * 0.2)" office:value-type="string" office:string-value="" calcext:value-type="error">
            <text:p>#NAME?</text:p>
          </table:table-cell>
          <table:table-cell table:style-name="ce66" table:formula="of:=INDIRECT(ADDRESS(['C++A'.$K21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1];3))" office:value-type="float" office:value="312358998.62875" calcext:value-type="float">
            <text:p>312.358.998,63</text:p>
          </table:table-cell>
          <table:table-cell table:style-name="ce77" table:formula="of:=['C++A'.P8]/['C++A'.P21]" office:value-type="float" office:value="0.993267908638837" calcext:value-type="float">
            <text:p>0,99</text:p>
          </table:table-cell>
          <table:table-cell table:style-name="ce74" table:formula="of:=INDIRECT(ADDRESS(['C++A'.$K21];4))" office:value-type="float" office:value="12966923.4281451" calcext:value-type="float">
            <text:p>12.966.923,43</text:p>
          </table:table-cell>
          <table:table-cell table:style-name="ce80" table:formula="of:=INDIRECT(ADDRESS(['C++A'.$K21];5))" office:value-type="float" office:value="0" calcext:value-type="float">
            <text:p>0,00</text:p>
          </table:table-cell>
          <table:table-cell table:style-name="ce81" table:formula="of:=IF(['C++A'.S21]=0;&quot;&quot;;ABS(['C++A'.P21] - ['C++A'.S21]) / MAX(['C++A'.P21]; ['C++A'.S21]))">
            <text:p/>
          </table:table-cell>
          <table:table-cell table:style-name="ce82" table:formula="of:=['C++A'.P21]/['C++A'.R21]" office:value-type="float" office:value="24.088905927428" calcext:value-type="float">
            <text:p>24,09</text:p>
          </table:table-cell>
          <table:table-cell table:style-name="ce83" table:formula="of:=['C++A'.U21] &gt;= [CPPCHART.$B$3]" office:value-type="boolean" office:boolean-value="false" calcext:value-type="boolean">
            <text:p>FALSO</text:p>
          </table:table-cell>
          <table:table-cell table:style-name="ce84" table:formula="of:=['C++A'.V21]*['C++A'.O21]" office:value-type="float" office:value="0" calcext:value-type="float">
            <text:p>0</text:p>
          </table:table-cell>
          <table:table-cell table:style-name="ce74" table:formula="of:=['C++A'.V21]*['C++A'.P21]" office:value-type="float" office:value="0" calcext:value-type="float">
            <text:p>0,00</text:p>
          </table:table-cell>
          <table:table-cell table:style-name="ce74" table:formula="of:=['C++A'.V21]*['C++A'.R21]" office:value-type="float" office:value="0" calcext:value-type="float">
            <text:p>0,00</text:p>
          </table:table-cell>
          <table:table-cell table:style-name="ce84" table:formula="of:=['C++A'.Z8]+['C++A'.W21]" office:value-type="float" office:value="0" calcext:value-type="float">
            <text:p>0</text:p>
          </table:table-cell>
          <table:table-cell table:style-name="ce85" table:formula="of:=COMBINEDMEAN(['C++A'.Z8]; ['C++A'.AA8]; ['C++A'.W21]; ['C++A'.X21])" office:value-type="float" office:value="0" calcext:value-type="float">
            <text:p>0,00</text:p>
          </table:table-cell>
          <table:table-cell table:style-name="ce85" table:formula="of:=COMBINEDSTDDEV(['C++A'.Z8];['C++A'.AA8];['C++A'.AB8];['C++A'.W21];['C++A'.X21];['C++A'.Y21])" office:value-type="float" office:value="350174935.30106" calcext:value-type="float">
            <text:p>350.174.935,30</text:p>
          </table:table-cell>
          <table:table-cell table:style-name="ce82" table:formula="of:=['C++A'.AA21]/['C++A'.AB21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123" table:formula="of:=['C++A'.N22] - com.microsoft.floor.precise(['C++A'.N22] * 0.2)" office:value-type="string" office:string-value="" calcext:value-type="error">
            <text:p>#NAME?</text:p>
          </table:table-cell>
          <table:table-cell table:style-name="ce66" table:formula="of:=INDIRECT(ADDRESS(['C++A'.$K22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2];3))" office:value-type="float" office:value="726929440.7475" calcext:value-type="float">
            <text:p>726.929.440,75</text:p>
          </table:table-cell>
          <table:table-cell table:style-name="ce77" table:formula="of:=['C++A'.P9]/['C++A'.P22]" office:value-type="float" office:value="0.988414686490975" calcext:value-type="float">
            <text:p>0,99</text:p>
          </table:table-cell>
          <table:table-cell table:style-name="ce74" table:formula="of:=INDIRECT(ADDRESS(['C++A'.$K22];4))" office:value-type="float" office:value="30929820.5639721" calcext:value-type="float">
            <text:p>30.929.820,56</text:p>
          </table:table-cell>
          <table:table-cell table:style-name="ce80" table:formula="of:=INDIRECT(ADDRESS(['C++A'.$K22];5))" office:value-type="float" office:value="0" calcext:value-type="float">
            <text:p>0,00</text:p>
          </table:table-cell>
          <table:table-cell table:style-name="ce81" table:formula="of:=IF(['C++A'.S22]=0;&quot;&quot;;ABS(['C++A'.P22] - ['C++A'.S22]) / MAX(['C++A'.P22]; ['C++A'.S22]))">
            <text:p/>
          </table:table-cell>
          <table:table-cell table:style-name="ce82" table:formula="of:=['C++A'.P22]/['C++A'.R22]" office:value-type="float" office:value="23.5025430957154" calcext:value-type="float">
            <text:p>23,50</text:p>
          </table:table-cell>
          <table:table-cell table:style-name="ce83" table:formula="of:=['C++A'.U22] &gt;= [CPPCHART.$B$3]" office:value-type="boolean" office:boolean-value="false" calcext:value-type="boolean">
            <text:p>FALSO</text:p>
          </table:table-cell>
          <table:table-cell table:style-name="ce84" table:formula="of:=['C++A'.V22]*['C++A'.O22]" office:value-type="float" office:value="0" calcext:value-type="float">
            <text:p>0</text:p>
          </table:table-cell>
          <table:table-cell table:style-name="ce74" table:formula="of:=['C++A'.V22]*['C++A'.P22]" office:value-type="float" office:value="0" calcext:value-type="float">
            <text:p>0,00</text:p>
          </table:table-cell>
          <table:table-cell table:style-name="ce74" table:formula="of:=['C++A'.V22]*['C++A'.R22]" office:value-type="float" office:value="0" calcext:value-type="float">
            <text:p>0,00</text:p>
          </table:table-cell>
          <table:table-cell table:style-name="ce84" table:formula="of:=['C++A'.Z9]+['C++A'.W22]" office:value-type="float" office:value="0" calcext:value-type="float">
            <text:p>0</text:p>
          </table:table-cell>
          <table:table-cell table:style-name="ce85" table:formula="of:=COMBINEDMEAN(['C++A'.Z9]; ['C++A'.AA9]; ['C++A'.W22]; ['C++A'.X22])" office:value-type="float" office:value="0" calcext:value-type="float">
            <text:p>0,00</text:p>
          </table:table-cell>
          <table:table-cell table:style-name="ce85" table:formula="of:=COMBINEDSTDDEV(['C++A'.Z9];['C++A'.AA9];['C++A'.AB9];['C++A'.W22];['C++A'.X22];['C++A'.Y22])" office:value-type="float" office:value="350174935.30106" calcext:value-type="float">
            <text:p>350.174.935,30</text:p>
          </table:table-cell>
          <table:table-cell table:style-name="ce82" table:formula="of:=['C++A'.AA22]/['C++A'.AB22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124" table:formula="of:=['C++A'.N23] - com.microsoft.floor.precise(['C++A'.N23] * 0.2)" office:value-type="string" office:string-value="" calcext:value-type="error">
            <text:p>#NAME?</text:p>
          </table:table-cell>
          <table:table-cell table:style-name="ce66" table:formula="of:=INDIRECT(ADDRESS(['C++A'.$K23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3];3))" office:value-type="float" office:value="1475823712.02375" calcext:value-type="float">
            <text:p>1.475.823.712,02</text:p>
          </table:table-cell>
          <table:table-cell table:style-name="ce77" table:formula="of:=['C++A'.P10]/['C++A'.P23]" office:value-type="float" office:value="0.994149570680661" calcext:value-type="float">
            <text:p>0,99</text:p>
          </table:table-cell>
          <table:table-cell table:style-name="ce74" table:formula="of:=INDIRECT(ADDRESS(['C++A'.$K23];4))" office:value-type="float" office:value="32849577.2063822" calcext:value-type="float">
            <text:p>32.849.577,21</text:p>
          </table:table-cell>
          <table:table-cell table:style-name="ce80" table:formula="of:=INDIRECT(ADDRESS(['C++A'.$K23];5))" office:value-type="float" office:value="0" calcext:value-type="float">
            <text:p>0,00</text:p>
          </table:table-cell>
          <table:table-cell table:style-name="ce81" table:formula="of:=IF(['C++A'.S23]=0;&quot;&quot;;ABS(['C++A'.P23] - ['C++A'.S23]) / MAX(['C++A'.P23]; ['C++A'.S23]))">
            <text:p/>
          </table:table-cell>
          <table:table-cell table:style-name="ce82" table:formula="of:=['C++A'.P23]/['C++A'.R23]" office:value-type="float" office:value="44.9267186226378" calcext:value-type="float">
            <text:p>44,93</text:p>
          </table:table-cell>
          <table:table-cell table:style-name="ce83" table:formula="of:=['C++A'.U23] &gt;= [CPPCHART.$B$3]" office:value-type="boolean" office:boolean-value="false" calcext:value-type="boolean">
            <text:p>FALSO</text:p>
          </table:table-cell>
          <table:table-cell table:style-name="ce84" table:formula="of:=['C++A'.V23]*['C++A'.O23]" office:value-type="float" office:value="0" calcext:value-type="float">
            <text:p>0</text:p>
          </table:table-cell>
          <table:table-cell table:style-name="ce74" table:formula="of:=['C++A'.V23]*['C++A'.P23]" office:value-type="float" office:value="0" calcext:value-type="float">
            <text:p>0,00</text:p>
          </table:table-cell>
          <table:table-cell table:style-name="ce74" table:formula="of:=['C++A'.V23]*['C++A'.R23]" office:value-type="float" office:value="0" calcext:value-type="float">
            <text:p>0,00</text:p>
          </table:table-cell>
          <table:table-cell table:style-name="ce84" table:formula="of:=['C++A'.Z10]+['C++A'.W23]" office:value-type="float" office:value="0" calcext:value-type="float">
            <text:p>0</text:p>
          </table:table-cell>
          <table:table-cell table:style-name="ce85" table:formula="of:=COMBINEDMEAN(['C++A'.Z10]; ['C++A'.AA10]; ['C++A'.W23]; ['C++A'.X23])" office:value-type="float" office:value="0" calcext:value-type="float">
            <text:p>0,00</text:p>
          </table:table-cell>
          <table:table-cell table:style-name="ce85" table:formula="of:=COMBINEDSTDDEV(['C++A'.Z10];['C++A'.AA10];['C++A'.AB10];['C++A'.W23];['C++A'.X23];['C++A'.Y23])" office:value-type="float" office:value="350174935.30106" calcext:value-type="float">
            <text:p>350.174.935,30</text:p>
          </table:table-cell>
          <table:table-cell table:style-name="ce82" table:formula="of:=['C++A'.AA23]/['C++A'.AB23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125" table:formula="of:=['C++A'.N24] - com.microsoft.floor.precise(['C++A'.N24] * 0.2)" office:value-type="string" office:string-value="" calcext:value-type="error">
            <text:p>#NAME?</text:p>
          </table:table-cell>
          <table:table-cell table:style-name="ce66" table:formula="of:=INDIRECT(ADDRESS(['C++A'.$K24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4];3))" office:value-type="float" office:value="2979095923.98" calcext:value-type="float">
            <text:p>2.979.095.923,98</text:p>
          </table:table-cell>
          <table:table-cell table:style-name="ce77" table:formula="of:=['C++A'.P11]/['C++A'.P24]" office:value-type="float" office:value="0.995941721918407" calcext:value-type="float">
            <text:p>1,00</text:p>
          </table:table-cell>
          <table:table-cell table:style-name="ce74" table:formula="of:=INDIRECT(ADDRESS(['C++A'.$K24];4))" office:value-type="float" office:value="86583828.6149255" calcext:value-type="float">
            <text:p>86.583.828,61</text:p>
          </table:table-cell>
          <table:table-cell table:style-name="ce80" table:formula="of:=INDIRECT(ADDRESS(['C++A'.$K24];5))" office:value-type="float" office:value="0" calcext:value-type="float">
            <text:p>0,00</text:p>
          </table:table-cell>
          <table:table-cell table:style-name="ce81" table:formula="of:=IF(['C++A'.S24]=0;&quot;&quot;;ABS(['C++A'.P24] - ['C++A'.S24]) / MAX(['C++A'.P24]; ['C++A'.S24]))">
            <text:p/>
          </table:table-cell>
          <table:table-cell table:style-name="ce82" table:formula="of:=['C++A'.P24]/['C++A'.R24]" office:value-type="float" office:value="34.4070708310819" calcext:value-type="float">
            <text:p>34,41</text:p>
          </table:table-cell>
          <table:table-cell table:style-name="ce83" table:formula="of:=['C++A'.U24] &gt;= [CPPCHART.$B$3]" office:value-type="boolean" office:boolean-value="false" calcext:value-type="boolean">
            <text:p>FALSO</text:p>
          </table:table-cell>
          <table:table-cell table:style-name="ce84" table:formula="of:=['C++A'.V24]*['C++A'.O24]" office:value-type="float" office:value="0" calcext:value-type="float">
            <text:p>0</text:p>
          </table:table-cell>
          <table:table-cell table:style-name="ce74" table:formula="of:=['C++A'.V24]*['C++A'.P24]" office:value-type="float" office:value="0" calcext:value-type="float">
            <text:p>0,00</text:p>
          </table:table-cell>
          <table:table-cell table:style-name="ce74" table:formula="of:=['C++A'.V24]*['C++A'.R24]" office:value-type="float" office:value="0" calcext:value-type="float">
            <text:p>0,00</text:p>
          </table:table-cell>
          <table:table-cell table:style-name="ce84" table:formula="of:=['C++A'.Z11]+['C++A'.W24]" office:value-type="float" office:value="0" calcext:value-type="float">
            <text:p>0</text:p>
          </table:table-cell>
          <table:table-cell table:style-name="ce85" table:formula="of:=COMBINEDMEAN(['C++A'.Z11]; ['C++A'.AA11]; ['C++A'.W24]; ['C++A'.X24])" office:value-type="float" office:value="0" calcext:value-type="float">
            <text:p>0,00</text:p>
          </table:table-cell>
          <table:table-cell table:style-name="ce85" table:formula="of:=COMBINEDSTDDEV(['C++A'.Z11];['C++A'.AA11];['C++A'.AB11];['C++A'.W24];['C++A'.X24];['C++A'.Y24])" office:value-type="float" office:value="350174935.30106" calcext:value-type="float">
            <text:p>350.174.935,30</text:p>
          </table:table-cell>
          <table:table-cell table:style-name="ce82" table:formula="of:=['C++A'.AA24]/['C++A'.AB24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126" table:formula="of:=['C++A'.N25] - com.microsoft.floor.precise(['C++A'.N25] * 0.2)" office:value-type="string" office:string-value="" calcext:value-type="error">
            <text:p>#NAME?</text:p>
          </table:table-cell>
          <table:table-cell table:style-name="ce66" table:formula="of:=INDIRECT(ADDRESS(['C++A'.$K25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5];3))" office:value-type="float" office:value="6135437660.86375" calcext:value-type="float">
            <text:p>6.135.437.660,86</text:p>
          </table:table-cell>
          <table:table-cell table:style-name="ce77" table:formula="of:=['C++A'.P12]/['C++A'.P25]" office:value-type="float" office:value="0.984980754329019" calcext:value-type="float">
            <text:p>0,98</text:p>
          </table:table-cell>
          <table:table-cell table:style-name="ce74" table:formula="of:=INDIRECT(ADDRESS(['C++A'.$K25];4))" office:value-type="float" office:value="549066419.885621" calcext:value-type="float">
            <text:p>549.066.419,89</text:p>
          </table:table-cell>
          <table:table-cell table:style-name="ce80" table:formula="of:=INDIRECT(ADDRESS(['C++A'.$K25];5))" office:value-type="float" office:value="0" calcext:value-type="float">
            <text:p>0,00</text:p>
          </table:table-cell>
          <table:table-cell table:style-name="ce81" table:formula="of:=IF(['C++A'.S25]=0;&quot;&quot;;ABS(['C++A'.P25] - ['C++A'.S25]) / MAX(['C++A'.P25]; ['C++A'.S25]))">
            <text:p/>
          </table:table-cell>
          <table:table-cell table:style-name="ce82" table:formula="of:=['C++A'.P25]/['C++A'.R25]" office:value-type="float" office:value="11.1743086786146" calcext:value-type="float">
            <text:p>11,17</text:p>
          </table:table-cell>
          <table:table-cell table:style-name="ce83" table:formula="of:=['C++A'.U25] &gt;= [CPPCHART.$B$3]" office:value-type="boolean" office:boolean-value="false" calcext:value-type="boolean">
            <text:p>FALSO</text:p>
          </table:table-cell>
          <table:table-cell table:style-name="ce84" table:formula="of:=['C++A'.V25]*['C++A'.O25]" office:value-type="float" office:value="0" calcext:value-type="float">
            <text:p>0</text:p>
          </table:table-cell>
          <table:table-cell table:style-name="ce74" table:formula="of:=['C++A'.V25]*['C++A'.P25]" office:value-type="float" office:value="0" calcext:value-type="float">
            <text:p>0,00</text:p>
          </table:table-cell>
          <table:table-cell table:style-name="ce74" table:formula="of:=['C++A'.V25]*['C++A'.R25]" office:value-type="float" office:value="0" calcext:value-type="float">
            <text:p>0,00</text:p>
          </table:table-cell>
          <table:table-cell table:style-name="ce84" table:formula="of:=['C++A'.Z12]+['C++A'.W25]" office:value-type="float" office:value="0" calcext:value-type="float">
            <text:p>0</text:p>
          </table:table-cell>
          <table:table-cell table:style-name="ce85" table:formula="of:=COMBINEDMEAN(['C++A'.Z12]; ['C++A'.AA12]; ['C++A'.W25]; ['C++A'.X25])" office:value-type="float" office:value="0" calcext:value-type="float">
            <text:p>0,00</text:p>
          </table:table-cell>
          <table:table-cell table:style-name="ce85" table:formula="of:=COMBINEDSTDDEV(['C++A'.Z12];['C++A'.AA12];['C++A'.AB12];['C++A'.W25];['C++A'.X25];['C++A'.Y25])" office:value-type="float" office:value="350174935.30106" calcext:value-type="float">
            <text:p>350.174.935,30</text:p>
          </table:table-cell>
          <table:table-cell table:style-name="ce82" table:formula="of:=['C++A'.AA25]/['C++A'.AB25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29" calcext:value-type="float">
            <text:p>29</text:p>
          </table:table-cell>
          <table:table-cell/>
          <table:table-cell table:style-name="ce127" table:formula="of:=['C++A'.N29] - com.microsoft.floor.precise(['C++A'.N29] * 0.2)" office:value-type="string" office:string-value="" calcext:value-type="error">
            <text:p>#NAME?</text:p>
          </table:table-cell>
          <table:table-cell table:style-name="ce66" table:formula="of:=INDIRECT(ADDRESS(['C++A'.$K29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29];3))" office:value-type="float" office:value="5932399.4475" calcext:value-type="float">
            <text:p>5.932.399,45</text:p>
          </table:table-cell>
          <table:table-cell table:style-name="ce77" table:formula="of:=['C++A'.P16]/['C++A'.P29]" office:value-type="float" office:value="0.980497858661767" calcext:value-type="float">
            <text:p>0,98</text:p>
          </table:table-cell>
          <table:table-cell table:style-name="ce74" table:formula="of:=INDIRECT(ADDRESS(['C++A'.$K29];4))" office:value-type="float" office:value="605307.505244737" calcext:value-type="float">
            <text:p>605.307,51</text:p>
          </table:table-cell>
          <table:table-cell table:style-name="ce74" table:formula="of:=INDIRECT(ADDRESS(['C++A'.$K29];5))" office:value-type="float" office:value="5713867" calcext:value-type="float">
            <text:p>5.713.867,00</text:p>
          </table:table-cell>
          <table:table-cell table:style-name="ce81" table:formula="of:=IF(['C++A'.S29]=0;&quot;&quot;;ABS(['C++A'.P29] - ['C++A'.S29]) / MAX(['C++A'.P29]; ['C++A'.S29]))" office:value-type="float" office:value="0.0368371094080815" calcext:value-type="float">
            <text:p>0,0368</text:p>
          </table:table-cell>
          <table:table-cell table:style-name="ce82" table:formula="of:=['C++A'.P29]/['C++A'.R29]" office:value-type="float" office:value="9.80063752076132" calcext:value-type="float">
            <text:p>9,80</text:p>
          </table:table-cell>
          <table:table-cell table:style-name="ce83" table:formula="of:=['C++A'.U29] &gt;= [CPPCHART.$B$3]" office:value-type="boolean" office:boolean-value="false" calcext:value-type="boolean">
            <text:p>FALSO</text:p>
          </table:table-cell>
          <table:table-cell table:style-name="ce84" table:formula="of:=['C++A'.V29]*['C++A'.O29]" office:value-type="float" office:value="0" calcext:value-type="float">
            <text:p>0</text:p>
          </table:table-cell>
          <table:table-cell table:style-name="ce74" table:formula="of:=['C++A'.V29]*['C++A'.P29]" office:value-type="float" office:value="0" calcext:value-type="float">
            <text:p>0,00</text:p>
          </table:table-cell>
          <table:table-cell table:style-name="ce74" table:formula="of:=['C++A'.V29]*['C++A'.R29]" office:value-type="float" office:value="0" calcext:value-type="float">
            <text:p>0,00</text:p>
          </table:table-cell>
          <table:table-cell table:style-name="ce84" table:formula="of:=['C++A'.Z16]+['C++A'.W29]" office:value-type="float" office:value="0" calcext:value-type="float">
            <text:p>0</text:p>
          </table:table-cell>
          <table:table-cell table:style-name="ce85" table:formula="of:=COMBINEDMEAN(['C++A'.Z16]; ['C++A'.AA16]; ['C++A'.W29]; ['C++A'.X29])" office:value-type="float" office:value="6115515984.81219" calcext:value-type="float">
            <text:p>6.115.515.984,81</text:p>
          </table:table-cell>
          <table:table-cell table:style-name="ce85" table:formula="of:=COMBINEDSTDDEV(['C++A'.Z16];['C++A'.AA16];['C++A'.AB16];['C++A'.W29];['C++A'.X29];['C++A'.Y29])" office:value-type="float" office:value="350174935.30106" calcext:value-type="float">
            <text:p>350.174.935,30</text:p>
          </table:table-cell>
          <table:table-cell table:style-name="ce82" table:formula="of:=['C++A'.AA29]/['C++A'.AB29]" office:value-type="float" office:value="17.4641739550959" calcext:value-type="float">
            <text:p>17,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128" table:formula="of:=['C++A'.N30] - com.microsoft.floor.precise(['C++A'.N30] * 0.2)" office:value-type="string" office:string-value="" calcext:value-type="error">
            <text:p>#NAME?</text:p>
          </table:table-cell>
          <table:table-cell table:style-name="ce66" table:formula="of:=INDIRECT(ADDRESS(['C++A'.$K30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0];3))" office:value-type="float" office:value="12246401.43" calcext:value-type="float">
            <text:p>12.246.401,43</text:p>
          </table:table-cell>
          <table:table-cell table:style-name="ce77" table:formula="of:=['C++A'.P17]/['C++A'.P30]" office:value-type="float" office:value="0.968108770177722" calcext:value-type="float">
            <text:p>0,97</text:p>
          </table:table-cell>
          <table:table-cell table:style-name="ce74" table:formula="of:=INDIRECT(ADDRESS(['C++A'.$K30];4))" office:value-type="float" office:value="1269398.22517341" calcext:value-type="float">
            <text:p>1.269.398,23</text:p>
          </table:table-cell>
          <table:table-cell table:style-name="ce74" table:formula="of:=INDIRECT(ADDRESS(['C++A'.$K30];5))" office:value-type="float" office:value="11700150" calcext:value-type="float">
            <text:p>11.700.150,00</text:p>
          </table:table-cell>
          <table:table-cell table:style-name="ce81" table:formula="of:=IF(['C++A'.S30]=0;&quot;&quot;;ABS(['C++A'.P30] - ['C++A'.S30]) / MAX(['C++A'.P30]; ['C++A'.S30]))" office:value-type="float" office:value="0.0446050566872525" calcext:value-type="float">
            <text:p>0,0446</text:p>
          </table:table-cell>
          <table:table-cell table:style-name="ce82" table:formula="of:=['C++A'.P30]/['C++A'.R30]" office:value-type="float" office:value="9.64740708403546" calcext:value-type="float">
            <text:p>9,65</text:p>
          </table:table-cell>
          <table:table-cell table:style-name="ce83" table:formula="of:=['C++A'.U30] &gt;= [CPPCHART.$B$3]" office:value-type="boolean" office:boolean-value="false" calcext:value-type="boolean">
            <text:p>FALSO</text:p>
          </table:table-cell>
          <table:table-cell table:style-name="ce84" table:formula="of:=['C++A'.V30]*['C++A'.O30]" office:value-type="float" office:value="0" calcext:value-type="float">
            <text:p>0</text:p>
          </table:table-cell>
          <table:table-cell table:style-name="ce74" table:formula="of:=['C++A'.V30]*['C++A'.P30]" office:value-type="float" office:value="0" calcext:value-type="float">
            <text:p>0,00</text:p>
          </table:table-cell>
          <table:table-cell table:style-name="ce74" table:formula="of:=['C++A'.V30]*['C++A'.R30]" office:value-type="float" office:value="0" calcext:value-type="float">
            <text:p>0,00</text:p>
          </table:table-cell>
          <table:table-cell table:style-name="ce84" table:formula="of:=['C++A'.Z17]+['C++A'.W30]" office:value-type="float" office:value="0" calcext:value-type="float">
            <text:p>0</text:p>
          </table:table-cell>
          <table:table-cell table:style-name="ce85" table:formula="of:=COMBINEDMEAN(['C++A'.Z17]; ['C++A'.AA17]; ['C++A'.W30]; ['C++A'.X30])" office:value-type="float" office:value="0" calcext:value-type="float">
            <text:p>0,00</text:p>
          </table:table-cell>
          <table:table-cell table:style-name="ce85" table:formula="of:=COMBINEDSTDDEV(['C++A'.Z17];['C++A'.AA17];['C++A'.AB17];['C++A'.W30];['C++A'.X30];['C++A'.Y30])" office:value-type="float" office:value="350174935.30106" calcext:value-type="float">
            <text:p>350.174.935,30</text:p>
          </table:table-cell>
          <table:table-cell table:style-name="ce82" table:formula="of:=['C++A'.AA30]/['C++A'.AB30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129" table:formula="of:=['C++A'.N31] - com.microsoft.floor.precise(['C++A'.N31] * 0.2)" office:value-type="string" office:string-value="" calcext:value-type="error">
            <text:p>#NAME?</text:p>
          </table:table-cell>
          <table:table-cell table:style-name="ce66" table:formula="of:=INDIRECT(ADDRESS(['C++A'.$K31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1];3))" office:value-type="float" office:value="25973579.7175" calcext:value-type="float">
            <text:p>25.973.579,72</text:p>
          </table:table-cell>
          <table:table-cell table:style-name="ce77" table:formula="of:=['C++A'.P18]/['C++A'.P31]" office:value-type="float" office:value="0.960529428176615" calcext:value-type="float">
            <text:p>0,96</text:p>
          </table:table-cell>
          <table:table-cell table:style-name="ce74" table:formula="of:=INDIRECT(ADDRESS(['C++A'.$K31];4))" office:value-type="float" office:value="2394603.97465922" calcext:value-type="float">
            <text:p>2.394.603,97</text:p>
          </table:table-cell>
          <table:table-cell table:style-name="ce74" table:formula="of:=INDIRECT(ADDRESS(['C++A'.$K31];5))" office:value-type="float" office:value="26803561" calcext:value-type="float">
            <text:p>26.803.561,00</text:p>
          </table:table-cell>
          <table:table-cell table:style-name="ce81" table:formula="of:=IF(['C++A'.S31]=0;&quot;&quot;;ABS(['C++A'.P31] - ['C++A'.S31]) / MAX(['C++A'.P31]; ['C++A'.S31]))" office:value-type="float" office:value="0.0309653363782521" calcext:value-type="float">
            <text:p>0,0310</text:p>
          </table:table-cell>
          <table:table-cell table:style-name="ce82" table:formula="of:=['C++A'.P31]/['C++A'.R31]" office:value-type="float" office:value="10.8467120210123" calcext:value-type="float">
            <text:p>10,85</text:p>
          </table:table-cell>
          <table:table-cell table:style-name="ce83" table:formula="of:=['C++A'.U31] &gt;= [CPPCHART.$B$3]" office:value-type="boolean" office:boolean-value="false" calcext:value-type="boolean">
            <text:p>FALSO</text:p>
          </table:table-cell>
          <table:table-cell table:style-name="ce84" table:formula="of:=['C++A'.V31]*['C++A'.O31]" office:value-type="float" office:value="0" calcext:value-type="float">
            <text:p>0</text:p>
          </table:table-cell>
          <table:table-cell table:style-name="ce74" table:formula="of:=['C++A'.V31]*['C++A'.P31]" office:value-type="float" office:value="0" calcext:value-type="float">
            <text:p>0,00</text:p>
          </table:table-cell>
          <table:table-cell table:style-name="ce74" table:formula="of:=['C++A'.V31]*['C++A'.R31]" office:value-type="float" office:value="0" calcext:value-type="float">
            <text:p>0,00</text:p>
          </table:table-cell>
          <table:table-cell table:style-name="ce84" table:formula="of:=['C++A'.Z18]+['C++A'.W31]" office:value-type="float" office:value="0" calcext:value-type="float">
            <text:p>0</text:p>
          </table:table-cell>
          <table:table-cell table:style-name="ce85" table:formula="of:=COMBINEDMEAN(['C++A'.Z18]; ['C++A'.AA18]; ['C++A'.W31]; ['C++A'.X31])" office:value-type="float" office:value="0" calcext:value-type="float">
            <text:p>0,00</text:p>
          </table:table-cell>
          <table:table-cell table:style-name="ce85" table:formula="of:=COMBINEDSTDDEV(['C++A'.Z18];['C++A'.AA18];['C++A'.AB18];['C++A'.W31];['C++A'.X31];['C++A'.Y31])" office:value-type="float" office:value="350174935.30106" calcext:value-type="float">
            <text:p>350.174.935,30</text:p>
          </table:table-cell>
          <table:table-cell table:style-name="ce82" table:formula="of:=['C++A'.AA31]/['C++A'.AB31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130" table:formula="of:=['C++A'.N32] - com.microsoft.floor.precise(['C++A'.N32] * 0.2)" office:value-type="string" office:string-value="" calcext:value-type="error">
            <text:p>#NAME?</text:p>
          </table:table-cell>
          <table:table-cell table:style-name="ce66" table:formula="of:=INDIRECT(ADDRESS(['C++A'.$K32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2];3))" office:value-type="float" office:value="56660539.12" calcext:value-type="float">
            <text:p>56.660.539,12</text:p>
          </table:table-cell>
          <table:table-cell table:style-name="ce77" table:formula="of:=['C++A'.P19]/['C++A'.P32]" office:value-type="float" office:value="0.97944524082654" calcext:value-type="float">
            <text:p>0,98</text:p>
          </table:table-cell>
          <table:table-cell table:style-name="ce74" table:formula="of:=INDIRECT(ADDRESS(['C++A'.$K32];4))" office:value-type="float" office:value="3541064.18634992" calcext:value-type="float">
            <text:p>3.541.064,19</text:p>
          </table:table-cell>
          <table:table-cell table:style-name="ce74" table:formula="of:=INDIRECT(ADDRESS(['C++A'.$K32];5))" office:value-type="float" office:value="55780453" calcext:value-type="float">
            <text:p>55.780.453,00</text:p>
          </table:table-cell>
          <table:table-cell table:style-name="ce81" table:formula="of:=IF(['C++A'.S32]=0;&quot;&quot;;ABS(['C++A'.P32] - ['C++A'.S32]) / MAX(['C++A'.P32]; ['C++A'.S32]))" office:value-type="float" office:value="0.015532611119991" calcext:value-type="float">
            <text:p>0,0155</text:p>
          </table:table-cell>
          <table:table-cell table:style-name="ce82" table:formula="of:=['C++A'.P32]/['C++A'.R32]" office:value-type="float" office:value="16.0009918313299" calcext:value-type="float">
            <text:p>16,00</text:p>
          </table:table-cell>
          <table:table-cell table:style-name="ce83" table:formula="of:=['C++A'.U32] &gt;= [CPPCHART.$B$3]" office:value-type="boolean" office:boolean-value="false" calcext:value-type="boolean">
            <text:p>FALSO</text:p>
          </table:table-cell>
          <table:table-cell table:style-name="ce84" table:formula="of:=['C++A'.V32]*['C++A'.O32]" office:value-type="float" office:value="0" calcext:value-type="float">
            <text:p>0</text:p>
          </table:table-cell>
          <table:table-cell table:style-name="ce74" table:formula="of:=['C++A'.V32]*['C++A'.P32]" office:value-type="float" office:value="0" calcext:value-type="float">
            <text:p>0,00</text:p>
          </table:table-cell>
          <table:table-cell table:style-name="ce74" table:formula="of:=['C++A'.V32]*['C++A'.R32]" office:value-type="float" office:value="0" calcext:value-type="float">
            <text:p>0,00</text:p>
          </table:table-cell>
          <table:table-cell table:style-name="ce84" table:formula="of:=['C++A'.Z19]+['C++A'.W32]" office:value-type="float" office:value="0" calcext:value-type="float">
            <text:p>0</text:p>
          </table:table-cell>
          <table:table-cell table:style-name="ce85" table:formula="of:=COMBINEDMEAN(['C++A'.Z19]; ['C++A'.AA19]; ['C++A'.W32]; ['C++A'.X32])" office:value-type="float" office:value="0" calcext:value-type="float">
            <text:p>0,00</text:p>
          </table:table-cell>
          <table:table-cell table:style-name="ce85" table:formula="of:=COMBINEDSTDDEV(['C++A'.Z19];['C++A'.AA19];['C++A'.AB19];['C++A'.W32];['C++A'.X32];['C++A'.Y32])" office:value-type="float" office:value="350174935.30106" calcext:value-type="float">
            <text:p>350.174.935,30</text:p>
          </table:table-cell>
          <table:table-cell table:style-name="ce82" table:formula="of:=['C++A'.AA32]/['C++A'.AB32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131" table:formula="of:=['C++A'.N33] - com.microsoft.floor.precise(['C++A'.N33] * 0.2)" office:value-type="string" office:string-value="" calcext:value-type="error">
            <text:p>#NAME?</text:p>
          </table:table-cell>
          <table:table-cell table:style-name="ce66" table:formula="of:=INDIRECT(ADDRESS(['C++A'.$K33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3];3))" office:value-type="float" office:value="129870917.3325" calcext:value-type="float">
            <text:p>129.870.917,33</text:p>
          </table:table-cell>
          <table:table-cell table:style-name="ce77" table:formula="of:=['C++A'.P20]/['C++A'.P33]" office:value-type="float" office:value="0.993189879338146" calcext:value-type="float">
            <text:p>0,99</text:p>
          </table:table-cell>
          <table:table-cell table:style-name="ce74" table:formula="of:=INDIRECT(ADDRESS(['C++A'.$K33];4))" office:value-type="float" office:value="7543002.15397265" calcext:value-type="float">
            <text:p>7.543.002,15</text:p>
          </table:table-cell>
          <table:table-cell table:style-name="ce74" table:formula="of:=INDIRECT(ADDRESS(['C++A'.$K33];5))" office:value-type="float" office:value="126882420" calcext:value-type="float">
            <text:p>126.882.420,00</text:p>
          </table:table-cell>
          <table:table-cell table:style-name="ce81" table:formula="of:=IF(['C++A'.S33]=0;&quot;&quot;;ABS(['C++A'.P33] - ['C++A'.S33]) / MAX(['C++A'.P33]; ['C++A'.S33]))" office:value-type="float" office:value="0.0230112899322082" calcext:value-type="float">
            <text:p>0,0230</text:p>
          </table:table-cell>
          <table:table-cell table:style-name="ce82" table:formula="of:=['C++A'.P33]/['C++A'.R33]" office:value-type="float" office:value="17.2174042485327" calcext:value-type="float">
            <text:p>17,22</text:p>
          </table:table-cell>
          <table:table-cell table:style-name="ce83" table:formula="of:=['C++A'.U33] &gt;= [CPPCHART.$B$3]" office:value-type="boolean" office:boolean-value="false" calcext:value-type="boolean">
            <text:p>FALSO</text:p>
          </table:table-cell>
          <table:table-cell table:style-name="ce84" table:formula="of:=['C++A'.V33]*['C++A'.O33]" office:value-type="float" office:value="0" calcext:value-type="float">
            <text:p>0</text:p>
          </table:table-cell>
          <table:table-cell table:style-name="ce74" table:formula="of:=['C++A'.V33]*['C++A'.P33]" office:value-type="float" office:value="0" calcext:value-type="float">
            <text:p>0,00</text:p>
          </table:table-cell>
          <table:table-cell table:style-name="ce74" table:formula="of:=['C++A'.V33]*['C++A'.R33]" office:value-type="float" office:value="0" calcext:value-type="float">
            <text:p>0,00</text:p>
          </table:table-cell>
          <table:table-cell table:style-name="ce84" table:formula="of:=['C++A'.Z20]+['C++A'.W33]" office:value-type="float" office:value="0" calcext:value-type="float">
            <text:p>0</text:p>
          </table:table-cell>
          <table:table-cell table:style-name="ce85" table:formula="of:=COMBINEDMEAN(['C++A'.Z20]; ['C++A'.AA20]; ['C++A'.W33]; ['C++A'.X33])" office:value-type="float" office:value="0" calcext:value-type="float">
            <text:p>0,00</text:p>
          </table:table-cell>
          <table:table-cell table:style-name="ce85" table:formula="of:=COMBINEDSTDDEV(['C++A'.Z20];['C++A'.AA20];['C++A'.AB20];['C++A'.W33];['C++A'.X33];['C++A'.Y33])" office:value-type="float" office:value="350174935.30106" calcext:value-type="float">
            <text:p>350.174.935,30</text:p>
          </table:table-cell>
          <table:table-cell table:style-name="ce82" table:formula="of:=['C++A'.AA33]/['C++A'.AB33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132" table:formula="of:=['C++A'.N34] - com.microsoft.floor.precise(['C++A'.N34] * 0.2)" office:value-type="string" office:string-value="" calcext:value-type="error">
            <text:p>#NAME?</text:p>
          </table:table-cell>
          <table:table-cell table:style-name="ce66" table:formula="of:=INDIRECT(ADDRESS(['C++A'.$K34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4];3))" office:value-type="float" office:value="315716488.28" calcext:value-type="float">
            <text:p>315.716.488,28</text:p>
          </table:table-cell>
          <table:table-cell table:style-name="ce77" table:formula="of:=['C++A'.P21]/['C++A'.P34]" office:value-type="float" office:value="0.989365491585374" calcext:value-type="float">
            <text:p>0,99</text:p>
          </table:table-cell>
          <table:table-cell table:style-name="ce74" table:formula="of:=INDIRECT(ADDRESS(['C++A'.$K34];4))" office:value-type="float" office:value="13968933.1292185" calcext:value-type="float">
            <text:p>13.968.933,13</text:p>
          </table:table-cell>
          <table:table-cell table:style-name="ce74" table:formula="of:=INDIRECT(ADDRESS(['C++A'.$K34];5))" office:value-type="float" office:value="310327471" calcext:value-type="float">
            <text:p>310.327.471,00</text:p>
          </table:table-cell>
          <table:table-cell table:style-name="ce81" table:formula="of:=IF(['C++A'.S34]=0;&quot;&quot;;ABS(['C++A'.P34] - ['C++A'.S34]) / MAX(['C++A'.P34]; ['C++A'.S34]))" office:value-type="float" office:value="0.0170691664200338" calcext:value-type="float">
            <text:p>0,0171</text:p>
          </table:table-cell>
          <table:table-cell table:style-name="ce82" table:formula="of:=['C++A'.P34]/['C++A'.R34]" office:value-type="float" office:value="22.6013314946453" calcext:value-type="float">
            <text:p>22,60</text:p>
          </table:table-cell>
          <table:table-cell table:style-name="ce83" table:formula="of:=['C++A'.U34] &gt;= [CPPCHART.$B$3]" office:value-type="boolean" office:boolean-value="false" calcext:value-type="boolean">
            <text:p>FALSO</text:p>
          </table:table-cell>
          <table:table-cell table:style-name="ce84" table:formula="of:=['C++A'.V34]*['C++A'.O34]" office:value-type="float" office:value="0" calcext:value-type="float">
            <text:p>0</text:p>
          </table:table-cell>
          <table:table-cell table:style-name="ce74" table:formula="of:=['C++A'.V34]*['C++A'.P34]" office:value-type="float" office:value="0" calcext:value-type="float">
            <text:p>0,00</text:p>
          </table:table-cell>
          <table:table-cell table:style-name="ce74" table:formula="of:=['C++A'.V34]*['C++A'.R34]" office:value-type="float" office:value="0" calcext:value-type="float">
            <text:p>0,00</text:p>
          </table:table-cell>
          <table:table-cell table:style-name="ce84" table:formula="of:=['C++A'.Z21]+['C++A'.W34]" office:value-type="float" office:value="0" calcext:value-type="float">
            <text:p>0</text:p>
          </table:table-cell>
          <table:table-cell table:style-name="ce85" table:formula="of:=COMBINEDMEAN(['C++A'.Z21]; ['C++A'.AA21]; ['C++A'.W34]; ['C++A'.X34])" office:value-type="float" office:value="0" calcext:value-type="float">
            <text:p>0,00</text:p>
          </table:table-cell>
          <table:table-cell table:style-name="ce85" table:formula="of:=COMBINEDSTDDEV(['C++A'.Z21];['C++A'.AA21];['C++A'.AB21];['C++A'.W34];['C++A'.X34];['C++A'.Y34])" office:value-type="float" office:value="350174935.30106" calcext:value-type="float">
            <text:p>350.174.935,30</text:p>
          </table:table-cell>
          <table:table-cell table:style-name="ce82" table:formula="of:=['C++A'.AA34]/['C++A'.AB34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133" table:formula="of:=['C++A'.N35] - com.microsoft.floor.precise(['C++A'.N35] * 0.2)" office:value-type="string" office:string-value="" calcext:value-type="error">
            <text:p>#NAME?</text:p>
          </table:table-cell>
          <table:table-cell table:style-name="ce66" table:formula="of:=INDIRECT(ADDRESS(['C++A'.$K35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5];3))" office:value-type="float" office:value="737610181.5175" calcext:value-type="float">
            <text:p>737.610.181,52</text:p>
          </table:table-cell>
          <table:table-cell table:style-name="ce77" table:formula="of:=['C++A'.P22]/['C++A'.P35]" office:value-type="float" office:value="0.985519802956046" calcext:value-type="float">
            <text:p>0,99</text:p>
          </table:table-cell>
          <table:table-cell table:style-name="ce74" table:formula="of:=INDIRECT(ADDRESS(['C++A'.$K35];4))" office:value-type="float" office:value="31695841.7194545" calcext:value-type="float">
            <text:p>31.695.841,72</text:p>
          </table:table-cell>
          <table:table-cell table:style-name="ce74" table:formula="of:=INDIRECT(ADDRESS(['C++A'.$K35];5))" office:value-type="float" office:value="751056088" calcext:value-type="float">
            <text:p>751.056.088,00</text:p>
          </table:table-cell>
          <table:table-cell table:style-name="ce81" table:formula="of:=IF(['C++A'.S35]=0;&quot;&quot;;ABS(['C++A'.P35] - ['C++A'.S35]) / MAX(['C++A'.P35]; ['C++A'.S35]))" office:value-type="float" office:value="0.0179026662553329" calcext:value-type="float">
            <text:p>0,0179</text:p>
          </table:table-cell>
          <table:table-cell table:style-name="ce82" table:formula="of:=['C++A'.P35]/['C++A'.R35]" office:value-type="float" office:value="23.2715126497103" calcext:value-type="float">
            <text:p>23,27</text:p>
          </table:table-cell>
          <table:table-cell table:style-name="ce83" table:formula="of:=['C++A'.U35] &gt;= [CPPCHART.$B$3]" office:value-type="boolean" office:boolean-value="false" calcext:value-type="boolean">
            <text:p>FALSO</text:p>
          </table:table-cell>
          <table:table-cell table:style-name="ce84" table:formula="of:=['C++A'.V35]*['C++A'.O35]" office:value-type="float" office:value="0" calcext:value-type="float">
            <text:p>0</text:p>
          </table:table-cell>
          <table:table-cell table:style-name="ce74" table:formula="of:=['C++A'.V35]*['C++A'.P35]" office:value-type="float" office:value="0" calcext:value-type="float">
            <text:p>0,00</text:p>
          </table:table-cell>
          <table:table-cell table:style-name="ce74" table:formula="of:=['C++A'.V35]*['C++A'.R35]" office:value-type="float" office:value="0" calcext:value-type="float">
            <text:p>0,00</text:p>
          </table:table-cell>
          <table:table-cell table:style-name="ce84" table:formula="of:=['C++A'.Z22]+['C++A'.W35]" office:value-type="float" office:value="0" calcext:value-type="float">
            <text:p>0</text:p>
          </table:table-cell>
          <table:table-cell table:style-name="ce85" table:formula="of:=COMBINEDMEAN(['C++A'.Z22]; ['C++A'.AA22]; ['C++A'.W35]; ['C++A'.X35])" office:value-type="float" office:value="0" calcext:value-type="float">
            <text:p>0,00</text:p>
          </table:table-cell>
          <table:table-cell table:style-name="ce85" table:formula="of:=COMBINEDSTDDEV(['C++A'.Z22];['C++A'.AA22];['C++A'.AB22];['C++A'.W35];['C++A'.X35];['C++A'.Y35])" office:value-type="float" office:value="350174935.30106" calcext:value-type="float">
            <text:p>350.174.935,30</text:p>
          </table:table-cell>
          <table:table-cell table:style-name="ce82" table:formula="of:=['C++A'.AA35]/['C++A'.AB35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134" table:formula="of:=['C++A'.N36] - com.microsoft.floor.precise(['C++A'.N36] * 0.2)" office:value-type="string" office:string-value="" calcext:value-type="error">
            <text:p>#NAME?</text:p>
          </table:table-cell>
          <table:table-cell table:style-name="ce66" table:formula="of:=INDIRECT(ADDRESS(['C++A'.$K36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6];3))" office:value-type="float" office:value="1507247264.73375" calcext:value-type="float">
            <text:p>1.507.247.264,73</text:p>
          </table:table-cell>
          <table:table-cell table:style-name="ce77" table:formula="of:=['C++A'.P23]/['C++A'.P36]" office:value-type="float" office:value="0.979151693656879" calcext:value-type="float">
            <text:p>0,98</text:p>
          </table:table-cell>
          <table:table-cell table:style-name="ce74" table:formula="of:=INDIRECT(ADDRESS(['C++A'.$K36];4))" office:value-type="float" office:value="37552691.5244698" calcext:value-type="float">
            <text:p>37.552.691,52</text:p>
          </table:table-cell>
          <table:table-cell table:style-name="ce74" table:formula="of:=INDIRECT(ADDRESS(['C++A'.$K36];5))" office:value-type="float" office:value="1506520421" calcext:value-type="float">
            <text:p>1.506.520.421,00</text:p>
          </table:table-cell>
          <table:table-cell table:style-name="ce81" table:formula="of:=IF(['C++A'.S36]=0;&quot;&quot;;ABS(['C++A'.P36] - ['C++A'.S36]) / MAX(['C++A'.P36]; ['C++A'.S36]))" office:value-type="float" office:value="0.000482232577730701" calcext:value-type="float">
            <text:p>0,0005</text:p>
          </table:table-cell>
          <table:table-cell table:style-name="ce82" table:formula="of:=['C++A'.P36]/['C++A'.R36]" office:value-type="float" office:value="40.1368637918166" calcext:value-type="float">
            <text:p>40,14</text:p>
          </table:table-cell>
          <table:table-cell table:style-name="ce83" table:formula="of:=['C++A'.U36] &gt;= [CPPCHART.$B$3]" office:value-type="boolean" office:boolean-value="false" calcext:value-type="boolean">
            <text:p>FALSO</text:p>
          </table:table-cell>
          <table:table-cell table:style-name="ce84" table:formula="of:=['C++A'.V36]*['C++A'.O36]" office:value-type="float" office:value="0" calcext:value-type="float">
            <text:p>0</text:p>
          </table:table-cell>
          <table:table-cell table:style-name="ce74" table:formula="of:=['C++A'.V36]*['C++A'.P36]" office:value-type="float" office:value="0" calcext:value-type="float">
            <text:p>0,00</text:p>
          </table:table-cell>
          <table:table-cell table:style-name="ce74" table:formula="of:=['C++A'.V36]*['C++A'.R36]" office:value-type="float" office:value="0" calcext:value-type="float">
            <text:p>0,00</text:p>
          </table:table-cell>
          <table:table-cell table:style-name="ce84" table:formula="of:=['C++A'.Z23]+['C++A'.W36]" office:value-type="float" office:value="0" calcext:value-type="float">
            <text:p>0</text:p>
          </table:table-cell>
          <table:table-cell table:style-name="ce85" table:formula="of:=COMBINEDMEAN(['C++A'.Z23]; ['C++A'.AA23]; ['C++A'.W36]; ['C++A'.X36])" office:value-type="float" office:value="0" calcext:value-type="float">
            <text:p>0,00</text:p>
          </table:table-cell>
          <table:table-cell table:style-name="ce85" table:formula="of:=COMBINEDSTDDEV(['C++A'.Z23];['C++A'.AA23];['C++A'.AB23];['C++A'.W36];['C++A'.X36];['C++A'.Y36])" office:value-type="float" office:value="350174935.30106" calcext:value-type="float">
            <text:p>350.174.935,30</text:p>
          </table:table-cell>
          <table:table-cell table:style-name="ce82" table:formula="of:=['C++A'.AA36]/['C++A'.AB36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135" table:formula="of:=['C++A'.N37] - com.microsoft.floor.precise(['C++A'.N37] * 0.2)" office:value-type="string" office:string-value="" calcext:value-type="error">
            <text:p>#NAME?</text:p>
          </table:table-cell>
          <table:table-cell table:style-name="ce66" table:formula="of:=INDIRECT(ADDRESS(['C++A'.$K37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7];3))" office:value-type="float" office:value="3050472533.2475" calcext:value-type="float">
            <text:p>3.050.472.533,25</text:p>
          </table:table-cell>
          <table:table-cell table:style-name="ce77" table:formula="of:=['C++A'.P24]/['C++A'.P37]" office:value-type="float" office:value="0.976601458138188" calcext:value-type="float">
            <text:p>0,98</text:p>
          </table:table-cell>
          <table:table-cell table:style-name="ce74" table:formula="of:=INDIRECT(ADDRESS(['C++A'.$K37];4))" office:value-type="float" office:value="106802035.23273" calcext:value-type="float">
            <text:p>106.802.035,23</text:p>
          </table:table-cell>
          <table:table-cell table:style-name="ce74" table:formula="of:=INDIRECT(ADDRESS(['C++A'.$K37];5))" office:value-type="float" office:value="3029984870" calcext:value-type="float">
            <text:p>3.029.984.870,00</text:p>
          </table:table-cell>
          <table:table-cell table:style-name="ce81" table:formula="of:=IF(['C++A'.S37]=0;&quot;&quot;;ABS(['C++A'.P37] - ['C++A'.S37]) / MAX(['C++A'.P37]; ['C++A'.S37]))" office:value-type="float" office:value="0.00671622610077692" calcext:value-type="float">
            <text:p>0,0067</text:p>
          </table:table-cell>
          <table:table-cell table:style-name="ce82" table:formula="of:=['C++A'.P37]/['C++A'.R37]" office:value-type="float" office:value="28.5619326129908" calcext:value-type="float">
            <text:p>28,56</text:p>
          </table:table-cell>
          <table:table-cell table:style-name="ce83" table:formula="of:=['C++A'.U37] &gt;= [CPPCHART.$B$3]" office:value-type="boolean" office:boolean-value="false" calcext:value-type="boolean">
            <text:p>FALSO</text:p>
          </table:table-cell>
          <table:table-cell table:style-name="ce84" table:formula="of:=['C++A'.V37]*['C++A'.O37]" office:value-type="float" office:value="0" calcext:value-type="float">
            <text:p>0</text:p>
          </table:table-cell>
          <table:table-cell table:style-name="ce74" table:formula="of:=['C++A'.V37]*['C++A'.P37]" office:value-type="float" office:value="0" calcext:value-type="float">
            <text:p>0,00</text:p>
          </table:table-cell>
          <table:table-cell table:style-name="ce74" table:formula="of:=['C++A'.V37]*['C++A'.R37]" office:value-type="float" office:value="0" calcext:value-type="float">
            <text:p>0,00</text:p>
          </table:table-cell>
          <table:table-cell table:style-name="ce84" table:formula="of:=['C++A'.Z24]+['C++A'.W37]" office:value-type="float" office:value="0" calcext:value-type="float">
            <text:p>0</text:p>
          </table:table-cell>
          <table:table-cell table:style-name="ce85" table:formula="of:=COMBINEDMEAN(['C++A'.Z24]; ['C++A'.AA24]; ['C++A'.W37]; ['C++A'.X37])" office:value-type="float" office:value="0" calcext:value-type="float">
            <text:p>0,00</text:p>
          </table:table-cell>
          <table:table-cell table:style-name="ce85" table:formula="of:=COMBINEDSTDDEV(['C++A'.Z24];['C++A'.AA24];['C++A'.AB24];['C++A'.W37];['C++A'.X37];['C++A'.Y37])" office:value-type="float" office:value="350174935.30106" calcext:value-type="float">
            <text:p>350.174.935,30</text:p>
          </table:table-cell>
          <table:table-cell table:style-name="ce82" table:formula="of:=['C++A'.AA37]/['C++A'.AB37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136" table:formula="of:=['C++A'.N38] - com.microsoft.floor.precise(['C++A'.N38] * 0.2)" office:value-type="string" office:string-value="" calcext:value-type="error">
            <text:p>#NAME?</text:p>
          </table:table-cell>
          <table:table-cell table:style-name="ce66" table:formula="of:=INDIRECT(ADDRESS(['C++A'.$K38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'C++A'.$K38];3))" office:value-type="float" office:value="6100578870.19875" calcext:value-type="float">
            <text:p>6.100.578.870,20</text:p>
          </table:table-cell>
          <table:table-cell table:style-name="ce77" table:formula="of:=['C++A'.P25]/['C++A'.P38]" office:value-type="float" office:value="1.00571401360538" calcext:value-type="float">
            <text:p>1,01</text:p>
          </table:table-cell>
          <table:table-cell table:style-name="ce74" table:formula="of:=INDIRECT(ADDRESS(['C++A'.$K38];4))" office:value-type="float" office:value="237654069.952946" calcext:value-type="float">
            <text:p>237.654.069,95</text:p>
          </table:table-cell>
          <table:table-cell table:style-name="ce74" table:formula="of:=INDIRECT(ADDRESS(['C++A'.$K38];5))" office:value-type="float" office:value="6015780385" calcext:value-type="float">
            <text:p>6.015.780.385,00</text:p>
          </table:table-cell>
          <table:table-cell table:style-name="ce81" table:formula="of:=IF(['C++A'.S38]=0;&quot;&quot;;ABS(['C++A'.P38] - ['C++A'.S38]) / MAX(['C++A'.P38]; ['C++A'.S38]))" office:value-type="float" office:value="0.013900071944482" calcext:value-type="float">
            <text:p>0,0139</text:p>
          </table:table-cell>
          <table:table-cell table:style-name="ce82" table:formula="of:=['C++A'.P38]/['C++A'.R38]" office:value-type="float" office:value="25.6699953483087" calcext:value-type="float">
            <text:p>25,67</text:p>
          </table:table-cell>
          <table:table-cell table:style-name="ce83" table:formula="of:=['C++A'.U38] &gt;= [CPPCHART.$B$3]" office:value-type="boolean" office:boolean-value="false" calcext:value-type="boolean">
            <text:p>FALSO</text:p>
          </table:table-cell>
          <table:table-cell table:style-name="ce84" table:formula="of:=['C++A'.V38]*['C++A'.O38]" office:value-type="float" office:value="0" calcext:value-type="float">
            <text:p>0</text:p>
          </table:table-cell>
          <table:table-cell table:style-name="ce74" table:formula="of:=['C++A'.V38]*['C++A'.P38]" office:value-type="float" office:value="0" calcext:value-type="float">
            <text:p>0,00</text:p>
          </table:table-cell>
          <table:table-cell table:style-name="ce74" table:formula="of:=['C++A'.V38]*['C++A'.R38]" office:value-type="float" office:value="0" calcext:value-type="float">
            <text:p>0,00</text:p>
          </table:table-cell>
          <table:table-cell table:style-name="ce84" table:formula="of:=['C++A'.Z25]+['C++A'.W38]" office:value-type="float" office:value="0" calcext:value-type="float">
            <text:p>0</text:p>
          </table:table-cell>
          <table:table-cell table:style-name="ce85" table:formula="of:=COMBINEDMEAN(['C++A'.Z25]; ['C++A'.AA25]; ['C++A'.W38]; ['C++A'.X38])" office:value-type="float" office:value="0" calcext:value-type="float">
            <text:p>0,00</text:p>
          </table:table-cell>
          <table:table-cell table:style-name="ce85" table:formula="of:=COMBINEDSTDDEV(['C++A'.Z25];['C++A'.AA25];['C++A'.AB25];['C++A'.W38];['C++A'.X38];['C++A'.Y38])" office:value-type="float" office:value="350174935.30106" calcext:value-type="float">
            <text:p>350.174.935,30</text:p>
          </table:table-cell>
          <table:table-cell table:style-name="ce82" table:formula="of:=['C++A'.AA38]/['C++A'.AB38]" office:value-type="float" office:value="0" calcext:value-type="float">
            <text:p>0,00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72" table:number-columns-spanned="14" table:number-rows-spanned="1"/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10" table:formula="of:=ROW()" office:value-type="float" office:value="42" calcext:value-type="float">
            <text:p>42</text:p>
          </table:table-cell>
          <table:table-cell/>
          <table:table-cell table:style-name="ce137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138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139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140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141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142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143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144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145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146"/>
          <table:table-cell table:style-name="ce66"/>
          <table:table-cell table:style-name="ce68"/>
          <table:table-cell table:style-name="ce74"/>
          <table:table-cell table:style-name="ce77"/>
          <table:table-cell table:style-name="ce74" table:number-columns-repeated="2"/>
          <table:table-cell table:style-name="ce81"/>
          <table:table-cell table:style-name="ce82"/>
          <table:table-cell table:style-name="ce83"/>
          <table:table-cell table:style-name="ce84"/>
          <table:table-cell table:style-name="ce74" table:number-columns-repeated="2"/>
          <table:table-cell table:style-name="ce84"/>
          <table:table-cell table:style-name="ce85" table:number-columns-repeated="2"/>
          <table:table-cell table:style-name="ce82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CPPRAW_Copy.M16:CPPRAW_Copy.M16">
            <calcext:condition calcext:apply-style-name="RedFont" calcext:value="formula-is(NOT([CPPRAW_Copy.$U16]))" calcext:base-cell-address="CPPRAW_Copy.M16"/>
          </calcext:conditional-format>
          <calcext:conditional-format calcext:target-range-address="CPPRAW_Copy.M17:CPPRAW_Copy.M17">
            <calcext:condition calcext:apply-style-name="RedFont" calcext:value="formula-is(NOT([CPPRAW_Copy.$U17]))" calcext:base-cell-address="CPPRAW_Copy.M17"/>
          </calcext:conditional-format>
          <calcext:conditional-format calcext:target-range-address="CPPRAW_Copy.M18:CPPRAW_Copy.M18">
            <calcext:condition calcext:apply-style-name="RedFont" calcext:value="formula-is(NOT([CPPRAW_Copy.$U18]))" calcext:base-cell-address="CPPRAW_Copy.M18"/>
          </calcext:conditional-format>
          <calcext:conditional-format calcext:target-range-address="CPPRAW_Copy.M19:CPPRAW_Copy.M19">
            <calcext:condition calcext:apply-style-name="RedFont" calcext:value="formula-is(NOT([CPPRAW_Copy.$U19]))" calcext:base-cell-address="CPPRAW_Copy.M19"/>
          </calcext:conditional-format>
          <calcext:conditional-format calcext:target-range-address="CPPRAW_Copy.M20:CPPRAW_Copy.M20">
            <calcext:condition calcext:apply-style-name="RedFont" calcext:value="formula-is(NOT([CPPRAW_Copy.$U20]))" calcext:base-cell-address="CPPRAW_Copy.M20"/>
          </calcext:conditional-format>
          <calcext:conditional-format calcext:target-range-address="CPPRAW_Copy.M21:CPPRAW_Copy.M21">
            <calcext:condition calcext:apply-style-name="RedFont" calcext:value="formula-is(NOT([CPPRAW_Copy.$U21]))" calcext:base-cell-address="CPPRAW_Copy.M21"/>
          </calcext:conditional-format>
          <calcext:conditional-format calcext:target-range-address="CPPRAW_Copy.M22:CPPRAW_Copy.M22">
            <calcext:condition calcext:apply-style-name="RedFont" calcext:value="formula-is(NOT([CPPRAW_Copy.$U22]))" calcext:base-cell-address="CPPRAW_Copy.M22"/>
          </calcext:conditional-format>
          <calcext:conditional-format calcext:target-range-address="CPPRAW_Copy.M23:CPPRAW_Copy.M23">
            <calcext:condition calcext:apply-style-name="RedFont" calcext:value="formula-is(NOT([CPPRAW_Copy.$U23]))" calcext:base-cell-address="CPPRAW_Copy.M23"/>
          </calcext:conditional-format>
          <calcext:conditional-format calcext:target-range-address="CPPRAW_Copy.M24:CPPRAW_Copy.M24">
            <calcext:condition calcext:apply-style-name="RedFont" calcext:value="formula-is(NOT([CPPRAW_Copy.$U24]))" calcext:base-cell-address="CPPRAW_Copy.M24"/>
          </calcext:conditional-format>
          <calcext:conditional-format calcext:target-range-address="CPPRAW_Copy.M25:CPPRAW_Copy.M25">
            <calcext:condition calcext:apply-style-name="RedFont" calcext:value="formula-is(NOT([CPPRAW_Copy.$U25]))" calcext:base-cell-address="CPPRAW_Copy.M25"/>
          </calcext:conditional-format>
          <calcext:conditional-format calcext:target-range-address="CPPRAW_Copy.M29:CPPRAW_Copy.M29">
            <calcext:condition calcext:apply-style-name="RedFont" calcext:value="formula-is(NOT([CPPRAW_Copy.$U29]))" calcext:base-cell-address="CPPRAW_Copy.M29"/>
          </calcext:conditional-format>
          <calcext:conditional-format calcext:target-range-address="CPPRAW_Copy.M30:CPPRAW_Copy.M30">
            <calcext:condition calcext:apply-style-name="RedFont" calcext:value="formula-is(NOT([CPPRAW_Copy.$U30]))" calcext:base-cell-address="CPPRAW_Copy.M30"/>
          </calcext:conditional-format>
          <calcext:conditional-format calcext:target-range-address="CPPRAW_Copy.M31:CPPRAW_Copy.M31">
            <calcext:condition calcext:apply-style-name="RedFont" calcext:value="formula-is(NOT([CPPRAW_Copy.$U31]))" calcext:base-cell-address="CPPRAW_Copy.M31"/>
          </calcext:conditional-format>
          <calcext:conditional-format calcext:target-range-address="CPPRAW_Copy.M32:CPPRAW_Copy.M32">
            <calcext:condition calcext:apply-style-name="RedFont" calcext:value="formula-is(NOT([CPPRAW_Copy.$U32]))" calcext:base-cell-address="CPPRAW_Copy.M32"/>
          </calcext:conditional-format>
          <calcext:conditional-format calcext:target-range-address="CPPRAW_Copy.M33:CPPRAW_Copy.M33">
            <calcext:condition calcext:apply-style-name="RedFont" calcext:value="formula-is(NOT([CPPRAW_Copy.$U33]))" calcext:base-cell-address="CPPRAW_Copy.M33"/>
          </calcext:conditional-format>
          <calcext:conditional-format calcext:target-range-address="CPPRAW_Copy.M34:CPPRAW_Copy.M34">
            <calcext:condition calcext:apply-style-name="RedFont" calcext:value="formula-is(NOT([CPPRAW_Copy.$U34]))" calcext:base-cell-address="CPPRAW_Copy.M34"/>
          </calcext:conditional-format>
          <calcext:conditional-format calcext:target-range-address="CPPRAW_Copy.M35:CPPRAW_Copy.M35">
            <calcext:condition calcext:apply-style-name="RedFont" calcext:value="formula-is(NOT([CPPRAW_Copy.$U35]))" calcext:base-cell-address="CPPRAW_Copy.M35"/>
          </calcext:conditional-format>
          <calcext:conditional-format calcext:target-range-address="CPPRAW_Copy.M36:CPPRAW_Copy.M36">
            <calcext:condition calcext:apply-style-name="RedFont" calcext:value="formula-is(NOT([CPPRAW_Copy.$U36]))" calcext:base-cell-address="CPPRAW_Copy.M36"/>
          </calcext:conditional-format>
          <calcext:conditional-format calcext:target-range-address="CPPRAW_Copy.M37:CPPRAW_Copy.M37">
            <calcext:condition calcext:apply-style-name="RedFont" calcext:value="formula-is(NOT([CPPRAW_Copy.$U37]))" calcext:base-cell-address="CPPRAW_Copy.M37"/>
          </calcext:conditional-format>
          <calcext:conditional-format calcext:target-range-address="CPPRAW_Copy.M38:CPPRAW_Copy.M38">
            <calcext:condition calcext:apply-style-name="RedFont" calcext:value="formula-is(NOT([CPPRAW_Copy.$U38]))" calcext:base-cell-address="CPPRAW_Copy.M38"/>
          </calcext:conditional-format>
          <calcext:conditional-format calcext:target-range-address="CPPRAW_Copy.M42:CPPRAW_Copy.M42">
            <calcext:condition calcext:apply-style-name="RedFont" calcext:value="formula-is(NOT([CPPRAW_Copy.$U42]))" calcext:base-cell-address="CPPRAW_Copy.M42"/>
          </calcext:conditional-format>
          <calcext:conditional-format calcext:target-range-address="CPPRAW_Copy.M43:CPPRAW_Copy.M43">
            <calcext:condition calcext:apply-style-name="RedFont" calcext:value="formula-is(NOT([CPPRAW_Copy.$U43]))" calcext:base-cell-address="CPPRAW_Copy.M43"/>
          </calcext:conditional-format>
          <calcext:conditional-format calcext:target-range-address="CPPRAW_Copy.M44:CPPRAW_Copy.M44">
            <calcext:condition calcext:apply-style-name="RedFont" calcext:value="formula-is(NOT([CPPRAW_Copy.$U44]))" calcext:base-cell-address="CPPRAW_Copy.M44"/>
          </calcext:conditional-format>
          <calcext:conditional-format calcext:target-range-address="CPPRAW_Copy.M45:CPPRAW_Copy.M45">
            <calcext:condition calcext:apply-style-name="RedFont" calcext:value="formula-is(NOT([CPPRAW_Copy.$U45]))" calcext:base-cell-address="CPPRAW_Copy.M45"/>
          </calcext:conditional-format>
          <calcext:conditional-format calcext:target-range-address="CPPRAW_Copy.M46:CPPRAW_Copy.M46">
            <calcext:condition calcext:apply-style-name="RedFont" calcext:value="formula-is(NOT([CPPRAW_Copy.$U46]))" calcext:base-cell-address="CPPRAW_Copy.M46"/>
          </calcext:conditional-format>
          <calcext:conditional-format calcext:target-range-address="CPPRAW_Copy.M47:CPPRAW_Copy.M47">
            <calcext:condition calcext:apply-style-name="RedFont" calcext:value="formula-is(NOT([CPPRAW_Copy.$U47]))" calcext:base-cell-address="CPPRAW_Copy.M47"/>
          </calcext:conditional-format>
          <calcext:conditional-format calcext:target-range-address="CPPRAW_Copy.M48:CPPRAW_Copy.M48">
            <calcext:condition calcext:apply-style-name="RedFont" calcext:value="formula-is(NOT([CPPRAW_Copy.$U48]))" calcext:base-cell-address="CPPRAW_Copy.M48"/>
          </calcext:conditional-format>
          <calcext:conditional-format calcext:target-range-address="CPPRAW_Copy.M49:CPPRAW_Copy.M49">
            <calcext:condition calcext:apply-style-name="RedFont" calcext:value="formula-is(NOT([CPPRAW_Copy.$U49]))" calcext:base-cell-address="CPPRAW_Copy.M49"/>
          </calcext:conditional-format>
          <calcext:conditional-format calcext:target-range-address="CPPRAW_Copy.M50:CPPRAW_Copy.M50">
            <calcext:condition calcext:apply-style-name="RedFont" calcext:value="formula-is(NOT([CPPRAW_Copy.$U50]))" calcext:base-cell-address="CPPRAW_Copy.M50"/>
          </calcext:conditional-format>
          <calcext:conditional-format calcext:target-range-address="CPPRAW_Copy.M51:CPPRAW_Copy.M51">
            <calcext:condition calcext:apply-style-name="RedFont" calcext:value="formula-is(NOT([CPPRAW_Copy.$U51]))" calcext:base-cell-address="CPPRAW_Copy.M51"/>
          </calcext:conditional-format>
          <calcext:conditional-format calcext:target-range-address="CPPRAW_Copy.N3:CPPRAW_Copy.N3">
            <calcext:condition calcext:apply-style-name="RedFont" calcext:value="formula-is(NOT([CPPRAW_Copy.$U3]))" calcext:base-cell-address="CPPRAW_Copy.N3"/>
          </calcext:conditional-format>
          <calcext:conditional-format calcext:target-range-address="CPPRAW_Copy.N4:CPPRAW_Copy.N4">
            <calcext:condition calcext:apply-style-name="RedFont" calcext:value="formula-is(NOT([CPPRAW_Copy.$U4]))" calcext:base-cell-address="CPPRAW_Copy.N4"/>
          </calcext:conditional-format>
          <calcext:conditional-format calcext:target-range-address="CPPRAW_Copy.N5:CPPRAW_Copy.N5">
            <calcext:condition calcext:apply-style-name="RedFont" calcext:value="formula-is(NOT([CPPRAW_Copy.$U5]))" calcext:base-cell-address="CPPRAW_Copy.N5"/>
          </calcext:conditional-format>
          <calcext:conditional-format calcext:target-range-address="CPPRAW_Copy.N6:CPPRAW_Copy.N6">
            <calcext:condition calcext:apply-style-name="RedFont" calcext:value="formula-is(NOT([CPPRAW_Copy.$U6]))" calcext:base-cell-address="CPPRAW_Copy.N6"/>
          </calcext:conditional-format>
          <calcext:conditional-format calcext:target-range-address="CPPRAW_Copy.N7:CPPRAW_Copy.N7">
            <calcext:condition calcext:apply-style-name="RedFont" calcext:value="formula-is(NOT([CPPRAW_Copy.$U7]))" calcext:base-cell-address="CPPRAW_Copy.N7"/>
          </calcext:conditional-format>
          <calcext:conditional-format calcext:target-range-address="CPPRAW_Copy.N8:CPPRAW_Copy.N8">
            <calcext:condition calcext:apply-style-name="RedFont" calcext:value="formula-is(NOT([CPPRAW_Copy.$U8]))" calcext:base-cell-address="CPPRAW_Copy.N8"/>
          </calcext:conditional-format>
          <calcext:conditional-format calcext:target-range-address="CPPRAW_Copy.N9:CPPRAW_Copy.N9">
            <calcext:condition calcext:apply-style-name="RedFont" calcext:value="formula-is(NOT([CPPRAW_Copy.$U9]))" calcext:base-cell-address="CPPRAW_Copy.N9"/>
          </calcext:conditional-format>
          <calcext:conditional-format calcext:target-range-address="CPPRAW_Copy.N10:CPPRAW_Copy.N10">
            <calcext:condition calcext:apply-style-name="RedFont" calcext:value="formula-is(NOT([CPPRAW_Copy.$U10]))" calcext:base-cell-address="CPPRAW_Copy.N10"/>
          </calcext:conditional-format>
          <calcext:conditional-format calcext:target-range-address="CPPRAW_Copy.N11:CPPRAW_Copy.N11">
            <calcext:condition calcext:apply-style-name="RedFont" calcext:value="formula-is(NOT([CPPRAW_Copy.$U11]))" calcext:base-cell-address="CPPRAW_Copy.N11"/>
          </calcext:conditional-format>
          <calcext:conditional-format calcext:target-range-address="CPPRAW_Copy.N12:CPPRAW_Copy.N12">
            <calcext:condition calcext:apply-style-name="RedFont" calcext:value="formula-is(NOT([CPPRAW_Copy.$U12]))" calcext:base-cell-address="CPPRAW_Copy.N12"/>
          </calcext:conditional-format>
          <calcext:conditional-format calcext:target-range-address="CPPRAW_Copy.M3:CPPRAW_Copy.M3">
            <calcext:condition calcext:apply-style-name="RedFont" calcext:value="formula-is(NOT([CPPRAW_Copy.$U3]))" calcext:base-cell-address="CPPRAW_Copy.M3"/>
          </calcext:conditional-format>
          <calcext:conditional-format calcext:target-range-address="CPPRAW_Copy.M5:CPPRAW_Copy.M5">
            <calcext:condition calcext:apply-style-name="RedFont" calcext:value="formula-is(NOT([CPPRAW_Copy.$U5]))" calcext:base-cell-address="CPPRAW_Copy.M5"/>
          </calcext:conditional-format>
          <calcext:conditional-format calcext:target-range-address="CPPRAW_Copy.M6:CPPRAW_Copy.M6">
            <calcext:condition calcext:apply-style-name="RedFont" calcext:value="formula-is(NOT([CPPRAW_Copy.$U6]))" calcext:base-cell-address="CPPRAW_Copy.M6"/>
          </calcext:conditional-format>
          <calcext:conditional-format calcext:target-range-address="CPPRAW_Copy.M7:CPPRAW_Copy.M7">
            <calcext:condition calcext:apply-style-name="RedFont" calcext:value="formula-is(NOT([CPPRAW_Copy.$U7]))" calcext:base-cell-address="CPPRAW_Copy.M7"/>
          </calcext:conditional-format>
          <calcext:conditional-format calcext:target-range-address="CPPRAW_Copy.M8:CPPRAW_Copy.M8">
            <calcext:condition calcext:apply-style-name="RedFont" calcext:value="formula-is(NOT([CPPRAW_Copy.$U8]))" calcext:base-cell-address="CPPRAW_Copy.M8"/>
          </calcext:conditional-format>
          <calcext:conditional-format calcext:target-range-address="CPPRAW_Copy.M9:CPPRAW_Copy.M9">
            <calcext:condition calcext:apply-style-name="RedFont" calcext:value="formula-is(NOT([CPPRAW_Copy.$U9]))" calcext:base-cell-address="CPPRAW_Copy.M9"/>
          </calcext:conditional-format>
          <calcext:conditional-format calcext:target-range-address="CPPRAW_Copy.M10:CPPRAW_Copy.M10">
            <calcext:condition calcext:apply-style-name="RedFont" calcext:value="formula-is(NOT([CPPRAW_Copy.$U10]))" calcext:base-cell-address="CPPRAW_Copy.M10"/>
          </calcext:conditional-format>
          <calcext:conditional-format calcext:target-range-address="CPPRAW_Copy.M11:CPPRAW_Copy.M11">
            <calcext:condition calcext:apply-style-name="RedFont" calcext:value="formula-is(NOT([CPPRAW_Copy.$U11]))" calcext:base-cell-address="CPPRAW_Copy.M11"/>
          </calcext:conditional-format>
          <calcext:conditional-format calcext:target-range-address="CPPRAW_Copy.M12:CPPRAW_Copy.M12">
            <calcext:condition calcext:apply-style-name="RedFont" calcext:value="formula-is(NOT([CPPRAW_Copy.$U12]))" calcext:base-cell-address="CPPRAW_Copy.M12"/>
          </calcext:conditional-format>
          <calcext:conditional-format calcext:target-range-address="CPPRAW_Copy.O3:CPPRAW_Copy.O3">
            <calcext:condition calcext:apply-style-name="RedFont" calcext:value="formula-is(NOT([CPPRAW_Copy.$U3]))" calcext:base-cell-address="CPPRAW_Copy.O3"/>
          </calcext:conditional-format>
          <calcext:conditional-format calcext:target-range-address="CPPRAW_Copy.O7:CPPRAW_Copy.O7">
            <calcext:condition calcext:apply-style-name="RedFont" calcext:value="formula-is(NOT([CPPRAW_Copy.$U7]))" calcext:base-cell-address="CPPRAW_Copy.O7"/>
          </calcext:conditional-format>
          <calcext:conditional-format calcext:target-range-address="CPPRAW_Copy.M4:CPPRAW_Copy.M4">
            <calcext:condition calcext:apply-style-name="RedFont" calcext:value="formula-is(NOT([CPPRAW_Copy.$U4]))" calcext:base-cell-address="CPPRAW_Copy.M4"/>
          </calcext:conditional-format>
        </calcext:conditional-formats>
      </table:table>
      <table:table table:name="PythonA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2"/>
        <table:table-column table:style-name="co10" table:default-cell-style-name="ce8"/>
        <table:table-column table:style-name="co10" table:default-cell-style-name="ce2"/>
        <table:table-column table:style-name="co11" table:default-cell-style-name="ce55"/>
        <table:table-column table:style-name="co12" table:default-cell-style-name="ce55"/>
        <table:table-column table:style-name="co13" table:default-cell-style-name="ce71"/>
        <table:table-column table:style-name="co14" table:default-cell-style-name="ce76"/>
        <table:table-column table:style-name="co15" table:default-cell-style-name="ce79"/>
        <table:table-column table:style-name="co16" table:default-cell-style-name="ce76"/>
        <table:table-column table:style-name="co17" table:default-cell-style-name="ce76"/>
        <table:table-column table:style-name="co18" table:default-cell-style-name="ce79"/>
        <table:table-column table:style-name="co19" table:default-cell-style-name="ce79"/>
        <table:table-column table:style-name="co20" table:default-cell-style-name="ce79"/>
        <table:table-column table:style-name="co21" table:visibility="collapse" table:default-cell-style-name="ce79"/>
        <table:table-column table:style-name="co22" table:visibility="collapse" table:default-cell-style-name="ce76"/>
        <table:table-column table:style-name="co23" table:visibility="collapse" table:default-cell-style-name="ce76"/>
        <table:table-column table:style-name="co2" table:default-cell-style-name="ce76"/>
        <table:table-column table:style-name="co22" table:default-cell-style-name="ce76"/>
        <table:table-column table:style-name="co24" table:default-cell-style-name="ce76"/>
        <table:table-column table:style-name="co25" table:default-cell-style-name="ce79"/>
        <table:table-column table:style-name="co26" table:default-cell-style-name="ce2"/>
        <table:table-column table:style-name="co27" table:visibility="collapse" table:default-cell-style-name="ce8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8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1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86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72" office:value-type="string" calcext:value-type="string" table:number-columns-spanned="3" table:number-rows-spanned="1">
            <text:p>mult_array_a_64_32</text:p>
          </table:table-cell>
          <table:covered-table-cell table:style-name="ce73"/>
          <table:covered-table-cell table:style-name="ce88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/>
          <table:table-cell table:style-name="ce86"/>
          <table:covered-table-cell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7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3" calcext:value-type="float">
            <text:p>3</text:p>
          </table:table-cell>
          <table:table-cell/>
          <table:table-cell table:style-name="ce159" table:formula="of:=[PythonAWin.N3] - [PythonAWin.N3] * 0.2" office:value-type="float" office:value="13107.2" calcext:value-type="float">
            <text:p>13.107</text:p>
          </table:table-cell>
          <table:table-cell table:style-name="ce199" table:formula="of:=INDIRECT(ADDRESS([PythonAWin.$K3];2))" office:value-type="float" office:value="16384" calcext:value-type="float">
            <text:p>16.384</text:p>
          </table:table-cell>
          <table:table-cell table:style-name="ce209" table:formula="of:=1000*0.8" office:value-type="float" office:value="800" calcext:value-type="float">
            <text:p>800</text:p>
          </table:table-cell>
          <table:table-cell table:style-name="ce74" table:formula="of:=INDIRECT(ADDRESS([PythonAWin.$K3];3))" office:value-type="float" office:value="5769235.5" calcext:value-type="float">
            <text:p>5.769.235,50</text:p>
          </table:table-cell>
          <table:table-cell table:style-name="ce77"/>
          <table:table-cell table:style-name="ce74" table:formula="of:=INDIRECT(ADDRESS([PythonAWin.$K3];4))" office:value-type="float" office:value="518453.888624618" calcext:value-type="float">
            <text:p>518.453,89</text:p>
          </table:table-cell>
          <table:table-cell table:style-name="ce80" table:formula="of:=INDIRECT(ADDRESS([PythonAWin.$K3];5))" office:value-type="float" office:value="0" calcext:value-type="float">
            <text:p>0,00</text:p>
          </table:table-cell>
          <table:table-cell table:style-name="ce81" table:formula="of:=IF([PythonAWin.S3]=0;&quot;&quot;;ABS([PythonAWin.P3] - [PythonAWin.S3]) / MAX([PythonAWin.P3]; [PythonAWin.S3]))">
            <text:p/>
          </table:table-cell>
          <table:table-cell table:style-name="ce82" table:formula="of:=[PythonAWin.P3]/[PythonAWin.R3]" office:value-type="float" office:value="11.127769752687" calcext:value-type="float">
            <text:p>11,13</text:p>
          </table:table-cell>
          <table:table-cell table:style-name="ce83" table:formula="of:=[PythonAWin.U3] &gt;= [CONFIG.$B$3]" office:value-type="boolean" office:boolean-value="true" calcext:value-type="boolean">
            <text:p>VERDADERO</text:p>
          </table:table-cell>
          <table:table-cell table:style-name="ce68" table:formula="of:=[PythonAWin.V3]*[PythonAWin.O3]" office:value-type="float" office:value="800" calcext:value-type="float">
            <text:p>800</text:p>
          </table:table-cell>
          <table:table-cell table:style-name="ce74" table:formula="of:=[PythonAWin.V3]*[PythonAWin.P3]" office:value-type="float" office:value="5769235.5" calcext:value-type="float">
            <text:p>5.769.235,50</text:p>
          </table:table-cell>
          <table:table-cell table:style-name="ce74" table:formula="of:=[PythonAWin.V3]*[PythonAWin.R3]" office:value-type="float" office:value="518453.888624618" calcext:value-type="float">
            <text:p>518.453,89</text:p>
          </table:table-cell>
          <table:table-cell table:style-name="ce68" table:formula="of:=[PythonAWin.W3]" office:value-type="float" office:value="800" calcext:value-type="float">
            <text:p>800</text:p>
          </table:table-cell>
          <table:table-cell table:style-name="ce74" table:formula="of:=[PythonAWin.X3]" office:value-type="float" office:value="5769235.5" calcext:value-type="float">
            <text:p>5.769.235,50</text:p>
          </table:table-cell>
          <table:table-cell table:style-name="ce74" table:formula="of:=[PythonAWin.Y3]" office:value-type="float" office:value="518453.888624618" calcext:value-type="float">
            <text:p>518.453,89</text:p>
          </table:table-cell>
          <table:table-cell table:style-name="ce82" table:formula="of:=[PythonAWin.AA3]/[PythonAWin.AB3]" office:value-type="float" office:value="11.127769752687" calcext:value-type="float">
            <text:p>11,13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55" table:formula="of:=OFFSET([.M$1];[.$AE$1]-[.$AE3];0)" office:value-type="string" office:string-value="" calcext:value-type="error">
            <text:p>#NAME?</text:p>
          </table:table-cell>
          <table:table-cell table:style-name="ce87" table:formula="of:=OFFSET([.AA$1];[.$AE$1]-[.$AE3];0)" office:value-type="float" office:value="5784748.4034375" calcext:value-type="float">
            <text:p>5.784.748,40</text:p>
          </table:table-cell>
          <table:table-cell table:style-name="ce87" table:formula="of:=OFFSET([.AB$1];[.$AE$1]-[.$AE3];0)" office:value-type="float" office:value="576978.87409576" calcext:value-type="float">
            <text:p>576.978,87</text:p>
          </table:table-cell>
          <table:table-cell table:style-name="ce89" table:formula="of:=[.AG3]/[.AH3]" office:value-type="float" office:value="10.0259275740439" calcext:value-type="float">
            <text:p>10,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160" table:formula="of:=[PythonAWin.N4] - [PythonAWin.N4] * 0.2" office:value-type="float" office:value="26214.4" calcext:value-type="float">
            <text:p>26.214</text:p>
          </table:table-cell>
          <table:table-cell table:style-name="ce200" table:formula="of:=INDIRECT(ADDRESS([PythonAWin.$K4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];3))" office:value-type="float" office:value="11584370.425" calcext:value-type="float">
            <text:p>11.584.370,43</text:p>
          </table:table-cell>
          <table:table-cell table:style-name="ce77"/>
          <table:table-cell table:style-name="ce74" table:formula="of:=INDIRECT(ADDRESS([PythonAWin.$K4];4))" office:value-type="float" office:value="996574.121079578" calcext:value-type="float">
            <text:p>996.574,12</text:p>
          </table:table-cell>
          <table:table-cell table:style-name="ce80" table:formula="of:=INDIRECT(ADDRESS([PythonAWin.$K4];5))" office:value-type="float" office:value="0" calcext:value-type="float">
            <text:p>0,00</text:p>
          </table:table-cell>
          <table:table-cell table:style-name="ce81" table:formula="of:=IF([PythonAWin.S4]=0;&quot;&quot;;ABS([PythonAWin.P4] - [PythonAWin.S4]) / MAX([PythonAWin.P4]; [PythonAWin.S4]))">
            <text:p/>
          </table:table-cell>
          <table:table-cell table:style-name="ce82" table:formula="of:=[PythonAWin.P4]/[PythonAWin.R4]" office:value-type="float" office:value="11.624193504494" calcext:value-type="float">
            <text:p>11,62</text:p>
          </table:table-cell>
          <table:table-cell table:style-name="ce83" table:formula="of:=[PythonAWin.U4] &gt;= [CONFIG.$B$3]" office:value-type="boolean" office:boolean-value="true" calcext:value-type="boolean">
            <text:p>VERDADERO</text:p>
          </table:table-cell>
          <table:table-cell table:style-name="ce68" table:formula="of:=[PythonAWin.V4]*[PythonAWin.O4]" office:value-type="float" office:value="800" calcext:value-type="float">
            <text:p>800</text:p>
          </table:table-cell>
          <table:table-cell table:style-name="ce74" table:formula="of:=[PythonAWin.V4]*[PythonAWin.P4]" office:value-type="float" office:value="11584370.425" calcext:value-type="float">
            <text:p>11.584.370,43</text:p>
          </table:table-cell>
          <table:table-cell table:style-name="ce74" table:formula="of:=[PythonAWin.V4]*[PythonAWin.R4]" office:value-type="float" office:value="996574.121079578" calcext:value-type="float">
            <text:p>996.574,12</text:p>
          </table:table-cell>
          <table:table-cell table:style-name="ce68" table:formula="of:=[PythonAWin.W4]" office:value-type="float" office:value="800" calcext:value-type="float">
            <text:p>800</text:p>
          </table:table-cell>
          <table:table-cell table:style-name="ce74" table:formula="of:=[PythonAWin.X4]" office:value-type="float" office:value="11584370.425" calcext:value-type="float">
            <text:p>11.584.370,43</text:p>
          </table:table-cell>
          <table:table-cell table:style-name="ce74" table:formula="of:=[PythonAWin.Y4]" office:value-type="float" office:value="996574.121079578" calcext:value-type="float">
            <text:p>996.574,12</text:p>
          </table:table-cell>
          <table:table-cell table:style-name="ce82" table:formula="of:=[PythonAWin.AA4]/[PythonAWin.AB4]" office:value-type="float" office:value="11.624193504494" calcext:value-type="float">
            <text:p>11,62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55" table:formula="of:=OFFSET([.M$1];[.$AE$1]-[.$AE4];0)" office:value-type="string" office:string-value="" calcext:value-type="error">
            <text:p>#NAME?</text:p>
          </table:table-cell>
          <table:table-cell table:style-name="ce87" table:formula="of:=OFFSET([.AA$1];[.$AE$1]-[.$AE4];0)" office:value-type="float" office:value="11903400.895625" calcext:value-type="float">
            <text:p>11.903.400,90</text:p>
          </table:table-cell>
          <table:table-cell table:style-name="ce87" table:formula="of:=OFFSET([.AB$1];[.$AE$1]-[.$AE4];0)" office:value-type="float" office:value="1116165.18824836" calcext:value-type="float">
            <text:p>1.116.165,19</text:p>
          </table:table-cell>
          <table:table-cell table:style-name="ce89" table:formula="of:=[.AG4]/[.AH4]" office:value-type="float" office:value="10.6645512877045" calcext:value-type="float">
            <text:p>10,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161" table:formula="of:=[PythonAWin.N5] - com.microsoft.floor.precise([PythonAWin.N5] * 0.2)" office:value-type="string" office:string-value="" calcext:value-type="error">
            <text:p>#NAME?</text:p>
          </table:table-cell>
          <table:table-cell table:style-name="ce201" table:formula="of:=INDIRECT(ADDRESS([PythonAWin.$K5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5];3))" office:value-type="float" office:value="25064079.49875" calcext:value-type="float">
            <text:p>25.064.079,50</text:p>
          </table:table-cell>
          <table:table-cell table:style-name="ce77"/>
          <table:table-cell table:style-name="ce74" table:formula="of:=INDIRECT(ADDRESS([PythonAWin.$K5];4))" office:value-type="float" office:value="2221167.05026877" calcext:value-type="float">
            <text:p>2.221.167,05</text:p>
          </table:table-cell>
          <table:table-cell table:style-name="ce80" table:formula="of:=INDIRECT(ADDRESS([PythonAWin.$K5];5))" office:value-type="float" office:value="0" calcext:value-type="float">
            <text:p>0,00</text:p>
          </table:table-cell>
          <table:table-cell table:style-name="ce81" table:formula="of:=IF([PythonAWin.S5]=0;&quot;&quot;;ABS([PythonAWin.P5] - [PythonAWin.S5]) / MAX([PythonAWin.P5]; [PythonAWin.S5]))">
            <text:p/>
          </table:table-cell>
          <table:table-cell table:style-name="ce82" table:formula="of:=[PythonAWin.P5]/[PythonAWin.R5]" office:value-type="float" office:value="11.2841938186131" calcext:value-type="float">
            <text:p>11,28</text:p>
          </table:table-cell>
          <table:table-cell table:style-name="ce83" table:formula="of:=[PythonAWin.U5] &gt;= [CONFIG.$B$3]" office:value-type="boolean" office:boolean-value="true" calcext:value-type="boolean">
            <text:p>VERDADERO</text:p>
          </table:table-cell>
          <table:table-cell table:style-name="ce68" table:formula="of:=[PythonAWin.V5]*[PythonAWin.O5]" office:value-type="float" office:value="800" calcext:value-type="float">
            <text:p>800</text:p>
          </table:table-cell>
          <table:table-cell table:style-name="ce74" table:formula="of:=[PythonAWin.V5]*[PythonAWin.P5]" office:value-type="float" office:value="25064079.49875" calcext:value-type="float">
            <text:p>25.064.079,50</text:p>
          </table:table-cell>
          <table:table-cell table:style-name="ce74" table:formula="of:=[PythonAWin.V5]*[PythonAWin.R5]" office:value-type="float" office:value="2221167.05026877" calcext:value-type="float">
            <text:p>2.221.167,05</text:p>
          </table:table-cell>
          <table:table-cell table:style-name="ce68" table:formula="of:=[PythonAWin.W5]" office:value-type="float" office:value="800" calcext:value-type="float">
            <text:p>800</text:p>
          </table:table-cell>
          <table:table-cell table:style-name="ce74" table:formula="of:=[PythonAWin.X5]" office:value-type="float" office:value="25064079.49875" calcext:value-type="float">
            <text:p>25.064.079,50</text:p>
          </table:table-cell>
          <table:table-cell table:style-name="ce74" table:formula="of:=[PythonAWin.Y5]" office:value-type="float" office:value="2221167.05026877" calcext:value-type="float">
            <text:p>2.221.167,05</text:p>
          </table:table-cell>
          <table:table-cell table:style-name="ce82" table:formula="of:=[PythonAWin.AA5]/[PythonAWin.AB5]" office:value-type="float" office:value="11.2841938186131" calcext:value-type="float">
            <text:p>11,28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55" table:formula="of:=OFFSET([.M$1];[.$AE$1]-[.$AE5];0)" office:value-type="string" office:string-value="" calcext:value-type="error">
            <text:p>#NAME?</text:p>
          </table:table-cell>
          <table:table-cell table:style-name="ce87" table:formula="of:=OFFSET([.AA$1];[.$AE$1]-[.$AE5];0)" office:value-type="float" office:value="25373997.5875" calcext:value-type="float">
            <text:p>25.373.997,59</text:p>
          </table:table-cell>
          <table:table-cell table:style-name="ce87" table:formula="of:=OFFSET([.AB$1];[.$AE$1]-[.$AE5];0)" office:value-type="float" office:value="2307704.97249053" calcext:value-type="float">
            <text:p>2.307.704,97</text:p>
          </table:table-cell>
          <table:table-cell table:style-name="ce89" table:formula="of:=[.AG5]/[.AH5]" office:value-type="float" office:value="10.9953386112939" calcext:value-type="float">
            <text:p>11,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162" table:formula="of:=[PythonAWin.N6] - com.microsoft.floor.precise([PythonAWin.N6] * 0.2)" office:value-type="string" office:string-value="" calcext:value-type="error">
            <text:p>#NAME?</text:p>
          </table:table-cell>
          <table:table-cell table:style-name="ce202" table:formula="of:=INDIRECT(ADDRESS([PythonAWin.$K6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6];3))" office:value-type="float" office:value="55583602.1375" calcext:value-type="float">
            <text:p>55.583.602,14</text:p>
          </table:table-cell>
          <table:table-cell table:style-name="ce77"/>
          <table:table-cell table:style-name="ce74" table:formula="of:=INDIRECT(ADDRESS([PythonAWin.$K6];4))" office:value-type="float" office:value="2992889.5847333" calcext:value-type="float">
            <text:p>2.992.889,58</text:p>
          </table:table-cell>
          <table:table-cell table:style-name="ce80" table:formula="of:=INDIRECT(ADDRESS([PythonAWin.$K6];5))" office:value-type="float" office:value="0" calcext:value-type="float">
            <text:p>0,00</text:p>
          </table:table-cell>
          <table:table-cell table:style-name="ce81" table:formula="of:=IF([PythonAWin.S6]=0;&quot;&quot;;ABS([PythonAWin.P6] - [PythonAWin.S6]) / MAX([PythonAWin.P6]; [PythonAWin.S6]))">
            <text:p/>
          </table:table-cell>
          <table:table-cell table:style-name="ce82" table:formula="of:=[PythonAWin.P6]/[PythonAWin.R6]" office:value-type="float" office:value="18.5718853181325" calcext:value-type="float">
            <text:p>18,57</text:p>
          </table:table-cell>
          <table:table-cell table:style-name="ce83" table:formula="of:=[PythonAWin.U6] &gt;= [CONFIG.$B$3]" office:value-type="boolean" office:boolean-value="true" calcext:value-type="boolean">
            <text:p>VERDADERO</text:p>
          </table:table-cell>
          <table:table-cell table:style-name="ce68" table:formula="of:=[PythonAWin.V6]*[PythonAWin.O6]" office:value-type="float" office:value="800" calcext:value-type="float">
            <text:p>800</text:p>
          </table:table-cell>
          <table:table-cell table:style-name="ce74" table:formula="of:=[PythonAWin.V6]*[PythonAWin.P6]" office:value-type="float" office:value="55583602.1375" calcext:value-type="float">
            <text:p>55.583.602,14</text:p>
          </table:table-cell>
          <table:table-cell table:style-name="ce74" table:formula="of:=[PythonAWin.V6]*[PythonAWin.R6]" office:value-type="float" office:value="2992889.5847333" calcext:value-type="float">
            <text:p>2.992.889,58</text:p>
          </table:table-cell>
          <table:table-cell table:style-name="ce68" table:formula="of:=[PythonAWin.W6]" office:value-type="float" office:value="800" calcext:value-type="float">
            <text:p>800</text:p>
          </table:table-cell>
          <table:table-cell table:style-name="ce74" table:formula="of:=[PythonAWin.X6]" office:value-type="float" office:value="55583602.1375" calcext:value-type="float">
            <text:p>55.583.602,14</text:p>
          </table:table-cell>
          <table:table-cell table:style-name="ce74" table:formula="of:=[PythonAWin.Y6]" office:value-type="float" office:value="2992889.5847333" calcext:value-type="float">
            <text:p>2.992.889,58</text:p>
          </table:table-cell>
          <table:table-cell table:style-name="ce82" table:formula="of:=[PythonAWin.AA6]/[PythonAWin.AB6]" office:value-type="float" office:value="18.5718853181325" calcext:value-type="float">
            <text:p>18,57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55" table:formula="of:=OFFSET([.M$1];[.$AE$1]-[.$AE6];0)" office:value-type="string" office:string-value="" calcext:value-type="error">
            <text:p>#NAME?</text:p>
          </table:table-cell>
          <table:table-cell table:style-name="ce87" table:formula="of:=OFFSET([.AA$1];[.$AE$1]-[.$AE6];0)" office:value-type="float" office:value="55735522.321875" calcext:value-type="float">
            <text:p>55.735.522,32</text:p>
          </table:table-cell>
          <table:table-cell table:style-name="ce87" table:formula="of:=OFFSET([.AB$1];[.$AE$1]-[.$AE6];0)" office:value-type="float" office:value="3268164.40988956" calcext:value-type="float">
            <text:p>3.268.164,41</text:p>
          </table:table-cell>
          <table:table-cell table:style-name="ce89" table:formula="of:=[.AG6]/[.AH6]" office:value-type="float" office:value="17.0540754171417" calcext:value-type="float">
            <text:p>17,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163" table:formula="of:=[PythonAWin.N7] - com.microsoft.floor.precise([PythonAWin.N7] * 0.2)" office:value-type="string" office:string-value="" calcext:value-type="error">
            <text:p>#NAME?</text:p>
          </table:table-cell>
          <table:table-cell table:style-name="ce203" table:formula="of:=INDIRECT(ADDRESS([PythonAWin.$K7];2))" office:value-type="float" office:value="262144" calcext:value-type="float">
            <text:p>262.144</text:p>
          </table:table-cell>
          <table:table-cell table:style-name="ce210" table:formula="of:=1000*0.8" office:value-type="float" office:value="800" calcext:value-type="float">
            <text:p>800</text:p>
          </table:table-cell>
          <table:table-cell table:style-name="ce74" table:formula="of:=INDIRECT(ADDRESS([PythonAWin.$K7];3))" office:value-type="float" office:value="126655082.80375" calcext:value-type="float">
            <text:p>126.655.082,80</text:p>
          </table:table-cell>
          <table:table-cell table:style-name="ce77"/>
          <table:table-cell table:style-name="ce74" table:formula="of:=INDIRECT(ADDRESS([PythonAWin.$K7];4))" office:value-type="float" office:value="7197611.86370807" calcext:value-type="float">
            <text:p>7.197.611,86</text:p>
          </table:table-cell>
          <table:table-cell table:style-name="ce80" table:formula="of:=INDIRECT(ADDRESS([PythonAWin.$K7];5))" office:value-type="float" office:value="0" calcext:value-type="float">
            <text:p>0,00</text:p>
          </table:table-cell>
          <table:table-cell table:style-name="ce81" table:formula="of:=IF([PythonAWin.S7]=0;&quot;&quot;;ABS([PythonAWin.P7] - [PythonAWin.S7]) / MAX([PythonAWin.P7]; [PythonAWin.S7]))">
            <text:p/>
          </table:table-cell>
          <table:table-cell table:style-name="ce82" table:formula="of:=[PythonAWin.P7]/[PythonAWin.R7]" office:value-type="float" office:value="17.5968203345852" calcext:value-type="float">
            <text:p>17,60</text:p>
          </table:table-cell>
          <table:table-cell table:style-name="ce83" table:formula="of:=[PythonAWin.U7] &gt;= [CONFIG.$B$3]" office:value-type="boolean" office:boolean-value="true" calcext:value-type="boolean">
            <text:p>VERDADERO</text:p>
          </table:table-cell>
          <table:table-cell table:style-name="ce68" table:formula="of:=[PythonAWin.V7]*[PythonAWin.O7]" office:value-type="float" office:value="800" calcext:value-type="float">
            <text:p>800</text:p>
          </table:table-cell>
          <table:table-cell table:style-name="ce74" table:formula="of:=[PythonAWin.V7]*[PythonAWin.P7]" office:value-type="float" office:value="126655082.80375" calcext:value-type="float">
            <text:p>126.655.082,80</text:p>
          </table:table-cell>
          <table:table-cell table:style-name="ce74" table:formula="of:=[PythonAWin.V7]*[PythonAWin.R7]" office:value-type="float" office:value="7197611.86370807" calcext:value-type="float">
            <text:p>7.197.611,86</text:p>
          </table:table-cell>
          <table:table-cell table:style-name="ce68" table:formula="of:=[PythonAWin.W7]" office:value-type="float" office:value="800" calcext:value-type="float">
            <text:p>800</text:p>
          </table:table-cell>
          <table:table-cell table:style-name="ce74" table:formula="of:=[PythonAWin.X7]" office:value-type="float" office:value="126655082.80375" calcext:value-type="float">
            <text:p>126.655.082,80</text:p>
          </table:table-cell>
          <table:table-cell table:style-name="ce74" table:formula="of:=[PythonAWin.Y7]" office:value-type="float" office:value="7197611.86370807" calcext:value-type="float">
            <text:p>7.197.611,86</text:p>
          </table:table-cell>
          <table:table-cell table:style-name="ce82" table:formula="of:=[PythonAWin.AA7]/[PythonAWin.AB7]" office:value-type="float" office:value="17.5968203345852" calcext:value-type="float">
            <text:p>17,60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55" table:formula="of:=OFFSET([.M$1];[.$AE$1]-[.$AE7];0)" office:value-type="string" office:string-value="" calcext:value-type="error">
            <text:p>#NAME?</text:p>
          </table:table-cell>
          <table:table-cell table:style-name="ce87" table:formula="of:=OFFSET([.AA$1];[.$AE$1]-[.$AE7];0)" office:value-type="float" office:value="128146545.23625" calcext:value-type="float">
            <text:p>128.146.545,24</text:p>
          </table:table-cell>
          <table:table-cell table:style-name="ce87" table:formula="of:=OFFSET([.AB$1];[.$AE$1]-[.$AE7];0)" office:value-type="float" office:value="7707668.54853499" calcext:value-type="float">
            <text:p>7.707.668,55</text:p>
          </table:table-cell>
          <table:table-cell table:style-name="ce89" table:formula="of:=[.AG7]/[.AH7]" office:value-type="float" office:value="16.6258505317548" calcext:value-type="float">
            <text:p>16,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164" table:formula="of:=[PythonAWin.N8] - com.microsoft.floor.precise([PythonAWin.N8] * 0.2)" office:value-type="string" office:string-value="" calcext:value-type="error">
            <text:p>#NAME?</text:p>
          </table:table-cell>
          <table:table-cell table:style-name="ce204" table:formula="of:=INDIRECT(ADDRESS([PythonAWin.$K8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8];3))" office:value-type="float" office:value="310256169.3125" calcext:value-type="float">
            <text:p>310.256.169,31</text:p>
          </table:table-cell>
          <table:table-cell table:style-name="ce77"/>
          <table:table-cell table:style-name="ce74" table:formula="of:=INDIRECT(ADDRESS([PythonAWin.$K8];4))" office:value-type="float" office:value="12875658.7441415" calcext:value-type="float">
            <text:p>12.875.658,74</text:p>
          </table:table-cell>
          <table:table-cell table:style-name="ce80" table:formula="of:=INDIRECT(ADDRESS([PythonAWin.$K8];5))" office:value-type="float" office:value="0" calcext:value-type="float">
            <text:p>0,00</text:p>
          </table:table-cell>
          <table:table-cell table:style-name="ce81" table:formula="of:=IF([PythonAWin.S8]=0;&quot;&quot;;ABS([PythonAWin.P8] - [PythonAWin.S8]) / MAX([PythonAWin.P8]; [PythonAWin.S8]))">
            <text:p/>
          </table:table-cell>
          <table:table-cell table:style-name="ce82" table:formula="of:=[PythonAWin.P8]/[PythonAWin.R8]" office:value-type="float" office:value="24.0963336694263" calcext:value-type="float">
            <text:p>24,10</text:p>
          </table:table-cell>
          <table:table-cell table:style-name="ce83" table:formula="of:=[PythonAWin.U8] &gt;= [CONFIG.$B$3]" office:value-type="boolean" office:boolean-value="true" calcext:value-type="boolean">
            <text:p>VERDADERO</text:p>
          </table:table-cell>
          <table:table-cell table:style-name="ce68" table:formula="of:=[PythonAWin.V8]*[PythonAWin.O8]" office:value-type="float" office:value="800" calcext:value-type="float">
            <text:p>800</text:p>
          </table:table-cell>
          <table:table-cell table:style-name="ce74" table:formula="of:=[PythonAWin.V8]*[PythonAWin.P8]" office:value-type="float" office:value="310256169.3125" calcext:value-type="float">
            <text:p>310.256.169,31</text:p>
          </table:table-cell>
          <table:table-cell table:style-name="ce74" table:formula="of:=[PythonAWin.V8]*[PythonAWin.R8]" office:value-type="float" office:value="12875658.7441415" calcext:value-type="float">
            <text:p>12.875.658,74</text:p>
          </table:table-cell>
          <table:table-cell table:style-name="ce68" table:formula="of:=[PythonAWin.W8]" office:value-type="float" office:value="800" calcext:value-type="float">
            <text:p>800</text:p>
          </table:table-cell>
          <table:table-cell table:style-name="ce74" table:formula="of:=[PythonAWin.X8]" office:value-type="float" office:value="310256169.3125" calcext:value-type="float">
            <text:p>310.256.169,31</text:p>
          </table:table-cell>
          <table:table-cell table:style-name="ce74" table:formula="of:=[PythonAWin.Y8]" office:value-type="float" office:value="12875658.7441415" calcext:value-type="float">
            <text:p>12.875.658,74</text:p>
          </table:table-cell>
          <table:table-cell table:style-name="ce82" table:formula="of:=[PythonAWin.AA8]/[PythonAWin.AB8]" office:value-type="float" office:value="24.0963336694263" calcext:value-type="float">
            <text:p>24,10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55" table:formula="of:=OFFSET([.M$1];[.$AE$1]-[.$AE8];0)" office:value-type="string" office:string-value="" calcext:value-type="error">
            <text:p>#NAME?</text:p>
          </table:table-cell>
          <table:table-cell table:style-name="ce87" table:formula="of:=OFFSET([.AA$1];[.$AE$1]-[.$AE8];0)" office:value-type="float" office:value="311857909.298437" calcext:value-type="float">
            <text:p>311.857.909,30</text:p>
          </table:table-cell>
          <table:table-cell table:style-name="ce87" table:formula="of:=OFFSET([.AB$1];[.$AE$1]-[.$AE8];0)" office:value-type="float" office:value="13549058.670236" calcext:value-type="float">
            <text:p>13.549.058,67</text:p>
          </table:table-cell>
          <table:table-cell table:style-name="ce89" table:formula="of:=[.AG8]/[.AH8]" office:value-type="float" office:value="23.016942865818" calcext:value-type="float">
            <text:p>23,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165" table:formula="of:=[PythonAWin.N9] - com.microsoft.floor.precise([PythonAWin.N9] * 0.2)" office:value-type="string" office:string-value="" calcext:value-type="error">
            <text:p>#NAME?</text:p>
          </table:table-cell>
          <table:table-cell table:style-name="ce205" table:formula="of:=INDIRECT(ADDRESS([PythonAWin.$K9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9];3))" office:value-type="float" office:value="718507735.2775" calcext:value-type="float">
            <text:p>718.507.735,28</text:p>
          </table:table-cell>
          <table:table-cell table:style-name="ce77"/>
          <table:table-cell table:style-name="ce74" table:formula="of:=INDIRECT(ADDRESS([PythonAWin.$K9];4))" office:value-type="float" office:value="30323393.9767428" calcext:value-type="float">
            <text:p>30.323.393,98</text:p>
          </table:table-cell>
          <table:table-cell table:style-name="ce80" table:formula="of:=INDIRECT(ADDRESS([PythonAWin.$K9];5))" office:value-type="float" office:value="0" calcext:value-type="float">
            <text:p>0,00</text:p>
          </table:table-cell>
          <table:table-cell table:style-name="ce81" table:formula="of:=IF([PythonAWin.S9]=0;&quot;&quot;;ABS([PythonAWin.P9] - [PythonAWin.S9]) / MAX([PythonAWin.P9]; [PythonAWin.S9]))">
            <text:p/>
          </table:table-cell>
          <table:table-cell table:style-name="ce82" table:formula="of:=[PythonAWin.P9]/[PythonAWin.R9]" office:value-type="float" office:value="23.6948323076426" calcext:value-type="float">
            <text:p>23,69</text:p>
          </table:table-cell>
          <table:table-cell table:style-name="ce83" table:formula="of:=[PythonAWin.U9] &gt;= [CONFIG.$B$3]" office:value-type="boolean" office:boolean-value="true" calcext:value-type="boolean">
            <text:p>VERDADERO</text:p>
          </table:table-cell>
          <table:table-cell table:style-name="ce68" table:formula="of:=[PythonAWin.V9]*[PythonAWin.O9]" office:value-type="float" office:value="800" calcext:value-type="float">
            <text:p>800</text:p>
          </table:table-cell>
          <table:table-cell table:style-name="ce74" table:formula="of:=[PythonAWin.V9]*[PythonAWin.P9]" office:value-type="float" office:value="718507735.2775" calcext:value-type="float">
            <text:p>718.507.735,28</text:p>
          </table:table-cell>
          <table:table-cell table:style-name="ce74" table:formula="of:=[PythonAWin.V9]*[PythonAWin.R9]" office:value-type="float" office:value="30323393.9767428" calcext:value-type="float">
            <text:p>30.323.393,98</text:p>
          </table:table-cell>
          <table:table-cell table:style-name="ce68" table:formula="of:=[PythonAWin.W9]" office:value-type="float" office:value="800" calcext:value-type="float">
            <text:p>800</text:p>
          </table:table-cell>
          <table:table-cell table:style-name="ce74" table:formula="of:=[PythonAWin.X9]" office:value-type="float" office:value="718507735.2775" calcext:value-type="float">
            <text:p>718.507.735,28</text:p>
          </table:table-cell>
          <table:table-cell table:style-name="ce74" table:formula="of:=[PythonAWin.Y9]" office:value-type="float" office:value="30323393.9767428" calcext:value-type="float">
            <text:p>30.323.393,98</text:p>
          </table:table-cell>
          <table:table-cell table:style-name="ce82" table:formula="of:=[PythonAWin.AA9]/[PythonAWin.AB9]" office:value-type="float" office:value="23.6948323076426" calcext:value-type="float">
            <text:p>23,69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55" table:formula="of:=OFFSET([.M$1];[.$AE$1]-[.$AE9];0)" office:value-type="string" office:string-value="" calcext:value-type="error">
            <text:p>#NAME?</text:p>
          </table:table-cell>
          <table:table-cell table:style-name="ce87" table:formula="of:=OFFSET([.AA$1];[.$AE$1]-[.$AE9];0)" office:value-type="float" office:value="727682452.514167" calcext:value-type="float">
            <text:p>727.682.452,51</text:p>
          </table:table-cell>
          <table:table-cell table:style-name="ce87" table:formula="of:=OFFSET([.AB$1];[.$AE$1]-[.$AE9];0)" office:value-type="float" office:value="31946650.4297206" calcext:value-type="float">
            <text:p>31.946.650,43</text:p>
          </table:table-cell>
          <table:table-cell table:style-name="ce89" table:formula="of:=[.AG9]/[.AH9]" office:value-type="float" office:value="22.7780516181186" calcext:value-type="float">
            <text:p>22,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166" table:formula="of:=[PythonAWin.N10] - com.microsoft.floor.precise([PythonAWin.N10] * 0.2)" office:value-type="string" office:string-value="" calcext:value-type="error">
            <text:p>#NAME?</text:p>
          </table:table-cell>
          <table:table-cell table:style-name="ce206" table:formula="of:=INDIRECT(ADDRESS([PythonAWin.$K10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0];3))" office:value-type="float" office:value="1467189509.70875" calcext:value-type="float">
            <text:p>1.467.189.509,71</text:p>
          </table:table-cell>
          <table:table-cell table:style-name="ce77"/>
          <table:table-cell table:style-name="ce74" table:formula="of:=INDIRECT(ADDRESS([PythonAWin.$K10];4))" office:value-type="float" office:value="38669733.0891207" calcext:value-type="float">
            <text:p>38.669.733,09</text:p>
          </table:table-cell>
          <table:table-cell table:style-name="ce80" table:formula="of:=INDIRECT(ADDRESS([PythonAWin.$K10];5))" office:value-type="float" office:value="0" calcext:value-type="float">
            <text:p>0,00</text:p>
          </table:table-cell>
          <table:table-cell table:style-name="ce81" table:formula="of:=IF([PythonAWin.S10]=0;&quot;&quot;;ABS([PythonAWin.P10] - [PythonAWin.S10]) / MAX([PythonAWin.P10]; [PythonAWin.S10]))">
            <text:p/>
          </table:table-cell>
          <table:table-cell table:style-name="ce82" table:formula="of:=[PythonAWin.P10]/[PythonAWin.R10]" office:value-type="float" office:value="37.941547367999" calcext:value-type="float">
            <text:p>37,94</text:p>
          </table:table-cell>
          <table:table-cell table:style-name="ce83" table:formula="of:=[PythonAWin.U10] &gt;= [CONFIG.$B$3]" office:value-type="boolean" office:boolean-value="true" calcext:value-type="boolean">
            <text:p>VERDADERO</text:p>
          </table:table-cell>
          <table:table-cell table:style-name="ce68" table:formula="of:=[PythonAWin.V10]*[PythonAWin.O10]" office:value-type="float" office:value="800" calcext:value-type="float">
            <text:p>800</text:p>
          </table:table-cell>
          <table:table-cell table:style-name="ce74" table:formula="of:=[PythonAWin.V10]*[PythonAWin.P10]" office:value-type="float" office:value="1467189509.70875" calcext:value-type="float">
            <text:p>1.467.189.509,71</text:p>
          </table:table-cell>
          <table:table-cell table:style-name="ce74" table:formula="of:=[PythonAWin.V10]*[PythonAWin.R10]" office:value-type="float" office:value="38669733.0891207" calcext:value-type="float">
            <text:p>38.669.733,09</text:p>
          </table:table-cell>
          <table:table-cell table:style-name="ce68" table:formula="of:=[PythonAWin.W10]" office:value-type="float" office:value="800" calcext:value-type="float">
            <text:p>800</text:p>
          </table:table-cell>
          <table:table-cell table:style-name="ce74" table:formula="of:=[PythonAWin.X10]" office:value-type="float" office:value="1467189509.70875" calcext:value-type="float">
            <text:p>1.467.189.509,71</text:p>
          </table:table-cell>
          <table:table-cell table:style-name="ce74" table:formula="of:=[PythonAWin.Y10]" office:value-type="float" office:value="38669733.0891207" calcext:value-type="float">
            <text:p>38.669.733,09</text:p>
          </table:table-cell>
          <table:table-cell table:style-name="ce82" table:formula="of:=[PythonAWin.AA10]/[PythonAWin.AB10]" office:value-type="float" office:value="37.941547367999" calcext:value-type="float">
            <text:p>37,94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55" table:formula="of:=OFFSET([.M$1];[.$AE$1]-[.$AE10];0)" office:value-type="string" office:string-value="" calcext:value-type="error">
            <text:p>#NAME?</text:p>
          </table:table-cell>
          <table:table-cell table:style-name="ce87" table:formula="of:=OFFSET([.AA$1];[.$AE$1]-[.$AE10];0)" office:value-type="float" office:value="1485693835.37938" calcext:value-type="float">
            <text:p>1.485.693.835,38</text:p>
          </table:table-cell>
          <table:table-cell table:style-name="ce87" table:formula="of:=OFFSET([.AB$1];[.$AE$1]-[.$AE10];0)" office:value-type="float" office:value="41357853.5566436" calcext:value-type="float">
            <text:p>41.357.853,56</text:p>
          </table:table-cell>
          <table:table-cell table:style-name="ce89" table:formula="of:=[.AG10]/[.AH10]" office:value-type="float" office:value="35.9228951121598" calcext:value-type="float">
            <text:p>35,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167" table:formula="of:=[PythonAWin.N11] - com.microsoft.floor.precise([PythonAWin.N11] * 0.2)" office:value-type="string" office:string-value="" calcext:value-type="error">
            <text:p>#NAME?</text:p>
          </table:table-cell>
          <table:table-cell table:style-name="ce207" table:formula="of:=INDIRECT(ADDRESS([PythonAWin.$K11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1];3))" office:value-type="float" office:value="2967005924.28875" calcext:value-type="float">
            <text:p>2.967.005.924,29</text:p>
          </table:table-cell>
          <table:table-cell table:style-name="ce77"/>
          <table:table-cell table:style-name="ce74" table:formula="of:=INDIRECT(ADDRESS([PythonAWin.$K11];4))" office:value-type="float" office:value="89504622.1973785" calcext:value-type="float">
            <text:p>89.504.622,20</text:p>
          </table:table-cell>
          <table:table-cell table:style-name="ce80" table:formula="of:=INDIRECT(ADDRESS([PythonAWin.$K11];5))" office:value-type="float" office:value="0" calcext:value-type="float">
            <text:p>0,00</text:p>
          </table:table-cell>
          <table:table-cell table:style-name="ce81" table:formula="of:=IF([PythonAWin.S11]=0;&quot;&quot;;ABS([PythonAWin.P11] - [PythonAWin.S11]) / MAX([PythonAWin.P11]; [PythonAWin.S11]))">
            <text:p/>
          </table:table-cell>
          <table:table-cell table:style-name="ce82" table:formula="of:=[PythonAWin.P11]/[PythonAWin.R11]" office:value-type="float" office:value="33.1491922031223" calcext:value-type="float">
            <text:p>33,15</text:p>
          </table:table-cell>
          <table:table-cell table:style-name="ce83" table:formula="of:=[PythonAWin.U11] &gt;= [CONFIG.$B$3]" office:value-type="boolean" office:boolean-value="true" calcext:value-type="boolean">
            <text:p>VERDADERO</text:p>
          </table:table-cell>
          <table:table-cell table:style-name="ce68" table:formula="of:=[PythonAWin.V11]*[PythonAWin.O11]" office:value-type="float" office:value="800" calcext:value-type="float">
            <text:p>800</text:p>
          </table:table-cell>
          <table:table-cell table:style-name="ce74" table:formula="of:=[PythonAWin.V11]*[PythonAWin.P11]" office:value-type="float" office:value="2967005924.28875" calcext:value-type="float">
            <text:p>2.967.005.924,29</text:p>
          </table:table-cell>
          <table:table-cell table:style-name="ce74" table:formula="of:=[PythonAWin.V11]*[PythonAWin.R11]" office:value-type="float" office:value="89504622.1973785" calcext:value-type="float">
            <text:p>89.504.622,20</text:p>
          </table:table-cell>
          <table:table-cell table:style-name="ce68" table:formula="of:=[PythonAWin.W11]" office:value-type="float" office:value="800" calcext:value-type="float">
            <text:p>800</text:p>
          </table:table-cell>
          <table:table-cell table:style-name="ce74" table:formula="of:=[PythonAWin.X11]" office:value-type="float" office:value="2967005924.28875" calcext:value-type="float">
            <text:p>2.967.005.924,29</text:p>
          </table:table-cell>
          <table:table-cell table:style-name="ce74" table:formula="of:=[PythonAWin.Y11]" office:value-type="float" office:value="89504622.1973785" calcext:value-type="float">
            <text:p>89.504.622,20</text:p>
          </table:table-cell>
          <table:table-cell table:style-name="ce82" table:formula="of:=[PythonAWin.AA11]/[PythonAWin.AB11]" office:value-type="float" office:value="33.1491922031223" calcext:value-type="float">
            <text:p>33,15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55" table:formula="of:=OFFSET([.M$1];[.$AE$1]-[.$AE11];0)" office:value-type="string" office:string-value="" calcext:value-type="error">
            <text:p>#NAME?</text:p>
          </table:table-cell>
          <table:table-cell table:style-name="ce87" table:formula="of:=OFFSET([.AA$1];[.$AE$1]-[.$AE11];0)" office:value-type="float" office:value="3004077835.32531" calcext:value-type="float">
            <text:p>3.004.077.835,33</text:p>
          </table:table-cell>
          <table:table-cell table:style-name="ce87" table:formula="of:=OFFSET([.AB$1];[.$AE$1]-[.$AE11];0)" office:value-type="float" office:value="98640296.3682144" calcext:value-type="float">
            <text:p>98.640.296,37</text:p>
          </table:table-cell>
          <table:table-cell table:style-name="ce89" table:formula="of:=[.AG11]/[.AH11]" office:value-type="float" office:value="30.4548743863399" calcext:value-type="float">
            <text:p>30,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168" table:formula="of:=[PythonAWin.N12] - com.microsoft.floor.precise([PythonAWin.N12] * 0.2)" office:value-type="string" office:string-value="" calcext:value-type="error">
            <text:p>#NAME?</text:p>
          </table:table-cell>
          <table:table-cell table:style-name="ce208" table:formula="of:=INDIRECT(ADDRESS([PythonAWin.$K12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2];3))" office:value-type="float" office:value="6043288015.33625" calcext:value-type="float">
            <text:p>6.043.288.015,34</text:p>
          </table:table-cell>
          <table:table-cell table:style-name="ce77"/>
          <table:table-cell table:style-name="ce74" table:formula="of:=INDIRECT(ADDRESS([PythonAWin.$K12];4))" office:value-type="float" office:value="226569759.587474" calcext:value-type="float">
            <text:p>226.569.759,59</text:p>
          </table:table-cell>
          <table:table-cell table:style-name="ce80" table:formula="of:=INDIRECT(ADDRESS([PythonAWin.$K12];5))" office:value-type="float" office:value="0" calcext:value-type="float">
            <text:p>0,00</text:p>
          </table:table-cell>
          <table:table-cell table:style-name="ce81" table:formula="of:=IF([PythonAWin.S12]=0;&quot;&quot;;ABS([PythonAWin.P12] - [PythonAWin.S12]) / MAX([PythonAWin.P12]; [PythonAWin.S12]))">
            <text:p/>
          </table:table-cell>
          <table:table-cell table:style-name="ce82" table:formula="of:=[PythonAWin.P12]/[PythonAWin.R12]" office:value-type="float" office:value="26.6729683005338" calcext:value-type="float">
            <text:p>26,67</text:p>
          </table:table-cell>
          <table:table-cell table:style-name="ce83" table:formula="of:=[PythonAWin.U12] &gt;= [CONFIG.$B$3]" office:value-type="boolean" office:boolean-value="true" calcext:value-type="boolean">
            <text:p>VERDADERO</text:p>
          </table:table-cell>
          <table:table-cell table:style-name="ce68" table:formula="of:=[PythonAWin.V12]*[PythonAWin.O12]" office:value-type="float" office:value="800" calcext:value-type="float">
            <text:p>800</text:p>
          </table:table-cell>
          <table:table-cell table:style-name="ce74" table:formula="of:=[PythonAWin.V12]*[PythonAWin.P12]" office:value-type="float" office:value="6043288015.33625" calcext:value-type="float">
            <text:p>6.043.288.015,34</text:p>
          </table:table-cell>
          <table:table-cell table:style-name="ce74" table:formula="of:=[PythonAWin.V12]*[PythonAWin.R12]" office:value-type="float" office:value="226569759.587474" calcext:value-type="float">
            <text:p>226.569.759,59</text:p>
          </table:table-cell>
          <table:table-cell table:style-name="ce68" table:formula="of:=[PythonAWin.W12]" office:value-type="float" office:value="800" calcext:value-type="float">
            <text:p>800</text:p>
          </table:table-cell>
          <table:table-cell table:style-name="ce74" table:formula="of:=[PythonAWin.X12]" office:value-type="float" office:value="6043288015.33625" calcext:value-type="float">
            <text:p>6.043.288.015,34</text:p>
          </table:table-cell>
          <table:table-cell table:style-name="ce74" table:formula="of:=[PythonAWin.Y12]" office:value-type="float" office:value="226569759.587474" calcext:value-type="float">
            <text:p>226.569.759,59</text:p>
          </table:table-cell>
          <table:table-cell table:style-name="ce82" table:formula="of:=[PythonAWin.AA12]/[PythonAWin.AB12]" office:value-type="float" office:value="26.6729683005338" calcext:value-type="float">
            <text:p>26,67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55" table:formula="of:=OFFSET([.M$1];[.$AE$1]-[.$AE12];0)" office:value-type="string" office:string-value="" calcext:value-type="error">
            <text:p>#NAME?</text:p>
          </table:table-cell>
          <table:table-cell table:style-name="ce87" table:formula="of:=OFFSET([.AA$1];[.$AE$1]-[.$AE12];0)" office:value-type="float" office:value="6115515984.81219" calcext:value-type="float">
            <text:p>6.115.515.984,81</text:p>
          </table:table-cell>
          <table:table-cell table:style-name="ce87" table:formula="of:=OFFSET([.AB$1];[.$AE$1]-[.$AE12];0)" office:value-type="float" office:value="350174935.30106" calcext:value-type="float">
            <text:p>350.174.935,30</text:p>
          </table:table-cell>
          <table:table-cell table:style-name="ce89" table:formula="of:=[.AG12]/[.AH12]" office:value-type="float" office:value="17.4641739550959" calcext:value-type="float">
            <text:p>17,46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10" table:number-columns-repeated="3"/>
          <table:table-cell/>
          <table:table-cell table:style-name="ce10"/>
          <table:table-cell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16" calcext:value-type="float">
            <text:p>16</text:p>
          </table:table-cell>
          <table:table-cell/>
          <table:table-cell table:style-name="ce169" table:formula="of:=[PythonAWin.N16] - com.microsoft.floor.precise([PythonAWin.N16] * 0.2)" office:value-type="string" office:string-value="" calcext:value-type="error">
            <text:p>#NAME?</text:p>
          </table:table-cell>
          <table:table-cell table:style-name="ce66" table:formula="of:=INDIRECT(ADDRESS([PythonAWin.$K16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6];3))" office:value-type="float" office:value="5816704.955" calcext:value-type="float">
            <text:p>5.816.704,96</text:p>
          </table:table-cell>
          <table:table-cell table:style-name="ce77" table:formula="of:=[PythonAWin.P3]/[PythonAWin.P16]" office:value-type="float" office:value="0.991839115896845" calcext:value-type="float">
            <text:p>0,99</text:p>
          </table:table-cell>
          <table:table-cell table:style-name="ce74" table:formula="of:=INDIRECT(ADDRESS([PythonAWin.$K16];4))" office:value-type="float" office:value="609366.807368603" calcext:value-type="float">
            <text:p>609.366,81</text:p>
          </table:table-cell>
          <table:table-cell table:style-name="ce80" table:formula="of:=INDIRECT(ADDRESS([PythonAWin.$K16];5))" office:value-type="float" office:value="0" calcext:value-type="float">
            <text:p>0,00</text:p>
          </table:table-cell>
          <table:table-cell table:style-name="ce81" table:formula="of:=IF([PythonAWin.S16]=0;&quot;&quot;;ABS([PythonAWin.P16] - [PythonAWin.S16]) / MAX([PythonAWin.P16]; [PythonAWin.S16]))">
            <text:p/>
          </table:table-cell>
          <table:table-cell table:style-name="ce82" table:formula="of:=[PythonAWin.P16]/[PythonAWin.R16]" office:value-type="float" office:value="9.54549031004491" calcext:value-type="float">
            <text:p>9,55</text:p>
          </table:table-cell>
          <table:table-cell table:style-name="ce83" table:formula="of:=[PythonAWin.U16] &gt;= [CONFIG.$B$3]" office:value-type="boolean" office:boolean-value="true" calcext:value-type="boolean">
            <text:p>VERDADERO</text:p>
          </table:table-cell>
          <table:table-cell table:style-name="ce84" table:formula="of:=[PythonAWin.V16]*[PythonAWin.O16]" office:value-type="float" office:value="800" calcext:value-type="float">
            <text:p>800</text:p>
          </table:table-cell>
          <table:table-cell table:style-name="ce74" table:formula="of:=[PythonAWin.V16]*[PythonAWin.P16]" office:value-type="float" office:value="5816704.955" calcext:value-type="float">
            <text:p>5.816.704,96</text:p>
          </table:table-cell>
          <table:table-cell table:style-name="ce74" table:formula="of:=[PythonAWin.V16]*[PythonAWin.R16]" office:value-type="float" office:value="609366.807368603" calcext:value-type="float">
            <text:p>609.366,81</text:p>
          </table:table-cell>
          <table:table-cell table:style-name="ce84" table:formula="of:=[PythonAWin.Z3]+[PythonAWin.W16]" office:value-type="float" office:value="1600" calcext:value-type="float">
            <text:p>1600</text:p>
          </table:table-cell>
          <table:table-cell table:style-name="ce85" table:formula="of:=COMBINEDMEAN([PythonAWin.Z3]; [PythonAWin.AA3]; [PythonAWin.W16]; [PythonAWin.X16])" office:value-type="float" office:value="5792970.2275" calcext:value-type="float">
            <text:p>5.792.970,23</text:p>
          </table:table-cell>
          <table:table-cell table:style-name="ce85" table:formula="of:=COMBINEDSTDDEV([PythonAWin.Z3];[PythonAWin.AA3];[PythonAWin.AB3];[PythonAWin.W16];[PythonAWin.X16];[PythonAWin.Y16])" office:value-type="float" office:value="566060.682734887" calcext:value-type="float">
            <text:p>566.060,68</text:p>
          </table:table-cell>
          <table:table-cell table:style-name="ce82" table:formula="of:=[PythonAWin.AA16]/[PythonAWin.AB16]" office:value-type="float" office:value="10.2338325274803" calcext:value-type="float">
            <text:p>10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170" table:formula="of:=[PythonAWin.N17] - com.microsoft.floor.precise([PythonAWin.N17] * 0.2)" office:value-type="string" office:string-value="" calcext:value-type="error">
            <text:p>#NAME?</text:p>
          </table:table-cell>
          <table:table-cell table:style-name="ce66" table:formula="of:=INDIRECT(ADDRESS([PythonAWin.$K17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7];3))" office:value-type="float" office:value="11855848.6275" calcext:value-type="float">
            <text:p>11.855.848,63</text:p>
          </table:table-cell>
          <table:table-cell table:style-name="ce77" table:formula="of:=[PythonAWin.P4]/[PythonAWin.P17]" office:value-type="float" office:value="0.977101748594335" calcext:value-type="float">
            <text:p>0,98</text:p>
          </table:table-cell>
          <table:table-cell table:style-name="ce74" table:formula="of:=INDIRECT(ADDRESS([PythonAWin.$K17];4))" office:value-type="float" office:value="1009264.81960344" calcext:value-type="float">
            <text:p>1.009.264,82</text:p>
          </table:table-cell>
          <table:table-cell table:style-name="ce80" table:formula="of:=INDIRECT(ADDRESS([PythonAWin.$K17];5))" office:value-type="float" office:value="0" calcext:value-type="float">
            <text:p>0,00</text:p>
          </table:table-cell>
          <table:table-cell table:style-name="ce81" table:formula="of:=IF([PythonAWin.S17]=0;&quot;&quot;;ABS([PythonAWin.P17] - [PythonAWin.S17]) / MAX([PythonAWin.P17]; [PythonAWin.S17]))">
            <text:p/>
          </table:table-cell>
          <table:table-cell table:style-name="ce82" table:formula="of:=[PythonAWin.P17]/[PythonAWin.R17]" office:value-type="float" office:value="11.7470146558347" calcext:value-type="float">
            <text:p>11,75</text:p>
          </table:table-cell>
          <table:table-cell table:style-name="ce83" table:formula="of:=[PythonAWin.U17] &gt;= [CONFIG.$B$3]" office:value-type="boolean" office:boolean-value="true" calcext:value-type="boolean">
            <text:p>VERDADERO</text:p>
          </table:table-cell>
          <table:table-cell table:style-name="ce84" table:formula="of:=[PythonAWin.V17]*[PythonAWin.O17]" office:value-type="float" office:value="800" calcext:value-type="float">
            <text:p>800</text:p>
          </table:table-cell>
          <table:table-cell table:style-name="ce74" table:formula="of:=[PythonAWin.V17]*[PythonAWin.P17]" office:value-type="float" office:value="11855848.6275" calcext:value-type="float">
            <text:p>11.855.848,63</text:p>
          </table:table-cell>
          <table:table-cell table:style-name="ce74" table:formula="of:=[PythonAWin.V17]*[PythonAWin.R17]" office:value-type="float" office:value="1009264.81960344" calcext:value-type="float">
            <text:p>1.009.264,82</text:p>
          </table:table-cell>
          <table:table-cell table:style-name="ce84" table:formula="of:=[PythonAWin.Z4]+[PythonAWin.W17]" office:value-type="float" office:value="1600" calcext:value-type="float">
            <text:p>1600</text:p>
          </table:table-cell>
          <table:table-cell table:style-name="ce85" table:formula="of:=COMBINEDMEAN([PythonAWin.Z4]; [PythonAWin.AA4]; [PythonAWin.W17]; [PythonAWin.X17])" office:value-type="float" office:value="11720109.52625" calcext:value-type="float">
            <text:p>11.720.109,53</text:p>
          </table:table-cell>
          <table:table-cell table:style-name="ce85" table:formula="of:=COMBINEDSTDDEV([PythonAWin.Z4];[PythonAWin.AA4];[PythonAWin.AB4];[PythonAWin.W17];[PythonAWin.X17];[PythonAWin.Y17])" office:value-type="float" office:value="1011778.27657388" calcext:value-type="float">
            <text:p>1.011.778,28</text:p>
          </table:table-cell>
          <table:table-cell table:style-name="ce82" table:formula="of:=[PythonAWin.AA17]/[PythonAWin.AB17]" office:value-type="float" office:value="11.5836738123466" calcext:value-type="float">
            <text:p>11,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171" table:formula="of:=[PythonAWin.N18] - com.microsoft.floor.precise([PythonAWin.N18] * 0.2)" office:value-type="string" office:string-value="" calcext:value-type="error">
            <text:p>#NAME?</text:p>
          </table:table-cell>
          <table:table-cell table:style-name="ce66" table:formula="of:=INDIRECT(ADDRESS([PythonAWin.$K18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8];3))" office:value-type="float" office:value="24948387.67375" calcext:value-type="float">
            <text:p>24.948.387,67</text:p>
          </table:table-cell>
          <table:table-cell table:style-name="ce77" table:formula="of:=[PythonAWin.P5]/[PythonAWin.P18]" office:value-type="float" office:value="1.0046372465633" calcext:value-type="float">
            <text:p>1,00</text:p>
          </table:table-cell>
          <table:table-cell table:style-name="ce74" table:formula="of:=INDIRECT(ADDRESS([PythonAWin.$K18];4))" office:value-type="float" office:value="2206338.97316227" calcext:value-type="float">
            <text:p>2.206.338,97</text:p>
          </table:table-cell>
          <table:table-cell table:style-name="ce80" table:formula="of:=INDIRECT(ADDRESS([PythonAWin.$K18];5))" office:value-type="float" office:value="0" calcext:value-type="float">
            <text:p>0,00</text:p>
          </table:table-cell>
          <table:table-cell table:style-name="ce81" table:formula="of:=IF([PythonAWin.S18]=0;&quot;&quot;;ABS([PythonAWin.P18] - [PythonAWin.S18]) / MAX([PythonAWin.P18]; [PythonAWin.S18]))">
            <text:p/>
          </table:table-cell>
          <table:table-cell table:style-name="ce82" table:formula="of:=[PythonAWin.P18]/[PythonAWin.R18]" office:value-type="float" office:value="11.3075950600611" calcext:value-type="float">
            <text:p>11,31</text:p>
          </table:table-cell>
          <table:table-cell table:style-name="ce83" table:formula="of:=[PythonAWin.U18] &gt;= [CONFIG.$B$3]" office:value-type="boolean" office:boolean-value="true" calcext:value-type="boolean">
            <text:p>VERDADERO</text:p>
          </table:table-cell>
          <table:table-cell table:style-name="ce84" table:formula="of:=[PythonAWin.V18]*[PythonAWin.O18]" office:value-type="float" office:value="800" calcext:value-type="float">
            <text:p>800</text:p>
          </table:table-cell>
          <table:table-cell table:style-name="ce74" table:formula="of:=[PythonAWin.V18]*[PythonAWin.P18]" office:value-type="float" office:value="24948387.67375" calcext:value-type="float">
            <text:p>24.948.387,67</text:p>
          </table:table-cell>
          <table:table-cell table:style-name="ce74" table:formula="of:=[PythonAWin.V18]*[PythonAWin.R18]" office:value-type="float" office:value="2206338.97316227" calcext:value-type="float">
            <text:p>2.206.338,97</text:p>
          </table:table-cell>
          <table:table-cell table:style-name="ce84" table:formula="of:=[PythonAWin.Z5]+[PythonAWin.W18]" office:value-type="float" office:value="1600" calcext:value-type="float">
            <text:p>1600</text:p>
          </table:table-cell>
          <table:table-cell table:style-name="ce85" table:formula="of:=COMBINEDMEAN([PythonAWin.Z5]; [PythonAWin.AA5]; [PythonAWin.W18]; [PythonAWin.X18])" office:value-type="float" office:value="25006233.58625" calcext:value-type="float">
            <text:p>25.006.233,59</text:p>
          </table:table-cell>
          <table:table-cell table:style-name="ce85" table:formula="of:=COMBINEDSTDDEV([PythonAWin.Z5];[PythonAWin.AA5];[PythonAWin.AB5];[PythonAWin.W18];[PythonAWin.X18];[PythonAWin.Y18])" office:value-type="float" office:value="2213829.42391301" calcext:value-type="float">
            <text:p>2.213.829,42</text:p>
          </table:table-cell>
          <table:table-cell table:style-name="ce82" table:formula="of:=[PythonAWin.AA18]/[PythonAWin.AB18]" office:value-type="float" office:value="11.2954653669977" calcext:value-type="float">
            <text:p>11,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172" table:formula="of:=[PythonAWin.N19] - com.microsoft.floor.precise([PythonAWin.N19] * 0.2)" office:value-type="string" office:string-value="" calcext:value-type="error">
            <text:p>#NAME?</text:p>
          </table:table-cell>
          <table:table-cell table:style-name="ce66" table:formula="of:=INDIRECT(ADDRESS([PythonAWin.$K19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19];3))" office:value-type="float" office:value="55495895.38375" calcext:value-type="float">
            <text:p>55.495.895,38</text:p>
          </table:table-cell>
          <table:table-cell table:style-name="ce77" table:formula="of:=[PythonAWin.P6]/[PythonAWin.P19]" office:value-type="float" office:value="1.00158041875248" calcext:value-type="float">
            <text:p>1,00</text:p>
          </table:table-cell>
          <table:table-cell table:style-name="ce74" table:formula="of:=INDIRECT(ADDRESS([PythonAWin.$K19];4))" office:value-type="float" office:value="2904407.80667695" calcext:value-type="float">
            <text:p>2.904.407,81</text:p>
          </table:table-cell>
          <table:table-cell table:style-name="ce80" table:formula="of:=INDIRECT(ADDRESS([PythonAWin.$K19];5))" office:value-type="float" office:value="0" calcext:value-type="float">
            <text:p>0,00</text:p>
          </table:table-cell>
          <table:table-cell table:style-name="ce81" table:formula="of:=IF([PythonAWin.S19]=0;&quot;&quot;;ABS([PythonAWin.P19] - [PythonAWin.S19]) / MAX([PythonAWin.P19]; [PythonAWin.S19]))">
            <text:p/>
          </table:table-cell>
          <table:table-cell table:style-name="ce82" table:formula="of:=[PythonAWin.P19]/[PythonAWin.R19]" office:value-type="float" office:value="19.1074735635162" calcext:value-type="float">
            <text:p>19,11</text:p>
          </table:table-cell>
          <table:table-cell table:style-name="ce83" table:formula="of:=[PythonAWin.U19] &gt;= [CONFIG.$B$3]" office:value-type="boolean" office:boolean-value="true" calcext:value-type="boolean">
            <text:p>VERDADERO</text:p>
          </table:table-cell>
          <table:table-cell table:style-name="ce84" table:formula="of:=[PythonAWin.V19]*[PythonAWin.O19]" office:value-type="float" office:value="800" calcext:value-type="float">
            <text:p>800</text:p>
          </table:table-cell>
          <table:table-cell table:style-name="ce74" table:formula="of:=[PythonAWin.V19]*[PythonAWin.P19]" office:value-type="float" office:value="55495895.38375" calcext:value-type="float">
            <text:p>55.495.895,38</text:p>
          </table:table-cell>
          <table:table-cell table:style-name="ce74" table:formula="of:=[PythonAWin.V19]*[PythonAWin.R19]" office:value-type="float" office:value="2904407.80667695" calcext:value-type="float">
            <text:p>2.904.407,81</text:p>
          </table:table-cell>
          <table:table-cell table:style-name="ce84" table:formula="of:=[PythonAWin.Z6]+[PythonAWin.W19]" office:value-type="float" office:value="1600" calcext:value-type="float">
            <text:p>1600</text:p>
          </table:table-cell>
          <table:table-cell table:style-name="ce85" table:formula="of:=COMBINEDMEAN([PythonAWin.Z6]; [PythonAWin.AA6]; [PythonAWin.W19]; [PythonAWin.X19])" office:value-type="float" office:value="55539748.760625" calcext:value-type="float">
            <text:p>55.539.748,76</text:p>
          </table:table-cell>
          <table:table-cell table:style-name="ce85" table:formula="of:=COMBINEDSTDDEV([PythonAWin.Z6];[PythonAWin.AA6];[PythonAWin.AB6];[PythonAWin.W19];[PythonAWin.X19];[PythonAWin.Y19])" office:value-type="float" office:value="2948384.64334785" calcext:value-type="float">
            <text:p>2.948.384,64</text:p>
          </table:table-cell>
          <table:table-cell table:style-name="ce82" table:formula="of:=[PythonAWin.AA19]/[PythonAWin.AB19]" office:value-type="float" office:value="18.8373484056545" calcext:value-type="float">
            <text:p>18,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173" table:formula="of:=[PythonAWin.N20] - com.microsoft.floor.precise([PythonAWin.N20] * 0.2)" office:value-type="string" office:string-value="" calcext:value-type="error">
            <text:p>#NAME?</text:p>
          </table:table-cell>
          <table:table-cell table:style-name="ce66" table:formula="of:=INDIRECT(ADDRESS([PythonAWin.$K20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0];3))" office:value-type="float" office:value="128986480.715" calcext:value-type="float">
            <text:p>128.986.480,72</text:p>
          </table:table-cell>
          <table:table-cell table:style-name="ce77" table:formula="of:=[PythonAWin.P7]/[PythonAWin.P20]" office:value-type="float" office:value="0.981925253729487" calcext:value-type="float">
            <text:p>0,98</text:p>
          </table:table-cell>
          <table:table-cell table:style-name="ce74" table:formula="of:=INDIRECT(ADDRESS([PythonAWin.$K20];4))" office:value-type="float" office:value="8252531.15526398" calcext:value-type="float">
            <text:p>8.252.531,16</text:p>
          </table:table-cell>
          <table:table-cell table:style-name="ce80" table:formula="of:=INDIRECT(ADDRESS([PythonAWin.$K20];5))" office:value-type="float" office:value="0" calcext:value-type="float">
            <text:p>0,00</text:p>
          </table:table-cell>
          <table:table-cell table:style-name="ce81" table:formula="of:=IF([PythonAWin.S20]=0;&quot;&quot;;ABS([PythonAWin.P20] - [PythonAWin.S20]) / MAX([PythonAWin.P20]; [PythonAWin.S20]))">
            <text:p/>
          </table:table-cell>
          <table:table-cell table:style-name="ce82" table:formula="of:=[PythonAWin.P20]/[PythonAWin.R20]" office:value-type="float" office:value="15.6299295680604" calcext:value-type="float">
            <text:p>15,63</text:p>
          </table:table-cell>
          <table:table-cell table:style-name="ce83" table:formula="of:=[PythonAWin.U20] &gt;= [CONFIG.$B$3]" office:value-type="boolean" office:boolean-value="true" calcext:value-type="boolean">
            <text:p>VERDADERO</text:p>
          </table:table-cell>
          <table:table-cell table:style-name="ce84" table:formula="of:=[PythonAWin.V20]*[PythonAWin.O20]" office:value-type="float" office:value="800" calcext:value-type="float">
            <text:p>800</text:p>
          </table:table-cell>
          <table:table-cell table:style-name="ce74" table:formula="of:=[PythonAWin.V20]*[PythonAWin.P20]" office:value-type="float" office:value="128986480.715" calcext:value-type="float">
            <text:p>128.986.480,72</text:p>
          </table:table-cell>
          <table:table-cell table:style-name="ce74" table:formula="of:=[PythonAWin.V20]*[PythonAWin.R20]" office:value-type="float" office:value="8252531.15526398" calcext:value-type="float">
            <text:p>8.252.531,16</text:p>
          </table:table-cell>
          <table:table-cell table:style-name="ce84" table:formula="of:=[PythonAWin.Z7]+[PythonAWin.W20]" office:value-type="float" office:value="1600" calcext:value-type="float">
            <text:p>1600</text:p>
          </table:table-cell>
          <table:table-cell table:style-name="ce85" table:formula="of:=COMBINEDMEAN([PythonAWin.Z7]; [PythonAWin.AA7]; [PythonAWin.W20]; [PythonAWin.X20])" office:value-type="float" office:value="127820781.759375" calcext:value-type="float">
            <text:p>127.820.781,76</text:p>
          </table:table-cell>
          <table:table-cell table:style-name="ce85" table:formula="of:=COMBINEDSTDDEV([PythonAWin.Z7];[PythonAWin.AA7];[PythonAWin.AB7];[PythonAWin.W20];[PythonAWin.X20];[PythonAWin.Y20])" office:value-type="float" office:value="7827972.4131108" calcext:value-type="float">
            <text:p>7.827.972,41</text:p>
          </table:table-cell>
          <table:table-cell table:style-name="ce82" table:formula="of:=[PythonAWin.AA20]/[PythonAWin.AB20]" office:value-type="float" office:value="16.3287215403688" calcext:value-type="float">
            <text:p>16,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174" table:formula="of:=[PythonAWin.N21] - com.microsoft.floor.precise([PythonAWin.N21] * 0.2)" office:value-type="string" office:string-value="" calcext:value-type="error">
            <text:p>#NAME?</text:p>
          </table:table-cell>
          <table:table-cell table:style-name="ce66" table:formula="of:=INDIRECT(ADDRESS([PythonAWin.$K21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1];3))" office:value-type="float" office:value="312358998.62875" calcext:value-type="float">
            <text:p>312.358.998,63</text:p>
          </table:table-cell>
          <table:table-cell table:style-name="ce77" table:formula="of:=[PythonAWin.P8]/[PythonAWin.P21]" office:value-type="float" office:value="0.993267908638837" calcext:value-type="float">
            <text:p>0,99</text:p>
          </table:table-cell>
          <table:table-cell table:style-name="ce74" table:formula="of:=INDIRECT(ADDRESS([PythonAWin.$K21];4))" office:value-type="float" office:value="12966923.4281451" calcext:value-type="float">
            <text:p>12.966.923,43</text:p>
          </table:table-cell>
          <table:table-cell table:style-name="ce80" table:formula="of:=INDIRECT(ADDRESS([PythonAWin.$K21];5))" office:value-type="float" office:value="0" calcext:value-type="float">
            <text:p>0,00</text:p>
          </table:table-cell>
          <table:table-cell table:style-name="ce81" table:formula="of:=IF([PythonAWin.S21]=0;&quot;&quot;;ABS([PythonAWin.P21] - [PythonAWin.S21]) / MAX([PythonAWin.P21]; [PythonAWin.S21]))">
            <text:p/>
          </table:table-cell>
          <table:table-cell table:style-name="ce82" table:formula="of:=[PythonAWin.P21]/[PythonAWin.R21]" office:value-type="float" office:value="24.088905927428" calcext:value-type="float">
            <text:p>24,09</text:p>
          </table:table-cell>
          <table:table-cell table:style-name="ce83" table:formula="of:=[PythonAWin.U21] &gt;= [CONFIG.$B$3]" office:value-type="boolean" office:boolean-value="true" calcext:value-type="boolean">
            <text:p>VERDADERO</text:p>
          </table:table-cell>
          <table:table-cell table:style-name="ce84" table:formula="of:=[PythonAWin.V21]*[PythonAWin.O21]" office:value-type="float" office:value="800" calcext:value-type="float">
            <text:p>800</text:p>
          </table:table-cell>
          <table:table-cell table:style-name="ce74" table:formula="of:=[PythonAWin.V21]*[PythonAWin.P21]" office:value-type="float" office:value="312358998.62875" calcext:value-type="float">
            <text:p>312.358.998,63</text:p>
          </table:table-cell>
          <table:table-cell table:style-name="ce74" table:formula="of:=[PythonAWin.V21]*[PythonAWin.R21]" office:value-type="float" office:value="12966923.4281451" calcext:value-type="float">
            <text:p>12.966.923,43</text:p>
          </table:table-cell>
          <table:table-cell table:style-name="ce84" table:formula="of:=[PythonAWin.Z8]+[PythonAWin.W21]" office:value-type="float" office:value="1600" calcext:value-type="float">
            <text:p>1600</text:p>
          </table:table-cell>
          <table:table-cell table:style-name="ce85" table:formula="of:=COMBINEDMEAN([PythonAWin.Z8]; [PythonAWin.AA8]; [PythonAWin.W21]; [PythonAWin.X21])" office:value-type="float" office:value="311307583.970625" calcext:value-type="float">
            <text:p>311.307.583,97</text:p>
          </table:table-cell>
          <table:table-cell table:style-name="ce85" table:formula="of:=COMBINEDSTDDEV([PythonAWin.Z8];[PythonAWin.AA8];[PythonAWin.AB8];[PythonAWin.W21];[PythonAWin.X21];[PythonAWin.Y21])" office:value-type="float" office:value="12960076.9043097" calcext:value-type="float">
            <text:p>12.960.076,90</text:p>
          </table:table-cell>
          <table:table-cell table:style-name="ce82" table:formula="of:=[PythonAWin.AA21]/[PythonAWin.AB21]" office:value-type="float" office:value="24.020504374253" calcext:value-type="float">
            <text:p>24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175" table:formula="of:=[PythonAWin.N22] - com.microsoft.floor.precise([PythonAWin.N22] * 0.2)" office:value-type="string" office:string-value="" calcext:value-type="error">
            <text:p>#NAME?</text:p>
          </table:table-cell>
          <table:table-cell table:style-name="ce66" table:formula="of:=INDIRECT(ADDRESS([PythonAWin.$K22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2];3))" office:value-type="float" office:value="726929440.7475" calcext:value-type="float">
            <text:p>726.929.440,75</text:p>
          </table:table-cell>
          <table:table-cell table:style-name="ce77" table:formula="of:=[PythonAWin.P9]/[PythonAWin.P22]" office:value-type="float" office:value="0.988414686490975" calcext:value-type="float">
            <text:p>0,99</text:p>
          </table:table-cell>
          <table:table-cell table:style-name="ce74" table:formula="of:=INDIRECT(ADDRESS([PythonAWin.$K22];4))" office:value-type="float" office:value="30929820.5639721" calcext:value-type="float">
            <text:p>30.929.820,56</text:p>
          </table:table-cell>
          <table:table-cell table:style-name="ce80" table:formula="of:=INDIRECT(ADDRESS([PythonAWin.$K22];5))" office:value-type="float" office:value="0" calcext:value-type="float">
            <text:p>0,00</text:p>
          </table:table-cell>
          <table:table-cell table:style-name="ce81" table:formula="of:=IF([PythonAWin.S22]=0;&quot;&quot;;ABS([PythonAWin.P22] - [PythonAWin.S22]) / MAX([PythonAWin.P22]; [PythonAWin.S22]))">
            <text:p/>
          </table:table-cell>
          <table:table-cell table:style-name="ce82" table:formula="of:=[PythonAWin.P22]/[PythonAWin.R22]" office:value-type="float" office:value="23.5025430957154" calcext:value-type="float">
            <text:p>23,50</text:p>
          </table:table-cell>
          <table:table-cell table:style-name="ce83" table:formula="of:=[PythonAWin.U22] &gt;= [CONFIG.$B$3]" office:value-type="boolean" office:boolean-value="true" calcext:value-type="boolean">
            <text:p>VERDADERO</text:p>
          </table:table-cell>
          <table:table-cell table:style-name="ce84" table:formula="of:=[PythonAWin.V22]*[PythonAWin.O22]" office:value-type="float" office:value="800" calcext:value-type="float">
            <text:p>800</text:p>
          </table:table-cell>
          <table:table-cell table:style-name="ce74" table:formula="of:=[PythonAWin.V22]*[PythonAWin.P22]" office:value-type="float" office:value="726929440.7475" calcext:value-type="float">
            <text:p>726.929.440,75</text:p>
          </table:table-cell>
          <table:table-cell table:style-name="ce74" table:formula="of:=[PythonAWin.V22]*[PythonAWin.R22]" office:value-type="float" office:value="30929820.5639721" calcext:value-type="float">
            <text:p>30.929.820,56</text:p>
          </table:table-cell>
          <table:table-cell table:style-name="ce84" table:formula="of:=[PythonAWin.Z9]+[PythonAWin.W22]" office:value-type="float" office:value="1600" calcext:value-type="float">
            <text:p>1600</text:p>
          </table:table-cell>
          <table:table-cell table:style-name="ce85" table:formula="of:=COMBINEDMEAN([PythonAWin.Z9]; [PythonAWin.AA9]; [PythonAWin.W22]; [PythonAWin.X22])" office:value-type="float" office:value="722718588.0125" calcext:value-type="float">
            <text:p>722.718.588,01</text:p>
          </table:table-cell>
          <table:table-cell table:style-name="ce85" table:formula="of:=COMBINEDSTDDEV([PythonAWin.Z9];[PythonAWin.AA9];[PythonAWin.AB9];[PythonAWin.W22];[PythonAWin.X22];[PythonAWin.Y22])" office:value-type="float" office:value="30906903.9800481" calcext:value-type="float">
            <text:p>30.906.903,98</text:p>
          </table:table-cell>
          <table:table-cell table:style-name="ce82" table:formula="of:=[PythonAWin.AA22]/[PythonAWin.AB22]" office:value-type="float" office:value="23.3837264476264" calcext:value-type="float">
            <text:p>23,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176" table:formula="of:=[PythonAWin.N23] - com.microsoft.floor.precise([PythonAWin.N23] * 0.2)" office:value-type="string" office:string-value="" calcext:value-type="error">
            <text:p>#NAME?</text:p>
          </table:table-cell>
          <table:table-cell table:style-name="ce66" table:formula="of:=INDIRECT(ADDRESS([PythonAWin.$K23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3];3))" office:value-type="float" office:value="1475823712.02375" calcext:value-type="float">
            <text:p>1.475.823.712,02</text:p>
          </table:table-cell>
          <table:table-cell table:style-name="ce77" table:formula="of:=[PythonAWin.P10]/[PythonAWin.P23]" office:value-type="float" office:value="0.994149570680661" calcext:value-type="float">
            <text:p>0,99</text:p>
          </table:table-cell>
          <table:table-cell table:style-name="ce74" table:formula="of:=INDIRECT(ADDRESS([PythonAWin.$K23];4))" office:value-type="float" office:value="32849577.2063822" calcext:value-type="float">
            <text:p>32.849.577,21</text:p>
          </table:table-cell>
          <table:table-cell table:style-name="ce80" table:formula="of:=INDIRECT(ADDRESS([PythonAWin.$K23];5))" office:value-type="float" office:value="0" calcext:value-type="float">
            <text:p>0,00</text:p>
          </table:table-cell>
          <table:table-cell table:style-name="ce81" table:formula="of:=IF([PythonAWin.S23]=0;&quot;&quot;;ABS([PythonAWin.P23] - [PythonAWin.S23]) / MAX([PythonAWin.P23]; [PythonAWin.S23]))">
            <text:p/>
          </table:table-cell>
          <table:table-cell table:style-name="ce82" table:formula="of:=[PythonAWin.P23]/[PythonAWin.R23]" office:value-type="float" office:value="44.9267186226378" calcext:value-type="float">
            <text:p>44,93</text:p>
          </table:table-cell>
          <table:table-cell table:style-name="ce83" table:formula="of:=[PythonAWin.U23] &gt;= [CONFIG.$B$3]" office:value-type="boolean" office:boolean-value="true" calcext:value-type="boolean">
            <text:p>VERDADERO</text:p>
          </table:table-cell>
          <table:table-cell table:style-name="ce84" table:formula="of:=[PythonAWin.V23]*[PythonAWin.O23]" office:value-type="float" office:value="800" calcext:value-type="float">
            <text:p>800</text:p>
          </table:table-cell>
          <table:table-cell table:style-name="ce74" table:formula="of:=[PythonAWin.V23]*[PythonAWin.P23]" office:value-type="float" office:value="1475823712.02375" calcext:value-type="float">
            <text:p>1.475.823.712,02</text:p>
          </table:table-cell>
          <table:table-cell table:style-name="ce74" table:formula="of:=[PythonAWin.V23]*[PythonAWin.R23]" office:value-type="float" office:value="32849577.2063822" calcext:value-type="float">
            <text:p>32.849.577,21</text:p>
          </table:table-cell>
          <table:table-cell table:style-name="ce84" table:formula="of:=[PythonAWin.Z10]+[PythonAWin.W23]" office:value-type="float" office:value="1600" calcext:value-type="float">
            <text:p>1600</text:p>
          </table:table-cell>
          <table:table-cell table:style-name="ce85" table:formula="of:=COMBINEDMEAN([PythonAWin.Z10]; [PythonAWin.AA10]; [PythonAWin.W23]; [PythonAWin.X23])" office:value-type="float" office:value="1471506610.86625" calcext:value-type="float">
            <text:p>1.471.506.610,87</text:p>
          </table:table-cell>
          <table:table-cell table:style-name="ce85" table:formula="of:=COMBINEDSTDDEV([PythonAWin.Z10];[PythonAWin.AA10];[PythonAWin.AB10];[PythonAWin.W23];[PythonAWin.X23];[PythonAWin.Y23])" office:value-type="float" office:value="36125690.185584" calcext:value-type="float">
            <text:p>36.125.690,19</text:p>
          </table:table-cell>
          <table:table-cell table:style-name="ce82" table:formula="of:=[PythonAWin.AA23]/[PythonAWin.AB23]" office:value-type="float" office:value="40.7329687905438" calcext:value-type="float">
            <text:p>40,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177" table:formula="of:=[PythonAWin.N24] - com.microsoft.floor.precise([PythonAWin.N24] * 0.2)" office:value-type="string" office:string-value="" calcext:value-type="error">
            <text:p>#NAME?</text:p>
          </table:table-cell>
          <table:table-cell table:style-name="ce66" table:formula="of:=INDIRECT(ADDRESS([PythonAWin.$K24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4];3))" office:value-type="float" office:value="2979095923.98" calcext:value-type="float">
            <text:p>2.979.095.923,98</text:p>
          </table:table-cell>
          <table:table-cell table:style-name="ce77" table:formula="of:=[PythonAWin.P11]/[PythonAWin.P24]" office:value-type="float" office:value="0.995941721918407" calcext:value-type="float">
            <text:p>1,00</text:p>
          </table:table-cell>
          <table:table-cell table:style-name="ce74" table:formula="of:=INDIRECT(ADDRESS([PythonAWin.$K24];4))" office:value-type="float" office:value="86583828.6149255" calcext:value-type="float">
            <text:p>86.583.828,61</text:p>
          </table:table-cell>
          <table:table-cell table:style-name="ce80" table:formula="of:=INDIRECT(ADDRESS([PythonAWin.$K24];5))" office:value-type="float" office:value="0" calcext:value-type="float">
            <text:p>0,00</text:p>
          </table:table-cell>
          <table:table-cell table:style-name="ce81" table:formula="of:=IF([PythonAWin.S24]=0;&quot;&quot;;ABS([PythonAWin.P24] - [PythonAWin.S24]) / MAX([PythonAWin.P24]; [PythonAWin.S24]))">
            <text:p/>
          </table:table-cell>
          <table:table-cell table:style-name="ce82" table:formula="of:=[PythonAWin.P24]/[PythonAWin.R24]" office:value-type="float" office:value="34.4070708310819" calcext:value-type="float">
            <text:p>34,41</text:p>
          </table:table-cell>
          <table:table-cell table:style-name="ce83" table:formula="of:=[PythonAWin.U24] &gt;= [CONFIG.$B$3]" office:value-type="boolean" office:boolean-value="true" calcext:value-type="boolean">
            <text:p>VERDADERO</text:p>
          </table:table-cell>
          <table:table-cell table:style-name="ce84" table:formula="of:=[PythonAWin.V24]*[PythonAWin.O24]" office:value-type="float" office:value="800" calcext:value-type="float">
            <text:p>800</text:p>
          </table:table-cell>
          <table:table-cell table:style-name="ce74" table:formula="of:=[PythonAWin.V24]*[PythonAWin.P24]" office:value-type="float" office:value="2979095923.98" calcext:value-type="float">
            <text:p>2.979.095.923,98</text:p>
          </table:table-cell>
          <table:table-cell table:style-name="ce74" table:formula="of:=[PythonAWin.V24]*[PythonAWin.R24]" office:value-type="float" office:value="86583828.6149255" calcext:value-type="float">
            <text:p>86.583.828,61</text:p>
          </table:table-cell>
          <table:table-cell table:style-name="ce84" table:formula="of:=[PythonAWin.Z11]+[PythonAWin.W24]" office:value-type="float" office:value="1600" calcext:value-type="float">
            <text:p>1600</text:p>
          </table:table-cell>
          <table:table-cell table:style-name="ce85" table:formula="of:=COMBINEDMEAN([PythonAWin.Z11]; [PythonAWin.AA11]; [PythonAWin.W24]; [PythonAWin.X24])" office:value-type="float" office:value="2973050924.13437" calcext:value-type="float">
            <text:p>2.973.050.924,13</text:p>
          </table:table-cell>
          <table:table-cell table:style-name="ce85" table:formula="of:=COMBINEDSTDDEV([PythonAWin.Z11];[PythonAWin.AA11];[PythonAWin.AB11];[PythonAWin.W24];[PythonAWin.X24];[PythonAWin.Y24])" office:value-type="float" office:value="88236239.9050333" calcext:value-type="float">
            <text:p>88.236.239,91</text:p>
          </table:table-cell>
          <table:table-cell table:style-name="ce82" table:formula="of:=[PythonAWin.AA24]/[PythonAWin.AB24]" office:value-type="float" office:value="33.694215974459" calcext:value-type="float">
            <text:p>33,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178" table:formula="of:=[PythonAWin.N25] - com.microsoft.floor.precise([PythonAWin.N25] * 0.2)" office:value-type="string" office:string-value="" calcext:value-type="error">
            <text:p>#NAME?</text:p>
          </table:table-cell>
          <table:table-cell table:style-name="ce66" table:formula="of:=INDIRECT(ADDRESS([PythonAWin.$K25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5];3))" office:value-type="float" office:value="6135437660.86375" calcext:value-type="float">
            <text:p>6.135.437.660,86</text:p>
          </table:table-cell>
          <table:table-cell table:style-name="ce77" table:formula="of:=[PythonAWin.P12]/[PythonAWin.P25]" office:value-type="float" office:value="0.984980754329019" calcext:value-type="float">
            <text:p>0,98</text:p>
          </table:table-cell>
          <table:table-cell table:style-name="ce74" table:formula="of:=INDIRECT(ADDRESS([PythonAWin.$K25];4))" office:value-type="float" office:value="549066419.885621" calcext:value-type="float">
            <text:p>549.066.419,89</text:p>
          </table:table-cell>
          <table:table-cell table:style-name="ce80" table:formula="of:=INDIRECT(ADDRESS([PythonAWin.$K25];5))" office:value-type="float" office:value="0" calcext:value-type="float">
            <text:p>0,00</text:p>
          </table:table-cell>
          <table:table-cell table:style-name="ce81" table:formula="of:=IF([PythonAWin.S25]=0;&quot;&quot;;ABS([PythonAWin.P25] - [PythonAWin.S25]) / MAX([PythonAWin.P25]; [PythonAWin.S25]))">
            <text:p/>
          </table:table-cell>
          <table:table-cell table:style-name="ce82" table:formula="of:=[PythonAWin.P25]/[PythonAWin.R25]" office:value-type="float" office:value="11.1743086786146" calcext:value-type="float">
            <text:p>11,17</text:p>
          </table:table-cell>
          <table:table-cell table:style-name="ce83" table:formula="of:=[PythonAWin.U25] &gt;= [CONFIG.$B$3]" office:value-type="boolean" office:boolean-value="true" calcext:value-type="boolean">
            <text:p>VERDADERO</text:p>
          </table:table-cell>
          <table:table-cell table:style-name="ce84" table:formula="of:=[PythonAWin.V25]*[PythonAWin.O25]" office:value-type="float" office:value="800" calcext:value-type="float">
            <text:p>800</text:p>
          </table:table-cell>
          <table:table-cell table:style-name="ce74" table:formula="of:=[PythonAWin.V25]*[PythonAWin.P25]" office:value-type="float" office:value="6135437660.86375" calcext:value-type="float">
            <text:p>6.135.437.660,86</text:p>
          </table:table-cell>
          <table:table-cell table:style-name="ce74" table:formula="of:=[PythonAWin.V25]*[PythonAWin.R25]" office:value-type="float" office:value="549066419.885621" calcext:value-type="float">
            <text:p>549.066.419,89</text:p>
          </table:table-cell>
          <table:table-cell table:style-name="ce84" table:formula="of:=[PythonAWin.Z12]+[PythonAWin.W25]" office:value-type="float" office:value="1600" calcext:value-type="float">
            <text:p>1600</text:p>
          </table:table-cell>
          <table:table-cell table:style-name="ce85" table:formula="of:=COMBINEDMEAN([PythonAWin.Z12]; [PythonAWin.AA12]; [PythonAWin.W25]; [PythonAWin.X25])" office:value-type="float" office:value="6089362838.1" calcext:value-type="float">
            <text:p>6.089.362.838,10</text:p>
          </table:table-cell>
          <table:table-cell table:style-name="ce85" table:formula="of:=COMBINEDSTDDEV([PythonAWin.Z12];[PythonAWin.AA12];[PythonAWin.AB12];[PythonAWin.W25];[PythonAWin.X25];[PythonAWin.Y25])" office:value-type="float" office:value="422395300.927946" calcext:value-type="float">
            <text:p>422.395.300,93</text:p>
          </table:table-cell>
          <table:table-cell table:style-name="ce82" table:formula="of:=[PythonAWin.AA25]/[PythonAWin.AB25]" office:value-type="float" office:value="14.4162655804231" calcext:value-type="float">
            <text:p>14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29" calcext:value-type="float">
            <text:p>29</text:p>
          </table:table-cell>
          <table:table-cell/>
          <table:table-cell table:style-name="ce179" table:formula="of:=[PythonAWin.N29] - com.microsoft.floor.precise([PythonAWin.N29] * 0.2)" office:value-type="string" office:string-value="" calcext:value-type="error">
            <text:p>#NAME?</text:p>
          </table:table-cell>
          <table:table-cell table:style-name="ce66" table:formula="of:=INDIRECT(ADDRESS([PythonAWin.$K29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29];3))" office:value-type="float" office:value="5932399.4475" calcext:value-type="float">
            <text:p>5.932.399,45</text:p>
          </table:table-cell>
          <table:table-cell table:style-name="ce77" table:formula="of:=[PythonAWin.P16]/[PythonAWin.P29]" office:value-type="float" office:value="0.980497858661767" calcext:value-type="float">
            <text:p>0,98</text:p>
          </table:table-cell>
          <table:table-cell table:style-name="ce74" table:formula="of:=INDIRECT(ADDRESS([PythonAWin.$K29];4))" office:value-type="float" office:value="605307.505244737" calcext:value-type="float">
            <text:p>605.307,51</text:p>
          </table:table-cell>
          <table:table-cell table:style-name="ce74" table:formula="of:=INDIRECT(ADDRESS([PythonAWin.$K29];5))" office:value-type="float" office:value="5713867" calcext:value-type="float">
            <text:p>5.713.867,00</text:p>
          </table:table-cell>
          <table:table-cell table:style-name="ce81" table:formula="of:=IF([PythonAWin.S29]=0;&quot;&quot;;ABS([PythonAWin.P29] - [PythonAWin.S29]) / MAX([PythonAWin.P29]; [PythonAWin.S29]))" office:value-type="float" office:value="0.0368371094080815" calcext:value-type="float">
            <text:p>0,0368</text:p>
          </table:table-cell>
          <table:table-cell table:style-name="ce82" table:formula="of:=[PythonAWin.P29]/[PythonAWin.R29]" office:value-type="float" office:value="9.80063752076132" calcext:value-type="float">
            <text:p>9,80</text:p>
          </table:table-cell>
          <table:table-cell table:style-name="ce83" table:formula="of:=[PythonAWin.U29] &gt;= [CONFIG.$B$3]" office:value-type="boolean" office:boolean-value="true" calcext:value-type="boolean">
            <text:p>VERDADERO</text:p>
          </table:table-cell>
          <table:table-cell table:style-name="ce84" table:formula="of:=[PythonAWin.V29]*[PythonAWin.O29]" office:value-type="float" office:value="800" calcext:value-type="float">
            <text:p>800</text:p>
          </table:table-cell>
          <table:table-cell table:style-name="ce74" table:formula="of:=[PythonAWin.V29]*[PythonAWin.P29]" office:value-type="float" office:value="5932399.4475" calcext:value-type="float">
            <text:p>5.932.399,45</text:p>
          </table:table-cell>
          <table:table-cell table:style-name="ce74" table:formula="of:=[PythonAWin.V29]*[PythonAWin.R29]" office:value-type="float" office:value="605307.505244737" calcext:value-type="float">
            <text:p>605.307,51</text:p>
          </table:table-cell>
          <table:table-cell table:style-name="ce84" table:formula="of:=[PythonAWin.Z16]+[PythonAWin.W29]" office:value-type="float" office:value="2400" calcext:value-type="float">
            <text:p>2400</text:p>
          </table:table-cell>
          <table:table-cell table:style-name="ce85" table:formula="of:=COMBINEDMEAN([PythonAWin.Z16]; [PythonAWin.AA16]; [PythonAWin.W29]; [PythonAWin.X29])" office:value-type="float" office:value="5839446.63416667" calcext:value-type="float">
            <text:p>5.839.446,63</text:p>
          </table:table-cell>
          <table:table-cell table:style-name="ce85" table:formula="of:=COMBINEDSTDDEV([PythonAWin.Z16];[PythonAWin.AA16];[PythonAWin.AB16];[PythonAWin.W29];[PythonAWin.X29];[PythonAWin.Y29])" office:value-type="float" office:value="583030.383838647" calcext:value-type="float">
            <text:p>583.030,38</text:p>
          </table:table-cell>
          <table:table-cell table:style-name="ce82" table:formula="of:=[PythonAWin.AA29]/[PythonAWin.AB29]" office:value-type="float" office:value="10.0156815082604" calcext:value-type="float">
            <text:p>10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180" table:formula="of:=[PythonAWin.N30] - com.microsoft.floor.precise([PythonAWin.N30] * 0.2)" office:value-type="string" office:string-value="" calcext:value-type="error">
            <text:p>#NAME?</text:p>
          </table:table-cell>
          <table:table-cell table:style-name="ce66" table:formula="of:=INDIRECT(ADDRESS([PythonAWin.$K30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0];3))" office:value-type="float" office:value="12246401.43" calcext:value-type="float">
            <text:p>12.246.401,43</text:p>
          </table:table-cell>
          <table:table-cell table:style-name="ce77" table:formula="of:=[PythonAWin.P17]/[PythonAWin.P30]" office:value-type="float" office:value="0.968108770177722" calcext:value-type="float">
            <text:p>0,97</text:p>
          </table:table-cell>
          <table:table-cell table:style-name="ce74" table:formula="of:=INDIRECT(ADDRESS([PythonAWin.$K30];4))" office:value-type="float" office:value="1269398.22517341" calcext:value-type="float">
            <text:p>1.269.398,23</text:p>
          </table:table-cell>
          <table:table-cell table:style-name="ce74" table:formula="of:=INDIRECT(ADDRESS([PythonAWin.$K30];5))" office:value-type="float" office:value="11700150" calcext:value-type="float">
            <text:p>11.700.150,00</text:p>
          </table:table-cell>
          <table:table-cell table:style-name="ce81" table:formula="of:=IF([PythonAWin.S30]=0;&quot;&quot;;ABS([PythonAWin.P30] - [PythonAWin.S30]) / MAX([PythonAWin.P30]; [PythonAWin.S30]))" office:value-type="float" office:value="0.0446050566872525" calcext:value-type="float">
            <text:p>0,0446</text:p>
          </table:table-cell>
          <table:table-cell table:style-name="ce82" table:formula="of:=[PythonAWin.P30]/[PythonAWin.R30]" office:value-type="float" office:value="9.64740708403546" calcext:value-type="float">
            <text:p>9,65</text:p>
          </table:table-cell>
          <table:table-cell table:style-name="ce83" table:formula="of:=[PythonAWin.U30] &gt;= [CONFIG.$B$3]" office:value-type="boolean" office:boolean-value="true" calcext:value-type="boolean">
            <text:p>VERDADERO</text:p>
          </table:table-cell>
          <table:table-cell table:style-name="ce84" table:formula="of:=[PythonAWin.V30]*[PythonAWin.O30]" office:value-type="float" office:value="800" calcext:value-type="float">
            <text:p>800</text:p>
          </table:table-cell>
          <table:table-cell table:style-name="ce74" table:formula="of:=[PythonAWin.V30]*[PythonAWin.P30]" office:value-type="float" office:value="12246401.43" calcext:value-type="float">
            <text:p>12.246.401,43</text:p>
          </table:table-cell>
          <table:table-cell table:style-name="ce74" table:formula="of:=[PythonAWin.V30]*[PythonAWin.R30]" office:value-type="float" office:value="1269398.22517341" calcext:value-type="float">
            <text:p>1.269.398,23</text:p>
          </table:table-cell>
          <table:table-cell table:style-name="ce84" table:formula="of:=[PythonAWin.Z17]+[PythonAWin.W30]" office:value-type="float" office:value="2400" calcext:value-type="float">
            <text:p>2400</text:p>
          </table:table-cell>
          <table:table-cell table:style-name="ce85" table:formula="of:=COMBINEDMEAN([PythonAWin.Z17]; [PythonAWin.AA17]; [PythonAWin.W30]; [PythonAWin.X30])" office:value-type="float" office:value="11895540.1608333" calcext:value-type="float">
            <text:p>11.895.540,16</text:p>
          </table:table-cell>
          <table:table-cell table:style-name="ce85" table:formula="of:=COMBINEDSTDDEV([PythonAWin.Z17];[PythonAWin.AA17];[PythonAWin.AB17];[PythonAWin.W30];[PythonAWin.X30];[PythonAWin.Y30])" office:value-type="float" office:value="1131624.90045572" calcext:value-type="float">
            <text:p>1.131.624,90</text:p>
          </table:table-cell>
          <table:table-cell table:style-name="ce82" table:formula="of:=[PythonAWin.AA30]/[PythonAWin.AB30]" office:value-type="float" office:value="10.5119109309479" calcext:value-type="float">
            <text:p>10,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181" table:formula="of:=[PythonAWin.N31] - com.microsoft.floor.precise([PythonAWin.N31] * 0.2)" office:value-type="string" office:string-value="" calcext:value-type="error">
            <text:p>#NAME?</text:p>
          </table:table-cell>
          <table:table-cell table:style-name="ce66" table:formula="of:=INDIRECT(ADDRESS([PythonAWin.$K31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1];3))" office:value-type="float" office:value="25973579.7175" calcext:value-type="float">
            <text:p>25.973.579,72</text:p>
          </table:table-cell>
          <table:table-cell table:style-name="ce77" table:formula="of:=[PythonAWin.P18]/[PythonAWin.P31]" office:value-type="float" office:value="0.960529428176615" calcext:value-type="float">
            <text:p>0,96</text:p>
          </table:table-cell>
          <table:table-cell table:style-name="ce74" table:formula="of:=INDIRECT(ADDRESS([PythonAWin.$K31];4))" office:value-type="float" office:value="2394603.97465922" calcext:value-type="float">
            <text:p>2.394.603,97</text:p>
          </table:table-cell>
          <table:table-cell table:style-name="ce74" table:formula="of:=INDIRECT(ADDRESS([PythonAWin.$K31];5))" office:value-type="float" office:value="26803561" calcext:value-type="float">
            <text:p>26.803.561,00</text:p>
          </table:table-cell>
          <table:table-cell table:style-name="ce81" table:formula="of:=IF([PythonAWin.S31]=0;&quot;&quot;;ABS([PythonAWin.P31] - [PythonAWin.S31]) / MAX([PythonAWin.P31]; [PythonAWin.S31]))" office:value-type="float" office:value="0.0309653363782521" calcext:value-type="float">
            <text:p>0,0310</text:p>
          </table:table-cell>
          <table:table-cell table:style-name="ce82" table:formula="of:=[PythonAWin.P31]/[PythonAWin.R31]" office:value-type="float" office:value="10.8467120210123" calcext:value-type="float">
            <text:p>10,85</text:p>
          </table:table-cell>
          <table:table-cell table:style-name="ce83" table:formula="of:=[PythonAWin.U31] &gt;= [CONFIG.$B$3]" office:value-type="boolean" office:boolean-value="true" calcext:value-type="boolean">
            <text:p>VERDADERO</text:p>
          </table:table-cell>
          <table:table-cell table:style-name="ce84" table:formula="of:=[PythonAWin.V31]*[PythonAWin.O31]" office:value-type="float" office:value="800" calcext:value-type="float">
            <text:p>800</text:p>
          </table:table-cell>
          <table:table-cell table:style-name="ce74" table:formula="of:=[PythonAWin.V31]*[PythonAWin.P31]" office:value-type="float" office:value="25973579.7175" calcext:value-type="float">
            <text:p>25.973.579,72</text:p>
          </table:table-cell>
          <table:table-cell table:style-name="ce74" table:formula="of:=[PythonAWin.V31]*[PythonAWin.R31]" office:value-type="float" office:value="2394603.97465922" calcext:value-type="float">
            <text:p>2.394.603,97</text:p>
          </table:table-cell>
          <table:table-cell table:style-name="ce84" table:formula="of:=[PythonAWin.Z18]+[PythonAWin.W31]" office:value-type="float" office:value="2400" calcext:value-type="float">
            <text:p>2400</text:p>
          </table:table-cell>
          <table:table-cell table:style-name="ce85" table:formula="of:=COMBINEDMEAN([PythonAWin.Z18]; [PythonAWin.AA18]; [PythonAWin.W31]; [PythonAWin.X31])" office:value-type="float" office:value="25328682.2966667" calcext:value-type="float">
            <text:p>25.328.682,30</text:p>
          </table:table-cell>
          <table:table-cell table:style-name="ce85" table:formula="of:=COMBINEDSTDDEV([PythonAWin.Z18];[PythonAWin.AA18];[PythonAWin.AB18];[PythonAWin.W31];[PythonAWin.X31];[PythonAWin.Y31])" office:value-type="float" office:value="2320451.48729403" calcext:value-type="float">
            <text:p>2.320.451,49</text:p>
          </table:table-cell>
          <table:table-cell table:style-name="ce82" table:formula="of:=[PythonAWin.AA31]/[PythonAWin.AB31]" office:value-type="float" office:value="10.9154112617125" calcext:value-type="float">
            <text:p>10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182" table:formula="of:=[PythonAWin.N32] - com.microsoft.floor.precise([PythonAWin.N32] * 0.2)" office:value-type="string" office:string-value="" calcext:value-type="error">
            <text:p>#NAME?</text:p>
          </table:table-cell>
          <table:table-cell table:style-name="ce66" table:formula="of:=INDIRECT(ADDRESS([PythonAWin.$K32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2];3))" office:value-type="float" office:value="56660539.12" calcext:value-type="float">
            <text:p>56.660.539,12</text:p>
          </table:table-cell>
          <table:table-cell table:style-name="ce77" table:formula="of:=[PythonAWin.P19]/[PythonAWin.P32]" office:value-type="float" office:value="0.97944524082654" calcext:value-type="float">
            <text:p>0,98</text:p>
          </table:table-cell>
          <table:table-cell table:style-name="ce74" table:formula="of:=INDIRECT(ADDRESS([PythonAWin.$K32];4))" office:value-type="float" office:value="3541064.18634992" calcext:value-type="float">
            <text:p>3.541.064,19</text:p>
          </table:table-cell>
          <table:table-cell table:style-name="ce74" table:formula="of:=INDIRECT(ADDRESS([PythonAWin.$K32];5))" office:value-type="float" office:value="55780453" calcext:value-type="float">
            <text:p>55.780.453,00</text:p>
          </table:table-cell>
          <table:table-cell table:style-name="ce81" table:formula="of:=IF([PythonAWin.S32]=0;&quot;&quot;;ABS([PythonAWin.P32] - [PythonAWin.S32]) / MAX([PythonAWin.P32]; [PythonAWin.S32]))" office:value-type="float" office:value="0.015532611119991" calcext:value-type="float">
            <text:p>0,0155</text:p>
          </table:table-cell>
          <table:table-cell table:style-name="ce82" table:formula="of:=[PythonAWin.P32]/[PythonAWin.R32]" office:value-type="float" office:value="16.0009918313299" calcext:value-type="float">
            <text:p>16,00</text:p>
          </table:table-cell>
          <table:table-cell table:style-name="ce83" table:formula="of:=[PythonAWin.U32] &gt;= [CONFIG.$B$3]" office:value-type="boolean" office:boolean-value="true" calcext:value-type="boolean">
            <text:p>VERDADERO</text:p>
          </table:table-cell>
          <table:table-cell table:style-name="ce84" table:formula="of:=[PythonAWin.V32]*[PythonAWin.O32]" office:value-type="float" office:value="800" calcext:value-type="float">
            <text:p>800</text:p>
          </table:table-cell>
          <table:table-cell table:style-name="ce74" table:formula="of:=[PythonAWin.V32]*[PythonAWin.P32]" office:value-type="float" office:value="56660539.12" calcext:value-type="float">
            <text:p>56.660.539,12</text:p>
          </table:table-cell>
          <table:table-cell table:style-name="ce74" table:formula="of:=[PythonAWin.V32]*[PythonAWin.R32]" office:value-type="float" office:value="3541064.18634992" calcext:value-type="float">
            <text:p>3.541.064,19</text:p>
          </table:table-cell>
          <table:table-cell table:style-name="ce84" table:formula="of:=[PythonAWin.Z19]+[PythonAWin.W32]" office:value-type="float" office:value="2400" calcext:value-type="float">
            <text:p>2400</text:p>
          </table:table-cell>
          <table:table-cell table:style-name="ce85" table:formula="of:=COMBINEDMEAN([PythonAWin.Z19]; [PythonAWin.AA19]; [PythonAWin.W32]; [PythonAWin.X32])" office:value-type="float" office:value="55913345.5470833" calcext:value-type="float">
            <text:p>55.913.345,55</text:p>
          </table:table-cell>
          <table:table-cell table:style-name="ce85" table:formula="of:=COMBINEDSTDDEV([PythonAWin.Z19];[PythonAWin.AA19];[PythonAWin.AB19];[PythonAWin.W32];[PythonAWin.X32];[PythonAWin.Y32])" office:value-type="float" office:value="3201499.58614443" calcext:value-type="float">
            <text:p>3.201.499,59</text:p>
          </table:table-cell>
          <table:table-cell table:style-name="ce82" table:formula="of:=[PythonAWin.AA32]/[PythonAWin.AB32]" office:value-type="float" office:value="17.4647361471066" calcext:value-type="float">
            <text:p>17,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183" table:formula="of:=[PythonAWin.N33] - com.microsoft.floor.precise([PythonAWin.N33] * 0.2)" office:value-type="string" office:string-value="" calcext:value-type="error">
            <text:p>#NAME?</text:p>
          </table:table-cell>
          <table:table-cell table:style-name="ce66" table:formula="of:=INDIRECT(ADDRESS([PythonAWin.$K33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3];3))" office:value-type="float" office:value="129870917.3325" calcext:value-type="float">
            <text:p>129.870.917,33</text:p>
          </table:table-cell>
          <table:table-cell table:style-name="ce77" table:formula="of:=[PythonAWin.P20]/[PythonAWin.P33]" office:value-type="float" office:value="0.993189879338146" calcext:value-type="float">
            <text:p>0,99</text:p>
          </table:table-cell>
          <table:table-cell table:style-name="ce74" table:formula="of:=INDIRECT(ADDRESS([PythonAWin.$K33];4))" office:value-type="float" office:value="7543002.15397265" calcext:value-type="float">
            <text:p>7.543.002,15</text:p>
          </table:table-cell>
          <table:table-cell table:style-name="ce74" table:formula="of:=INDIRECT(ADDRESS([PythonAWin.$K33];5))" office:value-type="float" office:value="126882420" calcext:value-type="float">
            <text:p>126.882.420,00</text:p>
          </table:table-cell>
          <table:table-cell table:style-name="ce81" table:formula="of:=IF([PythonAWin.S33]=0;&quot;&quot;;ABS([PythonAWin.P33] - [PythonAWin.S33]) / MAX([PythonAWin.P33]; [PythonAWin.S33]))" office:value-type="float" office:value="0.0230112899322082" calcext:value-type="float">
            <text:p>0,0230</text:p>
          </table:table-cell>
          <table:table-cell table:style-name="ce82" table:formula="of:=[PythonAWin.P33]/[PythonAWin.R33]" office:value-type="float" office:value="17.2174042485327" calcext:value-type="float">
            <text:p>17,22</text:p>
          </table:table-cell>
          <table:table-cell table:style-name="ce83" table:formula="of:=[PythonAWin.U33] &gt;= [CONFIG.$B$3]" office:value-type="boolean" office:boolean-value="true" calcext:value-type="boolean">
            <text:p>VERDADERO</text:p>
          </table:table-cell>
          <table:table-cell table:style-name="ce84" table:formula="of:=[PythonAWin.V33]*[PythonAWin.O33]" office:value-type="float" office:value="800" calcext:value-type="float">
            <text:p>800</text:p>
          </table:table-cell>
          <table:table-cell table:style-name="ce74" table:formula="of:=[PythonAWin.V33]*[PythonAWin.P33]" office:value-type="float" office:value="129870917.3325" calcext:value-type="float">
            <text:p>129.870.917,33</text:p>
          </table:table-cell>
          <table:table-cell table:style-name="ce74" table:formula="of:=[PythonAWin.V33]*[PythonAWin.R33]" office:value-type="float" office:value="7543002.15397265" calcext:value-type="float">
            <text:p>7.543.002,15</text:p>
          </table:table-cell>
          <table:table-cell table:style-name="ce84" table:formula="of:=[PythonAWin.Z20]+[PythonAWin.W33]" office:value-type="float" office:value="2400" calcext:value-type="float">
            <text:p>2400</text:p>
          </table:table-cell>
          <table:table-cell table:style-name="ce85" table:formula="of:=COMBINEDMEAN([PythonAWin.Z20]; [PythonAWin.AA20]; [PythonAWin.W33]; [PythonAWin.X33])" office:value-type="float" office:value="128504160.28375" calcext:value-type="float">
            <text:p>128.504.160,28</text:p>
          </table:table-cell>
          <table:table-cell table:style-name="ce85" table:formula="of:=COMBINEDSTDDEV([PythonAWin.Z20];[PythonAWin.AA20];[PythonAWin.AB20];[PythonAWin.W33];[PythonAWin.X33];[PythonAWin.Y33])" office:value-type="float" office:value="7792761.90495143" calcext:value-type="float">
            <text:p>7.792.761,90</text:p>
          </table:table-cell>
          <table:table-cell table:style-name="ce82" table:formula="of:=[PythonAWin.AA33]/[PythonAWin.AB33]" office:value-type="float" office:value="16.4901945999531" calcext:value-type="float">
            <text:p>16,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184" table:formula="of:=[PythonAWin.N34] - com.microsoft.floor.precise([PythonAWin.N34] * 0.2)" office:value-type="string" office:string-value="" calcext:value-type="error">
            <text:p>#NAME?</text:p>
          </table:table-cell>
          <table:table-cell table:style-name="ce66" table:formula="of:=INDIRECT(ADDRESS([PythonAWin.$K34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4];3))" office:value-type="float" office:value="315716488.28" calcext:value-type="float">
            <text:p>315.716.488,28</text:p>
          </table:table-cell>
          <table:table-cell table:style-name="ce77" table:formula="of:=[PythonAWin.P21]/[PythonAWin.P34]" office:value-type="float" office:value="0.989365491585374" calcext:value-type="float">
            <text:p>0,99</text:p>
          </table:table-cell>
          <table:table-cell table:style-name="ce74" table:formula="of:=INDIRECT(ADDRESS([PythonAWin.$K34];4))" office:value-type="float" office:value="13968933.1292185" calcext:value-type="float">
            <text:p>13.968.933,13</text:p>
          </table:table-cell>
          <table:table-cell table:style-name="ce74" table:formula="of:=INDIRECT(ADDRESS([PythonAWin.$K34];5))" office:value-type="float" office:value="310327471" calcext:value-type="float">
            <text:p>310.327.471,00</text:p>
          </table:table-cell>
          <table:table-cell table:style-name="ce81" table:formula="of:=IF([PythonAWin.S34]=0;&quot;&quot;;ABS([PythonAWin.P34] - [PythonAWin.S34]) / MAX([PythonAWin.P34]; [PythonAWin.S34]))" office:value-type="float" office:value="0.0170691664200338" calcext:value-type="float">
            <text:p>0,0171</text:p>
          </table:table-cell>
          <table:table-cell table:style-name="ce82" table:formula="of:=[PythonAWin.P34]/[PythonAWin.R34]" office:value-type="float" office:value="22.6013314946453" calcext:value-type="float">
            <text:p>22,60</text:p>
          </table:table-cell>
          <table:table-cell table:style-name="ce83" table:formula="of:=[PythonAWin.U34] &gt;= [CONFIG.$B$3]" office:value-type="boolean" office:boolean-value="true" calcext:value-type="boolean">
            <text:p>VERDADERO</text:p>
          </table:table-cell>
          <table:table-cell table:style-name="ce84" table:formula="of:=[PythonAWin.V34]*[PythonAWin.O34]" office:value-type="float" office:value="800" calcext:value-type="float">
            <text:p>800</text:p>
          </table:table-cell>
          <table:table-cell table:style-name="ce74" table:formula="of:=[PythonAWin.V34]*[PythonAWin.P34]" office:value-type="float" office:value="315716488.28" calcext:value-type="float">
            <text:p>315.716.488,28</text:p>
          </table:table-cell>
          <table:table-cell table:style-name="ce74" table:formula="of:=[PythonAWin.V34]*[PythonAWin.R34]" office:value-type="float" office:value="13968933.1292185" calcext:value-type="float">
            <text:p>13.968.933,13</text:p>
          </table:table-cell>
          <table:table-cell table:style-name="ce84" table:formula="of:=[PythonAWin.Z21]+[PythonAWin.W34]" office:value-type="float" office:value="2400" calcext:value-type="float">
            <text:p>2400</text:p>
          </table:table-cell>
          <table:table-cell table:style-name="ce85" table:formula="of:=COMBINEDMEAN([PythonAWin.Z21]; [PythonAWin.AA21]; [PythonAWin.W34]; [PythonAWin.X34])" office:value-type="float" office:value="312777218.740417" calcext:value-type="float">
            <text:p>312.777.218,74</text:p>
          </table:table-cell>
          <table:table-cell table:style-name="ce85" table:formula="of:=COMBINEDSTDDEV([PythonAWin.Z21];[PythonAWin.AA21];[PythonAWin.AB21];[PythonAWin.W34];[PythonAWin.X34];[PythonAWin.Y34])" office:value-type="float" office:value="13463406.5578614" calcext:value-type="float">
            <text:p>13.463.406,56</text:p>
          </table:table-cell>
          <table:table-cell table:style-name="ce82" table:formula="of:=[PythonAWin.AA34]/[PythonAWin.AB34]" office:value-type="float" office:value="23.2316551829732" calcext:value-type="float">
            <text:p>23,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185" table:formula="of:=[PythonAWin.N35] - com.microsoft.floor.precise([PythonAWin.N35] * 0.2)" office:value-type="string" office:string-value="" calcext:value-type="error">
            <text:p>#NAME?</text:p>
          </table:table-cell>
          <table:table-cell table:style-name="ce66" table:formula="of:=INDIRECT(ADDRESS([PythonAWin.$K35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5];3))" office:value-type="float" office:value="737610181.5175" calcext:value-type="float">
            <text:p>737.610.181,52</text:p>
          </table:table-cell>
          <table:table-cell table:style-name="ce77" table:formula="of:=[PythonAWin.P22]/[PythonAWin.P35]" office:value-type="float" office:value="0.985519802956046" calcext:value-type="float">
            <text:p>0,99</text:p>
          </table:table-cell>
          <table:table-cell table:style-name="ce74" table:formula="of:=INDIRECT(ADDRESS([PythonAWin.$K35];4))" office:value-type="float" office:value="31695841.7194545" calcext:value-type="float">
            <text:p>31.695.841,72</text:p>
          </table:table-cell>
          <table:table-cell table:style-name="ce74" table:formula="of:=INDIRECT(ADDRESS([PythonAWin.$K35];5))" office:value-type="float" office:value="751056088" calcext:value-type="float">
            <text:p>751.056.088,00</text:p>
          </table:table-cell>
          <table:table-cell table:style-name="ce81" table:formula="of:=IF([PythonAWin.S35]=0;&quot;&quot;;ABS([PythonAWin.P35] - [PythonAWin.S35]) / MAX([PythonAWin.P35]; [PythonAWin.S35]))" office:value-type="float" office:value="0.0179026662553329" calcext:value-type="float">
            <text:p>0,0179</text:p>
          </table:table-cell>
          <table:table-cell table:style-name="ce82" table:formula="of:=[PythonAWin.P35]/[PythonAWin.R35]" office:value-type="float" office:value="23.2715126497103" calcext:value-type="float">
            <text:p>23,27</text:p>
          </table:table-cell>
          <table:table-cell table:style-name="ce83" table:formula="of:=[PythonAWin.U35] &gt;= [CONFIG.$B$3]" office:value-type="boolean" office:boolean-value="true" calcext:value-type="boolean">
            <text:p>VERDADERO</text:p>
          </table:table-cell>
          <table:table-cell table:style-name="ce84" table:formula="of:=[PythonAWin.V35]*[PythonAWin.O35]" office:value-type="float" office:value="800" calcext:value-type="float">
            <text:p>800</text:p>
          </table:table-cell>
          <table:table-cell table:style-name="ce74" table:formula="of:=[PythonAWin.V35]*[PythonAWin.P35]" office:value-type="float" office:value="737610181.5175" calcext:value-type="float">
            <text:p>737.610.181,52</text:p>
          </table:table-cell>
          <table:table-cell table:style-name="ce74" table:formula="of:=[PythonAWin.V35]*[PythonAWin.R35]" office:value-type="float" office:value="31695841.7194545" calcext:value-type="float">
            <text:p>31.695.841,72</text:p>
          </table:table-cell>
          <table:table-cell table:style-name="ce84" table:formula="of:=[PythonAWin.Z22]+[PythonAWin.W35]" office:value-type="float" office:value="2400" calcext:value-type="float">
            <text:p>2400</text:p>
          </table:table-cell>
          <table:table-cell table:style-name="ce85" table:formula="of:=COMBINEDMEAN([PythonAWin.Z22]; [PythonAWin.AA22]; [PythonAWin.W35]; [PythonAWin.X35])" office:value-type="float" office:value="727682452.514167" calcext:value-type="float">
            <text:p>727.682.452,51</text:p>
          </table:table-cell>
          <table:table-cell table:style-name="ce85" table:formula="of:=COMBINEDSTDDEV([PythonAWin.Z22];[PythonAWin.AA22];[PythonAWin.AB22];[PythonAWin.W35];[PythonAWin.X35];[PythonAWin.Y35])" office:value-type="float" office:value="31946650.4297206" calcext:value-type="float">
            <text:p>31.946.650,43</text:p>
          </table:table-cell>
          <table:table-cell table:style-name="ce82" table:formula="of:=[PythonAWin.AA35]/[PythonAWin.AB35]" office:value-type="float" office:value="22.7780516181186" calcext:value-type="float">
            <text:p>22,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186" table:formula="of:=[PythonAWin.N36] - com.microsoft.floor.precise([PythonAWin.N36] * 0.2)" office:value-type="string" office:string-value="" calcext:value-type="error">
            <text:p>#NAME?</text:p>
          </table:table-cell>
          <table:table-cell table:style-name="ce66" table:formula="of:=INDIRECT(ADDRESS([PythonAWin.$K36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6];3))" office:value-type="float" office:value="1507247264.73375" calcext:value-type="float">
            <text:p>1.507.247.264,73</text:p>
          </table:table-cell>
          <table:table-cell table:style-name="ce77" table:formula="of:=[PythonAWin.P23]/[PythonAWin.P36]" office:value-type="float" office:value="0.979151693656879" calcext:value-type="float">
            <text:p>0,98</text:p>
          </table:table-cell>
          <table:table-cell table:style-name="ce74" table:formula="of:=INDIRECT(ADDRESS([PythonAWin.$K36];4))" office:value-type="float" office:value="37552691.5244698" calcext:value-type="float">
            <text:p>37.552.691,52</text:p>
          </table:table-cell>
          <table:table-cell table:style-name="ce74" table:formula="of:=INDIRECT(ADDRESS([PythonAWin.$K36];5))" office:value-type="float" office:value="1506520421" calcext:value-type="float">
            <text:p>1.506.520.421,00</text:p>
          </table:table-cell>
          <table:table-cell table:style-name="ce81" table:formula="of:=IF([PythonAWin.S36]=0;&quot;&quot;;ABS([PythonAWin.P36] - [PythonAWin.S36]) / MAX([PythonAWin.P36]; [PythonAWin.S36]))" office:value-type="float" office:value="0.000482232577730701" calcext:value-type="float">
            <text:p>0,0005</text:p>
          </table:table-cell>
          <table:table-cell table:style-name="ce82" table:formula="of:=[PythonAWin.P36]/[PythonAWin.R36]" office:value-type="float" office:value="40.1368637918166" calcext:value-type="float">
            <text:p>40,14</text:p>
          </table:table-cell>
          <table:table-cell table:style-name="ce83" table:formula="of:=[PythonAWin.U36] &gt;= [CONFIG.$B$3]" office:value-type="boolean" office:boolean-value="true" calcext:value-type="boolean">
            <text:p>VERDADERO</text:p>
          </table:table-cell>
          <table:table-cell table:style-name="ce84" table:formula="of:=[PythonAWin.V36]*[PythonAWin.O36]" office:value-type="float" office:value="800" calcext:value-type="float">
            <text:p>800</text:p>
          </table:table-cell>
          <table:table-cell table:style-name="ce74" table:formula="of:=[PythonAWin.V36]*[PythonAWin.P36]" office:value-type="float" office:value="1507247264.73375" calcext:value-type="float">
            <text:p>1.507.247.264,73</text:p>
          </table:table-cell>
          <table:table-cell table:style-name="ce74" table:formula="of:=[PythonAWin.V36]*[PythonAWin.R36]" office:value-type="float" office:value="37552691.5244698" calcext:value-type="float">
            <text:p>37.552.691,52</text:p>
          </table:table-cell>
          <table:table-cell table:style-name="ce84" table:formula="of:=[PythonAWin.Z23]+[PythonAWin.W36]" office:value-type="float" office:value="2400" calcext:value-type="float">
            <text:p>2400</text:p>
          </table:table-cell>
          <table:table-cell table:style-name="ce85" table:formula="of:=COMBINEDMEAN([PythonAWin.Z23]; [PythonAWin.AA23]; [PythonAWin.W36]; [PythonAWin.X36])" office:value-type="float" office:value="1483420162.15542" calcext:value-type="float">
            <text:p>1.483.420.162,16</text:p>
          </table:table-cell>
          <table:table-cell table:style-name="ce85" table:formula="of:=COMBINEDSTDDEV([PythonAWin.Z23];[PythonAWin.AA23];[PythonAWin.AB23];[PythonAWin.W36];[PythonAWin.X36];[PythonAWin.Y36])" office:value-type="float" office:value="40292957.0551231" calcext:value-type="float">
            <text:p>40.292.957,06</text:p>
          </table:table-cell>
          <table:table-cell table:style-name="ce82" table:formula="of:=[PythonAWin.AA36]/[PythonAWin.AB36]" office:value-type="float" office:value="36.8158673518554" calcext:value-type="float">
            <text:p>36,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187" table:formula="of:=[PythonAWin.N37] - com.microsoft.floor.precise([PythonAWin.N37] * 0.2)" office:value-type="string" office:string-value="" calcext:value-type="error">
            <text:p>#NAME?</text:p>
          </table:table-cell>
          <table:table-cell table:style-name="ce66" table:formula="of:=INDIRECT(ADDRESS([PythonAWin.$K37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7];3))" office:value-type="float" office:value="3050472533.2475" calcext:value-type="float">
            <text:p>3.050.472.533,25</text:p>
          </table:table-cell>
          <table:table-cell table:style-name="ce77" table:formula="of:=[PythonAWin.P24]/[PythonAWin.P37]" office:value-type="float" office:value="0.976601458138188" calcext:value-type="float">
            <text:p>0,98</text:p>
          </table:table-cell>
          <table:table-cell table:style-name="ce74" table:formula="of:=INDIRECT(ADDRESS([PythonAWin.$K37];4))" office:value-type="float" office:value="106802035.23273" calcext:value-type="float">
            <text:p>106.802.035,23</text:p>
          </table:table-cell>
          <table:table-cell table:style-name="ce74" table:formula="of:=INDIRECT(ADDRESS([PythonAWin.$K37];5))" office:value-type="float" office:value="3029984870" calcext:value-type="float">
            <text:p>3.029.984.870,00</text:p>
          </table:table-cell>
          <table:table-cell table:style-name="ce81" table:formula="of:=IF([PythonAWin.S37]=0;&quot;&quot;;ABS([PythonAWin.P37] - [PythonAWin.S37]) / MAX([PythonAWin.P37]; [PythonAWin.S37]))" office:value-type="float" office:value="0.00671622610077692" calcext:value-type="float">
            <text:p>0,0067</text:p>
          </table:table-cell>
          <table:table-cell table:style-name="ce82" table:formula="of:=[PythonAWin.P37]/[PythonAWin.R37]" office:value-type="float" office:value="28.5619326129908" calcext:value-type="float">
            <text:p>28,56</text:p>
          </table:table-cell>
          <table:table-cell table:style-name="ce83" table:formula="of:=[PythonAWin.U37] &gt;= [CONFIG.$B$3]" office:value-type="boolean" office:boolean-value="true" calcext:value-type="boolean">
            <text:p>VERDADERO</text:p>
          </table:table-cell>
          <table:table-cell table:style-name="ce84" table:formula="of:=[PythonAWin.V37]*[PythonAWin.O37]" office:value-type="float" office:value="800" calcext:value-type="float">
            <text:p>800</text:p>
          </table:table-cell>
          <table:table-cell table:style-name="ce74" table:formula="of:=[PythonAWin.V37]*[PythonAWin.P37]" office:value-type="float" office:value="3050472533.2475" calcext:value-type="float">
            <text:p>3.050.472.533,25</text:p>
          </table:table-cell>
          <table:table-cell table:style-name="ce74" table:formula="of:=[PythonAWin.V37]*[PythonAWin.R37]" office:value-type="float" office:value="106802035.23273" calcext:value-type="float">
            <text:p>106.802.035,23</text:p>
          </table:table-cell>
          <table:table-cell table:style-name="ce84" table:formula="of:=[PythonAWin.Z24]+[PythonAWin.W37]" office:value-type="float" office:value="2400" calcext:value-type="float">
            <text:p>2400</text:p>
          </table:table-cell>
          <table:table-cell table:style-name="ce85" table:formula="of:=COMBINEDMEAN([PythonAWin.Z24]; [PythonAWin.AA24]; [PythonAWin.W37]; [PythonAWin.X37])" office:value-type="float" office:value="2998858127.17208" calcext:value-type="float">
            <text:p>2.998.858.127,17</text:p>
          </table:table-cell>
          <table:table-cell table:style-name="ce85" table:formula="of:=COMBINEDSTDDEV([PythonAWin.Z24];[PythonAWin.AA24];[PythonAWin.AB24];[PythonAWin.W37];[PythonAWin.X37];[PythonAWin.Y37])" office:value-type="float" office:value="101592197.86179" calcext:value-type="float">
            <text:p>101.592.197,86</text:p>
          </table:table-cell>
          <table:table-cell table:style-name="ce82" table:formula="of:=[PythonAWin.AA37]/[PythonAWin.AB37]" office:value-type="float" office:value="29.5185869612925" calcext:value-type="float">
            <text:p>29,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188" table:formula="of:=[PythonAWin.N38] - com.microsoft.floor.precise([PythonAWin.N38] * 0.2)" office:value-type="string" office:string-value="" calcext:value-type="error">
            <text:p>#NAME?</text:p>
          </table:table-cell>
          <table:table-cell table:style-name="ce66" table:formula="of:=INDIRECT(ADDRESS([PythonAWin.$K38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38];3))" office:value-type="float" office:value="6100578870.19875" calcext:value-type="float">
            <text:p>6.100.578.870,20</text:p>
          </table:table-cell>
          <table:table-cell table:style-name="ce77" table:formula="of:=[PythonAWin.P25]/[PythonAWin.P38]" office:value-type="float" office:value="1.00571401360538" calcext:value-type="float">
            <text:p>1,01</text:p>
          </table:table-cell>
          <table:table-cell table:style-name="ce74" table:formula="of:=INDIRECT(ADDRESS([PythonAWin.$K38];4))" office:value-type="float" office:value="237654069.952946" calcext:value-type="float">
            <text:p>237.654.069,95</text:p>
          </table:table-cell>
          <table:table-cell table:style-name="ce74" table:formula="of:=INDIRECT(ADDRESS([PythonAWin.$K38];5))" office:value-type="float" office:value="6015780385" calcext:value-type="float">
            <text:p>6.015.780.385,00</text:p>
          </table:table-cell>
          <table:table-cell table:style-name="ce81" table:formula="of:=IF([PythonAWin.S38]=0;&quot;&quot;;ABS([PythonAWin.P38] - [PythonAWin.S38]) / MAX([PythonAWin.P38]; [PythonAWin.S38]))" office:value-type="float" office:value="0.013900071944482" calcext:value-type="float">
            <text:p>0,0139</text:p>
          </table:table-cell>
          <table:table-cell table:style-name="ce82" table:formula="of:=[PythonAWin.P38]/[PythonAWin.R38]" office:value-type="float" office:value="25.6699953483087" calcext:value-type="float">
            <text:p>25,67</text:p>
          </table:table-cell>
          <table:table-cell table:style-name="ce83" table:formula="of:=[PythonAWin.U38] &gt;= [CONFIG.$B$3]" office:value-type="boolean" office:boolean-value="true" calcext:value-type="boolean">
            <text:p>VERDADERO</text:p>
          </table:table-cell>
          <table:table-cell table:style-name="ce84" table:formula="of:=[PythonAWin.V38]*[PythonAWin.O38]" office:value-type="float" office:value="800" calcext:value-type="float">
            <text:p>800</text:p>
          </table:table-cell>
          <table:table-cell table:style-name="ce74" table:formula="of:=[PythonAWin.V38]*[PythonAWin.P38]" office:value-type="float" office:value="6100578870.19875" calcext:value-type="float">
            <text:p>6.100.578.870,20</text:p>
          </table:table-cell>
          <table:table-cell table:style-name="ce74" table:formula="of:=[PythonAWin.V38]*[PythonAWin.R38]" office:value-type="float" office:value="237654069.952946" calcext:value-type="float">
            <text:p>237.654.069,95</text:p>
          </table:table-cell>
          <table:table-cell table:style-name="ce84" table:formula="of:=[PythonAWin.Z25]+[PythonAWin.W38]" office:value-type="float" office:value="2400" calcext:value-type="float">
            <text:p>2400</text:p>
          </table:table-cell>
          <table:table-cell table:style-name="ce85" table:formula="of:=COMBINEDMEAN([PythonAWin.Z25]; [PythonAWin.AA25]; [PythonAWin.W38]; [PythonAWin.X38])" office:value-type="float" office:value="6093101515.46625" calcext:value-type="float">
            <text:p>6.093.101.515,47</text:p>
          </table:table-cell>
          <table:table-cell table:style-name="ce85" table:formula="of:=COMBINEDSTDDEV([PythonAWin.Z25];[PythonAWin.AA25];[PythonAWin.AB25];[PythonAWin.W38];[PythonAWin.X38];[PythonAWin.Y38])" office:value-type="float" office:value="371159211.614699" calcext:value-type="float">
            <text:p>371.159.211,61</text:p>
          </table:table-cell>
          <table:table-cell table:style-name="ce82" table:formula="of:=[PythonAWin.AA38]/[PythonAWin.AB38]" office:value-type="float" office:value="16.4164092518644" calcext:value-type="float">
            <text:p>16,42</text:p>
          </table:table-cell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24" table:number-columns-repeated="2"/>
          <table:table-cell table:style-name="ce70"/>
          <table:table-cell table:style-name="ce75"/>
          <table:table-cell table:style-name="ce78"/>
          <table:table-cell table:style-name="ce75" table:number-columns-repeated="2"/>
          <table:table-cell table:style-name="ce78" table:number-columns-repeated="4"/>
          <table:table-cell table:style-name="ce75" table:number-columns-repeated="5"/>
          <table:table-cell table:style-name="ce78"/>
          <table:table-cell table:number-columns-repeated="956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1" table:number-rows-spanned="2">
            <text:p># elem</text:p>
            <text:p>(real)</text:p>
          </table:table-cell>
          <table:table-cell table:style-name="ce12" office:value-type="string" calcext:value-type="string" table:number-columns-spanned="1" table:number-rows-spanned="2">
            <text:p># elem</text:p>
          </table:table-cell>
          <table:table-cell table:style-name="ce12" office:value-type="string" calcext:value-type="string" table:number-columns-spanned="1" table:number-rows-spanned="2">
            <text:p>Samples</text:p>
            <text:p>(N)</text:p>
          </table:table-cell>
          <table:table-cell table:style-name="ce72" office:value-type="string" calcext:value-type="string" table:number-columns-spanned="14" table:number-rows-spanned="1">
            <text:p>mult_array_a_64_32</text:p>
          </table:table-cell>
          <table:covered-table-cell table:style-name="ce72"/>
          <table:covered-table-cell table:number-columns-repeated="12" table:style-name="ce73"/>
          <table:table-cell table:number-columns-repeated="956"/>
        </table:table-row>
        <table:table-row table:style-name="ro1">
          <table:table-cell table:number-columns-repeated="10"/>
          <table:table-cell table:style-name="ce11" office:value-type="string" calcext:value-type="string">
            <text:p>idx</text:p>
          </table:table-cell>
          <table:table-cell/>
          <table:covered-table-cell table:number-columns-repeated="3" table:style-name="ce13"/>
          <table:table-cell table:style-name="ce73" office:value-type="string" calcext:value-type="string">
            <text:p>μ</text:p>
          </table:table-cell>
          <table:table-cell table:style-name="ce73" office:value-type="string" calcext:value-type="string">
            <text:p>μ ant / μ</text:p>
          </table:table-cell>
          <table:table-cell table:style-name="ce73" office:value-type="string" calcext:value-type="string">
            <text:p>σ</text:p>
          </table:table-cell>
          <table:table-cell table:style-name="ce73" office:value-type="string" calcext:value-type="string">
            <text:p>Median</text:p>
          </table:table-cell>
          <table:table-cell table:style-name="ce73" office:value-type="string" calcext:value-type="string">
            <text:p>MM Test</text:p>
          </table:table-cell>
          <table:table-cell table:style-name="ce73" office:value-type="string" calcext:value-type="string">
            <text:p>μ / σ</text:p>
          </table:table-cell>
          <table:table-cell table:style-name="ce73" office:value-type="string" calcext:value-type="string">
            <text:p>Is valid?</text:p>
          </table:table-cell>
          <table:table-cell table:style-name="ce73" office:value-type="string" calcext:value-type="string">
            <text:p>Valid*N</text:p>
          </table:table-cell>
          <table:table-cell table:style-name="ce73" office:value-type="string" calcext:value-type="string">
            <text:p>Valid*Mean</text:p>
          </table:table-cell>
          <table:table-cell table:style-name="ce73" office:value-type="string" calcext:value-type="string">
            <text:p>Valid*StdDev</text:p>
          </table:table-cell>
          <table:table-cell table:style-name="ce73" office:value-type="string" calcext:value-type="string">
            <text:p>Comb N</text:p>
          </table:table-cell>
          <table:table-cell table:style-name="ce73" office:value-type="string" calcext:value-type="string">
            <text:p>Comb μ</text:p>
          </table:table-cell>
          <table:table-cell table:style-name="ce73" office:value-type="string" calcext:value-type="string">
            <text:p>Comb σ</text:p>
          </table:table-cell>
          <table:table-cell table:style-name="ce73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,71125</text:p>
          </table:table-cell>
          <table:table-cell office:value-type="float" office:value="525639.217837326" calcext:value-type="float">
            <text:p>525639,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rray_a_64_32" calcext:value-type="string">
            <text:p>mult_array_a_64_32</text:p>
          </table:table-cell>
          <table:table-cell/>
          <table:table-cell table:style-name="ce10" table:formula="of:=ROW()" office:value-type="float" office:value="42" calcext:value-type="float">
            <text:p>42</text:p>
          </table:table-cell>
          <table:table-cell/>
          <table:table-cell table:style-name="ce189" table:formula="of:=[PythonAWin.N42] - com.microsoft.floor.precise([PythonAWin.N42] * 0.2)" office:value-type="string" office:string-value="" calcext:value-type="error">
            <text:p>#NAME?</text:p>
          </table:table-cell>
          <table:table-cell table:style-name="ce66" table:formula="of:=INDIRECT(ADDRESS([PythonAWin.$K42];2))" office:value-type="float" office:value="16384" calcext:value-type="float">
            <text:p>16.38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2];3))" office:value-type="float" office:value="5620653.71125" calcext:value-type="float">
            <text:p>5.620.653,71</text:p>
          </table:table-cell>
          <table:table-cell table:style-name="ce77" table:formula="of:=[PythonAWin.P29]/[PythonAWin.P42]" office:value-type="float" office:value="1.05546432003559" calcext:value-type="float">
            <text:p>1,06</text:p>
          </table:table-cell>
          <table:table-cell table:style-name="ce74" table:formula="of:=INDIRECT(ADDRESS([PythonAWin.$K42];4))" office:value-type="float" office:value="525639.217837326" calcext:value-type="float">
            <text:p>525.639,22</text:p>
          </table:table-cell>
          <table:table-cell table:style-name="ce74" table:formula="of:=INDIRECT(ADDRESS([PythonAWin.$K42];5))" office:value-type="float" office:value="5448298" calcext:value-type="float">
            <text:p>5.448.298,00</text:p>
          </table:table-cell>
          <table:table-cell table:style-name="ce81" table:formula="of:=IF([PythonAWin.S42]=0;&quot;&quot;;ABS([PythonAWin.P42] - [PythonAWin.S42]) / MAX([PythonAWin.P42]; [PythonAWin.S42]))" office:value-type="float" office:value="0.030664709143177" calcext:value-type="float">
            <text:p>0,0307</text:p>
          </table:table-cell>
          <table:table-cell table:style-name="ce82" table:formula="of:=[PythonAWin.P42]/[PythonAWin.R42]" office:value-type="float" office:value="10.6929877385775" calcext:value-type="float">
            <text:p>10,69</text:p>
          </table:table-cell>
          <table:table-cell table:style-name="ce83" table:formula="of:=[PythonAWin.U42] &gt;= [CONFIG.$B$3]" office:value-type="boolean" office:boolean-value="true" calcext:value-type="boolean">
            <text:p>VERDADERO</text:p>
          </table:table-cell>
          <table:table-cell table:style-name="ce84" table:formula="of:=[PythonAWin.V42]*[PythonAWin.O42]" office:value-type="float" office:value="800" calcext:value-type="float">
            <text:p>800</text:p>
          </table:table-cell>
          <table:table-cell table:style-name="ce74" table:formula="of:=[PythonAWin.V42]*[PythonAWin.P42]" office:value-type="float" office:value="5620653.71125" calcext:value-type="float">
            <text:p>5.620.653,71</text:p>
          </table:table-cell>
          <table:table-cell table:style-name="ce74" table:formula="of:=[PythonAWin.V42]*[PythonAWin.R42]" office:value-type="float" office:value="525639.217837326" calcext:value-type="float">
            <text:p>525.639,22</text:p>
          </table:table-cell>
          <table:table-cell table:style-name="ce84" table:formula="of:=[PythonAWin.Z29]+[PythonAWin.W42]" office:value-type="float" office:value="3200" calcext:value-type="float">
            <text:p>3200</text:p>
          </table:table-cell>
          <table:table-cell table:style-name="ce85" table:formula="of:=COMBINEDMEAN([PythonAWin.Z29]; [PythonAWin.AA29]; [PythonAWin.W42]; [PythonAWin.X42])" office:value-type="float" office:value="5784748.4034375" calcext:value-type="float">
            <text:p>5.784.748,40</text:p>
          </table:table-cell>
          <table:table-cell table:style-name="ce85" table:formula="of:=COMBINEDSTDDEV([PythonAWin.Z29];[PythonAWin.AA29];[PythonAWin.AB29];[PythonAWin.W42];[PythonAWin.X42];[PythonAWin.Y42])" office:value-type="float" office:value="576978.87409576" calcext:value-type="float">
            <text:p>576.978,87</text:p>
          </table:table-cell>
          <table:table-cell table:style-name="ce82" table:formula="of:=[PythonAWin.AA42]/[PythonAWin.AB42]" office:value-type="float" office:value="10.0259275740439" calcext:value-type="float">
            <text:p>10,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,1</text:p>
          </table:table-cell>
          <table:table-cell office:value-type="float" office:value="1068786.22171964" calcext:value-type="float">
            <text:p>1068786,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rray_a_64_32" calcext:value-type="string">
            <text:p>mult_array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190" table:formula="of:=[PythonAWin.N43] - com.microsoft.floor.precise([PythonAWin.N43] * 0.2)" office:value-type="string" office:string-value="" calcext:value-type="error">
            <text:p>#NAME?</text:p>
          </table:table-cell>
          <table:table-cell table:style-name="ce66" table:formula="of:=INDIRECT(ADDRESS([PythonAWin.$K43];2))" office:value-type="float" office:value="32768" calcext:value-type="float">
            <text:p>32.76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3];3))" office:value-type="float" office:value="11926983.1" calcext:value-type="float">
            <text:p>11.926.983,10</text:p>
          </table:table-cell>
          <table:table-cell table:style-name="ce77" table:formula="of:=[PythonAWin.P30]/[PythonAWin.P43]" office:value-type="float" office:value="1.0267811505493" calcext:value-type="float">
            <text:p>1,03</text:p>
          </table:table-cell>
          <table:table-cell table:style-name="ce74" table:formula="of:=INDIRECT(ADDRESS([PythonAWin.$K43];4))" office:value-type="float" office:value="1068786.22171964" calcext:value-type="float">
            <text:p>1.068.786,22</text:p>
          </table:table-cell>
          <table:table-cell table:style-name="ce74" table:formula="of:=INDIRECT(ADDRESS([PythonAWin.$K43];5))" office:value-type="float" office:value="11359743" calcext:value-type="float">
            <text:p>11.359.743,00</text:p>
          </table:table-cell>
          <table:table-cell table:style-name="ce81" table:formula="of:=IF([PythonAWin.S43]=0;&quot;&quot;;ABS([PythonAWin.P43] - [PythonAWin.S43]) / MAX([PythonAWin.P43]; [PythonAWin.S43]))" office:value-type="float" office:value="0.0475593949655215" calcext:value-type="float">
            <text:p>0,0476</text:p>
          </table:table-cell>
          <table:table-cell table:style-name="ce82" table:formula="of:=[PythonAWin.P43]/[PythonAWin.R43]" office:value-type="float" office:value="11.1593720592785" calcext:value-type="float">
            <text:p>11,16</text:p>
          </table:table-cell>
          <table:table-cell table:style-name="ce83" table:formula="of:=[PythonAWin.U43] &gt;= [CONFIG.$B$3]" office:value-type="boolean" office:boolean-value="true" calcext:value-type="boolean">
            <text:p>VERDADERO</text:p>
          </table:table-cell>
          <table:table-cell table:style-name="ce84" table:formula="of:=[PythonAWin.V43]*[PythonAWin.O43]" office:value-type="float" office:value="800" calcext:value-type="float">
            <text:p>800</text:p>
          </table:table-cell>
          <table:table-cell table:style-name="ce74" table:formula="of:=[PythonAWin.V43]*[PythonAWin.P43]" office:value-type="float" office:value="11926983.1" calcext:value-type="float">
            <text:p>11.926.983,10</text:p>
          </table:table-cell>
          <table:table-cell table:style-name="ce74" table:formula="of:=[PythonAWin.V43]*[PythonAWin.R43]" office:value-type="float" office:value="1068786.22171964" calcext:value-type="float">
            <text:p>1.068.786,22</text:p>
          </table:table-cell>
          <table:table-cell table:style-name="ce84" table:formula="of:=[PythonAWin.Z30]+[PythonAWin.W43]" office:value-type="float" office:value="3200" calcext:value-type="float">
            <text:p>3200</text:p>
          </table:table-cell>
          <table:table-cell table:style-name="ce85" table:formula="of:=COMBINEDMEAN([PythonAWin.Z30]; [PythonAWin.AA30]; [PythonAWin.W43]; [PythonAWin.X43])" office:value-type="float" office:value="11903400.895625" calcext:value-type="float">
            <text:p>11.903.400,90</text:p>
          </table:table-cell>
          <table:table-cell table:style-name="ce85" table:formula="of:=COMBINEDSTDDEV([PythonAWin.Z30];[PythonAWin.AA30];[PythonAWin.AB30];[PythonAWin.W43];[PythonAWin.X43];[PythonAWin.Y43])" office:value-type="float" office:value="1116165.18824836" calcext:value-type="float">
            <text:p>1.116.165,19</text:p>
          </table:table-cell>
          <table:table-cell table:style-name="ce82" table:formula="of:=[PythonAWin.AA43]/[PythonAWin.AB43]" office:value-type="float" office:value="10.6645512877045" calcext:value-type="float">
            <text:p>10,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,46</text:p>
          </table:table-cell>
          <table:table-cell office:value-type="float" office:value="2265031.70848814" calcext:value-type="float">
            <text:p>2265031,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rray_a_64_32" calcext:value-type="string">
            <text:p>mult_array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191" table:formula="of:=[PythonAWin.N44] - com.microsoft.floor.precise([PythonAWin.N44] * 0.2)" office:value-type="string" office:string-value="" calcext:value-type="error">
            <text:p>#NAME?</text:p>
          </table:table-cell>
          <table:table-cell table:style-name="ce66" table:formula="of:=INDIRECT(ADDRESS([PythonAWin.$K44];2))" office:value-type="float" office:value="65536" calcext:value-type="float">
            <text:p>65.53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4];3))" office:value-type="float" office:value="25509943.46" calcext:value-type="float">
            <text:p>25.509.943,46</text:p>
          </table:table-cell>
          <table:table-cell table:style-name="ce77" table:formula="of:=[PythonAWin.P31]/[PythonAWin.P44]" office:value-type="float" office:value="1.0181747269737" calcext:value-type="float">
            <text:p>1,02</text:p>
          </table:table-cell>
          <table:table-cell table:style-name="ce74" table:formula="of:=INDIRECT(ADDRESS([PythonAWin.$K44];4))" office:value-type="float" office:value="2265031.70848814" calcext:value-type="float">
            <text:p>2.265.031,71</text:p>
          </table:table-cell>
          <table:table-cell table:style-name="ce74" table:formula="of:=INDIRECT(ADDRESS([PythonAWin.$K44];5))" office:value-type="float" office:value="26242064" calcext:value-type="float">
            <text:p>26.242.064,00</text:p>
          </table:table-cell>
          <table:table-cell table:style-name="ce81" table:formula="of:=IF([PythonAWin.S44]=0;&quot;&quot;;ABS([PythonAWin.P44] - [PythonAWin.S44]) / MAX([PythonAWin.P44]; [PythonAWin.S44]))" office:value-type="float" office:value="0.0278987407392955" calcext:value-type="float">
            <text:p>0,0279</text:p>
          </table:table-cell>
          <table:table-cell table:style-name="ce82" table:formula="of:=[PythonAWin.P44]/[PythonAWin.R44]" office:value-type="float" office:value="11.2625105266307" calcext:value-type="float">
            <text:p>11,26</text:p>
          </table:table-cell>
          <table:table-cell table:style-name="ce83" table:formula="of:=[PythonAWin.U44] &gt;= [CONFIG.$B$3]" office:value-type="boolean" office:boolean-value="true" calcext:value-type="boolean">
            <text:p>VERDADERO</text:p>
          </table:table-cell>
          <table:table-cell table:style-name="ce84" table:formula="of:=[PythonAWin.V44]*[PythonAWin.O44]" office:value-type="float" office:value="800" calcext:value-type="float">
            <text:p>800</text:p>
          </table:table-cell>
          <table:table-cell table:style-name="ce74" table:formula="of:=[PythonAWin.V44]*[PythonAWin.P44]" office:value-type="float" office:value="25509943.46" calcext:value-type="float">
            <text:p>25.509.943,46</text:p>
          </table:table-cell>
          <table:table-cell table:style-name="ce74" table:formula="of:=[PythonAWin.V44]*[PythonAWin.R44]" office:value-type="float" office:value="2265031.70848814" calcext:value-type="float">
            <text:p>2.265.031,71</text:p>
          </table:table-cell>
          <table:table-cell table:style-name="ce84" table:formula="of:=[PythonAWin.Z31]+[PythonAWin.W44]" office:value-type="float" office:value="3200" calcext:value-type="float">
            <text:p>3200</text:p>
          </table:table-cell>
          <table:table-cell table:style-name="ce85" table:formula="of:=COMBINEDMEAN([PythonAWin.Z31]; [PythonAWin.AA31]; [PythonAWin.W44]; [PythonAWin.X44])" office:value-type="float" office:value="25373997.5875" calcext:value-type="float">
            <text:p>25.373.997,59</text:p>
          </table:table-cell>
          <table:table-cell table:style-name="ce85" table:formula="of:=COMBINEDSTDDEV([PythonAWin.Z31];[PythonAWin.AA31];[PythonAWin.AB31];[PythonAWin.W44];[PythonAWin.X44];[PythonAWin.Y44])" office:value-type="float" office:value="2307704.97249053" calcext:value-type="float">
            <text:p>2.307.704,97</text:p>
          </table:table-cell>
          <table:table-cell table:style-name="ce82" table:formula="of:=[PythonAWin.AA44]/[PythonAWin.AB44]" office:value-type="float" office:value="10.9953386112939" calcext:value-type="float">
            <text:p>11,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,64625</text:p>
          </table:table-cell>
          <table:table-cell office:value-type="float" office:value="3407244.48299345" calcext:value-type="float">
            <text:p>3407244,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rray_a_64_32" calcext:value-type="string">
            <text:p>mult_array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192" table:formula="of:=[PythonAWin.N45] - com.microsoft.floor.precise([PythonAWin.N45] * 0.2)" office:value-type="string" office:string-value="" calcext:value-type="error">
            <text:p>#NAME?</text:p>
          </table:table-cell>
          <table:table-cell table:style-name="ce66" table:formula="of:=INDIRECT(ADDRESS([PythonAWin.$K45];2))" office:value-type="float" office:value="131072" calcext:value-type="float">
            <text:p>131.07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5];3))" office:value-type="float" office:value="55202052.64625" calcext:value-type="float">
            <text:p>55.202.052,65</text:p>
          </table:table-cell>
          <table:table-cell table:style-name="ce77" table:formula="of:=[PythonAWin.P32]/[PythonAWin.P45]" office:value-type="float" office:value="1.02642087393192" calcext:value-type="float">
            <text:p>1,03</text:p>
          </table:table-cell>
          <table:table-cell table:style-name="ce74" table:formula="of:=INDIRECT(ADDRESS([PythonAWin.$K45];4))" office:value-type="float" office:value="3407244.48299345" calcext:value-type="float">
            <text:p>3.407.244,48</text:p>
          </table:table-cell>
          <table:table-cell table:style-name="ce74" table:formula="of:=INDIRECT(ADDRESS([PythonAWin.$K45];5))" office:value-type="float" office:value="54544133" calcext:value-type="float">
            <text:p>54.544.133,00</text:p>
          </table:table-cell>
          <table:table-cell table:style-name="ce81" table:formula="of:=IF([PythonAWin.S45]=0;&quot;&quot;;ABS([PythonAWin.P45] - [PythonAWin.S45]) / MAX([PythonAWin.P45]; [PythonAWin.S45]))" office:value-type="float" office:value="0.0119183909784321" calcext:value-type="float">
            <text:p>0,0119</text:p>
          </table:table-cell>
          <table:table-cell table:style-name="ce82" table:formula="of:=[PythonAWin.P45]/[PythonAWin.R45]" office:value-type="float" office:value="16.2013770722293" calcext:value-type="float">
            <text:p>16,20</text:p>
          </table:table-cell>
          <table:table-cell table:style-name="ce83" table:formula="of:=[PythonAWin.U45] &gt;= [CONFIG.$B$3]" office:value-type="boolean" office:boolean-value="true" calcext:value-type="boolean">
            <text:p>VERDADERO</text:p>
          </table:table-cell>
          <table:table-cell table:style-name="ce84" table:formula="of:=[PythonAWin.V45]*[PythonAWin.O45]" office:value-type="float" office:value="800" calcext:value-type="float">
            <text:p>800</text:p>
          </table:table-cell>
          <table:table-cell table:style-name="ce74" table:formula="of:=[PythonAWin.V45]*[PythonAWin.P45]" office:value-type="float" office:value="55202052.64625" calcext:value-type="float">
            <text:p>55.202.052,65</text:p>
          </table:table-cell>
          <table:table-cell table:style-name="ce74" table:formula="of:=[PythonAWin.V45]*[PythonAWin.R45]" office:value-type="float" office:value="3407244.48299345" calcext:value-type="float">
            <text:p>3.407.244,48</text:p>
          </table:table-cell>
          <table:table-cell table:style-name="ce84" table:formula="of:=[PythonAWin.Z32]+[PythonAWin.W45]" office:value-type="float" office:value="3200" calcext:value-type="float">
            <text:p>3200</text:p>
          </table:table-cell>
          <table:table-cell table:style-name="ce85" table:formula="of:=COMBINEDMEAN([PythonAWin.Z32]; [PythonAWin.AA32]; [PythonAWin.W45]; [PythonAWin.X45])" office:value-type="float" office:value="55735522.321875" calcext:value-type="float">
            <text:p>55.735.522,32</text:p>
          </table:table-cell>
          <table:table-cell table:style-name="ce85" table:formula="of:=COMBINEDSTDDEV([PythonAWin.Z32];[PythonAWin.AA32];[PythonAWin.AB32];[PythonAWin.W45];[PythonAWin.X45];[PythonAWin.Y45])" office:value-type="float" office:value="3268164.40988956" calcext:value-type="float">
            <text:p>3.268.164,41</text:p>
          </table:table-cell>
          <table:table-cell table:style-name="ce82" table:formula="of:=[PythonAWin.AA45]/[PythonAWin.AB45]" office:value-type="float" office:value="17.0540754171417" calcext:value-type="float">
            <text:p>17,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,09375</text:p>
          </table:table-cell>
          <table:table-cell office:value-type="float" office:value="7347494.27000534" calcext:value-type="float">
            <text:p>7347494,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rray_a_64_32" calcext:value-type="string">
            <text:p>mult_array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193" table:formula="of:=[PythonAWin.N46] - com.microsoft.floor.precise([PythonAWin.N46] * 0.2)" office:value-type="string" office:string-value="" calcext:value-type="error">
            <text:p>#NAME?</text:p>
          </table:table-cell>
          <table:table-cell table:style-name="ce66" table:formula="of:=INDIRECT(ADDRESS([PythonAWin.$K46];2))" office:value-type="float" office:value="262144" calcext:value-type="float">
            <text:p>262.14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6];3))" office:value-type="float" office:value="127073700.09375" calcext:value-type="float">
            <text:p>127.073.700,09</text:p>
          </table:table-cell>
          <table:table-cell table:style-name="ce77" table:formula="of:=[PythonAWin.P33]/[PythonAWin.P46]" office:value-type="float" office:value="1.0220125583554" calcext:value-type="float">
            <text:p>1,02</text:p>
          </table:table-cell>
          <table:table-cell table:style-name="ce74" table:formula="of:=INDIRECT(ADDRESS([PythonAWin.$K46];4))" office:value-type="float" office:value="7347494.27000534" calcext:value-type="float">
            <text:p>7.347.494,27</text:p>
          </table:table-cell>
          <table:table-cell table:style-name="ce74" table:formula="of:=INDIRECT(ADDRESS([PythonAWin.$K46];5))" office:value-type="float" office:value="124597097" calcext:value-type="float">
            <text:p>124.597.097,00</text:p>
          </table:table-cell>
          <table:table-cell table:style-name="ce81" table:formula="of:=IF([PythonAWin.S46]=0;&quot;&quot;;ABS([PythonAWin.P46] - [PythonAWin.S46]) / MAX([PythonAWin.P46]; [PythonAWin.S46]))" office:value-type="float" office:value="0.0194895016980135" calcext:value-type="float">
            <text:p>0,0195</text:p>
          </table:table-cell>
          <table:table-cell table:style-name="ce82" table:formula="of:=[PythonAWin.P46]/[PythonAWin.R46]" office:value-type="float" office:value="17.2948348680587" calcext:value-type="float">
            <text:p>17,29</text:p>
          </table:table-cell>
          <table:table-cell table:style-name="ce83" table:formula="of:=[PythonAWin.U46] &gt;= [CONFIG.$B$3]" office:value-type="boolean" office:boolean-value="true" calcext:value-type="boolean">
            <text:p>VERDADERO</text:p>
          </table:table-cell>
          <table:table-cell table:style-name="ce84" table:formula="of:=[PythonAWin.V46]*[PythonAWin.O46]" office:value-type="float" office:value="800" calcext:value-type="float">
            <text:p>800</text:p>
          </table:table-cell>
          <table:table-cell table:style-name="ce74" table:formula="of:=[PythonAWin.V46]*[PythonAWin.P46]" office:value-type="float" office:value="127073700.09375" calcext:value-type="float">
            <text:p>127.073.700,09</text:p>
          </table:table-cell>
          <table:table-cell table:style-name="ce74" table:formula="of:=[PythonAWin.V46]*[PythonAWin.R46]" office:value-type="float" office:value="7347494.27000534" calcext:value-type="float">
            <text:p>7.347.494,27</text:p>
          </table:table-cell>
          <table:table-cell table:style-name="ce84" table:formula="of:=[PythonAWin.Z33]+[PythonAWin.W46]" office:value-type="float" office:value="3200" calcext:value-type="float">
            <text:p>3200</text:p>
          </table:table-cell>
          <table:table-cell table:style-name="ce85" table:formula="of:=COMBINEDMEAN([PythonAWin.Z33]; [PythonAWin.AA33]; [PythonAWin.W46]; [PythonAWin.X46])" office:value-type="float" office:value="128146545.23625" calcext:value-type="float">
            <text:p>128.146.545,24</text:p>
          </table:table-cell>
          <table:table-cell table:style-name="ce85" table:formula="of:=COMBINEDSTDDEV([PythonAWin.Z33];[PythonAWin.AA33];[PythonAWin.AB33];[PythonAWin.W46];[PythonAWin.X46];[PythonAWin.Y46])" office:value-type="float" office:value="7707668.54853499" calcext:value-type="float">
            <text:p>7.707.668,55</text:p>
          </table:table-cell>
          <table:table-cell table:style-name="ce82" table:formula="of:=[PythonAWin.AA46]/[PythonAWin.AB46]" office:value-type="float" office:value="16.6258505317548" calcext:value-type="float">
            <text:p>16,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,9725</text:p>
          </table:table-cell>
          <table:table-cell office:value-type="float" office:value="13438724.4118877" calcext:value-type="float">
            <text:p>13438724,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rray_a_64_32" calcext:value-type="string">
            <text:p>mult_array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194" table:formula="of:=[PythonAWin.N47] - com.microsoft.floor.precise([PythonAWin.N47] * 0.2)" office:value-type="string" office:string-value="" calcext:value-type="error">
            <text:p>#NAME?</text:p>
          </table:table-cell>
          <table:table-cell table:style-name="ce66" table:formula="of:=INDIRECT(ADDRESS([PythonAWin.$K47];2))" office:value-type="float" office:value="524288" calcext:value-type="float">
            <text:p>524.28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7];3))" office:value-type="float" office:value="309099980.9725" calcext:value-type="float">
            <text:p>309.099.980,97</text:p>
          </table:table-cell>
          <table:table-cell table:style-name="ce77" table:formula="of:=[PythonAWin.P34]/[PythonAWin.P47]" office:value-type="float" office:value="1.02140571890908" calcext:value-type="float">
            <text:p>1,02</text:p>
          </table:table-cell>
          <table:table-cell table:style-name="ce74" table:formula="of:=INDIRECT(ADDRESS([PythonAWin.$K47];4))" office:value-type="float" office:value="13438724.4118877" calcext:value-type="float">
            <text:p>13.438.724,41</text:p>
          </table:table-cell>
          <table:table-cell table:style-name="ce74" table:formula="of:=INDIRECT(ADDRESS([PythonAWin.$K47];5))" office:value-type="float" office:value="306531756" calcext:value-type="float">
            <text:p>306.531.756,00</text:p>
          </table:table-cell>
          <table:table-cell table:style-name="ce81" table:formula="of:=IF([PythonAWin.S47]=0;&quot;&quot;;ABS([PythonAWin.P47] - [PythonAWin.S47]) / MAX([PythonAWin.P47]; [PythonAWin.S47]))" office:value-type="float" office:value="0.00830871928370813" calcext:value-type="float">
            <text:p>0,0083</text:p>
          </table:table-cell>
          <table:table-cell table:style-name="ce82" table:formula="of:=[PythonAWin.P47]/[PythonAWin.R47]" office:value-type="float" office:value="23.0006934809285" calcext:value-type="float">
            <text:p>23,00</text:p>
          </table:table-cell>
          <table:table-cell table:style-name="ce83" table:formula="of:=[PythonAWin.U47] &gt;= [CONFIG.$B$3]" office:value-type="boolean" office:boolean-value="true" calcext:value-type="boolean">
            <text:p>VERDADERO</text:p>
          </table:table-cell>
          <table:table-cell table:style-name="ce84" table:formula="of:=[PythonAWin.V47]*[PythonAWin.O47]" office:value-type="float" office:value="800" calcext:value-type="float">
            <text:p>800</text:p>
          </table:table-cell>
          <table:table-cell table:style-name="ce74" table:formula="of:=[PythonAWin.V47]*[PythonAWin.P47]" office:value-type="float" office:value="309099980.9725" calcext:value-type="float">
            <text:p>309.099.980,97</text:p>
          </table:table-cell>
          <table:table-cell table:style-name="ce74" table:formula="of:=[PythonAWin.V47]*[PythonAWin.R47]" office:value-type="float" office:value="13438724.4118877" calcext:value-type="float">
            <text:p>13.438.724,41</text:p>
          </table:table-cell>
          <table:table-cell table:style-name="ce84" table:formula="of:=[PythonAWin.Z34]+[PythonAWin.W47]" office:value-type="float" office:value="3200" calcext:value-type="float">
            <text:p>3200</text:p>
          </table:table-cell>
          <table:table-cell table:style-name="ce85" table:formula="of:=COMBINEDMEAN([PythonAWin.Z34]; [PythonAWin.AA34]; [PythonAWin.W47]; [PythonAWin.X47])" office:value-type="float" office:value="311857909.298437" calcext:value-type="float">
            <text:p>311.857.909,30</text:p>
          </table:table-cell>
          <table:table-cell table:style-name="ce85" table:formula="of:=COMBINEDSTDDEV([PythonAWin.Z34];[PythonAWin.AA34];[PythonAWin.AB34];[PythonAWin.W47];[PythonAWin.X47];[PythonAWin.Y47])" office:value-type="float" office:value="13549058.670236" calcext:value-type="float">
            <text:p>13.549.058,67</text:p>
          </table:table-cell>
          <table:table-cell table:style-name="ce82" table:formula="of:=[PythonAWin.AA47]/[PythonAWin.AB47]" office:value-type="float" office:value="23.016942865818" calcext:value-type="float">
            <text:p>23,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,065</text:p>
          </table:table-cell>
          <table:table-cell office:value-type="float" office:value="141068217.270708" calcext:value-type="float">
            <text:p>141068217,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rray_a_64_32" calcext:value-type="string">
            <text:p>mult_array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195" table:formula="of:=[PythonAWin.N48] - com.microsoft.floor.precise([PythonAWin.N48] * 0.2)" office:value-type="string" office:string-value="" calcext:value-type="error">
            <text:p>#NAME?</text:p>
          </table:table-cell>
          <table:table-cell table:style-name="ce66" table:formula="of:=INDIRECT(ADDRESS([PythonAWin.$K48];2))" office:value-type="float" office:value="1048576" calcext:value-type="float">
            <text:p>1.048.576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8];3))" office:value-type="float" office:value="776817359.065" calcext:value-type="float">
            <text:p>776.817.359,07</text:p>
          </table:table-cell>
          <table:table-cell table:style-name="ce77" table:formula="of:=[PythonAWin.P35]/[PythonAWin.P48]" office:value-type="float" office:value="0.949528448238218" calcext:value-type="float">
            <text:p>0,95</text:p>
          </table:table-cell>
          <table:table-cell table:style-name="ce74" table:formula="of:=INDIRECT(ADDRESS([PythonAWin.$K48];4))" office:value-type="float" office:value="141068217.270708" calcext:value-type="float">
            <text:p>141.068.217,27</text:p>
          </table:table-cell>
          <table:table-cell table:style-name="ce74" table:formula="of:=INDIRECT(ADDRESS([PythonAWin.$K48];5))" office:value-type="float" office:value="750741229" calcext:value-type="float">
            <text:p>750.741.229,00</text:p>
          </table:table-cell>
          <table:table-cell table:style-name="ce81" table:formula="of:=IF([PythonAWin.S48]=0;&quot;&quot;;ABS([PythonAWin.P48] - [PythonAWin.S48]) / MAX([PythonAWin.P48]; [PythonAWin.S48]))" office:value-type="float" office:value="0.0335679033954468" calcext:value-type="float">
            <text:p>0,0336</text:p>
          </table:table-cell>
          <table:table-cell table:style-name="ce82" table:formula="of:=[PythonAWin.P48]/[PythonAWin.R48]" office:value-type="float" office:value="5.50667878345906" calcext:value-type="float">
            <text:p>5,51</text:p>
          </table:table-cell>
          <table:table-cell table:style-name="ce83" table:formula="of:=[PythonAWin.U48] &gt;= [CONFIG.$B$3]" office:value-type="boolean" office:boolean-value="false" calcext:value-type="boolean">
            <text:p>FALSO</text:p>
          </table:table-cell>
          <table:table-cell table:style-name="ce84" table:formula="of:=[PythonAWin.V48]*[PythonAWin.O48]" office:value-type="float" office:value="0" calcext:value-type="float">
            <text:p>0</text:p>
          </table:table-cell>
          <table:table-cell table:style-name="ce74" table:formula="of:=[PythonAWin.V48]*[PythonAWin.P48]" office:value-type="float" office:value="0" calcext:value-type="float">
            <text:p>0,00</text:p>
          </table:table-cell>
          <table:table-cell table:style-name="ce74" table:formula="of:=[PythonAWin.V48]*[PythonAWin.R48]" office:value-type="float" office:value="0" calcext:value-type="float">
            <text:p>0,00</text:p>
          </table:table-cell>
          <table:table-cell table:style-name="ce84" table:formula="of:=[PythonAWin.Z35]+[PythonAWin.W48]" office:value-type="float" office:value="2400" calcext:value-type="float">
            <text:p>2400</text:p>
          </table:table-cell>
          <table:table-cell table:style-name="ce85" table:formula="of:=COMBINEDMEAN([PythonAWin.Z35]; [PythonAWin.AA35]; [PythonAWin.W48]; [PythonAWin.X48])" office:value-type="float" office:value="727682452.514167" calcext:value-type="float">
            <text:p>727.682.452,51</text:p>
          </table:table-cell>
          <table:table-cell table:style-name="ce85" table:formula="of:=COMBINEDSTDDEV([PythonAWin.Z35];[PythonAWin.AA35];[PythonAWin.AB35];[PythonAWin.W48];[PythonAWin.X48];[PythonAWin.Y48])" office:value-type="float" office:value="31946650.4297206" calcext:value-type="float">
            <text:p>31.946.650,43</text:p>
          </table:table-cell>
          <table:table-cell table:style-name="ce82" table:formula="of:=[PythonAWin.AA48]/[PythonAWin.AB48]" office:value-type="float" office:value="22.7780516181186" calcext:value-type="float">
            <text:p>22,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,05125</text:p>
          </table:table-cell>
          <table:table-cell office:value-type="float" office:value="43721467.618262" calcext:value-type="float">
            <text:p>43721467,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rray_a_64_32" calcext:value-type="string">
            <text:p>mult_array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196" table:formula="of:=[PythonAWin.N49] - com.microsoft.floor.precise([PythonAWin.N49] * 0.2)" office:value-type="string" office:string-value="" calcext:value-type="error">
            <text:p>#NAME?</text:p>
          </table:table-cell>
          <table:table-cell table:style-name="ce66" table:formula="of:=INDIRECT(ADDRESS([PythonAWin.$K49];2))" office:value-type="float" office:value="2097152" calcext:value-type="float">
            <text:p>2.097.152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49];3))" office:value-type="float" office:value="1492514855.05125" calcext:value-type="float">
            <text:p>1.492.514.855,05</text:p>
          </table:table-cell>
          <table:table-cell table:style-name="ce77" table:formula="of:=[PythonAWin.P36]/[PythonAWin.P49]" office:value-type="float" office:value="1.00987086301529" calcext:value-type="float">
            <text:p>1,01</text:p>
          </table:table-cell>
          <table:table-cell table:style-name="ce74" table:formula="of:=INDIRECT(ADDRESS([PythonAWin.$K49];4))" office:value-type="float" office:value="43721467.618262" calcext:value-type="float">
            <text:p>43.721.467,62</text:p>
          </table:table-cell>
          <table:table-cell table:style-name="ce74" table:formula="of:=INDIRECT(ADDRESS([PythonAWin.$K49];5))" office:value-type="float" office:value="1490801400" calcext:value-type="float">
            <text:p>1.490.801.400,00</text:p>
          </table:table-cell>
          <table:table-cell table:style-name="ce81" table:formula="of:=IF([PythonAWin.S49]=0;&quot;&quot;;ABS([PythonAWin.P49] - [PythonAWin.S49]) / MAX([PythonAWin.P49]; [PythonAWin.S49]))" office:value-type="float" office:value="0.00114803215891017" calcext:value-type="float">
            <text:p>0,0011</text:p>
          </table:table-cell>
          <table:table-cell table:style-name="ce82" table:formula="of:=[PythonAWin.P49]/[PythonAWin.R49]" office:value-type="float" office:value="34.1368882692273" calcext:value-type="float">
            <text:p>34,14</text:p>
          </table:table-cell>
          <table:table-cell table:style-name="ce83" table:formula="of:=[PythonAWin.U49] &gt;= [CONFIG.$B$3]" office:value-type="boolean" office:boolean-value="true" calcext:value-type="boolean">
            <text:p>VERDADERO</text:p>
          </table:table-cell>
          <table:table-cell table:style-name="ce84" table:formula="of:=[PythonAWin.V49]*[PythonAWin.O49]" office:value-type="float" office:value="800" calcext:value-type="float">
            <text:p>800</text:p>
          </table:table-cell>
          <table:table-cell table:style-name="ce74" table:formula="of:=[PythonAWin.V49]*[PythonAWin.P49]" office:value-type="float" office:value="1492514855.05125" calcext:value-type="float">
            <text:p>1.492.514.855,05</text:p>
          </table:table-cell>
          <table:table-cell table:style-name="ce74" table:formula="of:=[PythonAWin.V49]*[PythonAWin.R49]" office:value-type="float" office:value="43721467.618262" calcext:value-type="float">
            <text:p>43.721.467,62</text:p>
          </table:table-cell>
          <table:table-cell table:style-name="ce84" table:formula="of:=[PythonAWin.Z36]+[PythonAWin.W49]" office:value-type="float" office:value="3200" calcext:value-type="float">
            <text:p>3200</text:p>
          </table:table-cell>
          <table:table-cell table:style-name="ce85" table:formula="of:=COMBINEDMEAN([PythonAWin.Z36]; [PythonAWin.AA36]; [PythonAWin.W49]; [PythonAWin.X49])" office:value-type="float" office:value="1485693835.37938" calcext:value-type="float">
            <text:p>1.485.693.835,38</text:p>
          </table:table-cell>
          <table:table-cell table:style-name="ce85" table:formula="of:=COMBINEDSTDDEV([PythonAWin.Z36];[PythonAWin.AA36];[PythonAWin.AB36];[PythonAWin.W49];[PythonAWin.X49];[PythonAWin.Y49])" office:value-type="float" office:value="41357853.5566436" calcext:value-type="float">
            <text:p>41.357.853,56</text:p>
          </table:table-cell>
          <table:table-cell table:style-name="ce82" table:formula="of:=[PythonAWin.AA49]/[PythonAWin.AB49]" office:value-type="float" office:value="35.9228951121598" calcext:value-type="float">
            <text:p>35,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,785</text:p>
          </table:table-cell>
          <table:table-cell office:value-type="float" office:value="87407396.3244974" calcext:value-type="float">
            <text:p>87407396,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rray_a_64_32" calcext:value-type="string">
            <text:p>mult_array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197" table:formula="of:=[PythonAWin.N50] - com.microsoft.floor.precise([PythonAWin.N50] * 0.2)" office:value-type="string" office:string-value="" calcext:value-type="error">
            <text:p>#NAME?</text:p>
          </table:table-cell>
          <table:table-cell table:style-name="ce66" table:formula="of:=INDIRECT(ADDRESS([PythonAWin.$K50];2))" office:value-type="float" office:value="4194304" calcext:value-type="float">
            <text:p>4.194.304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50];3))" office:value-type="float" office:value="3019736959.785" calcext:value-type="float">
            <text:p>3.019.736.959,79</text:p>
          </table:table-cell>
          <table:table-cell table:style-name="ce77" table:formula="of:=[PythonAWin.P37]/[PythonAWin.P50]" office:value-type="float" office:value="1.01017822872383" calcext:value-type="float">
            <text:p>1,01</text:p>
          </table:table-cell>
          <table:table-cell table:style-name="ce74" table:formula="of:=INDIRECT(ADDRESS([PythonAWin.$K50];4))" office:value-type="float" office:value="87407396.3244974" calcext:value-type="float">
            <text:p>87.407.396,32</text:p>
          </table:table-cell>
          <table:table-cell table:style-name="ce74" table:formula="of:=INDIRECT(ADDRESS([PythonAWin.$K50];5))" office:value-type="float" office:value="3005423494" calcext:value-type="float">
            <text:p>3.005.423.494,00</text:p>
          </table:table-cell>
          <table:table-cell table:style-name="ce81" table:formula="of:=IF([PythonAWin.S50]=0;&quot;&quot;;ABS([PythonAWin.P50] - [PythonAWin.S50]) / MAX([PythonAWin.P50]; [PythonAWin.S50]))" office:value-type="float" office:value="0.00473997105563093" calcext:value-type="float">
            <text:p>0,0047</text:p>
          </table:table-cell>
          <table:table-cell table:style-name="ce82" table:formula="of:=[PythonAWin.P50]/[PythonAWin.R50]" office:value-type="float" office:value="34.5478424797635" calcext:value-type="float">
            <text:p>34,55</text:p>
          </table:table-cell>
          <table:table-cell table:style-name="ce83" table:formula="of:=[PythonAWin.U50] &gt;= [CONFIG.$B$3]" office:value-type="boolean" office:boolean-value="true" calcext:value-type="boolean">
            <text:p>VERDADERO</text:p>
          </table:table-cell>
          <table:table-cell table:style-name="ce84" table:formula="of:=[PythonAWin.V50]*[PythonAWin.O50]" office:value-type="float" office:value="800" calcext:value-type="float">
            <text:p>800</text:p>
          </table:table-cell>
          <table:table-cell table:style-name="ce74" table:formula="of:=[PythonAWin.V50]*[PythonAWin.P50]" office:value-type="float" office:value="3019736959.785" calcext:value-type="float">
            <text:p>3.019.736.959,79</text:p>
          </table:table-cell>
          <table:table-cell table:style-name="ce74" table:formula="of:=[PythonAWin.V50]*[PythonAWin.R50]" office:value-type="float" office:value="87407396.3244974" calcext:value-type="float">
            <text:p>87.407.396,32</text:p>
          </table:table-cell>
          <table:table-cell table:style-name="ce84" table:formula="of:=[PythonAWin.Z37]+[PythonAWin.W50]" office:value-type="float" office:value="3200" calcext:value-type="float">
            <text:p>3200</text:p>
          </table:table-cell>
          <table:table-cell table:style-name="ce85" table:formula="of:=COMBINEDMEAN([PythonAWin.Z37]; [PythonAWin.AA37]; [PythonAWin.W50]; [PythonAWin.X50])" office:value-type="float" office:value="3004077835.32531" calcext:value-type="float">
            <text:p>3.004.077.835,33</text:p>
          </table:table-cell>
          <table:table-cell table:style-name="ce85" table:formula="of:=COMBINEDSTDDEV([PythonAWin.Z37];[PythonAWin.AA37];[PythonAWin.AB37];[PythonAWin.W50];[PythonAWin.X50];[PythonAWin.Y50])" office:value-type="float" office:value="98640296.3682144" calcext:value-type="float">
            <text:p>98.640.296,37</text:p>
          </table:table-cell>
          <table:table-cell table:style-name="ce82" table:formula="of:=[PythonAWin.AA50]/[PythonAWin.AB50]" office:value-type="float" office:value="30.4548743863399" calcext:value-type="float">
            <text:p>30,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,85</text:p>
          </table:table-cell>
          <table:table-cell office:value-type="float" office:value="267004858.114931" calcext:value-type="float">
            <text:p>267004858,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rray_a_64_32" calcext:value-type="string">
            <text:p>mult_array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198" table:formula="of:=[PythonAWin.N51] - com.microsoft.floor.precise([PythonAWin.N51] * 0.2)" office:value-type="string" office:string-value="" calcext:value-type="error">
            <text:p>#NAME?</text:p>
          </table:table-cell>
          <table:table-cell table:style-name="ce66" table:formula="of:=INDIRECT(ADDRESS([PythonAWin.$K51];2))" office:value-type="float" office:value="8388608" calcext:value-type="float">
            <text:p>8.388.608</text:p>
          </table:table-cell>
          <table:table-cell table:style-name="ce68" table:formula="of:=1000*0.8" office:value-type="float" office:value="800" calcext:value-type="float">
            <text:p>800</text:p>
          </table:table-cell>
          <table:table-cell table:style-name="ce74" table:formula="of:=INDIRECT(ADDRESS([PythonAWin.$K51];3))" office:value-type="float" office:value="6182759392.85" calcext:value-type="float">
            <text:p>6.182.759.392,85</text:p>
          </table:table-cell>
          <table:table-cell table:style-name="ce77" table:formula="of:=[PythonAWin.P38]/[PythonAWin.P51]" office:value-type="float" office:value="0.986708115676265" calcext:value-type="float">
            <text:p>0,99</text:p>
          </table:table-cell>
          <table:table-cell table:style-name="ce74" table:formula="of:=INDIRECT(ADDRESS([PythonAWin.$K51];4))" office:value-type="float" office:value="267004858.114931" calcext:value-type="float">
            <text:p>267.004.858,11</text:p>
          </table:table-cell>
          <table:table-cell table:style-name="ce74" table:formula="of:=INDIRECT(ADDRESS([PythonAWin.$K51];5))" office:value-type="float" office:value="6094076794" calcext:value-type="float">
            <text:p>6.094.076.794,00</text:p>
          </table:table-cell>
          <table:table-cell table:style-name="ce81" table:formula="of:=IF([PythonAWin.S51]=0;&quot;&quot;;ABS([PythonAWin.P51] - [PythonAWin.S51]) / MAX([PythonAWin.P51]; [PythonAWin.S51]))" office:value-type="float" office:value="0.0143435306495279" calcext:value-type="float">
            <text:p>0,0143</text:p>
          </table:table-cell>
          <table:table-cell table:style-name="ce82" table:formula="of:=[PythonAWin.P51]/[PythonAWin.R51]" office:value-type="float" office:value="23.1559808930093" calcext:value-type="float">
            <text:p>23,16</text:p>
          </table:table-cell>
          <table:table-cell table:style-name="ce83" table:formula="of:=[PythonAWin.U51] &gt;= [CONFIG.$B$3]" office:value-type="boolean" office:boolean-value="true" calcext:value-type="boolean">
            <text:p>VERDADERO</text:p>
          </table:table-cell>
          <table:table-cell table:style-name="ce84" table:formula="of:=[PythonAWin.V51]*[PythonAWin.O51]" office:value-type="float" office:value="800" calcext:value-type="float">
            <text:p>800</text:p>
          </table:table-cell>
          <table:table-cell table:style-name="ce74" table:formula="of:=[PythonAWin.V51]*[PythonAWin.P51]" office:value-type="float" office:value="6182759392.85" calcext:value-type="float">
            <text:p>6.182.759.392,85</text:p>
          </table:table-cell>
          <table:table-cell table:style-name="ce74" table:formula="of:=[PythonAWin.V51]*[PythonAWin.R51]" office:value-type="float" office:value="267004858.114931" calcext:value-type="float">
            <text:p>267.004.858,11</text:p>
          </table:table-cell>
          <table:table-cell table:style-name="ce84" table:formula="of:=[PythonAWin.Z38]+[PythonAWin.W51]" office:value-type="float" office:value="3200" calcext:value-type="float">
            <text:p>3200</text:p>
          </table:table-cell>
          <table:table-cell table:style-name="ce85" table:formula="of:=COMBINEDMEAN([PythonAWin.Z38]; [PythonAWin.AA38]; [PythonAWin.W51]; [PythonAWin.X51])" office:value-type="float" office:value="6115515984.81219" calcext:value-type="float">
            <text:p>6.115.515.984,81</text:p>
          </table:table-cell>
          <table:table-cell table:style-name="ce85" table:formula="of:=COMBINEDSTDDEV([PythonAWin.Z38];[PythonAWin.AA38];[PythonAWin.AB38];[PythonAWin.W51];[PythonAWin.X51];[PythonAWin.Y51])" office:value-type="float" office:value="350174935.30106" calcext:value-type="float">
            <text:p>350.174.935,30</text:p>
          </table:table-cell>
          <table:table-cell table:style-name="ce82" table:formula="of:=[PythonAWin.AA51]/[PythonAWin.AB51]" office:value-type="float" office:value="17.4641739550959" calcext:value-type="float">
            <text:p>17,46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'C++A'.M16:'C++A'.M16">
            <calcext:condition calcext:apply-style-name="RedFont" calcext:value="formula-is(NOT(['C++A'.$U16]))" calcext:base-cell-address="'C++A'.M16"/>
          </calcext:conditional-format>
          <calcext:conditional-format calcext:target-range-address="'C++A'.M17:'C++A'.M17">
            <calcext:condition calcext:apply-style-name="RedFont" calcext:value="formula-is(NOT(['C++A'.$U17]))" calcext:base-cell-address="'C++A'.M17"/>
          </calcext:conditional-format>
          <calcext:conditional-format calcext:target-range-address="'C++A'.M18:'C++A'.M18">
            <calcext:condition calcext:apply-style-name="RedFont" calcext:value="formula-is(NOT(['C++A'.$U18]))" calcext:base-cell-address="'C++A'.M18"/>
          </calcext:conditional-format>
          <calcext:conditional-format calcext:target-range-address="'C++A'.M19:'C++A'.M19">
            <calcext:condition calcext:apply-style-name="RedFont" calcext:value="formula-is(NOT(['C++A'.$U19]))" calcext:base-cell-address="'C++A'.M19"/>
          </calcext:conditional-format>
          <calcext:conditional-format calcext:target-range-address="'C++A'.M20:'C++A'.M20">
            <calcext:condition calcext:apply-style-name="RedFont" calcext:value="formula-is(NOT(['C++A'.$U20]))" calcext:base-cell-address="'C++A'.M20"/>
          </calcext:conditional-format>
          <calcext:conditional-format calcext:target-range-address="'C++A'.M21:'C++A'.M21">
            <calcext:condition calcext:apply-style-name="RedFont" calcext:value="formula-is(NOT(['C++A'.$U21]))" calcext:base-cell-address="'C++A'.M21"/>
          </calcext:conditional-format>
          <calcext:conditional-format calcext:target-range-address="'C++A'.M22:'C++A'.M22">
            <calcext:condition calcext:apply-style-name="RedFont" calcext:value="formula-is(NOT(['C++A'.$U22]))" calcext:base-cell-address="'C++A'.M22"/>
          </calcext:conditional-format>
          <calcext:conditional-format calcext:target-range-address="'C++A'.M23:'C++A'.M23">
            <calcext:condition calcext:apply-style-name="RedFont" calcext:value="formula-is(NOT(['C++A'.$U23]))" calcext:base-cell-address="'C++A'.M23"/>
          </calcext:conditional-format>
          <calcext:conditional-format calcext:target-range-address="'C++A'.M24:'C++A'.M24">
            <calcext:condition calcext:apply-style-name="RedFont" calcext:value="formula-is(NOT(['C++A'.$U24]))" calcext:base-cell-address="'C++A'.M24"/>
          </calcext:conditional-format>
          <calcext:conditional-format calcext:target-range-address="'C++A'.M25:'C++A'.M25">
            <calcext:condition calcext:apply-style-name="RedFont" calcext:value="formula-is(NOT(['C++A'.$U25]))" calcext:base-cell-address="'C++A'.M25"/>
          </calcext:conditional-format>
          <calcext:conditional-format calcext:target-range-address="'C++A'.M29:'C++A'.M29">
            <calcext:condition calcext:apply-style-name="RedFont" calcext:value="formula-is(NOT(['C++A'.$U29]))" calcext:base-cell-address="'C++A'.M29"/>
          </calcext:conditional-format>
          <calcext:conditional-format calcext:target-range-address="'C++A'.M30:'C++A'.M30">
            <calcext:condition calcext:apply-style-name="RedFont" calcext:value="formula-is(NOT(['C++A'.$U30]))" calcext:base-cell-address="'C++A'.M30"/>
          </calcext:conditional-format>
          <calcext:conditional-format calcext:target-range-address="'C++A'.M31:'C++A'.M31">
            <calcext:condition calcext:apply-style-name="RedFont" calcext:value="formula-is(NOT(['C++A'.$U31]))" calcext:base-cell-address="'C++A'.M31"/>
          </calcext:conditional-format>
          <calcext:conditional-format calcext:target-range-address="'C++A'.M32:'C++A'.M32">
            <calcext:condition calcext:apply-style-name="RedFont" calcext:value="formula-is(NOT(['C++A'.$U32]))" calcext:base-cell-address="'C++A'.M32"/>
          </calcext:conditional-format>
          <calcext:conditional-format calcext:target-range-address="'C++A'.M33:'C++A'.M33">
            <calcext:condition calcext:apply-style-name="RedFont" calcext:value="formula-is(NOT(['C++A'.$U33]))" calcext:base-cell-address="'C++A'.M33"/>
          </calcext:conditional-format>
          <calcext:conditional-format calcext:target-range-address="'C++A'.M34:'C++A'.M34">
            <calcext:condition calcext:apply-style-name="RedFont" calcext:value="formula-is(NOT(['C++A'.$U34]))" calcext:base-cell-address="'C++A'.M34"/>
          </calcext:conditional-format>
          <calcext:conditional-format calcext:target-range-address="'C++A'.M35:'C++A'.M35">
            <calcext:condition calcext:apply-style-name="RedFont" calcext:value="formula-is(NOT(['C++A'.$U35]))" calcext:base-cell-address="'C++A'.M35"/>
          </calcext:conditional-format>
          <calcext:conditional-format calcext:target-range-address="'C++A'.M36:'C++A'.M36">
            <calcext:condition calcext:apply-style-name="RedFont" calcext:value="formula-is(NOT(['C++A'.$U36]))" calcext:base-cell-address="'C++A'.M36"/>
          </calcext:conditional-format>
          <calcext:conditional-format calcext:target-range-address="'C++A'.M37:'C++A'.M37">
            <calcext:condition calcext:apply-style-name="RedFont" calcext:value="formula-is(NOT(['C++A'.$U37]))" calcext:base-cell-address="'C++A'.M37"/>
          </calcext:conditional-format>
          <calcext:conditional-format calcext:target-range-address="'C++A'.M38:'C++A'.M38">
            <calcext:condition calcext:apply-style-name="RedFont" calcext:value="formula-is(NOT(['C++A'.$U38]))" calcext:base-cell-address="'C++A'.M38"/>
          </calcext:conditional-format>
          <calcext:conditional-format calcext:target-range-address="'C++A'.N3:'C++A'.N3">
            <calcext:condition calcext:apply-style-name="RedFont" calcext:value="formula-is(NOT(['C++A'.$U3]))" calcext:base-cell-address="'C++A'.N3"/>
          </calcext:conditional-format>
          <calcext:conditional-format calcext:target-range-address="'C++A'.N4:'C++A'.N4">
            <calcext:condition calcext:apply-style-name="RedFont" calcext:value="formula-is(NOT(['C++A'.$U4]))" calcext:base-cell-address="'C++A'.N4"/>
          </calcext:conditional-format>
          <calcext:conditional-format calcext:target-range-address="'C++A'.N5:'C++A'.N5">
            <calcext:condition calcext:apply-style-name="RedFont" calcext:value="formula-is(NOT(['C++A'.$U5]))" calcext:base-cell-address="'C++A'.N5"/>
          </calcext:conditional-format>
          <calcext:conditional-format calcext:target-range-address="'C++A'.N6:'C++A'.N6">
            <calcext:condition calcext:apply-style-name="RedFont" calcext:value="formula-is(NOT(['C++A'.$U6]))" calcext:base-cell-address="'C++A'.N6"/>
          </calcext:conditional-format>
          <calcext:conditional-format calcext:target-range-address="'C++A'.N7:'C++A'.N7">
            <calcext:condition calcext:apply-style-name="RedFont" calcext:value="formula-is(NOT(['C++A'.$U7]))" calcext:base-cell-address="'C++A'.N7"/>
          </calcext:conditional-format>
          <calcext:conditional-format calcext:target-range-address="'C++A'.N8:'C++A'.N8">
            <calcext:condition calcext:apply-style-name="RedFont" calcext:value="formula-is(NOT(['C++A'.$U8]))" calcext:base-cell-address="'C++A'.N8"/>
          </calcext:conditional-format>
          <calcext:conditional-format calcext:target-range-address="'C++A'.N9:'C++A'.N9">
            <calcext:condition calcext:apply-style-name="RedFont" calcext:value="formula-is(NOT(['C++A'.$U9]))" calcext:base-cell-address="'C++A'.N9"/>
          </calcext:conditional-format>
          <calcext:conditional-format calcext:target-range-address="'C++A'.N10:'C++A'.N10">
            <calcext:condition calcext:apply-style-name="RedFont" calcext:value="formula-is(NOT(['C++A'.$U10]))" calcext:base-cell-address="'C++A'.N10"/>
          </calcext:conditional-format>
          <calcext:conditional-format calcext:target-range-address="'C++A'.N11:'C++A'.N11">
            <calcext:condition calcext:apply-style-name="RedFont" calcext:value="formula-is(NOT(['C++A'.$U11]))" calcext:base-cell-address="'C++A'.N11"/>
          </calcext:conditional-format>
          <calcext:conditional-format calcext:target-range-address="'C++A'.N12:'C++A'.N12">
            <calcext:condition calcext:apply-style-name="RedFont" calcext:value="formula-is(NOT(['C++A'.$U12]))" calcext:base-cell-address="'C++A'.N12"/>
          </calcext:conditional-format>
          <calcext:conditional-format calcext:target-range-address="'C++A'.M3:'C++A'.M3">
            <calcext:condition calcext:apply-style-name="RedFont" calcext:value="formula-is(NOT(['C++A'.$U3]))" calcext:base-cell-address="'C++A'.M3"/>
          </calcext:conditional-format>
          <calcext:conditional-format calcext:target-range-address="'C++A'.M5:'C++A'.M5">
            <calcext:condition calcext:apply-style-name="RedFont" calcext:value="formula-is(NOT(['C++A'.$U5]))" calcext:base-cell-address="'C++A'.M5"/>
          </calcext:conditional-format>
          <calcext:conditional-format calcext:target-range-address="'C++A'.M6:'C++A'.M6">
            <calcext:condition calcext:apply-style-name="RedFont" calcext:value="formula-is(NOT(['C++A'.$U6]))" calcext:base-cell-address="'C++A'.M6"/>
          </calcext:conditional-format>
          <calcext:conditional-format calcext:target-range-address="'C++A'.M7:'C++A'.M7">
            <calcext:condition calcext:apply-style-name="RedFont" calcext:value="formula-is(NOT(['C++A'.$U7]))" calcext:base-cell-address="'C++A'.M7"/>
          </calcext:conditional-format>
          <calcext:conditional-format calcext:target-range-address="'C++A'.M8:'C++A'.M8">
            <calcext:condition calcext:apply-style-name="RedFont" calcext:value="formula-is(NOT(['C++A'.$U8]))" calcext:base-cell-address="'C++A'.M8"/>
          </calcext:conditional-format>
          <calcext:conditional-format calcext:target-range-address="'C++A'.M9:'C++A'.M9">
            <calcext:condition calcext:apply-style-name="RedFont" calcext:value="formula-is(NOT(['C++A'.$U9]))" calcext:base-cell-address="'C++A'.M9"/>
          </calcext:conditional-format>
          <calcext:conditional-format calcext:target-range-address="'C++A'.M10:'C++A'.M10">
            <calcext:condition calcext:apply-style-name="RedFont" calcext:value="formula-is(NOT(['C++A'.$U10]))" calcext:base-cell-address="'C++A'.M10"/>
          </calcext:conditional-format>
          <calcext:conditional-format calcext:target-range-address="'C++A'.M11:'C++A'.M11">
            <calcext:condition calcext:apply-style-name="RedFont" calcext:value="formula-is(NOT(['C++A'.$U11]))" calcext:base-cell-address="'C++A'.M11"/>
          </calcext:conditional-format>
          <calcext:conditional-format calcext:target-range-address="'C++A'.M12:'C++A'.M12">
            <calcext:condition calcext:apply-style-name="RedFont" calcext:value="formula-is(NOT(['C++A'.$U12]))" calcext:base-cell-address="'C++A'.M12"/>
          </calcext:conditional-format>
          <calcext:conditional-format calcext:target-range-address="'C++A'.O3:'C++A'.O3">
            <calcext:condition calcext:apply-style-name="RedFont" calcext:value="formula-is(NOT(['C++A'.$U3]))" calcext:base-cell-address="'C++A'.O3"/>
          </calcext:conditional-format>
          <calcext:conditional-format calcext:target-range-address="'C++A'.O7:'C++A'.O7">
            <calcext:condition calcext:apply-style-name="RedFont" calcext:value="formula-is(NOT(['C++A'.$U7]))" calcext:base-cell-address="'C++A'.O7"/>
          </calcext:conditional-format>
          <calcext:conditional-format calcext:target-range-address="'C++A'.M4:'C++A'.M4">
            <calcext:condition calcext:apply-style-name="RedFont" calcext:value="formula-is(NOT(['C++A'.$U4]))" calcext:base-cell-address="'C++A'.M4"/>
          </calcext:conditional-format>
          <calcext:conditional-format calcext:target-range-address="'C++A'.M42:'C++A'.M42">
            <calcext:condition calcext:apply-style-name="RedFont" calcext:value="formula-is(NOT(['C++A'.$U42]))" calcext:base-cell-address="'C++A'.M42"/>
          </calcext:conditional-format>
          <calcext:conditional-format calcext:target-range-address="'C++A'.M43:'C++A'.M43">
            <calcext:condition calcext:apply-style-name="RedFont" calcext:value="formula-is(NOT(['C++A'.$U43]))" calcext:base-cell-address="'C++A'.M43"/>
          </calcext:conditional-format>
          <calcext:conditional-format calcext:target-range-address="'C++A'.M44:'C++A'.M44">
            <calcext:condition calcext:apply-style-name="RedFont" calcext:value="formula-is(NOT(['C++A'.$U44]))" calcext:base-cell-address="'C++A'.M44"/>
          </calcext:conditional-format>
          <calcext:conditional-format calcext:target-range-address="'C++A'.M45:'C++A'.M45">
            <calcext:condition calcext:apply-style-name="RedFont" calcext:value="formula-is(NOT(['C++A'.$U45]))" calcext:base-cell-address="'C++A'.M45"/>
          </calcext:conditional-format>
          <calcext:conditional-format calcext:target-range-address="'C++A'.M46:'C++A'.M46">
            <calcext:condition calcext:apply-style-name="RedFont" calcext:value="formula-is(NOT(['C++A'.$U46]))" calcext:base-cell-address="'C++A'.M46"/>
          </calcext:conditional-format>
          <calcext:conditional-format calcext:target-range-address="'C++A'.M47:'C++A'.M47">
            <calcext:condition calcext:apply-style-name="RedFont" calcext:value="formula-is(NOT(['C++A'.$U47]))" calcext:base-cell-address="'C++A'.M47"/>
          </calcext:conditional-format>
          <calcext:conditional-format calcext:target-range-address="'C++A'.M48:'C++A'.M48">
            <calcext:condition calcext:apply-style-name="RedFont" calcext:value="formula-is(NOT(['C++A'.$U48]))" calcext:base-cell-address="'C++A'.M48"/>
          </calcext:conditional-format>
          <calcext:conditional-format calcext:target-range-address="'C++A'.M49:'C++A'.M49">
            <calcext:condition calcext:apply-style-name="RedFont" calcext:value="formula-is(NOT(['C++A'.$U49]))" calcext:base-cell-address="'C++A'.M49"/>
          </calcext:conditional-format>
          <calcext:conditional-format calcext:target-range-address="'C++A'.M50:'C++A'.M50">
            <calcext:condition calcext:apply-style-name="RedFont" calcext:value="formula-is(NOT(['C++A'.$U50]))" calcext:base-cell-address="'C++A'.M50"/>
          </calcext:conditional-format>
          <calcext:conditional-format calcext:target-range-address="'C++A'.M51:'C++A'.M51">
            <calcext:condition calcext:apply-style-name="RedFont" calcext:value="formula-is(NOT(['C++A'.$U51]))" calcext:base-cell-address="'C++A'.M51"/>
          </calcext:conditional-format>
        </calcext:conditional-formats>
      </table:table>
      <table:table table:name="CPPRAW" table:style-name="ta1"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ce2"/>
        <table:table-column table:style-name="co2" table:default-cell-style-name="Default"/>
        <table:table-column table:style-name="co34" table:default-cell-style-name="ce8"/>
        <table:table-column table:style-name="co10" table:default-cell-style-name="ce2"/>
        <table:table-column table:style-name="co10" table:number-columns-repeated="2" table:default-cell-style-name="ce8"/>
        <table:table-column table:style-name="co10" table:default-cell-style-name="ce2"/>
        <table:table-column table:style-name="co35" table:number-columns-repeated="2" table:default-cell-style-name="ce96"/>
        <table:table-column table:style-name="co36" table:default-cell-style-name="ce101"/>
        <table:table-column table:style-name="co21" table:default-cell-style-name="ce101"/>
        <table:table-column table:style-name="co37" table:default-cell-style-name="ce104"/>
        <table:table-column table:style-name="co21" table:default-cell-style-name="ce104"/>
        <table:table-column table:style-name="co38" table:default-cell-style-name="ce101"/>
        <table:table-column table:style-name="co21" table:default-cell-style-name="ce101"/>
        <table:table-column table:style-name="co21" table:default-cell-style-name="ce106"/>
        <table:table-column table:style-name="co39" table:default-cell-style-name="ce99"/>
        <table:table-column table:style-name="co21" table:default-cell-style-name="ce99"/>
        <table:table-column table:style-name="co40" table:default-cell-style-name="ce103"/>
        <table:table-column table:style-name="co21" table:default-cell-style-name="ce103"/>
        <table:table-column table:style-name="co41" table:default-cell-style-name="ce99"/>
        <table:table-column table:style-name="co21" table:default-cell-style-name="ce99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93" office:value-type="string" calcext:value-type="string">
            <text:p>n concrete</text:p>
          </table:table-cell>
          <table:table-cell table:style-name="ce97" office:value-type="string" calcext:value-type="string">
            <text:p>n</text:p>
          </table:table-cell>
          <table:table-cell table:style-name="ce98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98" office:value-type="string" calcext:value-type="string">
            <text:p>stddev</text:p>
          </table:table-cell>
          <table:table-cell/>
          <table:table-cell table:style-name="ce98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98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92" office:value-type="float" office:value="45" calcext:value-type="float">
            <text:p>45</text:p>
          </table:table-cell>
          <table:table-cell/>
          <table:table-cell table:style-name="ce55" table:formula="of:=[CPPRAW.M2] - com.microsoft.floor.precise([CPPRAW.M2] * 0.2)" office:value-type="string" office:string-value="" calcext:value-type="error">
            <text:p>#NAME?</text:p>
          </table:table-cell>
          <table:table-cell table:style-name="ce55" table:formula="of:=INDIRECT(ADDRESS([CPPRAW.$I2];2))" office:value-type="float" office:value="16384" calcext:value-type="float">
            <text:p>16.384</text:p>
          </table:table-cell>
          <table:table-cell table:style-name="ce99" table:formula="of:=INDIRECT(ADDRESS([CPPRAW.$I2];3))" office:value-type="float" office:value="43.29125" calcext:value-type="float">
            <text:p>43,29125</text:p>
          </table:table-cell>
          <table:table-cell table:style-name="ce99" table:formula="of:=INDIRECT(ADDRESS([CPPRAW.$I2];4))" office:value-type="float" office:value="129.060692122937" calcext:value-type="float">
            <text:p>129,0606921229</text:p>
          </table:table-cell>
          <table:table-cell table:style-name="ce103" table:formula="of:=INDIRECT(ADDRESS([CPPRAW.$I2]+1;3))" office:value-type="float" office:value="1336416.4125" calcext:value-type="float">
            <text:p>1336416,4125</text:p>
          </table:table-cell>
          <table:table-cell table:style-name="ce103" table:formula="of:=INDIRECT(ADDRESS([CPPRAW.$I2]+1;4))" office:value-type="float" office:value="76953.2366721845" calcext:value-type="float">
            <text:p>76953,2366721845</text:p>
          </table:table-cell>
          <table:table-cell table:style-name="ce99" table:formula="of:=INDIRECT(ADDRESS([CPPRAW.$I2]+2;3))" office:value-type="float" office:value="888481.72625" calcext:value-type="float">
            <text:p>888481,72625</text:p>
          </table:table-cell>
          <table:table-cell table:style-name="ce99" table:formula="of:=INDIRECT(ADDRESS([CPPRAW.$I2]+2;4))" office:value-type="float" office:value="81577.0692192317" calcext:value-type="float">
            <text:p>81577,0692192317</text:p>
          </table:table-cell>
          <table:table-cell/>
          <table:table-cell table:formula="of:=INDIRECT(ADDRESS([CPPRAW.$J2];3))" office:value-type="float" office:value="37.95375" calcext:value-type="float">
            <text:p>37,95375</text:p>
          </table:table-cell>
          <table:table-cell table:formula="of:=INDIRECT(ADDRESS([CPPRAW.$J2];4))" office:value-type="float" office:value="121.691763145496" calcext:value-type="float">
            <text:p>121,6917631455</text:p>
          </table:table-cell>
          <table:table-cell table:formula="of:=INDIRECT(ADDRESS([CPPRAW.$J2]+1;3))" office:value-type="float" office:value="33867.525" calcext:value-type="float">
            <text:p>33867,525</text:p>
          </table:table-cell>
          <table:table-cell table:formula="of:=INDIRECT(ADDRESS([CPPRAW.$J2]+1;4))" office:value-type="float" office:value="6133.25943001923" calcext:value-type="float">
            <text:p>6133,2594300192</text:p>
          </table:table-cell>
          <table:table-cell table:formula="of:=INDIRECT(ADDRESS([CPPRAW.$J2]+2;3))" office:value-type="float" office:value="108536.25875" calcext:value-type="float">
            <text:p>108536,25875</text:p>
          </table:table-cell>
          <table:table-cell table:formula="of:=INDIRECT(ADDRESS([CPPRAW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55" table:formula="of:=[CPPRAW.M3] - com.microsoft.floor.precise([CPPRAW.M3] * 0.2)" office:value-type="string" office:string-value="" calcext:value-type="error">
            <text:p>#NAME?</text:p>
          </table:table-cell>
          <table:table-cell table:style-name="ce55" table:formula="of:=INDIRECT(ADDRESS([CPPRAW.$I3];2))" office:value-type="float" office:value="32768" calcext:value-type="float">
            <text:p>32.768</text:p>
          </table:table-cell>
          <table:table-cell table:style-name="ce99" table:formula="of:=INDIRECT(ADDRESS([CPPRAW.$I3];3))" office:value-type="float" office:value="37.9525" calcext:value-type="float">
            <text:p>37,9525</text:p>
          </table:table-cell>
          <table:table-cell table:style-name="ce99" table:formula="of:=INDIRECT(ADDRESS([CPPRAW.$I3];4))" office:value-type="float" office:value="121.687756703024" calcext:value-type="float">
            <text:p>121,687756703</text:p>
          </table:table-cell>
          <table:table-cell table:style-name="ce103" table:formula="of:=INDIRECT(ADDRESS([CPPRAW.$I3]+1;3))" office:value-type="float" office:value="2710618.69" calcext:value-type="float">
            <text:p>2710618,69</text:p>
          </table:table-cell>
          <table:table-cell table:style-name="ce103" table:formula="of:=INDIRECT(ADDRESS([CPPRAW.$I3]+1;4))" office:value-type="float" office:value="250169.568271268" calcext:value-type="float">
            <text:p>250169,568271268</text:p>
          </table:table-cell>
          <table:table-cell table:style-name="ce99" table:formula="of:=INDIRECT(ADDRESS([CPPRAW.$I3]+2;3))" office:value-type="float" office:value="1814413.02625" calcext:value-type="float">
            <text:p>1814413,02625</text:p>
          </table:table-cell>
          <table:table-cell table:style-name="ce99" table:formula="of:=INDIRECT(ADDRESS([CPPRAW.$I3]+2;4))" office:value-type="float" office:value="105093.824503245" calcext:value-type="float">
            <text:p>105093,824503245</text:p>
          </table:table-cell>
          <table:table-cell/>
          <table:table-cell table:formula="of:=INDIRECT(ADDRESS([CPPRAW.$J3];3))" office:value-type="float" office:value="34.21125" calcext:value-type="float">
            <text:p>34,21125</text:p>
          </table:table-cell>
          <table:table-cell table:formula="of:=INDIRECT(ADDRESS([CPPRAW.$J3];4))" office:value-type="float" office:value="116.088650788911" calcext:value-type="float">
            <text:p>116,0886507889</text:p>
          </table:table-cell>
          <table:table-cell table:formula="of:=INDIRECT(ADDRESS([CPPRAW.$J3]+1;3))" office:value-type="float" office:value="72647.59875" calcext:value-type="float">
            <text:p>72647,59875</text:p>
          </table:table-cell>
          <table:table-cell table:formula="of:=INDIRECT(ADDRESS([CPPRAW.$J3]+1;4))" office:value-type="float" office:value="8732.63122205007" calcext:value-type="float">
            <text:p>8732,6312220501</text:p>
          </table:table-cell>
          <table:table-cell table:formula="of:=INDIRECT(ADDRESS([CPPRAW.$J3]+2;3))" office:value-type="float" office:value="220747.1125" calcext:value-type="float">
            <text:p>220747,1125</text:p>
          </table:table-cell>
          <table:table-cell table:formula="of:=INDIRECT(ADDRESS([CPPRAW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55" table:formula="of:=[CPPRAW.M4] - com.microsoft.floor.precise([CPPRAW.M4] * 0.2)" office:value-type="string" office:string-value="" calcext:value-type="error">
            <text:p>#NAME?</text:p>
          </table:table-cell>
          <table:table-cell table:style-name="ce55" table:formula="of:=INDIRECT(ADDRESS([CPPRAW.$I4];2))" office:value-type="float" office:value="65536" calcext:value-type="float">
            <text:p>65.536</text:p>
          </table:table-cell>
          <table:table-cell table:style-name="ce99" table:formula="of:=INDIRECT(ADDRESS([CPPRAW.$I4];3))" office:value-type="float" office:value="39.01875" calcext:value-type="float">
            <text:p>39,01875</text:p>
          </table:table-cell>
          <table:table-cell table:style-name="ce99" table:formula="of:=INDIRECT(ADDRESS([CPPRAW.$I4];4))" office:value-type="float" office:value="123.211443149941" calcext:value-type="float">
            <text:p>123,2114431499</text:p>
          </table:table-cell>
          <table:table-cell table:style-name="ce103" table:formula="of:=INDIRECT(ADDRESS([CPPRAW.$I4]+1;3))" office:value-type="float" office:value="5413945.9125" calcext:value-type="float">
            <text:p>5413945,9125</text:p>
          </table:table-cell>
          <table:table-cell table:style-name="ce103" table:formula="of:=INDIRECT(ADDRESS([CPPRAW.$I4]+1;4))" office:value-type="float" office:value="250258.123414703" calcext:value-type="float">
            <text:p>250258,123414703</text:p>
          </table:table-cell>
          <table:table-cell table:style-name="ce99" table:formula="of:=INDIRECT(ADDRESS([CPPRAW.$I4]+2;3))" office:value-type="float" office:value="3691371.3975" calcext:value-type="float">
            <text:p>3691371,3975</text:p>
          </table:table-cell>
          <table:table-cell table:style-name="ce99" table:formula="of:=INDIRECT(ADDRESS([CPPRAW.$I4]+2;4))" office:value-type="float" office:value="337045.365355517" calcext:value-type="float">
            <text:p>337045,365355517</text:p>
          </table:table-cell>
          <table:table-cell/>
          <table:table-cell table:formula="of:=INDIRECT(ADDRESS([CPPRAW.$J4];3))" office:value-type="float" office:value="33.68125" calcext:value-type="float">
            <text:p>33,68125</text:p>
          </table:table-cell>
          <table:table-cell table:formula="of:=INDIRECT(ADDRESS([CPPRAW.$J4];4))" office:value-type="float" office:value="115.271924896196" calcext:value-type="float">
            <text:p>115,2719248962</text:p>
          </table:table-cell>
          <table:table-cell table:formula="of:=INDIRECT(ADDRESS([CPPRAW.$J4]+1;3))" office:value-type="float" office:value="141238.91375" calcext:value-type="float">
            <text:p>141238,91375</text:p>
          </table:table-cell>
          <table:table-cell table:formula="of:=INDIRECT(ADDRESS([CPPRAW.$J4]+1;4))" office:value-type="float" office:value="22302.8773204775" calcext:value-type="float">
            <text:p>22302,8773204775</text:p>
          </table:table-cell>
          <table:table-cell table:formula="of:=INDIRECT(ADDRESS([CPPRAW.$J4]+2;3))" office:value-type="float" office:value="446162.6225" calcext:value-type="float">
            <text:p>446162,6225</text:p>
          </table:table-cell>
          <table:table-cell table:formula="of:=INDIRECT(ADDRESS([CPPRAW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55" table:formula="of:=[CPPRAW.M5] - com.microsoft.floor.precise([CPPRAW.M5] * 0.2)" office:value-type="string" office:string-value="" calcext:value-type="error">
            <text:p>#NAME?</text:p>
          </table:table-cell>
          <table:table-cell table:style-name="ce55" table:formula="of:=INDIRECT(ADDRESS([CPPRAW.$I5];2))" office:value-type="float" office:value="131072" calcext:value-type="float">
            <text:p>131.072</text:p>
          </table:table-cell>
          <table:table-cell table:style-name="ce99" table:formula="of:=INDIRECT(ADDRESS([CPPRAW.$I5];3))" office:value-type="float" office:value="34.21125" calcext:value-type="float">
            <text:p>34,21125</text:p>
          </table:table-cell>
          <table:table-cell table:style-name="ce99" table:formula="of:=INDIRECT(ADDRESS([CPPRAW.$I5];4))" office:value-type="float" office:value="116.088650788911" calcext:value-type="float">
            <text:p>116,0886507889</text:p>
          </table:table-cell>
          <table:table-cell table:style-name="ce103" table:formula="of:=INDIRECT(ADDRESS([CPPRAW.$I5]+1;3))" office:value-type="float" office:value="10891407.41125" calcext:value-type="float">
            <text:p>10891407,41125</text:p>
          </table:table-cell>
          <table:table-cell table:style-name="ce103" table:formula="of:=INDIRECT(ADDRESS([CPPRAW.$I5]+1;4))" office:value-type="float" office:value="846660.119586001" calcext:value-type="float">
            <text:p>846660,119586001</text:p>
          </table:table-cell>
          <table:table-cell table:style-name="ce99" table:formula="of:=INDIRECT(ADDRESS([CPPRAW.$I5]+2;3))" office:value-type="float" office:value="7279390.7925" calcext:value-type="float">
            <text:p>7279390,7925</text:p>
          </table:table-cell>
          <table:table-cell table:style-name="ce99" table:formula="of:=INDIRECT(ADDRESS([CPPRAW.$I5]+2;4))" office:value-type="float" office:value="447008.775554609" calcext:value-type="float">
            <text:p>447008,775554609</text:p>
          </table:table-cell>
          <table:table-cell/>
          <table:table-cell table:formula="of:=INDIRECT(ADDRESS([CPPRAW.$J5];3))" office:value-type="float" office:value="35.2825" calcext:value-type="float">
            <text:p>35,2825</text:p>
          </table:table-cell>
          <table:table-cell table:formula="of:=INDIRECT(ADDRESS([CPPRAW.$J5];4))" office:value-type="float" office:value="117.735465104739" calcext:value-type="float">
            <text:p>117,7354651047</text:p>
          </table:table-cell>
          <table:table-cell table:formula="of:=INDIRECT(ADDRESS([CPPRAW.$J5]+1;3))" office:value-type="float" office:value="282129.26125" calcext:value-type="float">
            <text:p>282129,26125</text:p>
          </table:table-cell>
          <table:table-cell table:formula="of:=INDIRECT(ADDRESS([CPPRAW.$J5]+1;4))" office:value-type="float" office:value="34427.5661729993" calcext:value-type="float">
            <text:p>34427,5661729993</text:p>
          </table:table-cell>
          <table:table-cell table:formula="of:=INDIRECT(ADDRESS([CPPRAW.$J5]+2;3))" office:value-type="float" office:value="887890.47" calcext:value-type="float">
            <text:p>887890,47</text:p>
          </table:table-cell>
          <table:table-cell table:formula="of:=INDIRECT(ADDRESS([CPPRAW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55" table:formula="of:=[CPPRAW.M6] - com.microsoft.floor.precise([CPPRAW.M6] * 0.2)" office:value-type="string" office:string-value="" calcext:value-type="error">
            <text:p>#NAME?</text:p>
          </table:table-cell>
          <table:table-cell table:style-name="ce55" table:formula="of:=INDIRECT(ADDRESS([CPPRAW.$I6];2))" office:value-type="float" office:value="262144" calcext:value-type="float">
            <text:p>262.144</text:p>
          </table:table-cell>
          <table:table-cell table:style-name="ce99" table:formula="of:=INDIRECT(ADDRESS([CPPRAW.$I6];3))" office:value-type="float" office:value="41.6975" calcext:value-type="float">
            <text:p>41,6975</text:p>
          </table:table-cell>
          <table:table-cell table:style-name="ce99" table:formula="of:=INDIRECT(ADDRESS([CPPRAW.$I6];4))" office:value-type="float" office:value="126.941378737568" calcext:value-type="float">
            <text:p>126,9413787376</text:p>
          </table:table-cell>
          <table:table-cell table:style-name="ce103" table:formula="of:=INDIRECT(ADDRESS([CPPRAW.$I6]+1;3))" office:value-type="float" office:value="22792191.405" calcext:value-type="float">
            <text:p>22792191,405</text:p>
          </table:table-cell>
          <table:table-cell table:style-name="ce103" table:formula="of:=INDIRECT(ADDRESS([CPPRAW.$I6]+1;4))" office:value-type="float" office:value="5147349.60314102" calcext:value-type="float">
            <text:p>5147349,60314102</text:p>
          </table:table-cell>
          <table:table-cell table:style-name="ce99" table:formula="of:=INDIRECT(ADDRESS([CPPRAW.$I6]+2;3))" office:value-type="float" office:value="14869092.12625" calcext:value-type="float">
            <text:p>14869092,12625</text:p>
          </table:table-cell>
          <table:table-cell table:style-name="ce99" table:formula="of:=INDIRECT(ADDRESS([CPPRAW.$I6]+2;4))" office:value-type="float" office:value="1944745.67405304" calcext:value-type="float">
            <text:p>1944745,67405304</text:p>
          </table:table-cell>
          <table:table-cell/>
          <table:table-cell table:formula="of:=INDIRECT(ADDRESS([CPPRAW.$J6];3))" office:value-type="float" office:value="36.355" calcext:value-type="float">
            <text:p>36,355</text:p>
          </table:table-cell>
          <table:table-cell table:formula="of:=INDIRECT(ADDRESS([CPPRAW.$J6];4))" office:value-type="float" office:value="119.354035152289" calcext:value-type="float">
            <text:p>119,3540351523</text:p>
          </table:table-cell>
          <table:table-cell table:formula="of:=INDIRECT(ADDRESS([CPPRAW.$J6]+1;3))" office:value-type="float" office:value="568953.6375" calcext:value-type="float">
            <text:p>568953,6375</text:p>
          </table:table-cell>
          <table:table-cell table:formula="of:=INDIRECT(ADDRESS([CPPRAW.$J6]+1;4))" office:value-type="float" office:value="61869.6740672286" calcext:value-type="float">
            <text:p>61869,6740672286</text:p>
          </table:table-cell>
          <table:table-cell table:formula="of:=INDIRECT(ADDRESS([CPPRAW.$J6]+2;3))" office:value-type="float" office:value="1797822.21875" calcext:value-type="float">
            <text:p>1797822,21875</text:p>
          </table:table-cell>
          <table:table-cell table:formula="of:=INDIRECT(ADDRESS([CPPRAW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55" table:formula="of:=[CPPRAW.M7] - com.microsoft.floor.precise([CPPRAW.M7] * 0.2)" office:value-type="string" office:string-value="" calcext:value-type="error">
            <text:p>#NAME?</text:p>
          </table:table-cell>
          <table:table-cell table:style-name="ce55" table:formula="of:=INDIRECT(ADDRESS([CPPRAW.$I7];2))" office:value-type="float" office:value="524288" calcext:value-type="float">
            <text:p>524.288</text:p>
          </table:table-cell>
          <table:table-cell table:style-name="ce99" table:formula="of:=INDIRECT(ADDRESS([CPPRAW.$I7];3))" office:value-type="float" office:value="37.955" calcext:value-type="float">
            <text:p>37,955</text:p>
          </table:table-cell>
          <table:table-cell table:style-name="ce99" table:formula="of:=INDIRECT(ADDRESS([CPPRAW.$I7];4))" office:value-type="float" office:value="121.695769443213" calcext:value-type="float">
            <text:p>121,6957694432</text:p>
          </table:table-cell>
          <table:table-cell table:style-name="ce103" table:formula="of:=INDIRECT(ADDRESS([CPPRAW.$I7]+1;3))" office:value-type="float" office:value="44253167.73875" calcext:value-type="float">
            <text:p>44253167,73875</text:p>
          </table:table-cell>
          <table:table-cell table:style-name="ce103" table:formula="of:=INDIRECT(ADDRESS([CPPRAW.$I7]+1;4))" office:value-type="float" office:value="3930501.53623287" calcext:value-type="float">
            <text:p>3930501,53623287</text:p>
          </table:table-cell>
          <table:table-cell table:style-name="ce99" table:formula="of:=INDIRECT(ADDRESS([CPPRAW.$I7]+2;3))" office:value-type="float" office:value="29666928.66625" calcext:value-type="float">
            <text:p>29666928,66625</text:p>
          </table:table-cell>
          <table:table-cell table:style-name="ce99" table:formula="of:=INDIRECT(ADDRESS([CPPRAW.$I7]+2;4))" office:value-type="float" office:value="2885868.0448178" calcext:value-type="float">
            <text:p>2885868,0448178</text:p>
          </table:table-cell>
          <table:table-cell/>
          <table:table-cell table:formula="of:=INDIRECT(ADDRESS([CPPRAW.$J7];3))" office:value-type="float" office:value="35.81875" calcext:value-type="float">
            <text:p>35,81875</text:p>
          </table:table-cell>
          <table:table-cell table:formula="of:=INDIRECT(ADDRESS([CPPRAW.$J7];4))" office:value-type="float" office:value="118.548726898474" calcext:value-type="float">
            <text:p>118,5487268985</text:p>
          </table:table-cell>
          <table:table-cell table:formula="of:=INDIRECT(ADDRESS([CPPRAW.$J7]+1;3))" office:value-type="float" office:value="1161369.93875" calcext:value-type="float">
            <text:p>1161369,93875</text:p>
          </table:table-cell>
          <table:table-cell table:formula="of:=INDIRECT(ADDRESS([CPPRAW.$J7]+1;4))" office:value-type="float" office:value="85527.1577765751" calcext:value-type="float">
            <text:p>85527,1577765751</text:p>
          </table:table-cell>
          <table:table-cell table:formula="of:=INDIRECT(ADDRESS([CPPRAW.$J7]+2;3))" office:value-type="float" office:value="3692337.9" calcext:value-type="float">
            <text:p>3692337,9</text:p>
          </table:table-cell>
          <table:table-cell table:formula="of:=INDIRECT(ADDRESS([CPPRAW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55" table:formula="of:=[CPPRAW.M8] - com.microsoft.floor.precise([CPPRAW.M8] * 0.2)" office:value-type="string" office:string-value="" calcext:value-type="error">
            <text:p>#NAME?</text:p>
          </table:table-cell>
          <table:table-cell table:style-name="ce55" table:formula="of:=INDIRECT(ADDRESS([CPPRAW.$I8];2))" office:value-type="float" office:value="1048576" calcext:value-type="float">
            <text:p>1.048.576</text:p>
          </table:table-cell>
          <table:table-cell table:style-name="ce99" table:formula="of:=INDIRECT(ADDRESS([CPPRAW.$I8];3))" office:value-type="float" office:value="37.42" calcext:value-type="float">
            <text:p>37,42</text:p>
          </table:table-cell>
          <table:table-cell table:style-name="ce99" table:formula="of:=INDIRECT(ADDRESS([CPPRAW.$I8];4))" office:value-type="float" office:value="120.917202300853" calcext:value-type="float">
            <text:p>120,9172023009</text:p>
          </table:table-cell>
          <table:table-cell table:style-name="ce103" table:formula="of:=INDIRECT(ADDRESS([CPPRAW.$I8]+1;3))" office:value-type="float" office:value="87975043.09125" calcext:value-type="float">
            <text:p>87975043,09125</text:p>
          </table:table-cell>
          <table:table-cell table:style-name="ce103" table:formula="of:=INDIRECT(ADDRESS([CPPRAW.$I8]+1;4))" office:value-type="float" office:value="6012072.15524391" calcext:value-type="float">
            <text:p>6012072,15524391</text:p>
          </table:table-cell>
          <table:table-cell table:style-name="ce99" table:formula="of:=INDIRECT(ADDRESS([CPPRAW.$I8]+2;3))" office:value-type="float" office:value="58338393.36625" calcext:value-type="float">
            <text:p>58338393,36625</text:p>
          </table:table-cell>
          <table:table-cell table:style-name="ce99" table:formula="of:=INDIRECT(ADDRESS([CPPRAW.$I8]+2;4))" office:value-type="float" office:value="2809697.08223053" calcext:value-type="float">
            <text:p>2809697,08223053</text:p>
          </table:table-cell>
          <table:table-cell/>
          <table:table-cell table:formula="of:=INDIRECT(ADDRESS([CPPRAW.$J8];3))" office:value-type="float" office:value="33.6775" calcext:value-type="float">
            <text:p>33,6775</text:p>
          </table:table-cell>
          <table:table-cell table:formula="of:=INDIRECT(ADDRESS([CPPRAW.$J8];4))" office:value-type="float" office:value="115.259096464866" calcext:value-type="float">
            <text:p>115,2590964649</text:p>
          </table:table-cell>
          <table:table-cell table:formula="of:=INDIRECT(ADDRESS([CPPRAW.$J8]+1;3))" office:value-type="float" office:value="2381996.05625" calcext:value-type="float">
            <text:p>2381996,05625</text:p>
          </table:table-cell>
          <table:table-cell table:formula="of:=INDIRECT(ADDRESS([CPPRAW.$J8]+1;4))" office:value-type="float" office:value="112381.834024917" calcext:value-type="float">
            <text:p>112381,834024917</text:p>
          </table:table-cell>
          <table:table-cell table:formula="of:=INDIRECT(ADDRESS([CPPRAW.$J8]+2;3))" office:value-type="float" office:value="7303713.5725" calcext:value-type="float">
            <text:p>7303713,5725</text:p>
          </table:table-cell>
          <table:table-cell table:formula="of:=INDIRECT(ADDRESS([CPPRAW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55" table:formula="of:=[CPPRAW.M9] - com.microsoft.floor.precise([CPPRAW.M9] * 0.2)" office:value-type="string" office:string-value="" calcext:value-type="error">
            <text:p>#NAME?</text:p>
          </table:table-cell>
          <table:table-cell table:style-name="ce55" table:formula="of:=INDIRECT(ADDRESS([CPPRAW.$I9];2))" office:value-type="float" office:value="2097152" calcext:value-type="float">
            <text:p>2.097.152</text:p>
          </table:table-cell>
          <table:table-cell table:style-name="ce99" table:formula="of:=INDIRECT(ADDRESS([CPPRAW.$I9];3))" office:value-type="float" office:value="35.81625" calcext:value-type="float">
            <text:p>35,81625</text:p>
          </table:table-cell>
          <table:table-cell table:style-name="ce99" table:formula="of:=INDIRECT(ADDRESS([CPPRAW.$I9];4))" office:value-type="float" office:value="118.540456324706" calcext:value-type="float">
            <text:p>118,5404563247</text:p>
          </table:table-cell>
          <table:table-cell table:style-name="ce103" table:formula="of:=INDIRECT(ADDRESS([CPPRAW.$I9]+1;3))" office:value-type="float" office:value="174533188.14" calcext:value-type="float">
            <text:p>174533188,14</text:p>
          </table:table-cell>
          <table:table-cell table:style-name="ce103" table:formula="of:=INDIRECT(ADDRESS([CPPRAW.$I9]+1;4))" office:value-type="float" office:value="6747557.431363" calcext:value-type="float">
            <text:p>6747557,431363</text:p>
          </table:table-cell>
          <table:table-cell table:style-name="ce99" table:formula="of:=INDIRECT(ADDRESS([CPPRAW.$I9]+2;3))" office:value-type="float" office:value="116865336.915" calcext:value-type="float">
            <text:p>116865336,915</text:p>
          </table:table-cell>
          <table:table-cell table:style-name="ce99" table:formula="of:=INDIRECT(ADDRESS([CPPRAW.$I9]+2;4))" office:value-type="float" office:value="4819028.23214092" calcext:value-type="float">
            <text:p>4819028,23214092</text:p>
          </table:table-cell>
          <table:table-cell/>
          <table:table-cell table:formula="of:=INDIRECT(ADDRESS([CPPRAW.$J9];3))" office:value-type="float" office:value="34.7475" calcext:value-type="float">
            <text:p>34,7475</text:p>
          </table:table-cell>
          <table:table-cell table:formula="of:=INDIRECT(ADDRESS([CPPRAW.$J9];4))" office:value-type="float" office:value="116.918288139095" calcext:value-type="float">
            <text:p>116,9182881391</text:p>
          </table:table-cell>
          <table:table-cell table:formula="of:=INDIRECT(ADDRESS([CPPRAW.$J9]+1;3))" office:value-type="float" office:value="4849319.5825" calcext:value-type="float">
            <text:p>4849319,5825</text:p>
          </table:table-cell>
          <table:table-cell table:formula="of:=INDIRECT(ADDRESS([CPPRAW.$J9]+1;4))" office:value-type="float" office:value="314296.759148957" calcext:value-type="float">
            <text:p>314296,759148957</text:p>
          </table:table-cell>
          <table:table-cell table:formula="of:=INDIRECT(ADDRESS([CPPRAW.$J9]+2;3))" office:value-type="float" office:value="14664224.34875" calcext:value-type="float">
            <text:p>14664224,34875</text:p>
          </table:table-cell>
          <table:table-cell table:formula="of:=INDIRECT(ADDRESS([CPPRAW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55" table:formula="of:=[CPPRAW.M10] - com.microsoft.floor.precise([CPPRAW.M10] * 0.2)" office:value-type="string" office:string-value="" calcext:value-type="error">
            <text:p>#NAME?</text:p>
          </table:table-cell>
          <table:table-cell table:style-name="ce55" table:formula="of:=INDIRECT(ADDRESS([CPPRAW.$I10];2))" office:value-type="float" office:value="4194304" calcext:value-type="float">
            <text:p>4.194.304</text:p>
          </table:table-cell>
          <table:table-cell table:style-name="ce99" table:formula="of:=INDIRECT(ADDRESS([CPPRAW.$I10];3))" office:value-type="float" office:value="36.885" calcext:value-type="float">
            <text:p>36,885</text:p>
          </table:table-cell>
          <table:table-cell table:style-name="ce99" table:formula="of:=INDIRECT(ADDRESS([CPPRAW.$I10];4))" office:value-type="float" office:value="120.131203930108" calcext:value-type="float">
            <text:p>120,1312039301</text:p>
          </table:table-cell>
          <table:table-cell table:style-name="ce103" table:formula="of:=INDIRECT(ADDRESS([CPPRAW.$I10]+1;3))" office:value-type="float" office:value="345400586.015" calcext:value-type="float">
            <text:p>345400586,015</text:p>
          </table:table-cell>
          <table:table-cell table:style-name="ce103" table:formula="of:=INDIRECT(ADDRESS([CPPRAW.$I10]+1;4))" office:value-type="float" office:value="8188701.4022785" calcext:value-type="float">
            <text:p>8188701,4022785</text:p>
          </table:table-cell>
          <table:table-cell table:style-name="ce99" table:formula="of:=INDIRECT(ADDRESS([CPPRAW.$I10]+2;3))" office:value-type="float" office:value="236849422.29125" calcext:value-type="float">
            <text:p>236849422,29125</text:p>
          </table:table-cell>
          <table:table-cell table:style-name="ce99" table:formula="of:=INDIRECT(ADDRESS([CPPRAW.$I10]+2;4))" office:value-type="float" office:value="6364402.99384647" calcext:value-type="float">
            <text:p>6364402,99384647</text:p>
          </table:table-cell>
          <table:table-cell/>
          <table:table-cell table:formula="of:=INDIRECT(ADDRESS([CPPRAW.$J10];3))" office:value-type="float" office:value="33.67625" calcext:value-type="float">
            <text:p>33,67625</text:p>
          </table:table-cell>
          <table:table-cell table:formula="of:=INDIRECT(ADDRESS([CPPRAW.$J10];4))" office:value-type="float" office:value="115.254819976639" calcext:value-type="float">
            <text:p>115,2548199766</text:p>
          </table:table-cell>
          <table:table-cell table:formula="of:=INDIRECT(ADDRESS([CPPRAW.$J10]+1;3))" office:value-type="float" office:value="9532469.1375" calcext:value-type="float">
            <text:p>9532469,1375</text:p>
          </table:table-cell>
          <table:table-cell table:formula="of:=INDIRECT(ADDRESS([CPPRAW.$J10]+1;4))" office:value-type="float" office:value="373640.132974092" calcext:value-type="float">
            <text:p>373640,132974092</text:p>
          </table:table-cell>
          <table:table-cell table:formula="of:=INDIRECT(ADDRESS([CPPRAW.$J10]+2;3))" office:value-type="float" office:value="29356886.4925" calcext:value-type="float">
            <text:p>29356886,4925</text:p>
          </table:table-cell>
          <table:table-cell table:formula="of:=INDIRECT(ADDRESS([CPPRAW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55" table:formula="of:=[CPPRAW.M11] - com.microsoft.floor.precise([CPPRAW.M11] * 0.2)" office:value-type="string" office:string-value="" calcext:value-type="error">
            <text:p>#NAME?</text:p>
          </table:table-cell>
          <table:table-cell table:style-name="ce55" table:formula="of:=INDIRECT(ADDRESS([CPPRAW.$I11];2))" office:value-type="float" office:value="8388608" calcext:value-type="float">
            <text:p>8.388.608</text:p>
          </table:table-cell>
          <table:table-cell table:style-name="ce99" table:formula="of:=INDIRECT(ADDRESS([CPPRAW.$I11];3))" office:value-type="float" office:value="36.35875" calcext:value-type="float">
            <text:p>36,35875</text:p>
          </table:table-cell>
          <table:table-cell table:style-name="ce99" table:formula="of:=INDIRECT(ADDRESS([CPPRAW.$I11];4))" office:value-type="float" office:value="119.366339275892" calcext:value-type="float">
            <text:p>119,3663392759</text:p>
          </table:table-cell>
          <table:table-cell table:style-name="ce103" table:formula="of:=INDIRECT(ADDRESS([CPPRAW.$I11]+1;3))" office:value-type="float" office:value="688327263.155" calcext:value-type="float">
            <text:p>688327263,155</text:p>
          </table:table-cell>
          <table:table-cell table:style-name="ce103" table:formula="of:=INDIRECT(ADDRESS([CPPRAW.$I11]+1;4))" office:value-type="float" office:value="8059557.47011663" calcext:value-type="float">
            <text:p>8059557,47011663</text:p>
          </table:table-cell>
          <table:table-cell table:style-name="ce99" table:formula="of:=INDIRECT(ADDRESS([CPPRAW.$I11]+2;3))" office:value-type="float" office:value="463794283.515" calcext:value-type="float">
            <text:p>463794283,515</text:p>
          </table:table-cell>
          <table:table-cell table:style-name="ce99" table:formula="of:=INDIRECT(ADDRESS([CPPRAW.$I11]+2;4))" office:value-type="float" office:value="9000036.08575783" calcext:value-type="float">
            <text:p>9000036,08575783</text:p>
          </table:table-cell>
          <table:table-cell/>
          <table:table-cell table:formula="of:=INDIRECT(ADDRESS([CPPRAW.$J11];3))" office:value-type="float" office:value="37.42375" calcext:value-type="float">
            <text:p>37,42375</text:p>
          </table:table-cell>
          <table:table-cell table:formula="of:=INDIRECT(ADDRESS([CPPRAW.$J11];4))" office:value-type="float" office:value="120.929314311139" calcext:value-type="float">
            <text:p>120,9293143111</text:p>
          </table:table-cell>
          <table:table-cell table:formula="of:=INDIRECT(ADDRESS([CPPRAW.$J11]+1;3))" office:value-type="float" office:value="19075402.95375" calcext:value-type="float">
            <text:p>19075402,95375</text:p>
          </table:table-cell>
          <table:table-cell table:formula="of:=INDIRECT(ADDRESS([CPPRAW.$J11]+1;4))" office:value-type="float" office:value="311433.756245277" calcext:value-type="float">
            <text:p>311433,756245277</text:p>
          </table:table-cell>
          <table:table-cell table:formula="of:=INDIRECT(ADDRESS([CPPRAW.$J11]+2;3))" office:value-type="float" office:value="58636043.22375" calcext:value-type="float">
            <text:p>58636043,22375</text:p>
          </table:table-cell>
          <table:table-cell table:formula="of:=INDIRECT(ADDRESS([CPPRAW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94" table:number-columns-repeated="2"/>
          <table:table-cell table:style-name="ce100"/>
          <table:table-cell table:style-name="ce94" table:number-columns-repeated="3"/>
          <table:table-cell table:style-name="Default"/>
          <table:table-cell table:style-name="ce94"/>
          <table:table-cell/>
          <table:table-cell table:style-name="ce94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Default"/>
          <table:table-cell table:style-name="ce9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3">
          <table:table-cell table:style-name="ce90" table:number-columns-repeated="6"/>
          <table:table-cell table:style-name="ce91"/>
          <table:table-cell table:style-name="ce90"/>
          <table:table-cell table:style-name="ce91" table:number-columns-repeated="2"/>
          <table:table-cell table:style-name="ce90"/>
          <table:table-cell table:style-name="ce95" table:number-columns-repeated="2"/>
          <table:table-cell table:style-name="ce99" table:number-columns-repeated="2"/>
          <table:table-cell table:style-name="ce103" table:number-columns-repeated="2"/>
          <table:table-cell table:style-name="ce105" table:number-columns-repeated="2"/>
          <table:table-cell table:number-columns-repeated="7"/>
          <table:table-cell table:style-name="ce90" table:number-columns-repeated="997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42" table:default-cell-style-name="ce96"/>
        <table:table-column table:style-name="co29" table:default-cell-style-name="ce96"/>
        <table:table-column table:style-name="co37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21" table:default-cell-style-name="ce101"/>
        <table:table-column table:style-name="co21" table:default-cell-style-name="Default"/>
        <table:table-column table:style-name="co43" table:default-cell-style-name="Default"/>
        <table:table-column table:style-name="co21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1007" table:default-cell-style-name="Default"/>
        <table:table-row table:style-name="ro1">
          <table:table-cell table:style-name="ce93" table:formula="of:=[CPPRAW.L1]" office:value-type="string" office:string-value="n concrete" calcext:value-type="string">
            <text:p>n concrete</text:p>
          </table:table-cell>
          <table:table-cell table:style-name="ce93" table:formula="of:=[CPPRAW.M1]" office:value-type="string" office:string-value="n" calcext:value-type="string">
            <text:p>n</text:p>
          </table:table-cell>
          <table:table-cell table:style-name="ce93" table:formula="of:=[CPPRAW.P1]" office:value-type="string" office:string-value="mult_big_vector_hot_201_101" calcext:value-type="string">
            <text:p>mult_big_vector_hot_201_101</text:p>
          </table:table-cell>
          <table:table-cell table:style-name="ce93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93" table:formula="of:=[CPPRAW.W1]" office:value-type="string" office:string-value="mult_big_vector_hot_64_32" calcext:value-type="string">
            <text:p>mult_big_vector_hot_64_32</text:p>
          </table:table-cell>
          <table:table-cell table:style-name="ce93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17" table:formula="of:=[CPPRAW.Q1]" office:value-type="string" office:string-value="stddev" calcext:value-type="string">
            <text:p>stddev</text:p>
          </table:table-cell>
          <table:table-cell table:style-name="ce93" table:formula="of:=[CPPRAW.S1]" office:value-type="string" office:string-value="stddev" calcext:value-type="string">
            <text:p>stddev</text:p>
          </table:table-cell>
          <table:table-cell table:style-name="ce93" table:formula="of:=[CPPRAW.X1]" office:value-type="string" office:string-value="stddev" calcext:value-type="string">
            <text:p>stddev</text:p>
          </table:table-cell>
          <table:table-cell table:style-name="ce93" table:formula="of:=[CPPRAW.Z1]" office:value-type="string" office:string-value="stddev" calcext:value-type="string">
            <text:p>stddev</text:p>
          </table:table-cell>
          <table:table-cell table:style-name="ce93"/>
          <table:table-cell table:style-name="ce93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93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93" table:formula="of:=[CPPRAW.O1]" office:value-type="string" office:string-value="stddev" calcext:value-type="string">
            <text:p>stddev</text:p>
          </table:table-cell>
          <table:table-cell table:style-name="ce93" table:formula="of:=[CPPRAW.V1]" office:value-type="string" office:string-value="stddev" calcext:value-type="string">
            <text:p>stddev</text:p>
          </table:table-cell>
          <table:table-cell table:style-name="ce11" table:number-columns-repeated="1004"/>
          <table:table-cell/>
        </table:table-row>
        <table:table-row table:style-name="ro1">
          <table:table-cell table:style-name="ce211" table:formula="of:=[CPPRAW.L2]" office:value-type="string" office:string-value="" calcext:value-type="error">
            <text:p>#NAME?</text:p>
          </table:table-cell>
          <table:table-cell table:style-name="ce211" table:formula="of:=[CPPRAW.M2]" office:value-type="float" office:value="16384" calcext:value-type="float">
            <text:p>16.384</text:p>
          </table:table-cell>
          <table:table-cell table:style-name="ce215" table:formula="of:=[CPPRAW.P2]/[CPPCHART.$A2]" office:value-type="string" office:string-value="" calcext:value-type="error">
            <text:p>#NAME?</text:p>
          </table:table-cell>
          <table:table-cell table:style-name="ce215" table:formula="of:=[CPPRAW.R2]/[CPPCHART.$A2]" office:value-type="string" office:string-value="" calcext:value-type="error">
            <text:p>#NAME?</text:p>
          </table:table-cell>
          <table:table-cell table:style-name="ce215" table:formula="of:=[CPPRAW.W2]/[CPPCHART.$A2]" office:value-type="string" office:string-value="" calcext:value-type="error">
            <text:p>#NAME?</text:p>
          </table:table-cell>
          <table:table-cell table:style-name="ce215" table:formula="of:=[CPPRAW.Y2]/[CPPCHART.$A2]" office:value-type="string" office:string-value="" calcext:value-type="error">
            <text:p>#NAME?</text:p>
          </table:table-cell>
          <table:table-cell table:style-name="ce218" table:formula="of:=[CPPRAW.Q2]/[CPPCHART.$A2]" office:value-type="string" office:string-value="" calcext:value-type="error">
            <text:p>#NAME?</text:p>
          </table:table-cell>
          <table:table-cell table:style-name="ce215" table:formula="of:=[CPPRAW.S2]/[CPPCHART.$A2]" office:value-type="string" office:string-value="" calcext:value-type="error">
            <text:p>#NAME?</text:p>
          </table:table-cell>
          <table:table-cell table:style-name="ce215" table:formula="of:=[CPPRAW.X2]/[CPPCHART.$A2]" office:value-type="string" office:string-value="" calcext:value-type="error">
            <text:p>#NAME?</text:p>
          </table:table-cell>
          <table:table-cell table:style-name="ce215" table:formula="of:=[CPPRAW.Z2]/[CPPCHART.$A2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2]/[CPPCHART.$A2]" office:value-type="string" office:string-value="" calcext:value-type="error">
            <text:p>#NAME?</text:p>
          </table:table-cell>
          <table:table-cell table:style-name="ce215" table:formula="of:=[CPPRAW.U2]/[CPPCHART.$A2]" office:value-type="string" office:string-value="" calcext:value-type="error">
            <text:p>#NAME?</text:p>
          </table:table-cell>
          <table:table-cell table:style-name="ce215" table:formula="of:=[CPPRAW.O2]/[CPPCHART.$A2]" office:value-type="string" office:string-value="" calcext:value-type="error">
            <text:p>#NAME?</text:p>
          </table:table-cell>
          <table:table-cell table:style-name="ce215" table:formula="of:=[CPPRAW.V2]/[CPPCHART.$A2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3]" office:value-type="string" office:string-value="" calcext:value-type="error">
            <text:p>#NAME?</text:p>
          </table:table-cell>
          <table:table-cell table:style-name="ce211" table:formula="of:=[CPPRAW.M3]" office:value-type="float" office:value="32768" calcext:value-type="float">
            <text:p>32.768</text:p>
          </table:table-cell>
          <table:table-cell table:style-name="ce215" table:formula="of:=[CPPRAW.P3]/[CPPCHART.$A3]" office:value-type="string" office:string-value="" calcext:value-type="error">
            <text:p>#NAME?</text:p>
          </table:table-cell>
          <table:table-cell table:style-name="ce215" table:formula="of:=[CPPRAW.R3]/[CPPCHART.$A3]" office:value-type="string" office:string-value="" calcext:value-type="error">
            <text:p>#NAME?</text:p>
          </table:table-cell>
          <table:table-cell table:style-name="ce215" table:formula="of:=[CPPRAW.W3]/[CPPCHART.$A3]" office:value-type="string" office:string-value="" calcext:value-type="error">
            <text:p>#NAME?</text:p>
          </table:table-cell>
          <table:table-cell table:style-name="ce215" table:formula="of:=[CPPRAW.Y3]/[CPPCHART.$A3]" office:value-type="string" office:string-value="" calcext:value-type="error">
            <text:p>#NAME?</text:p>
          </table:table-cell>
          <table:table-cell table:style-name="ce218" table:formula="of:=[CPPRAW.Q3]/[CPPCHART.$A3]" office:value-type="string" office:string-value="" calcext:value-type="error">
            <text:p>#NAME?</text:p>
          </table:table-cell>
          <table:table-cell table:style-name="ce215" table:formula="of:=[CPPRAW.S3]/[CPPCHART.$A3]" office:value-type="string" office:string-value="" calcext:value-type="error">
            <text:p>#NAME?</text:p>
          </table:table-cell>
          <table:table-cell table:style-name="ce215" table:formula="of:=[CPPRAW.X3]/[CPPCHART.$A3]" office:value-type="string" office:string-value="" calcext:value-type="error">
            <text:p>#NAME?</text:p>
          </table:table-cell>
          <table:table-cell table:style-name="ce215" table:formula="of:=[CPPRAW.Z3]/[CPPCHART.$A3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3]/[CPPCHART.$A3]" office:value-type="string" office:string-value="" calcext:value-type="error">
            <text:p>#NAME?</text:p>
          </table:table-cell>
          <table:table-cell table:style-name="ce215" table:formula="of:=[CPPRAW.U3]/[CPPCHART.$A3]" office:value-type="string" office:string-value="" calcext:value-type="error">
            <text:p>#NAME?</text:p>
          </table:table-cell>
          <table:table-cell table:style-name="ce215" table:formula="of:=[CPPRAW.O3]/[CPPCHART.$A3]" office:value-type="string" office:string-value="" calcext:value-type="error">
            <text:p>#NAME?</text:p>
          </table:table-cell>
          <table:table-cell table:style-name="ce215" table:formula="of:=[CPPRAW.V3]/[CPPCHART.$A3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4]" office:value-type="string" office:string-value="" calcext:value-type="error">
            <text:p>#NAME?</text:p>
          </table:table-cell>
          <table:table-cell table:style-name="ce211" table:formula="of:=[CPPRAW.M4]" office:value-type="float" office:value="65536" calcext:value-type="float">
            <text:p>65.536</text:p>
          </table:table-cell>
          <table:table-cell table:style-name="ce215" table:formula="of:=[CPPRAW.P4]/[CPPCHART.$A4]" office:value-type="string" office:string-value="" calcext:value-type="error">
            <text:p>#NAME?</text:p>
          </table:table-cell>
          <table:table-cell table:style-name="ce215" table:formula="of:=[CPPRAW.R4]/[CPPCHART.$A4]" office:value-type="string" office:string-value="" calcext:value-type="error">
            <text:p>#NAME?</text:p>
          </table:table-cell>
          <table:table-cell table:style-name="ce215" table:formula="of:=[CPPRAW.W4]/[CPPCHART.$A4]" office:value-type="string" office:string-value="" calcext:value-type="error">
            <text:p>#NAME?</text:p>
          </table:table-cell>
          <table:table-cell table:style-name="ce215" table:formula="of:=[CPPRAW.Y4]/[CPPCHART.$A4]" office:value-type="string" office:string-value="" calcext:value-type="error">
            <text:p>#NAME?</text:p>
          </table:table-cell>
          <table:table-cell table:style-name="ce218" table:formula="of:=[CPPRAW.Q4]/[CPPCHART.$A4]" office:value-type="string" office:string-value="" calcext:value-type="error">
            <text:p>#NAME?</text:p>
          </table:table-cell>
          <table:table-cell table:style-name="ce215" table:formula="of:=[CPPRAW.S4]/[CPPCHART.$A4]" office:value-type="string" office:string-value="" calcext:value-type="error">
            <text:p>#NAME?</text:p>
          </table:table-cell>
          <table:table-cell table:style-name="ce215" table:formula="of:=[CPPRAW.X4]/[CPPCHART.$A4]" office:value-type="string" office:string-value="" calcext:value-type="error">
            <text:p>#NAME?</text:p>
          </table:table-cell>
          <table:table-cell table:style-name="ce215" table:formula="of:=[CPPRAW.Z4]/[CPPCHART.$A4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4]/[CPPCHART.$A4]" office:value-type="string" office:string-value="" calcext:value-type="error">
            <text:p>#NAME?</text:p>
          </table:table-cell>
          <table:table-cell table:style-name="ce215" table:formula="of:=[CPPRAW.U4]/[CPPCHART.$A4]" office:value-type="string" office:string-value="" calcext:value-type="error">
            <text:p>#NAME?</text:p>
          </table:table-cell>
          <table:table-cell table:style-name="ce215" table:formula="of:=[CPPRAW.O4]/[CPPCHART.$A4]" office:value-type="string" office:string-value="" calcext:value-type="error">
            <text:p>#NAME?</text:p>
          </table:table-cell>
          <table:table-cell table:style-name="ce215" table:formula="of:=[CPPRAW.V4]/[CPPCHART.$A4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5]" office:value-type="string" office:string-value="" calcext:value-type="error">
            <text:p>#NAME?</text:p>
          </table:table-cell>
          <table:table-cell table:style-name="ce211" table:formula="of:=[CPPRAW.M5]" office:value-type="float" office:value="131072" calcext:value-type="float">
            <text:p>131.072</text:p>
          </table:table-cell>
          <table:table-cell table:style-name="ce215" table:formula="of:=[CPPRAW.P5]/[CPPCHART.$A5]" office:value-type="string" office:string-value="" calcext:value-type="error">
            <text:p>#NAME?</text:p>
          </table:table-cell>
          <table:table-cell table:style-name="ce215" table:formula="of:=[CPPRAW.R5]/[CPPCHART.$A5]" office:value-type="string" office:string-value="" calcext:value-type="error">
            <text:p>#NAME?</text:p>
          </table:table-cell>
          <table:table-cell table:style-name="ce215" table:formula="of:=[CPPRAW.W5]/[CPPCHART.$A5]" office:value-type="string" office:string-value="" calcext:value-type="error">
            <text:p>#NAME?</text:p>
          </table:table-cell>
          <table:table-cell table:style-name="ce215" table:formula="of:=[CPPRAW.Y5]/[CPPCHART.$A5]" office:value-type="string" office:string-value="" calcext:value-type="error">
            <text:p>#NAME?</text:p>
          </table:table-cell>
          <table:table-cell table:style-name="ce218" table:formula="of:=[CPPRAW.Q5]/[CPPCHART.$A5]" office:value-type="string" office:string-value="" calcext:value-type="error">
            <text:p>#NAME?</text:p>
          </table:table-cell>
          <table:table-cell table:style-name="ce215" table:formula="of:=[CPPRAW.S5]/[CPPCHART.$A5]" office:value-type="string" office:string-value="" calcext:value-type="error">
            <text:p>#NAME?</text:p>
          </table:table-cell>
          <table:table-cell table:style-name="ce215" table:formula="of:=[CPPRAW.X5]/[CPPCHART.$A5]" office:value-type="string" office:string-value="" calcext:value-type="error">
            <text:p>#NAME?</text:p>
          </table:table-cell>
          <table:table-cell table:style-name="ce215" table:formula="of:=[CPPRAW.Z5]/[CPPCHART.$A5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5]/[CPPCHART.$A5]" office:value-type="string" office:string-value="" calcext:value-type="error">
            <text:p>#NAME?</text:p>
          </table:table-cell>
          <table:table-cell table:style-name="ce215" table:formula="of:=[CPPRAW.U5]/[CPPCHART.$A5]" office:value-type="string" office:string-value="" calcext:value-type="error">
            <text:p>#NAME?</text:p>
          </table:table-cell>
          <table:table-cell table:style-name="ce215" table:formula="of:=[CPPRAW.O5]/[CPPCHART.$A5]" office:value-type="string" office:string-value="" calcext:value-type="error">
            <text:p>#NAME?</text:p>
          </table:table-cell>
          <table:table-cell table:style-name="ce215" table:formula="of:=[CPPRAW.V5]/[CPPCHART.$A5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6]" office:value-type="string" office:string-value="" calcext:value-type="error">
            <text:p>#NAME?</text:p>
          </table:table-cell>
          <table:table-cell table:style-name="ce211" table:formula="of:=[CPPRAW.M6]" office:value-type="float" office:value="262144" calcext:value-type="float">
            <text:p>262.144</text:p>
          </table:table-cell>
          <table:table-cell table:style-name="ce215" table:formula="of:=[CPPRAW.P6]/[CPPCHART.$A6]" office:value-type="string" office:string-value="" calcext:value-type="error">
            <text:p>#NAME?</text:p>
          </table:table-cell>
          <table:table-cell table:style-name="ce215" table:formula="of:=[CPPRAW.R6]/[CPPCHART.$A6]" office:value-type="string" office:string-value="" calcext:value-type="error">
            <text:p>#NAME?</text:p>
          </table:table-cell>
          <table:table-cell table:style-name="ce215" table:formula="of:=[CPPRAW.W6]/[CPPCHART.$A6]" office:value-type="string" office:string-value="" calcext:value-type="error">
            <text:p>#NAME?</text:p>
          </table:table-cell>
          <table:table-cell table:style-name="ce215" table:formula="of:=[CPPRAW.Y6]/[CPPCHART.$A6]" office:value-type="string" office:string-value="" calcext:value-type="error">
            <text:p>#NAME?</text:p>
          </table:table-cell>
          <table:table-cell table:style-name="ce218" table:formula="of:=[CPPRAW.Q6]/[CPPCHART.$A6]" office:value-type="string" office:string-value="" calcext:value-type="error">
            <text:p>#NAME?</text:p>
          </table:table-cell>
          <table:table-cell table:style-name="ce215" table:formula="of:=[CPPRAW.S6]/[CPPCHART.$A6]" office:value-type="string" office:string-value="" calcext:value-type="error">
            <text:p>#NAME?</text:p>
          </table:table-cell>
          <table:table-cell table:style-name="ce215" table:formula="of:=[CPPRAW.X6]/[CPPCHART.$A6]" office:value-type="string" office:string-value="" calcext:value-type="error">
            <text:p>#NAME?</text:p>
          </table:table-cell>
          <table:table-cell table:style-name="ce215" table:formula="of:=[CPPRAW.Z6]/[CPPCHART.$A6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6]/[CPPCHART.$A6]" office:value-type="string" office:string-value="" calcext:value-type="error">
            <text:p>#NAME?</text:p>
          </table:table-cell>
          <table:table-cell table:style-name="ce215" table:formula="of:=[CPPRAW.U6]/[CPPCHART.$A6]" office:value-type="string" office:string-value="" calcext:value-type="error">
            <text:p>#NAME?</text:p>
          </table:table-cell>
          <table:table-cell table:style-name="ce215" table:formula="of:=[CPPRAW.O6]/[CPPCHART.$A6]" office:value-type="string" office:string-value="" calcext:value-type="error">
            <text:p>#NAME?</text:p>
          </table:table-cell>
          <table:table-cell table:style-name="ce215" table:formula="of:=[CPPRAW.V6]/[CPPCHART.$A6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7]" office:value-type="string" office:string-value="" calcext:value-type="error">
            <text:p>#NAME?</text:p>
          </table:table-cell>
          <table:table-cell table:style-name="ce211" table:formula="of:=[CPPRAW.M7]" office:value-type="float" office:value="524288" calcext:value-type="float">
            <text:p>524.288</text:p>
          </table:table-cell>
          <table:table-cell table:style-name="ce215" table:formula="of:=[CPPRAW.P7]/[CPPCHART.$A7]" office:value-type="string" office:string-value="" calcext:value-type="error">
            <text:p>#NAME?</text:p>
          </table:table-cell>
          <table:table-cell table:style-name="ce215" table:formula="of:=[CPPRAW.R7]/[CPPCHART.$A7]" office:value-type="string" office:string-value="" calcext:value-type="error">
            <text:p>#NAME?</text:p>
          </table:table-cell>
          <table:table-cell table:style-name="ce215" table:formula="of:=[CPPRAW.W7]/[CPPCHART.$A7]" office:value-type="string" office:string-value="" calcext:value-type="error">
            <text:p>#NAME?</text:p>
          </table:table-cell>
          <table:table-cell table:style-name="ce215" table:formula="of:=[CPPRAW.Y7]/[CPPCHART.$A7]" office:value-type="string" office:string-value="" calcext:value-type="error">
            <text:p>#NAME?</text:p>
          </table:table-cell>
          <table:table-cell table:style-name="ce218" table:formula="of:=[CPPRAW.Q7]/[CPPCHART.$A7]" office:value-type="string" office:string-value="" calcext:value-type="error">
            <text:p>#NAME?</text:p>
          </table:table-cell>
          <table:table-cell table:style-name="ce215" table:formula="of:=[CPPRAW.S7]/[CPPCHART.$A7]" office:value-type="string" office:string-value="" calcext:value-type="error">
            <text:p>#NAME?</text:p>
          </table:table-cell>
          <table:table-cell table:style-name="ce215" table:formula="of:=[CPPRAW.X7]/[CPPCHART.$A7]" office:value-type="string" office:string-value="" calcext:value-type="error">
            <text:p>#NAME?</text:p>
          </table:table-cell>
          <table:table-cell table:style-name="ce215" table:formula="of:=[CPPRAW.Z7]/[CPPCHART.$A7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7]/[CPPCHART.$A7]" office:value-type="string" office:string-value="" calcext:value-type="error">
            <text:p>#NAME?</text:p>
          </table:table-cell>
          <table:table-cell table:style-name="ce215" table:formula="of:=[CPPRAW.U7]/[CPPCHART.$A7]" office:value-type="string" office:string-value="" calcext:value-type="error">
            <text:p>#NAME?</text:p>
          </table:table-cell>
          <table:table-cell table:style-name="ce215" table:formula="of:=[CPPRAW.O7]/[CPPCHART.$A7]" office:value-type="string" office:string-value="" calcext:value-type="error">
            <text:p>#NAME?</text:p>
          </table:table-cell>
          <table:table-cell table:style-name="ce215" table:formula="of:=[CPPRAW.V7]/[CPPCHART.$A7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8]" office:value-type="string" office:string-value="" calcext:value-type="error">
            <text:p>#NAME?</text:p>
          </table:table-cell>
          <table:table-cell table:style-name="ce211" table:formula="of:=[CPPRAW.M8]" office:value-type="float" office:value="1048576" calcext:value-type="float">
            <text:p>1.048.576</text:p>
          </table:table-cell>
          <table:table-cell table:style-name="ce215" table:formula="of:=[CPPRAW.P8]/[CPPCHART.$A8]" office:value-type="string" office:string-value="" calcext:value-type="error">
            <text:p>#NAME?</text:p>
          </table:table-cell>
          <table:table-cell table:style-name="ce215" table:formula="of:=[CPPRAW.R8]/[CPPCHART.$A8]" office:value-type="string" office:string-value="" calcext:value-type="error">
            <text:p>#NAME?</text:p>
          </table:table-cell>
          <table:table-cell table:style-name="ce215" table:formula="of:=[CPPRAW.W8]/[CPPCHART.$A8]" office:value-type="string" office:string-value="" calcext:value-type="error">
            <text:p>#NAME?</text:p>
          </table:table-cell>
          <table:table-cell table:style-name="ce215" table:formula="of:=[CPPRAW.Y8]/[CPPCHART.$A8]" office:value-type="string" office:string-value="" calcext:value-type="error">
            <text:p>#NAME?</text:p>
          </table:table-cell>
          <table:table-cell table:style-name="ce218" table:formula="of:=[CPPRAW.Q8]/[CPPCHART.$A8]" office:value-type="string" office:string-value="" calcext:value-type="error">
            <text:p>#NAME?</text:p>
          </table:table-cell>
          <table:table-cell table:style-name="ce215" table:formula="of:=[CPPRAW.S8]/[CPPCHART.$A8]" office:value-type="string" office:string-value="" calcext:value-type="error">
            <text:p>#NAME?</text:p>
          </table:table-cell>
          <table:table-cell table:style-name="ce215" table:formula="of:=[CPPRAW.X8]/[CPPCHART.$A8]" office:value-type="string" office:string-value="" calcext:value-type="error">
            <text:p>#NAME?</text:p>
          </table:table-cell>
          <table:table-cell table:style-name="ce215" table:formula="of:=[CPPRAW.Z8]/[CPPCHART.$A8]" office:value-type="string" office:string-value="" calcext:value-type="error">
            <text:p>#NAME?</text:p>
          </table:table-cell>
          <table:table-cell table:style-name="ce215"/>
          <table:table-cell table:style-name="ce215" table:formula="of:=[CPPRAW.N8]/[CPPCHART.$A8]" office:value-type="string" office:string-value="" calcext:value-type="error">
            <text:p>#NAME?</text:p>
          </table:table-cell>
          <table:table-cell table:style-name="ce215" table:formula="of:=[CPPRAW.U8]/[CPPCHART.$A8]" office:value-type="string" office:string-value="" calcext:value-type="error">
            <text:p>#NAME?</text:p>
          </table:table-cell>
          <table:table-cell table:style-name="ce215" table:formula="of:=[CPPRAW.O8]/[CPPCHART.$A8]" office:value-type="string" office:string-value="" calcext:value-type="error">
            <text:p>#NAME?</text:p>
          </table:table-cell>
          <table:table-cell table:style-name="ce215" table:formula="of:=[CPPRAW.V8]/[CPPCHART.$A8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9]" office:value-type="string" office:string-value="" calcext:value-type="error">
            <text:p>#NAME?</text:p>
          </table:table-cell>
          <table:table-cell table:style-name="ce211" table:formula="of:=[CPPRAW.M9]" office:value-type="float" office:value="2097152" calcext:value-type="float">
            <text:p>2.097.152</text:p>
          </table:table-cell>
          <table:table-cell table:style-name="ce215" table:formula="of:=[CPPRAW.P9]/[CPPCHART.$A9]" office:value-type="string" office:string-value="" calcext:value-type="error">
            <text:p>#NAME?</text:p>
          </table:table-cell>
          <table:table-cell table:style-name="ce215" table:formula="of:=[CPPRAW.R9]/[CPPCHART.$A9]" office:value-type="string" office:string-value="" calcext:value-type="error">
            <text:p>#NAME?</text:p>
          </table:table-cell>
          <table:table-cell table:style-name="ce215" table:formula="of:=[CPPRAW.W9]/[CPPCHART.$A9]" office:value-type="string" office:string-value="" calcext:value-type="error">
            <text:p>#NAME?</text:p>
          </table:table-cell>
          <table:table-cell table:style-name="ce215" table:formula="of:=[CPPRAW.Y9]/[CPPCHART.$A9]" office:value-type="string" office:string-value="" calcext:value-type="error">
            <text:p>#NAME?</text:p>
          </table:table-cell>
          <table:table-cell table:style-name="ce218" table:formula="of:=[CPPRAW.Q9]/[CPPCHART.$A9]" office:value-type="string" office:string-value="" calcext:value-type="error">
            <text:p>#NAME?</text:p>
          </table:table-cell>
          <table:table-cell table:style-name="ce215" table:formula="of:=[CPPRAW.S9]/[CPPCHART.$A9]" office:value-type="string" office:string-value="" calcext:value-type="error">
            <text:p>#NAME?</text:p>
          </table:table-cell>
          <table:table-cell table:style-name="ce215" table:formula="of:=[CPPRAW.X9]/[CPPCHART.$A9]" office:value-type="string" office:string-value="" calcext:value-type="error">
            <text:p>#NAME?</text:p>
          </table:table-cell>
          <table:table-cell table:style-name="ce215" table:formula="of:=[CPPRAW.Z9]/[CPPCHART.$A9]" office:value-type="string" office:string-value="" calcext:value-type="error">
            <text:p>#NAME?</text:p>
          </table:table-cell>
          <table:table-cell/>
          <table:table-cell table:style-name="ce215" table:formula="of:=[CPPRAW.N9]/[CPPCHART.$A9]" office:value-type="string" office:string-value="" calcext:value-type="error">
            <text:p>#NAME?</text:p>
          </table:table-cell>
          <table:table-cell table:style-name="ce215" table:formula="of:=[CPPRAW.U9]/[CPPCHART.$A9]" office:value-type="string" office:string-value="" calcext:value-type="error">
            <text:p>#NAME?</text:p>
          </table:table-cell>
          <table:table-cell table:style-name="ce215" table:formula="of:=[CPPRAW.O9]/[CPPCHART.$A9]" office:value-type="string" office:string-value="" calcext:value-type="error">
            <text:p>#NAME?</text:p>
          </table:table-cell>
          <table:table-cell table:style-name="ce215" table:formula="of:=[CPPRAW.V9]/[CPPCHART.$A9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10]" office:value-type="string" office:string-value="" calcext:value-type="error">
            <text:p>#NAME?</text:p>
          </table:table-cell>
          <table:table-cell table:style-name="ce211" table:formula="of:=[CPPRAW.M10]" office:value-type="float" office:value="4194304" calcext:value-type="float">
            <text:p>4.194.304</text:p>
          </table:table-cell>
          <table:table-cell table:style-name="ce215" table:formula="of:=[CPPRAW.P10]/[CPPCHART.$A10]" office:value-type="string" office:string-value="" calcext:value-type="error">
            <text:p>#NAME?</text:p>
          </table:table-cell>
          <table:table-cell table:style-name="ce215" table:formula="of:=[CPPRAW.R10]/[CPPCHART.$A10]" office:value-type="string" office:string-value="" calcext:value-type="error">
            <text:p>#NAME?</text:p>
          </table:table-cell>
          <table:table-cell table:style-name="ce215" table:formula="of:=[CPPRAW.W10]/[CPPCHART.$A10]" office:value-type="string" office:string-value="" calcext:value-type="error">
            <text:p>#NAME?</text:p>
          </table:table-cell>
          <table:table-cell table:style-name="ce215" table:formula="of:=[CPPRAW.Y10]/[CPPCHART.$A10]" office:value-type="string" office:string-value="" calcext:value-type="error">
            <text:p>#NAME?</text:p>
          </table:table-cell>
          <table:table-cell table:style-name="ce218" table:formula="of:=[CPPRAW.Q10]/[CPPCHART.$A10]" office:value-type="string" office:string-value="" calcext:value-type="error">
            <text:p>#NAME?</text:p>
          </table:table-cell>
          <table:table-cell table:style-name="ce215" table:formula="of:=[CPPRAW.S10]/[CPPCHART.$A10]" office:value-type="string" office:string-value="" calcext:value-type="error">
            <text:p>#NAME?</text:p>
          </table:table-cell>
          <table:table-cell table:style-name="ce215" table:formula="of:=[CPPRAW.X10]/[CPPCHART.$A10]" office:value-type="string" office:string-value="" calcext:value-type="error">
            <text:p>#NAME?</text:p>
          </table:table-cell>
          <table:table-cell table:style-name="ce215" table:formula="of:=[CPPRAW.Z10]/[CPPCHART.$A10]" office:value-type="string" office:string-value="" calcext:value-type="error">
            <text:p>#NAME?</text:p>
          </table:table-cell>
          <table:table-cell/>
          <table:table-cell table:style-name="ce215" table:formula="of:=[CPPRAW.N10]/[CPPCHART.$A10]" office:value-type="string" office:string-value="" calcext:value-type="error">
            <text:p>#NAME?</text:p>
          </table:table-cell>
          <table:table-cell table:style-name="ce215" table:formula="of:=[CPPRAW.U10]/[CPPCHART.$A10]" office:value-type="string" office:string-value="" calcext:value-type="error">
            <text:p>#NAME?</text:p>
          </table:table-cell>
          <table:table-cell table:style-name="ce215" table:formula="of:=[CPPRAW.O10]/[CPPCHART.$A10]" office:value-type="string" office:string-value="" calcext:value-type="error">
            <text:p>#NAME?</text:p>
          </table:table-cell>
          <table:table-cell table:style-name="ce215" table:formula="of:=[CPPRAW.V10]/[CPPCHART.$A1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1" table:formula="of:=[CPPRAW.L11]" office:value-type="string" office:string-value="" calcext:value-type="error">
            <text:p>#NAME?</text:p>
          </table:table-cell>
          <table:table-cell table:style-name="ce211" table:formula="of:=[CPPRAW.M11]" office:value-type="float" office:value="8388608" calcext:value-type="float">
            <text:p>8.388.608</text:p>
          </table:table-cell>
          <table:table-cell table:style-name="ce215" table:formula="of:=[CPPRAW.P11]/[CPPCHART.$A11]" office:value-type="string" office:string-value="" calcext:value-type="error">
            <text:p>#NAME?</text:p>
          </table:table-cell>
          <table:table-cell table:style-name="ce215" table:formula="of:=[CPPRAW.R11]/[CPPCHART.$A11]" office:value-type="string" office:string-value="" calcext:value-type="error">
            <text:p>#NAME?</text:p>
          </table:table-cell>
          <table:table-cell table:style-name="ce215" table:formula="of:=[CPPRAW.W11]/[CPPCHART.$A11]" office:value-type="string" office:string-value="" calcext:value-type="error">
            <text:p>#NAME?</text:p>
          </table:table-cell>
          <table:table-cell table:style-name="ce215" table:formula="of:=[CPPRAW.Y11]/[CPPCHART.$A11]" office:value-type="string" office:string-value="" calcext:value-type="error">
            <text:p>#NAME?</text:p>
          </table:table-cell>
          <table:table-cell table:style-name="ce218" table:formula="of:=[CPPRAW.Q11]/[CPPCHART.$A11]" office:value-type="string" office:string-value="" calcext:value-type="error">
            <text:p>#NAME?</text:p>
          </table:table-cell>
          <table:table-cell table:style-name="ce215" table:formula="of:=[CPPRAW.S11]/[CPPCHART.$A11]" office:value-type="string" office:string-value="" calcext:value-type="error">
            <text:p>#NAME?</text:p>
          </table:table-cell>
          <table:table-cell table:style-name="ce215" table:formula="of:=[CPPRAW.X11]/[CPPCHART.$A11]" office:value-type="string" office:string-value="" calcext:value-type="error">
            <text:p>#NAME?</text:p>
          </table:table-cell>
          <table:table-cell table:style-name="ce215" table:formula="of:=[CPPRAW.Z11]/[CPPCHART.$A11]" office:value-type="string" office:string-value="" calcext:value-type="error">
            <text:p>#NAME?</text:p>
          </table:table-cell>
          <table:table-cell/>
          <table:table-cell table:style-name="ce215" table:formula="of:=[CPPRAW.N11]/[CPPCHART.$A11]" office:value-type="string" office:string-value="" calcext:value-type="error">
            <text:p>#NAME?</text:p>
          </table:table-cell>
          <table:table-cell table:style-name="ce215" table:formula="of:=[CPPRAW.U11]/[CPPCHART.$A11]" office:value-type="string" office:string-value="" calcext:value-type="error">
            <text:p>#NAME?</text:p>
          </table:table-cell>
          <table:table-cell table:style-name="ce215" table:formula="of:=[CPPRAW.O11]/[CPPCHART.$A11]" office:value-type="string" office:string-value="" calcext:value-type="error">
            <text:p>#NAME?</text:p>
          </table:table-cell>
          <table:table-cell table:style-name="ce215" table:formula="of:=[CPPRAW.V11]/[CPPCHART.$A11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93"/>
          <table:table-cell table:style-name="ce212" table:formula="of:=[CPPCHART.B1]" office:value-type="string" office:string-value="n" calcext:value-type="string">
            <text:p>n</text:p>
          </table:table-cell>
          <table:table-cell table:style-name="ce212" table:formula="of:=[CPPCHART.C1]" office:value-type="string" office:string-value="mult_big_vector_hot_201_101" calcext:value-type="string">
            <text:p>mult_big_vector_hot_201_101</text:p>
          </table:table-cell>
          <table:table-cell table:style-name="ce11" table:number-columns-repeated="2"/>
          <table:table-cell table:style-name="ce212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219"/>
          <table:table-cell table:style-name="ce11"/>
          <table:table-cell table:style-name="ce212" table:formula="of:=[CPPCHART.E1]" office:value-type="string" office:string-value="mult_big_vector_hot_64_32" calcext:value-type="string">
            <text:p>mult_big_vector_hot_64_32</text:p>
          </table:table-cell>
          <table:table-cell table:style-name="ce11" table:number-columns-repeated="2"/>
          <table:table-cell table:style-name="ce212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11" table:number-columns-repeated="1008"/>
        </table:table-row>
        <table:table-row table:style-name="ro1">
          <table:table-cell/>
          <table:table-cell table:style-name="ce213" table:formula="of:=CONCATENATE(&quot;'&quot;; [CPPCHART.B2]/1024; &quot;'&quot;)" office:value-type="string" office:string-value="'16'" calcext:value-type="string">
            <text:p>'16'</text:p>
          </table:table-cell>
          <table:table-cell table:style-name="ce216" table:formula="of:=[CPPCHART.C2]" office:value-type="string" office:string-value="" calcext:value-type="error">
            <text:p>#NAME?</text:p>
          </table:table-cell>
          <table:table-cell table:style-name="ce216" table:formula="of:=[CPPCHART.$C2]-[CPPCHART.$G2]" office:value-type="string" office:string-value="" calcext:value-type="error">
            <text:p>#NAME?</text:p>
          </table:table-cell>
          <table:table-cell table:style-name="ce216" table:formula="of:=[CPPCHART.$C2]+[CPPCHART.$G2]" office:value-type="string" office:string-value="" calcext:value-type="error">
            <text:p>#NAME?</text:p>
          </table:table-cell>
          <table:table-cell table:style-name="ce216" table:formula="of:=[CPPCHART.D2]" office:value-type="string" office:string-value="" calcext:value-type="error">
            <text:p>#NAME?</text:p>
          </table:table-cell>
          <table:table-cell table:style-name="ce216" table:formula="of:=[CPPCHART.$D2]-[CPPCHART.$H2]" office:value-type="string" office:string-value="" calcext:value-type="error">
            <text:p>#NAME?</text:p>
          </table:table-cell>
          <table:table-cell table:style-name="ce216" table:formula="of:=[CPPCHART.$D2]+[CPPCHART.$H2]" office:value-type="string" office:string-value="" calcext:value-type="error">
            <text:p>#NAME?</text:p>
          </table:table-cell>
          <table:table-cell table:style-name="ce212" table:formula="of:=[CPPCHART.E2]" office:value-type="string" office:string-value="" calcext:value-type="error">
            <text:p>#NAME?</text:p>
          </table:table-cell>
          <table:table-cell table:style-name="ce216" table:formula="of:=[CPPCHART.$E2]-[CPPCHART.$I2]" office:value-type="string" office:string-value="" calcext:value-type="error">
            <text:p>#NAME?</text:p>
          </table:table-cell>
          <table:table-cell table:style-name="ce216" table:formula="of:=[CPPCHART.$E2]+[CPPCHART.$I2]" office:value-type="string" office:string-value="" calcext:value-type="error">
            <text:p>#NAME?</text:p>
          </table:table-cell>
          <table:table-cell table:style-name="ce212" table:formula="of:=[CPPCHART.F2]" office:value-type="string" office:string-value="" calcext:value-type="error">
            <text:p>#NAME?</text:p>
          </table:table-cell>
          <table:table-cell table:style-name="ce216" table:formula="of:=[CPPCHART.$F2]-[CPPCHART.$J2]" office:value-type="string" office:string-value="" calcext:value-type="error">
            <text:p>#NAME?</text:p>
          </table:table-cell>
          <table:table-cell table:style-name="ce216" table:formula="of:=[CPPCHART.$F2]+[CPPCHART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3]/1024; &quot;'&quot;)" office:value-type="string" office:string-value="'32'" calcext:value-type="string">
            <text:p>'32'</text:p>
          </table:table-cell>
          <table:table-cell table:style-name="ce216" table:formula="of:=[CPPCHART.C3]" office:value-type="string" office:string-value="" calcext:value-type="error">
            <text:p>#NAME?</text:p>
          </table:table-cell>
          <table:table-cell table:style-name="ce216" table:formula="of:=[CPPCHART.$C3]-[CPPCHART.$G3]" office:value-type="string" office:string-value="" calcext:value-type="error">
            <text:p>#NAME?</text:p>
          </table:table-cell>
          <table:table-cell table:style-name="ce216" table:formula="of:=[CPPCHART.$C3]+[CPPCHART.$G3]" office:value-type="string" office:string-value="" calcext:value-type="error">
            <text:p>#NAME?</text:p>
          </table:table-cell>
          <table:table-cell table:style-name="ce216" table:formula="of:=[CPPCHART.D3]" office:value-type="string" office:string-value="" calcext:value-type="error">
            <text:p>#NAME?</text:p>
          </table:table-cell>
          <table:table-cell table:style-name="ce216" table:formula="of:=[CPPCHART.$D3]-[CPPCHART.$H3]" office:value-type="string" office:string-value="" calcext:value-type="error">
            <text:p>#NAME?</text:p>
          </table:table-cell>
          <table:table-cell table:style-name="ce216" table:formula="of:=[CPPCHART.$D3]+[CPPCHART.$H3]" office:value-type="string" office:string-value="" calcext:value-type="error">
            <text:p>#NAME?</text:p>
          </table:table-cell>
          <table:table-cell table:style-name="ce212" table:formula="of:=[CPPCHART.E3]" office:value-type="string" office:string-value="" calcext:value-type="error">
            <text:p>#NAME?</text:p>
          </table:table-cell>
          <table:table-cell table:style-name="ce216" table:formula="of:=[CPPCHART.$E3]-[CPPCHART.$I3]" office:value-type="string" office:string-value="" calcext:value-type="error">
            <text:p>#NAME?</text:p>
          </table:table-cell>
          <table:table-cell table:style-name="ce216" table:formula="of:=[CPPCHART.$E3]+[CPPCHART.$I3]" office:value-type="string" office:string-value="" calcext:value-type="error">
            <text:p>#NAME?</text:p>
          </table:table-cell>
          <table:table-cell table:style-name="ce212" table:formula="of:=[CPPCHART.F3]" office:value-type="string" office:string-value="" calcext:value-type="error">
            <text:p>#NAME?</text:p>
          </table:table-cell>
          <table:table-cell table:style-name="ce216" table:formula="of:=[CPPCHART.$F3]-[CPPCHART.$J3]" office:value-type="string" office:string-value="" calcext:value-type="error">
            <text:p>#NAME?</text:p>
          </table:table-cell>
          <table:table-cell table:style-name="ce216" table:formula="of:=[CPPCHART.$F3]+[CPPCHART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4]/1024; &quot;'&quot;)" office:value-type="string" office:string-value="'64'" calcext:value-type="string">
            <text:p>'64'</text:p>
          </table:table-cell>
          <table:table-cell table:style-name="ce216" table:formula="of:=[CPPCHART.C4]" office:value-type="string" office:string-value="" calcext:value-type="error">
            <text:p>#NAME?</text:p>
          </table:table-cell>
          <table:table-cell table:style-name="ce216" table:formula="of:=[CPPCHART.$C4]-[CPPCHART.$G4]" office:value-type="string" office:string-value="" calcext:value-type="error">
            <text:p>#NAME?</text:p>
          </table:table-cell>
          <table:table-cell table:style-name="ce216" table:formula="of:=[CPPCHART.$C4]+[CPPCHART.$G4]" office:value-type="string" office:string-value="" calcext:value-type="error">
            <text:p>#NAME?</text:p>
          </table:table-cell>
          <table:table-cell table:style-name="ce216" table:formula="of:=[CPPCHART.D4]" office:value-type="string" office:string-value="" calcext:value-type="error">
            <text:p>#NAME?</text:p>
          </table:table-cell>
          <table:table-cell table:style-name="ce216" table:formula="of:=[CPPCHART.$D4]-[CPPCHART.$H4]" office:value-type="string" office:string-value="" calcext:value-type="error">
            <text:p>#NAME?</text:p>
          </table:table-cell>
          <table:table-cell table:style-name="ce216" table:formula="of:=[CPPCHART.$D4]+[CPPCHART.$H4]" office:value-type="string" office:string-value="" calcext:value-type="error">
            <text:p>#NAME?</text:p>
          </table:table-cell>
          <table:table-cell table:style-name="ce212" table:formula="of:=[CPPCHART.E4]" office:value-type="string" office:string-value="" calcext:value-type="error">
            <text:p>#NAME?</text:p>
          </table:table-cell>
          <table:table-cell table:style-name="ce216" table:formula="of:=[CPPCHART.$E4]-[CPPCHART.$I4]" office:value-type="string" office:string-value="" calcext:value-type="error">
            <text:p>#NAME?</text:p>
          </table:table-cell>
          <table:table-cell table:style-name="ce216" table:formula="of:=[CPPCHART.$E4]+[CPPCHART.$I4]" office:value-type="string" office:string-value="" calcext:value-type="error">
            <text:p>#NAME?</text:p>
          </table:table-cell>
          <table:table-cell table:style-name="ce212" table:formula="of:=[CPPCHART.F4]" office:value-type="string" office:string-value="" calcext:value-type="error">
            <text:p>#NAME?</text:p>
          </table:table-cell>
          <table:table-cell table:style-name="ce216" table:formula="of:=[CPPCHART.$F4]-[CPPCHART.$J4]" office:value-type="string" office:string-value="" calcext:value-type="error">
            <text:p>#NAME?</text:p>
          </table:table-cell>
          <table:table-cell table:style-name="ce216" table:formula="of:=[CPPCHART.$F4]+[CPPCHART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216" table:formula="of:=[CPPCHART.C5]" office:value-type="string" office:string-value="" calcext:value-type="error">
            <text:p>#NAME?</text:p>
          </table:table-cell>
          <table:table-cell table:style-name="ce216" table:formula="of:=[CPPCHART.$C5]-[CPPCHART.$G5]" office:value-type="string" office:string-value="" calcext:value-type="error">
            <text:p>#NAME?</text:p>
          </table:table-cell>
          <table:table-cell table:style-name="ce216" table:formula="of:=[CPPCHART.$C5]+[CPPCHART.$G5]" office:value-type="string" office:string-value="" calcext:value-type="error">
            <text:p>#NAME?</text:p>
          </table:table-cell>
          <table:table-cell table:style-name="ce216" table:formula="of:=[CPPCHART.D5]" office:value-type="string" office:string-value="" calcext:value-type="error">
            <text:p>#NAME?</text:p>
          </table:table-cell>
          <table:table-cell table:style-name="ce216" table:formula="of:=[CPPCHART.$D5]-[CPPCHART.$H5]" office:value-type="string" office:string-value="" calcext:value-type="error">
            <text:p>#NAME?</text:p>
          </table:table-cell>
          <table:table-cell table:style-name="ce216" table:formula="of:=[CPPCHART.$D5]+[CPPCHART.$H5]" office:value-type="string" office:string-value="" calcext:value-type="error">
            <text:p>#NAME?</text:p>
          </table:table-cell>
          <table:table-cell table:style-name="ce212" table:formula="of:=[CPPCHART.E5]" office:value-type="string" office:string-value="" calcext:value-type="error">
            <text:p>#NAME?</text:p>
          </table:table-cell>
          <table:table-cell table:style-name="ce216" table:formula="of:=[CPPCHART.$E5]-[CPPCHART.$I5]" office:value-type="string" office:string-value="" calcext:value-type="error">
            <text:p>#NAME?</text:p>
          </table:table-cell>
          <table:table-cell table:style-name="ce216" table:formula="of:=[CPPCHART.$E5]+[CPPCHART.$I5]" office:value-type="string" office:string-value="" calcext:value-type="error">
            <text:p>#NAME?</text:p>
          </table:table-cell>
          <table:table-cell table:style-name="ce212" table:formula="of:=[CPPCHART.F5]" office:value-type="string" office:string-value="" calcext:value-type="error">
            <text:p>#NAME?</text:p>
          </table:table-cell>
          <table:table-cell table:style-name="ce216" table:formula="of:=[CPPCHART.$F5]-[CPPCHART.$J5]" office:value-type="string" office:string-value="" calcext:value-type="error">
            <text:p>#NAME?</text:p>
          </table:table-cell>
          <table:table-cell table:style-name="ce216" table:formula="of:=[CPPCHART.$F5]+[CPPCHART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216" table:formula="of:=[CPPCHART.C6]" office:value-type="string" office:string-value="" calcext:value-type="error">
            <text:p>#NAME?</text:p>
          </table:table-cell>
          <table:table-cell table:style-name="ce216" table:formula="of:=[CPPCHART.$C6]-[CPPCHART.$G6]" office:value-type="string" office:string-value="" calcext:value-type="error">
            <text:p>#NAME?</text:p>
          </table:table-cell>
          <table:table-cell table:style-name="ce216" table:formula="of:=[CPPCHART.$C6]+[CPPCHART.$G6]" office:value-type="string" office:string-value="" calcext:value-type="error">
            <text:p>#NAME?</text:p>
          </table:table-cell>
          <table:table-cell table:style-name="ce216" table:formula="of:=[CPPCHART.D6]" office:value-type="string" office:string-value="" calcext:value-type="error">
            <text:p>#NAME?</text:p>
          </table:table-cell>
          <table:table-cell table:style-name="ce216" table:formula="of:=[CPPCHART.$D6]-[CPPCHART.$H6]" office:value-type="string" office:string-value="" calcext:value-type="error">
            <text:p>#NAME?</text:p>
          </table:table-cell>
          <table:table-cell table:style-name="ce216" table:formula="of:=[CPPCHART.$D6]+[CPPCHART.$H6]" office:value-type="string" office:string-value="" calcext:value-type="error">
            <text:p>#NAME?</text:p>
          </table:table-cell>
          <table:table-cell table:style-name="ce212" table:formula="of:=[CPPCHART.E6]" office:value-type="string" office:string-value="" calcext:value-type="error">
            <text:p>#NAME?</text:p>
          </table:table-cell>
          <table:table-cell table:style-name="ce216" table:formula="of:=[CPPCHART.$E6]-[CPPCHART.$I6]" office:value-type="string" office:string-value="" calcext:value-type="error">
            <text:p>#NAME?</text:p>
          </table:table-cell>
          <table:table-cell table:style-name="ce216" table:formula="of:=[CPPCHART.$E6]+[CPPCHART.$I6]" office:value-type="string" office:string-value="" calcext:value-type="error">
            <text:p>#NAME?</text:p>
          </table:table-cell>
          <table:table-cell table:style-name="ce212" table:formula="of:=[CPPCHART.F6]" office:value-type="string" office:string-value="" calcext:value-type="error">
            <text:p>#NAME?</text:p>
          </table:table-cell>
          <table:table-cell table:style-name="ce216" table:formula="of:=[CPPCHART.$F6]-[CPPCHART.$J6]" office:value-type="string" office:string-value="" calcext:value-type="error">
            <text:p>#NAME?</text:p>
          </table:table-cell>
          <table:table-cell table:style-name="ce216" table:formula="of:=[CPPCHART.$F6]+[CPPCHART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216" table:formula="of:=[CPPCHART.C7]" office:value-type="string" office:string-value="" calcext:value-type="error">
            <text:p>#NAME?</text:p>
          </table:table-cell>
          <table:table-cell table:style-name="ce216" table:formula="of:=[CPPCHART.$C7]-[CPPCHART.$G7]" office:value-type="string" office:string-value="" calcext:value-type="error">
            <text:p>#NAME?</text:p>
          </table:table-cell>
          <table:table-cell table:style-name="ce216" table:formula="of:=[CPPCHART.$C7]+[CPPCHART.$G7]" office:value-type="string" office:string-value="" calcext:value-type="error">
            <text:p>#NAME?</text:p>
          </table:table-cell>
          <table:table-cell table:style-name="ce216" table:formula="of:=[CPPCHART.D7]" office:value-type="string" office:string-value="" calcext:value-type="error">
            <text:p>#NAME?</text:p>
          </table:table-cell>
          <table:table-cell table:style-name="ce216" table:formula="of:=[CPPCHART.$D7]-[CPPCHART.$H7]" office:value-type="string" office:string-value="" calcext:value-type="error">
            <text:p>#NAME?</text:p>
          </table:table-cell>
          <table:table-cell table:style-name="ce216" table:formula="of:=[CPPCHART.$D7]+[CPPCHART.$H7]" office:value-type="string" office:string-value="" calcext:value-type="error">
            <text:p>#NAME?</text:p>
          </table:table-cell>
          <table:table-cell table:style-name="ce212" table:formula="of:=[CPPCHART.E7]" office:value-type="string" office:string-value="" calcext:value-type="error">
            <text:p>#NAME?</text:p>
          </table:table-cell>
          <table:table-cell table:style-name="ce216" table:formula="of:=[CPPCHART.$E7]-[CPPCHART.$I7]" office:value-type="string" office:string-value="" calcext:value-type="error">
            <text:p>#NAME?</text:p>
          </table:table-cell>
          <table:table-cell table:style-name="ce216" table:formula="of:=[CPPCHART.$E7]+[CPPCHART.$I7]" office:value-type="string" office:string-value="" calcext:value-type="error">
            <text:p>#NAME?</text:p>
          </table:table-cell>
          <table:table-cell table:style-name="ce212" table:formula="of:=[CPPCHART.F7]" office:value-type="string" office:string-value="" calcext:value-type="error">
            <text:p>#NAME?</text:p>
          </table:table-cell>
          <table:table-cell table:style-name="ce216" table:formula="of:=[CPPCHART.$F7]-[CPPCHART.$J7]" office:value-type="string" office:string-value="" calcext:value-type="error">
            <text:p>#NAME?</text:p>
          </table:table-cell>
          <table:table-cell table:style-name="ce216" table:formula="of:=[CPPCHART.$F7]+[CPPCHART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216" table:formula="of:=[CPPCHART.C8]" office:value-type="string" office:string-value="" calcext:value-type="error">
            <text:p>#NAME?</text:p>
          </table:table-cell>
          <table:table-cell table:style-name="ce216" table:formula="of:=[CPPCHART.$C8]-[CPPCHART.$G8]" office:value-type="string" office:string-value="" calcext:value-type="error">
            <text:p>#NAME?</text:p>
          </table:table-cell>
          <table:table-cell table:style-name="ce216" table:formula="of:=[CPPCHART.$C8]+[CPPCHART.$G8]" office:value-type="string" office:string-value="" calcext:value-type="error">
            <text:p>#NAME?</text:p>
          </table:table-cell>
          <table:table-cell table:style-name="ce216" table:formula="of:=[CPPCHART.D8]" office:value-type="string" office:string-value="" calcext:value-type="error">
            <text:p>#NAME?</text:p>
          </table:table-cell>
          <table:table-cell table:style-name="ce216" table:formula="of:=[CPPCHART.$D8]-[CPPCHART.$H8]" office:value-type="string" office:string-value="" calcext:value-type="error">
            <text:p>#NAME?</text:p>
          </table:table-cell>
          <table:table-cell table:style-name="ce216" table:formula="of:=[CPPCHART.$D8]+[CPPCHART.$H8]" office:value-type="string" office:string-value="" calcext:value-type="error">
            <text:p>#NAME?</text:p>
          </table:table-cell>
          <table:table-cell table:style-name="ce212" table:formula="of:=[CPPCHART.E8]" office:value-type="string" office:string-value="" calcext:value-type="error">
            <text:p>#NAME?</text:p>
          </table:table-cell>
          <table:table-cell table:style-name="ce216" table:formula="of:=[CPPCHART.$E8]-[CPPCHART.$I8]" office:value-type="string" office:string-value="" calcext:value-type="error">
            <text:p>#NAME?</text:p>
          </table:table-cell>
          <table:table-cell table:style-name="ce216" table:formula="of:=[CPPCHART.$E8]+[CPPCHART.$I8]" office:value-type="string" office:string-value="" calcext:value-type="error">
            <text:p>#NAME?</text:p>
          </table:table-cell>
          <table:table-cell table:style-name="ce212" table:formula="of:=[CPPCHART.F8]" office:value-type="string" office:string-value="" calcext:value-type="error">
            <text:p>#NAME?</text:p>
          </table:table-cell>
          <table:table-cell table:style-name="ce216" table:formula="of:=[CPPCHART.$F8]-[CPPCHART.$J8]" office:value-type="string" office:string-value="" calcext:value-type="error">
            <text:p>#NAME?</text:p>
          </table:table-cell>
          <table:table-cell table:style-name="ce216" table:formula="of:=[CPPCHART.$F8]+[CPPCHART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216" table:formula="of:=[CPPCHART.C9]" office:value-type="string" office:string-value="" calcext:value-type="error">
            <text:p>#NAME?</text:p>
          </table:table-cell>
          <table:table-cell table:style-name="ce216" table:formula="of:=[CPPCHART.$C9]-[CPPCHART.$G9]" office:value-type="string" office:string-value="" calcext:value-type="error">
            <text:p>#NAME?</text:p>
          </table:table-cell>
          <table:table-cell table:style-name="ce216" table:formula="of:=[CPPCHART.$C9]+[CPPCHART.$G9]" office:value-type="string" office:string-value="" calcext:value-type="error">
            <text:p>#NAME?</text:p>
          </table:table-cell>
          <table:table-cell table:style-name="ce216" table:formula="of:=[CPPCHART.D9]" office:value-type="string" office:string-value="" calcext:value-type="error">
            <text:p>#NAME?</text:p>
          </table:table-cell>
          <table:table-cell table:style-name="ce216" table:formula="of:=[CPPCHART.$D9]-[CPPCHART.$H9]" office:value-type="string" office:string-value="" calcext:value-type="error">
            <text:p>#NAME?</text:p>
          </table:table-cell>
          <table:table-cell table:style-name="ce216" table:formula="of:=[CPPCHART.$D9]+[CPPCHART.$H9]" office:value-type="string" office:string-value="" calcext:value-type="error">
            <text:p>#NAME?</text:p>
          </table:table-cell>
          <table:table-cell table:style-name="ce212" table:formula="of:=[CPPCHART.E9]" office:value-type="string" office:string-value="" calcext:value-type="error">
            <text:p>#NAME?</text:p>
          </table:table-cell>
          <table:table-cell table:style-name="ce216" table:formula="of:=[CPPCHART.$E9]-[CPPCHART.$I9]" office:value-type="string" office:string-value="" calcext:value-type="error">
            <text:p>#NAME?</text:p>
          </table:table-cell>
          <table:table-cell table:style-name="ce216" table:formula="of:=[CPPCHART.$E9]+[CPPCHART.$I9]" office:value-type="string" office:string-value="" calcext:value-type="error">
            <text:p>#NAME?</text:p>
          </table:table-cell>
          <table:table-cell table:style-name="ce212" table:formula="of:=[CPPCHART.F9]" office:value-type="string" office:string-value="" calcext:value-type="error">
            <text:p>#NAME?</text:p>
          </table:table-cell>
          <table:table-cell table:style-name="ce216" table:formula="of:=[CPPCHART.$F9]-[CPPCHART.$J9]" office:value-type="string" office:string-value="" calcext:value-type="error">
            <text:p>#NAME?</text:p>
          </table:table-cell>
          <table:table-cell table:style-name="ce216" table:formula="of:=[CPPCHART.$F9]+[CPPCHART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216" table:formula="of:=[CPPCHART.C10]" office:value-type="string" office:string-value="" calcext:value-type="error">
            <text:p>#NAME?</text:p>
          </table:table-cell>
          <table:table-cell table:style-name="ce216" table:formula="of:=[CPPCHART.$C10]-[CPPCHART.$G10]" office:value-type="string" office:string-value="" calcext:value-type="error">
            <text:p>#NAME?</text:p>
          </table:table-cell>
          <table:table-cell table:style-name="ce216" table:formula="of:=[CPPCHART.$C10]+[CPPCHART.$G10]" office:value-type="string" office:string-value="" calcext:value-type="error">
            <text:p>#NAME?</text:p>
          </table:table-cell>
          <table:table-cell table:style-name="ce216" table:formula="of:=[CPPCHART.D10]" office:value-type="string" office:string-value="" calcext:value-type="error">
            <text:p>#NAME?</text:p>
          </table:table-cell>
          <table:table-cell table:style-name="ce216" table:formula="of:=[CPPCHART.$D10]-[CPPCHART.$H10]" office:value-type="string" office:string-value="" calcext:value-type="error">
            <text:p>#NAME?</text:p>
          </table:table-cell>
          <table:table-cell table:style-name="ce216" table:formula="of:=[CPPCHART.$D10]+[CPPCHART.$H10]" office:value-type="string" office:string-value="" calcext:value-type="error">
            <text:p>#NAME?</text:p>
          </table:table-cell>
          <table:table-cell table:style-name="ce212" table:formula="of:=[CPPCHART.E10]" office:value-type="string" office:string-value="" calcext:value-type="error">
            <text:p>#NAME?</text:p>
          </table:table-cell>
          <table:table-cell table:style-name="ce216" table:formula="of:=[CPPCHART.$E10]-[CPPCHART.$I10]" office:value-type="string" office:string-value="" calcext:value-type="error">
            <text:p>#NAME?</text:p>
          </table:table-cell>
          <table:table-cell table:style-name="ce216" table:formula="of:=[CPPCHART.$E10]+[CPPCHART.$I10]" office:value-type="string" office:string-value="" calcext:value-type="error">
            <text:p>#NAME?</text:p>
          </table:table-cell>
          <table:table-cell table:style-name="ce212" table:formula="of:=[CPPCHART.F10]" office:value-type="string" office:string-value="" calcext:value-type="error">
            <text:p>#NAME?</text:p>
          </table:table-cell>
          <table:table-cell table:style-name="ce216" table:formula="of:=[CPPCHART.$F10]-[CPPCHART.$J10]" office:value-type="string" office:string-value="" calcext:value-type="error">
            <text:p>#NAME?</text:p>
          </table:table-cell>
          <table:table-cell table:style-name="ce216" table:formula="of:=[CPPCHART.$F10]+[CPPCHART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216" table:formula="of:=[CPPCHART.C11]" office:value-type="string" office:string-value="" calcext:value-type="error">
            <text:p>#NAME?</text:p>
          </table:table-cell>
          <table:table-cell table:style-name="ce216" table:formula="of:=[CPPCHART.$C11]-[CPPCHART.$G11]" office:value-type="string" office:string-value="" calcext:value-type="error">
            <text:p>#NAME?</text:p>
          </table:table-cell>
          <table:table-cell table:style-name="ce216" table:formula="of:=[CPPCHART.$C11]+[CPPCHART.$G11]" office:value-type="string" office:string-value="" calcext:value-type="error">
            <text:p>#NAME?</text:p>
          </table:table-cell>
          <table:table-cell table:style-name="ce216" table:formula="of:=[CPPCHART.D11]" office:value-type="string" office:string-value="" calcext:value-type="error">
            <text:p>#NAME?</text:p>
          </table:table-cell>
          <table:table-cell table:style-name="ce216" table:formula="of:=[CPPCHART.$D11]-[CPPCHART.$H11]" office:value-type="string" office:string-value="" calcext:value-type="error">
            <text:p>#NAME?</text:p>
          </table:table-cell>
          <table:table-cell table:style-name="ce216" table:formula="of:=[CPPCHART.$D11]+[CPPCHART.$H11]" office:value-type="string" office:string-value="" calcext:value-type="error">
            <text:p>#NAME?</text:p>
          </table:table-cell>
          <table:table-cell table:style-name="ce212" table:formula="of:=[CPPCHART.E11]" office:value-type="string" office:string-value="" calcext:value-type="error">
            <text:p>#NAME?</text:p>
          </table:table-cell>
          <table:table-cell table:style-name="ce216" table:formula="of:=[CPPCHART.$E11]-[CPPCHART.$I11]" office:value-type="string" office:string-value="" calcext:value-type="error">
            <text:p>#NAME?</text:p>
          </table:table-cell>
          <table:table-cell table:style-name="ce216" table:formula="of:=[CPPCHART.$E11]+[CPPCHART.$I11]" office:value-type="string" office:string-value="" calcext:value-type="error">
            <text:p>#NAME?</text:p>
          </table:table-cell>
          <table:table-cell table:style-name="ce212" table:formula="of:=[CPPCHART.F11]" office:value-type="string" office:string-value="" calcext:value-type="error">
            <text:p>#NAME?</text:p>
          </table:table-cell>
          <table:table-cell table:style-name="ce216" table:formula="of:=[CPPCHART.$F11]-[CPPCHART.$J11]" office:value-type="string" office:string-value="" calcext:value-type="error">
            <text:p>#NAME?</text:p>
          </table:table-cell>
          <table:table-cell table:style-name="ce216" table:formula="of:=[CPPCHART.$F11]+[CPPCHART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1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ce2"/>
        <table:table-column table:style-name="co2" table:default-cell-style-name="Default"/>
        <table:table-column table:style-name="co34" table:default-cell-style-name="ce8"/>
        <table:table-column table:style-name="co10" table:default-cell-style-name="ce2"/>
        <table:table-column table:style-name="co10" table:number-columns-repeated="2" table:default-cell-style-name="ce8"/>
        <table:table-column table:style-name="co10" table:default-cell-style-name="ce2"/>
        <table:table-column table:style-name="co35" table:number-columns-repeated="2" table:default-cell-style-name="ce96"/>
        <table:table-column table:style-name="co36" table:default-cell-style-name="ce101"/>
        <table:table-column table:style-name="co21" table:default-cell-style-name="ce101"/>
        <table:table-column table:style-name="co37" table:default-cell-style-name="ce104"/>
        <table:table-column table:style-name="co21" table:default-cell-style-name="ce104"/>
        <table:table-column table:style-name="co38" table:default-cell-style-name="ce101"/>
        <table:table-column table:style-name="co21" table:default-cell-style-name="ce101"/>
        <table:table-column table:style-name="co21" table:default-cell-style-name="ce106"/>
        <table:table-column table:style-name="co39" table:default-cell-style-name="ce99"/>
        <table:table-column table:style-name="co21" table:default-cell-style-name="ce99"/>
        <table:table-column table:style-name="co40" table:default-cell-style-name="ce103"/>
        <table:table-column table:style-name="co21" table:default-cell-style-name="ce103"/>
        <table:table-column table:style-name="co41" table:default-cell-style-name="ce99"/>
        <table:table-column table:style-name="co21" table:default-cell-style-name="ce99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,06625</text:p>
          </table:table-cell>
          <table:table-cell office:value-type="float" office:value="19620.9502544594" calcext:value-type="float">
            <text:p>19620,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93" office:value-type="string" calcext:value-type="string">
            <text:p>n concrete</text:p>
          </table:table-cell>
          <table:table-cell table:style-name="ce97" office:value-type="string" calcext:value-type="string">
            <text:p>n</text:p>
          </table:table-cell>
          <table:table-cell table:style-name="ce98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98" office:value-type="string" calcext:value-type="string">
            <text:p>stddev</text:p>
          </table:table-cell>
          <table:table-cell/>
          <table:table-cell table:style-name="ce98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98" office:value-type="string" calcext:value-type="string">
            <text:p>stddev</text:p>
          </table:table-cell>
          <table:table-cell table:style-name="ce102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102" office:value-type="string" calcext:value-type="string">
            <text:p>stddev</text:p>
          </table:table-cell>
          <table:table-cell table:style-name="ce98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98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,29</text:p>
          </table:table-cell>
          <table:table-cell office:value-type="float" office:value="9063.62577330941" calcext:value-type="float">
            <text:p>9063,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92" office:value-type="float" office:value="45" calcext:value-type="float">
            <text:p>45</text:p>
          </table:table-cell>
          <table:table-cell/>
          <table:table-cell table:style-name="ce55" table:formula="of:=[CPPRAW_Opt.M2] - com.microsoft.floor.precise([CPPRAW_Opt.M2] * 0.2)" office:value-type="string" office:string-value="" calcext:value-type="error">
            <text:p>#NAME?</text:p>
          </table:table-cell>
          <table:table-cell table:style-name="ce55" table:formula="of:=INDIRECT(ADDRESS([CPPRAW_Opt.$I2];2))" office:value-type="float" office:value="16384" calcext:value-type="float">
            <text:p>16.384</text:p>
          </table:table-cell>
          <table:table-cell table:style-name="ce99" table:formula="of:=INDIRECT(ADDRESS([CPPRAW_Opt.$I2];3))" office:value-type="float" office:value="202668.06625" calcext:value-type="float">
            <text:p>202668,06625</text:p>
          </table:table-cell>
          <table:table-cell table:style-name="ce99" table:formula="of:=INDIRECT(ADDRESS([CPPRAW_Opt.$I2];4))" office:value-type="float" office:value="19620.9502544594" calcext:value-type="float">
            <text:p>19620,9502544594</text:p>
          </table:table-cell>
          <table:table-cell table:style-name="ce103" table:formula="of:=INDIRECT(ADDRESS([CPPRAW_Opt.$I2]+1;3))" office:value-type="float" office:value="96520.29" calcext:value-type="float">
            <text:p>96520,29</text:p>
          </table:table-cell>
          <table:table-cell table:style-name="ce103" table:formula="of:=INDIRECT(ADDRESS([CPPRAW_Opt.$I2]+1;4))" office:value-type="float" office:value="9063.62577330941" calcext:value-type="float">
            <text:p>9063,6257733094</text:p>
          </table:table-cell>
          <table:table-cell table:style-name="ce99" table:formula="of:=INDIRECT(ADDRESS([CPPRAW_Opt.$I2]+2;3))" office:value-type="float" office:value="0" calcext:value-type="float">
            <text:p>0</text:p>
          </table:table-cell>
          <table:table-cell table:style-name="ce99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,19625</text:p>
          </table:table-cell>
          <table:table-cell table:formula="of:=INDIRECT(ADDRESS([CPPRAW_Opt.$J2];4))" office:value-type="float" office:value="7800.70662231927" calcext:value-type="float">
            <text:p>7800,7066223193</text:p>
          </table:table-cell>
          <table:table-cell table:formula="of:=INDIRECT(ADDRESS([CPPRAW_Opt.$J2]+1;3))" office:value-type="float" office:value="98637.69375" calcext:value-type="float">
            <text:p>98637,69375</text:p>
          </table:table-cell>
          <table:table-cell table:formula="of:=INDIRECT(ADDRESS([CPPRAW_Opt.$J2]+1;4))" office:value-type="float" office:value="10424.7729998107" calcext:value-type="float">
            <text:p>10424,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55" table:formula="of:=[CPPRAW_Opt.M3] - com.microsoft.floor.precise([CPPRAW_Opt.M3] * 0.2)" office:value-type="string" office:string-value="" calcext:value-type="error">
            <text:p>#NAME?</text:p>
          </table:table-cell>
          <table:table-cell table:style-name="ce55" table:formula="of:=INDIRECT(ADDRESS([CPPRAW_Opt.$I3];2))" office:value-type="float" office:value="32768" calcext:value-type="float">
            <text:p>32.768</text:p>
          </table:table-cell>
          <table:table-cell table:style-name="ce99" table:formula="of:=INDIRECT(ADDRESS([CPPRAW_Opt.$I3];3))" office:value-type="float" office:value="403344.905" calcext:value-type="float">
            <text:p>403344,905</text:p>
          </table:table-cell>
          <table:table-cell table:style-name="ce99" table:formula="of:=INDIRECT(ADDRESS([CPPRAW_Opt.$I3];4))" office:value-type="float" office:value="28850.6020076918" calcext:value-type="float">
            <text:p>28850,6020076918</text:p>
          </table:table-cell>
          <table:table-cell table:style-name="ce103" table:formula="of:=INDIRECT(ADDRESS([CPPRAW_Opt.$I3]+1;3))" office:value-type="float" office:value="204442.88375" calcext:value-type="float">
            <text:p>204442,88375</text:p>
          </table:table-cell>
          <table:table-cell table:style-name="ce103" table:formula="of:=INDIRECT(ADDRESS([CPPRAW_Opt.$I3]+1;4))" office:value-type="float" office:value="25621.7080091642" calcext:value-type="float">
            <text:p>25621,7080091642</text:p>
          </table:table-cell>
          <table:table-cell table:style-name="ce99" table:formula="of:=INDIRECT(ADDRESS([CPPRAW_Opt.$I3]+2;3))" office:value-type="float" office:value="0" calcext:value-type="float">
            <text:p>0</text:p>
          </table:table-cell>
          <table:table-cell table:style-name="ce99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,21875</text:p>
          </table:table-cell>
          <table:table-cell table:formula="of:=INDIRECT(ADDRESS([CPPRAW_Opt.$J3];4))" office:value-type="float" office:value="7075.67326875373" calcext:value-type="float">
            <text:p>7075,6732687537</text:p>
          </table:table-cell>
          <table:table-cell table:formula="of:=INDIRECT(ADDRESS([CPPRAW_Opt.$J3]+1;3))" office:value-type="float" office:value="205441.95375" calcext:value-type="float">
            <text:p>205441,95375</text:p>
          </table:table-cell>
          <table:table-cell table:formula="of:=INDIRECT(ADDRESS([CPPRAW_Opt.$J3]+1;4))" office:value-type="float" office:value="22883.241873638" calcext:value-type="float">
            <text:p>22883,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,905</text:p>
          </table:table-cell>
          <table:table-cell office:value-type="float" office:value="28850.6020076918" calcext:value-type="float">
            <text:p>28850,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55" table:formula="of:=[CPPRAW_Opt.M4] - com.microsoft.floor.precise([CPPRAW_Opt.M4] * 0.2)" office:value-type="string" office:string-value="" calcext:value-type="error">
            <text:p>#NAME?</text:p>
          </table:table-cell>
          <table:table-cell table:style-name="ce55" table:formula="of:=INDIRECT(ADDRESS([CPPRAW_Opt.$I4];2))" office:value-type="float" office:value="65536" calcext:value-type="float">
            <text:p>65.536</text:p>
          </table:table-cell>
          <table:table-cell table:style-name="ce99" table:formula="of:=INDIRECT(ADDRESS([CPPRAW_Opt.$I4];3))" office:value-type="float" office:value="809495.75625" calcext:value-type="float">
            <text:p>809495,75625</text:p>
          </table:table-cell>
          <table:table-cell table:style-name="ce99" table:formula="of:=INDIRECT(ADDRESS([CPPRAW_Opt.$I4];4))" office:value-type="float" office:value="53775.4903008398" calcext:value-type="float">
            <text:p>53775,4903008398</text:p>
          </table:table-cell>
          <table:table-cell table:style-name="ce103" table:formula="of:=INDIRECT(ADDRESS([CPPRAW_Opt.$I4]+1;3))" office:value-type="float" office:value="398111.49125" calcext:value-type="float">
            <text:p>398111,49125</text:p>
          </table:table-cell>
          <table:table-cell table:style-name="ce103" table:formula="of:=INDIRECT(ADDRESS([CPPRAW_Opt.$I4]+1;4))" office:value-type="float" office:value="29165.8306711526" calcext:value-type="float">
            <text:p>29165,8306711526</text:p>
          </table:table-cell>
          <table:table-cell table:style-name="ce99" table:formula="of:=INDIRECT(ADDRESS([CPPRAW_Opt.$I4]+2;3))" office:value-type="float" office:value="0" calcext:value-type="float">
            <text:p>0</text:p>
          </table:table-cell>
          <table:table-cell table:style-name="ce99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,61375</text:p>
          </table:table-cell>
          <table:table-cell table:formula="of:=INDIRECT(ADDRESS([CPPRAW_Opt.$J4];4))" office:value-type="float" office:value="13288.6442445941" calcext:value-type="float">
            <text:p>13288,6442445941</text:p>
          </table:table-cell>
          <table:table-cell table:formula="of:=INDIRECT(ADDRESS([CPPRAW_Opt.$J4]+1;3))" office:value-type="float" office:value="396784.7075" calcext:value-type="float">
            <text:p>396784,7075</text:p>
          </table:table-cell>
          <table:table-cell table:formula="of:=INDIRECT(ADDRESS([CPPRAW_Opt.$J4]+1;4))" office:value-type="float" office:value="30473.4583199367" calcext:value-type="float">
            <text:p>30473,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,88375</text:p>
          </table:table-cell>
          <table:table-cell office:value-type="float" office:value="25621.7080091642" calcext:value-type="float">
            <text:p>25621,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55" table:formula="of:=[CPPRAW_Opt.M5] - com.microsoft.floor.precise([CPPRAW_Opt.M5] * 0.2)" office:value-type="string" office:string-value="" calcext:value-type="error">
            <text:p>#NAME?</text:p>
          </table:table-cell>
          <table:table-cell table:style-name="ce55" table:formula="of:=INDIRECT(ADDRESS([CPPRAW_Opt.$I5];2))" office:value-type="float" office:value="131072" calcext:value-type="float">
            <text:p>131.072</text:p>
          </table:table-cell>
          <table:table-cell table:style-name="ce99" table:formula="of:=INDIRECT(ADDRESS([CPPRAW_Opt.$I5];3))" office:value-type="float" office:value="1657465.865" calcext:value-type="float">
            <text:p>1657465,865</text:p>
          </table:table-cell>
          <table:table-cell table:style-name="ce99" table:formula="of:=INDIRECT(ADDRESS([CPPRAW_Opt.$I5];4))" office:value-type="float" office:value="133297.320911391" calcext:value-type="float">
            <text:p>133297,320911391</text:p>
          </table:table-cell>
          <table:table-cell table:style-name="ce103" table:formula="of:=INDIRECT(ADDRESS([CPPRAW_Opt.$I5]+1;3))" office:value-type="float" office:value="801939.67625" calcext:value-type="float">
            <text:p>801939,67625</text:p>
          </table:table-cell>
          <table:table-cell table:style-name="ce103" table:formula="of:=INDIRECT(ADDRESS([CPPRAW_Opt.$I5]+1;4))" office:value-type="float" office:value="45166.1012075628" calcext:value-type="float">
            <text:p>45166,1012075628</text:p>
          </table:table-cell>
          <table:table-cell table:style-name="ce99" table:formula="of:=INDIRECT(ADDRESS([CPPRAW_Opt.$I5]+2;3))" office:value-type="float" office:value="0" calcext:value-type="float">
            <text:p>0</text:p>
          </table:table-cell>
          <table:table-cell table:style-name="ce99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,105</text:p>
          </table:table-cell>
          <table:table-cell table:formula="of:=INDIRECT(ADDRESS([CPPRAW_Opt.$J5];4))" office:value-type="float" office:value="36862.1967749185" calcext:value-type="float">
            <text:p>36862,1967749185</text:p>
          </table:table-cell>
          <table:table-cell table:formula="of:=INDIRECT(ADDRESS([CPPRAW_Opt.$J5]+1;3))" office:value-type="float" office:value="812832.01375" calcext:value-type="float">
            <text:p>812832,01375</text:p>
          </table:table-cell>
          <table:table-cell table:formula="of:=INDIRECT(ADDRESS([CPPRAW_Opt.$J5]+1;4))" office:value-type="float" office:value="70244.7786251667" calcext:value-type="float">
            <text:p>70244,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55" table:formula="of:=[CPPRAW_Opt.M6] - com.microsoft.floor.precise([CPPRAW_Opt.M6] * 0.2)" office:value-type="string" office:string-value="" calcext:value-type="error">
            <text:p>#NAME?</text:p>
          </table:table-cell>
          <table:table-cell table:style-name="ce55" table:formula="of:=INDIRECT(ADDRESS([CPPRAW_Opt.$I6];2))" office:value-type="float" office:value="262144" calcext:value-type="float">
            <text:p>262.144</text:p>
          </table:table-cell>
          <table:table-cell table:style-name="ce99" table:formula="of:=INDIRECT(ADDRESS([CPPRAW_Opt.$I6];3))" office:value-type="float" office:value="3355500.0325" calcext:value-type="float">
            <text:p>3355500,0325</text:p>
          </table:table-cell>
          <table:table-cell table:style-name="ce99" table:formula="of:=INDIRECT(ADDRESS([CPPRAW_Opt.$I6];4))" office:value-type="float" office:value="203110.791958186" calcext:value-type="float">
            <text:p>203110,791958186</text:p>
          </table:table-cell>
          <table:table-cell table:style-name="ce103" table:formula="of:=INDIRECT(ADDRESS([CPPRAW_Opt.$I6]+1;3))" office:value-type="float" office:value="1677657.5325" calcext:value-type="float">
            <text:p>1677657,5325</text:p>
          </table:table-cell>
          <table:table-cell table:style-name="ce103" table:formula="of:=INDIRECT(ADDRESS([CPPRAW_Opt.$I6]+1;4))" office:value-type="float" office:value="137507.243344948" calcext:value-type="float">
            <text:p>137507,243344948</text:p>
          </table:table-cell>
          <table:table-cell table:style-name="ce99" table:formula="of:=INDIRECT(ADDRESS([CPPRAW_Opt.$I6]+2;3))" office:value-type="float" office:value="0" calcext:value-type="float">
            <text:p>0</text:p>
          </table:table-cell>
          <table:table-cell table:style-name="ce99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,48375</text:p>
          </table:table-cell>
          <table:table-cell table:formula="of:=INDIRECT(ADDRESS([CPPRAW_Opt.$J6];4))" office:value-type="float" office:value="50378.8733768992" calcext:value-type="float">
            <text:p>50378,8733768992</text:p>
          </table:table-cell>
          <table:table-cell table:formula="of:=INDIRECT(ADDRESS([CPPRAW_Opt.$J6]+1;3))" office:value-type="float" office:value="1663063.335" calcext:value-type="float">
            <text:p>1663063,335</text:p>
          </table:table-cell>
          <table:table-cell table:formula="of:=INDIRECT(ADDRESS([CPPRAW_Opt.$J6]+1;4))" office:value-type="float" office:value="158648.95293448" calcext:value-type="float">
            <text:p>158648,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,75625</text:p>
          </table:table-cell>
          <table:table-cell office:value-type="float" office:value="53775.4903008398" calcext:value-type="float">
            <text:p>53775,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55" table:formula="of:=[CPPRAW_Opt.M7] - com.microsoft.floor.precise([CPPRAW_Opt.M7] * 0.2)" office:value-type="string" office:string-value="" calcext:value-type="error">
            <text:p>#NAME?</text:p>
          </table:table-cell>
          <table:table-cell table:style-name="ce55" table:formula="of:=INDIRECT(ADDRESS([CPPRAW_Opt.$I7];2))" office:value-type="float" office:value="524288" calcext:value-type="float">
            <text:p>524.288</text:p>
          </table:table-cell>
          <table:table-cell table:style-name="ce99" table:formula="of:=INDIRECT(ADDRESS([CPPRAW_Opt.$I7];3))" office:value-type="float" office:value="6685251.5925" calcext:value-type="float">
            <text:p>6685251,5925</text:p>
          </table:table-cell>
          <table:table-cell table:style-name="ce99" table:formula="of:=INDIRECT(ADDRESS([CPPRAW_Opt.$I7];4))" office:value-type="float" office:value="366658.302064596" calcext:value-type="float">
            <text:p>366658,302064596</text:p>
          </table:table-cell>
          <table:table-cell table:style-name="ce103" table:formula="of:=INDIRECT(ADDRESS([CPPRAW_Opt.$I7]+1;3))" office:value-type="float" office:value="3313597.47625" calcext:value-type="float">
            <text:p>3313597,47625</text:p>
          </table:table-cell>
          <table:table-cell table:style-name="ce103" table:formula="of:=INDIRECT(ADDRESS([CPPRAW_Opt.$I7]+1;4))" office:value-type="float" office:value="162239.753242854" calcext:value-type="float">
            <text:p>162239,753242854</text:p>
          </table:table-cell>
          <table:table-cell table:style-name="ce99" table:formula="of:=INDIRECT(ADDRESS([CPPRAW_Opt.$I7]+2;3))" office:value-type="float" office:value="0" calcext:value-type="float">
            <text:p>0</text:p>
          </table:table-cell>
          <table:table-cell table:style-name="ce99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,82625</text:p>
          </table:table-cell>
          <table:table-cell table:formula="of:=INDIRECT(ADDRESS([CPPRAW_Opt.$J7];4))" office:value-type="float" office:value="94778.2636272754" calcext:value-type="float">
            <text:p>94778,2636272754</text:p>
          </table:table-cell>
          <table:table-cell table:formula="of:=INDIRECT(ADDRESS([CPPRAW_Opt.$J7]+1;3))" office:value-type="float" office:value="3304908.12125" calcext:value-type="float">
            <text:p>3304908,12125</text:p>
          </table:table-cell>
          <table:table-cell table:formula="of:=INDIRECT(ADDRESS([CPPRAW_Opt.$J7]+1;4))" office:value-type="float" office:value="144827.838768214" calcext:value-type="float">
            <text:p>144827,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,49125</text:p>
          </table:table-cell>
          <table:table-cell office:value-type="float" office:value="29165.8306711526" calcext:value-type="float">
            <text:p>29165,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55" table:formula="of:=[CPPRAW_Opt.M8] - com.microsoft.floor.precise([CPPRAW_Opt.M8] * 0.2)" office:value-type="string" office:string-value="" calcext:value-type="error">
            <text:p>#NAME?</text:p>
          </table:table-cell>
          <table:table-cell table:style-name="ce55" table:formula="of:=INDIRECT(ADDRESS([CPPRAW_Opt.$I8];2))" office:value-type="float" office:value="1048576" calcext:value-type="float">
            <text:p>1.048.576</text:p>
          </table:table-cell>
          <table:table-cell table:style-name="ce99" table:formula="of:=INDIRECT(ADDRESS([CPPRAW_Opt.$I8];3))" office:value-type="float" office:value="13364400.5425" calcext:value-type="float">
            <text:p>13364400,5425</text:p>
          </table:table-cell>
          <table:table-cell table:style-name="ce99" table:formula="of:=INDIRECT(ADDRESS([CPPRAW_Opt.$I8];4))" office:value-type="float" office:value="628342.926467919" calcext:value-type="float">
            <text:p>628342,926467919</text:p>
          </table:table-cell>
          <table:table-cell table:style-name="ce103" table:formula="of:=INDIRECT(ADDRESS([CPPRAW_Opt.$I8]+1;3))" office:value-type="float" office:value="6621911.3125" calcext:value-type="float">
            <text:p>6621911,3125</text:p>
          </table:table-cell>
          <table:table-cell table:style-name="ce103" table:formula="of:=INDIRECT(ADDRESS([CPPRAW_Opt.$I8]+1;4))" office:value-type="float" office:value="265510.206058028" calcext:value-type="float">
            <text:p>265510,206058028</text:p>
          </table:table-cell>
          <table:table-cell table:style-name="ce99" table:formula="of:=INDIRECT(ADDRESS([CPPRAW_Opt.$I8]+2;3))" office:value-type="float" office:value="0" calcext:value-type="float">
            <text:p>0</text:p>
          </table:table-cell>
          <table:table-cell table:style-name="ce99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,615</text:p>
          </table:table-cell>
          <table:table-cell table:formula="of:=INDIRECT(ADDRESS([CPPRAW_Opt.$J8];4))" office:value-type="float" office:value="125873.573222028" calcext:value-type="float">
            <text:p>125873,573222028</text:p>
          </table:table-cell>
          <table:table-cell table:formula="of:=INDIRECT(ADDRESS([CPPRAW_Opt.$J8]+1;3))" office:value-type="float" office:value="6603731.79625" calcext:value-type="float">
            <text:p>6603731,79625</text:p>
          </table:table-cell>
          <table:table-cell table:formula="of:=INDIRECT(ADDRESS([CPPRAW_Opt.$J8]+1;4))" office:value-type="float" office:value="258672.158536984" calcext:value-type="float">
            <text:p>258672,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55" table:formula="of:=[CPPRAW_Opt.M9] - com.microsoft.floor.precise([CPPRAW_Opt.M9] * 0.2)" office:value-type="string" office:string-value="" calcext:value-type="error">
            <text:p>#NAME?</text:p>
          </table:table-cell>
          <table:table-cell table:style-name="ce55" table:formula="of:=INDIRECT(ADDRESS([CPPRAW_Opt.$I9];2))" office:value-type="float" office:value="2097152" calcext:value-type="float">
            <text:p>2.097.152</text:p>
          </table:table-cell>
          <table:table-cell table:style-name="ce99" table:formula="of:=INDIRECT(ADDRESS([CPPRAW_Opt.$I9];3))" office:value-type="float" office:value="26679223.31125" calcext:value-type="float">
            <text:p>26679223,31125</text:p>
          </table:table-cell>
          <table:table-cell table:style-name="ce99" table:formula="of:=INDIRECT(ADDRESS([CPPRAW_Opt.$I9];4))" office:value-type="float" office:value="812990.380881913" calcext:value-type="float">
            <text:p>812990,380881913</text:p>
          </table:table-cell>
          <table:table-cell table:style-name="ce103" table:formula="of:=INDIRECT(ADDRESS([CPPRAW_Opt.$I9]+1;3))" office:value-type="float" office:value="13259123.00125" calcext:value-type="float">
            <text:p>13259123,00125</text:p>
          </table:table-cell>
          <table:table-cell table:style-name="ce103" table:formula="of:=INDIRECT(ADDRESS([CPPRAW_Opt.$I9]+1;4))" office:value-type="float" office:value="376153.256209371" calcext:value-type="float">
            <text:p>376153,256209371</text:p>
          </table:table-cell>
          <table:table-cell table:style-name="ce99" table:formula="of:=INDIRECT(ADDRESS([CPPRAW_Opt.$I9]+2;3))" office:value-type="float" office:value="0" calcext:value-type="float">
            <text:p>0</text:p>
          </table:table-cell>
          <table:table-cell table:style-name="ce99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,125</text:p>
          </table:table-cell>
          <table:table-cell table:formula="of:=INDIRECT(ADDRESS([CPPRAW_Opt.$J9];4))" office:value-type="float" office:value="208579.898742565" calcext:value-type="float">
            <text:p>208579,898742565</text:p>
          </table:table-cell>
          <table:table-cell table:formula="of:=INDIRECT(ADDRESS([CPPRAW_Opt.$J9]+1;3))" office:value-type="float" office:value="13214394.2125" calcext:value-type="float">
            <text:p>13214394,2125</text:p>
          </table:table-cell>
          <table:table-cell table:formula="of:=INDIRECT(ADDRESS([CPPRAW_Opt.$J9]+1;4))" office:value-type="float" office:value="376960.776326517" calcext:value-type="float">
            <text:p>376960,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,865</text:p>
          </table:table-cell>
          <table:table-cell office:value-type="float" office:value="133297.320911391" calcext:value-type="float">
            <text:p>133297,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55" table:formula="of:=[CPPRAW_Opt.M10] - com.microsoft.floor.precise([CPPRAW_Opt.M10] * 0.2)" office:value-type="string" office:string-value="" calcext:value-type="error">
            <text:p>#NAME?</text:p>
          </table:table-cell>
          <table:table-cell table:style-name="ce55" table:formula="of:=INDIRECT(ADDRESS([CPPRAW_Opt.$I10];2))" office:value-type="float" office:value="4194304" calcext:value-type="float">
            <text:p>4.194.304</text:p>
          </table:table-cell>
          <table:table-cell table:style-name="ce99" table:formula="of:=INDIRECT(ADDRESS([CPPRAW_Opt.$I10];3))" office:value-type="float" office:value="53673950.94" calcext:value-type="float">
            <text:p>53673950,94</text:p>
          </table:table-cell>
          <table:table-cell table:style-name="ce99" table:formula="of:=INDIRECT(ADDRESS([CPPRAW_Opt.$I10];4))" office:value-type="float" office:value="1554864.97827151" calcext:value-type="float">
            <text:p>1554864,97827151</text:p>
          </table:table-cell>
          <table:table-cell table:style-name="ce103" table:formula="of:=INDIRECT(ADDRESS([CPPRAW_Opt.$I10]+1;3))" office:value-type="float" office:value="27187012.865" calcext:value-type="float">
            <text:p>27187012,865</text:p>
          </table:table-cell>
          <table:table-cell table:style-name="ce103" table:formula="of:=INDIRECT(ADDRESS([CPPRAW_Opt.$I10]+1;4))" office:value-type="float" office:value="2323358.87399883" calcext:value-type="float">
            <text:p>2323358,87399883</text:p>
          </table:table-cell>
          <table:table-cell table:style-name="ce99" table:formula="of:=INDIRECT(ADDRESS([CPPRAW_Opt.$I10]+2;3))" office:value-type="float" office:value="0" calcext:value-type="float">
            <text:p>0</text:p>
          </table:table-cell>
          <table:table-cell table:style-name="ce99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,78125</text:p>
          </table:table-cell>
          <table:table-cell table:formula="of:=INDIRECT(ADDRESS([CPPRAW_Opt.$J10];4))" office:value-type="float" office:value="471145.684066745" calcext:value-type="float">
            <text:p>471145,684066745</text:p>
          </table:table-cell>
          <table:table-cell table:formula="of:=INDIRECT(ADDRESS([CPPRAW_Opt.$J10]+1;3))" office:value-type="float" office:value="26662298.36625" calcext:value-type="float">
            <text:p>26662298,36625</text:p>
          </table:table-cell>
          <table:table-cell table:formula="of:=INDIRECT(ADDRESS([CPPRAW_Opt.$J10]+1;4))" office:value-type="float" office:value="924812.662065938" calcext:value-type="float">
            <text:p>924812,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,67625</text:p>
          </table:table-cell>
          <table:table-cell office:value-type="float" office:value="45166.1012075628" calcext:value-type="float">
            <text:p>45166,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55" table:formula="of:=[CPPRAW_Opt.M11] - com.microsoft.floor.precise([CPPRAW_Opt.M11] * 0.2)" office:value-type="string" office:string-value="" calcext:value-type="error">
            <text:p>#NAME?</text:p>
          </table:table-cell>
          <table:table-cell table:style-name="ce55" table:formula="of:=INDIRECT(ADDRESS([CPPRAW_Opt.$I11];2))" office:value-type="float" office:value="8388608" calcext:value-type="float">
            <text:p>8.388.608</text:p>
          </table:table-cell>
          <table:table-cell table:style-name="ce99" table:formula="of:=INDIRECT(ADDRESS([CPPRAW_Opt.$I11];3))" office:value-type="float" office:value="111836940.71125" calcext:value-type="float">
            <text:p>111836940,71125</text:p>
          </table:table-cell>
          <table:table-cell table:style-name="ce99" table:formula="of:=INDIRECT(ADDRESS([CPPRAW_Opt.$I11];4))" office:value-type="float" office:value="13574028.4915927" calcext:value-type="float">
            <text:p>13574028,4915927</text:p>
          </table:table-cell>
          <table:table-cell table:style-name="ce103" table:formula="of:=INDIRECT(ADDRESS([CPPRAW_Opt.$I11]+1;3))" office:value-type="float" office:value="70513901.2825" calcext:value-type="float">
            <text:p>70513901,2825</text:p>
          </table:table-cell>
          <table:table-cell table:style-name="ce103" table:formula="of:=INDIRECT(ADDRESS([CPPRAW_Opt.$I11]+1;4))" office:value-type="float" office:value="5469425.1055282" calcext:value-type="float">
            <text:p>5469425,1055282</text:p>
          </table:table-cell>
          <table:table-cell table:style-name="ce99" table:formula="of:=INDIRECT(ADDRESS([CPPRAW_Opt.$I11]+2;3))" office:value-type="float" office:value="0" calcext:value-type="float">
            <text:p>0</text:p>
          </table:table-cell>
          <table:table-cell table:style-name="ce99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,76</text:p>
          </table:table-cell>
          <table:table-cell table:formula="of:=INDIRECT(ADDRESS([CPPRAW_Opt.$J11];4))" office:value-type="float" office:value="860308.925865193" calcext:value-type="float">
            <text:p>860308,925865193</text:p>
          </table:table-cell>
          <table:table-cell table:formula="of:=INDIRECT(ADDRESS([CPPRAW_Opt.$J11]+1;3))" office:value-type="float" office:value="53283618.47" calcext:value-type="float">
            <text:p>53283618,47</text:p>
          </table:table-cell>
          <table:table-cell table:formula="of:=INDIRECT(ADDRESS([CPPRAW_Opt.$J11]+1;4))" office:value-type="float" office:value="1522117.70732292" calcext:value-type="float">
            <text:p>1522117,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,0325</text:p>
          </table:table-cell>
          <table:table-cell office:value-type="float" office:value="203110.791958186" calcext:value-type="float">
            <text:p>203110,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94" table:number-columns-repeated="2"/>
          <table:table-cell table:style-name="ce100"/>
          <table:table-cell table:style-name="ce94" table:number-columns-repeated="3"/>
          <table:table-cell table:style-name="Default"/>
          <table:table-cell table:style-name="ce94"/>
          <table:table-cell/>
          <table:table-cell table:style-name="ce94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,5325</text:p>
          </table:table-cell>
          <table:table-cell office:value-type="float" office:value="137507.243344948" calcext:value-type="float">
            <text:p>137507,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Default"/>
          <table:table-cell table:style-name="ce9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,5925</text:p>
          </table:table-cell>
          <table:table-cell office:value-type="float" office:value="366658.302064596" calcext:value-type="float">
            <text:p>366658,302064596</text:p>
          </table:table-cell>
          <table:table-cell table:number-columns-repeated="7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,47625</text:p>
          </table:table-cell>
          <table:table-cell office:value-type="float" office:value="162239.753242854" calcext:value-type="float">
            <text:p>162239,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,5425</text:p>
          </table:table-cell>
          <table:table-cell office:value-type="float" office:value="628342.926467919" calcext:value-type="float">
            <text:p>628342,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,3125</text:p>
          </table:table-cell>
          <table:table-cell office:value-type="float" office:value="265510.206058028" calcext:value-type="float">
            <text:p>265510,206058028</text:p>
          </table:table-cell>
          <table:table-cell table:number-columns-repeated="7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,31125</text:p>
          </table:table-cell>
          <table:table-cell office:value-type="float" office:value="812990.380881913" calcext:value-type="float">
            <text:p>812990,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,00125</text:p>
          </table:table-cell>
          <table:table-cell office:value-type="float" office:value="376153.256209371" calcext:value-type="float">
            <text:p>376153,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,94</text:p>
          </table:table-cell>
          <table:table-cell office:value-type="float" office:value="1554864.97827151" calcext:value-type="float">
            <text:p>1554864,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,865</text:p>
          </table:table-cell>
          <table:table-cell office:value-type="float" office:value="2323358.87399883" calcext:value-type="float">
            <text:p>2323358,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,71125</text:p>
          </table:table-cell>
          <table:table-cell office:value-type="float" office:value="13574028.4915927" calcext:value-type="float">
            <text:p>13574028,4915927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,2825</text:p>
          </table:table-cell>
          <table:table-cell office:value-type="float" office:value="5469425.1055282" calcext:value-type="float">
            <text:p>5469425,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3">
          <table:table-cell table:style-name="ce90" table:number-columns-repeated="6"/>
          <table:table-cell table:style-name="ce91"/>
          <table:table-cell table:style-name="ce90"/>
          <table:table-cell table:style-name="ce91" table:number-columns-repeated="2"/>
          <table:table-cell table:style-name="ce90"/>
          <table:table-cell table:style-name="ce95" table:number-columns-repeated="2"/>
          <table:table-cell table:style-name="ce99" table:number-columns-repeated="2"/>
          <table:table-cell table:style-name="ce103" table:number-columns-repeated="2"/>
          <table:table-cell table:style-name="ce105" table:number-columns-repeated="2"/>
          <table:table-cell table:number-columns-repeated="7"/>
          <table:table-cell table:style-name="ce90" table:number-columns-repeated="997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,19625</text:p>
          </table:table-cell>
          <table:table-cell office:value-type="float" office:value="7800.70662231927" calcext:value-type="float">
            <text:p>7800,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,21875</text:p>
          </table:table-cell>
          <table:table-cell office:value-type="float" office:value="7075.67326875373" calcext:value-type="float">
            <text:p>7075,6732687537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,61375</text:p>
          </table:table-cell>
          <table:table-cell office:value-type="float" office:value="13288.6442445941" calcext:value-type="float">
            <text:p>13288,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,105</text:p>
          </table:table-cell>
          <table:table-cell office:value-type="float" office:value="36862.1967749185" calcext:value-type="float">
            <text:p>36862,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,48375</text:p>
          </table:table-cell>
          <table:table-cell office:value-type="float" office:value="50378.8733768992" calcext:value-type="float">
            <text:p>50378,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,82625</text:p>
          </table:table-cell>
          <table:table-cell office:value-type="float" office:value="94778.2636272754" calcext:value-type="float">
            <text:p>94778,2636272754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,615</text:p>
          </table:table-cell>
          <table:table-cell office:value-type="float" office:value="125873.573222028" calcext:value-type="float">
            <text:p>125873,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,125</text:p>
          </table:table-cell>
          <table:table-cell office:value-type="float" office:value="208579.898742565" calcext:value-type="float">
            <text:p>208579,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,78125</text:p>
          </table:table-cell>
          <table:table-cell office:value-type="float" office:value="471145.684066745" calcext:value-type="float">
            <text:p>471145,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,76</text:p>
          </table:table-cell>
          <table:table-cell office:value-type="float" office:value="860308.925865193" calcext:value-type="float">
            <text:p>860308,925865193</text:p>
          </table:table-cell>
          <table:table-cell table:number-columns-repeated="7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55" table:number-columns-repeated="2"/>
          <table:table-cell table:style-name="ce99" table:number-columns-repeated="2"/>
          <table:table-cell table:style-name="ce103" table:number-columns-repeated="2"/>
          <table:table-cell table:style-name="ce99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42" table:default-cell-style-name="ce96"/>
        <table:table-column table:style-name="co29" table:default-cell-style-name="ce96"/>
        <table:table-column table:style-name="co46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21" table:default-cell-style-name="ce101"/>
        <table:table-column table:style-name="co21" table:default-cell-style-name="Default"/>
        <table:table-column table:style-name="co43" table:default-cell-style-name="Default"/>
        <table:table-column table:style-name="co21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1007" table:default-cell-style-name="Default"/>
        <table:table-row table:style-name="ro1">
          <table:table-cell table:style-name="ce93" table:formula="of:=[CPPRAW_Opt.L1]" office:value-type="string" office:string-value="n concrete" calcext:value-type="string">
            <text:p>n concrete</text:p>
          </table:table-cell>
          <table:table-cell table:style-name="ce93" table:formula="of:=[CPPRAW_Opt.M1]" office:value-type="string" office:string-value="n" calcext:value-type="string">
            <text:p>n</text:p>
          </table:table-cell>
          <table:table-cell table:style-name="ce93" table:formula="of:=[CPPRAW_Opt.N1]" office:value-type="string" office:string-value="mult_big_vector_hot_201_101" calcext:value-type="string">
            <text:p>mult_big_vector_hot_201_101</text:p>
          </table:table-cell>
          <table:table-cell table:style-name="ce93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93" table:formula="of:=[CPPRAW_Opt.U1]" office:value-type="string" office:string-value="mult_big_vector_hot_64_32" calcext:value-type="string">
            <text:p>mult_big_vector_hot_64_32</text:p>
          </table:table-cell>
          <table:table-cell table:style-name="ce93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17" table:formula="of:=[CPPRAW_Opt.O1]" office:value-type="string" office:string-value="stddev" calcext:value-type="string">
            <text:p>stddev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93"/>
          <table:table-cell table:style-name="ce93" table:formula="of:=#REF!" office:value-type="string" office:string-value="" calcext:value-type="error">
            <text:p>#REF!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93" table:formula="of:=#REF!" office:value-type="string" office:string-value="" calcext:value-type="error">
            <text:p>#REF!</text:p>
          </table:table-cell>
          <table:table-cell table:style-name="ce11" table:number-columns-repeated="1004"/>
          <table:table-cell/>
        </table:table-row>
        <table:table-row table:style-name="ro1">
          <table:table-cell table:style-name="ce211" table:formula="of:=[CPPRAW_Opt.L2]" office:value-type="string" office:string-value="" calcext:value-type="error">
            <text:p>#NAME?</text:p>
          </table:table-cell>
          <table:table-cell table:style-name="ce211" table:formula="of:=[CPPRAW_Opt.M2]" office:value-type="float" office:value="16384" calcext:value-type="float">
            <text:p>16.384</text:p>
          </table:table-cell>
          <table:table-cell table:style-name="ce215" table:formula="of:=[CPPRAW_Opt.N2]/[CPPCHART_Opt.$A2]" office:value-type="string" office:string-value="" calcext:value-type="error">
            <text:p>#NAME?</text:p>
          </table:table-cell>
          <table:table-cell table:style-name="ce215" table:formula="of:=[CPPRAW_Opt.P2]/[CPPCHART_Opt.$A2]" office:value-type="string" office:string-value="" calcext:value-type="error">
            <text:p>#NAME?</text:p>
          </table:table-cell>
          <table:table-cell table:style-name="ce215" table:formula="of:=[CPPRAW_Opt.U2]/[CPPCHART_Opt.$A2]" office:value-type="string" office:string-value="" calcext:value-type="error">
            <text:p>#NAME?</text:p>
          </table:table-cell>
          <table:table-cell table:style-name="ce215" table:formula="of:=[CPPRAW_Opt.W2]/[CPPCHART_Opt.$A2]" office:value-type="string" office:string-value="" calcext:value-type="error">
            <text:p>#NAME?</text:p>
          </table:table-cell>
          <table:table-cell table:style-name="ce218" table:formula="of:=[CPPRAW_Opt.O2]/[CPPCHART_Opt.$A2]" office:value-type="string" office:string-value="" calcext:value-type="error">
            <text:p>#NAME?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style-name="ce215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3]" office:value-type="string" office:string-value="" calcext:value-type="error">
            <text:p>#NAME?</text:p>
          </table:table-cell>
          <table:table-cell table:style-name="ce211" table:formula="of:=[CPPRAW_Opt.M3]" office:value-type="float" office:value="32768" calcext:value-type="float">
            <text:p>32.768</text:p>
          </table:table-cell>
          <table:table-cell table:style-name="ce215" table:formula="of:=[CPPRAW_Opt.N3]/[CPPCHART_Opt.$A3]" office:value-type="string" office:string-value="" calcext:value-type="error">
            <text:p>#NAME?</text:p>
          </table:table-cell>
          <table:table-cell table:style-name="ce215" table:formula="of:=[CPPRAW_Opt.P3]/[CPPCHART_Opt.$A3]" office:value-type="string" office:string-value="" calcext:value-type="error">
            <text:p>#NAME?</text:p>
          </table:table-cell>
          <table:table-cell table:style-name="ce215" table:formula="of:=[CPPRAW_Opt.U3]/[CPPCHART_Opt.$A3]" office:value-type="string" office:string-value="" calcext:value-type="error">
            <text:p>#NAME?</text:p>
          </table:table-cell>
          <table:table-cell table:style-name="ce215" table:formula="of:=[CPPRAW_Opt.W3]/[CPPCHART_Opt.$A3]" office:value-type="string" office:string-value="" calcext:value-type="error">
            <text:p>#NAME?</text:p>
          </table:table-cell>
          <table:table-cell table:style-name="ce218" table:formula="of:=[CPPRAW_Opt.O3]/[CPPCHART_Opt.$A3]" office:value-type="string" office:string-value="" calcext:value-type="error">
            <text:p>#NAME?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style-name="ce215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4]" office:value-type="string" office:string-value="" calcext:value-type="error">
            <text:p>#NAME?</text:p>
          </table:table-cell>
          <table:table-cell table:style-name="ce211" table:formula="of:=[CPPRAW_Opt.M4]" office:value-type="float" office:value="65536" calcext:value-type="float">
            <text:p>65.536</text:p>
          </table:table-cell>
          <table:table-cell table:style-name="ce215" table:formula="of:=[CPPRAW_Opt.N4]/[CPPCHART_Opt.$A4]" office:value-type="string" office:string-value="" calcext:value-type="error">
            <text:p>#NAME?</text:p>
          </table:table-cell>
          <table:table-cell table:style-name="ce215" table:formula="of:=[CPPRAW_Opt.P4]/[CPPCHART_Opt.$A4]" office:value-type="string" office:string-value="" calcext:value-type="error">
            <text:p>#NAME?</text:p>
          </table:table-cell>
          <table:table-cell table:style-name="ce215" table:formula="of:=[CPPRAW_Opt.U4]/[CPPCHART_Opt.$A4]" office:value-type="string" office:string-value="" calcext:value-type="error">
            <text:p>#NAME?</text:p>
          </table:table-cell>
          <table:table-cell table:style-name="ce215" table:formula="of:=[CPPRAW_Opt.W4]/[CPPCHART_Opt.$A4]" office:value-type="string" office:string-value="" calcext:value-type="error">
            <text:p>#NAME?</text:p>
          </table:table-cell>
          <table:table-cell table:style-name="ce218" table:formula="of:=[CPPRAW_Opt.O4]/[CPPCHART_Opt.$A4]" office:value-type="string" office:string-value="" calcext:value-type="error">
            <text:p>#NAME?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style-name="ce215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5]" office:value-type="string" office:string-value="" calcext:value-type="error">
            <text:p>#NAME?</text:p>
          </table:table-cell>
          <table:table-cell table:style-name="ce211" table:formula="of:=[CPPRAW_Opt.M5]" office:value-type="float" office:value="131072" calcext:value-type="float">
            <text:p>131.072</text:p>
          </table:table-cell>
          <table:table-cell table:style-name="ce215" table:formula="of:=[CPPRAW_Opt.N5]/[CPPCHART_Opt.$A5]" office:value-type="string" office:string-value="" calcext:value-type="error">
            <text:p>#NAME?</text:p>
          </table:table-cell>
          <table:table-cell table:style-name="ce215" table:formula="of:=[CPPRAW_Opt.P5]/[CPPCHART_Opt.$A5]" office:value-type="string" office:string-value="" calcext:value-type="error">
            <text:p>#NAME?</text:p>
          </table:table-cell>
          <table:table-cell table:style-name="ce215" table:formula="of:=[CPPRAW_Opt.U5]/[CPPCHART_Opt.$A5]" office:value-type="string" office:string-value="" calcext:value-type="error">
            <text:p>#NAME?</text:p>
          </table:table-cell>
          <table:table-cell table:style-name="ce215" table:formula="of:=[CPPRAW_Opt.W5]/[CPPCHART_Opt.$A5]" office:value-type="string" office:string-value="" calcext:value-type="error">
            <text:p>#NAME?</text:p>
          </table:table-cell>
          <table:table-cell table:style-name="ce218" table:formula="of:=[CPPRAW_Opt.O5]/[CPPCHART_Opt.$A5]" office:value-type="string" office:string-value="" calcext:value-type="error">
            <text:p>#NAME?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style-name="ce215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6]" office:value-type="string" office:string-value="" calcext:value-type="error">
            <text:p>#NAME?</text:p>
          </table:table-cell>
          <table:table-cell table:style-name="ce211" table:formula="of:=[CPPRAW_Opt.M6]" office:value-type="float" office:value="262144" calcext:value-type="float">
            <text:p>262.144</text:p>
          </table:table-cell>
          <table:table-cell table:style-name="ce215" table:formula="of:=[CPPRAW_Opt.N6]/[CPPCHART_Opt.$A6]" office:value-type="string" office:string-value="" calcext:value-type="error">
            <text:p>#NAME?</text:p>
          </table:table-cell>
          <table:table-cell table:style-name="ce215" table:formula="of:=[CPPRAW_Opt.P6]/[CPPCHART_Opt.$A6]" office:value-type="string" office:string-value="" calcext:value-type="error">
            <text:p>#NAME?</text:p>
          </table:table-cell>
          <table:table-cell table:style-name="ce215" table:formula="of:=[CPPRAW_Opt.U6]/[CPPCHART_Opt.$A6]" office:value-type="string" office:string-value="" calcext:value-type="error">
            <text:p>#NAME?</text:p>
          </table:table-cell>
          <table:table-cell table:style-name="ce215" table:formula="of:=[CPPRAW_Opt.W6]/[CPPCHART_Opt.$A6]" office:value-type="string" office:string-value="" calcext:value-type="error">
            <text:p>#NAME?</text:p>
          </table:table-cell>
          <table:table-cell table:style-name="ce218" table:formula="of:=[CPPRAW_Opt.O6]/[CPPCHART_Opt.$A6]" office:value-type="string" office:string-value="" calcext:value-type="error">
            <text:p>#NAME?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style-name="ce215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7]" office:value-type="string" office:string-value="" calcext:value-type="error">
            <text:p>#NAME?</text:p>
          </table:table-cell>
          <table:table-cell table:style-name="ce211" table:formula="of:=[CPPRAW_Opt.M7]" office:value-type="float" office:value="524288" calcext:value-type="float">
            <text:p>524.288</text:p>
          </table:table-cell>
          <table:table-cell table:style-name="ce215" table:formula="of:=[CPPRAW_Opt.N7]/[CPPCHART_Opt.$A7]" office:value-type="string" office:string-value="" calcext:value-type="error">
            <text:p>#NAME?</text:p>
          </table:table-cell>
          <table:table-cell table:style-name="ce215" table:formula="of:=[CPPRAW_Opt.P7]/[CPPCHART_Opt.$A7]" office:value-type="string" office:string-value="" calcext:value-type="error">
            <text:p>#NAME?</text:p>
          </table:table-cell>
          <table:table-cell table:style-name="ce215" table:formula="of:=[CPPRAW_Opt.U7]/[CPPCHART_Opt.$A7]" office:value-type="string" office:string-value="" calcext:value-type="error">
            <text:p>#NAME?</text:p>
          </table:table-cell>
          <table:table-cell table:style-name="ce215" table:formula="of:=[CPPRAW_Opt.W7]/[CPPCHART_Opt.$A7]" office:value-type="string" office:string-value="" calcext:value-type="error">
            <text:p>#NAME?</text:p>
          </table:table-cell>
          <table:table-cell table:style-name="ce218" table:formula="of:=[CPPRAW_Opt.O7]/[CPPCHART_Opt.$A7]" office:value-type="string" office:string-value="" calcext:value-type="error">
            <text:p>#NAME?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style-name="ce215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8]" office:value-type="string" office:string-value="" calcext:value-type="error">
            <text:p>#NAME?</text:p>
          </table:table-cell>
          <table:table-cell table:style-name="ce211" table:formula="of:=[CPPRAW_Opt.M8]" office:value-type="float" office:value="1048576" calcext:value-type="float">
            <text:p>1.048.576</text:p>
          </table:table-cell>
          <table:table-cell table:style-name="ce215" table:formula="of:=[CPPRAW_Opt.N8]/[CPPCHART_Opt.$A8]" office:value-type="string" office:string-value="" calcext:value-type="error">
            <text:p>#NAME?</text:p>
          </table:table-cell>
          <table:table-cell table:style-name="ce215" table:formula="of:=[CPPRAW_Opt.P8]/[CPPCHART_Opt.$A8]" office:value-type="string" office:string-value="" calcext:value-type="error">
            <text:p>#NAME?</text:p>
          </table:table-cell>
          <table:table-cell table:style-name="ce215" table:formula="of:=[CPPRAW_Opt.U8]/[CPPCHART_Opt.$A8]" office:value-type="string" office:string-value="" calcext:value-type="error">
            <text:p>#NAME?</text:p>
          </table:table-cell>
          <table:table-cell table:style-name="ce215" table:formula="of:=[CPPRAW_Opt.W8]/[CPPCHART_Opt.$A8]" office:value-type="string" office:string-value="" calcext:value-type="error">
            <text:p>#NAME?</text:p>
          </table:table-cell>
          <table:table-cell table:style-name="ce218" table:formula="of:=[CPPRAW_Opt.O8]/[CPPCHART_Opt.$A8]" office:value-type="string" office:string-value="" calcext:value-type="error">
            <text:p>#NAME?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/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style-name="ce215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9]" office:value-type="string" office:string-value="" calcext:value-type="error">
            <text:p>#NAME?</text:p>
          </table:table-cell>
          <table:table-cell table:style-name="ce211" table:formula="of:=[CPPRAW_Opt.M9]" office:value-type="float" office:value="2097152" calcext:value-type="float">
            <text:p>2.097.152</text:p>
          </table:table-cell>
          <table:table-cell table:style-name="ce215" table:formula="of:=[CPPRAW_Opt.N9]/[CPPCHART_Opt.$A9]" office:value-type="string" office:string-value="" calcext:value-type="error">
            <text:p>#NAME?</text:p>
          </table:table-cell>
          <table:table-cell table:style-name="ce215" table:formula="of:=[CPPRAW_Opt.P9]/[CPPCHART_Opt.$A9]" office:value-type="string" office:string-value="" calcext:value-type="error">
            <text:p>#NAME?</text:p>
          </table:table-cell>
          <table:table-cell table:style-name="ce215" table:formula="of:=[CPPRAW_Opt.U9]/[CPPCHART_Opt.$A9]" office:value-type="string" office:string-value="" calcext:value-type="error">
            <text:p>#NAME?</text:p>
          </table:table-cell>
          <table:table-cell table:style-name="ce215" table:formula="of:=[CPPRAW_Opt.W9]/[CPPCHART_Opt.$A9]" office:value-type="string" office:string-value="" calcext:value-type="error">
            <text:p>#NAME?</text:p>
          </table:table-cell>
          <table:table-cell table:style-name="ce218" table:formula="of:=[CPPRAW_Opt.O9]/[CPPCHART_Opt.$A9]" office:value-type="string" office:string-value="" calcext:value-type="error">
            <text:p>#NAME?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/>
          <table:table-cell table:style-name="ce215" table:formula="of:=#REF!/[CPPCHART_Opt.$A9]" office:value-type="string" office:string-value="" calcext:value-type="error">
            <text:p>#REF!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 table:style-name="ce215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10]" office:value-type="string" office:string-value="" calcext:value-type="error">
            <text:p>#NAME?</text:p>
          </table:table-cell>
          <table:table-cell table:style-name="ce211" table:formula="of:=[CPPRAW_Opt.M10]" office:value-type="float" office:value="4194304" calcext:value-type="float">
            <text:p>4.194.304</text:p>
          </table:table-cell>
          <table:table-cell table:style-name="ce215" table:formula="of:=[CPPRAW_Opt.N10]/[CPPCHART_Opt.$A10]" office:value-type="string" office:string-value="" calcext:value-type="error">
            <text:p>#NAME?</text:p>
          </table:table-cell>
          <table:table-cell table:style-name="ce215" table:formula="of:=[CPPRAW_Opt.P10]/[CPPCHART_Opt.$A10]" office:value-type="string" office:string-value="" calcext:value-type="error">
            <text:p>#NAME?</text:p>
          </table:table-cell>
          <table:table-cell table:style-name="ce215" table:formula="of:=[CPPRAW_Opt.U10]/[CPPCHART_Opt.$A10]" office:value-type="string" office:string-value="" calcext:value-type="error">
            <text:p>#NAME?</text:p>
          </table:table-cell>
          <table:table-cell table:style-name="ce215" table:formula="of:=[CPPRAW_Opt.W10]/[CPPCHART_Opt.$A10]" office:value-type="string" office:string-value="" calcext:value-type="error">
            <text:p>#NAME?</text:p>
          </table:table-cell>
          <table:table-cell table:style-name="ce218" table:formula="of:=[CPPRAW_Opt.O10]/[CPPCHART_Opt.$A10]" office:value-type="string" office:string-value="" calcext:value-type="error">
            <text:p>#NAME?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/>
          <table:table-cell table:style-name="ce215" table:formula="of:=#REF!/[CPPCHART_Opt.$A10]" office:value-type="string" office:string-value="" calcext:value-type="error">
            <text:p>#REF!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 table:style-name="ce215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1" table:formula="of:=[CPPRAW_Opt.L11]" office:value-type="string" office:string-value="" calcext:value-type="error">
            <text:p>#NAME?</text:p>
          </table:table-cell>
          <table:table-cell table:style-name="ce211" table:formula="of:=[CPPRAW_Opt.M11]" office:value-type="float" office:value="8388608" calcext:value-type="float">
            <text:p>8.388.608</text:p>
          </table:table-cell>
          <table:table-cell table:style-name="ce215" table:formula="of:=[CPPRAW_Opt.N11]/[CPPCHART_Opt.$A11]" office:value-type="string" office:string-value="" calcext:value-type="error">
            <text:p>#NAME?</text:p>
          </table:table-cell>
          <table:table-cell table:style-name="ce215" table:formula="of:=[CPPRAW_Opt.P11]/[CPPCHART_Opt.$A11]" office:value-type="string" office:string-value="" calcext:value-type="error">
            <text:p>#NAME?</text:p>
          </table:table-cell>
          <table:table-cell table:style-name="ce215" table:formula="of:=[CPPRAW_Opt.U11]/[CPPCHART_Opt.$A11]" office:value-type="string" office:string-value="" calcext:value-type="error">
            <text:p>#NAME?</text:p>
          </table:table-cell>
          <table:table-cell table:style-name="ce215" table:formula="of:=[CPPRAW_Opt.W11]/[CPPCHART_Opt.$A11]" office:value-type="string" office:string-value="" calcext:value-type="error">
            <text:p>#NAME?</text:p>
          </table:table-cell>
          <table:table-cell table:style-name="ce218" table:formula="of:=[CPPRAW_Opt.O11]/[CPPCHART_Opt.$A11]" office:value-type="string" office:string-value="" calcext:value-type="error">
            <text:p>#NAME?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/>
          <table:table-cell table:style-name="ce215" table:formula="of:=#REF!/[CPPCHART_Opt.$A11]" office:value-type="string" office:string-value="" calcext:value-type="error">
            <text:p>#REF!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 table:style-name="ce215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93"/>
          <table:table-cell table:style-name="ce212" table:formula="of:=[CPPCHART_Opt.B1]" office:value-type="string" office:string-value="n" calcext:value-type="string">
            <text:p>n</text:p>
          </table:table-cell>
          <table:table-cell table:style-name="ce212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11" table:number-columns-repeated="2"/>
          <table:table-cell table:style-name="ce212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219"/>
          <table:table-cell table:style-name="ce11"/>
          <table:table-cell table:style-name="ce212" table:formula="of:=[CPPCHART_Opt.E1]" office:value-type="string" office:string-value="mult_big_vector_hot_64_32" calcext:value-type="string">
            <text:p>mult_big_vector_hot_64_32</text:p>
          </table:table-cell>
          <table:table-cell table:style-name="ce11" table:number-columns-repeated="2"/>
          <table:table-cell table:style-name="ce212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11" table:number-columns-repeated="1008"/>
        </table:table-row>
        <table:table-row table:style-name="ro1">
          <table:table-cell/>
          <table:table-cell table:style-name="ce213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216" table:formula="of:=[CPPCHART_Opt.C2]" office:value-type="string" office:string-value="" calcext:value-type="error">
            <text:p>#NAME?</text:p>
          </table:table-cell>
          <table:table-cell table:style-name="ce216" table:formula="of:=[CPPCHART_Opt.$C2]-[CPPCHART_Opt.$G2]" office:value-type="string" office:string-value="" calcext:value-type="error">
            <text:p>#NAME?</text:p>
          </table:table-cell>
          <table:table-cell table:style-name="ce216" table:formula="of:=[CPPCHART_Opt.$C2]+[CPPCHART_Opt.$G2]" office:value-type="string" office:string-value="" calcext:value-type="error">
            <text:p>#NAME?</text:p>
          </table:table-cell>
          <table:table-cell table:style-name="ce216" table:formula="of:=[CPPCHART_Opt.D2]" office:value-type="string" office:string-value="" calcext:value-type="error">
            <text:p>#NAME?</text:p>
          </table:table-cell>
          <table:table-cell table:style-name="ce216" table:formula="of:=[CPPCHART_Opt.$D2]-[CPPCHART_Opt.$H2]" office:value-type="string" office:string-value="" calcext:value-type="error">
            <text:p>#NAME?</text:p>
          </table:table-cell>
          <table:table-cell table:style-name="ce216" table:formula="of:=[CPPCHART_Opt.$D2]+[CPPCHART_Opt.$H2]" office:value-type="string" office:string-value="" calcext:value-type="error">
            <text:p>#NAME?</text:p>
          </table:table-cell>
          <table:table-cell table:style-name="ce212" table:formula="of:=[CPPCHART_Opt.E2]" office:value-type="string" office:string-value="" calcext:value-type="error">
            <text:p>#NAME?</text:p>
          </table:table-cell>
          <table:table-cell table:style-name="ce216" table:formula="of:=[CPPCHART_Opt.$E2]-[CPPCHART_Opt.$I2]" office:value-type="string" office:string-value="" calcext:value-type="error">
            <text:p>#NAME?</text:p>
          </table:table-cell>
          <table:table-cell table:style-name="ce216" table:formula="of:=[CPPCHART_Opt.$E2]+[CPPCHART_Opt.$I2]" office:value-type="string" office:string-value="" calcext:value-type="error">
            <text:p>#NAME?</text:p>
          </table:table-cell>
          <table:table-cell table:style-name="ce212" table:formula="of:=[CPPCHART_Opt.F2]" office:value-type="string" office:string-value="" calcext:value-type="error">
            <text:p>#NAME?</text:p>
          </table:table-cell>
          <table:table-cell table:style-name="ce216" table:formula="of:=[CPPCHART_Opt.$F2]-[CPPCHART_Opt.$J2]" office:value-type="string" office:string-value="" calcext:value-type="error">
            <text:p>#NAME?</text:p>
          </table:table-cell>
          <table:table-cell table:style-name="ce216" table:formula="of:=[CPPCHART_Opt.$F2]+[CPPCHART_Opt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216" table:formula="of:=[CPPCHART_Opt.C3]" office:value-type="string" office:string-value="" calcext:value-type="error">
            <text:p>#NAME?</text:p>
          </table:table-cell>
          <table:table-cell table:style-name="ce216" table:formula="of:=[CPPCHART_Opt.$C3]-[CPPCHART_Opt.$G3]" office:value-type="string" office:string-value="" calcext:value-type="error">
            <text:p>#NAME?</text:p>
          </table:table-cell>
          <table:table-cell table:style-name="ce216" table:formula="of:=[CPPCHART_Opt.$C3]+[CPPCHART_Opt.$G3]" office:value-type="string" office:string-value="" calcext:value-type="error">
            <text:p>#NAME?</text:p>
          </table:table-cell>
          <table:table-cell table:style-name="ce216" table:formula="of:=[CPPCHART_Opt.D3]" office:value-type="string" office:string-value="" calcext:value-type="error">
            <text:p>#NAME?</text:p>
          </table:table-cell>
          <table:table-cell table:style-name="ce216" table:formula="of:=[CPPCHART_Opt.$D3]-[CPPCHART_Opt.$H3]" office:value-type="string" office:string-value="" calcext:value-type="error">
            <text:p>#NAME?</text:p>
          </table:table-cell>
          <table:table-cell table:style-name="ce216" table:formula="of:=[CPPCHART_Opt.$D3]+[CPPCHART_Opt.$H3]" office:value-type="string" office:string-value="" calcext:value-type="error">
            <text:p>#NAME?</text:p>
          </table:table-cell>
          <table:table-cell table:style-name="ce212" table:formula="of:=[CPPCHART_Opt.E3]" office:value-type="string" office:string-value="" calcext:value-type="error">
            <text:p>#NAME?</text:p>
          </table:table-cell>
          <table:table-cell table:style-name="ce216" table:formula="of:=[CPPCHART_Opt.$E3]-[CPPCHART_Opt.$I3]" office:value-type="string" office:string-value="" calcext:value-type="error">
            <text:p>#NAME?</text:p>
          </table:table-cell>
          <table:table-cell table:style-name="ce216" table:formula="of:=[CPPCHART_Opt.$E3]+[CPPCHART_Opt.$I3]" office:value-type="string" office:string-value="" calcext:value-type="error">
            <text:p>#NAME?</text:p>
          </table:table-cell>
          <table:table-cell table:style-name="ce212" table:formula="of:=[CPPCHART_Opt.F3]" office:value-type="string" office:string-value="" calcext:value-type="error">
            <text:p>#NAME?</text:p>
          </table:table-cell>
          <table:table-cell table:style-name="ce216" table:formula="of:=[CPPCHART_Opt.$F3]-[CPPCHART_Opt.$J3]" office:value-type="string" office:string-value="" calcext:value-type="error">
            <text:p>#NAME?</text:p>
          </table:table-cell>
          <table:table-cell table:style-name="ce216" table:formula="of:=[CPPCHART_Opt.$F3]+[CPPCHART_Opt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216" table:formula="of:=[CPPCHART_Opt.C4]" office:value-type="string" office:string-value="" calcext:value-type="error">
            <text:p>#NAME?</text:p>
          </table:table-cell>
          <table:table-cell table:style-name="ce216" table:formula="of:=[CPPCHART_Opt.$C4]-[CPPCHART_Opt.$G4]" office:value-type="string" office:string-value="" calcext:value-type="error">
            <text:p>#NAME?</text:p>
          </table:table-cell>
          <table:table-cell table:style-name="ce216" table:formula="of:=[CPPCHART_Opt.$C4]+[CPPCHART_Opt.$G4]" office:value-type="string" office:string-value="" calcext:value-type="error">
            <text:p>#NAME?</text:p>
          </table:table-cell>
          <table:table-cell table:style-name="ce216" table:formula="of:=[CPPCHART_Opt.D4]" office:value-type="string" office:string-value="" calcext:value-type="error">
            <text:p>#NAME?</text:p>
          </table:table-cell>
          <table:table-cell table:style-name="ce216" table:formula="of:=[CPPCHART_Opt.$D4]-[CPPCHART_Opt.$H4]" office:value-type="string" office:string-value="" calcext:value-type="error">
            <text:p>#NAME?</text:p>
          </table:table-cell>
          <table:table-cell table:style-name="ce216" table:formula="of:=[CPPCHART_Opt.$D4]+[CPPCHART_Opt.$H4]" office:value-type="string" office:string-value="" calcext:value-type="error">
            <text:p>#NAME?</text:p>
          </table:table-cell>
          <table:table-cell table:style-name="ce212" table:formula="of:=[CPPCHART_Opt.E4]" office:value-type="string" office:string-value="" calcext:value-type="error">
            <text:p>#NAME?</text:p>
          </table:table-cell>
          <table:table-cell table:style-name="ce216" table:formula="of:=[CPPCHART_Opt.$E4]-[CPPCHART_Opt.$I4]" office:value-type="string" office:string-value="" calcext:value-type="error">
            <text:p>#NAME?</text:p>
          </table:table-cell>
          <table:table-cell table:style-name="ce216" table:formula="of:=[CPPCHART_Opt.$E4]+[CPPCHART_Opt.$I4]" office:value-type="string" office:string-value="" calcext:value-type="error">
            <text:p>#NAME?</text:p>
          </table:table-cell>
          <table:table-cell table:style-name="ce212" table:formula="of:=[CPPCHART_Opt.F4]" office:value-type="string" office:string-value="" calcext:value-type="error">
            <text:p>#NAME?</text:p>
          </table:table-cell>
          <table:table-cell table:style-name="ce216" table:formula="of:=[CPPCHART_Opt.$F4]-[CPPCHART_Opt.$J4]" office:value-type="string" office:string-value="" calcext:value-type="error">
            <text:p>#NAME?</text:p>
          </table:table-cell>
          <table:table-cell table:style-name="ce216" table:formula="of:=[CPPCHART_Opt.$F4]+[CPPCHART_Opt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216" table:formula="of:=[CPPCHART_Opt.C5]" office:value-type="string" office:string-value="" calcext:value-type="error">
            <text:p>#NAME?</text:p>
          </table:table-cell>
          <table:table-cell table:style-name="ce216" table:formula="of:=[CPPCHART_Opt.$C5]-[CPPCHART_Opt.$G5]" office:value-type="string" office:string-value="" calcext:value-type="error">
            <text:p>#NAME?</text:p>
          </table:table-cell>
          <table:table-cell table:style-name="ce216" table:formula="of:=[CPPCHART_Opt.$C5]+[CPPCHART_Opt.$G5]" office:value-type="string" office:string-value="" calcext:value-type="error">
            <text:p>#NAME?</text:p>
          </table:table-cell>
          <table:table-cell table:style-name="ce216" table:formula="of:=[CPPCHART_Opt.D5]" office:value-type="string" office:string-value="" calcext:value-type="error">
            <text:p>#NAME?</text:p>
          </table:table-cell>
          <table:table-cell table:style-name="ce216" table:formula="of:=[CPPCHART_Opt.$D5]-[CPPCHART_Opt.$H5]" office:value-type="string" office:string-value="" calcext:value-type="error">
            <text:p>#NAME?</text:p>
          </table:table-cell>
          <table:table-cell table:style-name="ce216" table:formula="of:=[CPPCHART_Opt.$D5]+[CPPCHART_Opt.$H5]" office:value-type="string" office:string-value="" calcext:value-type="error">
            <text:p>#NAME?</text:p>
          </table:table-cell>
          <table:table-cell table:style-name="ce212" table:formula="of:=[CPPCHART_Opt.E5]" office:value-type="string" office:string-value="" calcext:value-type="error">
            <text:p>#NAME?</text:p>
          </table:table-cell>
          <table:table-cell table:style-name="ce216" table:formula="of:=[CPPCHART_Opt.$E5]-[CPPCHART_Opt.$I5]" office:value-type="string" office:string-value="" calcext:value-type="error">
            <text:p>#NAME?</text:p>
          </table:table-cell>
          <table:table-cell table:style-name="ce216" table:formula="of:=[CPPCHART_Opt.$E5]+[CPPCHART_Opt.$I5]" office:value-type="string" office:string-value="" calcext:value-type="error">
            <text:p>#NAME?</text:p>
          </table:table-cell>
          <table:table-cell table:style-name="ce212" table:formula="of:=[CPPCHART_Opt.F5]" office:value-type="string" office:string-value="" calcext:value-type="error">
            <text:p>#NAME?</text:p>
          </table:table-cell>
          <table:table-cell table:style-name="ce216" table:formula="of:=[CPPCHART_Opt.$F5]-[CPPCHART_Opt.$J5]" office:value-type="string" office:string-value="" calcext:value-type="error">
            <text:p>#NAME?</text:p>
          </table:table-cell>
          <table:table-cell table:style-name="ce216" table:formula="of:=[CPPCHART_Opt.$F5]+[CPPCHART_Opt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216" table:formula="of:=[CPPCHART_Opt.C6]" office:value-type="string" office:string-value="" calcext:value-type="error">
            <text:p>#NAME?</text:p>
          </table:table-cell>
          <table:table-cell table:style-name="ce216" table:formula="of:=[CPPCHART_Opt.$C6]-[CPPCHART_Opt.$G6]" office:value-type="string" office:string-value="" calcext:value-type="error">
            <text:p>#NAME?</text:p>
          </table:table-cell>
          <table:table-cell table:style-name="ce216" table:formula="of:=[CPPCHART_Opt.$C6]+[CPPCHART_Opt.$G6]" office:value-type="string" office:string-value="" calcext:value-type="error">
            <text:p>#NAME?</text:p>
          </table:table-cell>
          <table:table-cell table:style-name="ce216" table:formula="of:=[CPPCHART_Opt.D6]" office:value-type="string" office:string-value="" calcext:value-type="error">
            <text:p>#NAME?</text:p>
          </table:table-cell>
          <table:table-cell table:style-name="ce216" table:formula="of:=[CPPCHART_Opt.$D6]-[CPPCHART_Opt.$H6]" office:value-type="string" office:string-value="" calcext:value-type="error">
            <text:p>#NAME?</text:p>
          </table:table-cell>
          <table:table-cell table:style-name="ce216" table:formula="of:=[CPPCHART_Opt.$D6]+[CPPCHART_Opt.$H6]" office:value-type="string" office:string-value="" calcext:value-type="error">
            <text:p>#NAME?</text:p>
          </table:table-cell>
          <table:table-cell table:style-name="ce212" table:formula="of:=[CPPCHART_Opt.E6]" office:value-type="string" office:string-value="" calcext:value-type="error">
            <text:p>#NAME?</text:p>
          </table:table-cell>
          <table:table-cell table:style-name="ce216" table:formula="of:=[CPPCHART_Opt.$E6]-[CPPCHART_Opt.$I6]" office:value-type="string" office:string-value="" calcext:value-type="error">
            <text:p>#NAME?</text:p>
          </table:table-cell>
          <table:table-cell table:style-name="ce216" table:formula="of:=[CPPCHART_Opt.$E6]+[CPPCHART_Opt.$I6]" office:value-type="string" office:string-value="" calcext:value-type="error">
            <text:p>#NAME?</text:p>
          </table:table-cell>
          <table:table-cell table:style-name="ce212" table:formula="of:=[CPPCHART_Opt.F6]" office:value-type="string" office:string-value="" calcext:value-type="error">
            <text:p>#NAME?</text:p>
          </table:table-cell>
          <table:table-cell table:style-name="ce216" table:formula="of:=[CPPCHART_Opt.$F6]-[CPPCHART_Opt.$J6]" office:value-type="string" office:string-value="" calcext:value-type="error">
            <text:p>#NAME?</text:p>
          </table:table-cell>
          <table:table-cell table:style-name="ce216" table:formula="of:=[CPPCHART_Opt.$F6]+[CPPCHART_Opt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216" table:formula="of:=[CPPCHART_Opt.C7]" office:value-type="string" office:string-value="" calcext:value-type="error">
            <text:p>#NAME?</text:p>
          </table:table-cell>
          <table:table-cell table:style-name="ce216" table:formula="of:=[CPPCHART_Opt.$C7]-[CPPCHART_Opt.$G7]" office:value-type="string" office:string-value="" calcext:value-type="error">
            <text:p>#NAME?</text:p>
          </table:table-cell>
          <table:table-cell table:style-name="ce216" table:formula="of:=[CPPCHART_Opt.$C7]+[CPPCHART_Opt.$G7]" office:value-type="string" office:string-value="" calcext:value-type="error">
            <text:p>#NAME?</text:p>
          </table:table-cell>
          <table:table-cell table:style-name="ce216" table:formula="of:=[CPPCHART_Opt.D7]" office:value-type="string" office:string-value="" calcext:value-type="error">
            <text:p>#NAME?</text:p>
          </table:table-cell>
          <table:table-cell table:style-name="ce216" table:formula="of:=[CPPCHART_Opt.$D7]-[CPPCHART_Opt.$H7]" office:value-type="string" office:string-value="" calcext:value-type="error">
            <text:p>#NAME?</text:p>
          </table:table-cell>
          <table:table-cell table:style-name="ce216" table:formula="of:=[CPPCHART_Opt.$D7]+[CPPCHART_Opt.$H7]" office:value-type="string" office:string-value="" calcext:value-type="error">
            <text:p>#NAME?</text:p>
          </table:table-cell>
          <table:table-cell table:style-name="ce212" table:formula="of:=[CPPCHART_Opt.E7]" office:value-type="string" office:string-value="" calcext:value-type="error">
            <text:p>#NAME?</text:p>
          </table:table-cell>
          <table:table-cell table:style-name="ce216" table:formula="of:=[CPPCHART_Opt.$E7]-[CPPCHART_Opt.$I7]" office:value-type="string" office:string-value="" calcext:value-type="error">
            <text:p>#NAME?</text:p>
          </table:table-cell>
          <table:table-cell table:style-name="ce216" table:formula="of:=[CPPCHART_Opt.$E7]+[CPPCHART_Opt.$I7]" office:value-type="string" office:string-value="" calcext:value-type="error">
            <text:p>#NAME?</text:p>
          </table:table-cell>
          <table:table-cell table:style-name="ce212" table:formula="of:=[CPPCHART_Opt.F7]" office:value-type="string" office:string-value="" calcext:value-type="error">
            <text:p>#NAME?</text:p>
          </table:table-cell>
          <table:table-cell table:style-name="ce216" table:formula="of:=[CPPCHART_Opt.$F7]-[CPPCHART_Opt.$J7]" office:value-type="string" office:string-value="" calcext:value-type="error">
            <text:p>#NAME?</text:p>
          </table:table-cell>
          <table:table-cell table:style-name="ce216" table:formula="of:=[CPPCHART_Opt.$F7]+[CPPCHART_Opt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216" table:formula="of:=[CPPCHART_Opt.C8]" office:value-type="string" office:string-value="" calcext:value-type="error">
            <text:p>#NAME?</text:p>
          </table:table-cell>
          <table:table-cell table:style-name="ce216" table:formula="of:=[CPPCHART_Opt.$C8]-[CPPCHART_Opt.$G8]" office:value-type="string" office:string-value="" calcext:value-type="error">
            <text:p>#NAME?</text:p>
          </table:table-cell>
          <table:table-cell table:style-name="ce216" table:formula="of:=[CPPCHART_Opt.$C8]+[CPPCHART_Opt.$G8]" office:value-type="string" office:string-value="" calcext:value-type="error">
            <text:p>#NAME?</text:p>
          </table:table-cell>
          <table:table-cell table:style-name="ce216" table:formula="of:=[CPPCHART_Opt.D8]" office:value-type="string" office:string-value="" calcext:value-type="error">
            <text:p>#NAME?</text:p>
          </table:table-cell>
          <table:table-cell table:style-name="ce216" table:formula="of:=[CPPCHART_Opt.$D8]-[CPPCHART_Opt.$H8]" office:value-type="string" office:string-value="" calcext:value-type="error">
            <text:p>#NAME?</text:p>
          </table:table-cell>
          <table:table-cell table:style-name="ce216" table:formula="of:=[CPPCHART_Opt.$D8]+[CPPCHART_Opt.$H8]" office:value-type="string" office:string-value="" calcext:value-type="error">
            <text:p>#NAME?</text:p>
          </table:table-cell>
          <table:table-cell table:style-name="ce212" table:formula="of:=[CPPCHART_Opt.E8]" office:value-type="string" office:string-value="" calcext:value-type="error">
            <text:p>#NAME?</text:p>
          </table:table-cell>
          <table:table-cell table:style-name="ce216" table:formula="of:=[CPPCHART_Opt.$E8]-[CPPCHART_Opt.$I8]" office:value-type="string" office:string-value="" calcext:value-type="error">
            <text:p>#NAME?</text:p>
          </table:table-cell>
          <table:table-cell table:style-name="ce216" table:formula="of:=[CPPCHART_Opt.$E8]+[CPPCHART_Opt.$I8]" office:value-type="string" office:string-value="" calcext:value-type="error">
            <text:p>#NAME?</text:p>
          </table:table-cell>
          <table:table-cell table:style-name="ce212" table:formula="of:=[CPPCHART_Opt.F8]" office:value-type="string" office:string-value="" calcext:value-type="error">
            <text:p>#NAME?</text:p>
          </table:table-cell>
          <table:table-cell table:style-name="ce216" table:formula="of:=[CPPCHART_Opt.$F8]-[CPPCHART_Opt.$J8]" office:value-type="string" office:string-value="" calcext:value-type="error">
            <text:p>#NAME?</text:p>
          </table:table-cell>
          <table:table-cell table:style-name="ce216" table:formula="of:=[CPPCHART_Opt.$F8]+[CPPCHART_Opt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216" table:formula="of:=[CPPCHART_Opt.C9]" office:value-type="string" office:string-value="" calcext:value-type="error">
            <text:p>#NAME?</text:p>
          </table:table-cell>
          <table:table-cell table:style-name="ce216" table:formula="of:=[CPPCHART_Opt.$C9]-[CPPCHART_Opt.$G9]" office:value-type="string" office:string-value="" calcext:value-type="error">
            <text:p>#NAME?</text:p>
          </table:table-cell>
          <table:table-cell table:style-name="ce216" table:formula="of:=[CPPCHART_Opt.$C9]+[CPPCHART_Opt.$G9]" office:value-type="string" office:string-value="" calcext:value-type="error">
            <text:p>#NAME?</text:p>
          </table:table-cell>
          <table:table-cell table:style-name="ce216" table:formula="of:=[CPPCHART_Opt.D9]" office:value-type="string" office:string-value="" calcext:value-type="error">
            <text:p>#NAME?</text:p>
          </table:table-cell>
          <table:table-cell table:style-name="ce216" table:formula="of:=[CPPCHART_Opt.$D9]-[CPPCHART_Opt.$H9]" office:value-type="string" office:string-value="" calcext:value-type="error">
            <text:p>#NAME?</text:p>
          </table:table-cell>
          <table:table-cell table:style-name="ce216" table:formula="of:=[CPPCHART_Opt.$D9]+[CPPCHART_Opt.$H9]" office:value-type="string" office:string-value="" calcext:value-type="error">
            <text:p>#NAME?</text:p>
          </table:table-cell>
          <table:table-cell table:style-name="ce212" table:formula="of:=[CPPCHART_Opt.E9]" office:value-type="string" office:string-value="" calcext:value-type="error">
            <text:p>#NAME?</text:p>
          </table:table-cell>
          <table:table-cell table:style-name="ce216" table:formula="of:=[CPPCHART_Opt.$E9]-[CPPCHART_Opt.$I9]" office:value-type="string" office:string-value="" calcext:value-type="error">
            <text:p>#NAME?</text:p>
          </table:table-cell>
          <table:table-cell table:style-name="ce216" table:formula="of:=[CPPCHART_Opt.$E9]+[CPPCHART_Opt.$I9]" office:value-type="string" office:string-value="" calcext:value-type="error">
            <text:p>#NAME?</text:p>
          </table:table-cell>
          <table:table-cell table:style-name="ce212" table:formula="of:=[CPPCHART_Opt.F9]" office:value-type="string" office:string-value="" calcext:value-type="error">
            <text:p>#NAME?</text:p>
          </table:table-cell>
          <table:table-cell table:style-name="ce216" table:formula="of:=[CPPCHART_Opt.$F9]-[CPPCHART_Opt.$J9]" office:value-type="string" office:string-value="" calcext:value-type="error">
            <text:p>#NAME?</text:p>
          </table:table-cell>
          <table:table-cell table:style-name="ce216" table:formula="of:=[CPPCHART_Opt.$F9]+[CPPCHART_Opt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216" table:formula="of:=[CPPCHART_Opt.C10]" office:value-type="string" office:string-value="" calcext:value-type="error">
            <text:p>#NAME?</text:p>
          </table:table-cell>
          <table:table-cell table:style-name="ce216" table:formula="of:=[CPPCHART_Opt.$C10]-[CPPCHART_Opt.$G10]" office:value-type="string" office:string-value="" calcext:value-type="error">
            <text:p>#NAME?</text:p>
          </table:table-cell>
          <table:table-cell table:style-name="ce216" table:formula="of:=[CPPCHART_Opt.$C10]+[CPPCHART_Opt.$G10]" office:value-type="string" office:string-value="" calcext:value-type="error">
            <text:p>#NAME?</text:p>
          </table:table-cell>
          <table:table-cell table:style-name="ce216" table:formula="of:=[CPPCHART_Opt.D10]" office:value-type="string" office:string-value="" calcext:value-type="error">
            <text:p>#NAME?</text:p>
          </table:table-cell>
          <table:table-cell table:style-name="ce216" table:formula="of:=[CPPCHART_Opt.$D10]-[CPPCHART_Opt.$H10]" office:value-type="string" office:string-value="" calcext:value-type="error">
            <text:p>#NAME?</text:p>
          </table:table-cell>
          <table:table-cell table:style-name="ce216" table:formula="of:=[CPPCHART_Opt.$D10]+[CPPCHART_Opt.$H10]" office:value-type="string" office:string-value="" calcext:value-type="error">
            <text:p>#NAME?</text:p>
          </table:table-cell>
          <table:table-cell table:style-name="ce212" table:formula="of:=[CPPCHART_Opt.E10]" office:value-type="string" office:string-value="" calcext:value-type="error">
            <text:p>#NAME?</text:p>
          </table:table-cell>
          <table:table-cell table:style-name="ce216" table:formula="of:=[CPPCHART_Opt.$E10]-[CPPCHART_Opt.$I10]" office:value-type="string" office:string-value="" calcext:value-type="error">
            <text:p>#NAME?</text:p>
          </table:table-cell>
          <table:table-cell table:style-name="ce216" table:formula="of:=[CPPCHART_Opt.$E10]+[CPPCHART_Opt.$I10]" office:value-type="string" office:string-value="" calcext:value-type="error">
            <text:p>#NAME?</text:p>
          </table:table-cell>
          <table:table-cell table:style-name="ce212" table:formula="of:=[CPPCHART_Opt.F10]" office:value-type="string" office:string-value="" calcext:value-type="error">
            <text:p>#NAME?</text:p>
          </table:table-cell>
          <table:table-cell table:style-name="ce216" table:formula="of:=[CPPCHART_Opt.$F10]-[CPPCHART_Opt.$J10]" office:value-type="string" office:string-value="" calcext:value-type="error">
            <text:p>#NAME?</text:p>
          </table:table-cell>
          <table:table-cell table:style-name="ce216" table:formula="of:=[CPPCHART_Opt.$F10]+[CPPCHART_Opt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13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216" table:formula="of:=[CPPCHART_Opt.C11]" office:value-type="string" office:string-value="" calcext:value-type="error">
            <text:p>#NAME?</text:p>
          </table:table-cell>
          <table:table-cell table:style-name="ce216" table:formula="of:=[CPPCHART_Opt.$C11]-[CPPCHART_Opt.$G11]" office:value-type="string" office:string-value="" calcext:value-type="error">
            <text:p>#NAME?</text:p>
          </table:table-cell>
          <table:table-cell table:style-name="ce216" table:formula="of:=[CPPCHART_Opt.$C11]+[CPPCHART_Opt.$G11]" office:value-type="string" office:string-value="" calcext:value-type="error">
            <text:p>#NAME?</text:p>
          </table:table-cell>
          <table:table-cell table:style-name="ce216" table:formula="of:=[CPPCHART_Opt.D11]" office:value-type="string" office:string-value="" calcext:value-type="error">
            <text:p>#NAME?</text:p>
          </table:table-cell>
          <table:table-cell table:style-name="ce216" table:formula="of:=[CPPCHART_Opt.$D11]-[CPPCHART_Opt.$H11]" office:value-type="string" office:string-value="" calcext:value-type="error">
            <text:p>#NAME?</text:p>
          </table:table-cell>
          <table:table-cell table:style-name="ce216" table:formula="of:=[CPPCHART_Opt.$D11]+[CPPCHART_Opt.$H11]" office:value-type="string" office:string-value="" calcext:value-type="error">
            <text:p>#NAME?</text:p>
          </table:table-cell>
          <table:table-cell table:style-name="ce212" table:formula="of:=[CPPCHART_Opt.E11]" office:value-type="string" office:string-value="" calcext:value-type="error">
            <text:p>#NAME?</text:p>
          </table:table-cell>
          <table:table-cell table:style-name="ce216" table:formula="of:=[CPPCHART_Opt.$E11]-[CPPCHART_Opt.$I11]" office:value-type="string" office:string-value="" calcext:value-type="error">
            <text:p>#NAME?</text:p>
          </table:table-cell>
          <table:table-cell table:style-name="ce216" table:formula="of:=[CPPCHART_Opt.$E11]+[CPPCHART_Opt.$I11]" office:value-type="string" office:string-value="" calcext:value-type="error">
            <text:p>#NAME?</text:p>
          </table:table-cell>
          <table:table-cell table:style-name="ce212" table:formula="of:=[CPPCHART_Opt.F11]" office:value-type="string" office:string-value="" calcext:value-type="error">
            <text:p>#NAME?</text:p>
          </table:table-cell>
          <table:table-cell table:style-name="ce216" table:formula="of:=[CPPCHART_Opt.$F11]-[CPPCHART_Opt.$J11]" office:value-type="string" office:string-value="" calcext:value-type="error">
            <text:p>#NAME?</text:p>
          </table:table-cell>
          <table:table-cell table:style-name="ce216" table:formula="of:=[CPPCHART_Opt.$F11]+[CPPCHART_Opt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1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16.006cm" svg:height="8.987cm" svg:x="5.986cm" svg:y="15.439cm">
            <draw:object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7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ce8"/>
        <table:table-column table:style-name="co48" table:default-cell-style-name="ce8"/>
        <table:table-column table:style-name="co24" table:default-cell-style-name="ce8"/>
        <table:table-column table:style-name="co22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8"/>
        <table:table-column table:style-name="co21" table:default-cell-style-name="ce8"/>
        <table:table-column table:style-name="co21" table:default-cell-style-name="Default"/>
        <table:table-row table:style-name="ro1">
          <table:table-cell table:style-name="ce220" office:value-type="string" calcext:value-type="string" table:number-columns-spanned="1" table:number-rows-spanned="4">
            <text:p># elem</text:p>
            <text:p>(real)</text:p>
          </table:table-cell>
          <table:table-cell table:style-name="ce220" office:value-type="string" calcext:value-type="string" table:number-columns-spanned="4" table:number-rows-spanned="1">
            <text:p>Python</text:p>
          </table:table-cell>
          <table:covered-table-cell table:number-columns-repeated="3" table:style-name="ce221"/>
          <table:table-cell table:style-name="ce220" office:value-type="string" calcext:value-type="string" table:number-columns-spanned="1" table:number-rows-spanned="4">
            <text:p># elem</text:p>
            <text:p>(real)</text:p>
          </table:table-cell>
          <table:table-cell table:style-name="ce220" office:value-type="string" calcext:value-type="string" table:number-columns-spanned="4" table:number-rows-spanned="1">
            <text:p>C++</text:p>
          </table:table-cell>
          <table:covered-table-cell table:number-columns-repeated="3" table:style-name="ce222"/>
          <table:table-cell table:style-name="ce90"/>
          <table:table-cell table:style-name="ce220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220"/>
          <table:table-cell table:style-name="ce220" office:value-type="string" calcext:value-type="string" table:number-columns-spanned="4" table:number-rows-spanned="1">
            <text:p>Windows</text:p>
          </table:table-cell>
          <table:covered-table-cell table:number-columns-repeated="3" table:style-name="ce221"/>
          <table:covered-table-cell table:style-name="ce220"/>
          <table:table-cell table:style-name="ce220" office:value-type="string" calcext:value-type="string" table:number-columns-spanned="4" table:number-rows-spanned="1">
            <text:p>Windows</text:p>
          </table:table-cell>
          <table:covered-table-cell table:number-columns-repeated="3" table:style-name="ce222"/>
          <table:table-cell table:style-name="ce90"/>
          <table:table-cell table:style-name="ce220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220"/>
          <table:table-cell table:style-name="ce220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221"/>
          <table:covered-table-cell table:style-name="ce220"/>
          <table:table-cell table:style-name="ce220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222"/>
          <table:table-cell table:style-name="ce90"/>
          <table:table-cell table:style-name="ce220" office:value-type="string" calcext:value-type="string" table:number-columns-spanned="1" table:number-rows-spanned="2">
            <text:p>Python μ / C++ μ</text:p>
          </table:table-cell>
          <table:table-cell table:style-name="ce220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221"/>
          <table:table-cell table:style-name="ce221" office:value-type="string" calcext:value-type="string">
            <text:p>μ</text:p>
          </table:table-cell>
          <table:table-cell table:style-name="ce221" office:value-type="string" calcext:value-type="string">
            <text:p>σ</text:p>
          </table:table-cell>
          <table:table-cell table:style-name="ce221" office:value-type="string" calcext:value-type="string">
            <text:p>μ / σ</text:p>
          </table:table-cell>
          <table:table-cell table:style-name="ce221" office:value-type="string" calcext:value-type="string">
            <text:p>μ / μ ant</text:p>
          </table:table-cell>
          <table:covered-table-cell table:style-name="ce221"/>
          <table:table-cell table:style-name="ce221" office:value-type="string" calcext:value-type="string">
            <text:p>μ</text:p>
          </table:table-cell>
          <table:table-cell table:style-name="ce221" office:value-type="string" calcext:value-type="string">
            <text:p>σ</text:p>
          </table:table-cell>
          <table:table-cell table:style-name="ce221" office:value-type="string" calcext:value-type="string">
            <text:p>μ / σ</text:p>
          </table:table-cell>
          <table:table-cell table:style-name="ce221" office:value-type="string" calcext:value-type="string">
            <text:p>μ / μ ant</text:p>
          </table:table-cell>
          <table:table-cell table:style-name="ce90"/>
          <table:covered-table-cell table:style-name="ce221"/>
          <table:covered-table-cell/>
          <table:table-cell/>
        </table:table-row>
        <table:table-row table:style-name="ro1">
          <table:table-cell table:style-name="ce55" office:value-type="float" office:value="13108" calcext:value-type="float">
            <text:p>13.108</text:p>
          </table:table-cell>
          <table:table-cell table:style-name="ce87" office:value-type="float" office:value="5839446.63416667" calcext:value-type="float">
            <text:p>5.839.446,63</text:p>
          </table:table-cell>
          <table:table-cell table:style-name="ce87" office:value-type="float" office:value="583030.383838647" calcext:value-type="float">
            <text:p>583.030,38</text:p>
          </table:table-cell>
          <table:table-cell table:style-name="ce89" table:formula="of:=[.B5]/[.C5]" office:value-type="float" office:value="10.0156815082603" calcext:value-type="float">
            <text:p>10,02</text:p>
          </table:table-cell>
          <table:table-cell table:style-name="ce89"/>
          <table:table-cell table:style-name="ce55" office:value-type="float" office:value="13108" calcext:value-type="float">
            <text:p>13.108</text:p>
          </table:table-cell>
          <table:table-cell table:style-name="ce87" office:value-type="float" office:value="98637.69375" calcext:value-type="float">
            <text:p>98.637,69</text:p>
          </table:table-cell>
          <table:table-cell table:style-name="ce87" office:value-type="float" office:value="10424.7729998107" calcext:value-type="float">
            <text:p>10.424,77</text:p>
          </table:table-cell>
          <table:table-cell table:style-name="ce89" table:formula="of:=[.G5]/[.H5]" office:value-type="float" office:value="9.46185530867589" calcext:value-type="float">
            <text:p>9,46</text:p>
          </table:table-cell>
          <table:table-cell table:style-name="ce222"/>
          <table:table-cell table:style-name="ce90"/>
          <table:table-cell table:style-name="ce89" table:formula="of:=[.B5]/[.G5]" office:value-type="float" office:value="59.200964784993" calcext:value-type="float">
            <text:p>59,20</text:p>
          </table:table-cell>
          <table:table-cell table:style-name="ce89" office:value-type="float" office:value="57.9021954556998" calcext:value-type="float">
            <text:p>57,90</text:p>
          </table:table-cell>
          <table:table-cell/>
        </table:table-row>
        <table:table-row table:style-name="ro1">
          <table:table-cell table:style-name="ce55" office:value-type="float" office:value="26215" calcext:value-type="float">
            <text:p>26.215</text:p>
          </table:table-cell>
          <table:table-cell table:style-name="ce87" office:value-type="float" office:value="11895540.1608333" calcext:value-type="float">
            <text:p>11.895.540,16</text:p>
          </table:table-cell>
          <table:table-cell table:style-name="ce87" office:value-type="float" office:value="1131624.90045572" calcext:value-type="float">
            <text:p>1.131.624,90</text:p>
          </table:table-cell>
          <table:table-cell table:style-name="ce89" table:formula="of:=[.B6]/[.C6]" office:value-type="float" office:value="10.5119109309479" calcext:value-type="float">
            <text:p>10,51</text:p>
          </table:table-cell>
          <table:table-cell table:style-name="ce89" table:formula="of:=[.B6]/[.B5]" office:value-type="float" office:value="2.0371005860782" calcext:value-type="float">
            <text:p>2,04</text:p>
          </table:table-cell>
          <table:table-cell table:style-name="ce55" office:value-type="float" office:value="26215" calcext:value-type="float">
            <text:p>26.215</text:p>
          </table:table-cell>
          <table:table-cell table:style-name="ce87" office:value-type="float" office:value="205441.95375" calcext:value-type="float">
            <text:p>205.441,95</text:p>
          </table:table-cell>
          <table:table-cell table:style-name="ce87" office:value-type="float" office:value="22883.241873638" calcext:value-type="float">
            <text:p>22.883,24</text:p>
          </table:table-cell>
          <table:table-cell table:style-name="ce89" table:formula="of:=[.G6]/[.H6]" office:value-type="float" office:value="8.97783429832439" calcext:value-type="float">
            <text:p>8,98</text:p>
          </table:table-cell>
          <table:table-cell table:style-name="ce89" table:formula="of:=[.G6]/[.G5]" office:value-type="float" office:value="2.08279356440245" calcext:value-type="float">
            <text:p>2,08</text:p>
          </table:table-cell>
          <table:table-cell table:style-name="ce90"/>
          <table:table-cell table:style-name="ce89" table:formula="of:=[.B6]/[.G6]" office:value-type="float" office:value="57.9021954556996" calcext:value-type="float">
            <text:p>57,90</text:p>
          </table:table-cell>
          <table:table-cell table:style-name="ce89" office:value-type="float" office:value="59.2009647849929" calcext:value-type="float">
            <text:p>59,20</text:p>
          </table:table-cell>
          <table:table-cell/>
        </table:table-row>
        <table:table-row table:style-name="ro1">
          <table:table-cell table:style-name="ce55" office:value-type="float" office:value="52429" calcext:value-type="float">
            <text:p>52.429</text:p>
          </table:table-cell>
          <table:table-cell table:style-name="ce87" office:value-type="float" office:value="25328682.2966667" calcext:value-type="float">
            <text:p>25.328.682,30</text:p>
          </table:table-cell>
          <table:table-cell table:style-name="ce87" office:value-type="float" office:value="2320451.48729403" calcext:value-type="float">
            <text:p>2.320.451,49</text:p>
          </table:table-cell>
          <table:table-cell table:style-name="ce89" table:formula="of:=[.B7]/[.C7]" office:value-type="float" office:value="10.9154112617125" calcext:value-type="float">
            <text:p>10,92</text:p>
          </table:table-cell>
          <table:table-cell table:style-name="ce89" table:formula="of:=[.B7]/[.B6]" office:value-type="float" office:value="2.12925869310775" calcext:value-type="float">
            <text:p>2,13</text:p>
          </table:table-cell>
          <table:table-cell table:style-name="ce55" office:value-type="float" office:value="52429" calcext:value-type="float">
            <text:p>52.429</text:p>
          </table:table-cell>
          <table:table-cell table:style-name="ce87" office:value-type="float" office:value="396784.7075" calcext:value-type="float">
            <text:p>396.784,71</text:p>
          </table:table-cell>
          <table:table-cell table:style-name="ce87" office:value-type="float" office:value="30473.4583199367" calcext:value-type="float">
            <text:p>30.473,46</text:p>
          </table:table-cell>
          <table:table-cell table:style-name="ce89" table:formula="of:=[.G7]/[.H7]" office:value-type="float" office:value="13.0206655028849" calcext:value-type="float">
            <text:p>13,02</text:p>
          </table:table-cell>
          <table:table-cell table:style-name="ce89" table:formula="of:=[.G7]/[.G6]" office:value-type="float" office:value="1.93137136917439" calcext:value-type="float">
            <text:p>1,93</text:p>
          </table:table-cell>
          <table:table-cell table:style-name="ce90"/>
          <table:table-cell table:style-name="ce89" table:formula="of:=[.B7]/[.G7]" office:value-type="float" office:value="63.8348248254167" calcext:value-type="float">
            <text:p>63,83</text:p>
          </table:table-cell>
          <table:table-cell table:style-name="ce89" office:value-type="float" office:value="63.8348248254166" calcext:value-type="float">
            <text:p>63,83</text:p>
          </table:table-cell>
          <table:table-cell/>
        </table:table-row>
        <table:table-row table:style-name="ro1">
          <table:table-cell table:style-name="ce55" office:value-type="float" office:value="104858" calcext:value-type="float">
            <text:p>104.858</text:p>
          </table:table-cell>
          <table:table-cell table:style-name="ce87" office:value-type="float" office:value="55913345.5470833" calcext:value-type="float">
            <text:p>55.913.345,55</text:p>
          </table:table-cell>
          <table:table-cell table:style-name="ce87" office:value-type="float" office:value="3201499.58614443" calcext:value-type="float">
            <text:p>3.201.499,59</text:p>
          </table:table-cell>
          <table:table-cell table:style-name="ce89" table:formula="of:=[.B8]/[.C8]" office:value-type="float" office:value="17.4647361471066" calcext:value-type="float">
            <text:p>17,46</text:p>
          </table:table-cell>
          <table:table-cell table:style-name="ce89" table:formula="of:=[.B8]/[.B7]" office:value-type="float" office:value="2.20751103007209" calcext:value-type="float">
            <text:p>2,21</text:p>
          </table:table-cell>
          <table:table-cell table:style-name="ce55" office:value-type="float" office:value="104858" calcext:value-type="float">
            <text:p>104.858</text:p>
          </table:table-cell>
          <table:table-cell table:style-name="ce87" office:value-type="float" office:value="812832.01375" calcext:value-type="float">
            <text:p>812.832,01</text:p>
          </table:table-cell>
          <table:table-cell table:style-name="ce87" office:value-type="float" office:value="70244.7786251667" calcext:value-type="float">
            <text:p>70.244,78</text:p>
          </table:table-cell>
          <table:table-cell table:style-name="ce89" table:formula="of:=[.G8]/[.H8]" office:value-type="float" office:value="11.5714225264678" calcext:value-type="float">
            <text:p>11,57</text:p>
          </table:table-cell>
          <table:table-cell table:style-name="ce89" table:formula="of:=[.G8]/[.G7]" office:value-type="float" office:value="2.04854672669057" calcext:value-type="float">
            <text:p>2,05</text:p>
          </table:table-cell>
          <table:table-cell table:style-name="ce90"/>
          <table:table-cell table:style-name="ce89" table:formula="of:=[.B8]/[.G8]" office:value-type="float" office:value="68.788316160343" calcext:value-type="float">
            <text:p>68,79</text:p>
          </table:table-cell>
          <table:table-cell table:style-name="ce89" office:value-type="float" office:value="68.7883161603431" calcext:value-type="float">
            <text:p>68,79</text:p>
          </table:table-cell>
          <table:table-cell/>
        </table:table-row>
        <table:table-row table:style-name="ro1">
          <table:table-cell table:style-name="ce55" office:value-type="float" office:value="209716" calcext:value-type="float">
            <text:p>209.716</text:p>
          </table:table-cell>
          <table:table-cell table:style-name="ce87" office:value-type="float" office:value="128504160.28375" calcext:value-type="float">
            <text:p>128.504.160,28</text:p>
          </table:table-cell>
          <table:table-cell table:style-name="ce87" office:value-type="float" office:value="7792761.90495143" calcext:value-type="float">
            <text:p>7.792.761,90</text:p>
          </table:table-cell>
          <table:table-cell table:style-name="ce89" table:formula="of:=[.B9]/[.C9]" office:value-type="float" office:value="16.4901945999531" calcext:value-type="float">
            <text:p>16,49</text:p>
          </table:table-cell>
          <table:table-cell table:style-name="ce89" table:formula="of:=[.B9]/[.B8]" office:value-type="float" office:value="2.29827349850743" calcext:value-type="float">
            <text:p>2,30</text:p>
          </table:table-cell>
          <table:table-cell table:style-name="ce55" office:value-type="float" office:value="209716" calcext:value-type="float">
            <text:p>209.716</text:p>
          </table:table-cell>
          <table:table-cell table:style-name="ce87" office:value-type="float" office:value="1663063.335" calcext:value-type="float">
            <text:p>1.663.063,34</text:p>
          </table:table-cell>
          <table:table-cell table:style-name="ce87" office:value-type="float" office:value="158648.95293448" calcext:value-type="float">
            <text:p>158.648,95</text:p>
          </table:table-cell>
          <table:table-cell table:style-name="ce89" table:formula="of:=[.G9]/[.H9]" office:value-type="float" office:value="10.4826619037746" calcext:value-type="float">
            <text:p>10,48</text:p>
          </table:table-cell>
          <table:table-cell table:style-name="ce89" table:formula="of:=[.G9]/[.G8]" office:value-type="float" office:value="2.04601111529485" calcext:value-type="float">
            <text:p>2,05</text:p>
          </table:table-cell>
          <table:table-cell table:style-name="ce90"/>
          <table:table-cell table:style-name="ce89" table:formula="of:=[.B9]/[.G9]" office:value-type="float" office:value="77.2695528662773" calcext:value-type="float">
            <text:p>77,27</text:p>
          </table:table-cell>
          <table:table-cell table:style-name="ce89" office:value-type="float" office:value="77.2695528662773" calcext:value-type="float">
            <text:p>77,27</text:p>
          </table:table-cell>
          <table:table-cell/>
        </table:table-row>
        <table:table-row table:style-name="ro1">
          <table:table-cell table:style-name="ce55" office:value-type="float" office:value="419431" calcext:value-type="float">
            <text:p>419.431</text:p>
          </table:table-cell>
          <table:table-cell table:style-name="ce87" office:value-type="float" office:value="312777218.740417" calcext:value-type="float">
            <text:p>312.777.218,74</text:p>
          </table:table-cell>
          <table:table-cell table:style-name="ce87" office:value-type="float" office:value="13463406.5578614" calcext:value-type="float">
            <text:p>13.463.406,56</text:p>
          </table:table-cell>
          <table:table-cell table:style-name="ce89" table:formula="of:=[.B10]/[.C10]" office:value-type="float" office:value="23.2316551829733" calcext:value-type="float">
            <text:p>23,23</text:p>
          </table:table-cell>
          <table:table-cell table:style-name="ce89" table:formula="of:=[.B10]/[.B9]" office:value-type="float" office:value="2.43398515697681" calcext:value-type="float">
            <text:p>2,43</text:p>
          </table:table-cell>
          <table:table-cell table:style-name="ce55" office:value-type="float" office:value="419431" calcext:value-type="float">
            <text:p>419.431</text:p>
          </table:table-cell>
          <table:table-cell table:style-name="ce87" office:value-type="float" office:value="3304908.12125" calcext:value-type="float">
            <text:p>3.304.908,12</text:p>
          </table:table-cell>
          <table:table-cell table:style-name="ce87" office:value-type="float" office:value="144827.838768214" calcext:value-type="float">
            <text:p>144.827,84</text:p>
          </table:table-cell>
          <table:table-cell table:style-name="ce89" table:formula="of:=[.G10]/[.H10]" office:value-type="float" office:value="22.8195638998608" calcext:value-type="float">
            <text:p>22,82</text:p>
          </table:table-cell>
          <table:table-cell table:style-name="ce89" table:formula="of:=[.G10]/[.G9]" office:value-type="float" office:value="1.98724128642401" calcext:value-type="float">
            <text:p>1,99</text:p>
          </table:table-cell>
          <table:table-cell table:style-name="ce90"/>
          <table:table-cell table:style-name="ce89" table:formula="of:=[.B10]/[.G10]" office:value-type="float" office:value="94.6402160862847" calcext:value-type="float">
            <text:p>94,64</text:p>
          </table:table-cell>
          <table:table-cell table:style-name="ce89" office:value-type="float" office:value="94.6402160862845" calcext:value-type="float">
            <text:p>94,64</text:p>
          </table:table-cell>
          <table:table-cell/>
        </table:table-row>
        <table:table-row table:style-name="ro1">
          <table:table-cell table:style-name="ce55" office:value-type="float" office:value="838861" calcext:value-type="float">
            <text:p>838.861</text:p>
          </table:table-cell>
          <table:table-cell table:style-name="ce87" office:value-type="float" office:value="727682452.514167" calcext:value-type="float">
            <text:p>727.682.452,51</text:p>
          </table:table-cell>
          <table:table-cell table:style-name="ce87" office:value-type="float" office:value="31946650.4297206" calcext:value-type="float">
            <text:p>31.946.650,43</text:p>
          </table:table-cell>
          <table:table-cell table:style-name="ce89" table:formula="of:=[.B11]/[.C11]" office:value-type="float" office:value="22.7780516181186" calcext:value-type="float">
            <text:p>22,78</text:p>
          </table:table-cell>
          <table:table-cell table:style-name="ce89" table:formula="of:=[.B11]/[.B10]" office:value-type="float" office:value="2.32651999223157" calcext:value-type="float">
            <text:p>2,33</text:p>
          </table:table-cell>
          <table:table-cell table:style-name="ce55" office:value-type="float" office:value="838861" calcext:value-type="float">
            <text:p>838.861</text:p>
          </table:table-cell>
          <table:table-cell table:style-name="ce87" office:value-type="float" office:value="6603731.79625" calcext:value-type="float">
            <text:p>6.603.731,80</text:p>
          </table:table-cell>
          <table:table-cell table:style-name="ce87" office:value-type="float" office:value="258672.158536984" calcext:value-type="float">
            <text:p>258.672,16</text:p>
          </table:table-cell>
          <table:table-cell table:style-name="ce89" table:formula="of:=[.G11]/[.H11]" office:value-type="float" office:value="25.5293489395992" calcext:value-type="float">
            <text:p>25,53</text:p>
          </table:table-cell>
          <table:table-cell table:style-name="ce89" table:formula="of:=[.G11]/[.G10]" office:value-type="float" office:value="1.99815896659551" calcext:value-type="float">
            <text:p>2,00</text:p>
          </table:table-cell>
          <table:table-cell table:style-name="ce90"/>
          <table:table-cell table:style-name="ce89" table:formula="of:=[.B11]/[.G11]" office:value-type="float" office:value="110.192611536312" calcext:value-type="float">
            <text:p>110,19</text:p>
          </table:table-cell>
          <table:table-cell table:style-name="ce89" office:value-type="float" office:value="110.192611536312" calcext:value-type="float">
            <text:p>110,19</text:p>
          </table:table-cell>
          <table:table-cell/>
        </table:table-row>
        <table:table-row table:style-name="ro1">
          <table:table-cell table:style-name="ce55" office:value-type="float" office:value="1677722" calcext:value-type="float">
            <text:p>1.677.722</text:p>
          </table:table-cell>
          <table:table-cell table:style-name="ce87" office:value-type="float" office:value="1483420162.15542" calcext:value-type="float">
            <text:p>1.483.420.162,16</text:p>
          </table:table-cell>
          <table:table-cell table:style-name="ce87" office:value-type="float" office:value="40292957.0551231" calcext:value-type="float">
            <text:p>40.292.957,06</text:p>
          </table:table-cell>
          <table:table-cell table:style-name="ce89" table:formula="of:=[.B12]/[.C12]" office:value-type="float" office:value="36.8158673518554" calcext:value-type="float">
            <text:p>36,82</text:p>
          </table:table-cell>
          <table:table-cell table:style-name="ce89" table:formula="of:=[.B12]/[.B11]" office:value-type="float" office:value="2.03855425815224" calcext:value-type="float">
            <text:p>2,04</text:p>
          </table:table-cell>
          <table:table-cell table:style-name="ce55" office:value-type="float" office:value="1677722" calcext:value-type="float">
            <text:p>1.677.722</text:p>
          </table:table-cell>
          <table:table-cell table:style-name="ce87" office:value-type="float" office:value="13214394.2125" calcext:value-type="float">
            <text:p>13.214.394,21</text:p>
          </table:table-cell>
          <table:table-cell table:style-name="ce87" office:value-type="float" office:value="376960.776326517" calcext:value-type="float">
            <text:p>376.960,78</text:p>
          </table:table-cell>
          <table:table-cell table:style-name="ce89" table:formula="of:=[.G12]/[.H12]" office:value-type="float" office:value="35.055090721306" calcext:value-type="float">
            <text:p>35,06</text:p>
          </table:table-cell>
          <table:table-cell table:style-name="ce89" table:formula="of:=[.G12]/[.G11]" office:value-type="float" office:value="2.00104950052695" calcext:value-type="float">
            <text:p>2,00</text:p>
          </table:table-cell>
          <table:table-cell table:style-name="ce90"/>
          <table:table-cell table:style-name="ce89" table:formula="of:=[.B12]/[.G12]" office:value-type="float" office:value="112.257901368812" calcext:value-type="float">
            <text:p>112,26</text:p>
          </table:table-cell>
          <table:table-cell table:style-name="ce89" office:value-type="float" office:value="112.257901368811" calcext:value-type="float">
            <text:p>112,26</text:p>
          </table:table-cell>
          <table:table-cell/>
        </table:table-row>
        <table:table-row table:style-name="ro1">
          <table:table-cell table:style-name="ce55" office:value-type="float" office:value="3355444" calcext:value-type="float">
            <text:p>3.355.444</text:p>
          </table:table-cell>
          <table:table-cell table:style-name="ce87" office:value-type="float" office:value="2998858127.17208" calcext:value-type="float">
            <text:p>2.998.858.127,17</text:p>
          </table:table-cell>
          <table:table-cell table:style-name="ce87" office:value-type="float" office:value="101592197.86179" calcext:value-type="float">
            <text:p>101.592.197,86</text:p>
          </table:table-cell>
          <table:table-cell table:style-name="ce89" table:formula="of:=[.B13]/[.C13]" office:value-type="float" office:value="29.5185869612925" calcext:value-type="float">
            <text:p>29,52</text:p>
          </table:table-cell>
          <table:table-cell table:style-name="ce89" table:formula="of:=[.B13]/[.B12]" office:value-type="float" office:value="2.02158377220296" calcext:value-type="float">
            <text:p>2,02</text:p>
          </table:table-cell>
          <table:table-cell table:style-name="ce55" office:value-type="float" office:value="3355444" calcext:value-type="float">
            <text:p>3.355.444</text:p>
          </table:table-cell>
          <table:table-cell table:style-name="ce87" office:value-type="float" office:value="26662298.36625" calcext:value-type="float">
            <text:p>26.662.298,37</text:p>
          </table:table-cell>
          <table:table-cell table:style-name="ce87" office:value-type="float" office:value="924812.662065938" calcext:value-type="float">
            <text:p>924.812,66</text:p>
          </table:table-cell>
          <table:table-cell table:style-name="ce89" table:formula="of:=[.G13]/[.H13]" office:value-type="float" office:value="28.8299451985109" calcext:value-type="float">
            <text:p>28,83</text:p>
          </table:table-cell>
          <table:table-cell table:style-name="ce89" table:formula="of:=[.G13]/[.G12]" office:value-type="float" office:value="2.01767087749124" calcext:value-type="float">
            <text:p>2,02</text:p>
          </table:table-cell>
          <table:table-cell table:style-name="ce90"/>
          <table:table-cell table:style-name="ce89" table:formula="of:=[.B13]/[.G13]" office:value-type="float" office:value="112.475604540085" calcext:value-type="float">
            <text:p>112,48</text:p>
          </table:table-cell>
          <table:table-cell table:style-name="ce89" office:value-type="float" office:value="112.475604540085" calcext:value-type="float">
            <text:p>112,48</text:p>
          </table:table-cell>
          <table:table-cell/>
        </table:table-row>
        <table:table-row table:style-name="ro1">
          <table:table-cell table:style-name="ce55" office:value-type="float" office:value="6710887" calcext:value-type="float">
            <text:p>6.710.887</text:p>
          </table:table-cell>
          <table:table-cell table:style-name="ce87" office:value-type="float" office:value="6093101515.46625" calcext:value-type="float">
            <text:p>6.093.101.515,47</text:p>
          </table:table-cell>
          <table:table-cell table:style-name="ce87" office:value-type="float" office:value="371159211.614699" calcext:value-type="float">
            <text:p>371.159.211,61</text:p>
          </table:table-cell>
          <table:table-cell table:style-name="ce89" table:formula="of:=[.B14]/[.C14]" office:value-type="float" office:value="16.4164092518644" calcext:value-type="float">
            <text:p>16,42</text:p>
          </table:table-cell>
          <table:table-cell table:style-name="ce89" table:formula="of:=[.B14]/[.B13]" office:value-type="float" office:value="2.03180719363074" calcext:value-type="float">
            <text:p>2,03</text:p>
          </table:table-cell>
          <table:table-cell table:style-name="ce55" office:value-type="float" office:value="6710887" calcext:value-type="float">
            <text:p>6.710.887</text:p>
          </table:table-cell>
          <table:table-cell table:style-name="ce87" office:value-type="float" office:value="53283618.47" calcext:value-type="float">
            <text:p>53.283.618,47</text:p>
          </table:table-cell>
          <table:table-cell table:style-name="ce87" office:value-type="float" office:value="1522117.70732292" calcext:value-type="float">
            <text:p>1.522.117,71</text:p>
          </table:table-cell>
          <table:table-cell table:style-name="ce89" table:formula="of:=[.G14]/[.H14]" office:value-type="float" office:value="35.0062404593627" calcext:value-type="float">
            <text:p>35,01</text:p>
          </table:table-cell>
          <table:table-cell table:style-name="ce89" table:formula="of:=[.G14]/[.G13]" office:value-type="float" office:value="1.99846306338872" calcext:value-type="float">
            <text:p>2,00</text:p>
          </table:table-cell>
          <table:table-cell table:style-name="ce90"/>
          <table:table-cell table:style-name="ce89" table:formula="of:=[.B14]/[.G14]" office:value-type="float" office:value="114.352247283972" calcext:value-type="float">
            <text:p>114,35</text:p>
          </table:table-cell>
          <table:table-cell table:style-name="ce89" office:value-type="float" office:value="114.352247283972" calcext:value-type="float">
            <text:p>114,35</text:p>
          </table:table-cell>
          <table:table-cell/>
        </table:table-row>
        <table:table-row table:style-name="ro1">
          <table:table-cell table:style-name="ce90" table:number-columns-repeated="3"/>
          <table:table-cell table:style-name="ce91" table:number-columns-repeated="3"/>
          <table:table-cell table:style-name="ce90" table:number-columns-repeated="5"/>
          <table:table-cell table:style-name="ce91"/>
          <table:table-cell table:number-columns-repeated="2"/>
        </table:table-row>
        <table:table-row table:style-name="ro1">
          <table:table-cell table:number-columns-repeated="10"/>
          <table:table-cell table:style-name="ce223" office:value-type="string" calcext:value-type="string">
            <text:p>Min</text:p>
          </table:table-cell>
          <table:table-cell table:style-name="ce89" table:formula="of:=MIN(['Python vs. C++'.L$5:.L$14])" office:value-type="float" office:value="57.9021954556996" calcext:value-type="float">
            <text:p>57,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23" office:value-type="string" calcext:value-type="string">
            <text:p>Max</text:p>
          </table:table-cell>
          <table:table-cell table:style-name="ce89" table:formula="of:=MAX(['Python vs. C++'.L$5:.L$14])" office:value-type="float" office:value="114.352247283972" calcext:value-type="float">
            <text:p>114,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23" office:value-type="string" calcext:value-type="string">
            <text:p>Mean</text:p>
          </table:table-cell>
          <table:table-cell table:style-name="ce89" table:formula="of:=AVERAGE(['Python vs. C++'.L$5:.L$14])" office:value-type="float" office:value="87.0914434908194" calcext:value-type="float">
            <text:p>87,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23" office:value-type="string" calcext:value-type="string">
            <text:p>Median</text:p>
          </table:table-cell>
          <table:table-cell table:style-name="ce89" table:formula="of:=OFFSET([.M5];((14-5+1)/2);0)" office:value-type="float" office:value="94.6402160862845" calcext:value-type="float">
            <text:p>94,64</text:p>
          </table:table-cell>
          <table:table-cell table:formula="of:=ABS([.L18] - [.L19]) / MAX([.L18]; [.L19])" office:value-type="float" office:value="0.0797628419252844" calcext:value-type="float">
            <text:p>0,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21" office:value-type="string" calcext:value-type="string">
            <text:p>n</text:p>
          </table:table-cell>
          <table:table-cell table:style-name="ce221" office:value-type="string" calcext:value-type="string">
            <text:p>Python</text:p>
          </table:table-cell>
          <table:table-cell table:style-name="ce221" office:value-type="string" calcext:value-type="string">
            <text:p>C++</text:p>
          </table:table-cell>
          <table:table-cell table:style-name="ce221" office:value-type="string" calcext:value-type="string">
            <text:p>Py σ</text:p>
          </table:table-cell>
          <table:table-cell table:style-name="ce221" office:value-type="string" calcext:value-type="string">
            <text:p>C++ σ</text:p>
          </table:table-cell>
          <table:table-cell table:style-name="Default"/>
          <table:table-cell table:style-name="ce221" office:value-type="string" calcext:value-type="string">
            <text:p>Python</text:p>
          </table:table-cell>
          <table:table-cell table:style-name="ce221" office:value-type="string" calcext:value-type="string">
            <text:p>C++</text:p>
          </table:table-cell>
          <table:table-cell table:style-name="ce221" office:value-type="string" calcext:value-type="string">
            <text:p>Py σ</text:p>
          </table:table-cell>
          <table:table-cell table:style-name="ce221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55" office:value-type="float" office:value="13108" calcext:value-type="float">
            <text:p>13.108</text:p>
          </table:table-cell>
          <table:table-cell table:formula="of:=[.G23]/1000000" office:value-type="float" office:value="5.83944663416667" calcext:value-type="float">
            <text:p>5,8394466342</text:p>
          </table:table-cell>
          <table:table-cell table:formula="of:=[.H23]/1000000" office:value-type="float" office:value="0.09863769375" calcext:value-type="float">
            <text:p>0,0986376938</text:p>
          </table:table-cell>
          <table:table-cell table:style-name="Default" table:formula="of:=[.I23]/1000000" office:value-type="float" office:value="0.583030383838647" calcext:value-type="float">
            <text:p>0,5830303838</text:p>
          </table:table-cell>
          <table:table-cell table:style-name="Default" table:formula="of:=[.J23]/1000000" office:value-type="float" office:value="0.0104247729998107" calcext:value-type="float">
            <text:p>0,010424773</text:p>
          </table:table-cell>
          <table:table-cell table:style-name="Default"/>
          <table:table-cell table:style-name="ce87" office:value-type="float" office:value="5839446.63416667" calcext:value-type="float">
            <text:p>5.839.446,63</text:p>
          </table:table-cell>
          <table:table-cell table:style-name="ce87" office:value-type="float" office:value="98637.69375" calcext:value-type="float">
            <text:p>98.637,69</text:p>
          </table:table-cell>
          <table:table-cell table:style-name="ce87" office:value-type="float" office:value="583030.383838647" calcext:value-type="float">
            <text:p>583.030,38</text:p>
          </table:table-cell>
          <table:table-cell table:style-name="ce87" office:value-type="float" office:value="10424.7729998107" calcext:value-type="float">
            <text:p>10.424,77</text:p>
          </table:table-cell>
          <table:table-cell table:number-columns-repeated="4"/>
        </table:table-row>
        <table:table-row table:style-name="ro1">
          <table:table-cell table:style-name="ce55" office:value-type="float" office:value="26215" calcext:value-type="float">
            <text:p>26.215</text:p>
          </table:table-cell>
          <table:table-cell table:formula="of:=[.G24]/1000000" office:value-type="float" office:value="11.8955401608333" calcext:value-type="float">
            <text:p>11,8955401608</text:p>
          </table:table-cell>
          <table:table-cell table:formula="of:=[.H24]/1000000" office:value-type="float" office:value="0.20544195375" calcext:value-type="float">
            <text:p>0,2054419538</text:p>
          </table:table-cell>
          <table:table-cell table:style-name="Default" table:formula="of:=[.I24]/1000000" office:value-type="float" office:value="1.13162490045572" calcext:value-type="float">
            <text:p>1,1316249005</text:p>
          </table:table-cell>
          <table:table-cell table:style-name="Default" table:formula="of:=[.J24]/1000000" office:value-type="float" office:value="0.022883241873638" calcext:value-type="float">
            <text:p>0,0228832419</text:p>
          </table:table-cell>
          <table:table-cell table:style-name="Default"/>
          <table:table-cell table:style-name="ce87" office:value-type="float" office:value="11895540.1608333" calcext:value-type="float">
            <text:p>11.895.540,16</text:p>
          </table:table-cell>
          <table:table-cell table:style-name="ce87" office:value-type="float" office:value="205441.95375" calcext:value-type="float">
            <text:p>205.441,95</text:p>
          </table:table-cell>
          <table:table-cell table:style-name="ce87" office:value-type="float" office:value="1131624.90045572" calcext:value-type="float">
            <text:p>1.131.624,90</text:p>
          </table:table-cell>
          <table:table-cell table:style-name="ce87" office:value-type="float" office:value="22883.241873638" calcext:value-type="float">
            <text:p>22.883,24</text:p>
          </table:table-cell>
          <table:table-cell table:number-columns-repeated="4"/>
        </table:table-row>
        <table:table-row table:style-name="ro1">
          <table:table-cell table:style-name="ce55" office:value-type="float" office:value="52429" calcext:value-type="float">
            <text:p>52.429</text:p>
          </table:table-cell>
          <table:table-cell table:formula="of:=[.G25]/1000000" office:value-type="float" office:value="25.3286822966667" calcext:value-type="float">
            <text:p>25,3286822967</text:p>
          </table:table-cell>
          <table:table-cell table:formula="of:=[.H25]/1000000" office:value-type="float" office:value="0.3967847075" calcext:value-type="float">
            <text:p>0,3967847075</text:p>
          </table:table-cell>
          <table:table-cell table:style-name="Default" table:formula="of:=[.I25]/1000000" office:value-type="float" office:value="2.32045148729403" calcext:value-type="float">
            <text:p>2,3204514873</text:p>
          </table:table-cell>
          <table:table-cell table:style-name="Default" table:formula="of:=[.J25]/1000000" office:value-type="float" office:value="0.0304734583199367" calcext:value-type="float">
            <text:p>0,0304734583</text:p>
          </table:table-cell>
          <table:table-cell table:style-name="Default"/>
          <table:table-cell table:style-name="ce87" office:value-type="float" office:value="25328682.2966667" calcext:value-type="float">
            <text:p>25.328.682,30</text:p>
          </table:table-cell>
          <table:table-cell table:style-name="ce87" office:value-type="float" office:value="396784.7075" calcext:value-type="float">
            <text:p>396.784,71</text:p>
          </table:table-cell>
          <table:table-cell table:style-name="ce87" office:value-type="float" office:value="2320451.48729403" calcext:value-type="float">
            <text:p>2.320.451,49</text:p>
          </table:table-cell>
          <table:table-cell table:style-name="ce87" office:value-type="float" office:value="30473.4583199367" calcext:value-type="float">
            <text:p>30.473,46</text:p>
          </table:table-cell>
          <table:table-cell table:number-columns-repeated="4"/>
        </table:table-row>
        <table:table-row table:style-name="ro1">
          <table:table-cell table:style-name="ce55" office:value-type="float" office:value="104858" calcext:value-type="float">
            <text:p>104.858</text:p>
          </table:table-cell>
          <table:table-cell table:formula="of:=[.G26]/1000000" office:value-type="float" office:value="55.9133455470833" calcext:value-type="float">
            <text:p>55,9133455471</text:p>
          </table:table-cell>
          <table:table-cell table:formula="of:=[.H26]/1000000" office:value-type="float" office:value="0.81283201375" calcext:value-type="float">
            <text:p>0,8128320138</text:p>
          </table:table-cell>
          <table:table-cell table:style-name="Default" table:formula="of:=[.I26]/1000000" office:value-type="float" office:value="3.20149958614443" calcext:value-type="float">
            <text:p>3,2014995861</text:p>
          </table:table-cell>
          <table:table-cell table:style-name="Default" table:formula="of:=[.J26]/1000000" office:value-type="float" office:value="0.0702447786251667" calcext:value-type="float">
            <text:p>0,0702447786</text:p>
          </table:table-cell>
          <table:table-cell table:style-name="Default"/>
          <table:table-cell table:style-name="ce87" office:value-type="float" office:value="55913345.5470833" calcext:value-type="float">
            <text:p>55.913.345,55</text:p>
          </table:table-cell>
          <table:table-cell table:style-name="ce87" office:value-type="float" office:value="812832.01375" calcext:value-type="float">
            <text:p>812.832,01</text:p>
          </table:table-cell>
          <table:table-cell table:style-name="ce87" office:value-type="float" office:value="3201499.58614443" calcext:value-type="float">
            <text:p>3.201.499,59</text:p>
          </table:table-cell>
          <table:table-cell table:style-name="ce87" office:value-type="float" office:value="70244.7786251667" calcext:value-type="float">
            <text:p>70.244,78</text:p>
          </table:table-cell>
          <table:table-cell table:number-columns-repeated="4"/>
        </table:table-row>
        <table:table-row table:style-name="ro1">
          <table:table-cell table:style-name="ce55" office:value-type="float" office:value="209716" calcext:value-type="float">
            <text:p>209.716</text:p>
          </table:table-cell>
          <table:table-cell table:formula="of:=[.G27]/1000000" office:value-type="float" office:value="128.50416028375" calcext:value-type="float">
            <text:p>128,5041602838</text:p>
          </table:table-cell>
          <table:table-cell table:formula="of:=[.H27]/1000000" office:value-type="float" office:value="1.663063335" calcext:value-type="float">
            <text:p>1,663063335</text:p>
          </table:table-cell>
          <table:table-cell table:style-name="Default" table:formula="of:=[.I27]/1000000" office:value-type="float" office:value="7.79276190495143" calcext:value-type="float">
            <text:p>7,792761905</text:p>
          </table:table-cell>
          <table:table-cell table:style-name="Default" table:formula="of:=[.J27]/1000000" office:value-type="float" office:value="0.15864895293448" calcext:value-type="float">
            <text:p>0,1586489529</text:p>
          </table:table-cell>
          <table:table-cell table:style-name="Default"/>
          <table:table-cell table:style-name="ce87" office:value-type="float" office:value="128504160.28375" calcext:value-type="float">
            <text:p>128.504.160,28</text:p>
          </table:table-cell>
          <table:table-cell table:style-name="ce87" office:value-type="float" office:value="1663063.335" calcext:value-type="float">
            <text:p>1.663.063,34</text:p>
          </table:table-cell>
          <table:table-cell table:style-name="ce87" office:value-type="float" office:value="7792761.90495143" calcext:value-type="float">
            <text:p>7.792.761,90</text:p>
          </table:table-cell>
          <table:table-cell table:style-name="ce87" office:value-type="float" office:value="158648.95293448" calcext:value-type="float">
            <text:p>158.648,95</text:p>
          </table:table-cell>
          <table:table-cell table:number-columns-repeated="4"/>
        </table:table-row>
        <table:table-row table:style-name="ro1">
          <table:table-cell table:style-name="ce55" office:value-type="float" office:value="419431" calcext:value-type="float">
            <text:p>419.431</text:p>
          </table:table-cell>
          <table:table-cell table:formula="of:=[.G28]/1000000" office:value-type="float" office:value="312.777218740417" calcext:value-type="float">
            <text:p>312,7772187404</text:p>
          </table:table-cell>
          <table:table-cell table:formula="of:=[.H28]/1000000" office:value-type="float" office:value="3.30490812125" calcext:value-type="float">
            <text:p>3,3049081213</text:p>
          </table:table-cell>
          <table:table-cell table:style-name="Default" table:formula="of:=[.I28]/1000000" office:value-type="float" office:value="13.4634065578614" calcext:value-type="float">
            <text:p>13,4634065579</text:p>
          </table:table-cell>
          <table:table-cell table:style-name="Default" table:formula="of:=[.J28]/1000000" office:value-type="float" office:value="0.144827838768214" calcext:value-type="float">
            <text:p>0,1448278388</text:p>
          </table:table-cell>
          <table:table-cell table:style-name="Default"/>
          <table:table-cell table:style-name="ce87" office:value-type="float" office:value="312777218.740417" calcext:value-type="float">
            <text:p>312.777.218,74</text:p>
          </table:table-cell>
          <table:table-cell table:style-name="ce87" office:value-type="float" office:value="3304908.12125" calcext:value-type="float">
            <text:p>3.304.908,12</text:p>
          </table:table-cell>
          <table:table-cell table:style-name="ce87" office:value-type="float" office:value="13463406.5578614" calcext:value-type="float">
            <text:p>13.463.406,56</text:p>
          </table:table-cell>
          <table:table-cell table:style-name="ce87" office:value-type="float" office:value="144827.838768214" calcext:value-type="float">
            <text:p>144.827,84</text:p>
          </table:table-cell>
          <table:table-cell table:number-columns-repeated="4"/>
        </table:table-row>
        <table:table-row table:style-name="ro1">
          <table:table-cell table:style-name="ce55" office:value-type="float" office:value="838861" calcext:value-type="float">
            <text:p>838.861</text:p>
          </table:table-cell>
          <table:table-cell table:formula="of:=[.G29]/1000000" office:value-type="float" office:value="727.682452514167" calcext:value-type="float">
            <text:p>727,6824525142</text:p>
          </table:table-cell>
          <table:table-cell table:formula="of:=[.H29]/1000000" office:value-type="float" office:value="6.60373179625" calcext:value-type="float">
            <text:p>6,6037317963</text:p>
          </table:table-cell>
          <table:table-cell table:style-name="Default" table:formula="of:=[.I29]/1000000" office:value-type="float" office:value="31.9466504297206" calcext:value-type="float">
            <text:p>31,9466504297</text:p>
          </table:table-cell>
          <table:table-cell table:style-name="Default" table:formula="of:=[.J29]/1000000" office:value-type="float" office:value="0.258672158536984" calcext:value-type="float">
            <text:p>0,2586721585</text:p>
          </table:table-cell>
          <table:table-cell table:style-name="Default"/>
          <table:table-cell table:style-name="ce87" office:value-type="float" office:value="727682452.514167" calcext:value-type="float">
            <text:p>727.682.452,51</text:p>
          </table:table-cell>
          <table:table-cell table:style-name="ce87" office:value-type="float" office:value="6603731.79625" calcext:value-type="float">
            <text:p>6.603.731,80</text:p>
          </table:table-cell>
          <table:table-cell table:style-name="ce87" office:value-type="float" office:value="31946650.4297206" calcext:value-type="float">
            <text:p>31.946.650,43</text:p>
          </table:table-cell>
          <table:table-cell table:style-name="ce87" office:value-type="float" office:value="258672.158536984" calcext:value-type="float">
            <text:p>258.672,16</text:p>
          </table:table-cell>
          <table:table-cell table:number-columns-repeated="4"/>
        </table:table-row>
        <table:table-row table:style-name="ro1">
          <table:table-cell table:style-name="ce55" office:value-type="float" office:value="1677722" calcext:value-type="float">
            <text:p>1.677.722</text:p>
          </table:table-cell>
          <table:table-cell table:formula="of:=[.G30]/1000000" office:value-type="float" office:value="1483.42016215542" calcext:value-type="float">
            <text:p>1483,4201621554</text:p>
          </table:table-cell>
          <table:table-cell table:formula="of:=[.H30]/1000000" office:value-type="float" office:value="13.2143942125" calcext:value-type="float">
            <text:p>13,2143942125</text:p>
          </table:table-cell>
          <table:table-cell table:style-name="Default" table:formula="of:=[.I30]/1000000" office:value-type="float" office:value="40.2929570551231" calcext:value-type="float">
            <text:p>40,2929570551</text:p>
          </table:table-cell>
          <table:table-cell table:style-name="Default" table:formula="of:=[.J30]/1000000" office:value-type="float" office:value="0.376960776326517" calcext:value-type="float">
            <text:p>0,3769607763</text:p>
          </table:table-cell>
          <table:table-cell table:style-name="Default"/>
          <table:table-cell table:style-name="ce87" office:value-type="float" office:value="1483420162.15542" calcext:value-type="float">
            <text:p>1.483.420.162,16</text:p>
          </table:table-cell>
          <table:table-cell table:style-name="ce87" office:value-type="float" office:value="13214394.2125" calcext:value-type="float">
            <text:p>13.214.394,21</text:p>
          </table:table-cell>
          <table:table-cell table:style-name="ce87" office:value-type="float" office:value="40292957.0551231" calcext:value-type="float">
            <text:p>40.292.957,06</text:p>
          </table:table-cell>
          <table:table-cell table:style-name="ce87" office:value-type="float" office:value="376960.776326517" calcext:value-type="float">
            <text:p>376.960,78</text:p>
          </table:table-cell>
          <table:table-cell table:number-columns-repeated="4"/>
        </table:table-row>
        <table:table-row table:style-name="ro1">
          <table:table-cell table:style-name="ce55" office:value-type="float" office:value="3355444" calcext:value-type="float">
            <text:p>3.355.444</text:p>
          </table:table-cell>
          <table:table-cell table:formula="of:=[.G31]/1000000" office:value-type="float" office:value="2998.85812717208" calcext:value-type="float">
            <text:p>2998,8581271721</text:p>
          </table:table-cell>
          <table:table-cell table:formula="of:=[.H31]/1000000" office:value-type="float" office:value="26.66229836625" calcext:value-type="float">
            <text:p>26,6622983663</text:p>
          </table:table-cell>
          <table:table-cell table:style-name="Default" table:formula="of:=[.I31]/1000000" office:value-type="float" office:value="101.59219786179" calcext:value-type="float">
            <text:p>101,5921978618</text:p>
          </table:table-cell>
          <table:table-cell table:style-name="Default" table:formula="of:=[.J31]/1000000" office:value-type="float" office:value="0.924812662065938" calcext:value-type="float">
            <text:p>0,9248126621</text:p>
          </table:table-cell>
          <table:table-cell table:style-name="Default"/>
          <table:table-cell table:style-name="ce87" office:value-type="float" office:value="2998858127.17208" calcext:value-type="float">
            <text:p>2.998.858.127,17</text:p>
          </table:table-cell>
          <table:table-cell table:style-name="ce87" office:value-type="float" office:value="26662298.36625" calcext:value-type="float">
            <text:p>26.662.298,37</text:p>
          </table:table-cell>
          <table:table-cell table:style-name="ce87" office:value-type="float" office:value="101592197.86179" calcext:value-type="float">
            <text:p>101.592.197,86</text:p>
          </table:table-cell>
          <table:table-cell table:style-name="ce87" office:value-type="float" office:value="924812.662065938" calcext:value-type="float">
            <text:p>924.812,66</text:p>
          </table:table-cell>
          <table:table-cell table:number-columns-repeated="4"/>
        </table:table-row>
        <table:table-row table:style-name="ro1">
          <table:table-cell table:style-name="ce55" office:value-type="float" office:value="6710887" calcext:value-type="float">
            <text:p>6.710.887</text:p>
          </table:table-cell>
          <table:table-cell table:formula="of:=[.G32]/1000000" office:value-type="float" office:value="6093.10151546625" calcext:value-type="float">
            <text:p>6093,1015154663</text:p>
          </table:table-cell>
          <table:table-cell table:formula="of:=[.H32]/1000000" office:value-type="float" office:value="53.28361847" calcext:value-type="float">
            <text:p>53,28361847</text:p>
          </table:table-cell>
          <table:table-cell table:style-name="Default" table:formula="of:=[.I32]/1000000" office:value-type="float" office:value="371.159211614699" calcext:value-type="float">
            <text:p>371,1592116147</text:p>
          </table:table-cell>
          <table:table-cell table:style-name="Default" table:formula="of:=[.J32]/1000000" office:value-type="float" office:value="1.52211770732292" calcext:value-type="float">
            <text:p>1,5221177073</text:p>
          </table:table-cell>
          <table:table-cell table:style-name="Default"/>
          <table:table-cell table:style-name="ce87" office:value-type="float" office:value="6093101515.46625" calcext:value-type="float">
            <text:p>6.093.101.515,47</text:p>
          </table:table-cell>
          <table:table-cell table:style-name="ce87" office:value-type="float" office:value="53283618.47" calcext:value-type="float">
            <text:p>53.283.618,47</text:p>
          </table:table-cell>
          <table:table-cell table:style-name="ce87" office:value-type="float" office:value="371159211.614699" calcext:value-type="float">
            <text:p>371.159.211,61</text:p>
          </table:table-cell>
          <table:table-cell table:style-name="ce87" office:value-type="float" office:value="1522117.70732292" calcext:value-type="float">
            <text:p>1.522.117,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52" table:default-cell-style-name="Default"/>
        <table:table-column table:style-name="co21" table:default-cell-style-name="Default"/>
        <table:table-column table:style-name="co53" table:default-cell-style-name="Default"/>
        <table:table-column table:style-name="co5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4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6">M1:M10000</text:span>))*ROW(<text:span text:style-name="T6">M1:M10000</text:span>))-ROW(<text:span text:style-name="T7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named-expressions/>
      <table:database-ranges>
        <table:database-range table:name="__Anonymous_Sheet_DB__8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5"/>
    </number:number-style>
    <number:number-style style:name="N109">
      <number:number number:decimal-places="5" number:min-integer-digits="0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8:46:55.8939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18:48:11.183613000</dc:date>
    <meta:editing-duration>PT19H36M54S</meta:editing-duration>
    <meta:editing-cycles>181</meta:editing-cycles>
    <meta:generator>LibreOffice/4.2.4.2$MacOSX_X86_64 LibreOffice_project/63150712c6d317d27ce2db16eb94c2f3d7b699f8</meta:generator>
    <meta:document-statistic meta:table-count="10" meta:cell-count="5730" meta:object-count="1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8">
                <text:p>371.159211614698</text:p>
              </table:table-cell>
              <table:table-cell office:value-type="float" office:value="371.159211614698">
                <text:p>371.159211614698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